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98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6516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1.7583in"/>
    </style:style>
    <style:style style:name="co12" style:family="table-column">
      <style:table-column-properties fo:break-before="auto" style:column-width="2.1547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7689in"/>
    </style:style>
    <style:style style:name="co16" style:family="table-column">
      <style:table-column-properties fo:break-before="auto" style:column-width="1.1575in"/>
    </style:style>
    <style:style style:name="co17" style:family="table-column">
      <style:table-column-properties fo:break-before="auto" style:column-width="1.222in"/>
    </style:style>
    <style:style style:name="co18" style:family="table-column">
      <style:table-column-properties fo:break-before="auto" style:column-width="1.2972in"/>
    </style:style>
    <style:style style:name="co19" style:family="table-column">
      <style:table-column-properties fo:break-before="auto" style:column-width="0.9862in"/>
    </style:style>
    <style:style style:name="co20" style:family="table-column">
      <style:table-column-properties fo:break-before="auto" style:column-width="0.9756in"/>
    </style:style>
    <style:style style:name="co21" style:family="table-column">
      <style:table-column-properties fo:break-before="auto" style:column-width="1.5335in"/>
    </style:style>
    <style:style style:name="co22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o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.883584260941" calcext:value-type="float">
            <text:p>527.88358426094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.542986154556" calcext:value-type="float">
            <text:p>100.5429861545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7615830898285" calcext:value-type="float">
            <text:p>35.7615830898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.260503053665" calcext:value-type="float">
            <text:p>169.2605030536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.563625574112" calcext:value-type="float">
            <text:p>157.563625574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.140382289886" calcext:value-type="float">
            <text:p>135.14038228988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404710769653" calcext:value-type="float">
            <text:p>165.4047107696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3.53919672966" calcext:value-type="float">
            <text:p>293.539196729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.92017865181" calcext:value-type="float">
            <text:p>298.9201786518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2.54291343689" calcext:value-type="float">
            <text:p>402.5429134368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039070129395" calcext:value-type="float">
            <text:p>231.03907012939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6.235801458359" calcext:value-type="float">
            <text:p>386.23580145835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5.798445940018" calcext:value-type="float">
            <text:p>295.7984459400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2948834896088" calcext:value-type="float">
            <text:p>73.29488348960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.137570858002" calcext:value-type="float">
            <text:p>181.137570858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7.133224964142" calcext:value-type="float">
            <text:p>267.1332249641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.403891086578" calcext:value-type="float">
            <text:p>263.4038910865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.654772281647" calcext:value-type="float">
            <text:p>125.65477228164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.541057348251" calcext:value-type="float">
            <text:p>134.54105734825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3334727287293" calcext:value-type="float">
            <text:p>36.3334727287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.4018514156342" calcext:value-type="float">
            <text:p>62.40185141563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.496924161911" calcext:value-type="float">
            <text:p>196.4969241619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4372551441193" calcext:value-type="float">
            <text:p>35.4372551441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2.612457036972" calcext:value-type="float">
            <text:p>332.6124570369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8.359529972076" calcext:value-type="float">
            <text:p>218.3595299720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.937106132507" calcext:value-type="float">
            <text:p>265.93710613250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.012026071548" calcext:value-type="float">
            <text:p>113.0120260715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4.928107738495" calcext:value-type="float">
            <text:p>214.9281077384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.370090007782" calcext:value-type="float">
            <text:p>94.3700900077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3370938301086" calcext:value-type="float">
            <text:p>79.33709383010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.749484300613" calcext:value-type="float">
            <text:p>342.7494843006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5.673094987869" calcext:value-type="float">
            <text:p>405.67309498786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.6782946586609" calcext:value-type="float">
            <text:p>90.67829465866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7.631879091263" calcext:value-type="float">
            <text:p>227.63187909126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.9526481628418" calcext:value-type="float">
            <text:p>70.95264816284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7.572425365448" calcext:value-type="float">
            <text:p>377.57242536544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9.079499721527" calcext:value-type="float">
            <text:p>319.0794997215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.4956851005554" calcext:value-type="float">
            <text:p>35.4956851005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8.075845956802" calcext:value-type="float">
            <text:p>368.0758459568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.5457620620728" calcext:value-type="float">
            <text:p>35.5457620620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.2073512077332" calcext:value-type="float">
            <text:p>35.2073512077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.462045431137" calcext:value-type="float">
            <text:p>199.4620454311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.5419561862946" calcext:value-type="float">
            <text:p>63.54195618629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.6581778526306" calcext:value-type="float">
            <text:p>44.6581778526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7.542603969574" calcext:value-type="float">
            <text:p>317.54260396957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.6801087856293" calcext:value-type="float">
            <text:p>35.6801087856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1722724437714" calcext:value-type="float">
            <text:p>55.17227244377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0.433600902557" calcext:value-type="float">
            <text:p>270.43360090255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3.066722869873" calcext:value-type="float">
            <text:p>323.06672286987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6.260943412781" calcext:value-type="float">
            <text:p>126.2609434127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6.473740816116" calcext:value-type="float">
            <text:p>146.4737408161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.3312201499939" calcext:value-type="float">
            <text:p>76.33122014999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.7091844081879" calcext:value-type="float">
            <text:p>69.70918440818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.1416339874268" calcext:value-type="float">
            <text:p>36.1416339874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.696056365967" calcext:value-type="float">
            <text:p>116.69605636596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6.975358247757" calcext:value-type="float">
            <text:p>366.97535824775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.596747875214" calcext:value-type="float">
            <text:p>100.5967478752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9.488250017166" calcext:value-type="float">
            <text:p>509.4882500171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.0948488712311" calcext:value-type="float">
            <text:p>78.09484887123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1.229549407959" calcext:value-type="float">
            <text:p>591.2295494079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.1349456310272" calcext:value-type="float">
            <text:p>80.13494563102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.854410648346" calcext:value-type="float">
            <text:p>143.85441064834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1.724940776825" calcext:value-type="float">
            <text:p>121.7249407768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5.052182435989" calcext:value-type="float">
            <text:p>405.05218243598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3.136990308762" calcext:value-type="float">
            <text:p>113.136990308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2.0931363105774" calcext:value-type="float">
            <text:p>72.09313631057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6.216285228729" calcext:value-type="float">
            <text:p>166.2162852287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.5605657100678" calcext:value-type="float">
            <text:p>88.56056571006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.318174123764" calcext:value-type="float">
            <text:p>150.3181741237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4.556772470474" calcext:value-type="float">
            <text:p>414.55677247047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.088851451874" calcext:value-type="float">
            <text:p>230.0888514518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0.3221707344055" calcext:value-type="float">
            <text:p>60.32217073440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03786277771" calcext:value-type="float">
            <text:p>71.037862777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2.6118516922" calcext:value-type="float">
            <text:p>222.61185169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5.049761533737" calcext:value-type="float">
            <text:p>505.0497615337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3.820714712143" calcext:value-type="float">
            <text:p>153.8207147121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7.981064558029" calcext:value-type="float">
            <text:p>587.9810645580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4.584096908569" calcext:value-type="float">
            <text:p>234.58409690856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2.265737056732" calcext:value-type="float">
            <text:p>142.2657370567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5.332230806351" calcext:value-type="float">
            <text:p>225.3322308063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.0811815261841" calcext:value-type="float">
            <text:p>45.08118152618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2.36811041832" calcext:value-type="float">
            <text:p>122.368110418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7.010533332825" calcext:value-type="float">
            <text:p>567.0105333328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6.37216091156" calcext:value-type="float">
            <text:p>166.3721609115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.892461776733" calcext:value-type="float">
            <text:p>123.8924617767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.5272877216339" calcext:value-type="float">
            <text:p>54.52728772163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2.776269674301" calcext:value-type="float">
            <text:p>212.7762696743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6.503255128861" calcext:value-type="float">
            <text:p>286.5032551288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.455766677856" calcext:value-type="float">
            <text:p>190.4557666778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.68137550354" calcext:value-type="float">
            <text:p>112.681375503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7.612922668457" calcext:value-type="float">
            <text:p>317.61292266845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8.383338928223" calcext:value-type="float">
            <text:p>428.3833389282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.934873580933" calcext:value-type="float">
            <text:p>169.93487358093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3.154413700104" calcext:value-type="float">
            <text:p>193.1544137001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4.196859359741" calcext:value-type="float">
            <text:p>234.1968593597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6.741250514984" calcext:value-type="float">
            <text:p>266.74125051498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.146787881851" calcext:value-type="float">
            <text:p>193.1467878818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.586126327515" calcext:value-type="float">
            <text:p>113.5861263275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4.052355527878" calcext:value-type="float">
            <text:p>164.0523555278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.9688658714294" calcext:value-type="float">
            <text:p>43.9688658714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7.438329696655" calcext:value-type="float">
            <text:p>337.4383296966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8805377483368" calcext:value-type="float">
            <text:p>99.88053774833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2.749544143677" calcext:value-type="float">
            <text:p>242.7495441436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.9177486896515" calcext:value-type="float">
            <text:p>35.9177486896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4.701766490936" calcext:value-type="float">
            <text:p>524.7017664909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.817211151123" calcext:value-type="float">
            <text:p>158.8172111511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0.932959079742" calcext:value-type="float">
            <text:p>120.9329590797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9.201132774353" calcext:value-type="float">
            <text:p>229.20113277435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74.798362731934" calcext:value-type="float">
            <text:p>574.7983627319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.3761692047119" calcext:value-type="float">
            <text:p>35.3761692047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21.113165140152" calcext:value-type="float">
            <text:p>521.1131651401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.7575097084045" calcext:value-type="float">
            <text:p>60.75750970840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.1703035831451" calcext:value-type="float">
            <text:p>35.1703035831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0.060943841934" calcext:value-type="float">
            <text:p>440.06094384193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.549223661423" calcext:value-type="float">
            <text:p>138.5492236614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.8065118789673" calcext:value-type="float">
            <text:p>35.8065118789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1.732957839966" calcext:value-type="float">
            <text:p>241.7329578399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8.252058267593" calcext:value-type="float">
            <text:p>238.2520582675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6.176258325577" calcext:value-type="float">
            <text:p>346.17625832557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.0193390846252" calcext:value-type="float">
            <text:p>55.0193390846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.243901014328" calcext:value-type="float">
            <text:p>90.243901014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0.332717895508" calcext:value-type="float">
            <text:p>240.3327178955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1.769386529922" calcext:value-type="float">
            <text:p>171.7693865299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.132066965103" calcext:value-type="float">
            <text:p>142.1320669651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.3014447689056" calcext:value-type="float">
            <text:p>53.3014447689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5.219862699509" calcext:value-type="float">
            <text:p>155.2198626995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2.526348829269" calcext:value-type="float">
            <text:p>122.5263488292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.2678425312042" calcext:value-type="float">
            <text:p>45.26784253120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.67683672905" calcext:value-type="float">
            <text:p>154.676836729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0.274430751801" calcext:value-type="float">
            <text:p>350.274430751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9.3025250434876" calcext:value-type="float">
            <text:p>79.302525043487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.6507992744446" calcext:value-type="float">
            <text:p>35.6507992744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.9796297550201" calcext:value-type="float">
            <text:p>35.979629755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3.545102119446" calcext:value-type="float">
            <text:p>393.54510211944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9.2755279541016" calcext:value-type="float">
            <text:p>99.2755279541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.2514765262604" calcext:value-type="float">
            <text:p>85.25147652626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1.093666791916" calcext:value-type="float">
            <text:p>451.0936667919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4.723469734192" calcext:value-type="float">
            <text:p>204.72346973419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.772232532501" calcext:value-type="float">
            <text:p>132.7722325325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2.855196475983" calcext:value-type="float">
            <text:p>402.8551964759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.952205657959" calcext:value-type="float">
            <text:p>107.9522056579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1.887295484543" calcext:value-type="float">
            <text:p>131.8872954845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5.032918214798" calcext:value-type="float">
            <text:p>215.03291821479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7.524189949036" calcext:value-type="float">
            <text:p>347.5241899490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8.175548315048" calcext:value-type="float">
            <text:p>288.1755483150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1.50740480423" calcext:value-type="float">
            <text:p>411.5074048042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8.0294947624207" calcext:value-type="float">
            <text:p>98.029494762420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6.916544914246" calcext:value-type="float">
            <text:p>146.9165449142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.9342637062073" calcext:value-type="float">
            <text:p>53.93426370620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9.301493883133" calcext:value-type="float">
            <text:p>109.3014938831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3.825463294983" calcext:value-type="float">
            <text:p>223.8254632949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8.827380657196" calcext:value-type="float">
            <text:p>258.82738065719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0.014376401901" calcext:value-type="float">
            <text:p>180.0143764019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9.578856945038" calcext:value-type="float">
            <text:p>169.5788569450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.8021342754364" calcext:value-type="float">
            <text:p>43.80213427543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3.1695106029511" calcext:value-type="float">
            <text:p>53.16951060295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.5226926803589" calcext:value-type="float">
            <text:p>43.52269268035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5.4613075256348" calcext:value-type="float">
            <text:p>35.4613075256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.617554187775" calcext:value-type="float">
            <text:p>263.6175541877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0.1527352333069" calcext:value-type="float">
            <text:p>90.15273523330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.7824268341064" calcext:value-type="float">
            <text:p>61.78242683410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1.291382789612" calcext:value-type="float">
            <text:p>331.2913827896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.828284502029" calcext:value-type="float">
            <text:p>150.8282845020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2.844757318497" calcext:value-type="float">
            <text:p>362.8447573184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.0880215167999" calcext:value-type="float">
            <text:p>85.08802151679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7.921189308167" calcext:value-type="float">
            <text:p>167.9211893081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.404656410217" calcext:value-type="float">
            <text:p>201.4046564102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3.344217538834" calcext:value-type="float">
            <text:p>233.34421753883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4.2845673561096" calcext:value-type="float">
            <text:p>54.2845673561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6.188831329346" calcext:value-type="float">
            <text:p>146.1888313293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.909291267395" calcext:value-type="float">
            <text:p>44.9092912673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8.747286081314" calcext:value-type="float">
            <text:p>268.7472860813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0.20299911499" calcext:value-type="float">
            <text:p>180.2029991149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0.093072414398" calcext:value-type="float">
            <text:p>120.0930724143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9.629361152649" calcext:value-type="float">
            <text:p>339.62936115264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3.807250976563" calcext:value-type="float">
            <text:p>213.8072509765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6.263120889664" calcext:value-type="float">
            <text:p>206.26312088966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9.929587602615" calcext:value-type="float">
            <text:p>109.9295876026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9.771100521088" calcext:value-type="float">
            <text:p>269.7711005210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.9228851795197" calcext:value-type="float">
            <text:p>43.9228851795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6.5800776481628" calcext:value-type="float">
            <text:p>86.58007764816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1.9006803035736" calcext:value-type="float">
            <text:p>61.90068030357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2.64764380455" calcext:value-type="float">
            <text:p>542.647643804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.249217510223" calcext:value-type="float">
            <text:p>121.2492175102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0.4320676326752" calcext:value-type="float">
            <text:p>90.43206763267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4.355530500412" calcext:value-type="float">
            <text:p>134.3555305004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8.176315307617" calcext:value-type="float">
            <text:p>248.1763153076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2.590804815292" calcext:value-type="float">
            <text:p>102.59080481529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7.471593379974" calcext:value-type="float">
            <text:p>117.47159337997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18.110735177994" calcext:value-type="float">
            <text:p>318.11073517799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2.186189651489" calcext:value-type="float">
            <text:p>122.1861896514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4.3939609527588" calcext:value-type="float">
            <text:p>54.39396095275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.7135648727417" calcext:value-type="float">
            <text:p>82.71356487274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.1365747451782" calcext:value-type="float">
            <text:p>35.1365747451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.4362366199493" calcext:value-type="float">
            <text:p>35.4362366199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.5545320510864" calcext:value-type="float">
            <text:p>35.55453205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.1821911334992" calcext:value-type="float">
            <text:p>93.18219113349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4.4048717021942" calcext:value-type="float">
            <text:p>54.40487170219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3.758969783783" calcext:value-type="float">
            <text:p>53.758969783783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2.354357004166" calcext:value-type="float">
            <text:p>182.3543570041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5.054682731628" calcext:value-type="float">
            <text:p>115.0546827316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87.921116828918" calcext:value-type="float">
            <text:p>487.9211168289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.627562522888" calcext:value-type="float">
            <text:p>100.6275625228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0.51726436615" calcext:value-type="float">
            <text:p>120.517264366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2.521666765213" calcext:value-type="float">
            <text:p>182.5216667652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2.793299674988" calcext:value-type="float">
            <text:p>132.7932996749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0.1688566207886" calcext:value-type="float">
            <text:p>70.16885662078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3.9654040336609" calcext:value-type="float">
            <text:p>63.96540403366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3.180635690689" calcext:value-type="float">
            <text:p>273.18063569068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9.2214267253876" calcext:value-type="float">
            <text:p>59.22142672538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3.174324512482" calcext:value-type="float">
            <text:p>223.174324512482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.2340738773346" calcext:value-type="float">
            <text:p>35.234073877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53.438312292099" calcext:value-type="float">
            <text:p>553.43831229209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9.304819107056" calcext:value-type="float">
            <text:p>139.3048191070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5.320539951324" calcext:value-type="float">
            <text:p>405.3205399513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.837886095047" calcext:value-type="float">
            <text:p>35.837886095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.7603266239166" calcext:value-type="float">
            <text:p>44.76032662391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9.198777675629" calcext:value-type="float">
            <text:p>349.1987776756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.7545280456543" calcext:value-type="float">
            <text:p>35.754528045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65.362457990646" calcext:value-type="float">
            <text:p>465.3624579906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2.807444095612" calcext:value-type="float">
            <text:p>102.8074440956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9.873426675797" calcext:value-type="float">
            <text:p>359.8734266757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6.2187592983246" calcext:value-type="float">
            <text:p>36.2187592983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.2836656570435" calcext:value-type="float">
            <text:p>55.28366565704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3.219573259354" calcext:value-type="float">
            <text:p>463.21957325935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8.560507774353" calcext:value-type="float">
            <text:p>208.5605077743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4.8670740127564" calcext:value-type="float">
            <text:p>84.86707401275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7.2970042228699" calcext:value-type="float">
            <text:p>87.29700422286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.837694168091" calcext:value-type="float">
            <text:p>225.8376941680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5.852553129196" calcext:value-type="float">
            <text:p>195.8525531291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0.3046405315399" calcext:value-type="float">
            <text:p>90.304640531539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5.101197719574" calcext:value-type="float">
            <text:p>435.1011977195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73.662517547607" calcext:value-type="float">
            <text:p>473.6625175476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.1070051193237" calcext:value-type="float">
            <text:p>36.107005119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.040589094162" calcext:value-type="float">
            <text:p>45.0405890941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65.008118152618" calcext:value-type="float">
            <text:p>465.0081181526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6.413458824158" calcext:value-type="float">
            <text:p>206.41345882415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0.8731195926666" calcext:value-type="float">
            <text:p>80.87311959266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1.7308728694916" calcext:value-type="float">
            <text:p>61.73087286949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3.550143480301" calcext:value-type="float">
            <text:p>193.5501434803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2.652646303177" calcext:value-type="float">
            <text:p>222.65264630317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.960055589676" calcext:value-type="float">
            <text:p>104.9600555896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6.528350353241" calcext:value-type="float">
            <text:p>136.52835035324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3.635143756866" calcext:value-type="float">
            <text:p>123.6351437568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1.750394582748" calcext:value-type="float">
            <text:p>131.75039458274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0.357407093048" calcext:value-type="float">
            <text:p>280.3574070930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9.775912284851" calcext:value-type="float">
            <text:p>529.77591228485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2.794123888016" calcext:value-type="float">
            <text:p>502.7941238880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9.894911766052" calcext:value-type="float">
            <text:p>469.89491176605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6.714896917343" calcext:value-type="float">
            <text:p>246.71489691734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6.888754606247" calcext:value-type="float">
            <text:p>216.8887546062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31.135060787201" calcext:value-type="float">
            <text:p>531.13506078720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0.517273902893" calcext:value-type="float">
            <text:p>200.5172739028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2.697443962097" calcext:value-type="float">
            <text:p>152.69744396209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6.690177679062" calcext:value-type="float">
            <text:p>146.6901776790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37.621888875961" calcext:value-type="float">
            <text:p>337.6218888759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4.236900568008" calcext:value-type="float">
            <text:p>124.2369005680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9.266429662704" calcext:value-type="float">
            <text:p>129.2664296627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.52258682251" calcext:value-type="float">
            <text:p>108.522586822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4.086942195892" calcext:value-type="float">
            <text:p>344.08694219589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15.039629459381" calcext:value-type="float">
            <text:p>315.03962945938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5.9212865829468" calcext:value-type="float">
            <text:p>55.92128658294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.0824909210205" calcext:value-type="float">
            <text:p>36.082490921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8.9572224617" calcext:value-type="float">
            <text:p>268.95722246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97.651899337769" calcext:value-type="float">
            <text:p>297.65189933776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1.997046947479" calcext:value-type="float">
            <text:p>131.99704694747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3.5308418273926" calcext:value-type="float">
            <text:p>93.53084182739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8.45779967308" calcext:value-type="float">
            <text:p>268.457799673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0.884974718094" calcext:value-type="float">
            <text:p>120.88497471809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3.401696443558" calcext:value-type="float">
            <text:p>433.4016964435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8.76291513443" calcext:value-type="float">
            <text:p>208.762915134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1.4946746826172" calcext:value-type="float">
            <text:p>61.49467468261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0.343437194824" calcext:value-type="float">
            <text:p>120.3434371948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.8444776535034" calcext:value-type="float">
            <text:p>35.844477653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8.201785802841" calcext:value-type="float">
            <text:p>198.2017858028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74.814025402069" calcext:value-type="float">
            <text:p>574.81402540206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8.9699220657349" calcext:value-type="float">
            <text:p>98.96992206573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5.670239448547" calcext:value-type="float">
            <text:p>365.67023944854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2.900796413422" calcext:value-type="float">
            <text:p>362.9007964134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0.996448993683" calcext:value-type="float">
            <text:p>230.99644899368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4.490122079849" calcext:value-type="float">
            <text:p>204.4901220798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8.0931270122528" calcext:value-type="float">
            <text:p>98.09312701225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8.349549531937" calcext:value-type="float">
            <text:p>168.3495495319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0.403015136719" calcext:value-type="float">
            <text:p>170.4030151367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1.44061255455" calcext:value-type="float">
            <text:p>231.440612554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0.595813035965" calcext:value-type="float">
            <text:p>220.59581303596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1.429492235184" calcext:value-type="float">
            <text:p>141.4294922351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1.4432511329651" calcext:value-type="float">
            <text:p>71.44325113296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.671053886414" calcext:value-type="float">
            <text:p>100.6710538864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6.588119745255" calcext:value-type="float">
            <text:p>316.5881197452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5.6201045513153" calcext:value-type="float">
            <text:p>35.6201045513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.807680130005" calcext:value-type="float">
            <text:p>145.8076801300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2.969648122787" calcext:value-type="float">
            <text:p>192.9696481227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6.187293529511" calcext:value-type="float">
            <text:p>146.1872935295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.1952335834503" calcext:value-type="float">
            <text:p>55.19523358345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6.577479124069" calcext:value-type="float">
            <text:p>176.5774791240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.9344055652618" calcext:value-type="float">
            <text:p>35.934405565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.0724022388458" calcext:value-type="float">
            <text:p>36.0724022388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7.7325837612152" calcext:value-type="float">
            <text:p>87.73258376121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3.211604118347" calcext:value-type="float">
            <text:p>123.2116041183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3.6060266494751" calcext:value-type="float">
            <text:p>93.60602664947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5.720087766647" calcext:value-type="float">
            <text:p>175.72008776664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.6816427707672" calcext:value-type="float">
            <text:p>35.681642770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7.393977642059" calcext:value-type="float">
            <text:p>157.393977642059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.3031108379364" calcext:value-type="float">
            <text:p>71.30311083793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.712332248688" calcext:value-type="float">
            <text:p>461.7123322486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.8683526515961" calcext:value-type="float">
            <text:p>35.86835265159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9.460248470306" calcext:value-type="float">
            <text:p>459.4602484703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3.626223802567" calcext:value-type="float">
            <text:p>223.62622380256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.2072656154633" calcext:value-type="float">
            <text:p>44.20726561546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1.9583747386932" calcext:value-type="float">
            <text:p>61.95837473869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7.166384935379" calcext:value-type="float">
            <text:p>127.1663849353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6.259280920029" calcext:value-type="float">
            <text:p>456.2592809200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3.7334127426147" calcext:value-type="float">
            <text:p>43.73341274261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7.7076125144959" calcext:value-type="float">
            <text:p>67.70761251449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6.079455137253" calcext:value-type="float">
            <text:p>286.0794551372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9.386352539063" calcext:value-type="float">
            <text:p>119.3863525390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.2220840454102" calcext:value-type="float">
            <text:p>36.222084045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.8910903930664" calcext:value-type="float">
            <text:p>35.891090393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3.132284164429" calcext:value-type="float">
            <text:p>103.1322841644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.120889186859" calcext:value-type="float">
            <text:p>161.12088918685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4.249657392502" calcext:value-type="float">
            <text:p>124.2496573925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5.020316362381" calcext:value-type="float">
            <text:p>165.0203163623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8.0088419914246" calcext:value-type="float">
            <text:p>78.00884199142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.8121874332428" calcext:value-type="float">
            <text:p>35.812187433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5.676194906235" calcext:value-type="float">
            <text:p>105.6761949062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6.444345235825" calcext:value-type="float">
            <text:p>126.4443452358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23.04985666275" calcext:value-type="float">
            <text:p>323.0498566627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.9340534210205" calcext:value-type="float">
            <text:p>35.934053421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.3895463943481" calcext:value-type="float">
            <text:p>44.38954639434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6.205096721649" calcext:value-type="float">
            <text:p>326.2050967216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.4621291160584" calcext:value-type="float">
            <text:p>80.46212911605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7.220728874207" calcext:value-type="float">
            <text:p>257.22072887420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0.39818239212" calcext:value-type="float">
            <text:p>280.398182392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4.539213418961" calcext:value-type="float">
            <text:p>394.5392134189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7.79759478569" calcext:value-type="float">
            <text:p>107.7975947856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89.490189313889" calcext:value-type="float">
            <text:p>589.4901893138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7.339266300201" calcext:value-type="float">
            <text:p>247.3392663002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4.514961719513" calcext:value-type="float">
            <text:p>104.5149617195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5.89195728302" calcext:value-type="float">
            <text:p>285.89195728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9.6675851345062" calcext:value-type="float">
            <text:p>89.66758513450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69.112589836121" calcext:value-type="float">
            <text:p>269.1125898361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5.2223589420319" calcext:value-type="float">
            <text:p>55.22235894203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9.4019346237183" calcext:value-type="float">
            <text:p>69.40193462371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8.282169818878" calcext:value-type="float">
            <text:p>198.2821698188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0.4227085113525" calcext:value-type="float">
            <text:p>70.42270851135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0.971880435944" calcext:value-type="float">
            <text:p>170.9718804359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3.7156674861908" calcext:value-type="float">
            <text:p>63.71566748619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0.628569364548" calcext:value-type="float">
            <text:p>120.6285693645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5.8705313205719" calcext:value-type="float">
            <text:p>75.87053132057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2.42943406105" calcext:value-type="float">
            <text:p>222.42943406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4.3556678295136" calcext:value-type="float">
            <text:p>94.35566782951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3.0595383644104" calcext:value-type="float">
            <text:p>73.05953836441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.999508857727" calcext:value-type="float">
            <text:p>144.9995088577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84.269579172134" calcext:value-type="float">
            <text:p>284.26957917213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7.157647848129" calcext:value-type="float">
            <text:p>157.157647848129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.2221412658691" calcext:value-type="float">
            <text:p>36.2221412658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4.8087503910065" calcext:value-type="float">
            <text:p>44.80875039100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3.812031745911" calcext:value-type="float">
            <text:p>193.8120317459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7.175045013428" calcext:value-type="float">
            <text:p>277.17504501342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.556415081024" calcext:value-type="float">
            <text:p>111.55641508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.4585328102112" calcext:value-type="float">
            <text:p>44.4585328102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.5342018604279" calcext:value-type="float">
            <text:p>63.5342018604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.7614719867706" calcext:value-type="float">
            <text:p>52.7614719867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34.964102983475" calcext:value-type="float">
            <text:p>234.9641029834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.0850102901459" calcext:value-type="float">
            <text:p>36.0850102901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91.645850896835" calcext:value-type="float">
            <text:p>391.6458508968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78.493779420853" calcext:value-type="float">
            <text:p>378.4937794208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2.545517683029" calcext:value-type="float">
            <text:p>102.5455176830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42.309188604355" calcext:value-type="float">
            <text:p>542.30918860435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5.6662664413452" calcext:value-type="float">
            <text:p>35.6662664413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9.352060556412" calcext:value-type="float">
            <text:p>139.3520605564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9.19789147377" calcext:value-type="float">
            <text:p>129.197891473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6.872198343277" calcext:value-type="float">
            <text:p>156.8721983432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.5585021972656" calcext:value-type="float">
            <text:p>86.55850219726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4.3085775375366" calcext:value-type="float">
            <text:p>54.30857753753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8.9745407104492" calcext:value-type="float">
            <text:p>68.97454071044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3.882370948792" calcext:value-type="float">
            <text:p>143.8823709487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0.4030947685242" calcext:value-type="float">
            <text:p>70.40309476852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4.3715136051178" calcext:value-type="float">
            <text:p>44.37151360511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6.0555531978607" calcext:value-type="float">
            <text:p>36.0555531978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7.4472460746765" calcext:value-type="float">
            <text:p>97.44724607467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1.020774841309" calcext:value-type="float">
            <text:p>121.02077484130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1.16304898262" calcext:value-type="float">
            <text:p>161.1630489826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7.1756494045258" calcext:value-type="float">
            <text:p>87.17564940452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5.9036359786987" calcext:value-type="float">
            <text:p>35.903635978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2.716360092163" calcext:value-type="float">
            <text:p>142.71636009216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.2966313362122" calcext:value-type="float">
            <text:p>36.2966313362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.1053800582886" calcext:value-type="float">
            <text:p>44.10538005828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9.195564985275" calcext:value-type="float">
            <text:p>599.1955649852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1.7284119129181" calcext:value-type="float">
            <text:p>71.72841191291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73.000244140625" calcext:value-type="float">
            <text:p>273.0002441406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.4098970890045" calcext:value-type="float">
            <text:p>45.409897089004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17.446757793427" calcext:value-type="float">
            <text:p>417.4467577934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7.968477725983" calcext:value-type="float">
            <text:p>117.96847772598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6.328170061111" calcext:value-type="float">
            <text:p>326.3281700611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4.3453288078308" calcext:value-type="float">
            <text:p>44.34532880783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0.843413591385" calcext:value-type="float">
            <text:p>110.8434135913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3.1591770648956" calcext:value-type="float">
            <text:p>73.15917706489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1.509108781815" calcext:value-type="float">
            <text:p>481.5091087818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1.462745189667" calcext:value-type="float">
            <text:p>101.46274518966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8.738062858582" calcext:value-type="float">
            <text:p>268.7380628585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7.644568443298" calcext:value-type="float">
            <text:p>247.64456844329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6.2848773002625" calcext:value-type="float">
            <text:p>36.284877300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32.40139579773" calcext:value-type="float">
            <text:p>232.40139579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5.6243212223053" calcext:value-type="float">
            <text:p>35.6243212223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1.405833005905" calcext:value-type="float">
            <text:p>591.40583300590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0.718584775925" calcext:value-type="float">
            <text:p>110.7185847759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5.8399913311" calcext:value-type="float">
            <text:p>255.83999133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9.6765983104706" calcext:value-type="float">
            <text:p>89.6765983104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4.1506280899048" calcext:value-type="float">
            <text:p>74.150628089904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5.4783816337585" calcext:value-type="float">
            <text:p>55.47838163375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5.6065459251404" calcext:value-type="float">
            <text:p>55.60654592514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0.838051557541" calcext:value-type="float">
            <text:p>230.8380515575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4.542515993118" calcext:value-type="float">
            <text:p>194.5425159931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6.0062441825867" calcext:value-type="float">
            <text:p>36.0062441825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8.7202100753784" calcext:value-type="float">
            <text:p>78.72021007537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2.08274769783" calcext:value-type="float">
            <text:p>122.082747697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.7223570346832" calcext:value-type="float">
            <text:p>53.72235703468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.6725001335144" calcext:value-type="float">
            <text:p>44.67250013351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45.159321308136" calcext:value-type="float">
            <text:p>345.1593213081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2.235200881958" calcext:value-type="float">
            <text:p>62.235200881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6.371926784515" calcext:value-type="float">
            <text:p>276.3719267845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5.8106181621552" calcext:value-type="float">
            <text:p>85.81061816215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0.7814650535584" calcext:value-type="float">
            <text:p>70.78146505355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.757495641708" calcext:value-type="float">
            <text:p>145.757495641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.7358660697937" calcext:value-type="float">
            <text:p>35.735866069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.4906497001648" calcext:value-type="float">
            <text:p>36.490649700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5.6995120048523" calcext:value-type="float">
            <text:p>35.6995120048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7.5289237499237" calcext:value-type="float">
            <text:p>87.52892374992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69.95561003685" calcext:value-type="float">
            <text:p>469.955610036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6.823879241943" calcext:value-type="float">
            <text:p>486.82387924194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4.12477350235" calcext:value-type="float">
            <text:p>104.124773502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5.45467543602" calcext:value-type="float">
            <text:p>135.454675436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66.141050338745" calcext:value-type="float">
            <text:p>166.1410503387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14.860557079315" calcext:value-type="float">
            <text:p>214.8605570793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0.828493118286" calcext:value-type="float">
            <text:p>230.82849311828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4.0286226272583" calcext:value-type="float">
            <text:p>84.02862262725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2.8499910831451" calcext:value-type="float">
            <text:p>72.84999108314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.3781006336212" calcext:value-type="float">
            <text:p>68.378100633621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6.0399866104126" calcext:value-type="float">
            <text:p>36.0399866104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8.3778095245361" calcext:value-type="float">
            <text:p>78.377809524536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6.4767665863037" calcext:value-type="float">
            <text:p>86.47676658630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5.6480712890625" calcext:value-type="float">
            <text:p>35.64807128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6.683615446091" calcext:value-type="float">
            <text:p>166.683615446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61.914477586746" calcext:value-type="float">
            <text:p>361.91447758674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4.48731637001" calcext:value-type="float">
            <text:p>174.48731637001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18.456568241119" calcext:value-type="float">
            <text:p>518.45656824111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4.5027322769165" calcext:value-type="float">
            <text:p>84.502732276916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4.032818555832" calcext:value-type="float">
            <text:p>174.0328185558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4.8190655708313" calcext:value-type="float">
            <text:p>44.81906557083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9.903155326843" calcext:value-type="float">
            <text:p>329.9031553268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4.5896952152252" calcext:value-type="float">
            <text:p>44.5896952152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2.052163600922" calcext:value-type="float">
            <text:p>382.0521636009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0.023210048676" calcext:value-type="float">
            <text:p>200.0232100486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6.694461107254" calcext:value-type="float">
            <text:p>156.69446110725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3.3289213180542" calcext:value-type="float">
            <text:p>53.32892131805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75.684052467346" calcext:value-type="float">
            <text:p>475.6840524673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40.067939519882" calcext:value-type="float">
            <text:p>440.06793951988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2.2688701152802" calcext:value-type="float">
            <text:p>92.26887011528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3.756116628647" calcext:value-type="float">
            <text:p>103.7561166286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39.92580986023" calcext:value-type="float">
            <text:p>139.925809860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.639570951462" calcext:value-type="float">
            <text:p>144.6395709514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.1749737262726" calcext:value-type="float">
            <text:p>69.17497372627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8.01939868927" calcext:value-type="float">
            <text:p>108.019398689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96.972193479538" calcext:value-type="float">
            <text:p>296.97219347953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7.163356542587" calcext:value-type="float">
            <text:p>267.1633565425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.8761739730835" calcext:value-type="float">
            <text:p>84.87617397308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0.714298725128" calcext:value-type="float">
            <text:p>300.714298725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46.821333408356" calcext:value-type="float">
            <text:p>346.8213334083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5.466282367706" calcext:value-type="float">
            <text:p>265.4662823677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60.327541589737" calcext:value-type="float">
            <text:p>560.3275415897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0.328322649002" calcext:value-type="float">
            <text:p>220.32832264900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3.8236570358276" calcext:value-type="float">
            <text:p>53.82365703582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6.350101232529" calcext:value-type="float">
            <text:p>216.3501012325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0.012734174728" calcext:value-type="float">
            <text:p>250.0127341747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.368928432465" calcext:value-type="float">
            <text:p>144.3689284324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1.53732919693" calcext:value-type="float">
            <text:p>131.537329196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94.881586551666" calcext:value-type="float">
            <text:p>294.8815865516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3.474171638489" calcext:value-type="float">
            <text:p>143.47417163848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4.2732033729553" calcext:value-type="float">
            <text:p>54.27320337295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2.086510896683" calcext:value-type="float">
            <text:p>262.08651089668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2.1750435829163" calcext:value-type="float">
            <text:p>82.175043582916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8.670304059982" calcext:value-type="float">
            <text:p>158.6703040599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17.077727079392" calcext:value-type="float">
            <text:p>517.07772707939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5.5288593769074" calcext:value-type="float">
            <text:p>35.5288593769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62.54642033577" calcext:value-type="float">
            <text:p>362.5464203357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5.6496953964233" calcext:value-type="float">
            <text:p>35.6496953964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9.1203150749207" calcext:value-type="float">
            <text:p>69.12031507492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9.904016017914" calcext:value-type="float">
            <text:p>109.9040160179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7.727980613709" calcext:value-type="float">
            <text:p>127.7279806137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3.1888108253479" calcext:value-type="float">
            <text:p>53.18881082534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3.8961644172668" calcext:value-type="float">
            <text:p>53.89616441726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2.9269540309906" calcext:value-type="float">
            <text:p>92.926954030990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6.812544584274" calcext:value-type="float">
            <text:p>406.8125445842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2.944499492645" calcext:value-type="float">
            <text:p>182.94449949264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8.91771030426" calcext:value-type="float">
            <text:p>358.917710304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5.5373136997223" calcext:value-type="float">
            <text:p>35.5373136997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1.771654605865" calcext:value-type="float">
            <text:p>211.7716546058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0.347626209259" calcext:value-type="float">
            <text:p>90.3476262092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3.365244150162" calcext:value-type="float">
            <text:p>113.3652441501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7.409368038178" calcext:value-type="float">
            <text:p>257.4093680381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8.359837055206" calcext:value-type="float">
            <text:p>228.35983705520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.904025554657" calcext:value-type="float">
            <text:p>71.9040255546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1.440459251404" calcext:value-type="float">
            <text:p>151.4404592514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.0735251903534" calcext:value-type="float">
            <text:p>77.07352519035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6.242292642593" calcext:value-type="float">
            <text:p>206.2422926425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3.727293729782" calcext:value-type="float">
            <text:p>123.7272937297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9.951241254807" calcext:value-type="float">
            <text:p>159.9512412548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3.8387839794159" calcext:value-type="float">
            <text:p>73.83878397941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2.910551548004" calcext:value-type="float">
            <text:p>402.910551548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78.063225984573" calcext:value-type="float">
            <text:p>478.0632259845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4.6089217662811" calcext:value-type="float">
            <text:p>44.60892176628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5.591704130173" calcext:value-type="float">
            <text:p>105.5917041301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0.121690511704" calcext:value-type="float">
            <text:p>240.12169051170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71.282622814178" calcext:value-type="float">
            <text:p>371.2826228141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8.158223152161" calcext:value-type="float">
            <text:p>148.1582231521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7.5413820743561" calcext:value-type="float">
            <text:p>97.5413820743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9.982138156891" calcext:value-type="float">
            <text:p>309.98213815689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.2621655464172" calcext:value-type="float">
            <text:p>56.26216554641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13.346464395523" calcext:value-type="float">
            <text:p>413.3464643955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3.1371042728424" calcext:value-type="float">
            <text:p>63.13710427284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5.7915861606598" calcext:value-type="float">
            <text:p>35.791586160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2.172474861145" calcext:value-type="float">
            <text:p>82.1724748611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69.588744401932" calcext:value-type="float">
            <text:p>569.5887444019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21.855090141296" calcext:value-type="float">
            <text:p>321.8550901412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9.49699306488" calcext:value-type="float">
            <text:p>149.4969930648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0.327811479568" calcext:value-type="float">
            <text:p>140.3278114795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10.622488498688" calcext:value-type="float">
            <text:p>310.62248849868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37.704869031906" calcext:value-type="float">
            <text:p>337.70486903190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8.5227589607239" calcext:value-type="float">
            <text:p>68.52275896072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19.333320617676" calcext:value-type="float">
            <text:p>219.33332061767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5.9147975444794" calcext:value-type="float">
            <text:p>35.914797544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3.661466360092" calcext:value-type="float">
            <text:p>113.66146636009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3.821035385132" calcext:value-type="float">
            <text:p>183.8210353851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0.691223621368" calcext:value-type="float">
            <text:p>130.69122362136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5.044255018234" calcext:value-type="float">
            <text:p>205.04425501823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3.704718351364" calcext:value-type="float">
            <text:p>153.7047183513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47.873731374741" calcext:value-type="float">
            <text:p>547.8737313747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67.602190256119" calcext:value-type="float">
            <text:p>167.6021902561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34.756636857987" calcext:value-type="float">
            <text:p>534.75663685798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2.9067964553833" calcext:value-type="float">
            <text:p>52.90679645538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0.673331260681" calcext:value-type="float">
            <text:p>360.6733312606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2.6677305698395" calcext:value-type="float">
            <text:p>62.66773056983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5.9726448059082" calcext:value-type="float">
            <text:p>35.972644805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4.583607435226" calcext:value-type="float">
            <text:p>114.58360743522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.648909330368" calcext:value-type="float">
            <text:p>35.64890933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.1165637969971" calcext:value-type="float">
            <text:p>84.11656379699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9.816140890121" calcext:value-type="float">
            <text:p>119.8161408901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.1565337181091" calcext:value-type="float">
            <text:p>54.15653371810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92.451767444611" calcext:value-type="float">
            <text:p>392.4517674446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2.624530553818" calcext:value-type="float">
            <text:p>432.6245305538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2.520868062973" calcext:value-type="float">
            <text:p>102.5208680629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31.081746339798" calcext:value-type="float">
            <text:p>431.08174633979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10.173443078995" calcext:value-type="float">
            <text:p>410.17344307899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.3551037311554" calcext:value-type="float">
            <text:p>44.35510373115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6.662397146225" calcext:value-type="float">
            <text:p>86.6623971462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1.092301368713" calcext:value-type="float">
            <text:p>131.0923013687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9.752031326294" calcext:value-type="float">
            <text:p>69.752031326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8.839318752289" calcext:value-type="float">
            <text:p>108.8393187522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.2284755706787" calcext:value-type="float">
            <text:p>36.2284755706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.9680244922638" calcext:value-type="float">
            <text:p>43.96802449226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6.622356176376" calcext:value-type="float">
            <text:p>176.6223561763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36.199646949768" calcext:value-type="float">
            <text:p>336.199646949768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1.209321022034" calcext:value-type="float">
            <text:p>341.2093210220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74.197537183762" calcext:value-type="float">
            <text:p>174.197537183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2.820326328278" calcext:value-type="float">
            <text:p>202.82032632827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70.596759080887" calcext:value-type="float">
            <text:p>170.5967590808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.666113615036" calcext:value-type="float">
            <text:p>44.6661136150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5.3816406726837" calcext:value-type="float">
            <text:p>85.38164067268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7.1742663383484" calcext:value-type="float">
            <text:p>77.174266338348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5.7431976795197" calcext:value-type="float">
            <text:p>35.743197679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4.0373818874359" calcext:value-type="float">
            <text:p>74.03738188743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0.028052330017" calcext:value-type="float">
            <text:p>290.0280523300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19.631778717041" calcext:value-type="float">
            <text:p>419.6317787170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8.6336781978607" calcext:value-type="float">
            <text:p>78.63367819786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.434864759445" calcext:value-type="float">
            <text:p>100.4348647594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6.411198139191" calcext:value-type="float">
            <text:p>136.41119813919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4.406342506409" calcext:value-type="float">
            <text:p>104.4063425064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6.1906049251556" calcext:value-type="float">
            <text:p>36.190604925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1.731940984726" calcext:value-type="float">
            <text:p>121.7319409847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11.725504875183" calcext:value-type="float">
            <text:p>111.7255048751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3.843762159348" calcext:value-type="float">
            <text:p>133.843762159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83.480602025986" calcext:value-type="float">
            <text:p>183.4806020259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8.433460474014" calcext:value-type="float">
            <text:p>408.4334604740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53.171035289764" calcext:value-type="float">
            <text:p>353.1710352897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3.2709538936615" calcext:value-type="float">
            <text:p>93.27095389366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3.5841841697693" calcext:value-type="float">
            <text:p>53.58418416976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7.6737592220306" calcext:value-type="float">
            <text:p>77.67375922203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9.566419124603" calcext:value-type="float">
            <text:p>149.56641912460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.3282918930054" calcext:value-type="float">
            <text:p>63.32829189300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3.07962679863" calcext:value-type="float">
            <text:p>153.079626798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4.5662441253662" calcext:value-type="float">
            <text:p>44.56624412536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.8459737300873" calcext:value-type="float">
            <text:p>43.84597373008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6.0054409503937" calcext:value-type="float">
            <text:p>36.0054409503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2.980736494064" calcext:value-type="float">
            <text:p>112.9807364940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17.962334632874" calcext:value-type="float">
            <text:p>417.96233463287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5.9810607433319" calcext:value-type="float">
            <text:p>35.981060743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0.262645959854" calcext:value-type="float">
            <text:p>500.26264595985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3.797582626343" calcext:value-type="float">
            <text:p>163.7975826263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18.772599458694" calcext:value-type="float">
            <text:p>318.77259945869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5.8098776340485" calcext:value-type="float">
            <text:p>85.80987763404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3.742624282837" calcext:value-type="float">
            <text:p>423.74262428283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9.9636578559876" calcext:value-type="float">
            <text:p>69.96365785598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34.257418870926" calcext:value-type="float">
            <text:p>534.25741887092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6.6614356040955" calcext:value-type="float">
            <text:p>36.6614356040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10.234525203705" calcext:value-type="float">
            <text:p>210.23452520370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6.1573963165283" calcext:value-type="float">
            <text:p>36.1573963165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9.6677839756012" calcext:value-type="float">
            <text:p>89.6677839756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8.382222175598" calcext:value-type="float">
            <text:p>278.38222217559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82.181078672409" calcext:value-type="float">
            <text:p>582.1810786724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3.728075265884" calcext:value-type="float">
            <text:p>113.728075265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7.997295379639" calcext:value-type="float">
            <text:p>327.9972953796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41.270642280579" calcext:value-type="float">
            <text:p>541.27064228057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25.173508644104" calcext:value-type="float">
            <text:p>325.173508644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5.0045130252838" calcext:value-type="float">
            <text:p>85.004513025283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6.574792146683" calcext:value-type="float">
            <text:p>166.5747921466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3.153267860413" calcext:value-type="float">
            <text:p>143.1532678604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9.261084794998" calcext:value-type="float">
            <text:p>199.26108479499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2.925642251968" calcext:value-type="float">
            <text:p>132.92564225196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0.835290431976" calcext:value-type="float">
            <text:p>150.8352904319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8.067209482193" calcext:value-type="float">
            <text:p>428.06720948219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5.7722425460815" calcext:value-type="float">
            <text:p>35.7722425460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4.855046987534" calcext:value-type="float">
            <text:p>234.8550469875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7.620706796646" calcext:value-type="float">
            <text:p>427.62070679664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6.615351200104" calcext:value-type="float">
            <text:p>296.6153512001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6.920773506165" calcext:value-type="float">
            <text:p>126.9207735061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4.132319688797" calcext:value-type="float">
            <text:p>54.1323196887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2.174070358276" calcext:value-type="float">
            <text:p>202.17407035827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6.3099761009216" calcext:value-type="float">
            <text:p>36.309976100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6.2197024822235" calcext:value-type="float">
            <text:p>36.2197024822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4.6553304195404" calcext:value-type="float">
            <text:p>44.655330419540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2.663354158402" calcext:value-type="float">
            <text:p>192.6633541584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5.660844326019" calcext:value-type="float">
            <text:p>135.6608443260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3.1943066120148" calcext:value-type="float">
            <text:p>63.19430661201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4.492146015167" calcext:value-type="float">
            <text:p>204.4921460151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.1182196140289" calcext:value-type="float">
            <text:p>80.11821961402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13.217678546906" calcext:value-type="float">
            <text:p>513.2176785469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6.757737636566" calcext:value-type="float">
            <text:p>136.7577376365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0.8704767227173" calcext:value-type="float">
            <text:p>80.87047672271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91.957348823547" calcext:value-type="float">
            <text:p>491.9573488235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78.810237169266" calcext:value-type="float">
            <text:p>578.8102371692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6.2661254405975" calcext:value-type="float">
            <text:p>36.26612544059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59.988622903824" calcext:value-type="float">
            <text:p>559.9886229038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63.131882429123" calcext:value-type="float">
            <text:p>463.1318824291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86.630976438522" calcext:value-type="float">
            <text:p>586.6309764385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9.787404060364" calcext:value-type="float">
            <text:p>249.7874040603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2.738844156265" calcext:value-type="float">
            <text:p>202.7388441562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68.06245803833" calcext:value-type="float">
            <text:p>368.0624580383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2.3854920864105" calcext:value-type="float">
            <text:p>72.3854920864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88.348074913025" calcext:value-type="float">
            <text:p>288.3480749130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3.818122148514" calcext:value-type="float">
            <text:p>103.8181221485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ex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 MEX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entiment M size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473388671875" calcext:value-type="float">
            <text:p>0.666473388671875</text:p>
          </table:table-cell>
          <table:table-cell office:value-type="float" office:value="1.05723190307617" calcext:value-type="float">
            <text:p>1.05723190307617</text:p>
          </table:table-cell>
          <table:table-cell office:value-type="float" office:value="1.72370529174805" calcext:value-type="float">
            <text:p>1.72370529174805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434268951416" calcext:value-type="float">
            <text:p>0.686434268951416</text:p>
          </table:table-cell>
          <table:table-cell office:value-type="float" office:value="1.21719145774841" calcext:value-type="float">
            <text:p>1.21719145774841</text:p>
          </table:table-cell>
          <table:table-cell office:value-type="float" office:value="1.90362572669983" calcext:value-type="float">
            <text:p>1.90362572669983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1675453186035" calcext:value-type="float">
            <text:p>0.661675453186035</text:p>
          </table:table-cell>
          <table:table-cell office:value-type="float" office:value="0.945333957672119" calcext:value-type="float">
            <text:p>0.945333957672119</text:p>
          </table:table-cell>
          <table:table-cell office:value-type="float" office:value="1.60700941085815" calcext:value-type="float">
            <text:p>1.60700941085815</text:p>
          </table:table-cell>
          <table:table-cell office:value-type="float" office:value="864" calcext:value-type="float">
            <text:p>86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1568174362183" calcext:value-type="float">
            <text:p>0.651568174362183</text:p>
          </table:table-cell>
          <table:table-cell office:value-type="float" office:value="1.15885353088379" calcext:value-type="float">
            <text:p>1.15885353088379</text:p>
          </table:table-cell>
          <table:table-cell office:value-type="float" office:value="1.81042170524597" calcext:value-type="float">
            <text:p>1.81042170524597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4729356765747" calcext:value-type="float">
            <text:p>0.6647293567657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5086050033569" calcext:value-type="float">
            <text:p>0.645086050033569</text:p>
          </table:table-cell>
          <table:table-cell office:value-type="float" office:value="0.773431301116943" calcext:value-type="float">
            <text:p>0.773431301116943</text:p>
          </table:table-cell>
          <table:table-cell office:value-type="float" office:value="1.41851735115051" calcext:value-type="float">
            <text:p>1.41851735115051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0953512191773" calcext:value-type="float">
            <text:p>0.6709535121917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6" calcext:value-type="float">
            <text:p>7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3476715087891" calcext:value-type="float">
            <text:p>0.653476715087891</text:p>
          </table:table-cell>
          <table:table-cell office:value-type="float" office:value="1.39599084854126" calcext:value-type="float">
            <text:p>1.39599084854126</text:p>
          </table:table-cell>
          <table:table-cell office:value-type="float" office:value="2.04946756362915" calcext:value-type="float">
            <text:p>2.04946756362915</text:p>
          </table:table-cell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199634552002" calcext:value-type="float">
            <text:p>0.68199634552002</text:p>
          </table:table-cell>
          <table:table-cell office:value-type="float" office:value="2.11679100990295" calcext:value-type="float">
            <text:p>2.11679100990295</text:p>
          </table:table-cell>
          <table:table-cell office:value-type="float" office:value="2.79878735542297" calcext:value-type="float">
            <text:p>2.79878735542297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9664840698242" calcext:value-type="float">
            <text:p>0.689664840698242</text:p>
          </table:table-cell>
          <table:table-cell office:value-type="float" office:value="0.906095027923584" calcext:value-type="float">
            <text:p>0.906095027923584</text:p>
          </table:table-cell>
          <table:table-cell office:value-type="float" office:value="1.59575986862183" calcext:value-type="float">
            <text:p>1.59575986862183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0649995803833" calcext:value-type="float">
            <text:p>0.680649995803833</text:p>
          </table:table-cell>
          <table:table-cell office:value-type="float" office:value="0.942659616470337" calcext:value-type="float">
            <text:p>0.942659616470337</text:p>
          </table:table-cell>
          <table:table-cell office:value-type="float" office:value="1.62330961227417" calcext:value-type="float">
            <text:p>1.62330961227417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0865049362183" calcext:value-type="float">
            <text:p>0.6808650493621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4" calcext:value-type="float">
            <text:p>8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2443361282349" calcext:value-type="float">
            <text:p>0.702443361282349</text:p>
          </table:table-cell>
          <table:table-cell office:value-type="float" office:value="1.00346231460571" calcext:value-type="float">
            <text:p>1.00346231460571</text:p>
          </table:table-cell>
          <table:table-cell office:value-type="float" office:value="1.70590567588806" calcext:value-type="float">
            <text:p>1.70590567588806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999195098877" calcext:value-type="float">
            <text:p>0.668999195098877</text:p>
          </table:table-cell>
          <table:table-cell office:value-type="float" office:value="0.855856895446777" calcext:value-type="float">
            <text:p>0.855856895446777</text:p>
          </table:table-cell>
          <table:table-cell office:value-type="float" office:value="1.52485609054565" calcext:value-type="float">
            <text:p>1.52485609054565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6741361618042" calcext:value-type="float">
            <text:p>0.676741361618042</text:p>
          </table:table-cell>
          <table:table-cell office:value-type="float" office:value="1.0577666759491" calcext:value-type="float">
            <text:p>1.0577666759491</text:p>
          </table:table-cell>
          <table:table-cell office:value-type="float" office:value="1.73450803756714" calcext:value-type="float">
            <text:p>1.7345080375671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498064994812" calcext:value-type="float">
            <text:p>0.66498064994812</text:p>
          </table:table-cell>
          <table:table-cell office:value-type="float" office:value="1.07809495925903" calcext:value-type="float">
            <text:p>1.07809495925903</text:p>
          </table:table-cell>
          <table:table-cell office:value-type="float" office:value="1.74307560920715" calcext:value-type="float">
            <text:p>1.7430756092071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2993431091309" calcext:value-type="float">
            <text:p>0.662993431091309</text:p>
          </table:table-cell>
          <table:table-cell office:value-type="float" office:value="0.997293472290039" calcext:value-type="float">
            <text:p>0.997293472290039</text:p>
          </table:table-cell>
          <table:table-cell office:value-type="float" office:value="1.66028690338135" calcext:value-type="float">
            <text:p>1.66028690338135</text:p>
          </table:table-cell>
          <table:table-cell office:value-type="float" office:value="777" calcext:value-type="float">
            <text:p>77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4844741821289" calcext:value-type="float">
            <text:p>0.674844741821289</text:p>
          </table:table-cell>
          <table:table-cell office:value-type="float" office:value="1.12300300598145" calcext:value-type="float">
            <text:p>1.12300300598145</text:p>
          </table:table-cell>
          <table:table-cell office:value-type="float" office:value="1.79784774780273" calcext:value-type="float">
            <text:p>1.79784774780273</text:p>
          </table:table-cell>
          <table:table-cell office:value-type="float" office:value="856" calcext:value-type="float">
            <text:p>85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089337348938" calcext:value-type="float">
            <text:p>0.73089337348938</text:p>
          </table:table-cell>
          <table:table-cell office:value-type="float" office:value="0.892839670181274" calcext:value-type="float">
            <text:p>0.892839670181274</text:p>
          </table:table-cell>
          <table:table-cell office:value-type="float" office:value="1.62373304367065" calcext:value-type="float">
            <text:p>1.62373304367065</text:p>
          </table:table-cell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7788724899292" calcext:value-type="float">
            <text:p>0.687788724899292</text:p>
          </table:table-cell>
          <table:table-cell office:value-type="float" office:value="1.05158925056458" calcext:value-type="float">
            <text:p>1.05158925056458</text:p>
          </table:table-cell>
          <table:table-cell office:value-type="float" office:value="1.73937797546387" calcext:value-type="float">
            <text:p>1.73937797546387</text:p>
          </table:table-cell>
          <table:table-cell office:value-type="float" office:value="833" calcext:value-type="float">
            <text:p>8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3591833114624" calcext:value-type="float">
            <text:p>0.693591833114624</text:p>
          </table:table-cell>
          <table:table-cell office:value-type="float" office:value="1.3222987651825" calcext:value-type="float">
            <text:p>1.3222987651825</text:p>
          </table:table-cell>
          <table:table-cell office:value-type="float" office:value="2.01589059829712" calcext:value-type="float">
            <text:p>2.01589059829712</text:p>
          </table:table-cell>
          <table:table-cell office:value-type="float" office:value="849" calcext:value-type="float">
            <text:p>84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4649257659912" calcext:value-type="float">
            <text:p>0.654649257659912</text:p>
          </table:table-cell>
          <table:table-cell office:value-type="float" office:value="1.42108225822449" calcext:value-type="float">
            <text:p>1.42108225822449</text:p>
          </table:table-cell>
          <table:table-cell office:value-type="float" office:value="2.0757315158844" calcext:value-type="float">
            <text:p>2.0757315158844</text:p>
          </table:table-cell>
          <table:table-cell office:value-type="float" office:value="854" calcext:value-type="float">
            <text:p>85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90034151077271" calcext:value-type="float">
            <text:p>0.690034151077271</text:p>
          </table:table-cell>
          <table:table-cell office:value-type="float" office:value="0.941012382507324" calcext:value-type="float">
            <text:p>0.941012382507324</text:p>
          </table:table-cell>
          <table:table-cell office:value-type="float" office:value="1.6310465335846" calcext:value-type="float">
            <text:p>1.6310465335846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1811842918396" calcext:value-type="float">
            <text:p>0.71811842918396</text:p>
          </table:table-cell>
          <table:table-cell office:value-type="float" office:value="0.773927688598633" calcext:value-type="float">
            <text:p>0.773927688598633</text:p>
          </table:table-cell>
          <table:table-cell office:value-type="float" office:value="1.49204611778259" calcext:value-type="float">
            <text:p>1.49204611778259</text:p>
          </table:table-cell>
          <table:table-cell office:value-type="float" office:value="732" calcext:value-type="float">
            <text:p>7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18766212463379" calcext:value-type="float">
            <text:p>0.7187662124633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0" calcext:value-type="float">
            <text:p>77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3784446716309" calcext:value-type="float">
            <text:p>0.723784446716309</text:p>
          </table:table-cell>
          <table:table-cell office:value-type="float" office:value="17.0650289058685" calcext:value-type="float">
            <text:p>17.0650289058685</text:p>
          </table:table-cell>
          <table:table-cell office:value-type="float" office:value="17.7888133525848" calcext:value-type="float">
            <text:p>17.7888133525848</text:p>
          </table:table-cell>
          <table:table-cell office:value-type="float" office:value="762" calcext:value-type="float">
            <text:p>76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37086534500122" calcext:value-type="float">
            <text:p>0.737086534500122</text:p>
          </table:table-cell>
          <table:table-cell office:value-type="float" office:value="0.903530359268189" calcext:value-type="float">
            <text:p>0.903530359268189</text:p>
          </table:table-cell>
          <table:table-cell office:value-type="float" office:value="1.64061689376831" calcext:value-type="float">
            <text:p>1.64061689376831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2326068878174" calcext:value-type="float">
            <text:p>0.692326068878174</text:p>
          </table:table-cell>
          <table:table-cell office:value-type="float" office:value="1.12576031684875" calcext:value-type="float">
            <text:p>1.12576031684875</text:p>
          </table:table-cell>
          <table:table-cell office:value-type="float" office:value="1.81808638572693" calcext:value-type="float">
            <text:p>1.81808638572693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0413684844971" calcext:value-type="float">
            <text:p>0.720413684844971</text:p>
          </table:table-cell>
          <table:table-cell office:value-type="float" office:value="1.00226211547852" calcext:value-type="float">
            <text:p>1.00226211547852</text:p>
          </table:table-cell>
          <table:table-cell office:value-type="float" office:value="1.72267580032349" calcext:value-type="float">
            <text:p>1.72267580032349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79437875747681" calcext:value-type="float">
            <text:p>0.6794378757476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2" calcext:value-type="float">
            <text:p>7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82259559631348" calcext:value-type="float">
            <text:p>0.682259559631348</text:p>
          </table:table-cell>
          <table:table-cell office:value-type="float" office:value="0.851655721664429" calcext:value-type="float">
            <text:p>0.851655721664429</text:p>
          </table:table-cell>
          <table:table-cell office:value-type="float" office:value="1.53391528129578" calcext:value-type="float">
            <text:p>1.53391528129578</text:p>
          </table:table-cell>
          <table:table-cell office:value-type="float" office:value="710" calcext:value-type="float">
            <text:p>7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0644254684448" calcext:value-type="float">
            <text:p>0.700644254684448</text:p>
          </table:table-cell>
          <table:table-cell office:value-type="float" office:value="0.925869941711426" calcext:value-type="float">
            <text:p>0.925869941711426</text:p>
          </table:table-cell>
          <table:table-cell office:value-type="float" office:value="1.62651419639587" calcext:value-type="float">
            <text:p>1.62651419639587</text:p>
          </table:table-cell>
          <table:table-cell office:value-type="float" office:value="746" calcext:value-type="float">
            <text:p>7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7715263366699" calcext:value-type="float">
            <text:p>0.717715263366699</text:p>
          </table:table-cell>
          <table:table-cell office:value-type="float" office:value="0.754726409912109" calcext:value-type="float">
            <text:p>0.754726409912109</text:p>
          </table:table-cell>
          <table:table-cell office:value-type="float" office:value="1.47244167327881" calcext:value-type="float">
            <text:p>1.47244167327881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3501214981079" calcext:value-type="float">
            <text:p>0.713501214981079</text:p>
          </table:table-cell>
          <table:table-cell office:value-type="float" office:value="0.922601461410523" calcext:value-type="float">
            <text:p>0.922601461410523</text:p>
          </table:table-cell>
          <table:table-cell office:value-type="float" office:value="1.6361026763916" calcext:value-type="float">
            <text:p>1.6361026763916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6839094161987" calcext:value-type="float">
            <text:p>0.696839094161987</text:p>
          </table:table-cell>
          <table:table-cell office:value-type="float" office:value="1.03258275985718" calcext:value-type="float">
            <text:p>1.03258275985718</text:p>
          </table:table-cell>
          <table:table-cell office:value-type="float" office:value="1.72942185401916" calcext:value-type="float">
            <text:p>1.72942185401916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84684038162231" calcext:value-type="float">
            <text:p>0.684684038162231</text:p>
          </table:table-cell>
          <table:table-cell office:value-type="float" office:value="0.786764144897461" calcext:value-type="float">
            <text:p>0.786764144897461</text:p>
          </table:table-cell>
          <table:table-cell office:value-type="float" office:value="1.47144818305969" calcext:value-type="float">
            <text:p>1.47144818305969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3850545883179" calcext:value-type="float">
            <text:p>0.663850545883179</text:p>
          </table:table-cell>
          <table:table-cell office:value-type="float" office:value="1.33745527267456" calcext:value-type="float">
            <text:p>1.33745527267456</text:p>
          </table:table-cell>
          <table:table-cell office:value-type="float" office:value="2.00130581855774" calcext:value-type="float">
            <text:p>2.0013058185577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71090126037598" calcext:value-type="float">
            <text:p>0.671090126037598</text:p>
          </table:table-cell>
          <table:table-cell office:value-type="float" office:value="0.964219331741333" calcext:value-type="float">
            <text:p>0.964219331741333</text:p>
          </table:table-cell>
          <table:table-cell office:value-type="float" office:value="1.63530945777893" calcext:value-type="float">
            <text:p>1.63530945777893</text:p>
          </table:table-cell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744544506073" calcext:value-type="float">
            <text:p>0.6744544506073</text:p>
          </table:table-cell>
          <table:table-cell office:value-type="float" office:value="0.913562774658203" calcext:value-type="float">
            <text:p>0.913562774658203</text:p>
          </table:table-cell>
          <table:table-cell office:value-type="float" office:value="1.5880172252655" calcext:value-type="float">
            <text:p>1.5880172252655</text:p>
          </table:table-cell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9567842483521" calcext:value-type="float">
            <text:p>0.649567842483521</text:p>
          </table:table-cell>
          <table:table-cell office:value-type="float" office:value="1.12145209312439" calcext:value-type="float">
            <text:p>1.12145209312439</text:p>
          </table:table-cell>
          <table:table-cell office:value-type="float" office:value="1.77101993560791" calcext:value-type="float">
            <text:p>1.77101993560791</text:p>
          </table:table-cell>
          <table:table-cell office:value-type="float" office:value="856" calcext:value-type="float">
            <text:p>8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60220861434937" calcext:value-type="float">
            <text:p>0.660220861434937</text:p>
          </table:table-cell>
          <table:table-cell office:value-type="float" office:value="1.07693266868591" calcext:value-type="float">
            <text:p>1.07693266868591</text:p>
          </table:table-cell>
          <table:table-cell office:value-type="float" office:value="1.73715353012085" calcext:value-type="float">
            <text:p>1.73715353012085</text:p>
          </table:table-cell>
          <table:table-cell office:value-type="float" office:value="694" calcext:value-type="float">
            <text:p>69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73868894577026" calcext:value-type="float">
            <text:p>0.673868894577026</text:p>
          </table:table-cell>
          <table:table-cell office:value-type="float" office:value="0.88293981552124" calcext:value-type="float">
            <text:p>0.88293981552124</text:p>
          </table:table-cell>
          <table:table-cell office:value-type="float" office:value="1.55680871009827" calcext:value-type="float">
            <text:p>1.55680871009827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7553901672363" calcext:value-type="float">
            <text:p>0.667553901672363</text:p>
          </table:table-cell>
          <table:table-cell office:value-type="float" office:value="1.0233211517334" calcext:value-type="float">
            <text:p>1.0233211517334</text:p>
          </table:table-cell>
          <table:table-cell office:value-type="float" office:value="1.69087505340576" calcext:value-type="float">
            <text:p>1.69087505340576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69459819793701" calcext:value-type="float">
            <text:p>0.669459819793701</text:p>
          </table:table-cell>
          <table:table-cell office:value-type="float" office:value="0.824526309967041" calcext:value-type="float">
            <text:p>0.824526309967041</text:p>
          </table:table-cell>
          <table:table-cell office:value-type="float" office:value="1.49398612976074" calcext:value-type="float">
            <text:p>1.49398612976074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5112042427063" calcext:value-type="float">
            <text:p>0.65112042427063</text:p>
          </table:table-cell>
          <table:table-cell office:value-type="float" office:value="0.826264381408691" calcext:value-type="float">
            <text:p>0.826264381408691</text:p>
          </table:table-cell>
          <table:table-cell office:value-type="float" office:value="1.47738480567932" calcext:value-type="float">
            <text:p>1.47738480567932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2595043182373" calcext:value-type="float">
            <text:p>0.652595043182373</text:p>
          </table:table-cell>
          <table:table-cell office:value-type="float" office:value="0.89996337890625" calcext:value-type="float">
            <text:p>0.89996337890625</text:p>
          </table:table-cell>
          <table:table-cell office:value-type="float" office:value="1.55255842208862" calcext:value-type="float">
            <text:p>1.55255842208862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8947467803955" calcext:value-type="float">
            <text:p>0.658947467803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5" calcext:value-type="float">
            <text:p>7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49695158004761" calcext:value-type="float">
            <text:p>0.649695158004761</text:p>
          </table:table-cell>
          <table:table-cell office:value-type="float" office:value="1.73787665367126" calcext:value-type="float">
            <text:p>1.73787665367126</text:p>
          </table:table-cell>
          <table:table-cell office:value-type="float" office:value="2.38757181167603" calcext:value-type="float">
            <text:p>2.38757181167603</text:p>
          </table:table-cell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48588418960571" calcext:value-type="float">
            <text:p>0.648588418960571</text:p>
          </table:table-cell>
          <table:table-cell office:value-type="float" office:value="1.42321085929871" calcext:value-type="float">
            <text:p>1.42321085929871</text:p>
          </table:table-cell>
          <table:table-cell office:value-type="float" office:value="2.07179927825928" calcext:value-type="float">
            <text:p>2.07179927825928</text:p>
          </table:table-cell>
          <table:table-cell office:value-type="float" office:value="873" calcext:value-type="float">
            <text:p>87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49138689041138" calcext:value-type="float">
            <text:p>0.649138689041138</text:p>
          </table:table-cell>
          <table:table-cell office:value-type="float" office:value="0.958839654922485" calcext:value-type="float">
            <text:p>0.958839654922485</text:p>
          </table:table-cell>
          <table:table-cell office:value-type="float" office:value="1.60797834396362" calcext:value-type="float">
            <text:p>1.60797834396362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7097806930542" calcext:value-type="float">
            <text:p>0.667097806930542</text:p>
          </table:table-cell>
          <table:table-cell office:value-type="float" office:value="0.895717144012451" calcext:value-type="float">
            <text:p>0.895717144012451</text:p>
          </table:table-cell>
          <table:table-cell office:value-type="float" office:value="1.56281495094299" calcext:value-type="float">
            <text:p>1.56281495094299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7191276550293" calcext:value-type="float">
            <text:p>0.657191276550293</text:p>
          </table:table-cell>
          <table:table-cell office:value-type="float" office:value="1.05128192901611" calcext:value-type="float">
            <text:p>1.05128192901611</text:p>
          </table:table-cell>
          <table:table-cell office:value-type="float" office:value="1.70847320556641" calcext:value-type="float">
            <text:p>1.70847320556641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90057277679443" calcext:value-type="float">
            <text:p>0.690057277679443</text:p>
          </table:table-cell>
          <table:table-cell office:value-type="float" office:value="0.911841630935669" calcext:value-type="float">
            <text:p>0.911841630935669</text:p>
          </table:table-cell>
          <table:table-cell office:value-type="float" office:value="1.60189890861511" calcext:value-type="float">
            <text:p>1.60189890861511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4983868598938" calcext:value-type="float">
            <text:p>0.64983868598938</text:p>
          </table:table-cell>
          <table:table-cell office:value-type="float" office:value="1.14514493942261" calcext:value-type="float">
            <text:p>1.14514493942261</text:p>
          </table:table-cell>
          <table:table-cell office:value-type="float" office:value="1.79498362541199" calcext:value-type="float">
            <text:p>1.79498362541199</text:p>
          </table:table-cell>
          <table:table-cell office:value-type="float" office:value="708" calcext:value-type="float">
            <text:p>70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72672510147095" calcext:value-type="float">
            <text:p>0.672672510147095</text:p>
          </table:table-cell>
          <table:table-cell office:value-type="float" office:value="1.00610041618347" calcext:value-type="float">
            <text:p>1.00610041618347</text:p>
          </table:table-cell>
          <table:table-cell office:value-type="float" office:value="1.67877292633057" calcext:value-type="float">
            <text:p>1.67877292633057</text:p>
          </table:table-cell>
          <table:table-cell office:value-type="float" office:value="782" calcext:value-type="float">
            <text:p>7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1874532699585" calcext:value-type="float">
            <text:p>0.661874532699585</text:p>
          </table:table-cell>
          <table:table-cell office:value-type="float" office:value="0.845861196517944" calcext:value-type="float">
            <text:p>0.845861196517944</text:p>
          </table:table-cell>
          <table:table-cell office:value-type="float" office:value="1.50773572921753" calcext:value-type="float">
            <text:p>1.5077357292175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6797885894775" calcext:value-type="float">
            <text:p>0.656797885894775</text:p>
          </table:table-cell>
          <table:table-cell office:value-type="float" office:value="0.732775211334229" calcext:value-type="float">
            <text:p>0.732775211334229</text:p>
          </table:table-cell>
          <table:table-cell office:value-type="float" office:value="1.389573097229" calcext:value-type="float">
            <text:p>1.389573097229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4406547546387" calcext:value-type="float">
            <text:p>0.654406547546387</text:p>
          </table:table-cell>
          <table:table-cell office:value-type="float" office:value="1.13070893287659" calcext:value-type="float">
            <text:p>1.13070893287659</text:p>
          </table:table-cell>
          <table:table-cell office:value-type="float" office:value="1.78511548042297" calcext:value-type="float">
            <text:p>1.78511548042297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0204648971558" calcext:value-type="float">
            <text:p>0.660204648971558</text:p>
          </table:table-cell>
          <table:table-cell office:value-type="float" office:value="0.785532712936401" calcext:value-type="float">
            <text:p>0.785532712936401</text:p>
          </table:table-cell>
          <table:table-cell office:value-type="float" office:value="1.44573736190796" calcext:value-type="float">
            <text:p>1.44573736190796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4483785629273" calcext:value-type="float">
            <text:p>0.664483785629273</text:p>
          </table:table-cell>
          <table:table-cell office:value-type="float" office:value="0.755035877227783" calcext:value-type="float">
            <text:p>0.755035877227783</text:p>
          </table:table-cell>
          <table:table-cell office:value-type="float" office:value="1.41951966285706" calcext:value-type="float">
            <text:p>1.41951966285706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1105136871338" calcext:value-type="float">
            <text:p>0.681105136871338</text:p>
          </table:table-cell>
          <table:table-cell office:value-type="float" office:value="1.18877744674683" calcext:value-type="float">
            <text:p>1.18877744674683</text:p>
          </table:table-cell>
          <table:table-cell office:value-type="float" office:value="1.86988258361816" calcext:value-type="float">
            <text:p>1.86988258361816</text:p>
          </table:table-cell>
          <table:table-cell office:value-type="float" office:value="831" calcext:value-type="float">
            <text:p>8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4649267196655" calcext:value-type="float">
            <text:p>0.644649267196655</text:p>
          </table:table-cell>
          <table:table-cell office:value-type="float" office:value="0.831541538238525" calcext:value-type="float">
            <text:p>0.831541538238525</text:p>
          </table:table-cell>
          <table:table-cell office:value-type="float" office:value="1.47619080543518" calcext:value-type="float">
            <text:p>1.47619080543518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50263786315918" calcext:value-type="float">
            <text:p>0.650263786315918</text:p>
          </table:table-cell>
          <table:table-cell office:value-type="float" office:value="0.897670984268189" calcext:value-type="float">
            <text:p>0.897670984268189</text:p>
          </table:table-cell>
          <table:table-cell office:value-type="float" office:value="1.54793477058411" calcext:value-type="float">
            <text:p>1.54793477058411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8721446990967" calcext:value-type="float">
            <text:p>0.658721446990967</text:p>
          </table:table-cell>
          <table:table-cell office:value-type="float" office:value="1.12497448921204" calcext:value-type="float">
            <text:p>1.12497448921204</text:p>
          </table:table-cell>
          <table:table-cell office:value-type="float" office:value="1.783695936203" calcext:value-type="float">
            <text:p>1.78369593620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4828548431397" calcext:value-type="float">
            <text:p>0.654828548431397</text:p>
          </table:table-cell>
          <table:table-cell office:value-type="float" office:value="1.36855673789978" calcext:value-type="float">
            <text:p>1.36855673789978</text:p>
          </table:table-cell>
          <table:table-cell office:value-type="float" office:value="2.02338528633118" calcext:value-type="float">
            <text:p>2.02338528633118</text:p>
          </table:table-cell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82360887527466" calcext:value-type="float">
            <text:p>0.682360887527466</text:p>
          </table:table-cell>
          <table:table-cell office:value-type="float" office:value="1.09698820114136" calcext:value-type="float">
            <text:p>1.09698820114136</text:p>
          </table:table-cell>
          <table:table-cell office:value-type="float" office:value="1.77934908866882" calcext:value-type="float">
            <text:p>1.77934908866882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7368659973145" calcext:value-type="float">
            <text:p>0.657368659973145</text:p>
          </table:table-cell>
          <table:table-cell office:value-type="float" office:value="1.15758752822876" calcext:value-type="float">
            <text:p>1.15758752822876</text:p>
          </table:table-cell>
          <table:table-cell office:value-type="float" office:value="1.8149561882019" calcext:value-type="float">
            <text:p>1.8149561882019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59196853637695" calcext:value-type="float">
            <text:p>0.659196853637695</text:p>
          </table:table-cell>
          <table:table-cell office:value-type="float" office:value="0.782206058502197" calcext:value-type="float">
            <text:p>0.782206058502197</text:p>
          </table:table-cell>
          <table:table-cell office:value-type="float" office:value="1.44140291213989" calcext:value-type="float">
            <text:p>1.44140291213989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51952028274536" calcext:value-type="float">
            <text:p>0.651952028274536</text:p>
          </table:table-cell>
          <table:table-cell office:value-type="float" office:value="1.45322799682617" calcext:value-type="float">
            <text:p>1.45322799682617</text:p>
          </table:table-cell>
          <table:table-cell office:value-type="float" office:value="2.10518002510071" calcext:value-type="float">
            <text:p>2.10518002510071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49031162261963" calcext:value-type="float">
            <text:p>0.649031162261963</text:p>
          </table:table-cell>
          <table:table-cell office:value-type="float" office:value="1.04908418655396" calcext:value-type="float">
            <text:p>1.04908418655396</text:p>
          </table:table-cell>
          <table:table-cell office:value-type="float" office:value="1.69811534881592" calcext:value-type="float">
            <text:p>1.69811534881592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60894632339478" calcext:value-type="float">
            <text:p>0.660894632339478</text:p>
          </table:table-cell>
          <table:table-cell office:value-type="float" office:value="0.841482400894165" calcext:value-type="float">
            <text:p>0.841482400894165</text:p>
          </table:table-cell>
          <table:table-cell office:value-type="float" office:value="1.50237703323364" calcext:value-type="float">
            <text:p>1.50237703323364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56166553497315" calcext:value-type="float">
            <text:p>0.656166553497315</text:p>
          </table:table-cell>
          <table:table-cell office:value-type="float" office:value="1.12411165237427" calcext:value-type="float">
            <text:p>1.12411165237427</text:p>
          </table:table-cell>
          <table:table-cell office:value-type="float" office:value="1.78027820587158" calcext:value-type="float">
            <text:p>1.78027820587158</text:p>
          </table:table-cell>
          <table:table-cell office:value-type="float" office:value="744" calcext:value-type="float">
            <text:p>74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0972595214844" calcext:value-type="float">
            <text:p>0.660972595214844</text:p>
          </table:table-cell>
          <table:table-cell office:value-type="float" office:value="0.990305900573731" calcext:value-type="float">
            <text:p>0.990305900573731</text:p>
          </table:table-cell>
          <table:table-cell office:value-type="float" office:value="1.65127849578857" calcext:value-type="float">
            <text:p>1.65127849578857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4143800735474" calcext:value-type="float">
            <text:p>0.664143800735474</text:p>
          </table:table-cell>
          <table:table-cell office:value-type="float" office:value="0.87970232963562" calcext:value-type="float">
            <text:p>0.87970232963562</text:p>
          </table:table-cell>
          <table:table-cell office:value-type="float" office:value="1.54384613037109" calcext:value-type="float">
            <text:p>1.54384613037109</text:p>
          </table:table-cell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8982028961182" calcext:value-type="float">
            <text:p>0.668982028961182</text:p>
          </table:table-cell>
          <table:table-cell office:value-type="float" office:value="1.02284550666809" calcext:value-type="float">
            <text:p>1.02284550666809</text:p>
          </table:table-cell>
          <table:table-cell office:value-type="float" office:value="1.69182753562927" calcext:value-type="float">
            <text:p>1.69182753562927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6126012802124" calcext:value-type="float">
            <text:p>0.66126012802124</text:p>
          </table:table-cell>
          <table:table-cell office:value-type="float" office:value="0.904998064041138" calcext:value-type="float">
            <text:p>0.904998064041138</text:p>
          </table:table-cell>
          <table:table-cell office:value-type="float" office:value="1.56625819206238" calcext:value-type="float">
            <text:p>1.56625819206238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69455051422119" calcext:value-type="float">
            <text:p>0.6694550514221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5" calcext:value-type="float">
            <text:p>8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8299674987793" calcext:value-type="float">
            <text:p>0.68299674987793</text:p>
          </table:table-cell>
          <table:table-cell office:value-type="float" office:value="0.87687873840332" calcext:value-type="float">
            <text:p>0.87687873840332</text:p>
          </table:table-cell>
          <table:table-cell office:value-type="float" office:value="1.55987548828125" calcext:value-type="float">
            <text:p>1.55987548828125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8921241760254" calcext:value-type="float">
            <text:p>0.6589212417602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18" calcext:value-type="float">
            <text:p>6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9419775009155" calcext:value-type="float">
            <text:p>0.659419775009155</text:p>
          </table:table-cell>
          <table:table-cell office:value-type="float" office:value="0.76608681678772" calcext:value-type="float">
            <text:p>0.76608681678772</text:p>
          </table:table-cell>
          <table:table-cell office:value-type="float" office:value="1.42550659179687" calcext:value-type="float">
            <text:p>1.42550659179687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9507722854614" calcext:value-type="float">
            <text:p>0.689507722854614</text:p>
          </table:table-cell>
          <table:table-cell office:value-type="float" office:value="0.931864976882935" calcext:value-type="float">
            <text:p>0.931864976882935</text:p>
          </table:table-cell>
          <table:table-cell office:value-type="float" office:value="1.62137269973755" calcext:value-type="float">
            <text:p>1.62137269973755</text:p>
          </table:table-cell>
          <table:table-cell office:value-type="float" office:value="904" calcext:value-type="float">
            <text:p>90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58068656921387" calcext:value-type="float">
            <text:p>0.6580686569213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9" calcext:value-type="float">
            <text:p>8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1880950927734" calcext:value-type="float">
            <text:p>0.681880950927734</text:p>
          </table:table-cell>
          <table:table-cell office:value-type="float" office:value="1.20364165306091" calcext:value-type="float">
            <text:p>1.20364165306091</text:p>
          </table:table-cell>
          <table:table-cell office:value-type="float" office:value="1.88552260398865" calcext:value-type="float">
            <text:p>1.88552260398865</text:p>
          </table:table-cell>
          <table:table-cell office:value-type="float" office:value="799" calcext:value-type="float">
            <text:p>79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69912815093994" calcext:value-type="float">
            <text:p>0.669912815093994</text:p>
          </table:table-cell>
          <table:table-cell office:value-type="float" office:value="1.12166857719421" calcext:value-type="float">
            <text:p>1.12166857719421</text:p>
          </table:table-cell>
          <table:table-cell office:value-type="float" office:value="1.79158139228821" calcext:value-type="float">
            <text:p>1.79158139228821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53302907943726" calcext:value-type="float">
            <text:p>0.653302907943726</text:p>
          </table:table-cell>
          <table:table-cell office:value-type="float" office:value="1.32897520065308" calcext:value-type="float">
            <text:p>1.32897520065308</text:p>
          </table:table-cell>
          <table:table-cell office:value-type="float" office:value="1.9822781085968" calcext:value-type="float">
            <text:p>1.9822781085968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9253826141357" calcext:value-type="float">
            <text:p>0.669253826141357</text:p>
          </table:table-cell>
          <table:table-cell office:value-type="float" office:value="0.975710868835449" calcext:value-type="float">
            <text:p>0.975710868835449</text:p>
          </table:table-cell>
          <table:table-cell office:value-type="float" office:value="1.64496469497681" calcext:value-type="float">
            <text:p>1.64496469497681</text:p>
          </table:table-cell>
          <table:table-cell office:value-type="float" office:value="835" calcext:value-type="float">
            <text:p>83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56362056732178" calcext:value-type="float">
            <text:p>0.656362056732178</text:p>
          </table:table-cell>
          <table:table-cell office:value-type="float" office:value="0.854631185531616" calcext:value-type="float">
            <text:p>0.854631185531616</text:p>
          </table:table-cell>
          <table:table-cell office:value-type="float" office:value="1.51099324226379" calcext:value-type="float">
            <text:p>1.51099324226379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70292377471924" calcext:value-type="float">
            <text:p>0.670292377471924</text:p>
          </table:table-cell>
          <table:table-cell office:value-type="float" office:value="1.13868069648743" calcext:value-type="float">
            <text:p>1.13868069648743</text:p>
          </table:table-cell>
          <table:table-cell office:value-type="float" office:value="1.80897307395935" calcext:value-type="float">
            <text:p>1.80897307395935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52904033660889" calcext:value-type="float">
            <text:p>0.652904033660889</text:p>
          </table:table-cell>
          <table:table-cell office:value-type="float" office:value="0.884400606155396" calcext:value-type="float">
            <text:p>0.884400606155396</text:p>
          </table:table-cell>
          <table:table-cell office:value-type="float" office:value="1.53730463981628" calcext:value-type="float">
            <text:p>1.53730463981628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56983137130737" calcext:value-type="float">
            <text:p>0.656983137130737</text:p>
          </table:table-cell>
          <table:table-cell office:value-type="float" office:value="1.37779474258423" calcext:value-type="float">
            <text:p>1.37779474258423</text:p>
          </table:table-cell>
          <table:table-cell office:value-type="float" office:value="2.03477787971497" calcext:value-type="float">
            <text:p>2.03477787971497</text:p>
          </table:table-cell>
          <table:table-cell office:value-type="float" office:value="853" calcext:value-type="float">
            <text:p>85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7762994766235" calcext:value-type="float">
            <text:p>0.667762994766235</text:p>
          </table:table-cell>
          <table:table-cell office:value-type="float" office:value="1.39875459671021" calcext:value-type="float">
            <text:p>1.39875459671021</text:p>
          </table:table-cell>
          <table:table-cell office:value-type="float" office:value="2.06651759147644" calcext:value-type="float">
            <text:p>2.06651759147644</text:p>
          </table:table-cell>
          <table:table-cell office:value-type="float" office:value="842" calcext:value-type="float">
            <text:p>84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59419059753418" calcext:value-type="float">
            <text:p>0.659419059753418</text:p>
          </table:table-cell>
          <table:table-cell office:value-type="float" office:value="1.40937209129334" calcext:value-type="float">
            <text:p>1.40937209129334</text:p>
          </table:table-cell>
          <table:table-cell office:value-type="float" office:value="2.06879115104675" calcext:value-type="float">
            <text:p>2.06879115104675</text:p>
          </table:table-cell>
          <table:table-cell office:value-type="float" office:value="790" calcext:value-type="float">
            <text:p>79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53401374816895" calcext:value-type="float">
            <text:p>0.653401374816895</text:p>
          </table:table-cell>
          <table:table-cell office:value-type="float" office:value="0.988433599472046" calcext:value-type="float">
            <text:p>0.988433599472046</text:p>
          </table:table-cell>
          <table:table-cell office:value-type="float" office:value="1.64183497428894" calcext:value-type="float">
            <text:p>1.64183497428894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156005859375" calcext:value-type="float">
            <text:p>0.66156005859375</text:p>
          </table:table-cell>
          <table:table-cell office:value-type="float" office:value="0.880342721939087" calcext:value-type="float">
            <text:p>0.880342721939087</text:p>
          </table:table-cell>
          <table:table-cell office:value-type="float" office:value="1.54190278053284" calcext:value-type="float">
            <text:p>1.54190278053284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1267051696777" calcext:value-type="float">
            <text:p>0.651267051696777</text:p>
          </table:table-cell>
          <table:table-cell office:value-type="float" office:value="1.0999743938446" calcext:value-type="float">
            <text:p>1.0999743938446</text:p>
          </table:table-cell>
          <table:table-cell office:value-type="float" office:value="1.75124144554138" calcext:value-type="float">
            <text:p>1.75124144554138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82116508483887" calcext:value-type="float">
            <text:p>0.682116508483887</text:p>
          </table:table-cell>
          <table:table-cell office:value-type="float" office:value="1.13201308250427" calcext:value-type="float">
            <text:p>1.13201308250427</text:p>
          </table:table-cell>
          <table:table-cell office:value-type="float" office:value="1.81412959098816" calcext:value-type="float">
            <text:p>1.81412959098816</text:p>
          </table:table-cell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0490026473999" calcext:value-type="float">
            <text:p>0.670490026473999</text:p>
          </table:table-cell>
          <table:table-cell office:value-type="float" office:value="0.866645812988281" calcext:value-type="float">
            <text:p>0.866645812988281</text:p>
          </table:table-cell>
          <table:table-cell office:value-type="float" office:value="1.53713583946228" calcext:value-type="float">
            <text:p>1.53713583946228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41158580780029" calcext:value-type="float">
            <text:p>0.641158580780029</text:p>
          </table:table-cell>
          <table:table-cell office:value-type="float" office:value="0.917535066604614" calcext:value-type="float">
            <text:p>0.917535066604614</text:p>
          </table:table-cell>
          <table:table-cell office:value-type="float" office:value="1.55869364738464" calcext:value-type="float">
            <text:p>1.55869364738464</text:p>
          </table:table-cell>
          <table:table-cell office:value-type="float" office:value="706" calcext:value-type="float">
            <text:p>70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44244432449341" calcext:value-type="float">
            <text:p>0.644244432449341</text:p>
          </table:table-cell>
          <table:table-cell office:value-type="float" office:value="0.910608530044556" calcext:value-type="float">
            <text:p>0.910608530044556</text:p>
          </table:table-cell>
          <table:table-cell office:value-type="float" office:value="1.5548529624939" calcext:value-type="float">
            <text:p>1.5548529624939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8230533599854" calcext:value-type="float">
            <text:p>0.668230533599854</text:p>
          </table:table-cell>
          <table:table-cell office:value-type="float" office:value="0.913372278213501" calcext:value-type="float">
            <text:p>0.913372278213501</text:p>
          </table:table-cell>
          <table:table-cell office:value-type="float" office:value="1.58160281181336" calcext:value-type="float">
            <text:p>1.58160281181336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6372785568237" calcext:value-type="float">
            <text:p>0.656372785568237</text:p>
          </table:table-cell>
          <table:table-cell office:value-type="float" office:value="1.22134971618652" calcext:value-type="float">
            <text:p>1.22134971618652</text:p>
          </table:table-cell>
          <table:table-cell office:value-type="float" office:value="1.87772250175476" calcext:value-type="float">
            <text:p>1.87772250175476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52053356170654" calcext:value-type="float">
            <text:p>0.652053356170654</text:p>
          </table:table-cell>
          <table:table-cell office:value-type="float" office:value="0.874664545059204" calcext:value-type="float">
            <text:p>0.874664545059204</text:p>
          </table:table-cell>
          <table:table-cell office:value-type="float" office:value="1.52671790122986" calcext:value-type="float">
            <text:p>1.52671790122986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62542104721069" calcext:value-type="float">
            <text:p>0.662542104721069</text:p>
          </table:table-cell>
          <table:table-cell office:value-type="float" office:value="0.901807069778442" calcext:value-type="float">
            <text:p>0.901807069778442</text:p>
          </table:table-cell>
          <table:table-cell office:value-type="float" office:value="1.56434917449951" calcext:value-type="float">
            <text:p>1.56434917449951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50247097015381" calcext:value-type="float">
            <text:p>0.650247097015381</text:p>
          </table:table-cell>
          <table:table-cell office:value-type="float" office:value="1.60271334648132" calcext:value-type="float">
            <text:p>1.60271334648132</text:p>
          </table:table-cell>
          <table:table-cell office:value-type="float" office:value="2.2529604434967" calcext:value-type="float">
            <text:p>2.2529604434967</text:p>
          </table:table-cell>
          <table:table-cell office:value-type="float" office:value="882" calcext:value-type="float">
            <text:p>88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51831150054932" calcext:value-type="float">
            <text:p>0.651831150054932</text:p>
          </table:table-cell>
          <table:table-cell office:value-type="float" office:value="0.952770233154297" calcext:value-type="float">
            <text:p>0.952770233154297</text:p>
          </table:table-cell>
          <table:table-cell office:value-type="float" office:value="1.60460138320923" calcext:value-type="float">
            <text:p>1.60460138320923</text:p>
          </table:table-cell>
          <table:table-cell office:value-type="float" office:value="765" calcext:value-type="float">
            <text:p>76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3481492996216" calcext:value-type="float">
            <text:p>0.643481492996216</text:p>
          </table:table-cell>
          <table:table-cell office:value-type="float" office:value="1.45435857772827" calcext:value-type="float">
            <text:p>1.45435857772827</text:p>
          </table:table-cell>
          <table:table-cell office:value-type="float" office:value="2.09784007072449" calcext:value-type="float">
            <text:p>2.09784007072449</text:p>
          </table:table-cell>
          <table:table-cell office:value-type="float" office:value="898" calcext:value-type="float">
            <text:p>89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975118637085" calcext:value-type="float">
            <text:p>0.64975118637085</text:p>
          </table:table-cell>
          <table:table-cell office:value-type="float" office:value="1.08179020881653" calcext:value-type="float">
            <text:p>1.08179020881653</text:p>
          </table:table-cell>
          <table:table-cell office:value-type="float" office:value="1.73154139518738" calcext:value-type="float">
            <text:p>1.73154139518738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0506019592285" calcext:value-type="float">
            <text:p>0.650506019592285</text:p>
          </table:table-cell>
          <table:table-cell office:value-type="float" office:value="1.07728385925293" calcext:value-type="float">
            <text:p>1.07728385925293</text:p>
          </table:table-cell>
          <table:table-cell office:value-type="float" office:value="1.72778987884521" calcext:value-type="float">
            <text:p>1.72778987884521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4110908508301" calcext:value-type="float">
            <text:p>0.654110908508301</text:p>
          </table:table-cell>
          <table:table-cell office:value-type="float" office:value="1.14707732200623" calcext:value-type="float">
            <text:p>1.14707732200623</text:p>
          </table:table-cell>
          <table:table-cell office:value-type="float" office:value="1.80118823051453" calcext:value-type="float">
            <text:p>1.80118823051453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74136638641357" calcext:value-type="float">
            <text:p>0.674136638641357</text:p>
          </table:table-cell>
          <table:table-cell office:value-type="float" office:value="0.882308483123779" calcext:value-type="float">
            <text:p>0.882308483123779</text:p>
          </table:table-cell>
          <table:table-cell office:value-type="float" office:value="1.55644512176514" calcext:value-type="float">
            <text:p>1.55644512176514</text:p>
          </table:table-cell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72089099884033" calcext:value-type="float">
            <text:p>0.672089099884033</text:p>
          </table:table-cell>
          <table:table-cell office:value-type="float" office:value="0.876537322998047" calcext:value-type="float">
            <text:p>0.876537322998047</text:p>
          </table:table-cell>
          <table:table-cell office:value-type="float" office:value="1.54862642288208" calcext:value-type="float">
            <text:p>1.54862642288208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70757055282593" calcext:value-type="float">
            <text:p>0.6707570552825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1" calcext:value-type="float">
            <text:p>8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66910409927368" calcext:value-type="float">
            <text:p>0.6669104099273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7449254989624" calcext:value-type="float">
            <text:p>0.6474492549896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9638156890869" calcext:value-type="float">
            <text:p>0.669638156890869</text:p>
          </table:table-cell>
          <table:table-cell office:value-type="float" office:value="1.01323080062866" calcext:value-type="float">
            <text:p>1.01323080062866</text:p>
          </table:table-cell>
          <table:table-cell office:value-type="float" office:value="1.68286895751953" calcext:value-type="float">
            <text:p>1.68286895751953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59356355667114" calcext:value-type="float">
            <text:p>0.659356355667114</text:p>
          </table:table-cell>
          <table:table-cell office:value-type="float" office:value="0.961966514587402" calcext:value-type="float">
            <text:p>0.961966514587402</text:p>
          </table:table-cell>
          <table:table-cell office:value-type="float" office:value="1.62132287025452" calcext:value-type="float">
            <text:p>1.62132287025452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48154020309448" calcext:value-type="float">
            <text:p>0.648154020309448</text:p>
          </table:table-cell>
          <table:table-cell office:value-type="float" office:value="1.38675761222839" calcext:value-type="float">
            <text:p>1.38675761222839</text:p>
          </table:table-cell>
          <table:table-cell office:value-type="float" office:value="2.03491163253784" calcext:value-type="float">
            <text:p>2.03491163253784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60985231399536" calcext:value-type="float">
            <text:p>0.660985231399536</text:p>
          </table:table-cell>
          <table:table-cell office:value-type="float" office:value="1.25318765640259" calcext:value-type="float">
            <text:p>1.25318765640259</text:p>
          </table:table-cell>
          <table:table-cell office:value-type="float" office:value="1.91417288780212" calcext:value-type="float">
            <text:p>1.91417288780212</text:p>
          </table:table-cell>
          <table:table-cell office:value-type="float" office:value="873" calcext:value-type="float">
            <text:p>87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76732301712036" calcext:value-type="float">
            <text:p>0.6767323017120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0" calcext:value-type="float">
            <text:p>8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8748378753662" calcext:value-type="float">
            <text:p>0.668748378753662</text:p>
          </table:table-cell>
          <table:table-cell office:value-type="float" office:value="0.810799598693848" calcext:value-type="float">
            <text:p>0.810799598693848</text:p>
          </table:table-cell>
          <table:table-cell office:value-type="float" office:value="1.47954797744751" calcext:value-type="float">
            <text:p>1.47954797744751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71560525894165" calcext:value-type="float">
            <text:p>0.671560525894165</text:p>
          </table:table-cell>
          <table:table-cell office:value-type="float" office:value="1.10729908943176" calcext:value-type="float">
            <text:p>1.10729908943176</text:p>
          </table:table-cell>
          <table:table-cell office:value-type="float" office:value="1.77885961532593" calcext:value-type="float">
            <text:p>1.77885961532593</text:p>
          </table:table-cell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54170274734497" calcext:value-type="float">
            <text:p>0.654170274734497</text:p>
          </table:table-cell>
          <table:table-cell office:value-type="float" office:value="1.15048313140869" calcext:value-type="float">
            <text:p>1.15048313140869</text:p>
          </table:table-cell>
          <table:table-cell office:value-type="float" office:value="1.80465340614319" calcext:value-type="float">
            <text:p>1.80465340614319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89359188079834" calcext:value-type="float">
            <text:p>0.689359188079834</text:p>
          </table:table-cell>
          <table:table-cell office:value-type="float" office:value="0.965083837509155" calcext:value-type="float">
            <text:p>0.965083837509155</text:p>
          </table:table-cell>
          <table:table-cell office:value-type="float" office:value="1.65444302558899" calcext:value-type="float">
            <text:p>1.65444302558899</text:p>
          </table:table-cell>
          <table:table-cell office:value-type="float" office:value="861" calcext:value-type="float">
            <text:p>86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66837453842163" calcext:value-type="float">
            <text:p>0.6668374538421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67205572128296" calcext:value-type="float">
            <text:p>0.667205572128296</text:p>
          </table:table-cell>
          <table:table-cell office:value-type="float" office:value="0.871612548828125" calcext:value-type="float">
            <text:p>0.871612548828125</text:p>
          </table:table-cell>
          <table:table-cell office:value-type="float" office:value="1.53881812095642" calcext:value-type="float">
            <text:p>1.53881812095642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67901515960693" calcext:value-type="float">
            <text:p>0.667901515960693</text:p>
          </table:table-cell>
          <table:table-cell office:value-type="float" office:value="0.892561674118042" calcext:value-type="float">
            <text:p>0.892561674118042</text:p>
          </table:table-cell>
          <table:table-cell office:value-type="float" office:value="1.56046319007874" calcext:value-type="float">
            <text:p>1.56046319007874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46068572998047" calcext:value-type="float">
            <text:p>0.6460685729980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0" calcext:value-type="float">
            <text:p>8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45791530609131" calcext:value-type="float">
            <text:p>0.645791530609131</text:p>
          </table:table-cell>
          <table:table-cell office:value-type="float" office:value="1.7885148525238" calcext:value-type="float">
            <text:p>1.7885148525238</text:p>
          </table:table-cell>
          <table:table-cell office:value-type="float" office:value="2.43430638313293" calcext:value-type="float">
            <text:p>2.43430638313293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66032552719116" calcext:value-type="float">
            <text:p>0.666032552719116</text:p>
          </table:table-cell>
          <table:table-cell office:value-type="float" office:value="0.907851457595825" calcext:value-type="float">
            <text:p>0.907851457595825</text:p>
          </table:table-cell>
          <table:table-cell office:value-type="float" office:value="1.57388401031494" calcext:value-type="float">
            <text:p>1.57388401031494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82113647460938" calcext:value-type="float">
            <text:p>0.682113647460938</text:p>
          </table:table-cell>
          <table:table-cell office:value-type="float" office:value="0.967885494232178" calcext:value-type="float">
            <text:p>0.967885494232178</text:p>
          </table:table-cell>
          <table:table-cell office:value-type="float" office:value="1.64999914169312" calcext:value-type="float">
            <text:p>1.64999914169312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59757852554321" calcext:value-type="float">
            <text:p>0.659757852554321</text:p>
          </table:table-cell>
          <table:table-cell office:value-type="float" office:value="0.995949268341065" calcext:value-type="float">
            <text:p>0.995949268341065</text:p>
          </table:table-cell>
          <table:table-cell office:value-type="float" office:value="1.65570712089539" calcext:value-type="float">
            <text:p>1.65570712089539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54207468032837" calcext:value-type="float">
            <text:p>0.654207468032837</text:p>
          </table:table-cell>
          <table:table-cell office:value-type="float" office:value="1.57711744308472" calcext:value-type="float">
            <text:p>1.57711744308472</text:p>
          </table:table-cell>
          <table:table-cell office:value-type="float" office:value="2.23132491111755" calcext:value-type="float">
            <text:p>2.23132491111755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58977746963501" calcext:value-type="float">
            <text:p>0.658977746963501</text:p>
          </table:table-cell>
          <table:table-cell office:value-type="float" office:value="0.972926378250122" calcext:value-type="float">
            <text:p>0.972926378250122</text:p>
          </table:table-cell>
          <table:table-cell office:value-type="float" office:value="1.63190412521362" calcext:value-type="float">
            <text:p>1.63190412521362</text:p>
          </table:table-cell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161919593811" calcext:value-type="float">
            <text:p>0.651619195938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57737016677856" calcext:value-type="float">
            <text:p>0.657737016677856</text:p>
          </table:table-cell>
          <table:table-cell office:value-type="float" office:value="0.912789821624756" calcext:value-type="float">
            <text:p>0.912789821624756</text:p>
          </table:table-cell>
          <table:table-cell office:value-type="float" office:value="1.57052683830261" calcext:value-type="float">
            <text:p>1.57052683830261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53508424758911" calcext:value-type="float">
            <text:p>0.653508424758911</text:p>
          </table:table-cell>
          <table:table-cell office:value-type="float" office:value="0.925600290298462" calcext:value-type="float">
            <text:p>0.925600290298462</text:p>
          </table:table-cell>
          <table:table-cell office:value-type="float" office:value="1.57910871505737" calcext:value-type="float">
            <text:p>1.57910871505737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73015356063843" calcext:value-type="float">
            <text:p>0.673015356063843</text:p>
          </table:table-cell>
          <table:table-cell office:value-type="float" office:value="0.885230779647827" calcext:value-type="float">
            <text:p>0.885230779647827</text:p>
          </table:table-cell>
          <table:table-cell office:value-type="float" office:value="1.55824613571167" calcext:value-type="float">
            <text:p>1.55824613571167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2628889083862" calcext:value-type="float">
            <text:p>0.6626288890838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1" calcext:value-type="float">
            <text:p>70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70355796813965" calcext:value-type="float">
            <text:p>0.670355796813965</text:p>
          </table:table-cell>
          <table:table-cell office:value-type="float" office:value="1.05283498764038" calcext:value-type="float">
            <text:p>1.05283498764038</text:p>
          </table:table-cell>
          <table:table-cell office:value-type="float" office:value="1.72319078445435" calcext:value-type="float">
            <text:p>1.7231907844543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65179014205933" calcext:value-type="float">
            <text:p>0.665179014205933</text:p>
          </table:table-cell>
          <table:table-cell office:value-type="float" office:value="0.984590530395508" calcext:value-type="float">
            <text:p>0.984590530395508</text:p>
          </table:table-cell>
          <table:table-cell office:value-type="float" office:value="1.64976954460144" calcext:value-type="float">
            <text:p>1.64976954460144</text:p>
          </table:table-cell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49060726165772" calcext:value-type="float">
            <text:p>0.649060726165772</text:p>
          </table:table-cell>
          <table:table-cell office:value-type="float" office:value="1.01823782920837" calcext:value-type="float">
            <text:p>1.01823782920837</text:p>
          </table:table-cell>
          <table:table-cell office:value-type="float" office:value="1.66729855537415" calcext:value-type="float">
            <text:p>1.66729855537415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61444902420044" calcext:value-type="float">
            <text:p>0.661444902420044</text:p>
          </table:table-cell>
          <table:table-cell office:value-type="float" office:value="0.868578195571899" calcext:value-type="float">
            <text:p>0.868578195571899</text:p>
          </table:table-cell>
          <table:table-cell office:value-type="float" office:value="1.53002309799194" calcext:value-type="float">
            <text:p>1.53002309799194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0893678665161" calcext:value-type="float">
            <text:p>0.660893678665161</text:p>
          </table:table-cell>
          <table:table-cell office:value-type="float" office:value="1.20447516441345" calcext:value-type="float">
            <text:p>1.20447516441345</text:p>
          </table:table-cell>
          <table:table-cell office:value-type="float" office:value="1.86536884307861" calcext:value-type="float">
            <text:p>1.86536884307861</text:p>
          </table:table-cell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7112827301025" calcext:value-type="float">
            <text:p>0.6671128273010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1" calcext:value-type="float">
            <text:p>107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57725334167481" calcext:value-type="float">
            <text:p>0.657725334167481</text:p>
          </table:table-cell>
          <table:table-cell office:value-type="float" office:value="1.22494101524353" calcext:value-type="float">
            <text:p>1.22494101524353</text:p>
          </table:table-cell>
          <table:table-cell office:value-type="float" office:value="1.88266634941101" calcext:value-type="float">
            <text:p>1.88266634941101</text:p>
          </table:table-cell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70835733413696" calcext:value-type="float">
            <text:p>0.670835733413696</text:p>
          </table:table-cell>
          <table:table-cell office:value-type="float" office:value="1.02410817146301" calcext:value-type="float">
            <text:p>1.02410817146301</text:p>
          </table:table-cell>
          <table:table-cell office:value-type="float" office:value="1.69494390487671" calcext:value-type="float">
            <text:p>1.69494390487671</text:p>
          </table:table-cell>
          <table:table-cell office:value-type="float" office:value="799" calcext:value-type="float">
            <text:p>79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65876150131226" calcext:value-type="float">
            <text:p>0.665876150131226</text:p>
          </table:table-cell>
          <table:table-cell office:value-type="float" office:value="1.00798749923706" calcext:value-type="float">
            <text:p>1.00798749923706</text:p>
          </table:table-cell>
          <table:table-cell office:value-type="float" office:value="1.67386364936829" calcext:value-type="float">
            <text:p>1.67386364936829</text:p>
          </table:table-cell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4101600646973" calcext:value-type="float">
            <text:p>0.664101600646973</text:p>
          </table:table-cell>
          <table:table-cell office:value-type="float" office:value="0.960554599761963" calcext:value-type="float">
            <text:p>0.960554599761963</text:p>
          </table:table-cell>
          <table:table-cell office:value-type="float" office:value="1.62465620040894" calcext:value-type="float">
            <text:p>1.62465620040894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65616273880005" calcext:value-type="float">
            <text:p>0.665616273880005</text:p>
          </table:table-cell>
          <table:table-cell office:value-type="float" office:value="0.894286632537842" calcext:value-type="float">
            <text:p>0.894286632537842</text:p>
          </table:table-cell>
          <table:table-cell office:value-type="float" office:value="1.55990290641785" calcext:value-type="float">
            <text:p>1.55990290641785</text:p>
          </table:table-cell>
          <table:table-cell office:value-type="float" office:value="678" calcext:value-type="float">
            <text:p>6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58406019210815" calcext:value-type="float">
            <text:p>0.6584060192108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99" calcext:value-type="float">
            <text:p>6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8205995559692" calcext:value-type="float">
            <text:p>0.648205995559692</text:p>
          </table:table-cell>
          <table:table-cell office:value-type="float" office:value="0.970481872558594" calcext:value-type="float">
            <text:p>0.970481872558594</text:p>
          </table:table-cell>
          <table:table-cell office:value-type="float" office:value="1.61868786811829" calcext:value-type="float">
            <text:p>1.61868786811829</text:p>
          </table:table-cell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58642530441284" calcext:value-type="float">
            <text:p>0.6586425304412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55548334121704" calcext:value-type="float">
            <text:p>0.655548334121704</text:p>
          </table:table-cell>
          <table:table-cell office:value-type="float" office:value="2.84860014915466" calcext:value-type="float">
            <text:p>2.84860014915466</text:p>
          </table:table-cell>
          <table:table-cell office:value-type="float" office:value="3.50414848327637" calcext:value-type="float">
            <text:p>3.50414848327637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55569791793823" calcext:value-type="float">
            <text:p>0.655569791793823</text:p>
          </table:table-cell>
          <table:table-cell office:value-type="float" office:value="2.35657215118408" calcext:value-type="float">
            <text:p>2.35657215118408</text:p>
          </table:table-cell>
          <table:table-cell office:value-type="float" office:value="3.01214194297791" calcext:value-type="float">
            <text:p>3.01214194297791</text:p>
          </table:table-cell>
          <table:table-cell office:value-type="float" office:value="854" calcext:value-type="float">
            <text:p>8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66146516799927" calcext:value-type="float">
            <text:p>0.6661465167999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2" calcext:value-type="float">
            <text:p>89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49173974990845" calcext:value-type="float">
            <text:p>0.6491739749908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70870304107666" calcext:value-type="float">
            <text:p>0.6708703041076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6" calcext:value-type="float">
            <text:p>8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64789199829102" calcext:value-type="float">
            <text:p>0.664789199829102</text:p>
          </table:table-cell>
          <table:table-cell office:value-type="float" office:value="0.998236656188965" calcext:value-type="float">
            <text:p>0.998236656188965</text:p>
          </table:table-cell>
          <table:table-cell office:value-type="float" office:value="1.66302585601807" calcext:value-type="float">
            <text:p>1.66302585601807</text:p>
          </table:table-cell>
          <table:table-cell office:value-type="float" office:value="711" calcext:value-type="float">
            <text:p>7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6133975982666" calcext:value-type="float">
            <text:p>0.66133975982666</text:p>
          </table:table-cell>
          <table:table-cell office:value-type="float" office:value="0.846429586410523" calcext:value-type="float">
            <text:p>0.846429586410523</text:p>
          </table:table-cell>
          <table:table-cell office:value-type="float" office:value="1.50776934623718" calcext:value-type="float">
            <text:p>1.50776934623718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5446662902832" calcext:value-type="float">
            <text:p>0.65446662902832</text:p>
          </table:table-cell>
          <table:table-cell office:value-type="float" office:value="1.20405530929565" calcext:value-type="float">
            <text:p>1.20405530929565</text:p>
          </table:table-cell>
          <table:table-cell office:value-type="float" office:value="1.85852193832397" calcext:value-type="float">
            <text:p>1.85852193832397</text:p>
          </table:table-cell>
          <table:table-cell office:value-type="float" office:value="753" calcext:value-type="float">
            <text:p>7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67282342910767" calcext:value-type="float">
            <text:p>0.667282342910767</text:p>
          </table:table-cell>
          <table:table-cell office:value-type="float" office:value="0.868537425994873" calcext:value-type="float">
            <text:p>0.868537425994873</text:p>
          </table:table-cell>
          <table:table-cell office:value-type="float" office:value="1.53581976890564" calcext:value-type="float">
            <text:p>1.53581976890564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60719871520996" calcext:value-type="float">
            <text:p>0.660719871520996</text:p>
          </table:table-cell>
          <table:table-cell office:value-type="float" office:value="0.965335607528687" calcext:value-type="float">
            <text:p>0.965335607528687</text:p>
          </table:table-cell>
          <table:table-cell office:value-type="float" office:value="1.62605547904968" calcext:value-type="float">
            <text:p>1.62605547904968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8241286277771" calcext:value-type="float">
            <text:p>0.682412862777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54344797134399" calcext:value-type="float">
            <text:p>0.654344797134399</text:p>
          </table:table-cell>
          <table:table-cell office:value-type="float" office:value="1.26684498786926" calcext:value-type="float">
            <text:p>1.26684498786926</text:p>
          </table:table-cell>
          <table:table-cell office:value-type="float" office:value="1.92118978500366" calcext:value-type="float">
            <text:p>1.92118978500366</text:p>
          </table:table-cell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74180746078491" calcext:value-type="float">
            <text:p>0.674180746078491</text:p>
          </table:table-cell>
          <table:table-cell office:value-type="float" office:value="0.796439647674561" calcext:value-type="float">
            <text:p>0.796439647674561</text:p>
          </table:table-cell>
          <table:table-cell office:value-type="float" office:value="1.47062039375305" calcext:value-type="float">
            <text:p>1.47062039375305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6388025283814" calcext:value-type="float">
            <text:p>0.676388025283814</text:p>
          </table:table-cell>
          <table:table-cell office:value-type="float" office:value="1.04113292694092" calcext:value-type="float">
            <text:p>1.04113292694092</text:p>
          </table:table-cell>
          <table:table-cell office:value-type="float" office:value="1.71752095222473" calcext:value-type="float">
            <text:p>1.71752095222473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54405355453491" calcext:value-type="float">
            <text:p>0.654405355453491</text:p>
          </table:table-cell>
          <table:table-cell office:value-type="float" office:value="0.789159297943115" calcext:value-type="float">
            <text:p>0.789159297943115</text:p>
          </table:table-cell>
          <table:table-cell office:value-type="float" office:value="1.44356465339661" calcext:value-type="float">
            <text:p>1.44356465339661</text:p>
          </table:table-cell>
          <table:table-cell office:value-type="float" office:value="801" calcext:value-type="float">
            <text:p>8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78111791610718" calcext:value-type="float">
            <text:p>0.678111791610718</text:p>
          </table:table-cell>
          <table:table-cell office:value-type="float" office:value="0.921130180358887" calcext:value-type="float">
            <text:p>0.921130180358887</text:p>
          </table:table-cell>
          <table:table-cell office:value-type="float" office:value="1.5992419719696" calcext:value-type="float">
            <text:p>1.5992419719696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60027503967285" calcext:value-type="float">
            <text:p>0.660027503967285</text:p>
          </table:table-cell>
          <table:table-cell office:value-type="float" office:value="1.06594395637512" calcext:value-type="float">
            <text:p>1.06594395637512</text:p>
          </table:table-cell>
          <table:table-cell office:value-type="float" office:value="1.72597146034241" calcext:value-type="float">
            <text:p>1.72597146034241</text:p>
          </table:table-cell>
          <table:table-cell office:value-type="float" office:value="855" calcext:value-type="float">
            <text:p>85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54814004898071" calcext:value-type="float">
            <text:p>0.654814004898071</text:p>
          </table:table-cell>
          <table:table-cell office:value-type="float" office:value="1.18119215965271" calcext:value-type="float">
            <text:p>1.18119215965271</text:p>
          </table:table-cell>
          <table:table-cell office:value-type="float" office:value="1.83600616455078" calcext:value-type="float">
            <text:p>1.83600616455078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78508520126343" calcext:value-type="float">
            <text:p>0.678508520126343</text:p>
          </table:table-cell>
          <table:table-cell office:value-type="float" office:value="0.78891134262085" calcext:value-type="float">
            <text:p>0.78891134262085</text:p>
          </table:table-cell>
          <table:table-cell office:value-type="float" office:value="1.46741986274719" calcext:value-type="float">
            <text:p>1.46741986274719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54802799224854" calcext:value-type="float">
            <text:p>0.654802799224854</text:p>
          </table:table-cell>
          <table:table-cell office:value-type="float" office:value="1.3637957572937" calcext:value-type="float">
            <text:p>1.3637957572937</text:p>
          </table:table-cell>
          <table:table-cell office:value-type="float" office:value="2.01859855651856" calcext:value-type="float">
            <text:p>2.01859855651856</text:p>
          </table:table-cell>
          <table:table-cell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51278972625732" calcext:value-type="float">
            <text:p>0.6512789726257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9" calcext:value-type="float">
            <text:p>10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77557945251465" calcext:value-type="float">
            <text:p>0.677557945251465</text:p>
          </table:table-cell>
          <table:table-cell office:value-type="float" office:value="1.57200145721436" calcext:value-type="float">
            <text:p>1.57200145721436</text:p>
          </table:table-cell>
          <table:table-cell office:value-type="float" office:value="2.24955940246582" calcext:value-type="float">
            <text:p>2.24955940246582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51776790618897" calcext:value-type="float">
            <text:p>0.651776790618897</text:p>
          </table:table-cell>
          <table:table-cell office:value-type="float" office:value="1.45406270027161" calcext:value-type="float">
            <text:p>1.45406270027161</text:p>
          </table:table-cell>
          <table:table-cell office:value-type="float" office:value="2.1058394908905" calcext:value-type="float">
            <text:p>2.1058394908905</text:p>
          </table:table-cell>
          <table:table-cell office:value-type="float" office:value="917" calcext:value-type="float">
            <text:p>9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60367488861084" calcext:value-type="float">
            <text:p>0.6603674888610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7" calcext:value-type="float">
            <text:p>6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7677402496338" calcext:value-type="float">
            <text:p>0.667677402496338</text:p>
          </table:table-cell>
          <table:table-cell office:value-type="float" office:value="1.2679877281189" calcext:value-type="float">
            <text:p>1.2679877281189</text:p>
          </table:table-cell>
          <table:table-cell office:value-type="float" office:value="1.93566513061523" calcext:value-type="float">
            <text:p>1.93566513061523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73294544219971" calcext:value-type="float">
            <text:p>0.673294544219971</text:p>
          </table:table-cell>
          <table:table-cell office:value-type="float" office:value="1.30841088294983" calcext:value-type="float">
            <text:p>1.30841088294983</text:p>
          </table:table-cell>
          <table:table-cell office:value-type="float" office:value="1.9817054271698" calcext:value-type="float">
            <text:p>1.9817054271698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64292573928833" calcext:value-type="float">
            <text:p>0.664292573928833</text:p>
          </table:table-cell>
          <table:table-cell office:value-type="float" office:value="0.877739191055298" calcext:value-type="float">
            <text:p>0.877739191055298</text:p>
          </table:table-cell>
          <table:table-cell office:value-type="float" office:value="1.54203176498413" calcext:value-type="float">
            <text:p>1.54203176498413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64987087249756" calcext:value-type="float">
            <text:p>0.664987087249756</text:p>
          </table:table-cell>
          <table:table-cell office:value-type="float" office:value="0.741190433502197" calcext:value-type="float">
            <text:p>0.741190433502197</text:p>
          </table:table-cell>
          <table:table-cell office:value-type="float" office:value="1.40617752075195" calcext:value-type="float">
            <text:p>1.40617752075195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469765663147" calcext:value-type="float">
            <text:p>0.65469765663147</text:p>
          </table:table-cell>
          <table:table-cell office:value-type="float" office:value="1.07181835174561" calcext:value-type="float">
            <text:p>1.07181835174561</text:p>
          </table:table-cell>
          <table:table-cell office:value-type="float" office:value="1.72651600837708" calcext:value-type="float">
            <text:p>1.72651600837708</text:p>
          </table:table-cell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94205284118652" calcext:value-type="float">
            <text:p>0.694205284118652</text:p>
          </table:table-cell>
          <table:table-cell office:value-type="float" office:value="0.893439769744873" calcext:value-type="float">
            <text:p>0.893439769744873</text:p>
          </table:table-cell>
          <table:table-cell office:value-type="float" office:value="1.58764505386353" calcext:value-type="float">
            <text:p>1.58764505386353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49932146072388" calcext:value-type="float">
            <text:p>0.6499321460723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8" calcext:value-type="float">
            <text:p>7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68424606323242" calcext:value-type="float">
            <text:p>0.668424606323242</text:p>
          </table:table-cell>
          <table:table-cell office:value-type="float" office:value="0.761248588562012" calcext:value-type="float">
            <text:p>0.761248588562012</text:p>
          </table:table-cell>
          <table:table-cell office:value-type="float" office:value="1.42967319488525" calcext:value-type="float">
            <text:p>1.42967319488525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56375646591187" calcext:value-type="float">
            <text:p>0.656375646591187</text:p>
          </table:table-cell>
          <table:table-cell office:value-type="float" office:value="0.959690093994141" calcext:value-type="float">
            <text:p>0.959690093994141</text:p>
          </table:table-cell>
          <table:table-cell office:value-type="float" office:value="1.61606574058533" calcext:value-type="float">
            <text:p>1.61606574058533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717209815979" calcext:value-type="float">
            <text:p>0.6717209815979</text:p>
          </table:table-cell>
          <table:table-cell office:value-type="float" office:value="1.00901818275452" calcext:value-type="float">
            <text:p>1.00901818275452</text:p>
          </table:table-cell>
          <table:table-cell office:value-type="float" office:value="1.68073916435242" calcext:value-type="float">
            <text:p>1.68073916435242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56901359558106" calcext:value-type="float">
            <text:p>0.656901359558106</text:p>
          </table:table-cell>
          <table:table-cell office:value-type="float" office:value="0.950263738632202" calcext:value-type="float">
            <text:p>0.950263738632202</text:p>
          </table:table-cell>
          <table:table-cell office:value-type="float" office:value="1.60716509819031" calcext:value-type="float">
            <text:p>1.60716509819031</text:p>
          </table:table-cell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67299509048462" calcext:value-type="float">
            <text:p>0.667299509048462</text:p>
          </table:table-cell>
          <table:table-cell office:value-type="float" office:value="1.11307215690613" calcext:value-type="float">
            <text:p>1.11307215690613</text:p>
          </table:table-cell>
          <table:table-cell office:value-type="float" office:value="1.78037166595459" calcext:value-type="float">
            <text:p>1.78037166595459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69457197189331" calcext:value-type="float">
            <text:p>0.669457197189331</text:p>
          </table:table-cell>
          <table:table-cell office:value-type="float" office:value="0.888493061065674" calcext:value-type="float">
            <text:p>0.888493061065674</text:p>
          </table:table-cell>
          <table:table-cell office:value-type="float" office:value="1.557950258255" calcext:value-type="float">
            <text:p>1.557950258255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50023698806763" calcext:value-type="float">
            <text:p>0.650023698806763</text:p>
          </table:table-cell>
          <table:table-cell office:value-type="float" office:value="0.723889112472534" calcext:value-type="float">
            <text:p>0.723889112472534</text:p>
          </table:table-cell>
          <table:table-cell office:value-type="float" office:value="1.3739128112793" calcext:value-type="float">
            <text:p>1.3739128112793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4643774032593" calcext:value-type="float">
            <text:p>0.654643774032593</text:p>
          </table:table-cell>
          <table:table-cell office:value-type="float" office:value="1.01295828819275" calcext:value-type="float">
            <text:p>1.01295828819275</text:p>
          </table:table-cell>
          <table:table-cell office:value-type="float" office:value="1.66760206222534" calcext:value-type="float">
            <text:p>1.66760206222534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72861099243164" calcext:value-type="float">
            <text:p>0.672861099243164</text:p>
          </table:table-cell>
          <table:table-cell office:value-type="float" office:value="1.16352725028992" calcext:value-type="float">
            <text:p>1.16352725028992</text:p>
          </table:table-cell>
          <table:table-cell office:value-type="float" office:value="1.83638834953308" calcext:value-type="float">
            <text:p>1.83638834953308</text:p>
          </table:table-cell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9623136520386" calcext:value-type="float">
            <text:p>0.669623136520386</text:p>
          </table:table-cell>
          <table:table-cell office:value-type="float" office:value="0.880751371383667" calcext:value-type="float">
            <text:p>0.880751371383667</text:p>
          </table:table-cell>
          <table:table-cell office:value-type="float" office:value="1.55037450790405" calcext:value-type="float">
            <text:p>1.55037450790405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4521074295044" calcext:value-type="float">
            <text:p>0.64521074295044</text:p>
          </table:table-cell>
          <table:table-cell office:value-type="float" office:value="0.869051218032837" calcext:value-type="float">
            <text:p>0.869051218032837</text:p>
          </table:table-cell>
          <table:table-cell office:value-type="float" office:value="1.51426196098328" calcext:value-type="float">
            <text:p>1.51426196098328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59313201904297" calcext:value-type="float">
            <text:p>0.6593132019042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59730195999146" calcext:value-type="float">
            <text:p>0.659730195999146</text:p>
          </table:table-cell>
          <table:table-cell office:value-type="float" office:value="0.886910915374756" calcext:value-type="float">
            <text:p>0.886910915374756</text:p>
          </table:table-cell>
          <table:table-cell office:value-type="float" office:value="1.5466411113739" calcext:value-type="float">
            <text:p>1.546641111373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55717372894287" calcext:value-type="float">
            <text:p>0.655717372894287</text:p>
          </table:table-cell>
          <table:table-cell office:value-type="float" office:value="1.0739917755127" calcext:value-type="float">
            <text:p>1.0739917755127</text:p>
          </table:table-cell>
          <table:table-cell office:value-type="float" office:value="1.72970914840698" calcext:value-type="float">
            <text:p>1.72970914840698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77664041519165" calcext:value-type="float">
            <text:p>0.677664041519165</text:p>
          </table:table-cell>
          <table:table-cell office:value-type="float" office:value="1.04549765586853" calcext:value-type="float">
            <text:p>1.04549765586853</text:p>
          </table:table-cell>
          <table:table-cell office:value-type="float" office:value="1.7231616973877" calcext:value-type="float">
            <text:p>1.7231616973877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50252103805542" calcext:value-type="float">
            <text:p>0.650252103805542</text:p>
          </table:table-cell>
          <table:table-cell office:value-type="float" office:value="0.939979791641235" calcext:value-type="float">
            <text:p>0.939979791641235</text:p>
          </table:table-cell>
          <table:table-cell office:value-type="float" office:value="1.59023189544678" calcext:value-type="float">
            <text:p>1.59023189544678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57033205032349" calcext:value-type="float">
            <text:p>0.657033205032349</text:p>
          </table:table-cell>
          <table:table-cell office:value-type="float" office:value="0.745959281921387" calcext:value-type="float">
            <text:p>0.745959281921387</text:p>
          </table:table-cell>
          <table:table-cell office:value-type="float" office:value="1.40299248695374" calcext:value-type="float">
            <text:p>1.40299248695374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8022403717041" calcext:value-type="float">
            <text:p>0.658022403717041</text:p>
          </table:table-cell>
          <table:table-cell office:value-type="float" office:value="0.896278858184815" calcext:value-type="float">
            <text:p>0.896278858184815</text:p>
          </table:table-cell>
          <table:table-cell office:value-type="float" office:value="1.55430126190186" calcext:value-type="float">
            <text:p>1.55430126190186</text:p>
          </table:table-cell>
          <table:table-cell office:value-type="float" office:value="829" calcext:value-type="float">
            <text:p>8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70597076416016" calcext:value-type="float">
            <text:p>0.6705970764160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48838043212891" calcext:value-type="float">
            <text:p>0.648838043212891</text:p>
          </table:table-cell>
          <table:table-cell office:value-type="float" office:value="0.993349552154541" calcext:value-type="float">
            <text:p>0.993349552154541</text:p>
          </table:table-cell>
          <table:table-cell office:value-type="float" office:value="1.64218759536743" calcext:value-type="float">
            <text:p>1.64218759536743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69411897659302" calcext:value-type="float">
            <text:p>0.669411897659302</text:p>
          </table:table-cell>
          <table:table-cell office:value-type="float" office:value="0.900146245956421" calcext:value-type="float">
            <text:p>0.900146245956421</text:p>
          </table:table-cell>
          <table:table-cell office:value-type="float" office:value="1.56955814361572" calcext:value-type="float">
            <text:p>1.56955814361572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6274881362915" calcext:value-type="float">
            <text:p>0.66274881362915</text:p>
          </table:table-cell>
          <table:table-cell office:value-type="float" office:value="0.797033309936523" calcext:value-type="float">
            <text:p>0.797033309936523</text:p>
          </table:table-cell>
          <table:table-cell office:value-type="float" office:value="1.45978212356567" calcext:value-type="float">
            <text:p>1.45978212356567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9600019454956" calcext:value-type="float">
            <text:p>0.659600019454956</text:p>
          </table:table-cell>
          <table:table-cell office:value-type="float" office:value="0.804909467697144" calcext:value-type="float">
            <text:p>0.804909467697144</text:p>
          </table:table-cell>
          <table:table-cell office:value-type="float" office:value="1.4645094871521" calcext:value-type="float">
            <text:p>1.4645094871521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56312227249146" calcext:value-type="float">
            <text:p>0.656312227249146</text:p>
          </table:table-cell>
          <table:table-cell office:value-type="float" office:value="1.35629916191101" calcext:value-type="float">
            <text:p>1.35629916191101</text:p>
          </table:table-cell>
          <table:table-cell office:value-type="float" office:value="2.01261138916016" calcext:value-type="float">
            <text:p>2.01261138916016</text:p>
          </table:table-cell>
          <table:table-cell office:value-type="float" office:value="958" calcext:value-type="float">
            <text:p>95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63663387298584" calcext:value-type="float">
            <text:p>0.663663387298584</text:p>
          </table:table-cell>
          <table:table-cell office:value-type="float" office:value="1.31837892532349" calcext:value-type="float">
            <text:p>1.31837892532349</text:p>
          </table:table-cell>
          <table:table-cell office:value-type="float" office:value="1.98204231262207" calcext:value-type="float">
            <text:p>1.98204231262207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79629802703857" calcext:value-type="float">
            <text:p>0.679629802703857</text:p>
          </table:table-cell>
          <table:table-cell office:value-type="float" office:value="0.903940200805664" calcext:value-type="float">
            <text:p>0.903940200805664</text:p>
          </table:table-cell>
          <table:table-cell office:value-type="float" office:value="1.58357000350952" calcext:value-type="float">
            <text:p>1.58357000350952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57259225845337" calcext:value-type="float">
            <text:p>0.657259225845337</text:p>
          </table:table-cell>
          <table:table-cell office:value-type="float" office:value="0.897191524505615" calcext:value-type="float">
            <text:p>0.897191524505615</text:p>
          </table:table-cell>
          <table:table-cell office:value-type="float" office:value="1.55445075035095" calcext:value-type="float">
            <text:p>1.55445075035095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65298938751221" calcext:value-type="float">
            <text:p>0.665298938751221</text:p>
          </table:table-cell>
          <table:table-cell office:value-type="float" office:value="1.06957292556763" calcext:value-type="float">
            <text:p>1.06957292556763</text:p>
          </table:table-cell>
          <table:table-cell office:value-type="float" office:value="1.73487186431885" calcext:value-type="float">
            <text:p>1.73487186431885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84016466140747" calcext:value-type="float">
            <text:p>0.684016466140747</text:p>
          </table:table-cell>
          <table:table-cell office:value-type="float" office:value="1.34667634963989" calcext:value-type="float">
            <text:p>1.34667634963989</text:p>
          </table:table-cell>
          <table:table-cell office:value-type="float" office:value="2.03069281578064" calcext:value-type="float">
            <text:p>2.03069281578064</text:p>
          </table:table-cell>
          <table:table-cell office:value-type="float" office:value="928" calcext:value-type="float">
            <text:p>9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90819263458252" calcext:value-type="float">
            <text:p>0.690819263458252</text:p>
          </table:table-cell>
          <table:table-cell office:value-type="float" office:value="0.860820531845093" calcext:value-type="float">
            <text:p>0.860820531845093</text:p>
          </table:table-cell>
          <table:table-cell office:value-type="float" office:value="1.55163979530334" calcext:value-type="float">
            <text:p>1.5516397953033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45009279251099" calcext:value-type="float">
            <text:p>0.6450092792510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51071548461914" calcext:value-type="float">
            <text:p>0.651071548461914</text:p>
          </table:table-cell>
          <table:table-cell office:value-type="float" office:value="1.3932101726532" calcext:value-type="float">
            <text:p>1.3932101726532</text:p>
          </table:table-cell>
          <table:table-cell office:value-type="float" office:value="2.04428172111511" calcext:value-type="float">
            <text:p>2.04428172111511</text:p>
          </table:table-cell>
          <table:table-cell office:value-type="float" office:value="792" calcext:value-type="float">
            <text:p>79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63371801376343" calcext:value-type="float">
            <text:p>0.6633718013763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54537916183472" calcext:value-type="float">
            <text:p>0.654537916183472</text:p>
          </table:table-cell>
          <table:table-cell office:value-type="float" office:value="1.2153787612915" calcext:value-type="float">
            <text:p>1.2153787612915</text:p>
          </table:table-cell>
          <table:table-cell office:value-type="float" office:value="1.86991667747498" calcext:value-type="float">
            <text:p>1.86991667747498</text:p>
          </table:table-cell>
          <table:table-cell office:value-type="float" office:value="932" calcext:value-type="float">
            <text:p>9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0769214630127" calcext:value-type="float">
            <text:p>0.670769214630127</text:p>
          </table:table-cell>
          <table:table-cell office:value-type="float" office:value="0.883369445800781" calcext:value-type="float">
            <text:p>0.883369445800781</text:p>
          </table:table-cell>
          <table:table-cell office:value-type="float" office:value="1.55413866043091" calcext:value-type="float">
            <text:p>1.55413866043091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50051593780518" calcext:value-type="float">
            <text:p>0.650051593780518</text:p>
          </table:table-cell>
          <table:table-cell office:value-type="float" office:value="1.42757320404053" calcext:value-type="float">
            <text:p>1.42757320404053</text:p>
          </table:table-cell>
          <table:table-cell office:value-type="float" office:value="2.07762479782105" calcext:value-type="float">
            <text:p>2.07762479782105</text:p>
          </table:table-cell>
          <table:table-cell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66796207427979" calcext:value-type="float">
            <text:p>0.666796207427979</text:p>
          </table:table-cell>
          <table:table-cell office:value-type="float" office:value="0.895532369613648" calcext:value-type="float">
            <text:p>0.895532369613648</text:p>
          </table:table-cell>
          <table:table-cell office:value-type="float" office:value="1.56232857704163" calcext:value-type="float">
            <text:p>1.56232857704163</text:p>
          </table:table-cell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54096126556397" calcext:value-type="float">
            <text:p>0.654096126556397</text:p>
          </table:table-cell>
          <table:table-cell office:value-type="float" office:value="0.93627667427063" calcext:value-type="float">
            <text:p>0.93627667427063</text:p>
          </table:table-cell>
          <table:table-cell office:value-type="float" office:value="1.59037280082703" calcext:value-type="float">
            <text:p>1.59037280082703</text:p>
          </table:table-cell>
          <table:table-cell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8086576461792" calcext:value-type="float">
            <text:p>0.680865764617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88089609146118" calcext:value-type="float">
            <text:p>0.688089609146118</text:p>
          </table:table-cell>
          <table:table-cell office:value-type="float" office:value="1.1555757522583" calcext:value-type="float">
            <text:p>1.1555757522583</text:p>
          </table:table-cell>
          <table:table-cell office:value-type="float" office:value="1.84366536140442" calcext:value-type="float">
            <text:p>1.84366536140442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64545059204102" calcext:value-type="float">
            <text:p>0.6645450592041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5" calcext:value-type="float">
            <text:p>7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59631013870239" calcext:value-type="float">
            <text:p>0.659631013870239</text:p>
          </table:table-cell>
          <table:table-cell office:value-type="float" office:value="0.872046232223511" calcext:value-type="float">
            <text:p>0.872046232223511</text:p>
          </table:table-cell>
          <table:table-cell office:value-type="float" office:value="1.53167724609375" calcext:value-type="float">
            <text:p>1.53167724609375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5174713134766" calcext:value-type="float">
            <text:p>0.675174713134766</text:p>
          </table:table-cell>
          <table:table-cell office:value-type="float" office:value="2.45196437835693" calcext:value-type="float">
            <text:p>2.45196437835693</text:p>
          </table:table-cell>
          <table:table-cell office:value-type="float" office:value="3.1271390914917" calcext:value-type="float">
            <text:p>3.1271390914917</text:p>
          </table:table-cell>
          <table:table-cell office:value-type="float" office:value="842" calcext:value-type="float">
            <text:p>842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44508600234985" calcext:value-type="float">
            <text:p>0.644508600234985</text:p>
          </table:table-cell>
          <table:table-cell office:value-type="float" office:value="1.08993911743164" calcext:value-type="float">
            <text:p>1.08993911743164</text:p>
          </table:table-cell>
          <table:table-cell office:value-type="float" office:value="1.73444771766663" calcext:value-type="float">
            <text:p>1.73444771766663</text:p>
          </table:table-cell>
          <table:table-cell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87226629257202" calcext:value-type="float">
            <text:p>0.587226629257202</text:p>
          </table:table-cell>
          <table:table-cell office:value-type="float" office:value="0.650357961654663" calcext:value-type="float">
            <text:p>0.650357961654663</text:p>
          </table:table-cell>
          <table:table-cell office:value-type="float" office:value="1.23758459091187" calcext:value-type="float">
            <text:p>1.2375845909118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70109272003174" calcext:value-type="float">
            <text:p>0.670109272003174</text:p>
          </table:table-cell>
          <table:table-cell office:value-type="float" office:value="0.840785264968872" calcext:value-type="float">
            <text:p>0.840785264968872</text:p>
          </table:table-cell>
          <table:table-cell office:value-type="float" office:value="1.51089453697205" calcext:value-type="float">
            <text:p>1.51089453697205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51523113250732" calcext:value-type="float">
            <text:p>0.651523113250732</text:p>
          </table:table-cell>
          <table:table-cell office:value-type="float" office:value="1.20693159103394" calcext:value-type="float">
            <text:p>1.20693159103394</text:p>
          </table:table-cell>
          <table:table-cell office:value-type="float" office:value="1.85845470428467" calcext:value-type="float">
            <text:p>1.85845470428467</text:p>
          </table:table-cell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51821851730347" calcext:value-type="float">
            <text:p>0.651821851730347</text:p>
          </table:table-cell>
          <table:table-cell office:value-type="float" office:value="1.3622317314148" calcext:value-type="float">
            <text:p>1.3622317314148</text:p>
          </table:table-cell>
          <table:table-cell office:value-type="float" office:value="2.01405358314514" calcext:value-type="float">
            <text:p>2.01405358314514</text:p>
          </table:table-cell>
          <table:table-cell office:value-type="float" office:value="841" calcext:value-type="float">
            <text:p>84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1446213722229" calcext:value-type="float">
            <text:p>0.61446213722229</text:p>
          </table:table-cell>
          <table:table-cell office:value-type="float" office:value="0.701772689819336" calcext:value-type="float">
            <text:p>0.701772689819336</text:p>
          </table:table-cell>
          <table:table-cell office:value-type="float" office:value="1.31623482704163" calcext:value-type="float">
            <text:p>1.3162348270416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59977197647095" calcext:value-type="float">
            <text:p>0.659977197647095</text:p>
          </table:table-cell>
          <table:table-cell office:value-type="float" office:value="0.979562997817993" calcext:value-type="float">
            <text:p>0.979562997817993</text:p>
          </table:table-cell>
          <table:table-cell office:value-type="float" office:value="1.63954019546509" calcext:value-type="float">
            <text:p>1.63954019546509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58146858215332" calcext:value-type="float">
            <text:p>0.658146858215332</text:p>
          </table:table-cell>
          <table:table-cell office:value-type="float" office:value="1.01445627212524" calcext:value-type="float">
            <text:p>1.01445627212524</text:p>
          </table:table-cell>
          <table:table-cell office:value-type="float" office:value="1.67260313034058" calcext:value-type="float">
            <text:p>1.67260313034058</text:p>
          </table:table-cell>
          <table:table-cell office:value-type="float" office:value="868" calcext:value-type="float">
            <text:p>86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87549352645874" calcext:value-type="float">
            <text:p>0.687549352645874</text:p>
          </table:table-cell>
          <table:table-cell office:value-type="float" office:value="2.1899585723877" calcext:value-type="float">
            <text:p>2.1899585723877</text:p>
          </table:table-cell>
          <table:table-cell office:value-type="float" office:value="2.87750792503357" calcext:value-type="float">
            <text:p>2.87750792503357</text:p>
          </table:table-cell>
          <table:table-cell office:value-type="float" office:value="900" calcext:value-type="float">
            <text:p>90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76820278167725" calcext:value-type="float">
            <text:p>0.676820278167725</text:p>
          </table:table-cell>
          <table:table-cell office:value-type="float" office:value="1.03883290290833" calcext:value-type="float">
            <text:p>1.03883290290833</text:p>
          </table:table-cell>
          <table:table-cell office:value-type="float" office:value="1.71565318107605" calcext:value-type="float">
            <text:p>1.71565318107605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64512634277344" calcext:value-type="float">
            <text:p>0.664512634277344</text:p>
          </table:table-cell>
          <table:table-cell office:value-type="float" office:value="1.07183289527893" calcext:value-type="float">
            <text:p>1.07183289527893</text:p>
          </table:table-cell>
          <table:table-cell office:value-type="float" office:value="1.73634552955627" calcext:value-type="float">
            <text:p>1.73634552955627</text:p>
          </table:table-cell>
          <table:table-cell office:value-type="float" office:value="841" calcext:value-type="float">
            <text:p>8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68805599212647" calcext:value-type="float">
            <text:p>0.668805599212647</text:p>
          </table:table-cell>
          <table:table-cell office:value-type="float" office:value="0.849403381347656" calcext:value-type="float">
            <text:p>0.849403381347656</text:p>
          </table:table-cell>
          <table:table-cell office:value-type="float" office:value="1.5182089805603" calcext:value-type="float">
            <text:p>1.5182089805603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73241376876831" calcext:value-type="float">
            <text:p>0.673241376876831</text:p>
          </table:table-cell>
          <table:table-cell office:value-type="float" office:value="0.895236492156982" calcext:value-type="float">
            <text:p>0.895236492156982</text:p>
          </table:table-cell>
          <table:table-cell office:value-type="float" office:value="1.56847786903381" calcext:value-type="float">
            <text:p>1.56847786903381</text:p>
          </table:table-cell>
          <table:table-cell office:value-type="float" office:value="959" calcext:value-type="float">
            <text:p>9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69817686080933" calcext:value-type="float">
            <text:p>0.669817686080933</text:p>
          </table:table-cell>
          <table:table-cell office:value-type="float" office:value="0.832368135452271" calcext:value-type="float">
            <text:p>0.832368135452271</text:p>
          </table:table-cell>
          <table:table-cell office:value-type="float" office:value="1.5021858215332" calcext:value-type="float">
            <text:p>1.5021858215332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1742639541626" calcext:value-type="float">
            <text:p>0.7117426395416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3" calcext:value-type="float">
            <text:p>8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63876056671143" calcext:value-type="float">
            <text:p>0.663876056671143</text:p>
          </table:table-cell>
          <table:table-cell office:value-type="float" office:value="0.733715295791626" calcext:value-type="float">
            <text:p>0.733715295791626</text:p>
          </table:table-cell>
          <table:table-cell office:value-type="float" office:value="1.39759135246277" calcext:value-type="float">
            <text:p>1.39759135246277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74774169921875" calcext:value-type="float">
            <text:p>0.6747741699218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8" calcext:value-type="float">
            <text:p>9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51423215866089" calcext:value-type="float">
            <text:p>0.651423215866089</text:p>
          </table:table-cell>
          <table:table-cell office:value-type="float" office:value="0.864350318908691" calcext:value-type="float">
            <text:p>0.864350318908691</text:p>
          </table:table-cell>
          <table:table-cell office:value-type="float" office:value="1.51577353477478" calcext:value-type="float">
            <text:p>1.51577353477478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57264232635498" calcext:value-type="float">
            <text:p>0.657264232635498</text:p>
          </table:table-cell>
          <table:table-cell office:value-type="float" office:value="1.38404130935669" calcext:value-type="float">
            <text:p>1.38404130935669</text:p>
          </table:table-cell>
          <table:table-cell office:value-type="float" office:value="2.04130554199219" calcext:value-type="float">
            <text:p>2.04130554199219</text:p>
          </table:table-cell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75453901290894" calcext:value-type="float">
            <text:p>0.675453901290894</text:p>
          </table:table-cell>
          <table:table-cell office:value-type="float" office:value="0.939461946487427" calcext:value-type="float">
            <text:p>0.939461946487427</text:p>
          </table:table-cell>
          <table:table-cell office:value-type="float" office:value="1.61491584777832" calcext:value-type="float">
            <text:p>1.61491584777832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62246465682983" calcext:value-type="float">
            <text:p>0.662246465682983</text:p>
          </table:table-cell>
          <table:table-cell office:value-type="float" office:value="0.749366283416748" calcext:value-type="float">
            <text:p>0.749366283416748</text:p>
          </table:table-cell>
          <table:table-cell office:value-type="float" office:value="1.41161274909973" calcext:value-type="float">
            <text:p>1.41161274909973</text:p>
          </table:table-cell>
          <table:table-cell office:value-type="float" office:value="664" calcext:value-type="float">
            <text:p>6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78852558135986" calcext:value-type="float">
            <text:p>0.678852558135986</text:p>
          </table:table-cell>
          <table:table-cell office:value-type="float" office:value="1.1319408416748" calcext:value-type="float">
            <text:p>1.1319408416748</text:p>
          </table:table-cell>
          <table:table-cell office:value-type="float" office:value="1.81079339981079" calcext:value-type="float">
            <text:p>1.81079339981079</text:p>
          </table:table-cell>
          <table:table-cell office:value-type="float" office:value="1025" calcext:value-type="float">
            <text:p>10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63293838500977" calcext:value-type="float">
            <text:p>0.663293838500977</text:p>
          </table:table-cell>
          <table:table-cell office:value-type="float" office:value="0.858793258666992" calcext:value-type="float">
            <text:p>0.858793258666992</text:p>
          </table:table-cell>
          <table:table-cell office:value-type="float" office:value="1.52208709716797" calcext:value-type="float">
            <text:p>1.52208709716797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63877964019775" calcext:value-type="float">
            <text:p>0.6638779640197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2" calcext:value-type="float">
            <text:p>75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51166677474976" calcext:value-type="float">
            <text:p>0.651166677474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59680843353272" calcext:value-type="float">
            <text:p>0.659680843353272</text:p>
          </table:table-cell>
          <table:table-cell office:value-type="float" office:value="1.38736367225647" calcext:value-type="float">
            <text:p>1.38736367225647</text:p>
          </table:table-cell>
          <table:table-cell office:value-type="float" office:value="2.04704451560974" calcext:value-type="float">
            <text:p>2.04704451560974</text:p>
          </table:table-cell>
          <table:table-cell office:value-type="float" office:value="869" calcext:value-type="float">
            <text:p>86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61198377609253" calcext:value-type="float">
            <text:p>0.6611983776092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7" calcext:value-type="float">
            <text:p>7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1248426437378" calcext:value-type="float">
            <text:p>0.6812484264373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60682678222656" calcext:value-type="float">
            <text:p>0.660682678222656</text:p>
          </table:table-cell>
          <table:table-cell office:value-type="float" office:value="0.90777850151062" calcext:value-type="float">
            <text:p>0.90777850151062</text:p>
          </table:table-cell>
          <table:table-cell office:value-type="float" office:value="1.56846117973328" calcext:value-type="float">
            <text:p>1.56846117973328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56246423721314" calcext:value-type="float">
            <text:p>0.6562464237213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4481782913208" calcext:value-type="float">
            <text:p>0.64481782913208</text:p>
          </table:table-cell>
          <table:table-cell office:value-type="float" office:value="446.730197668076" calcext:value-type="float">
            <text:p>446.730197668076</text:p>
          </table:table-cell>
          <table:table-cell office:value-type="float" office:value="447.375015497208" calcext:value-type="float">
            <text:p>447.375015497208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36736" calcext:value-type="float">
            <text:p>367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60308361053467" calcext:value-type="float">
            <text:p>0.6603083610534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5" calcext:value-type="float">
            <text:p>7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53091430664063" calcext:value-type="float">
            <text:p>0.653091430664063</text:p>
          </table:table-cell>
          <table:table-cell office:value-type="float" office:value="1.47531604766846" calcext:value-type="float">
            <text:p>1.47531604766846</text:p>
          </table:table-cell>
          <table:table-cell office:value-type="float" office:value="2.12840747833252" calcext:value-type="float">
            <text:p>2.12840747833252</text:p>
          </table:table-cell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7838573455811" calcext:value-type="float">
            <text:p>0.667838573455811</text:p>
          </table:table-cell>
          <table:table-cell office:value-type="float" office:value="0.951029777526856" calcext:value-type="float">
            <text:p>0.951029777526856</text:p>
          </table:table-cell>
          <table:table-cell office:value-type="float" office:value="1.61886835098267" calcext:value-type="float">
            <text:p>1.61886835098267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77293539047241" calcext:value-type="float">
            <text:p>0.677293539047241</text:p>
          </table:table-cell>
          <table:table-cell office:value-type="float" office:value="1.06000423431396" calcext:value-type="float">
            <text:p>1.06000423431396</text:p>
          </table:table-cell>
          <table:table-cell office:value-type="float" office:value="1.73729777336121" calcext:value-type="float">
            <text:p>1.73729777336121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52507448196411" calcext:value-type="float">
            <text:p>0.752507448196411</text:p>
          </table:table-cell>
          <table:table-cell office:value-type="float" office:value="1.10667490959167" calcext:value-type="float">
            <text:p>1.10667490959167</text:p>
          </table:table-cell>
          <table:table-cell office:value-type="float" office:value="1.85918235778809" calcext:value-type="float">
            <text:p>1.85918235778809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58389806747437" calcext:value-type="float">
            <text:p>0.658389806747437</text:p>
          </table:table-cell>
          <table:table-cell office:value-type="float" office:value="0.99016261100769" calcext:value-type="float">
            <text:p>0.99016261100769</text:p>
          </table:table-cell>
          <table:table-cell office:value-type="float" office:value="1.64855241775513" calcext:value-type="float">
            <text:p>1.64855241775513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47222757339478" calcext:value-type="float">
            <text:p>0.647222757339478</text:p>
          </table:table-cell>
          <table:table-cell office:value-type="float" office:value="0.876439332962036" calcext:value-type="float">
            <text:p>0.876439332962036</text:p>
          </table:table-cell>
          <table:table-cell office:value-type="float" office:value="1.52366209030151" calcext:value-type="float">
            <text:p>1.52366209030151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79676532745361" calcext:value-type="float">
            <text:p>0.679676532745361</text:p>
          </table:table-cell>
          <table:table-cell office:value-type="float" office:value="1.0476861000061" calcext:value-type="float">
            <text:p>1.0476861000061</text:p>
          </table:table-cell>
          <table:table-cell office:value-type="float" office:value="1.72736263275146" calcext:value-type="float">
            <text:p>1.72736263275146</text:p>
          </table:table-cell>
          <table:table-cell office:value-type="float" office:value="1056" calcext:value-type="float">
            <text:p>10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62255525588989" calcext:value-type="float">
            <text:p>0.662255525588989</text:p>
          </table:table-cell>
          <table:table-cell office:value-type="float" office:value="0.853974342346191" calcext:value-type="float">
            <text:p>0.853974342346191</text:p>
          </table:table-cell>
          <table:table-cell office:value-type="float" office:value="1.51622986793518" calcext:value-type="float">
            <text:p>1.51622986793518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6437149047852" calcext:value-type="float">
            <text:p>0.666437149047852</text:p>
          </table:table-cell>
          <table:table-cell office:value-type="float" office:value="1.14744424819946" calcext:value-type="float">
            <text:p>1.14744424819946</text:p>
          </table:table-cell>
          <table:table-cell office:value-type="float" office:value="1.81388139724732" calcext:value-type="float">
            <text:p>1.81388139724732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8350100517273" calcext:value-type="float">
            <text:p>0.68350100517273</text:p>
          </table:table-cell>
          <table:table-cell office:value-type="float" office:value="1.04739856719971" calcext:value-type="float">
            <text:p>1.04739856719971</text:p>
          </table:table-cell>
          <table:table-cell office:value-type="float" office:value="1.73089957237244" calcext:value-type="float">
            <text:p>1.73089957237244</text:p>
          </table:table-cell>
          <table:table-cell office:value-type="float" office:value="934" calcext:value-type="float">
            <text:p>93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77096843719482" calcext:value-type="float">
            <text:p>0.677096843719482</text:p>
          </table:table-cell>
          <table:table-cell office:value-type="float" office:value="0.856928586959839" calcext:value-type="float">
            <text:p>0.856928586959839</text:p>
          </table:table-cell>
          <table:table-cell office:value-type="float" office:value="1.53402543067932" calcext:value-type="float">
            <text:p>1.53402543067932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63723468780518" calcext:value-type="float">
            <text:p>0.663723468780518</text:p>
          </table:table-cell>
          <table:table-cell office:value-type="float" office:value="1.86835646629334" calcext:value-type="float">
            <text:p>1.86835646629334</text:p>
          </table:table-cell>
          <table:table-cell office:value-type="float" office:value="2.53207993507385" calcext:value-type="float">
            <text:p>2.53207993507385</text:p>
          </table:table-cell>
          <table:table-cell office:value-type="float" office:value="855" calcext:value-type="float">
            <text:p>85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56195878982544" calcext:value-type="float">
            <text:p>0.656195878982544</text:p>
          </table:table-cell>
          <table:table-cell office:value-type="float" office:value="1.13866329193115" calcext:value-type="float">
            <text:p>1.13866329193115</text:p>
          </table:table-cell>
          <table:table-cell office:value-type="float" office:value="1.7948591709137" calcext:value-type="float">
            <text:p>1.7948591709137</text:p>
          </table:table-cell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72326803207398" calcext:value-type="float">
            <text:p>0.672326803207398</text:p>
          </table:table-cell>
          <table:table-cell office:value-type="float" office:value="1.19278740882874" calcext:value-type="float">
            <text:p>1.19278740882874</text:p>
          </table:table-cell>
          <table:table-cell office:value-type="float" office:value="1.86511421203613" calcext:value-type="float">
            <text:p>1.86511421203613</text:p>
          </table:table-cell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68530225753784" calcext:value-type="float">
            <text:p>0.668530225753784</text:p>
          </table:table-cell>
          <table:table-cell office:value-type="float" office:value="1.02685737609863" calcext:value-type="float">
            <text:p>1.02685737609863</text:p>
          </table:table-cell>
          <table:table-cell office:value-type="float" office:value="1.69538760185242" calcext:value-type="float">
            <text:p>1.69538760185242</text:p>
          </table:table-cell>
          <table:table-cell office:value-type="float" office:value="842" calcext:value-type="float">
            <text:p>8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53625011444092" calcext:value-type="float">
            <text:p>0.653625011444092</text:p>
          </table:table-cell>
          <table:table-cell office:value-type="float" office:value="0.871208429336548" calcext:value-type="float">
            <text:p>0.871208429336548</text:p>
          </table:table-cell>
          <table:table-cell office:value-type="float" office:value="1.52483344078064" calcext:value-type="float">
            <text:p>1.52483344078064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55901193618774" calcext:value-type="float">
            <text:p>0.6559011936187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5" calcext:value-type="float">
            <text:p>8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61832809448242" calcext:value-type="float">
            <text:p>0.661832809448242</text:p>
          </table:table-cell>
          <table:table-cell office:value-type="float" office:value="0.909881591796875" calcext:value-type="float">
            <text:p>0.909881591796875</text:p>
          </table:table-cell>
          <table:table-cell office:value-type="float" office:value="1.57171440124512" calcext:value-type="float">
            <text:p>1.57171440124512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71451330184937" calcext:value-type="float">
            <text:p>0.671451330184937</text:p>
          </table:table-cell>
          <table:table-cell office:value-type="float" office:value="0.87087869644165" calcext:value-type="float">
            <text:p>0.87087869644165</text:p>
          </table:table-cell>
          <table:table-cell office:value-type="float" office:value="1.54233002662659" calcext:value-type="float">
            <text:p>1.54233002662659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73577308654785" calcext:value-type="float">
            <text:p>0.673577308654785</text:p>
          </table:table-cell>
          <table:table-cell office:value-type="float" office:value="0.897867679595947" calcext:value-type="float">
            <text:p>0.897867679595947</text:p>
          </table:table-cell>
          <table:table-cell office:value-type="float" office:value="1.57144498825073" calcext:value-type="float">
            <text:p>1.57144498825073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5333890914917" calcext:value-type="float">
            <text:p>0.65333890914917</text:p>
          </table:table-cell>
          <table:table-cell office:value-type="float" office:value="0.935638666152954" calcext:value-type="float">
            <text:p>0.935638666152954</text:p>
          </table:table-cell>
          <table:table-cell office:value-type="float" office:value="1.58897757530212" calcext:value-type="float">
            <text:p>1.58897757530212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45758152008057" calcext:value-type="float">
            <text:p>0.645758152008057</text:p>
          </table:table-cell>
          <table:table-cell office:value-type="float" office:value="1.05636191368103" calcext:value-type="float">
            <text:p>1.05636191368103</text:p>
          </table:table-cell>
          <table:table-cell office:value-type="float" office:value="1.70212006568909" calcext:value-type="float">
            <text:p>1.70212006568909</text:p>
          </table:table-cell>
          <table:table-cell office:value-type="float" office:value="777" calcext:value-type="float">
            <text:p>77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54740571975708" calcext:value-type="float">
            <text:p>0.654740571975708</text:p>
          </table:table-cell>
          <table:table-cell office:value-type="float" office:value="0.925607919692993" calcext:value-type="float">
            <text:p>0.925607919692993</text:p>
          </table:table-cell>
          <table:table-cell office:value-type="float" office:value="1.5803484916687" calcext:value-type="float">
            <text:p>1.580348491668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64062738418579" calcext:value-type="float">
            <text:p>0.664062738418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2" calcext:value-type="float">
            <text:p>9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57487392425537" calcext:value-type="float">
            <text:p>0.6574873924255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3" calcext:value-type="float">
            <text:p>80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54374122619629" calcext:value-type="float">
            <text:p>0.654374122619629</text:p>
          </table:table-cell>
          <table:table-cell office:value-type="float" office:value="1.37715911865234" calcext:value-type="float">
            <text:p>1.37715911865234</text:p>
          </table:table-cell>
          <table:table-cell office:value-type="float" office:value="2.03153324127197" calcext:value-type="float">
            <text:p>2.03153324127197</text:p>
          </table:table-cell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63390874862671" calcext:value-type="float">
            <text:p>0.6633908748626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8" calcext:value-type="float">
            <text:p>74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739821434021" calcext:value-type="float">
            <text:p>0.6739821434021</text:p>
          </table:table-cell>
          <table:table-cell office:value-type="float" office:value="0.851575613021851" calcext:value-type="float">
            <text:p>0.851575613021851</text:p>
          </table:table-cell>
          <table:table-cell office:value-type="float" office:value="1.52555775642395" calcext:value-type="float">
            <text:p>1.52555775642395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63269519805908" calcext:value-type="float">
            <text:p>0.6632695198059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6" calcext:value-type="float">
            <text:p>9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73113107681274" calcext:value-type="float">
            <text:p>0.673113107681274</text:p>
          </table:table-cell>
          <table:table-cell office:value-type="float" office:value="0.840838432312012" calcext:value-type="float">
            <text:p>0.840838432312012</text:p>
          </table:table-cell>
          <table:table-cell office:value-type="float" office:value="1.51395153999329" calcext:value-type="float">
            <text:p>1.51395153999329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57480955123901" calcext:value-type="float">
            <text:p>0.657480955123901</text:p>
          </table:table-cell>
          <table:table-cell office:value-type="float" office:value="0.870996236801148" calcext:value-type="float">
            <text:p>0.870996236801148</text:p>
          </table:table-cell>
          <table:table-cell office:value-type="float" office:value="1.52847719192505" calcext:value-type="float">
            <text:p>1.52847719192505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71740531921387" calcext:value-type="float">
            <text:p>0.671740531921387</text:p>
          </table:table-cell>
          <table:table-cell office:value-type="float" office:value="0.878871917724609" calcext:value-type="float">
            <text:p>0.878871917724609</text:p>
          </table:table-cell>
          <table:table-cell office:value-type="float" office:value="1.550612449646" calcext:value-type="float">
            <text:p>1.550612449646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50853633880615" calcext:value-type="float">
            <text:p>0.650853633880615</text:p>
          </table:table-cell>
          <table:table-cell office:value-type="float" office:value="1.00997734069824" calcext:value-type="float">
            <text:p>1.00997734069824</text:p>
          </table:table-cell>
          <table:table-cell office:value-type="float" office:value="1.66083097457886" calcext:value-type="float">
            <text:p>1.66083097457886</text:p>
          </table:table-cell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68481826782227" calcext:value-type="float">
            <text:p>0.668481826782227</text:p>
          </table:table-cell>
          <table:table-cell office:value-type="float" office:value="1.02248430252075" calcext:value-type="float">
            <text:p>1.02248430252075</text:p>
          </table:table-cell>
          <table:table-cell office:value-type="float" office:value="1.69096612930298" calcext:value-type="float">
            <text:p>1.69096612930298</text:p>
          </table:table-cell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0820484161377" calcext:value-type="float">
            <text:p>0.660820484161377</text:p>
          </table:table-cell>
          <table:table-cell office:value-type="float" office:value="1.09717345237732" calcext:value-type="float">
            <text:p>1.09717345237732</text:p>
          </table:table-cell>
          <table:table-cell office:value-type="float" office:value="1.7579939365387" calcext:value-type="float">
            <text:p>1.7579939365387</text:p>
          </table:table-cell>
          <table:table-cell office:value-type="float" office:value="847" calcext:value-type="float">
            <text:p>8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72087907791138" calcext:value-type="float">
            <text:p>0.672087907791138</text:p>
          </table:table-cell>
          <table:table-cell office:value-type="float" office:value="0.853684902191162" calcext:value-type="float">
            <text:p>0.853684902191162</text:p>
          </table:table-cell>
          <table:table-cell office:value-type="float" office:value="1.5257728099823" calcext:value-type="float">
            <text:p>1.5257728099823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733193397522" calcext:value-type="float">
            <text:p>0.66733193397522</text:p>
          </table:table-cell>
          <table:table-cell office:value-type="float" office:value="0.862211465835571" calcext:value-type="float">
            <text:p>0.862211465835571</text:p>
          </table:table-cell>
          <table:table-cell office:value-type="float" office:value="1.52954339981079" calcext:value-type="float">
            <text:p>1.5295433998107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67492389678955" calcext:value-type="float">
            <text:p>0.667492389678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6" calcext:value-type="float">
            <text:p>9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67370557785034" calcext:value-type="float">
            <text:p>0.667370557785034</text:p>
          </table:table-cell>
          <table:table-cell office:value-type="float" office:value="1.3529040813446" calcext:value-type="float">
            <text:p>1.3529040813446</text:p>
          </table:table-cell>
          <table:table-cell office:value-type="float" office:value="2.02027463912964" calcext:value-type="float">
            <text:p>2.02027463912964</text:p>
          </table:table-cell>
          <table:table-cell office:value-type="float" office:value="739" calcext:value-type="float">
            <text:p>73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69860124588013" calcext:value-type="float">
            <text:p>0.669860124588013</text:p>
          </table:table-cell>
          <table:table-cell office:value-type="float" office:value="0.962908983230591" calcext:value-type="float">
            <text:p>0.962908983230591</text:p>
          </table:table-cell>
          <table:table-cell office:value-type="float" office:value="1.6327691078186" calcext:value-type="float">
            <text:p>1.6327691078186</text:p>
          </table:table-cell>
          <table:table-cell office:value-type="float" office:value="769" calcext:value-type="float">
            <text:p>76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74631834030151" calcext:value-type="float">
            <text:p>0.674631834030151</text:p>
          </table:table-cell>
          <table:table-cell office:value-type="float" office:value="0.749674558639526" calcext:value-type="float">
            <text:p>0.749674558639526</text:p>
          </table:table-cell>
          <table:table-cell office:value-type="float" office:value="1.42430639266968" calcext:value-type="float">
            <text:p>1.42430639266968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64313554763794" calcext:value-type="float">
            <text:p>0.664313554763794</text:p>
          </table:table-cell>
          <table:table-cell office:value-type="float" office:value="1.27136731147766" calcext:value-type="float">
            <text:p>1.27136731147766</text:p>
          </table:table-cell>
          <table:table-cell office:value-type="float" office:value="1.93568086624146" calcext:value-type="float">
            <text:p>1.93568086624146</text:p>
          </table:table-cell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43258571624756" calcext:value-type="float">
            <text:p>0.6432585716247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3" calcext:value-type="float">
            <text:p>7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68049812316895" calcext:value-type="float">
            <text:p>0.668049812316895</text:p>
          </table:table-cell>
          <table:table-cell office:value-type="float" office:value="0.768736124038696" calcext:value-type="float">
            <text:p>0.768736124038696</text:p>
          </table:table-cell>
          <table:table-cell office:value-type="float" office:value="1.43678593635559" calcext:value-type="float">
            <text:p>1.43678593635559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59719705581665" calcext:value-type="float">
            <text:p>0.6597197055816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3" calcext:value-type="float">
            <text:p>7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63526773452759" calcext:value-type="float">
            <text:p>0.6635267734527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1" calcext:value-type="float">
            <text:p>7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61142349243164" calcext:value-type="float">
            <text:p>0.661142349243164</text:p>
          </table:table-cell>
          <table:table-cell office:value-type="float" office:value="0.769137620925903" calcext:value-type="float">
            <text:p>0.769137620925903</text:p>
          </table:table-cell>
          <table:table-cell office:value-type="float" office:value="1.43027997016907" calcext:value-type="float">
            <text:p>1.43027997016907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57091856002808" calcext:value-type="float">
            <text:p>0.657091856002808</text:p>
          </table:table-cell>
          <table:table-cell office:value-type="float" office:value="0.883337736129761" calcext:value-type="float">
            <text:p>0.883337736129761</text:p>
          </table:table-cell>
          <table:table-cell office:value-type="float" office:value="1.54042959213257" calcext:value-type="float">
            <text:p>1.54042959213257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52478456497192" calcext:value-type="float">
            <text:p>0.652478456497192</text:p>
          </table:table-cell>
          <table:table-cell office:value-type="float" office:value="0.90241289138794" calcext:value-type="float">
            <text:p>0.90241289138794</text:p>
          </table:table-cell>
          <table:table-cell office:value-type="float" office:value="1.55489134788513" calcext:value-type="float">
            <text:p>1.55489134788513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51021480560303" calcext:value-type="float">
            <text:p>0.651021480560303</text:p>
          </table:table-cell>
          <table:table-cell office:value-type="float" office:value="1.11651706695557" calcext:value-type="float">
            <text:p>1.11651706695557</text:p>
          </table:table-cell>
          <table:table-cell office:value-type="float" office:value="1.76753854751587" calcext:value-type="float">
            <text:p>1.76753854751587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64243459701538" calcext:value-type="float">
            <text:p>0.664243459701538</text:p>
          </table:table-cell>
          <table:table-cell office:value-type="float" office:value="0.962220191955566" calcext:value-type="float">
            <text:p>0.962220191955566</text:p>
          </table:table-cell>
          <table:table-cell office:value-type="float" office:value="1.6264636516571" calcext:value-type="float">
            <text:p>1.6264636516571</text:p>
          </table:table-cell>
          <table:table-cell office:value-type="float" office:value="782" calcext:value-type="float">
            <text:p>78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48623466491699" calcext:value-type="float">
            <text:p>0.648623466491699</text:p>
          </table:table-cell>
          <table:table-cell office:value-type="float" office:value="1.23835420608521" calcext:value-type="float">
            <text:p>1.23835420608521</text:p>
          </table:table-cell>
          <table:table-cell office:value-type="float" office:value="1.8869776725769" calcext:value-type="float">
            <text:p>1.8869776725769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53597354888916" calcext:value-type="float">
            <text:p>0.653597354888916</text:p>
          </table:table-cell>
          <table:table-cell office:value-type="float" office:value="0.964097738265991" calcext:value-type="float">
            <text:p>0.964097738265991</text:p>
          </table:table-cell>
          <table:table-cell office:value-type="float" office:value="1.61769509315491" calcext:value-type="float">
            <text:p>1.61769509315491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74559116363525" calcext:value-type="float">
            <text:p>0.674559116363525</text:p>
          </table:table-cell>
          <table:table-cell office:value-type="float" office:value="1.24812245368958" calcext:value-type="float">
            <text:p>1.24812245368958</text:p>
          </table:table-cell>
          <table:table-cell office:value-type="float" office:value="1.9226815700531" calcext:value-type="float">
            <text:p>1.9226815700531</text:p>
          </table:table-cell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49564981460571" calcext:value-type="float">
            <text:p>0.649564981460571</text:p>
          </table:table-cell>
          <table:table-cell office:value-type="float" office:value="0.788021326065064" calcext:value-type="float">
            <text:p>0.788021326065064</text:p>
          </table:table-cell>
          <table:table-cell office:value-type="float" office:value="1.43758630752563" calcext:value-type="float">
            <text:p>1.43758630752563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83297634124756" calcext:value-type="float">
            <text:p>0.683297634124756</text:p>
          </table:table-cell>
          <table:table-cell office:value-type="float" office:value="0.873433589935303" calcext:value-type="float">
            <text:p>0.873433589935303</text:p>
          </table:table-cell>
          <table:table-cell office:value-type="float" office:value="1.55673122406006" calcext:value-type="float">
            <text:p>1.55673122406006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47625684738159" calcext:value-type="float">
            <text:p>0.647625684738159</text:p>
          </table:table-cell>
          <table:table-cell office:value-type="float" office:value="0.893832206726074" calcext:value-type="float">
            <text:p>0.893832206726074</text:p>
          </table:table-cell>
          <table:table-cell office:value-type="float" office:value="1.54145789146423" calcext:value-type="float">
            <text:p>1.54145789146423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67636394500732" calcext:value-type="float">
            <text:p>0.667636394500732</text:p>
          </table:table-cell>
          <table:table-cell office:value-type="float" office:value="1.3600013256073" calcext:value-type="float">
            <text:p>1.3600013256073</text:p>
          </table:table-cell>
          <table:table-cell office:value-type="float" office:value="2.02763772010803" calcext:value-type="float">
            <text:p>2.02763772010803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52272939682007" calcext:value-type="float">
            <text:p>0.652272939682007</text:p>
          </table:table-cell>
          <table:table-cell office:value-type="float" office:value="1.11975622177124" calcext:value-type="float">
            <text:p>1.11975622177124</text:p>
          </table:table-cell>
          <table:table-cell office:value-type="float" office:value="1.77202916145325" calcext:value-type="float">
            <text:p>1.77202916145325</text:p>
          </table:table-cell>
          <table:table-cell office:value-type="float" office:value="892" calcext:value-type="float">
            <text:p>89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60682201385498" calcext:value-type="float">
            <text:p>0.660682201385498</text:p>
          </table:table-cell>
          <table:table-cell office:value-type="float" office:value="1.31061244010925" calcext:value-type="float">
            <text:p>1.31061244010925</text:p>
          </table:table-cell>
          <table:table-cell office:value-type="float" office:value="1.97129464149475" calcext:value-type="float">
            <text:p>1.97129464149475</text:p>
          </table:table-cell>
          <table:table-cell office:value-type="float" office:value="758" calcext:value-type="float">
            <text:p>75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62497997283936" calcext:value-type="float">
            <text:p>0.662497997283936</text:p>
          </table:table-cell>
          <table:table-cell office:value-type="float" office:value="0.945938348770142" calcext:value-type="float">
            <text:p>0.945938348770142</text:p>
          </table:table-cell>
          <table:table-cell office:value-type="float" office:value="1.60843634605408" calcext:value-type="float">
            <text:p>1.60843634605408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75347328186035" calcext:value-type="float">
            <text:p>0.675347328186035</text:p>
          </table:table-cell>
          <table:table-cell office:value-type="float" office:value="0.870752334594727" calcext:value-type="float">
            <text:p>0.870752334594727</text:p>
          </table:table-cell>
          <table:table-cell office:value-type="float" office:value="1.54609966278076" calcext:value-type="float">
            <text:p>1.54609966278076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51130199432373" calcext:value-type="float">
            <text:p>0.651130199432373</text:p>
          </table:table-cell>
          <table:table-cell office:value-type="float" office:value="1.45295429229736" calcext:value-type="float">
            <text:p>1.45295429229736</text:p>
          </table:table-cell>
          <table:table-cell office:value-type="float" office:value="2.10408449172974" calcext:value-type="float">
            <text:p>2.10408449172974</text:p>
          </table:table-cell>
          <table:table-cell office:value-type="float" office:value="801" calcext:value-type="float">
            <text:p>8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76819324493408" calcext:value-type="float">
            <text:p>0.676819324493408</text:p>
          </table:table-cell>
          <table:table-cell office:value-type="float" office:value="0.912713050842285" calcext:value-type="float">
            <text:p>0.912713050842285</text:p>
          </table:table-cell>
          <table:table-cell office:value-type="float" office:value="1.58953237533569" calcext:value-type="float">
            <text:p>1.58953237533569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83120727539063" calcext:value-type="float">
            <text:p>0.683120727539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55897617340088" calcext:value-type="float">
            <text:p>0.655897617340088</text:p>
          </table:table-cell>
          <table:table-cell office:value-type="float" office:value="0.995856046676636" calcext:value-type="float">
            <text:p>0.995856046676636</text:p>
          </table:table-cell>
          <table:table-cell office:value-type="float" office:value="1.65175366401672" calcext:value-type="float">
            <text:p>1.65175366401672</text:p>
          </table:table-cell>
          <table:table-cell office:value-type="float" office:value="715" calcext:value-type="float">
            <text:p>7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67040348052979" calcext:value-type="float">
            <text:p>0.667040348052979</text:p>
          </table:table-cell>
          <table:table-cell office:value-type="float" office:value="0.86661171913147" calcext:value-type="float">
            <text:p>0.86661171913147</text:p>
          </table:table-cell>
          <table:table-cell office:value-type="float" office:value="1.53365206718445" calcext:value-type="float">
            <text:p>1.53365206718445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56218528747559" calcext:value-type="float">
            <text:p>0.656218528747559</text:p>
          </table:table-cell>
          <table:table-cell office:value-type="float" office:value="26.371985912323" calcext:value-type="float">
            <text:p>26.371985912323</text:p>
          </table:table-cell>
          <table:table-cell office:value-type="float" office:value="27.0282044410706" calcext:value-type="float">
            <text:p>27.0282044410706</text:p>
          </table:table-cell>
          <table:table-cell office:value-type="float" office:value="868" calcext:value-type="float">
            <text:p>868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75698280334473" calcext:value-type="float">
            <text:p>0.675698280334473</text:p>
          </table:table-cell>
          <table:table-cell office:value-type="float" office:value="0.815963268280029" calcext:value-type="float">
            <text:p>0.815963268280029</text:p>
          </table:table-cell>
          <table:table-cell office:value-type="float" office:value="1.4916615486145" calcext:value-type="float">
            <text:p>1.4916615486145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81405067443848" calcext:value-type="float">
            <text:p>0.681405067443848</text:p>
          </table:table-cell>
          <table:table-cell office:value-type="float" office:value="1.43375778198242" calcext:value-type="float">
            <text:p>1.43375778198242</text:p>
          </table:table-cell>
          <table:table-cell office:value-type="float" office:value="2.11516284942627" calcext:value-type="float">
            <text:p>2.11516284942627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9136905670166" calcext:value-type="float">
            <text:p>0.691369056701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49049758911133" calcext:value-type="float">
            <text:p>0.649049758911133</text:p>
          </table:table-cell>
          <table:table-cell office:value-type="float" office:value="0.934700965881348" calcext:value-type="float">
            <text:p>0.934700965881348</text:p>
          </table:table-cell>
          <table:table-cell office:value-type="float" office:value="1.58375072479248" calcext:value-type="float">
            <text:p>1.58375072479248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6110110282898" calcext:value-type="float">
            <text:p>0.66110110282898</text:p>
          </table:table-cell>
          <table:table-cell office:value-type="float" office:value="0.990831136703491" calcext:value-type="float">
            <text:p>0.990831136703491</text:p>
          </table:table-cell>
          <table:table-cell office:value-type="float" office:value="1.65193223953247" calcext:value-type="float">
            <text:p>1.65193223953247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71226024627686" calcext:value-type="float">
            <text:p>0.671226024627686</text:p>
          </table:table-cell>
          <table:table-cell office:value-type="float" office:value="0.802490234375" calcext:value-type="float">
            <text:p>0.802490234375</text:p>
          </table:table-cell>
          <table:table-cell office:value-type="float" office:value="1.47371625900269" calcext:value-type="float">
            <text:p>1.47371625900269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53398275375366" calcext:value-type="float">
            <text:p>0.653398275375366</text:p>
          </table:table-cell>
          <table:table-cell office:value-type="float" office:value="0.878997564315796" calcext:value-type="float">
            <text:p>0.878997564315796</text:p>
          </table:table-cell>
          <table:table-cell office:value-type="float" office:value="1.53239583969116" calcext:value-type="float">
            <text:p>1.53239583969116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55357837677002" calcext:value-type="float">
            <text:p>0.655357837677002</text:p>
          </table:table-cell>
          <table:table-cell office:value-type="float" office:value="0.848505258560181" calcext:value-type="float">
            <text:p>0.848505258560181</text:p>
          </table:table-cell>
          <table:table-cell office:value-type="float" office:value="1.50386309623718" calcext:value-type="float">
            <text:p>1.50386309623718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7711329460144" calcext:value-type="float">
            <text:p>0.67711329460144</text:p>
          </table:table-cell>
          <table:table-cell office:value-type="float" office:value="0.796743392944336" calcext:value-type="float">
            <text:p>0.796743392944336</text:p>
          </table:table-cell>
          <table:table-cell office:value-type="float" office:value="1.47385668754578" calcext:value-type="float">
            <text:p>1.47385668754578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70232057571411" calcext:value-type="float">
            <text:p>0.670232057571411</text:p>
          </table:table-cell>
          <table:table-cell office:value-type="float" office:value="0.968409776687622" calcext:value-type="float">
            <text:p>0.968409776687622</text:p>
          </table:table-cell>
          <table:table-cell office:value-type="float" office:value="1.63864183425903" calcext:value-type="float">
            <text:p>1.63864183425903</text:p>
          </table:table-cell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50610446929932" calcext:value-type="float">
            <text:p>0.6506104469299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7" calcext:value-type="float">
            <text:p>6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75907135009766" calcext:value-type="float">
            <text:p>0.675907135009766</text:p>
          </table:table-cell>
          <table:table-cell office:value-type="float" office:value="0.953341960906982" calcext:value-type="float">
            <text:p>0.953341960906982</text:p>
          </table:table-cell>
          <table:table-cell office:value-type="float" office:value="1.62924909591675" calcext:value-type="float">
            <text:p>1.62924909591675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55090093612671" calcext:value-type="float">
            <text:p>0.655090093612671</text:p>
          </table:table-cell>
          <table:table-cell office:value-type="float" office:value="0.937376260757446" calcext:value-type="float">
            <text:p>0.937376260757446</text:p>
          </table:table-cell>
          <table:table-cell office:value-type="float" office:value="1.59246635437012" calcext:value-type="float">
            <text:p>1.59246635437012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72657489776611" calcext:value-type="float">
            <text:p>0.672657489776611</text:p>
          </table:table-cell>
          <table:table-cell office:value-type="float" office:value="1.24703693389893" calcext:value-type="float">
            <text:p>1.24703693389893</text:p>
          </table:table-cell>
          <table:table-cell office:value-type="float" office:value="1.91969442367554" calcext:value-type="float">
            <text:p>1.9196944236755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63840532302856" calcext:value-type="float">
            <text:p>0.6638405323028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68720245361328" calcext:value-type="float">
            <text:p>0.668720245361328</text:p>
          </table:table-cell>
          <table:table-cell office:value-type="float" office:value="0.931994676589966" calcext:value-type="float">
            <text:p>0.931994676589966</text:p>
          </table:table-cell>
          <table:table-cell office:value-type="float" office:value="1.60071492195129" calcext:value-type="float">
            <text:p>1.60071492195129</text:p>
          </table:table-cell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83343887329102" calcext:value-type="float">
            <text:p>0.683343887329102</text:p>
          </table:table-cell>
          <table:table-cell office:value-type="float" office:value="0.806394577026367" calcext:value-type="float">
            <text:p>0.806394577026367</text:p>
          </table:table-cell>
          <table:table-cell office:value-type="float" office:value="1.48973846435547" calcext:value-type="float">
            <text:p>1.48973846435547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65671586990356" calcext:value-type="float">
            <text:p>0.6656715869903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7" calcext:value-type="float">
            <text:p>7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83266162872315" calcext:value-type="float">
            <text:p>0.683266162872315</text:p>
          </table:table-cell>
          <table:table-cell office:value-type="float" office:value="0.846475124359131" calcext:value-type="float">
            <text:p>0.846475124359131</text:p>
          </table:table-cell>
          <table:table-cell office:value-type="float" office:value="1.52974128723145" calcext:value-type="float">
            <text:p>1.52974128723145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48197889328003" calcext:value-type="float">
            <text:p>0.648197889328003</text:p>
          </table:table-cell>
          <table:table-cell office:value-type="float" office:value="1.08791851997375" calcext:value-type="float">
            <text:p>1.08791851997375</text:p>
          </table:table-cell>
          <table:table-cell office:value-type="float" office:value="1.73611640930176" calcext:value-type="float">
            <text:p>1.73611640930176</text:p>
          </table:table-cell>
          <table:table-cell office:value-type="float" office:value="839" calcext:value-type="float">
            <text:p>83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46759986877441" calcext:value-type="float">
            <text:p>0.646759986877441</text:p>
          </table:table-cell>
          <table:table-cell office:value-type="float" office:value="1.1750020980835" calcext:value-type="float">
            <text:p>1.1750020980835</text:p>
          </table:table-cell>
          <table:table-cell office:value-type="float" office:value="1.82176208496094" calcext:value-type="float">
            <text:p>1.82176208496094</text:p>
          </table:table-cell>
          <table:table-cell office:value-type="float" office:value="592" calcext:value-type="float">
            <text:p>59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4725399017334" calcext:value-type="float">
            <text:p>0.64725399017334</text:p>
          </table:table-cell>
          <table:table-cell office:value-type="float" office:value="1.07461857795715" calcext:value-type="float">
            <text:p>1.07461857795715</text:p>
          </table:table-cell>
          <table:table-cell office:value-type="float" office:value="1.72187256813049" calcext:value-type="float">
            <text:p>1.72187256813049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53351068496704" calcext:value-type="float">
            <text:p>0.653351068496704</text:p>
          </table:table-cell>
          <table:table-cell office:value-type="float" office:value="0.936964511871338" calcext:value-type="float">
            <text:p>0.936964511871338</text:p>
          </table:table-cell>
          <table:table-cell office:value-type="float" office:value="1.59031558036804" calcext:value-type="float">
            <text:p>1.59031558036804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71966791152954" calcext:value-type="float">
            <text:p>0.671966791152954</text:p>
          </table:table-cell>
          <table:table-cell office:value-type="float" office:value="1.28249907493591" calcext:value-type="float">
            <text:p>1.28249907493591</text:p>
          </table:table-cell>
          <table:table-cell office:value-type="float" office:value="1.95446586608887" calcext:value-type="float">
            <text:p>1.95446586608887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56745672225952" calcext:value-type="float">
            <text:p>0.6567456722259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72634124755859" calcext:value-type="float">
            <text:p>0.672634124755859</text:p>
          </table:table-cell>
          <table:table-cell office:value-type="float" office:value="0.858433246612549" calcext:value-type="float">
            <text:p>0.858433246612549</text:p>
          </table:table-cell>
          <table:table-cell office:value-type="float" office:value="1.53106737136841" calcext:value-type="float">
            <text:p>1.53106737136841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62591218948364" calcext:value-type="float">
            <text:p>0.662591218948364</text:p>
          </table:table-cell>
          <table:table-cell office:value-type="float" office:value="0.795860528945923" calcext:value-type="float">
            <text:p>0.795860528945923</text:p>
          </table:table-cell>
          <table:table-cell office:value-type="float" office:value="1.45845174789429" calcext:value-type="float">
            <text:p>1.45845174789429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56219959259033" calcext:value-type="float">
            <text:p>0.656219959259033</text:p>
          </table:table-cell>
          <table:table-cell office:value-type="float" office:value="0.998765707015991" calcext:value-type="float">
            <text:p>0.998765707015991</text:p>
          </table:table-cell>
          <table:table-cell office:value-type="float" office:value="1.65498566627502" calcext:value-type="float">
            <text:p>1.65498566627502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50535583496094" calcext:value-type="float">
            <text:p>0.650535583496094</text:p>
          </table:table-cell>
          <table:table-cell office:value-type="float" office:value="0.786220073699951" calcext:value-type="float">
            <text:p>0.786220073699951</text:p>
          </table:table-cell>
          <table:table-cell office:value-type="float" office:value="1.43675565719605" calcext:value-type="float">
            <text:p>1.43675565719605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64094686508179" calcext:value-type="float">
            <text:p>0.664094686508179</text:p>
          </table:table-cell>
          <table:table-cell office:value-type="float" office:value="0.896356582641602" calcext:value-type="float">
            <text:p>0.896356582641602</text:p>
          </table:table-cell>
          <table:table-cell office:value-type="float" office:value="1.56045126914978" calcext:value-type="float">
            <text:p>1.56045126914978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54477834701538" calcext:value-type="float">
            <text:p>0.654477834701538</text:p>
          </table:table-cell>
          <table:table-cell office:value-type="float" office:value="1.44255208969116" calcext:value-type="float">
            <text:p>1.44255208969116</text:p>
          </table:table-cell>
          <table:table-cell office:value-type="float" office:value="2.0970299243927" calcext:value-type="float">
            <text:p>2.0970299243927</text:p>
          </table:table-cell>
          <table:table-cell office:value-type="float" office:value="761" calcext:value-type="float">
            <text:p>7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82694911956787" calcext:value-type="float">
            <text:p>0.682694911956787</text:p>
          </table:table-cell>
          <table:table-cell office:value-type="float" office:value="1.15579652786255" calcext:value-type="float">
            <text:p>1.15579652786255</text:p>
          </table:table-cell>
          <table:table-cell office:value-type="float" office:value="1.83849143981934" calcext:value-type="float">
            <text:p>1.83849143981934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60438776016235" calcext:value-type="float">
            <text:p>0.660438776016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69433832168579" calcext:value-type="float">
            <text:p>0.669433832168579</text:p>
          </table:table-cell>
          <table:table-cell office:value-type="float" office:value="1.02647233009338" calcext:value-type="float">
            <text:p>1.02647233009338</text:p>
          </table:table-cell>
          <table:table-cell office:value-type="float" office:value="1.69590616226196" calcext:value-type="float">
            <text:p>1.69590616226196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74381732940674" calcext:value-type="float">
            <text:p>0.674381732940674</text:p>
          </table:table-cell>
          <table:table-cell office:value-type="float" office:value="0.78447699546814" calcext:value-type="float">
            <text:p>0.78447699546814</text:p>
          </table:table-cell>
          <table:table-cell office:value-type="float" office:value="1.45885872840881" calcext:value-type="float">
            <text:p>1.45885872840881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59164667129517" calcext:value-type="float">
            <text:p>0.659164667129517</text:p>
          </table:table-cell>
          <table:table-cell office:value-type="float" office:value="0.877937316894531" calcext:value-type="float">
            <text:p>0.877937316894531</text:p>
          </table:table-cell>
          <table:table-cell office:value-type="float" office:value="1.53710198402405" calcext:value-type="float">
            <text:p>1.53710198402405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6581130027771" calcext:value-type="float">
            <text:p>0.66581130027771</text:p>
          </table:table-cell>
          <table:table-cell office:value-type="float" office:value="1.41636729240417" calcext:value-type="float">
            <text:p>1.41636729240417</text:p>
          </table:table-cell>
          <table:table-cell office:value-type="float" office:value="2.08217859268188" calcext:value-type="float">
            <text:p>2.08217859268188</text:p>
          </table:table-cell>
          <table:table-cell office:value-type="float" office:value="867" calcext:value-type="float">
            <text:p>86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54240608215332" calcext:value-type="float">
            <text:p>0.654240608215332</text:p>
          </table:table-cell>
          <table:table-cell office:value-type="float" office:value="1.1500141620636" calcext:value-type="float">
            <text:p>1.1500141620636</text:p>
          </table:table-cell>
          <table:table-cell office:value-type="float" office:value="1.80425477027893" calcext:value-type="float">
            <text:p>1.80425477027893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80647373199463" calcext:value-type="float">
            <text:p>0.680647373199463</text:p>
          </table:table-cell>
          <table:table-cell office:value-type="float" office:value="1.3742949962616" calcext:value-type="float">
            <text:p>1.3742949962616</text:p>
          </table:table-cell>
          <table:table-cell office:value-type="float" office:value="2.05494236946106" calcext:value-type="float">
            <text:p>2.05494236946106</text:p>
          </table:table-cell>
          <table:table-cell office:value-type="float" office:value="924" calcext:value-type="float">
            <text:p>9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50171041488648" calcext:value-type="float">
            <text:p>0.650171041488648</text:p>
          </table:table-cell>
          <table:table-cell office:value-type="float" office:value="0.996201038360596" calcext:value-type="float">
            <text:p>0.996201038360596</text:p>
          </table:table-cell>
          <table:table-cell office:value-type="float" office:value="1.64637207984924" calcext:value-type="float">
            <text:p>1.64637207984924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44260168075562" calcext:value-type="float">
            <text:p>0.6442601680755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81618928909302" calcext:value-type="float">
            <text:p>0.681618928909302</text:p>
          </table:table-cell>
          <table:table-cell office:value-type="float" office:value="3.99437522888184" calcext:value-type="float">
            <text:p>3.99437522888184</text:p>
          </table:table-cell>
          <table:table-cell office:value-type="float" office:value="4.67599415779114" calcext:value-type="float">
            <text:p>4.67599415779114</text:p>
          </table:table-cell>
          <table:table-cell office:value-type="float" office:value="859" calcext:value-type="float">
            <text:p>859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65113687515259" calcext:value-type="float">
            <text:p>0.665113687515259</text:p>
          </table:table-cell>
          <table:table-cell office:value-type="float" office:value="1.39285612106323" calcext:value-type="float">
            <text:p>1.39285612106323</text:p>
          </table:table-cell>
          <table:table-cell office:value-type="float" office:value="2.05796980857849" calcext:value-type="float">
            <text:p>2.05796980857849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55620336532593" calcext:value-type="float">
            <text:p>0.655620336532593</text:p>
          </table:table-cell>
          <table:table-cell office:value-type="float" office:value="0.895604133605957" calcext:value-type="float">
            <text:p>0.895604133605957</text:p>
          </table:table-cell>
          <table:table-cell office:value-type="float" office:value="1.55122447013855" calcext:value-type="float">
            <text:p>1.55122447013855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64428472518921" calcext:value-type="float">
            <text:p>0.664428472518921</text:p>
          </table:table-cell>
          <table:table-cell office:value-type="float" office:value="0.844510078430176" calcext:value-type="float">
            <text:p>0.844510078430176</text:p>
          </table:table-cell>
          <table:table-cell office:value-type="float" office:value="1.5089385509491" calcext:value-type="float">
            <text:p>1.5089385509491</text:p>
          </table:table-cell>
          <table:table-cell office:value-type="float" office:value="631" calcext:value-type="float">
            <text:p>63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78213834762573" calcext:value-type="float">
            <text:p>0.6782138347625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1" calcext:value-type="float">
            <text:p>9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65581464767456" calcext:value-type="float">
            <text:p>0.665581464767456</text:p>
          </table:table-cell>
          <table:table-cell office:value-type="float" office:value="1.07883906364441" calcext:value-type="float">
            <text:p>1.07883906364441</text:p>
          </table:table-cell>
          <table:table-cell office:value-type="float" office:value="1.74442052841187" calcext:value-type="float">
            <text:p>1.74442052841187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70993566513062" calcext:value-type="float">
            <text:p>0.670993566513062</text:p>
          </table:table-cell>
          <table:table-cell office:value-type="float" office:value="1.25304102897644" calcext:value-type="float">
            <text:p>1.25304102897644</text:p>
          </table:table-cell>
          <table:table-cell office:value-type="float" office:value="1.9240345954895" calcext:value-type="float">
            <text:p>1.9240345954895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70243501663208" calcext:value-type="float">
            <text:p>0.6702435016632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9" calcext:value-type="float">
            <text:p>6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79320812225342" calcext:value-type="float">
            <text:p>0.679320812225342</text:p>
          </table:table-cell>
          <table:table-cell office:value-type="float" office:value="0.820956945419312" calcext:value-type="float">
            <text:p>0.820956945419312</text:p>
          </table:table-cell>
          <table:table-cell office:value-type="float" office:value="1.50027775764465" calcext:value-type="float">
            <text:p>1.50027775764465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73537969589233" calcext:value-type="float">
            <text:p>0.673537969589233</text:p>
          </table:table-cell>
          <table:table-cell office:value-type="float" office:value="1.08628964424133" calcext:value-type="float">
            <text:p>1.08628964424133</text:p>
          </table:table-cell>
          <table:table-cell office:value-type="float" office:value="1.75982761383057" calcext:value-type="float">
            <text:p>1.75982761383057</text:p>
          </table:table-cell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59085750579834" calcext:value-type="float">
            <text:p>0.659085750579834</text:p>
          </table:table-cell>
          <table:table-cell office:value-type="float" office:value="0.82088041305542" calcext:value-type="float">
            <text:p>0.82088041305542</text:p>
          </table:table-cell>
          <table:table-cell office:value-type="float" office:value="1.47996616363525" calcext:value-type="float">
            <text:p>1.47996616363525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6381049156189" calcext:value-type="float">
            <text:p>0.66381049156189</text:p>
          </table:table-cell>
          <table:table-cell office:value-type="float" office:value="1.02520823478699" calcext:value-type="float">
            <text:p>1.02520823478699</text:p>
          </table:table-cell>
          <table:table-cell office:value-type="float" office:value="1.68901872634888" calcext:value-type="float">
            <text:p>1.68901872634888</text:p>
          </table:table-cell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64064168930054" calcext:value-type="float">
            <text:p>0.664064168930054</text:p>
          </table:table-cell>
          <table:table-cell office:value-type="float" office:value="1.37516856193542" calcext:value-type="float">
            <text:p>1.37516856193542</text:p>
          </table:table-cell>
          <table:table-cell office:value-type="float" office:value="2.03923273086548" calcext:value-type="float">
            <text:p>2.03923273086548</text:p>
          </table:table-cell>
          <table:table-cell office:value-type="float" office:value="938" calcext:value-type="float">
            <text:p>93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84382438659668" calcext:value-type="float">
            <text:p>0.684382438659668</text:p>
          </table:table-cell>
          <table:table-cell office:value-type="float" office:value="0.900119543075562" calcext:value-type="float">
            <text:p>0.900119543075562</text:p>
          </table:table-cell>
          <table:table-cell office:value-type="float" office:value="1.58450198173523" calcext:value-type="float">
            <text:p>1.58450198173523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68363332748413" calcext:value-type="float">
            <text:p>0.668363332748413</text:p>
          </table:table-cell>
          <table:table-cell office:value-type="float" office:value="1.13996815681458" calcext:value-type="float">
            <text:p>1.13996815681458</text:p>
          </table:table-cell>
          <table:table-cell office:value-type="float" office:value="1.80833148956299" calcext:value-type="float">
            <text:p>1.80833148956299</text:p>
          </table:table-cell>
          <table:table-cell office:value-type="float" office:value="876" calcext:value-type="float">
            <text:p>8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49525165557861" calcext:value-type="float">
            <text:p>0.649525165557861</text:p>
          </table:table-cell>
          <table:table-cell office:value-type="float" office:value="1.44742321968079" calcext:value-type="float">
            <text:p>1.44742321968079</text:p>
          </table:table-cell>
          <table:table-cell office:value-type="float" office:value="2.09694838523865" calcext:value-type="float">
            <text:p>2.09694838523865</text:p>
          </table:table-cell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6914701461792" calcext:value-type="float">
            <text:p>0.66914701461792</text:p>
          </table:table-cell>
          <table:table-cell office:value-type="float" office:value="1.16909003257751" calcext:value-type="float">
            <text:p>1.16909003257751</text:p>
          </table:table-cell>
          <table:table-cell office:value-type="float" office:value="1.83823704719543" calcext:value-type="float">
            <text:p>1.83823704719543</text:p>
          </table:table-cell>
          <table:table-cell office:value-type="float" office:value="978" calcext:value-type="float">
            <text:p>97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54967069625855" calcext:value-type="float">
            <text:p>0.654967069625855</text:p>
          </table:table-cell>
          <table:table-cell office:value-type="float" office:value="0.887784242630005" calcext:value-type="float">
            <text:p>0.887784242630005</text:p>
          </table:table-cell>
          <table:table-cell office:value-type="float" office:value="1.54275131225586" calcext:value-type="float">
            <text:p>1.5427513122558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50173187255859" calcext:value-type="float">
            <text:p>0.650173187255859</text:p>
          </table:table-cell>
          <table:table-cell office:value-type="float" office:value="1.01987051963806" calcext:value-type="float">
            <text:p>1.01987051963806</text:p>
          </table:table-cell>
          <table:table-cell office:value-type="float" office:value="1.67004370689392" calcext:value-type="float">
            <text:p>1.6700437068939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86114072799683" calcext:value-type="float">
            <text:p>0.6861140727996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4" calcext:value-type="float">
            <text:p>8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72931432723999" calcext:value-type="float">
            <text:p>0.672931432723999</text:p>
          </table:table-cell>
          <table:table-cell office:value-type="float" office:value="1.16670107841492" calcext:value-type="float">
            <text:p>1.16670107841492</text:p>
          </table:table-cell>
          <table:table-cell office:value-type="float" office:value="1.83963251113892" calcext:value-type="float">
            <text:p>1.83963251113892</text:p>
          </table:table-cell>
          <table:table-cell office:value-type="float" office:value="858" calcext:value-type="float">
            <text:p>85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66551351547241" calcext:value-type="float">
            <text:p>0.666551351547241</text:p>
          </table:table-cell>
          <table:table-cell office:value-type="float" office:value="1.10296249389648" calcext:value-type="float">
            <text:p>1.10296249389648</text:p>
          </table:table-cell>
          <table:table-cell office:value-type="float" office:value="1.76951384544373" calcext:value-type="float">
            <text:p>1.76951384544373</text:p>
          </table:table-cell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56321287155151" calcext:value-type="float">
            <text:p>0.656321287155151</text:p>
          </table:table-cell>
          <table:table-cell office:value-type="float" office:value="1.0355851650238" calcext:value-type="float">
            <text:p>1.0355851650238</text:p>
          </table:table-cell>
          <table:table-cell office:value-type="float" office:value="1.69190645217895" calcext:value-type="float">
            <text:p>1.69190645217895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52604103088379" calcext:value-type="float">
            <text:p>0.652604103088379</text:p>
          </table:table-cell>
          <table:table-cell office:value-type="float" office:value="1.35431671142578" calcext:value-type="float">
            <text:p>1.35431671142578</text:p>
          </table:table-cell>
          <table:table-cell office:value-type="float" office:value="2.00692081451416" calcext:value-type="float">
            <text:p>2.00692081451416</text:p>
          </table:table-cell>
          <table:table-cell office:value-type="float" office:value="864" calcext:value-type="float">
            <text:p>86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76047563552856" calcext:value-type="float">
            <text:p>0.676047563552856</text:p>
          </table:table-cell>
          <table:table-cell office:value-type="float" office:value="1.34759068489075" calcext:value-type="float">
            <text:p>1.34759068489075</text:p>
          </table:table-cell>
          <table:table-cell office:value-type="float" office:value="2.0236382484436" calcext:value-type="float">
            <text:p>2.0236382484436</text:p>
          </table:table-cell>
          <table:table-cell office:value-type="float" office:value="797" calcext:value-type="float">
            <text:p>79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70702219009399" calcext:value-type="float">
            <text:p>0.670702219009399</text:p>
          </table:table-cell>
          <table:table-cell office:value-type="float" office:value="1.06069731712341" calcext:value-type="float">
            <text:p>1.06069731712341</text:p>
          </table:table-cell>
          <table:table-cell office:value-type="float" office:value="1.73139953613281" calcext:value-type="float">
            <text:p>1.73139953613281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72537565231323" calcext:value-type="float">
            <text:p>0.672537565231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1" calcext:value-type="float">
            <text:p>87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61112785339356" calcext:value-type="float">
            <text:p>0.661112785339356</text:p>
          </table:table-cell>
          <table:table-cell office:value-type="float" office:value="0.916206121444702" calcext:value-type="float">
            <text:p>0.916206121444702</text:p>
          </table:table-cell>
          <table:table-cell office:value-type="float" office:value="1.57731890678406" calcext:value-type="float">
            <text:p>1.57731890678406</text:p>
          </table:table-cell>
          <table:table-cell office:value-type="float" office:value="736" calcext:value-type="float">
            <text:p>73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88010454177856" calcext:value-type="float">
            <text:p>0.688010454177856</text:p>
          </table:table-cell>
          <table:table-cell office:value-type="float" office:value="0.919949531555176" calcext:value-type="float">
            <text:p>0.919949531555176</text:p>
          </table:table-cell>
          <table:table-cell office:value-type="float" office:value="1.60795998573303" calcext:value-type="float">
            <text:p>1.60795998573303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61238670349121" calcext:value-type="float">
            <text:p>0.661238670349121</text:p>
          </table:table-cell>
          <table:table-cell office:value-type="float" office:value="210.052193641663" calcext:value-type="float">
            <text:p>210.052193641663</text:p>
          </table:table-cell>
          <table:table-cell office:value-type="float" office:value="210.713432312012" calcext:value-type="float">
            <text:p>210.713432312012</text:p>
          </table:table-cell>
          <table:table-cell office:value-type="float" office:value="572" calcext:value-type="float">
            <text:p>572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5120" calcext:value-type="float">
            <text:p>1512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69259786605835" calcext:value-type="float">
            <text:p>0.669259786605835</text:p>
          </table:table-cell>
          <table:table-cell office:value-type="float" office:value="0.904330730438232" calcext:value-type="float">
            <text:p>0.904330730438232</text:p>
          </table:table-cell>
          <table:table-cell office:value-type="float" office:value="1.57359051704407" calcext:value-type="float">
            <text:p>1.57359051704407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53372287750244" calcext:value-type="float">
            <text:p>0.6533722877502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62754535675049" calcext:value-type="float">
            <text:p>0.6627545356750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85723781585693" calcext:value-type="float">
            <text:p>0.685723781585693</text:p>
          </table:table-cell>
          <table:table-cell office:value-type="float" office:value="0.855666875839233" calcext:value-type="float">
            <text:p>0.855666875839233</text:p>
          </table:table-cell>
          <table:table-cell office:value-type="float" office:value="1.54139065742493" calcext:value-type="float">
            <text:p>1.54139065742493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74553871154785" calcext:value-type="float">
            <text:p>0.674553871154785</text:p>
          </table:table-cell>
          <table:table-cell office:value-type="float" office:value="0.927270174026489" calcext:value-type="float">
            <text:p>0.927270174026489</text:p>
          </table:table-cell>
          <table:table-cell office:value-type="float" office:value="1.60182404518127" calcext:value-type="float">
            <text:p>1.60182404518127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70078277587891" calcext:value-type="float">
            <text:p>0.6700782775878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2" calcext:value-type="float">
            <text:p>8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63691997528076" calcext:value-type="float">
            <text:p>0.663691997528076</text:p>
          </table:table-cell>
          <table:table-cell office:value-type="float" office:value="0.932527780532837" calcext:value-type="float">
            <text:p>0.932527780532837</text:p>
          </table:table-cell>
          <table:table-cell office:value-type="float" office:value="1.59621977806091" calcext:value-type="float">
            <text:p>1.59621977806091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55040979385376" calcext:value-type="float">
            <text:p>0.6550409793853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0" calcext:value-type="float">
            <text:p>7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64054393768311" calcext:value-type="float">
            <text:p>0.664054393768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76809549331665" calcext:value-type="float">
            <text:p>0.676809549331665</text:p>
          </table:table-cell>
          <table:table-cell office:value-type="float" office:value="1.04197478294373" calcext:value-type="float">
            <text:p>1.04197478294373</text:p>
          </table:table-cell>
          <table:table-cell office:value-type="float" office:value="1.71878433227539" calcext:value-type="float">
            <text:p>1.71878433227539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5837550163269" calcext:value-type="float">
            <text:p>0.65837550163269</text:p>
          </table:table-cell>
          <table:table-cell office:value-type="float" office:value="0.974231004714966" calcext:value-type="float">
            <text:p>0.974231004714966</text:p>
          </table:table-cell>
          <table:table-cell office:value-type="float" office:value="1.63260650634766" calcext:value-type="float">
            <text:p>1.63260650634766</text:p>
          </table:table-cell>
          <table:table-cell office:value-type="float" office:value="1009" calcext:value-type="float">
            <text:p>10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6349983215332" calcext:value-type="float">
            <text:p>0.66349983215332</text:p>
          </table:table-cell>
          <table:table-cell office:value-type="float" office:value="0.798123598098755" calcext:value-type="float">
            <text:p>0.798123598098755</text:p>
          </table:table-cell>
          <table:table-cell office:value-type="float" office:value="1.46162343025207" calcext:value-type="float">
            <text:p>1.46162343025207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70105457305908" calcext:value-type="float">
            <text:p>0.670105457305908</text:p>
          </table:table-cell>
          <table:table-cell office:value-type="float" office:value="0.806190252304077" calcext:value-type="float">
            <text:p>0.806190252304077</text:p>
          </table:table-cell>
          <table:table-cell office:value-type="float" office:value="1.47629570960999" calcext:value-type="float">
            <text:p>1.476295709609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47555828094482" calcext:value-type="float">
            <text:p>0.647555828094482</text:p>
          </table:table-cell>
          <table:table-cell office:value-type="float" office:value="1.35034990310669" calcext:value-type="float">
            <text:p>1.35034990310669</text:p>
          </table:table-cell>
          <table:table-cell office:value-type="float" office:value="1.99790573120117" calcext:value-type="float">
            <text:p>1.99790573120117</text:p>
          </table:table-cell>
          <table:table-cell office:value-type="float" office:value="707" calcext:value-type="float">
            <text:p>70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56399011611939" calcext:value-type="float">
            <text:p>0.656399011611939</text:p>
          </table:table-cell>
          <table:table-cell office:value-type="float" office:value="1.08320784568787" calcext:value-type="float">
            <text:p>1.08320784568787</text:p>
          </table:table-cell>
          <table:table-cell office:value-type="float" office:value="1.73960685729981" calcext:value-type="float">
            <text:p>1.73960685729981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50178909301758" calcext:value-type="float">
            <text:p>0.650178909301758</text:p>
          </table:table-cell>
          <table:table-cell office:value-type="float" office:value="1.08514738082886" calcext:value-type="float">
            <text:p>1.08514738082886</text:p>
          </table:table-cell>
          <table:table-cell office:value-type="float" office:value="1.73532629013062" calcext:value-type="float">
            <text:p>1.73532629013062</text:p>
          </table:table-cell>
          <table:table-cell office:value-type="float" office:value="786" calcext:value-type="float">
            <text:p>78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51325941085815" calcext:value-type="float">
            <text:p>0.651325941085815</text:p>
          </table:table-cell>
          <table:table-cell office:value-type="float" office:value="1.32213878631592" calcext:value-type="float">
            <text:p>1.32213878631592</text:p>
          </table:table-cell>
          <table:table-cell office:value-type="float" office:value="1.97346472740173" calcext:value-type="float">
            <text:p>1.97346472740173</text:p>
          </table:table-cell>
          <table:table-cell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54230356216431" calcext:value-type="float">
            <text:p>0.654230356216431</text:p>
          </table:table-cell>
          <table:table-cell office:value-type="float" office:value="0.985079288482666" calcext:value-type="float">
            <text:p>0.985079288482666</text:p>
          </table:table-cell>
          <table:table-cell office:value-type="float" office:value="1.6393096446991" calcext:value-type="float">
            <text:p>1.6393096446991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55573129653931" calcext:value-type="float">
            <text:p>0.655573129653931</text:p>
          </table:table-cell>
          <table:table-cell office:value-type="float" office:value="0.895109415054321" calcext:value-type="float">
            <text:p>0.895109415054321</text:p>
          </table:table-cell>
          <table:table-cell office:value-type="float" office:value="1.55068254470825" calcext:value-type="float">
            <text:p>1.55068254470825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41753196716309" calcext:value-type="float">
            <text:p>0.641753196716309</text:p>
          </table:table-cell>
          <table:table-cell office:value-type="float" office:value="0.853730916976929" calcext:value-type="float">
            <text:p>0.853730916976929</text:p>
          </table:table-cell>
          <table:table-cell office:value-type="float" office:value="1.49548411369324" calcext:value-type="float">
            <text:p>1.49548411369324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51994228363037" calcext:value-type="float">
            <text:p>0.6519942283630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91604375839233" calcext:value-type="float">
            <text:p>0.691604375839233</text:p>
          </table:table-cell>
          <table:table-cell office:value-type="float" office:value="0.979976892471314" calcext:value-type="float">
            <text:p>0.979976892471314</text:p>
          </table:table-cell>
          <table:table-cell office:value-type="float" office:value="1.67158126831055" calcext:value-type="float">
            <text:p>1.67158126831055</text:p>
          </table:table-cell>
          <table:table-cell office:value-type="float" office:value="676" calcext:value-type="float">
            <text:p>67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54822111129761" calcext:value-type="float">
            <text:p>0.654822111129761</text:p>
          </table:table-cell>
          <table:table-cell office:value-type="float" office:value="1.05762982368469" calcext:value-type="float">
            <text:p>1.05762982368469</text:p>
          </table:table-cell>
          <table:table-cell office:value-type="float" office:value="1.71245193481445" calcext:value-type="float">
            <text:p>1.71245193481445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68963432312012" calcext:value-type="float">
            <text:p>0.668963432312012</text:p>
          </table:table-cell>
          <table:table-cell office:value-type="float" office:value="1.21982598304749" calcext:value-type="float">
            <text:p>1.21982598304749</text:p>
          </table:table-cell>
          <table:table-cell office:value-type="float" office:value="1.8887894153595" calcext:value-type="float">
            <text:p>1.8887894153595</text:p>
          </table:table-cell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83412551879883" calcext:value-type="float">
            <text:p>0.683412551879883</text:p>
          </table:table-cell>
          <table:table-cell office:value-type="float" office:value="0.898939847946167" calcext:value-type="float">
            <text:p>0.898939847946167</text:p>
          </table:table-cell>
          <table:table-cell office:value-type="float" office:value="1.58235239982605" calcext:value-type="float">
            <text:p>1.58235239982605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74217224121094" calcext:value-type="float">
            <text:p>0.6742172241210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9" calcext:value-type="float">
            <text:p>9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51033163070679" calcext:value-type="float">
            <text:p>0.651033163070679</text:p>
          </table:table-cell>
          <table:table-cell office:value-type="float" office:value="0.898061275482178" calcext:value-type="float">
            <text:p>0.898061275482178</text:p>
          </table:table-cell>
          <table:table-cell office:value-type="float" office:value="1.54909443855286" calcext:value-type="float">
            <text:p>1.54909443855286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67218923568726" calcext:value-type="float">
            <text:p>0.667218923568726</text:p>
          </table:table-cell>
          <table:table-cell office:value-type="float" office:value="0.986372470855713" calcext:value-type="float">
            <text:p>0.986372470855713</text:p>
          </table:table-cell>
          <table:table-cell office:value-type="float" office:value="1.65359139442444" calcext:value-type="float">
            <text:p>1.65359139442444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57232284545898" calcext:value-type="float">
            <text:p>0.657232284545898</text:p>
          </table:table-cell>
          <table:table-cell office:value-type="float" office:value="0.778400659561157" calcext:value-type="float">
            <text:p>0.778400659561157</text:p>
          </table:table-cell>
          <table:table-cell office:value-type="float" office:value="1.43563294410706" calcext:value-type="float">
            <text:p>1.43563294410706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57305479049683" calcext:value-type="float">
            <text:p>0.657305479049683</text:p>
          </table:table-cell>
          <table:table-cell office:value-type="float" office:value="0.862504959106445" calcext:value-type="float">
            <text:p>0.862504959106445</text:p>
          </table:table-cell>
          <table:table-cell office:value-type="float" office:value="1.51981043815613" calcext:value-type="float">
            <text:p>1.51981043815613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62341833114624" calcext:value-type="float">
            <text:p>0.662341833114624</text:p>
          </table:table-cell>
          <table:table-cell office:value-type="float" office:value="1.33917236328125" calcext:value-type="float">
            <text:p>1.33917236328125</text:p>
          </table:table-cell>
          <table:table-cell office:value-type="float" office:value="2.00151419639587" calcext:value-type="float">
            <text:p>2.00151419639587</text:p>
          </table:table-cell>
          <table:table-cell office:value-type="float" office:value="829" calcext:value-type="float">
            <text:p>82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57850503921509" calcext:value-type="float">
            <text:p>0.657850503921509</text:p>
          </table:table-cell>
          <table:table-cell office:value-type="float" office:value="0.911397933959961" calcext:value-type="float">
            <text:p>0.911397933959961</text:p>
          </table:table-cell>
          <table:table-cell office:value-type="float" office:value="1.56924843788147" calcext:value-type="float">
            <text:p>1.56924843788147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62014245986939" calcext:value-type="float">
            <text:p>0.662014245986939</text:p>
          </table:table-cell>
          <table:table-cell office:value-type="float" office:value="1.21582221984863" calcext:value-type="float">
            <text:p>1.21582221984863</text:p>
          </table:table-cell>
          <table:table-cell office:value-type="float" office:value="1.87783646583557" calcext:value-type="float">
            <text:p>1.87783646583557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6138219833374" calcext:value-type="float">
            <text:p>0.66138219833374</text:p>
          </table:table-cell>
          <table:table-cell office:value-type="float" office:value="1.26551628112793" calcext:value-type="float">
            <text:p>1.26551628112793</text:p>
          </table:table-cell>
          <table:table-cell office:value-type="float" office:value="1.92689847946167" calcext:value-type="float">
            <text:p>1.92689847946167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73188924789429" calcext:value-type="float">
            <text:p>0.673188924789429</text:p>
          </table:table-cell>
          <table:table-cell office:value-type="float" office:value="1.12405467033386" calcext:value-type="float">
            <text:p>1.12405467033386</text:p>
          </table:table-cell>
          <table:table-cell office:value-type="float" office:value="1.79724359512329" calcext:value-type="float">
            <text:p>1.79724359512329</text:p>
          </table:table-cell>
          <table:table-cell office:value-type="float" office:value="755" calcext:value-type="float">
            <text:p>75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50699138641357" calcext:value-type="float">
            <text:p>0.650699138641357</text:p>
          </table:table-cell>
          <table:table-cell office:value-type="float" office:value="0.980806112289429" calcext:value-type="float">
            <text:p>0.980806112289429</text:p>
          </table:table-cell>
          <table:table-cell office:value-type="float" office:value="1.63150525093079" calcext:value-type="float">
            <text:p>1.63150525093079</text:p>
          </table:table-cell>
          <table:table-cell office:value-type="float" office:value="1013" calcext:value-type="float">
            <text:p>10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60949230194092" calcext:value-type="float">
            <text:p>0.660949230194092</text:p>
          </table:table-cell>
          <table:table-cell office:value-type="float" office:value="1.12618112564087" calcext:value-type="float">
            <text:p>1.12618112564087</text:p>
          </table:table-cell>
          <table:table-cell office:value-type="float" office:value="1.78713035583496" calcext:value-type="float">
            <text:p>1.78713035583496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55848741531372" calcext:value-type="float">
            <text:p>0.655848741531372</text:p>
          </table:table-cell>
          <table:table-cell office:value-type="float" office:value="1.13685178756714" calcext:value-type="float">
            <text:p>1.13685178756714</text:p>
          </table:table-cell>
          <table:table-cell office:value-type="float" office:value="1.79270052909851" calcext:value-type="float">
            <text:p>1.79270052909851</text:p>
          </table:table-cell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50188684463501" calcext:value-type="float">
            <text:p>0.650188684463501</text:p>
          </table:table-cell>
          <table:table-cell office:value-type="float" office:value="1.3751175403595" calcext:value-type="float">
            <text:p>1.3751175403595</text:p>
          </table:table-cell>
          <table:table-cell office:value-type="float" office:value="2.025306224823" calcext:value-type="float">
            <text:p>2.025306224823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56272172927856" calcext:value-type="float">
            <text:p>0.656272172927856</text:p>
          </table:table-cell>
          <table:table-cell office:value-type="float" office:value="0.914157629013062" calcext:value-type="float">
            <text:p>0.914157629013062</text:p>
          </table:table-cell>
          <table:table-cell office:value-type="float" office:value="1.57042980194092" calcext:value-type="float">
            <text:p>1.57042980194092</text:p>
          </table:table-cell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7438530921936" calcext:value-type="float">
            <text:p>0.67438530921936</text:p>
          </table:table-cell>
          <table:table-cell office:value-type="float" office:value="0.937863826751709" calcext:value-type="float">
            <text:p>0.937863826751709</text:p>
          </table:table-cell>
          <table:table-cell office:value-type="float" office:value="1.61224913597107" calcext:value-type="float">
            <text:p>1.61224913597107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64507865905762" calcext:value-type="float">
            <text:p>0.6645078659057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53424501419067" calcext:value-type="float">
            <text:p>0.653424501419067</text:p>
          </table:table-cell>
          <table:table-cell office:value-type="float" office:value="0.941533327102661" calcext:value-type="float">
            <text:p>0.941533327102661</text:p>
          </table:table-cell>
          <table:table-cell office:value-type="float" office:value="1.59495782852173" calcext:value-type="float">
            <text:p>1.59495782852173</text:p>
          </table:table-cell>
          <table:table-cell office:value-type="float" office:value="646" calcext:value-type="float">
            <text:p>6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58125638961792" calcext:value-type="float">
            <text:p>0.658125638961792</text:p>
          </table:table-cell>
          <table:table-cell office:value-type="float" office:value="0.915240287780762" calcext:value-type="float">
            <text:p>0.915240287780762</text:p>
          </table:table-cell>
          <table:table-cell office:value-type="float" office:value="1.57336592674255" calcext:value-type="float">
            <text:p>1.57336592674255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66187524795532" calcext:value-type="float">
            <text:p>0.666187524795532</text:p>
          </table:table-cell>
          <table:table-cell office:value-type="float" office:value="1.07942819595337" calcext:value-type="float">
            <text:p>1.07942819595337</text:p>
          </table:table-cell>
          <table:table-cell office:value-type="float" office:value="1.7456157207489" calcext:value-type="float">
            <text:p>1.7456157207489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6411304473877" calcext:value-type="float">
            <text:p>0.66411304473877</text:p>
          </table:table-cell>
          <table:table-cell office:value-type="float" office:value="1.27173924446106" calcext:value-type="float">
            <text:p>1.27173924446106</text:p>
          </table:table-cell>
          <table:table-cell office:value-type="float" office:value="1.93585228919983" calcext:value-type="float">
            <text:p>1.93585228919983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77189111709595" calcext:value-type="float">
            <text:p>0.677189111709595</text:p>
          </table:table-cell>
          <table:table-cell office:value-type="float" office:value="365.096451282501" calcext:value-type="float">
            <text:p>365.096451282501</text:p>
          </table:table-cell>
          <table:table-cell office:value-type="float" office:value="365.773640394211" calcext:value-type="float">
            <text:p>365.773640394211</text:p>
          </table:table-cell>
          <table:table-cell office:value-type="float" office:value="721" calcext:value-type="float">
            <text:p>721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4360" calcext:value-type="float">
            <text:p>243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49694442749023" calcext:value-type="float">
            <text:p>0.6496944427490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67831897735596" calcext:value-type="float">
            <text:p>0.667831897735596</text:p>
          </table:table-cell>
          <table:table-cell office:value-type="float" office:value="0.840556383132935" calcext:value-type="float">
            <text:p>0.840556383132935</text:p>
          </table:table-cell>
          <table:table-cell office:value-type="float" office:value="1.50838828086853" calcext:value-type="float">
            <text:p>1.50838828086853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77401304244995" calcext:value-type="float">
            <text:p>0.677401304244995</text:p>
          </table:table-cell>
          <table:table-cell office:value-type="float" office:value="1.20112347602844" calcext:value-type="float">
            <text:p>1.20112347602844</text:p>
          </table:table-cell>
          <table:table-cell office:value-type="float" office:value="1.87852478027344" calcext:value-type="float">
            <text:p>1.87852478027344</text:p>
          </table:table-cell>
          <table:table-cell office:value-type="float" office:value="982" calcext:value-type="float">
            <text:p>98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82701110839844" calcext:value-type="float">
            <text:p>0.682701110839844</text:p>
          </table:table-cell>
          <table:table-cell office:value-type="float" office:value="0.918473243713379" calcext:value-type="float">
            <text:p>0.918473243713379</text:p>
          </table:table-cell>
          <table:table-cell office:value-type="float" office:value="1.60117435455322" calcext:value-type="float">
            <text:p>1.60117435455322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52318954467773" calcext:value-type="float">
            <text:p>0.652318954467773</text:p>
          </table:table-cell>
          <table:table-cell office:value-type="float" office:value="0.993091583251953" calcext:value-type="float">
            <text:p>0.993091583251953</text:p>
          </table:table-cell>
          <table:table-cell office:value-type="float" office:value="1.64541053771973" calcext:value-type="float">
            <text:p>1.64541053771973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79031610488892" calcext:value-type="float">
            <text:p>0.679031610488892</text:p>
          </table:table-cell>
          <table:table-cell office:value-type="float" office:value="0.867313623428345" calcext:value-type="float">
            <text:p>0.867313623428345</text:p>
          </table:table-cell>
          <table:table-cell office:value-type="float" office:value="1.54634523391724" calcext:value-type="float">
            <text:p>1.54634523391724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75673961639404" calcext:value-type="float">
            <text:p>0.675673961639404</text:p>
          </table:table-cell>
          <table:table-cell office:value-type="float" office:value="0.930253744125366" calcext:value-type="float">
            <text:p>0.930253744125366</text:p>
          </table:table-cell>
          <table:table-cell office:value-type="float" office:value="1.60592770576477" calcext:value-type="float">
            <text:p>1.60592770576477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55579805374146" calcext:value-type="float">
            <text:p>0.655579805374146</text:p>
          </table:table-cell>
          <table:table-cell office:value-type="float" office:value="1.03835153579712" calcext:value-type="float">
            <text:p>1.03835153579712</text:p>
          </table:table-cell>
          <table:table-cell office:value-type="float" office:value="1.69393134117127" calcext:value-type="float">
            <text:p>1.69393134117127</text:p>
          </table:table-cell>
          <table:table-cell office:value-type="float" office:value="699" calcext:value-type="float">
            <text:p>69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65189266204834" calcext:value-type="float">
            <text:p>0.665189266204834</text:p>
          </table:table-cell>
          <table:table-cell office:value-type="float" office:value="1.03652715682983" calcext:value-type="float">
            <text:p>1.03652715682983</text:p>
          </table:table-cell>
          <table:table-cell office:value-type="float" office:value="1.70171642303467" calcext:value-type="float">
            <text:p>1.70171642303467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51238441467285" calcext:value-type="float">
            <text:p>0.651238441467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4" calcext:value-type="float">
            <text:p>7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59965753555298" calcext:value-type="float">
            <text:p>0.659965753555298</text:p>
          </table:table-cell>
          <table:table-cell office:value-type="float" office:value="1.66457343101501" calcext:value-type="float">
            <text:p>1.66457343101501</text:p>
          </table:table-cell>
          <table:table-cell office:value-type="float" office:value="2.32453918457031" calcext:value-type="float">
            <text:p>2.32453918457031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609787940979" calcext:value-type="float">
            <text:p>0.6609787940979</text:p>
          </table:table-cell>
          <table:table-cell office:value-type="float" office:value="0.712296485900879" calcext:value-type="float">
            <text:p>0.712296485900879</text:p>
          </table:table-cell>
          <table:table-cell office:value-type="float" office:value="1.37327527999878" calcext:value-type="float">
            <text:p>1.37327527999878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61770582199097" calcext:value-type="float">
            <text:p>0.661770582199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5842604637146" calcext:value-type="float">
            <text:p>0.65842604637146</text:p>
          </table:table-cell>
          <table:table-cell office:value-type="float" office:value="0.907765626907349" calcext:value-type="float">
            <text:p>0.907765626907349</text:p>
          </table:table-cell>
          <table:table-cell office:value-type="float" office:value="1.56619167327881" calcext:value-type="float">
            <text:p>1.56619167327881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49546623229981" calcext:value-type="float">
            <text:p>0.649546623229981</text:p>
          </table:table-cell>
          <table:table-cell office:value-type="float" office:value="0.91689920425415" calcext:value-type="float">
            <text:p>0.91689920425415</text:p>
          </table:table-cell>
          <table:table-cell office:value-type="float" office:value="1.56644582748413" calcext:value-type="float">
            <text:p>1.56644582748413</text:p>
          </table:table-cell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49749040603638" calcext:value-type="float">
            <text:p>0.649749040603638</text:p>
          </table:table-cell>
          <table:table-cell office:value-type="float" office:value="1.16436862945557" calcext:value-type="float">
            <text:p>1.16436862945557</text:p>
          </table:table-cell>
          <table:table-cell office:value-type="float" office:value="1.8141176700592" calcext:value-type="float">
            <text:p>1.8141176700592</text:p>
          </table:table-cell>
          <table:table-cell office:value-type="float" office:value="941" calcext:value-type="float">
            <text:p>94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57927513122559" calcext:value-type="float">
            <text:p>0.657927513122559</text:p>
          </table:table-cell>
          <table:table-cell office:value-type="float" office:value="0.956814050674439" calcext:value-type="float">
            <text:p>0.956814050674439</text:p>
          </table:table-cell>
          <table:table-cell office:value-type="float" office:value="1.614741563797" calcext:value-type="float">
            <text:p>1.614741563797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50741815567017" calcext:value-type="float">
            <text:p>0.650741815567017</text:p>
          </table:table-cell>
          <table:table-cell office:value-type="float" office:value="0.945191860198975" calcext:value-type="float">
            <text:p>0.945191860198975</text:p>
          </table:table-cell>
          <table:table-cell office:value-type="float" office:value="1.59593367576599" calcext:value-type="float">
            <text:p>1.59593367576599</text:p>
          </table:table-cell>
          <table:table-cell office:value-type="float" office:value="821" calcext:value-type="float">
            <text:p>8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80285215377808" calcext:value-type="float">
            <text:p>0.680285215377808</text:p>
          </table:table-cell>
          <table:table-cell office:value-type="float" office:value="0.783617973327637" calcext:value-type="float">
            <text:p>0.783617973327637</text:p>
          </table:table-cell>
          <table:table-cell office:value-type="float" office:value="1.46390318870544" calcext:value-type="float">
            <text:p>1.46390318870544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79798126220703" calcext:value-type="float">
            <text:p>0.679798126220703</text:p>
          </table:table-cell>
          <table:table-cell office:value-type="float" office:value="0.769693851470947" calcext:value-type="float">
            <text:p>0.769693851470947</text:p>
          </table:table-cell>
          <table:table-cell office:value-type="float" office:value="1.44949197769165" calcext:value-type="float">
            <text:p>1.44949197769165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67641162872315" calcext:value-type="float">
            <text:p>0.667641162872315</text:p>
          </table:table-cell>
          <table:table-cell office:value-type="float" office:value="0.944485187530518" calcext:value-type="float">
            <text:p>0.944485187530518</text:p>
          </table:table-cell>
          <table:table-cell office:value-type="float" office:value="1.61212635040283" calcext:value-type="float">
            <text:p>1.61212635040283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5433406829834" calcext:value-type="float">
            <text:p>0.654334068298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31" calcext:value-type="float">
            <text:p>5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76065921783447" calcext:value-type="float">
            <text:p>0.676065921783447</text:p>
          </table:table-cell>
          <table:table-cell office:value-type="float" office:value="0.871363162994385" calcext:value-type="float">
            <text:p>0.871363162994385</text:p>
          </table:table-cell>
          <table:table-cell office:value-type="float" office:value="1.54742908477783" calcext:value-type="float">
            <text:p>1.54742908477783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70692682266235" calcext:value-type="float">
            <text:p>0.670692682266235</text:p>
          </table:table-cell>
          <table:table-cell office:value-type="float" office:value="1.09761476516724" calcext:value-type="float">
            <text:p>1.09761476516724</text:p>
          </table:table-cell>
          <table:table-cell office:value-type="float" office:value="1.76830744743347" calcext:value-type="float">
            <text:p>1.76830744743347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81289911270142" calcext:value-type="float">
            <text:p>0.681289911270142</text:p>
          </table:table-cell>
          <table:table-cell office:value-type="float" office:value="0.972440958023071" calcext:value-type="float">
            <text:p>0.972440958023071</text:p>
          </table:table-cell>
          <table:table-cell office:value-type="float" office:value="1.65373086929321" calcext:value-type="float">
            <text:p>1.65373086929321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55007123947144" calcext:value-type="float">
            <text:p>0.655007123947144</text:p>
          </table:table-cell>
          <table:table-cell office:value-type="float" office:value="1.15769982337952" calcext:value-type="float">
            <text:p>1.15769982337952</text:p>
          </table:table-cell>
          <table:table-cell office:value-type="float" office:value="1.81270694732666" calcext:value-type="float">
            <text:p>1.81270694732666</text:p>
          </table:table-cell>
          <table:table-cell office:value-type="float" office:value="921" calcext:value-type="float">
            <text:p>9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84448957443237" calcext:value-type="float">
            <text:p>0.684448957443237</text:p>
          </table:table-cell>
          <table:table-cell office:value-type="float" office:value="0.771653652191162" calcext:value-type="float">
            <text:p>0.771653652191162</text:p>
          </table:table-cell>
          <table:table-cell office:value-type="float" office:value="1.4561026096344" calcext:value-type="float">
            <text:p>1.4561026096344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71266317367554" calcext:value-type="float">
            <text:p>0.671266317367554</text:p>
          </table:table-cell>
          <table:table-cell office:value-type="float" office:value="1.33982443809509" calcext:value-type="float">
            <text:p>1.33982443809509</text:p>
          </table:table-cell>
          <table:table-cell office:value-type="float" office:value="2.01109075546265" calcext:value-type="float">
            <text:p>2.01109075546265</text:p>
          </table:table-cell>
          <table:table-cell office:value-type="float" office:value="693" calcext:value-type="float">
            <text:p>693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52002811431885" calcext:value-type="float">
            <text:p>0.652002811431885</text:p>
          </table:table-cell>
          <table:table-cell office:value-type="float" office:value="0.889597654342651" calcext:value-type="float">
            <text:p>0.889597654342651</text:p>
          </table:table-cell>
          <table:table-cell office:value-type="float" office:value="1.54160046577454" calcext:value-type="float">
            <text:p>1.54160046577454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55658721923828" calcext:value-type="float">
            <text:p>0.655658721923828</text:p>
          </table:table-cell>
          <table:table-cell office:value-type="float" office:value="2.22850394248962" calcext:value-type="float">
            <text:p>2.22850394248962</text:p>
          </table:table-cell>
          <table:table-cell office:value-type="float" office:value="2.88416266441345" calcext:value-type="float">
            <text:p>2.88416266441345</text:p>
          </table:table-cell>
          <table:table-cell office:value-type="float" office:value="939" calcext:value-type="float">
            <text:p>9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60254716873169" calcext:value-type="float">
            <text:p>0.660254716873169</text:p>
          </table:table-cell>
          <table:table-cell office:value-type="float" office:value="1.18248772621155" calcext:value-type="float">
            <text:p>1.18248772621155</text:p>
          </table:table-cell>
          <table:table-cell office:value-type="float" office:value="1.84274244308472" calcext:value-type="float">
            <text:p>1.84274244308472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51956558227539" calcext:value-type="float">
            <text:p>0.651956558227539</text:p>
          </table:table-cell>
          <table:table-cell office:value-type="float" office:value="0.966196298599243" calcext:value-type="float">
            <text:p>0.966196298599243</text:p>
          </table:table-cell>
          <table:table-cell office:value-type="float" office:value="1.61815285682678" calcext:value-type="float">
            <text:p>1.61815285682678</text:p>
          </table:table-cell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71469211578369" calcext:value-type="float">
            <text:p>0.671469211578369</text:p>
          </table:table-cell>
          <table:table-cell office:value-type="float" office:value="0.777207612991333" calcext:value-type="float">
            <text:p>0.777207612991333</text:p>
          </table:table-cell>
          <table:table-cell office:value-type="float" office:value="1.4486768245697" calcext:value-type="float">
            <text:p>1.4486768245697</text:p>
          </table:table-cell>
          <table:table-cell office:value-type="float" office:value="876" calcext:value-type="float">
            <text:p>8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82762145996094" calcext:value-type="float">
            <text:p>0.682762145996094</text:p>
          </table:table-cell>
          <table:table-cell office:value-type="float" office:value="1.33910727500916" calcext:value-type="float">
            <text:p>1.33910727500916</text:p>
          </table:table-cell>
          <table:table-cell office:value-type="float" office:value="2.02186942100525" calcext:value-type="float">
            <text:p>2.0218694210052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72067880630493" calcext:value-type="float">
            <text:p>0.672067880630493</text:p>
          </table:table-cell>
          <table:table-cell office:value-type="float" office:value="1.31210899353027" calcext:value-type="float">
            <text:p>1.31210899353027</text:p>
          </table:table-cell>
          <table:table-cell office:value-type="float" office:value="1.98417687416077" calcext:value-type="float">
            <text:p>1.98417687416077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76387310028076" calcext:value-type="float">
            <text:p>0.676387310028076</text:p>
          </table:table-cell>
          <table:table-cell office:value-type="float" office:value="1.02401757240295" calcext:value-type="float">
            <text:p>1.02401757240295</text:p>
          </table:table-cell>
          <table:table-cell office:value-type="float" office:value="1.70040488243103" calcext:value-type="float">
            <text:p>1.70040488243103</text:p>
          </table:table-cell>
          <table:table-cell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96938514709473" calcext:value-type="float">
            <text:p>0.696938514709473</text:p>
          </table:table-cell>
          <table:table-cell office:value-type="float" office:value="0.843851089477539" calcext:value-type="float">
            <text:p>0.843851089477539</text:p>
          </table:table-cell>
          <table:table-cell office:value-type="float" office:value="1.54078960418701" calcext:value-type="float">
            <text:p>1.54078960418701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69615268707275" calcext:value-type="float">
            <text:p>0.6696152687072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1" calcext:value-type="float">
            <text:p>9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68470859527588" calcext:value-type="float">
            <text:p>0.668470859527588</text:p>
          </table:table-cell>
          <table:table-cell office:value-type="float" office:value="0.844557762145996" calcext:value-type="float">
            <text:p>0.844557762145996</text:p>
          </table:table-cell>
          <table:table-cell office:value-type="float" office:value="1.51302862167358" calcext:value-type="float">
            <text:p>1.51302862167358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74000024795532" calcext:value-type="float">
            <text:p>0.674000024795532</text:p>
          </table:table-cell>
          <table:table-cell office:value-type="float" office:value="0.88484001159668" calcext:value-type="float">
            <text:p>0.88484001159668</text:p>
          </table:table-cell>
          <table:table-cell office:value-type="float" office:value="1.55884003639221" calcext:value-type="float">
            <text:p>1.55884003639221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75196647644043" calcext:value-type="float">
            <text:p>0.675196647644043</text:p>
          </table:table-cell>
          <table:table-cell office:value-type="float" office:value="1.18863964080811" calcext:value-type="float">
            <text:p>1.18863964080811</text:p>
          </table:table-cell>
          <table:table-cell office:value-type="float" office:value="1.86383628845215" calcext:value-type="float">
            <text:p>1.86383628845215</text:p>
          </table:table-cell>
          <table:table-cell office:value-type="float" office:value="828" calcext:value-type="float">
            <text:p>8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53262376785278" calcext:value-type="float">
            <text:p>0.653262376785278</text:p>
          </table:table-cell>
          <table:table-cell office:value-type="float" office:value="0.880998134613037" calcext:value-type="float">
            <text:p>0.880998134613037</text:p>
          </table:table-cell>
          <table:table-cell office:value-type="float" office:value="1.53426051139832" calcext:value-type="float">
            <text:p>1.5342605113983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65278196334839" calcext:value-type="float">
            <text:p>0.665278196334839</text:p>
          </table:table-cell>
          <table:table-cell office:value-type="float" office:value="0.923348903656006" calcext:value-type="float">
            <text:p>0.923348903656006</text:p>
          </table:table-cell>
          <table:table-cell office:value-type="float" office:value="1.58862709999084" calcext:value-type="float">
            <text:p>1.58862709999084</text:p>
          </table:table-cell>
          <table:table-cell office:value-type="float" office:value="786" calcext:value-type="float">
            <text:p>7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63136720657349" calcext:value-type="float">
            <text:p>0.663136720657349</text:p>
          </table:table-cell>
          <table:table-cell office:value-type="float" office:value="0.851762771606445" calcext:value-type="float">
            <text:p>0.851762771606445</text:p>
          </table:table-cell>
          <table:table-cell office:value-type="float" office:value="1.51489949226379" calcext:value-type="float">
            <text:p>1.51489949226379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65447473526001" calcext:value-type="float">
            <text:p>0.665447473526001</text:p>
          </table:table-cell>
          <table:table-cell office:value-type="float" office:value="0.94111704826355" calcext:value-type="float">
            <text:p>0.94111704826355</text:p>
          </table:table-cell>
          <table:table-cell office:value-type="float" office:value="1.60656452178955" calcext:value-type="float">
            <text:p>1.60656452178955</text:p>
          </table:table-cell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51523590087891" calcext:value-type="float">
            <text:p>0.6515235900878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2" calcext:value-type="float">
            <text:p>7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278697013855" calcext:value-type="float">
            <text:p>0.65278697013855</text:p>
          </table:table-cell>
          <table:table-cell office:value-type="float" office:value="0.691824913024902" calcext:value-type="float">
            <text:p>0.691824913024902</text:p>
          </table:table-cell>
          <table:table-cell office:value-type="float" office:value="1.34461188316345" calcext:value-type="float">
            <text:p>1.34461188316345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57871961593628" calcext:value-type="float">
            <text:p>0.657871961593628</text:p>
          </table:table-cell>
          <table:table-cell office:value-type="float" office:value="0.782841205596924" calcext:value-type="float">
            <text:p>0.782841205596924</text:p>
          </table:table-cell>
          <table:table-cell office:value-type="float" office:value="1.44071316719055" calcext:value-type="float">
            <text:p>1.44071316719055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72016620635986" calcext:value-type="float">
            <text:p>0.672016620635986</text:p>
          </table:table-cell>
          <table:table-cell office:value-type="float" office:value="0.849887847900391" calcext:value-type="float">
            <text:p>0.849887847900391</text:p>
          </table:table-cell>
          <table:table-cell office:value-type="float" office:value="1.52190446853638" calcext:value-type="float">
            <text:p>1.52190446853638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5681133270264" calcext:value-type="float">
            <text:p>0.655681133270264</text:p>
          </table:table-cell>
          <table:table-cell office:value-type="float" office:value="1.12430882453918" calcext:value-type="float">
            <text:p>1.12430882453918</text:p>
          </table:table-cell>
          <table:table-cell office:value-type="float" office:value="1.77998995780945" calcext:value-type="float">
            <text:p>1.77998995780945</text:p>
          </table:table-cell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50899410247803" calcext:value-type="float">
            <text:p>0.650899410247803</text:p>
          </table:table-cell>
          <table:table-cell office:value-type="float" office:value="0.900934219360352" calcext:value-type="float">
            <text:p>0.900934219360352</text:p>
          </table:table-cell>
          <table:table-cell office:value-type="float" office:value="1.55183362960815" calcext:value-type="float">
            <text:p>1.55183362960815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5924334526062" calcext:value-type="float">
            <text:p>0.65924334526062</text:p>
          </table:table-cell>
          <table:table-cell office:value-type="float" office:value="1.17805337905884" calcext:value-type="float">
            <text:p>1.17805337905884</text:p>
          </table:table-cell>
          <table:table-cell office:value-type="float" office:value="1.83729672431946" calcext:value-type="float">
            <text:p>1.83729672431946</text:p>
          </table:table-cell>
          <table:table-cell office:value-type="float" office:value="918" calcext:value-type="float">
            <text:p>9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47668838500977" calcext:value-type="float">
            <text:p>0.647668838500977</text:p>
          </table:table-cell>
          <table:table-cell office:value-type="float" office:value="0.982908964157105" calcext:value-type="float">
            <text:p>0.982908964157105</text:p>
          </table:table-cell>
          <table:table-cell office:value-type="float" office:value="1.63057780265808" calcext:value-type="float">
            <text:p>1.63057780265808</text:p>
          </table:table-cell>
          <table:table-cell office:value-type="float" office:value="707" calcext:value-type="float">
            <text:p>7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52478456497192" calcext:value-type="float">
            <text:p>0.652478456497192</text:p>
          </table:table-cell>
          <table:table-cell office:value-type="float" office:value="0.877376317977905" calcext:value-type="float">
            <text:p>0.877376317977905</text:p>
          </table:table-cell>
          <table:table-cell office:value-type="float" office:value="1.5298547744751" calcext:value-type="float">
            <text:p>1.5298547744751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71868324279785" calcext:value-type="float">
            <text:p>0.671868324279785</text:p>
          </table:table-cell>
          <table:table-cell office:value-type="float" office:value="0.856073141098023" calcext:value-type="float">
            <text:p>0.856073141098023</text:p>
          </table:table-cell>
          <table:table-cell office:value-type="float" office:value="1.52794146537781" calcext:value-type="float">
            <text:p>1.52794146537781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45684242248535" calcext:value-type="float">
            <text:p>0.6456842422485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6" calcext:value-type="float">
            <text:p>6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0271167755127" calcext:value-type="float">
            <text:p>0.660271167755127</text:p>
          </table:table-cell>
          <table:table-cell office:value-type="float" office:value="0.750519752502441" calcext:value-type="float">
            <text:p>0.750519752502441</text:p>
          </table:table-cell>
          <table:table-cell office:value-type="float" office:value="1.41079092025757" calcext:value-type="float">
            <text:p>1.41079092025757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67517185211182" calcext:value-type="float">
            <text:p>0.667517185211182</text:p>
          </table:table-cell>
          <table:table-cell office:value-type="float" office:value="0.848924160003662" calcext:value-type="float">
            <text:p>0.848924160003662</text:p>
          </table:table-cell>
          <table:table-cell office:value-type="float" office:value="1.51644134521484" calcext:value-type="float">
            <text:p>1.51644134521484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63991928100586" calcext:value-type="float">
            <text:p>0.663991928100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5" calcext:value-type="float">
            <text:p>8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701017141342163" calcext:value-type="float">
            <text:p>0.701017141342163</text:p>
          </table:table-cell>
          <table:table-cell office:value-type="float" office:value="1.12962579727173" calcext:value-type="float">
            <text:p>1.12962579727173</text:p>
          </table:table-cell>
          <table:table-cell office:value-type="float" office:value="1.83064293861389" calcext:value-type="float">
            <text:p>1.83064293861389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55978202819824" calcext:value-type="float">
            <text:p>0.655978202819824</text:p>
          </table:table-cell>
          <table:table-cell office:value-type="float" office:value="0.871807336807251" calcext:value-type="float">
            <text:p>0.871807336807251</text:p>
          </table:table-cell>
          <table:table-cell office:value-type="float" office:value="1.52778553962708" calcext:value-type="float">
            <text:p>1.52778553962708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58541917800903" calcext:value-type="float">
            <text:p>0.658541917800903</text:p>
          </table:table-cell>
          <table:table-cell office:value-type="float" office:value="1.21779227256775" calcext:value-type="float">
            <text:p>1.21779227256775</text:p>
          </table:table-cell>
          <table:table-cell office:value-type="float" office:value="1.87633419036865" calcext:value-type="float">
            <text:p>1.87633419036865</text:p>
          </table:table-cell>
          <table:table-cell office:value-type="float" office:value="816" calcext:value-type="float">
            <text:p>8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64163112640381" calcext:value-type="float">
            <text:p>0.664163112640381</text:p>
          </table:table-cell>
          <table:table-cell office:value-type="float" office:value="0.779432058334351" calcext:value-type="float">
            <text:p>0.779432058334351</text:p>
          </table:table-cell>
          <table:table-cell office:value-type="float" office:value="1.44359517097473" calcext:value-type="float">
            <text:p>1.44359517097473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46253824234009" calcext:value-type="float">
            <text:p>0.6462538242340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6" calcext:value-type="float">
            <text:p>8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89831733703613" calcext:value-type="float">
            <text:p>0.689831733703613</text:p>
          </table:table-cell>
          <table:table-cell office:value-type="float" office:value="0.840645790100098" calcext:value-type="float">
            <text:p>0.840645790100098</text:p>
          </table:table-cell>
          <table:table-cell office:value-type="float" office:value="1.53047752380371" calcext:value-type="float">
            <text:p>1.53047752380371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53784275054932" calcext:value-type="float">
            <text:p>0.653784275054932</text:p>
          </table:table-cell>
          <table:table-cell office:value-type="float" office:value="1.29208016395569" calcext:value-type="float">
            <text:p>1.29208016395569</text:p>
          </table:table-cell>
          <table:table-cell office:value-type="float" office:value="1.94586443901062" calcext:value-type="float">
            <text:p>1.94586443901062</text:p>
          </table:table-cell>
          <table:table-cell office:value-type="float" office:value="806" calcext:value-type="float">
            <text:p>80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63860321044922" calcext:value-type="float">
            <text:p>0.663860321044922</text:p>
          </table:table-cell>
          <table:table-cell office:value-type="float" office:value="0.998406171798706" calcext:value-type="float">
            <text:p>0.998406171798706</text:p>
          </table:table-cell>
          <table:table-cell office:value-type="float" office:value="1.66226649284363" calcext:value-type="float">
            <text:p>1.66226649284363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7729115486145" calcext:value-type="float">
            <text:p>0.677291154861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9" calcext:value-type="float">
            <text:p>8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79350852966309" calcext:value-type="float">
            <text:p>0.679350852966309</text:p>
          </table:table-cell>
          <table:table-cell office:value-type="float" office:value="0.835495471954346" calcext:value-type="float">
            <text:p>0.835495471954346</text:p>
          </table:table-cell>
          <table:table-cell office:value-type="float" office:value="1.51484632492065" calcext:value-type="float">
            <text:p>1.51484632492065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60995960235596" calcext:value-type="float">
            <text:p>0.660995960235596</text:p>
          </table:table-cell>
          <table:table-cell office:value-type="float" office:value="1.22236084938049" calcext:value-type="float">
            <text:p>1.22236084938049</text:p>
          </table:table-cell>
          <table:table-cell office:value-type="float" office:value="1.88335680961609" calcext:value-type="float">
            <text:p>1.88335680961609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61857843399048" calcext:value-type="float">
            <text:p>0.661857843399048</text:p>
          </table:table-cell>
          <table:table-cell office:value-type="float" office:value="0.929265022277832" calcext:value-type="float">
            <text:p>0.929265022277832</text:p>
          </table:table-cell>
          <table:table-cell office:value-type="float" office:value="1.59112286567688" calcext:value-type="float">
            <text:p>1.59112286567688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59952402114868" calcext:value-type="float">
            <text:p>0.659952402114868</text:p>
          </table:table-cell>
          <table:table-cell office:value-type="float" office:value="0.951648473739624" calcext:value-type="float">
            <text:p>0.951648473739624</text:p>
          </table:table-cell>
          <table:table-cell office:value-type="float" office:value="1.61160087585449" calcext:value-type="float">
            <text:p>1.61160087585449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62918090820313" calcext:value-type="float">
            <text:p>0.662918090820313</text:p>
          </table:table-cell>
          <table:table-cell office:value-type="float" office:value="0.909329652786255" calcext:value-type="float">
            <text:p>0.909329652786255</text:p>
          </table:table-cell>
          <table:table-cell office:value-type="float" office:value="1.57224774360657" calcext:value-type="float">
            <text:p>1.57224774360657</text:p>
          </table:table-cell>
          <table:table-cell office:value-type="float" office:value="780" calcext:value-type="float">
            <text:p>78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55412912368774" calcext:value-type="float">
            <text:p>0.655412912368774</text:p>
          </table:table-cell>
          <table:table-cell office:value-type="float" office:value="1.09948348999023" calcext:value-type="float">
            <text:p>1.09948348999023</text:p>
          </table:table-cell>
          <table:table-cell office:value-type="float" office:value="1.75489640235901" calcext:value-type="float">
            <text:p>1.7548964023590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60444021224976" calcext:value-type="float">
            <text:p>0.660444021224976</text:p>
          </table:table-cell>
          <table:table-cell office:value-type="float" office:value="1.22844362258911" calcext:value-type="float">
            <text:p>1.22844362258911</text:p>
          </table:table-cell>
          <table:table-cell office:value-type="float" office:value="1.88888764381409" calcext:value-type="float">
            <text:p>1.88888764381409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44250869750977" calcext:value-type="float">
            <text:p>0.644250869750977</text:p>
          </table:table-cell>
          <table:table-cell office:value-type="float" office:value="0.895837306976318" calcext:value-type="float">
            <text:p>0.895837306976318</text:p>
          </table:table-cell>
          <table:table-cell office:value-type="float" office:value="1.5400881767273" calcext:value-type="float">
            <text:p>1.5400881767273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53011322021484" calcext:value-type="float">
            <text:p>0.653011322021484</text:p>
          </table:table-cell>
          <table:table-cell office:value-type="float" office:value="485.074210643768" calcext:value-type="float">
            <text:p>485.074210643768</text:p>
          </table:table-cell>
          <table:table-cell office:value-type="float" office:value="485.72722196579" calcext:value-type="float">
            <text:p>485.72722196579</text:p>
          </table:table-cell>
          <table:table-cell office:value-type="float" office:value="842" calcext:value-type="float">
            <text:p>8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44037961959839" calcext:value-type="float">
            <text:p>0.644037961959839</text:p>
          </table:table-cell>
          <table:table-cell office:value-type="float" office:value="1.28306722640991" calcext:value-type="float">
            <text:p>1.28306722640991</text:p>
          </table:table-cell>
          <table:table-cell office:value-type="float" office:value="1.92710518836975" calcext:value-type="float">
            <text:p>1.92710518836975</text:p>
          </table:table-cell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57879114151001" calcext:value-type="float">
            <text:p>0.657879114151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3" calcext:value-type="float">
            <text:p>8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78217887878418" calcext:value-type="float">
            <text:p>0.6782178878784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7585039138794" calcext:value-type="float">
            <text:p>0.675850391387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64791107177734" calcext:value-type="float">
            <text:p>0.664791107177734</text:p>
          </table:table-cell>
          <table:table-cell office:value-type="float" office:value="0.980746984481812" calcext:value-type="float">
            <text:p>0.980746984481812</text:p>
          </table:table-cell>
          <table:table-cell office:value-type="float" office:value="1.64553809165955" calcext:value-type="float">
            <text:p>1.64553809165955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6832971572876" calcext:value-type="float">
            <text:p>0.66832971572876</text:p>
          </table:table-cell>
          <table:table-cell office:value-type="float" office:value="0.85751485824585" calcext:value-type="float">
            <text:p>0.85751485824585</text:p>
          </table:table-cell>
          <table:table-cell office:value-type="float" office:value="1.52584457397461" calcext:value-type="float">
            <text:p>1.52584457397461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59987449645996" calcext:value-type="float">
            <text:p>0.6599874496459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41" calcext:value-type="float">
            <text:p>5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54401302337647" calcext:value-type="float">
            <text:p>0.654401302337647</text:p>
          </table:table-cell>
          <table:table-cell office:value-type="float" office:value="1.10265827178955" calcext:value-type="float">
            <text:p>1.10265827178955</text:p>
          </table:table-cell>
          <table:table-cell office:value-type="float" office:value="1.7570595741272" calcext:value-type="float">
            <text:p>1.7570595741272</text:p>
          </table:table-cell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70246362686157" calcext:value-type="float">
            <text:p>0.670246362686157</text:p>
          </table:table-cell>
          <table:table-cell office:value-type="float" office:value="0.92438006401062" calcext:value-type="float">
            <text:p>0.92438006401062</text:p>
          </table:table-cell>
          <table:table-cell office:value-type="float" office:value="1.59462642669678" calcext:value-type="float">
            <text:p>1.59462642669678</text:p>
          </table:table-cell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54752254486084" calcext:value-type="float">
            <text:p>0.654752254486084</text:p>
          </table:table-cell>
          <table:table-cell office:value-type="float" office:value="0.925443649291992" calcext:value-type="float">
            <text:p>0.925443649291992</text:p>
          </table:table-cell>
          <table:table-cell office:value-type="float" office:value="1.58019590377808" calcext:value-type="float">
            <text:p>1.58019590377808</text:p>
          </table:table-cell>
          <table:table-cell office:value-type="float" office:value="752" calcext:value-type="float">
            <text:p>75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60866260528565" calcext:value-type="float">
            <text:p>0.660866260528565</text:p>
          </table:table-cell>
          <table:table-cell office:value-type="float" office:value="0.948095083236694" calcext:value-type="float">
            <text:p>0.948095083236694</text:p>
          </table:table-cell>
          <table:table-cell office:value-type="float" office:value="1.60896134376526" calcext:value-type="float">
            <text:p>1.60896134376526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84605360031128" calcext:value-type="float">
            <text:p>0.684605360031128</text:p>
          </table:table-cell>
          <table:table-cell office:value-type="float" office:value="0.929465770721436" calcext:value-type="float">
            <text:p>0.929465770721436</text:p>
          </table:table-cell>
          <table:table-cell office:value-type="float" office:value="1.61407113075256" calcext:value-type="float">
            <text:p>1.61407113075256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62395477294922" calcext:value-type="float">
            <text:p>0.662395477294922</text:p>
          </table:table-cell>
          <table:table-cell office:value-type="float" office:value="0.93778395652771" calcext:value-type="float">
            <text:p>0.93778395652771</text:p>
          </table:table-cell>
          <table:table-cell office:value-type="float" office:value="1.60017943382263" calcext:value-type="float">
            <text:p>1.60017943382263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57779932022095" calcext:value-type="float">
            <text:p>0.657779932022095</text:p>
          </table:table-cell>
          <table:table-cell office:value-type="float" office:value="0.825461387634277" calcext:value-type="float">
            <text:p>0.825461387634277</text:p>
          </table:table-cell>
          <table:table-cell office:value-type="float" office:value="1.48324131965637" calcext:value-type="float">
            <text:p>1.48324131965637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42199277877808" calcext:value-type="float">
            <text:p>0.642199277877808</text:p>
          </table:table-cell>
          <table:table-cell office:value-type="float" office:value="0.926652669906616" calcext:value-type="float">
            <text:p>0.926652669906616</text:p>
          </table:table-cell>
          <table:table-cell office:value-type="float" office:value="1.56885194778442" calcext:value-type="float">
            <text:p>1.56885194778442</text:p>
          </table:table-cell>
          <table:table-cell office:value-type="float" office:value="642" calcext:value-type="float">
            <text:p>64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53575420379639" calcext:value-type="float">
            <text:p>0.6535754203796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6" calcext:value-type="float">
            <text:p>78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76141023635864" calcext:value-type="float">
            <text:p>0.676141023635864</text:p>
          </table:table-cell>
          <table:table-cell office:value-type="float" office:value="0.897583484649658" calcext:value-type="float">
            <text:p>0.897583484649658</text:p>
          </table:table-cell>
          <table:table-cell office:value-type="float" office:value="1.57372450828552" calcext:value-type="float">
            <text:p>1.57372450828552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54045343399048" calcext:value-type="float">
            <text:p>0.654045343399048</text:p>
          </table:table-cell>
          <table:table-cell office:value-type="float" office:value="1.291020154953" calcext:value-type="float">
            <text:p>1.291020154953</text:p>
          </table:table-cell>
          <table:table-cell office:value-type="float" office:value="1.94506549835205" calcext:value-type="float">
            <text:p>1.94506549835205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62936925888062" calcext:value-type="float">
            <text:p>0.662936925888062</text:p>
          </table:table-cell>
          <table:table-cell office:value-type="float" office:value="0.913496494293213" calcext:value-type="float">
            <text:p>0.913496494293213</text:p>
          </table:table-cell>
          <table:table-cell office:value-type="float" office:value="1.57643342018127" calcext:value-type="float">
            <text:p>1.57643342018127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44737720489502" calcext:value-type="float">
            <text:p>0.644737720489502</text:p>
          </table:table-cell>
          <table:table-cell office:value-type="float" office:value="1.17100048065186" calcext:value-type="float">
            <text:p>1.17100048065186</text:p>
          </table:table-cell>
          <table:table-cell office:value-type="float" office:value="1.81573820114136" calcext:value-type="float">
            <text:p>1.81573820114136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60285472869873" calcext:value-type="float">
            <text:p>0.660285472869873</text:p>
          </table:table-cell>
          <table:table-cell office:value-type="float" office:value="0.993294715881348" calcext:value-type="float">
            <text:p>0.993294715881348</text:p>
          </table:table-cell>
          <table:table-cell office:value-type="float" office:value="1.65358018875122" calcext:value-type="float">
            <text:p>1.65358018875122</text:p>
          </table:table-cell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90670251846314" calcext:value-type="float">
            <text:p>0.690670251846314</text:p>
          </table:table-cell>
          <table:table-cell office:value-type="float" office:value="0.791016340255737" calcext:value-type="float">
            <text:p>0.791016340255737</text:p>
          </table:table-cell>
          <table:table-cell office:value-type="float" office:value="1.48168659210205" calcext:value-type="float">
            <text:p>1.48168659210205</text:p>
          </table:table-cell>
          <table:table-cell office:value-type="float" office:value="884" calcext:value-type="float">
            <text:p>8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73652172088623" calcext:value-type="float">
            <text:p>0.673652172088623</text:p>
          </table:table-cell>
          <table:table-cell office:value-type="float" office:value="0.886327505111694" calcext:value-type="float">
            <text:p>0.886327505111694</text:p>
          </table:table-cell>
          <table:table-cell office:value-type="float" office:value="1.55997967720032" calcext:value-type="float">
            <text:p>1.55997967720032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55635118484497" calcext:value-type="float">
            <text:p>0.655635118484497</text:p>
          </table:table-cell>
          <table:table-cell office:value-type="float" office:value="1.24825716018677" calcext:value-type="float">
            <text:p>1.24825716018677</text:p>
          </table:table-cell>
          <table:table-cell office:value-type="float" office:value="1.90389227867126" calcext:value-type="float">
            <text:p>1.90389227867126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56136512756348" calcext:value-type="float">
            <text:p>0.656136512756348</text:p>
          </table:table-cell>
          <table:table-cell office:value-type="float" office:value="1.18575167655945" calcext:value-type="float">
            <text:p>1.18575167655945</text:p>
          </table:table-cell>
          <table:table-cell office:value-type="float" office:value="1.8418881893158" calcext:value-type="float">
            <text:p>1.8418881893158</text:p>
          </table:table-cell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68462991714478" calcext:value-type="float">
            <text:p>0.668462991714478</text:p>
          </table:table-cell>
          <table:table-cell office:value-type="float" office:value="1.04903173446655" calcext:value-type="float">
            <text:p>1.04903173446655</text:p>
          </table:table-cell>
          <table:table-cell office:value-type="float" office:value="1.71749472618103" calcext:value-type="float">
            <text:p>1.71749472618103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83667659759522" calcext:value-type="float">
            <text:p>0.6836676597595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56553506851196" calcext:value-type="float">
            <text:p>0.656553506851196</text:p>
          </table:table-cell>
          <table:table-cell office:value-type="float" office:value="4.9109148979187" calcext:value-type="float">
            <text:p>4.9109148979187</text:p>
          </table:table-cell>
          <table:table-cell office:value-type="float" office:value="5.5674684047699" calcext:value-type="float">
            <text:p>5.5674684047699</text:p>
          </table:table-cell>
          <table:table-cell office:value-type="float" office:value="788" calcext:value-type="float">
            <text:p>788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59198999404907" calcext:value-type="float">
            <text:p>0.659198999404907</text:p>
          </table:table-cell>
          <table:table-cell office:value-type="float" office:value="1.35375332832336" calcext:value-type="float">
            <text:p>1.35375332832336</text:p>
          </table:table-cell>
          <table:table-cell office:value-type="float" office:value="2.01295232772827" calcext:value-type="float">
            <text:p>2.01295232772827</text:p>
          </table:table-cell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7623996734619" calcext:value-type="float">
            <text:p>0.667623996734619</text:p>
          </table:table-cell>
          <table:table-cell office:value-type="float" office:value="1.35706067085266" calcext:value-type="float">
            <text:p>1.35706067085266</text:p>
          </table:table-cell>
          <table:table-cell office:value-type="float" office:value="2.02468466758728" calcext:value-type="float">
            <text:p>2.02468466758728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69952392578125" calcext:value-type="float">
            <text:p>0.669952392578125</text:p>
          </table:table-cell>
          <table:table-cell office:value-type="float" office:value="0.786967039108276" calcext:value-type="float">
            <text:p>0.786967039108276</text:p>
          </table:table-cell>
          <table:table-cell office:value-type="float" office:value="1.4569194316864" calcext:value-type="float">
            <text:p>1.4569194316864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54520273208618" calcext:value-type="float">
            <text:p>0.654520273208618</text:p>
          </table:table-cell>
          <table:table-cell office:value-type="float" office:value="0.835978984832764" calcext:value-type="float">
            <text:p>0.835978984832764</text:p>
          </table:table-cell>
          <table:table-cell office:value-type="float" office:value="1.49049925804138" calcext:value-type="float">
            <text:p>1.49049925804138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54035568237305" calcext:value-type="float">
            <text:p>0.654035568237305</text:p>
          </table:table-cell>
          <table:table-cell office:value-type="float" office:value="0.938692331314087" calcext:value-type="float">
            <text:p>0.938692331314087</text:p>
          </table:table-cell>
          <table:table-cell office:value-type="float" office:value="1.59272789955139" calcext:value-type="float">
            <text:p>1.59272789955139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53149127960205" calcext:value-type="float">
            <text:p>0.653149127960205</text:p>
          </table:table-cell>
          <table:table-cell office:value-type="float" office:value="1.21865606307983" calcext:value-type="float">
            <text:p>1.21865606307983</text:p>
          </table:table-cell>
          <table:table-cell office:value-type="float" office:value="1.87180519104004" calcext:value-type="float">
            <text:p>1.87180519104004</text:p>
          </table:table-cell>
          <table:table-cell office:value-type="float" office:value="774" calcext:value-type="float">
            <text:p>77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68879985809326" calcext:value-type="float">
            <text:p>0.668879985809326</text:p>
          </table:table-cell>
          <table:table-cell office:value-type="float" office:value="1.01193308830261" calcext:value-type="float">
            <text:p>1.01193308830261</text:p>
          </table:table-cell>
          <table:table-cell office:value-type="float" office:value="1.68081307411194" calcext:value-type="float">
            <text:p>1.68081307411194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87376976013184" calcext:value-type="float">
            <text:p>0.687376976013184</text:p>
          </table:table-cell>
          <table:table-cell office:value-type="float" office:value="0.871987581253052" calcext:value-type="float">
            <text:p>0.871987581253052</text:p>
          </table:table-cell>
          <table:table-cell office:value-type="float" office:value="1.55936455726624" calcext:value-type="float">
            <text:p>1.55936455726624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52762651443481" calcext:value-type="float">
            <text:p>0.6527626514434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72816038131714" calcext:value-type="float">
            <text:p>0.6728160381317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6" calcext:value-type="float">
            <text:p>88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67849063873291" calcext:value-type="float">
            <text:p>0.667849063873291</text:p>
          </table:table-cell>
          <table:table-cell office:value-type="float" office:value="0.920314788818359" calcext:value-type="float">
            <text:p>0.920314788818359</text:p>
          </table:table-cell>
          <table:table-cell office:value-type="float" office:value="1.58816385269165" calcext:value-type="float">
            <text:p>1.58816385269165</text:p>
          </table:table-cell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8348779678345" calcext:value-type="float">
            <text:p>0.678348779678345</text:p>
          </table:table-cell>
          <table:table-cell office:value-type="float" office:value="0.903756380081177" calcext:value-type="float">
            <text:p>0.903756380081177</text:p>
          </table:table-cell>
          <table:table-cell office:value-type="float" office:value="1.58210515975952" calcext:value-type="float">
            <text:p>1.58210515975952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47302865982056" calcext:value-type="float">
            <text:p>0.647302865982056</text:p>
          </table:table-cell>
          <table:table-cell office:value-type="float" office:value="1.57020092010498" calcext:value-type="float">
            <text:p>1.57020092010498</text:p>
          </table:table-cell>
          <table:table-cell office:value-type="float" office:value="2.21750378608704" calcext:value-type="float">
            <text:p>2.21750378608704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54933452606201" calcext:value-type="float">
            <text:p>0.654933452606201</text:p>
          </table:table-cell>
          <table:table-cell office:value-type="float" office:value="0.967600107192993" calcext:value-type="float">
            <text:p>0.967600107192993</text:p>
          </table:table-cell>
          <table:table-cell office:value-type="float" office:value="1.62253355979919" calcext:value-type="float">
            <text:p>1.62253355979919</text:p>
          </table:table-cell>
          <table:table-cell office:value-type="float" office:value="786" calcext:value-type="float">
            <text:p>7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55928134918213" calcext:value-type="float">
            <text:p>0.655928134918213</text:p>
          </table:table-cell>
          <table:table-cell office:value-type="float" office:value="0.778270244598389" calcext:value-type="float">
            <text:p>0.778270244598389</text:p>
          </table:table-cell>
          <table:table-cell office:value-type="float" office:value="1.4341983795166" calcext:value-type="float">
            <text:p>1.4341983795166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58532857894898" calcext:value-type="float">
            <text:p>0.658532857894898</text:p>
          </table:table-cell>
          <table:table-cell office:value-type="float" office:value="0.86393141746521" calcext:value-type="float">
            <text:p>0.86393141746521</text:p>
          </table:table-cell>
          <table:table-cell office:value-type="float" office:value="1.52246427536011" calcext:value-type="float">
            <text:p>1.5224642753601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61471605300903" calcext:value-type="float">
            <text:p>0.661471605300903</text:p>
          </table:table-cell>
          <table:table-cell office:value-type="float" office:value="1.08688807487488" calcext:value-type="float">
            <text:p>1.08688807487488</text:p>
          </table:table-cell>
          <table:table-cell office:value-type="float" office:value="1.74835968017578" calcext:value-type="float">
            <text:p>1.74835968017578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56499862670898" calcext:value-type="float">
            <text:p>0.656499862670898</text:p>
          </table:table-cell>
          <table:table-cell office:value-type="float" office:value="0.873921155929565" calcext:value-type="float">
            <text:p>0.873921155929565</text:p>
          </table:table-cell>
          <table:table-cell office:value-type="float" office:value="1.53042101860046" calcext:value-type="float">
            <text:p>1.53042101860046</text:p>
          </table:table-cell>
          <table:table-cell office:value-type="float" office:value="864" calcext:value-type="float">
            <text:p>8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78331851959229" calcext:value-type="float">
            <text:p>0.678331851959229</text:p>
          </table:table-cell>
          <table:table-cell office:value-type="float" office:value="3.51723909378052" calcext:value-type="float">
            <text:p>3.51723909378052</text:p>
          </table:table-cell>
          <table:table-cell office:value-type="float" office:value="4.19557094573975" calcext:value-type="float">
            <text:p>4.19557094573975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51642560958862" calcext:value-type="float">
            <text:p>0.651642560958862</text:p>
          </table:table-cell>
          <table:table-cell office:value-type="float" office:value="1.13690042495728" calcext:value-type="float">
            <text:p>1.13690042495728</text:p>
          </table:table-cell>
          <table:table-cell office:value-type="float" office:value="1.78854298591614" calcext:value-type="float">
            <text:p>1.78854298591614</text:p>
          </table:table-cell>
          <table:table-cell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50001525878906" calcext:value-type="float">
            <text:p>0.650001525878906</text:p>
          </table:table-cell>
          <table:table-cell office:value-type="float" office:value="0.777689695358276" calcext:value-type="float">
            <text:p>0.777689695358276</text:p>
          </table:table-cell>
          <table:table-cell office:value-type="float" office:value="1.42769122123718" calcext:value-type="float">
            <text:p>1.42769122123718</text:p>
          </table:table-cell>
          <table:table-cell office:value-type="float" office:value="753" calcext:value-type="float">
            <text:p>7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65199756622315" calcext:value-type="float">
            <text:p>0.665199756622315</text:p>
          </table:table-cell>
          <table:table-cell office:value-type="float" office:value="0.885015964508057" calcext:value-type="float">
            <text:p>0.885015964508057</text:p>
          </table:table-cell>
          <table:table-cell office:value-type="float" office:value="1.55021572113037" calcext:value-type="float">
            <text:p>1.55021572113037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773681640625" calcext:value-type="float">
            <text:p>0.6773681640625</text:p>
          </table:table-cell>
          <table:table-cell office:value-type="float" office:value="0.779146671295166" calcext:value-type="float">
            <text:p>0.779146671295166</text:p>
          </table:table-cell>
          <table:table-cell office:value-type="float" office:value="1.45651483535767" calcext:value-type="float">
            <text:p>1.45651483535767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75941944122315" calcext:value-type="float">
            <text:p>0.6759419441223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75379276275635" calcext:value-type="float">
            <text:p>0.675379276275635</text:p>
          </table:table-cell>
          <table:table-cell office:value-type="float" office:value="1.21927070617676" calcext:value-type="float">
            <text:p>1.21927070617676</text:p>
          </table:table-cell>
          <table:table-cell office:value-type="float" office:value="1.89464998245239" calcext:value-type="float">
            <text:p>1.89464998245239</text:p>
          </table:table-cell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78492784500122" calcext:value-type="float">
            <text:p>0.678492784500122</text:p>
          </table:table-cell>
          <table:table-cell office:value-type="float" office:value="1.30670309066772" calcext:value-type="float">
            <text:p>1.30670309066772</text:p>
          </table:table-cell>
          <table:table-cell office:value-type="float" office:value="1.98519587516785" calcext:value-type="float">
            <text:p>1.98519587516785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67325258255005" calcext:value-type="float">
            <text:p>0.667325258255005</text:p>
          </table:table-cell>
          <table:table-cell office:value-type="float" office:value="0.938950538635254" calcext:value-type="float">
            <text:p>0.938950538635254</text:p>
          </table:table-cell>
          <table:table-cell office:value-type="float" office:value="1.60627579689026" calcext:value-type="float">
            <text:p>1.60627579689026</text:p>
          </table:table-cell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7177677154541" calcext:value-type="float">
            <text:p>0.67177677154541</text:p>
          </table:table-cell>
          <table:table-cell office:value-type="float" office:value="0.861566066741943" calcext:value-type="float">
            <text:p>0.861566066741943</text:p>
          </table:table-cell>
          <table:table-cell office:value-type="float" office:value="1.53334283828735" calcext:value-type="float">
            <text:p>1.5333428382873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68601512908936" calcext:value-type="float">
            <text:p>0.668601512908936</text:p>
          </table:table-cell>
          <table:table-cell office:value-type="float" office:value="0.949925422668457" calcext:value-type="float">
            <text:p>0.949925422668457</text:p>
          </table:table-cell>
          <table:table-cell office:value-type="float" office:value="1.61852693557739" calcext:value-type="float">
            <text:p>1.61852693557739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63034439086914" calcext:value-type="float">
            <text:p>0.663034439086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5" calcext:value-type="float">
            <text:p>7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71561717987061" calcext:value-type="float">
            <text:p>0.671561717987061</text:p>
          </table:table-cell>
          <table:table-cell office:value-type="float" office:value="81.6814377307892" calcext:value-type="float">
            <text:p>81.6814377307892</text:p>
          </table:table-cell>
          <table:table-cell office:value-type="float" office:value="82.3529994487763" calcext:value-type="float">
            <text:p>82.3529994487763</text:p>
          </table:table-cell>
          <table:table-cell office:value-type="float" office:value="749" calcext:value-type="float">
            <text:p>749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54239654541016" calcext:value-type="float">
            <text:p>0.654239654541016</text:p>
          </table:table-cell>
          <table:table-cell office:value-type="float" office:value="1.04787015914917" calcext:value-type="float">
            <text:p>1.04787015914917</text:p>
          </table:table-cell>
          <table:table-cell office:value-type="float" office:value="1.70210981369019" calcext:value-type="float">
            <text:p>1.70210981369019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55582189559937" calcext:value-type="float">
            <text:p>0.655582189559937</text:p>
          </table:table-cell>
          <table:table-cell office:value-type="float" office:value="0.884628772735596" calcext:value-type="float">
            <text:p>0.884628772735596</text:p>
          </table:table-cell>
          <table:table-cell office:value-type="float" office:value="1.54021096229553" calcext:value-type="float">
            <text:p>1.54021096229553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83889865875244" calcext:value-type="float">
            <text:p>0.683889865875244</text:p>
          </table:table-cell>
          <table:table-cell office:value-type="float" office:value="0.879830121994019" calcext:value-type="float">
            <text:p>0.879830121994019</text:p>
          </table:table-cell>
          <table:table-cell office:value-type="float" office:value="1.56371998786926" calcext:value-type="float">
            <text:p>1.56371998786926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5177583694458" calcext:value-type="float">
            <text:p>0.65177583694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67131900787354" calcext:value-type="float">
            <text:p>0.667131900787354</text:p>
          </table:table-cell>
          <table:table-cell office:value-type="float" office:value="0.875181436538696" calcext:value-type="float">
            <text:p>0.875181436538696</text:p>
          </table:table-cell>
          <table:table-cell office:value-type="float" office:value="1.54231333732605" calcext:value-type="float">
            <text:p>1.54231333732605</text:p>
          </table:table-cell>
          <table:table-cell office:value-type="float" office:value="927" calcext:value-type="float">
            <text:p>9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64769887924194" calcext:value-type="float">
            <text:p>0.664769887924194</text:p>
          </table:table-cell>
          <table:table-cell office:value-type="float" office:value="0.780746936798096" calcext:value-type="float">
            <text:p>0.780746936798096</text:p>
          </table:table-cell>
          <table:table-cell office:value-type="float" office:value="1.44551682472229" calcext:value-type="float">
            <text:p>1.44551682472229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72546863555908" calcext:value-type="float">
            <text:p>0.672546863555908</text:p>
          </table:table-cell>
          <table:table-cell office:value-type="float" office:value="0.907735109329224" calcext:value-type="float">
            <text:p>0.907735109329224</text:p>
          </table:table-cell>
          <table:table-cell office:value-type="float" office:value="1.58028197288513" calcext:value-type="float">
            <text:p>1.58028197288513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65957450866699" calcext:value-type="float">
            <text:p>0.665957450866699</text:p>
          </table:table-cell>
          <table:table-cell office:value-type="float" office:value="0.934946060180664" calcext:value-type="float">
            <text:p>0.934946060180664</text:p>
          </table:table-cell>
          <table:table-cell office:value-type="float" office:value="1.60090351104736" calcext:value-type="float">
            <text:p>1.60090351104736</text:p>
          </table:table-cell>
          <table:table-cell office:value-type="float" office:value="918" calcext:value-type="float">
            <text:p>91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54519319534302" calcext:value-type="float">
            <text:p>0.654519319534302</text:p>
          </table:table-cell>
          <table:table-cell office:value-type="float" office:value="1.47203874588013" calcext:value-type="float">
            <text:p>1.47203874588013</text:p>
          </table:table-cell>
          <table:table-cell office:value-type="float" office:value="2.12655806541443" calcext:value-type="float">
            <text:p>2.12655806541443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77632808685303" calcext:value-type="float">
            <text:p>0.677632808685303</text:p>
          </table:table-cell>
          <table:table-cell office:value-type="float" office:value="1.34438467025757" calcext:value-type="float">
            <text:p>1.34438467025757</text:p>
          </table:table-cell>
          <table:table-cell office:value-type="float" office:value="2.02201747894287" calcext:value-type="float">
            <text:p>2.02201747894287</text:p>
          </table:table-cell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62713289260864" calcext:value-type="float">
            <text:p>0.662713289260864</text:p>
          </table:table-cell>
          <table:table-cell office:value-type="float" office:value="0.877474546432495" calcext:value-type="float">
            <text:p>0.877474546432495</text:p>
          </table:table-cell>
          <table:table-cell office:value-type="float" office:value="1.54018783569336" calcext:value-type="float">
            <text:p>1.54018783569336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5813136100769" calcext:value-type="float">
            <text:p>0.658131361007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51151418685913" calcext:value-type="float">
            <text:p>0.651151418685913</text:p>
          </table:table-cell>
          <table:table-cell office:value-type="float" office:value="0.823189735412598" calcext:value-type="float">
            <text:p>0.823189735412598</text:p>
          </table:table-cell>
          <table:table-cell office:value-type="float" office:value="1.47434115409851" calcext:value-type="float">
            <text:p>1.47434115409851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60011053085327" calcext:value-type="float">
            <text:p>0.660011053085327</text:p>
          </table:table-cell>
          <table:table-cell office:value-type="float" office:value="1.48411154747009" calcext:value-type="float">
            <text:p>1.48411154747009</text:p>
          </table:table-cell>
          <table:table-cell office:value-type="float" office:value="2.14412260055542" calcext:value-type="float">
            <text:p>2.14412260055542</text:p>
          </table:table-cell>
          <table:table-cell office:value-type="float" office:value="898" calcext:value-type="float">
            <text:p>89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77802562713623" calcext:value-type="float">
            <text:p>0.677802562713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7" calcext:value-type="float">
            <text:p>1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73079252243042" calcext:value-type="float">
            <text:p>0.673079252243042</text:p>
          </table:table-cell>
          <table:table-cell office:value-type="float" office:value="0.793025732040405" calcext:value-type="float">
            <text:p>0.793025732040405</text:p>
          </table:table-cell>
          <table:table-cell office:value-type="float" office:value="1.46610498428345" calcext:value-type="float">
            <text:p>1.46610498428345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62943601608276" calcext:value-type="float">
            <text:p>0.662943601608276</text:p>
          </table:table-cell>
          <table:table-cell office:value-type="float" office:value="0.931365728378296" calcext:value-type="float">
            <text:p>0.931365728378296</text:p>
          </table:table-cell>
          <table:table-cell office:value-type="float" office:value="1.59430932998657" calcext:value-type="float">
            <text:p>1.59430932998657</text:p>
          </table:table-cell>
          <table:table-cell office:value-type="float" office:value="855" calcext:value-type="float">
            <text:p>85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67582750320435" calcext:value-type="float">
            <text:p>0.6675827503204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7" calcext:value-type="float">
            <text:p>87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81899070739746" calcext:value-type="float">
            <text:p>0.681899070739746</text:p>
          </table:table-cell>
          <table:table-cell office:value-type="float" office:value="0.788205623626709" calcext:value-type="float">
            <text:p>0.788205623626709</text:p>
          </table:table-cell>
          <table:table-cell office:value-type="float" office:value="1.47010469436646" calcext:value-type="float">
            <text:p>1.47010469436646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63739919662476" calcext:value-type="float">
            <text:p>0.663739919662476</text:p>
          </table:table-cell>
          <table:table-cell office:value-type="float" office:value="0.883430480957031" calcext:value-type="float">
            <text:p>0.883430480957031</text:p>
          </table:table-cell>
          <table:table-cell office:value-type="float" office:value="1.54717040061951" calcext:value-type="float">
            <text:p>1.54717040061951</text:p>
          </table:table-cell>
          <table:table-cell office:value-type="float" office:value="769" calcext:value-type="float">
            <text:p>76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92646026611328" calcext:value-type="float">
            <text:p>0.692646026611328</text:p>
          </table:table-cell>
          <table:table-cell office:value-type="float" office:value="1.04648327827454" calcext:value-type="float">
            <text:p>1.04648327827454</text:p>
          </table:table-cell>
          <table:table-cell office:value-type="float" office:value="1.73912930488586" calcext:value-type="float">
            <text:p>1.73912930488586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69151067733765" calcext:value-type="float">
            <text:p>0.6691510677337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8" calcext:value-type="float">
            <text:p>7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54175996780396" calcext:value-type="float">
            <text:p>0.654175996780396</text:p>
          </table:table-cell>
          <table:table-cell office:value-type="float" office:value="0.987799882888794" calcext:value-type="float">
            <text:p>0.987799882888794</text:p>
          </table:table-cell>
          <table:table-cell office:value-type="float" office:value="1.64197587966919" calcext:value-type="float">
            <text:p>1.64197587966919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60638093948364" calcext:value-type="float">
            <text:p>0.660638093948364</text:p>
          </table:table-cell>
          <table:table-cell office:value-type="float" office:value="0.895395517349243" calcext:value-type="float">
            <text:p>0.895395517349243</text:p>
          </table:table-cell>
          <table:table-cell office:value-type="float" office:value="1.55603361129761" calcext:value-type="float">
            <text:p>1.55603361129761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4949631690979" calcext:value-type="float">
            <text:p>0.64949631690979</text:p>
          </table:table-cell>
          <table:table-cell office:value-type="float" office:value="0.917442560195923" calcext:value-type="float">
            <text:p>0.917442560195923</text:p>
          </table:table-cell>
          <table:table-cell office:value-type="float" office:value="1.56693887710571" calcext:value-type="float">
            <text:p>1.56693887710571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85168027877808" calcext:value-type="float">
            <text:p>0.685168027877808</text:p>
          </table:table-cell>
          <table:table-cell office:value-type="float" office:value="0.863821744918823" calcext:value-type="float">
            <text:p>0.863821744918823</text:p>
          </table:table-cell>
          <table:table-cell office:value-type="float" office:value="1.54898977279663" calcext:value-type="float">
            <text:p>1.54898977279663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52394533157349" calcext:value-type="float">
            <text:p>0.6523945331573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2" calcext:value-type="float">
            <text:p>9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59631729125977" calcext:value-type="float">
            <text:p>0.659631729125977</text:p>
          </table:table-cell>
          <table:table-cell office:value-type="float" office:value="1.00910401344299" calcext:value-type="float">
            <text:p>1.00910401344299</text:p>
          </table:table-cell>
          <table:table-cell office:value-type="float" office:value="1.66873574256897" calcext:value-type="float">
            <text:p>1.66873574256897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59644365310669" calcext:value-type="float">
            <text:p>0.659644365310669</text:p>
          </table:table-cell>
          <table:table-cell office:value-type="float" office:value="0.930550336837769" calcext:value-type="float">
            <text:p>0.930550336837769</text:p>
          </table:table-cell>
          <table:table-cell office:value-type="float" office:value="1.59019470214844" calcext:value-type="float">
            <text:p>1.59019470214844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55313968658447" calcext:value-type="float">
            <text:p>0.6553139686584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50731563568115" calcext:value-type="float">
            <text:p>0.650731563568115</text:p>
          </table:table-cell>
          <table:table-cell office:value-type="float" office:value="1.46925377845764" calcext:value-type="float">
            <text:p>1.46925377845764</text:p>
          </table:table-cell>
          <table:table-cell office:value-type="float" office:value="2.11998534202576" calcext:value-type="float">
            <text:p>2.11998534202576</text:p>
          </table:table-cell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1441802978516" calcext:value-type="float">
            <text:p>0.6614418029785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62835121154785" calcext:value-type="float">
            <text:p>0.662835121154785</text:p>
          </table:table-cell>
          <table:table-cell office:value-type="float" office:value="0.897386789321899" calcext:value-type="float">
            <text:p>0.897386789321899</text:p>
          </table:table-cell>
          <table:table-cell office:value-type="float" office:value="1.56022191047668" calcext:value-type="float">
            <text:p>1.56022191047668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57642364501953" calcext:value-type="float">
            <text:p>0.657642364501953</text:p>
          </table:table-cell>
          <table:table-cell office:value-type="float" office:value="0.85412335395813" calcext:value-type="float">
            <text:p>0.85412335395813</text:p>
          </table:table-cell>
          <table:table-cell office:value-type="float" office:value="1.51176571846008" calcext:value-type="float">
            <text:p>1.51176571846008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94585800170898" calcext:value-type="float">
            <text:p>0.694585800170898</text:p>
          </table:table-cell>
          <table:table-cell office:value-type="float" office:value="1.11700558662415" calcext:value-type="float">
            <text:p>1.11700558662415</text:p>
          </table:table-cell>
          <table:table-cell office:value-type="float" office:value="1.81159138679504" calcext:value-type="float">
            <text:p>1.81159138679504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59756660461426" calcext:value-type="float">
            <text:p>0.659756660461426</text:p>
          </table:table-cell>
          <table:table-cell office:value-type="float" office:value="1.84575128555298" calcext:value-type="float">
            <text:p>1.84575128555298</text:p>
          </table:table-cell>
          <table:table-cell office:value-type="float" office:value="2.5055079460144" calcext:value-type="float">
            <text:p>2.5055079460144</text:p>
          </table:table-cell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76103353500366" calcext:value-type="float">
            <text:p>0.676103353500366</text:p>
          </table:table-cell>
          <table:table-cell office:value-type="float" office:value="0.943724155426025" calcext:value-type="float">
            <text:p>0.943724155426025</text:p>
          </table:table-cell>
          <table:table-cell office:value-type="float" office:value="1.61982750892639" calcext:value-type="float">
            <text:p>1.61982750892639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44814491271973" calcext:value-type="float">
            <text:p>0.644814491271973</text:p>
          </table:table-cell>
          <table:table-cell office:value-type="float" office:value="1.1156861782074" calcext:value-type="float">
            <text:p>1.1156861782074</text:p>
          </table:table-cell>
          <table:table-cell office:value-type="float" office:value="1.76050066947937" calcext:value-type="float">
            <text:p>1.76050066947937</text:p>
          </table:table-cell>
          <table:table-cell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6776442527771" calcext:value-type="float">
            <text:p>0.66776442527771</text:p>
          </table:table-cell>
          <table:table-cell office:value-type="float" office:value="0.753876686096191" calcext:value-type="float">
            <text:p>0.753876686096191</text:p>
          </table:table-cell>
          <table:table-cell office:value-type="float" office:value="1.4216411113739" calcext:value-type="float">
            <text:p>1.4216411113739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71316146850586" calcext:value-type="float">
            <text:p>0.671316146850586</text:p>
          </table:table-cell>
          <table:table-cell office:value-type="float" office:value="1.24986934661865" calcext:value-type="float">
            <text:p>1.24986934661865</text:p>
          </table:table-cell>
          <table:table-cell office:value-type="float" office:value="1.92118549346924" calcext:value-type="float">
            <text:p>1.92118549346924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70027732849121" calcext:value-type="float">
            <text:p>0.6700277328491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55793190002441" calcext:value-type="float">
            <text:p>0.655793190002441</text:p>
          </table:table-cell>
          <table:table-cell office:value-type="float" office:value="1.12709212303162" calcext:value-type="float">
            <text:p>1.12709212303162</text:p>
          </table:table-cell>
          <table:table-cell office:value-type="float" office:value="1.78288531303406" calcext:value-type="float">
            <text:p>1.78288531303406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56217575073242" calcext:value-type="float">
            <text:p>0.656217575073242</text:p>
          </table:table-cell>
          <table:table-cell office:value-type="float" office:value="0.872935056686401" calcext:value-type="float">
            <text:p>0.872935056686401</text:p>
          </table:table-cell>
          <table:table-cell office:value-type="float" office:value="1.52915263175964" calcext:value-type="float">
            <text:p>1.52915263175964</text:p>
          </table:table-cell>
          <table:table-cell office:value-type="float" office:value="691" calcext:value-type="float">
            <text:p>69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85623168945313" calcext:value-type="float">
            <text:p>0.685623168945313</text:p>
          </table:table-cell>
          <table:table-cell office:value-type="float" office:value="1.01220417022705" calcext:value-type="float">
            <text:p>1.01220417022705</text:p>
          </table:table-cell>
          <table:table-cell office:value-type="float" office:value="1.69782733917236" calcext:value-type="float">
            <text:p>1.69782733917236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74468517303467" calcext:value-type="float">
            <text:p>0.674468517303467</text:p>
          </table:table-cell>
          <table:table-cell office:value-type="float" office:value="1.13269114494324" calcext:value-type="float">
            <text:p>1.13269114494324</text:p>
          </table:table-cell>
          <table:table-cell office:value-type="float" office:value="1.8071596622467" calcext:value-type="float">
            <text:p>1.8071596622467</text:p>
          </table:table-cell>
          <table:table-cell office:value-type="float" office:value="804" calcext:value-type="float">
            <text:p>8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59269571304321" calcext:value-type="float">
            <text:p>0.659269571304321</text:p>
          </table:table-cell>
          <table:table-cell office:value-type="float" office:value="1.37979173660278" calcext:value-type="float">
            <text:p>1.37979173660278</text:p>
          </table:table-cell>
          <table:table-cell office:value-type="float" office:value="2.0390613079071" calcext:value-type="float">
            <text:p>2.0390613079071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78873300552368" calcext:value-type="float">
            <text:p>0.678873300552368</text:p>
          </table:table-cell>
          <table:table-cell office:value-type="float" office:value="0.803042888641357" calcext:value-type="float">
            <text:p>0.803042888641357</text:p>
          </table:table-cell>
          <table:table-cell office:value-type="float" office:value="1.48191618919373" calcext:value-type="float">
            <text:p>1.48191618919373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68103456497192" calcext:value-type="float">
            <text:p>0.668103456497192</text:p>
          </table:table-cell>
          <table:table-cell office:value-type="float" office:value="0.922659873962402" calcext:value-type="float">
            <text:p>0.922659873962402</text:p>
          </table:table-cell>
          <table:table-cell office:value-type="float" office:value="1.59076333045959" calcext:value-type="float">
            <text:p>1.59076333045959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72910213470459" calcext:value-type="float">
            <text:p>0.672910213470459</text:p>
          </table:table-cell>
          <table:table-cell office:value-type="float" office:value="0.774072885513306" calcext:value-type="float">
            <text:p>0.774072885513306</text:p>
          </table:table-cell>
          <table:table-cell office:value-type="float" office:value="1.44698309898376" calcext:value-type="float">
            <text:p>1.44698309898376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76281929016113" calcext:value-type="float">
            <text:p>0.676281929016113</text:p>
          </table:table-cell>
          <table:table-cell office:value-type="float" office:value="1.3662211894989" calcext:value-type="float">
            <text:p>1.3662211894989</text:p>
          </table:table-cell>
          <table:table-cell office:value-type="float" office:value="2.04250311851501" calcext:value-type="float">
            <text:p>2.04250311851501</text:p>
          </table:table-cell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63080453872681" calcext:value-type="float">
            <text:p>0.663080453872681</text:p>
          </table:table-cell>
          <table:table-cell office:value-type="float" office:value="0.931689500808716" calcext:value-type="float">
            <text:p>0.931689500808716</text:p>
          </table:table-cell>
          <table:table-cell office:value-type="float" office:value="1.5947699546814" calcext:value-type="float">
            <text:p>1.5947699546814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58853530883789" calcext:value-type="float">
            <text:p>0.6588535308837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9" calcext:value-type="float">
            <text:p>75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68304920196533" calcext:value-type="float">
            <text:p>0.668304920196533</text:p>
          </table:table-cell>
          <table:table-cell office:value-type="float" office:value="0.919348478317261" calcext:value-type="float">
            <text:p>0.919348478317261</text:p>
          </table:table-cell>
          <table:table-cell office:value-type="float" office:value="1.58765339851379" calcext:value-type="float">
            <text:p>1.58765339851379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62523031234741" calcext:value-type="float">
            <text:p>0.6625230312347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70610666275024" calcext:value-type="float">
            <text:p>0.670610666275024</text:p>
          </table:table-cell>
          <table:table-cell office:value-type="float" office:value="0.967649459838867" calcext:value-type="float">
            <text:p>0.967649459838867</text:p>
          </table:table-cell>
          <table:table-cell office:value-type="float" office:value="1.63826012611389" calcext:value-type="float">
            <text:p>1.63826012611389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68984889984131" calcext:value-type="float">
            <text:p>0.6689848899841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76768064498901" calcext:value-type="float">
            <text:p>0.6767680644989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44196510314941" calcext:value-type="float">
            <text:p>0.6441965103149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9" calcext:value-type="float">
            <text:p>6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72053813934326" calcext:value-type="float">
            <text:p>0.6720538139343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5" calcext:value-type="float">
            <text:p>8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58126354217529" calcext:value-type="float">
            <text:p>0.658126354217529</text:p>
          </table:table-cell>
          <table:table-cell office:value-type="float" office:value="0.843210220336914" calcext:value-type="float">
            <text:p>0.843210220336914</text:p>
          </table:table-cell>
          <table:table-cell office:value-type="float" office:value="1.50133657455444" calcext:value-type="float">
            <text:p>1.50133657455444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63328170776367" calcext:value-type="float">
            <text:p>0.6633281707763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7" calcext:value-type="float">
            <text:p>7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70891046524048" calcext:value-type="float">
            <text:p>0.670891046524048</text:p>
          </table:table-cell>
          <table:table-cell office:value-type="float" office:value="0.996562004089356" calcext:value-type="float">
            <text:p>0.996562004089356</text:p>
          </table:table-cell>
          <table:table-cell office:value-type="float" office:value="1.6674530506134" calcext:value-type="float">
            <text:p>1.6674530506134</text:p>
          </table:table-cell>
          <table:table-cell office:value-type="float" office:value="840" calcext:value-type="float">
            <text:p>84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53064489364624" calcext:value-type="float">
            <text:p>0.653064489364624</text:p>
          </table:table-cell>
          <table:table-cell office:value-type="float" office:value="0.874473094940186" calcext:value-type="float">
            <text:p>0.874473094940186</text:p>
          </table:table-cell>
          <table:table-cell office:value-type="float" office:value="1.52753758430481" calcext:value-type="float">
            <text:p>1.52753758430481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70671939849854" calcext:value-type="float">
            <text:p>0.670671939849854</text:p>
          </table:table-cell>
          <table:table-cell office:value-type="float" office:value="0.912580490112305" calcext:value-type="float">
            <text:p>0.912580490112305</text:p>
          </table:table-cell>
          <table:table-cell office:value-type="float" office:value="1.58325242996216" calcext:value-type="float">
            <text:p>1.58325242996216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87193155288696" calcext:value-type="float">
            <text:p>0.687193155288696</text:p>
          </table:table-cell>
          <table:table-cell office:value-type="float" office:value="0.968197345733643" calcext:value-type="float">
            <text:p>0.968197345733643</text:p>
          </table:table-cell>
          <table:table-cell office:value-type="float" office:value="1.65539050102234" calcext:value-type="float">
            <text:p>1.6553905010223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58944129943848" calcext:value-type="float">
            <text:p>0.658944129943848</text:p>
          </table:table-cell>
          <table:table-cell office:value-type="float" office:value="1.07830476760864" calcext:value-type="float">
            <text:p>1.07830476760864</text:p>
          </table:table-cell>
          <table:table-cell office:value-type="float" office:value="1.73724889755249" calcext:value-type="float">
            <text:p>1.73724889755249</text:p>
          </table:table-cell>
          <table:table-cell office:value-type="float" office:value="852" calcext:value-type="float">
            <text:p>85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82868003845215" calcext:value-type="float">
            <text:p>0.6828680038452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58544301986694" calcext:value-type="float">
            <text:p>0.6585443019866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2" calcext:value-type="float">
            <text:p>8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69944524765015" calcext:value-type="float">
            <text:p>0.669944524765015</text:p>
          </table:table-cell>
          <table:table-cell office:value-type="float" office:value="0.783735990524292" calcext:value-type="float">
            <text:p>0.783735990524292</text:p>
          </table:table-cell>
          <table:table-cell office:value-type="float" office:value="1.45368051528931" calcext:value-type="float">
            <text:p>1.45368051528931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4776873588562" calcext:value-type="float">
            <text:p>0.64776873588562</text:p>
          </table:table-cell>
          <table:table-cell office:value-type="float" office:value="0.899972677230835" calcext:value-type="float">
            <text:p>0.899972677230835</text:p>
          </table:table-cell>
          <table:table-cell office:value-type="float" office:value="1.54774141311646" calcext:value-type="float">
            <text:p>1.54774141311646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80576086044312" calcext:value-type="float">
            <text:p>0.680576086044312</text:p>
          </table:table-cell>
          <table:table-cell office:value-type="float" office:value="0.948909044265747" calcext:value-type="float">
            <text:p>0.948909044265747</text:p>
          </table:table-cell>
          <table:table-cell office:value-type="float" office:value="1.62948513031006" calcext:value-type="float">
            <text:p>1.62948513031006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67697429656982" calcext:value-type="float">
            <text:p>0.667697429656982</text:p>
          </table:table-cell>
          <table:table-cell office:value-type="float" office:value="0.910847187042236" calcext:value-type="float">
            <text:p>0.910847187042236</text:p>
          </table:table-cell>
          <table:table-cell office:value-type="float" office:value="1.57854461669922" calcext:value-type="float">
            <text:p>1.57854461669922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68371200561523" calcext:value-type="float">
            <text:p>0.668371200561523</text:p>
          </table:table-cell>
          <table:table-cell office:value-type="float" office:value="0.837877035140991" calcext:value-type="float">
            <text:p>0.837877035140991</text:p>
          </table:table-cell>
          <table:table-cell office:value-type="float" office:value="1.50624823570251" calcext:value-type="float">
            <text:p>1.50624823570251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67788505554199" calcext:value-type="float">
            <text:p>0.667788505554199</text:p>
          </table:table-cell>
          <table:table-cell office:value-type="float" office:value="0.956991672515869" calcext:value-type="float">
            <text:p>0.956991672515869</text:p>
          </table:table-cell>
          <table:table-cell office:value-type="float" office:value="1.62478017807007" calcext:value-type="float">
            <text:p>1.62478017807007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66229009628296" calcext:value-type="float">
            <text:p>0.666229009628296</text:p>
          </table:table-cell>
          <table:table-cell office:value-type="float" office:value="1.56856513023376" calcext:value-type="float">
            <text:p>1.56856513023376</text:p>
          </table:table-cell>
          <table:table-cell office:value-type="float" office:value="2.23479413986206" calcext:value-type="float">
            <text:p>2.23479413986206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74258708953857" calcext:value-type="float">
            <text:p>0.674258708953857</text:p>
          </table:table-cell>
          <table:table-cell office:value-type="float" office:value="0.879654407501221" calcext:value-type="float">
            <text:p>0.879654407501221</text:p>
          </table:table-cell>
          <table:table-cell office:value-type="float" office:value="1.55391311645508" calcext:value-type="float">
            <text:p>1.55391311645508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71669721603394" calcext:value-type="float">
            <text:p>0.6716697216033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3" calcext:value-type="float">
            <text:p>9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82945489883423" calcext:value-type="float">
            <text:p>0.682945489883423</text:p>
          </table:table-cell>
          <table:table-cell office:value-type="float" office:value="1.28050494194031" calcext:value-type="float">
            <text:p>1.28050494194031</text:p>
          </table:table-cell>
          <table:table-cell office:value-type="float" office:value="1.96345043182373" calcext:value-type="float">
            <text:p>1.96345043182373</text:p>
          </table:table-cell>
          <table:table-cell office:value-type="float" office:value="826" calcext:value-type="float">
            <text:p>82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53334856033325" calcext:value-type="float">
            <text:p>0.653334856033325</text:p>
          </table:table-cell>
          <table:table-cell office:value-type="float" office:value="1.2354724407196" calcext:value-type="float">
            <text:p>1.2354724407196</text:p>
          </table:table-cell>
          <table:table-cell office:value-type="float" office:value="1.88880729675293" calcext:value-type="float">
            <text:p>1.88880729675293</text:p>
          </table:table-cell>
          <table:table-cell office:value-type="float" office:value="858" calcext:value-type="float">
            <text:p>85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71362161636353" calcext:value-type="float">
            <text:p>0.671362161636353</text:p>
          </table:table-cell>
          <table:table-cell office:value-type="float" office:value="1.17580509185791" calcext:value-type="float">
            <text:p>1.17580509185791</text:p>
          </table:table-cell>
          <table:table-cell office:value-type="float" office:value="1.84716725349426" calcext:value-type="float">
            <text:p>1.84716725349426</text:p>
          </table:table-cell>
          <table:table-cell office:value-type="float" office:value="757" calcext:value-type="float">
            <text:p>75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61356210708618" calcext:value-type="float">
            <text:p>0.6613562107086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8" calcext:value-type="float">
            <text:p>7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54141426086426" calcext:value-type="float">
            <text:p>0.654141426086426</text:p>
          </table:table-cell>
          <table:table-cell office:value-type="float" office:value="0.860110521316528" calcext:value-type="float">
            <text:p>0.860110521316528</text:p>
          </table:table-cell>
          <table:table-cell office:value-type="float" office:value="1.51425194740295" calcext:value-type="float">
            <text:p>1.51425194740295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82490348815918" calcext:value-type="float">
            <text:p>0.682490348815918</text:p>
          </table:table-cell>
          <table:table-cell office:value-type="float" office:value="0.881452798843384" calcext:value-type="float">
            <text:p>0.881452798843384</text:p>
          </table:table-cell>
          <table:table-cell office:value-type="float" office:value="1.5639431476593" calcext:value-type="float">
            <text:p>1.5639431476593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52335166931152" calcext:value-type="float">
            <text:p>0.652335166931152</text:p>
          </table:table-cell>
          <table:table-cell office:value-type="float" office:value="1.29452419281006" calcext:value-type="float">
            <text:p>1.29452419281006</text:p>
          </table:table-cell>
          <table:table-cell office:value-type="float" office:value="1.94685935974121" calcext:value-type="float">
            <text:p>1.94685935974121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71317100524902" calcext:value-type="float">
            <text:p>0.671317100524902</text:p>
          </table:table-cell>
          <table:table-cell office:value-type="float" office:value="1.34627485275269" calcext:value-type="float">
            <text:p>1.34627485275269</text:p>
          </table:table-cell>
          <table:table-cell office:value-type="float" office:value="2.01759195327759" calcext:value-type="float">
            <text:p>2.01759195327759</text:p>
          </table:table-cell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63295030593872" calcext:value-type="float">
            <text:p>0.6632950305938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7" calcext:value-type="float">
            <text:p>8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6137957572937" calcext:value-type="float">
            <text:p>0.661379575729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93" calcext:value-type="float">
            <text:p>7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61882162094116" calcext:value-type="float">
            <text:p>0.661882162094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73978567123413" calcext:value-type="float">
            <text:p>0.673978567123413</text:p>
          </table:table-cell>
          <table:table-cell office:value-type="float" office:value="1.20364665985107" calcext:value-type="float">
            <text:p>1.20364665985107</text:p>
          </table:table-cell>
          <table:table-cell office:value-type="float" office:value="1.87762522697449" calcext:value-type="float">
            <text:p>1.87762522697449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56242847442627" calcext:value-type="float">
            <text:p>0.656242847442627</text:p>
          </table:table-cell>
          <table:table-cell office:value-type="float" office:value="0.892761707305908" calcext:value-type="float">
            <text:p>0.892761707305908</text:p>
          </table:table-cell>
          <table:table-cell office:value-type="float" office:value="1.54900455474854" calcext:value-type="float">
            <text:p>1.54900455474854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74843072891235" calcext:value-type="float">
            <text:p>0.674843072891235</text:p>
          </table:table-cell>
          <table:table-cell office:value-type="float" office:value="0.74201512336731" calcext:value-type="float">
            <text:p>0.74201512336731</text:p>
          </table:table-cell>
          <table:table-cell office:value-type="float" office:value="1.41685819625854" calcext:value-type="float">
            <text:p>1.41685819625854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85578107833862" calcext:value-type="float">
            <text:p>0.685578107833862</text:p>
          </table:table-cell>
          <table:table-cell office:value-type="float" office:value="0.791985988616943" calcext:value-type="float">
            <text:p>0.791985988616943</text:p>
          </table:table-cell>
          <table:table-cell office:value-type="float" office:value="1.47756409645081" calcext:value-type="float">
            <text:p>1.47756409645081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62763833999634" calcext:value-type="float">
            <text:p>0.662763833999634</text:p>
          </table:table-cell>
          <table:table-cell office:value-type="float" office:value="0.764280319213867" calcext:value-type="float">
            <text:p>0.764280319213867</text:p>
          </table:table-cell>
          <table:table-cell office:value-type="float" office:value="1.4270441532135" calcext:value-type="float">
            <text:p>1.4270441532135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53194189071655" calcext:value-type="float">
            <text:p>0.653194189071655</text:p>
          </table:table-cell>
          <table:table-cell office:value-type="float" office:value="1.16272974014282" calcext:value-type="float">
            <text:p>1.16272974014282</text:p>
          </table:table-cell>
          <table:table-cell office:value-type="float" office:value="1.81592392921448" calcext:value-type="float">
            <text:p>1.81592392921448</text:p>
          </table:table-cell>
          <table:table-cell office:value-type="float" office:value="663" calcext:value-type="float">
            <text:p>66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78076267242432" calcext:value-type="float">
            <text:p>0.678076267242432</text:p>
          </table:table-cell>
          <table:table-cell office:value-type="float" office:value="0.909643411636353" calcext:value-type="float">
            <text:p>0.909643411636353</text:p>
          </table:table-cell>
          <table:table-cell office:value-type="float" office:value="1.58771967887878" calcext:value-type="float">
            <text:p>1.58771967887878</text:p>
          </table:table-cell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4407205581665" calcext:value-type="float">
            <text:p>0.64407205581665</text:p>
          </table:table-cell>
          <table:table-cell office:value-type="float" office:value="0.964362621307373" calcext:value-type="float">
            <text:p>0.964362621307373</text:p>
          </table:table-cell>
          <table:table-cell office:value-type="float" office:value="1.60843467712402" calcext:value-type="float">
            <text:p>1.60843467712402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5384578704834" calcext:value-type="float">
            <text:p>0.653845787048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49135828018189" calcext:value-type="float">
            <text:p>0.649135828018189</text:p>
          </table:table-cell>
          <table:table-cell office:value-type="float" office:value="1.13200831413269" calcext:value-type="float">
            <text:p>1.13200831413269</text:p>
          </table:table-cell>
          <table:table-cell office:value-type="float" office:value="1.78114414215088" calcext:value-type="float">
            <text:p>1.78114414215088</text:p>
          </table:table-cell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78817510604858" calcext:value-type="float">
            <text:p>0.6788175106048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5" calcext:value-type="float">
            <text:p>8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73761367797852" calcext:value-type="float">
            <text:p>0.673761367797852</text:p>
          </table:table-cell>
          <table:table-cell office:value-type="float" office:value="0.847593307495117" calcext:value-type="float">
            <text:p>0.847593307495117</text:p>
          </table:table-cell>
          <table:table-cell office:value-type="float" office:value="1.52135467529297" calcext:value-type="float">
            <text:p>1.52135467529297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76587343215942" calcext:value-type="float">
            <text:p>0.676587343215942</text:p>
          </table:table-cell>
          <table:table-cell office:value-type="float" office:value="0.981651306152344" calcext:value-type="float">
            <text:p>0.981651306152344</text:p>
          </table:table-cell>
          <table:table-cell office:value-type="float" office:value="1.65823864936829" calcext:value-type="float">
            <text:p>1.65823864936829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60624027252197" calcext:value-type="float">
            <text:p>0.660624027252197</text:p>
          </table:table-cell>
          <table:table-cell office:value-type="float" office:value="0.932539463043213" calcext:value-type="float">
            <text:p>0.932539463043213</text:p>
          </table:table-cell>
          <table:table-cell office:value-type="float" office:value="1.59316349029541" calcext:value-type="float">
            <text:p>1.59316349029541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656174659729" calcext:value-type="float">
            <text:p>0.6656174659729</text:p>
          </table:table-cell>
          <table:table-cell office:value-type="float" office:value="1.13653111457825" calcext:value-type="float">
            <text:p>1.13653111457825</text:p>
          </table:table-cell>
          <table:table-cell office:value-type="float" office:value="1.80214858055115" calcext:value-type="float">
            <text:p>1.80214858055115</text:p>
          </table:table-cell>
          <table:table-cell office:value-type="float" office:value="779" calcext:value-type="float">
            <text:p>77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0236597061157" calcext:value-type="float">
            <text:p>0.660236597061157</text:p>
          </table:table-cell>
          <table:table-cell office:value-type="float" office:value="1.10486650466919" calcext:value-type="float">
            <text:p>1.10486650466919</text:p>
          </table:table-cell>
          <table:table-cell office:value-type="float" office:value="1.76510310173035" calcext:value-type="float">
            <text:p>1.76510310173035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75717830657959" calcext:value-type="float">
            <text:p>0.675717830657959</text:p>
          </table:table-cell>
          <table:table-cell office:value-type="float" office:value="0.957754135131836" calcext:value-type="float">
            <text:p>0.957754135131836</text:p>
          </table:table-cell>
          <table:table-cell office:value-type="float" office:value="1.6334719657898" calcext:value-type="float">
            <text:p>1.6334719657898</text:p>
          </table:table-cell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51018857955933" calcext:value-type="float">
            <text:p>0.651018857955933</text:p>
          </table:table-cell>
          <table:table-cell office:value-type="float" office:value="1.19553828239441" calcext:value-type="float">
            <text:p>1.19553828239441</text:p>
          </table:table-cell>
          <table:table-cell office:value-type="float" office:value="1.84655714035034" calcext:value-type="float">
            <text:p>1.84655714035034</text:p>
          </table:table-cell>
          <table:table-cell office:value-type="float" office:value="835" calcext:value-type="float">
            <text:p>8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70174598693848" calcext:value-type="float">
            <text:p>0.670174598693848</text:p>
          </table:table-cell>
          <table:table-cell office:value-type="float" office:value="0.791648626327515" calcext:value-type="float">
            <text:p>0.791648626327515</text:p>
          </table:table-cell>
          <table:table-cell office:value-type="float" office:value="1.46182322502136" calcext:value-type="float">
            <text:p>1.46182322502136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6518759727478" calcext:value-type="float">
            <text:p>0.66518759727478</text:p>
          </table:table-cell>
          <table:table-cell office:value-type="float" office:value="1.07272267341614" calcext:value-type="float">
            <text:p>1.07272267341614</text:p>
          </table:table-cell>
          <table:table-cell office:value-type="float" office:value="1.73791027069092" calcext:value-type="float">
            <text:p>1.73791027069092</text:p>
          </table:table-cell>
          <table:table-cell office:value-type="float" office:value="760" calcext:value-type="float">
            <text:p>76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6775918006897" calcext:value-type="float">
            <text:p>0.66775918006897</text:p>
          </table:table-cell>
          <table:table-cell office:value-type="float" office:value="0.783922910690308" calcext:value-type="float">
            <text:p>0.783922910690308</text:p>
          </table:table-cell>
          <table:table-cell office:value-type="float" office:value="1.45168209075928" calcext:value-type="float">
            <text:p>1.45168209075928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60330533981323" calcext:value-type="float">
            <text:p>0.660330533981323</text:p>
          </table:table-cell>
          <table:table-cell office:value-type="float" office:value="0.884907484054565" calcext:value-type="float">
            <text:p>0.884907484054565</text:p>
          </table:table-cell>
          <table:table-cell office:value-type="float" office:value="1.54523801803589" calcext:value-type="float">
            <text:p>1.54523801803589</text:p>
          </table:table-cell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55670404434204" calcext:value-type="float">
            <text:p>0.655670404434204</text:p>
          </table:table-cell>
          <table:table-cell office:value-type="float" office:value="0.909057140350342" calcext:value-type="float">
            <text:p>0.909057140350342</text:p>
          </table:table-cell>
          <table:table-cell office:value-type="float" office:value="1.56472754478455" calcext:value-type="float">
            <text:p>1.56472754478455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57344818115234" calcext:value-type="float">
            <text:p>0.657344818115234</text:p>
          </table:table-cell>
          <table:table-cell office:value-type="float" office:value="0.795032978057861" calcext:value-type="float">
            <text:p>0.795032978057861</text:p>
          </table:table-cell>
          <table:table-cell office:value-type="float" office:value="1.4523777961731" calcext:value-type="float">
            <text:p>1.4523777961731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57764196395874" calcext:value-type="float">
            <text:p>0.657764196395874</text:p>
          </table:table-cell>
          <table:table-cell office:value-type="float" office:value="1.01407241821289" calcext:value-type="float">
            <text:p>1.01407241821289</text:p>
          </table:table-cell>
          <table:table-cell office:value-type="float" office:value="1.67183661460876" calcext:value-type="float">
            <text:p>1.67183661460876</text:p>
          </table:table-cell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61309003829956" calcext:value-type="float">
            <text:p>0.661309003829956</text:p>
          </table:table-cell>
          <table:table-cell office:value-type="float" office:value="1.27144908905029" calcext:value-type="float">
            <text:p>1.27144908905029</text:p>
          </table:table-cell>
          <table:table-cell office:value-type="float" office:value="1.93275809288025" calcext:value-type="float">
            <text:p>1.93275809288025</text:p>
          </table:table-cell>
          <table:table-cell office:value-type="float" office:value="702" calcext:value-type="float">
            <text:p>7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70335292816162" calcext:value-type="float">
            <text:p>0.670335292816162</text:p>
          </table:table-cell>
          <table:table-cell office:value-type="float" office:value="1.63891911506653" calcext:value-type="float">
            <text:p>1.63891911506653</text:p>
          </table:table-cell>
          <table:table-cell office:value-type="float" office:value="2.30925440788269" calcext:value-type="float">
            <text:p>2.30925440788269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68980360031128" calcext:value-type="float">
            <text:p>0.668980360031128</text:p>
          </table:table-cell>
          <table:table-cell office:value-type="float" office:value="4.13489937782288" calcext:value-type="float">
            <text:p>4.13489937782288</text:p>
          </table:table-cell>
          <table:table-cell office:value-type="float" office:value="4.803879737854" calcext:value-type="float">
            <text:p>4.803879737854</text:p>
          </table:table-cell>
          <table:table-cell office:value-type="float" office:value="966" calcext:value-type="float">
            <text:p>966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67063713073731" calcext:value-type="float">
            <text:p>0.667063713073731</text:p>
          </table:table-cell>
          <table:table-cell office:value-type="float" office:value="1.36062717437744" calcext:value-type="float">
            <text:p>1.36062717437744</text:p>
          </table:table-cell>
          <table:table-cell office:value-type="float" office:value="2.02769088745117" calcext:value-type="float">
            <text:p>2.02769088745117</text:p>
          </table:table-cell>
          <table:table-cell office:value-type="float" office:value="854" calcext:value-type="float">
            <text:p>85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52607202529907" calcext:value-type="float">
            <text:p>0.652607202529907</text:p>
          </table:table-cell>
          <table:table-cell office:value-type="float" office:value="0.957742214202881" calcext:value-type="float">
            <text:p>0.957742214202881</text:p>
          </table:table-cell>
          <table:table-cell office:value-type="float" office:value="1.61034941673279" calcext:value-type="float">
            <text:p>1.61034941673279</text:p>
          </table:table-cell>
          <table:table-cell office:value-type="float" office:value="725" calcext:value-type="float">
            <text:p>7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85104846954346" calcext:value-type="float">
            <text:p>0.6851048469543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8" calcext:value-type="float">
            <text:p>7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62392616271973" calcext:value-type="float">
            <text:p>0.662392616271973</text:p>
          </table:table-cell>
          <table:table-cell office:value-type="float" office:value="0.936280250549316" calcext:value-type="float">
            <text:p>0.936280250549316</text:p>
          </table:table-cell>
          <table:table-cell office:value-type="float" office:value="1.59867286682129" calcext:value-type="float">
            <text:p>1.59867286682129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65965080261231" calcext:value-type="float">
            <text:p>0.665965080261231</text:p>
          </table:table-cell>
          <table:table-cell office:value-type="float" office:value="1.04755592346191" calcext:value-type="float">
            <text:p>1.04755592346191</text:p>
          </table:table-cell>
          <table:table-cell office:value-type="float" office:value="1.71352100372315" calcext:value-type="float">
            <text:p>1.71352100372315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77995443344116" calcext:value-type="float">
            <text:p>0.677995443344116</text:p>
          </table:table-cell>
          <table:table-cell office:value-type="float" office:value="0.915209293365479" calcext:value-type="float">
            <text:p>0.915209293365479</text:p>
          </table:table-cell>
          <table:table-cell office:value-type="float" office:value="1.59320473670959" calcext:value-type="float">
            <text:p>1.59320473670959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46780490875244" calcext:value-type="float">
            <text:p>0.646780490875244</text:p>
          </table:table-cell>
          <table:table-cell office:value-type="float" office:value="0.893035411834717" calcext:value-type="float">
            <text:p>0.893035411834717</text:p>
          </table:table-cell>
          <table:table-cell office:value-type="float" office:value="1.53981590270996" calcext:value-type="float">
            <text:p>1.53981590270996</text:p>
          </table:table-cell>
          <table:table-cell office:value-type="float" office:value="885" calcext:value-type="float">
            <text:p>8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7828106880188" calcext:value-type="float">
            <text:p>0.678281068801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65252685546875" calcext:value-type="float">
            <text:p>0.665252685546875</text:p>
          </table:table-cell>
          <table:table-cell office:value-type="float" office:value="1.03076028823853" calcext:value-type="float">
            <text:p>1.03076028823853</text:p>
          </table:table-cell>
          <table:table-cell office:value-type="float" office:value="1.6960129737854" calcext:value-type="float">
            <text:p>1.6960129737854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8023419380188" calcext:value-type="float">
            <text:p>0.68023419380188</text:p>
          </table:table-cell>
          <table:table-cell office:value-type="float" office:value="0.871701002120972" calcext:value-type="float">
            <text:p>0.871701002120972</text:p>
          </table:table-cell>
          <table:table-cell office:value-type="float" office:value="1.55193519592285" calcext:value-type="float">
            <text:p>1.55193519592285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62162303924561" calcext:value-type="float">
            <text:p>0.662162303924561</text:p>
          </table:table-cell>
          <table:table-cell office:value-type="float" office:value="1.06767439842224" calcext:value-type="float">
            <text:p>1.06767439842224</text:p>
          </table:table-cell>
          <table:table-cell office:value-type="float" office:value="1.7298367023468" calcext:value-type="float">
            <text:p>1.7298367023468</text:p>
          </table:table-cell>
          <table:table-cell office:value-type="float" office:value="739" calcext:value-type="float">
            <text:p>73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73453807830811" calcext:value-type="float">
            <text:p>0.673453807830811</text:p>
          </table:table-cell>
          <table:table-cell office:value-type="float" office:value="1.04492926597595" calcext:value-type="float">
            <text:p>1.04492926597595</text:p>
          </table:table-cell>
          <table:table-cell office:value-type="float" office:value="1.71838307380676" calcext:value-type="float">
            <text:p>1.71838307380676</text:p>
          </table:table-cell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56912088394165" calcext:value-type="float">
            <text:p>0.6569120883941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7248797416687" calcext:value-type="float">
            <text:p>0.67248797416687</text:p>
          </table:table-cell>
          <table:table-cell office:value-type="float" office:value="1.0463171005249" calcext:value-type="float">
            <text:p>1.0463171005249</text:p>
          </table:table-cell>
          <table:table-cell office:value-type="float" office:value="1.71880507469177" calcext:value-type="float">
            <text:p>1.7188050746917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63755178451538" calcext:value-type="float">
            <text:p>0.663755178451538</text:p>
          </table:table-cell>
          <table:table-cell office:value-type="float" office:value="0.844786405563355" calcext:value-type="float">
            <text:p>0.844786405563355</text:p>
          </table:table-cell>
          <table:table-cell office:value-type="float" office:value="1.50854158401489" calcext:value-type="float">
            <text:p>1.50854158401489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46041393280029" calcext:value-type="float">
            <text:p>0.646041393280029</text:p>
          </table:table-cell>
          <table:table-cell office:value-type="float" office:value="0.892099618911743" calcext:value-type="float">
            <text:p>0.892099618911743</text:p>
          </table:table-cell>
          <table:table-cell office:value-type="float" office:value="1.53814101219177" calcext:value-type="float">
            <text:p>1.53814101219177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57748222351074" calcext:value-type="float">
            <text:p>0.657748222351074</text:p>
          </table:table-cell>
          <table:table-cell office:value-type="float" office:value="1.37107443809509" calcext:value-type="float">
            <text:p>1.37107443809509</text:p>
          </table:table-cell>
          <table:table-cell office:value-type="float" office:value="2.02882266044617" calcext:value-type="float">
            <text:p>2.02882266044617</text:p>
          </table:table-cell>
          <table:table-cell office:value-type="float" office:value="756" calcext:value-type="float">
            <text:p>75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59083604812622" calcext:value-type="float">
            <text:p>0.659083604812622</text:p>
          </table:table-cell>
          <table:table-cell office:value-type="float" office:value="1.06929230690002" calcext:value-type="float">
            <text:p>1.06929230690002</text:p>
          </table:table-cell>
          <table:table-cell office:value-type="float" office:value="1.72837591171265" calcext:value-type="float">
            <text:p>1.72837591171265</text:p>
          </table:table-cell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78795576095581" calcext:value-type="float">
            <text:p>0.6787955760955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581683158874512" calcext:value-type="float">
            <text:p>0.581683158874512</text:p>
          </table:table-cell>
          <table:table-cell office:value-type="float" office:value="0.646067142486572" calcext:value-type="float">
            <text:p>0.646067142486572</text:p>
          </table:table-cell>
          <table:table-cell office:value-type="float" office:value="1.22775030136108" calcext:value-type="float">
            <text:p>1.2277503013610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63757562637329" calcext:value-type="float">
            <text:p>0.663757562637329</text:p>
          </table:table-cell>
          <table:table-cell office:value-type="float" office:value="0.896580457687378" calcext:value-type="float">
            <text:p>0.896580457687378</text:p>
          </table:table-cell>
          <table:table-cell office:value-type="float" office:value="1.56033802032471" calcext:value-type="float">
            <text:p>1.56033802032471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8113374710083" calcext:value-type="float">
            <text:p>0.68113374710083</text:p>
          </table:table-cell>
          <table:table-cell office:value-type="float" office:value="0.90137505531311" calcext:value-type="float">
            <text:p>0.90137505531311</text:p>
          </table:table-cell>
          <table:table-cell office:value-type="float" office:value="1.58250880241394" calcext:value-type="float">
            <text:p>1.58250880241394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81815385818481" calcext:value-type="float">
            <text:p>0.681815385818481</text:p>
          </table:table-cell>
          <table:table-cell office:value-type="float" office:value="0.948191404342651" calcext:value-type="float">
            <text:p>0.948191404342651</text:p>
          </table:table-cell>
          <table:table-cell office:value-type="float" office:value="1.63000679016113" calcext:value-type="float">
            <text:p>1.63000679016113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60543203353882" calcext:value-type="float">
            <text:p>0.660543203353882</text:p>
          </table:table-cell>
          <table:table-cell office:value-type="float" office:value="0.895885705947876" calcext:value-type="float">
            <text:p>0.895885705947876</text:p>
          </table:table-cell>
          <table:table-cell office:value-type="float" office:value="1.55642890930176" calcext:value-type="float">
            <text:p>1.55642890930176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6956090927124" calcext:value-type="float">
            <text:p>0.66956090927124</text:p>
          </table:table-cell>
          <table:table-cell office:value-type="float" office:value="0.920969963073731" calcext:value-type="float">
            <text:p>0.920969963073731</text:p>
          </table:table-cell>
          <table:table-cell office:value-type="float" office:value="1.59053087234497" calcext:value-type="float">
            <text:p>1.59053087234497</text:p>
          </table:table-cell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62227869033814" calcext:value-type="float">
            <text:p>0.662227869033814</text:p>
          </table:table-cell>
          <table:table-cell office:value-type="float" office:value="1.06512975692749" calcext:value-type="float">
            <text:p>1.06512975692749</text:p>
          </table:table-cell>
          <table:table-cell office:value-type="float" office:value="1.7273576259613" calcext:value-type="float">
            <text:p>1.7273576259613</text:p>
          </table:table-cell>
          <table:table-cell office:value-type="float" office:value="867" calcext:value-type="float">
            <text:p>86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67272567749023" calcext:value-type="float">
            <text:p>0.6672725677490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1" calcext:value-type="float">
            <text:p>7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72383785247803" calcext:value-type="float">
            <text:p>0.672383785247803</text:p>
          </table:table-cell>
          <table:table-cell office:value-type="float" office:value="1.02142357826233" calcext:value-type="float">
            <text:p>1.02142357826233</text:p>
          </table:table-cell>
          <table:table-cell office:value-type="float" office:value="1.69380736351013" calcext:value-type="float">
            <text:p>1.69380736351013</text:p>
          </table:table-cell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53653144836426" calcext:value-type="float">
            <text:p>0.653653144836426</text:p>
          </table:table-cell>
          <table:table-cell office:value-type="float" office:value="0.922619104385376" calcext:value-type="float">
            <text:p>0.922619104385376</text:p>
          </table:table-cell>
          <table:table-cell office:value-type="float" office:value="1.5762722492218" calcext:value-type="float">
            <text:p>1.5762722492218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85555696487427" calcext:value-type="float">
            <text:p>0.685555696487427</text:p>
          </table:table-cell>
          <table:table-cell office:value-type="float" office:value="1.06036806106567" calcext:value-type="float">
            <text:p>1.06036806106567</text:p>
          </table:table-cell>
          <table:table-cell office:value-type="float" office:value="1.7459237575531" calcext:value-type="float">
            <text:p>1.7459237575531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49657011032105" calcext:value-type="float">
            <text:p>0.649657011032105</text:p>
          </table:table-cell>
          <table:table-cell office:value-type="float" office:value="0.879044771194458" calcext:value-type="float">
            <text:p>0.879044771194458</text:p>
          </table:table-cell>
          <table:table-cell office:value-type="float" office:value="1.52870178222656" calcext:value-type="float">
            <text:p>1.52870178222656</text:p>
          </table:table-cell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95468902587891" calcext:value-type="float">
            <text:p>0.695468902587891</text:p>
          </table:table-cell>
          <table:table-cell office:value-type="float" office:value="1.06985950469971" calcext:value-type="float">
            <text:p>1.06985950469971</text:p>
          </table:table-cell>
          <table:table-cell office:value-type="float" office:value="1.7653284072876" calcext:value-type="float">
            <text:p>1.7653284072876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8052864074707" calcext:value-type="float">
            <text:p>0.680528640747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50974035263062" calcext:value-type="float">
            <text:p>0.650974035263062</text:p>
          </table:table-cell>
          <table:table-cell office:value-type="float" office:value="1.12798500061035" calcext:value-type="float">
            <text:p>1.12798500061035</text:p>
          </table:table-cell>
          <table:table-cell office:value-type="float" office:value="1.77895903587341" calcext:value-type="float">
            <text:p>1.77895903587341</text:p>
          </table:table-cell>
          <table:table-cell office:value-type="float" office:value="742" calcext:value-type="float">
            <text:p>74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57768487930298" calcext:value-type="float">
            <text:p>0.657768487930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5" calcext:value-type="float">
            <text:p>8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63706302642822" calcext:value-type="float">
            <text:p>0.663706302642822</text:p>
          </table:table-cell>
          <table:table-cell office:value-type="float" office:value="1.07800078392029" calcext:value-type="float">
            <text:p>1.07800078392029</text:p>
          </table:table-cell>
          <table:table-cell office:value-type="float" office:value="1.74170708656311" calcext:value-type="float">
            <text:p>1.74170708656311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65032625198364" calcext:value-type="float">
            <text:p>0.665032625198364</text:p>
          </table:table-cell>
          <table:table-cell office:value-type="float" office:value="0.947137117385864" calcext:value-type="float">
            <text:p>0.947137117385864</text:p>
          </table:table-cell>
          <table:table-cell office:value-type="float" office:value="1.61216974258423" calcext:value-type="float">
            <text:p>1.61216974258423</text:p>
          </table:table-cell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65587902069092" calcext:value-type="float">
            <text:p>0.665587902069092</text:p>
          </table:table-cell>
          <table:table-cell office:value-type="float" office:value="0.884930610656738" calcext:value-type="float">
            <text:p>0.884930610656738</text:p>
          </table:table-cell>
          <table:table-cell office:value-type="float" office:value="1.55051851272583" calcext:value-type="float">
            <text:p>1.55051851272583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65627479553223" calcext:value-type="float">
            <text:p>0.665627479553223</text:p>
          </table:table-cell>
          <table:table-cell office:value-type="float" office:value="0.8878493309021" calcext:value-type="float">
            <text:p>0.8878493309021</text:p>
          </table:table-cell>
          <table:table-cell office:value-type="float" office:value="1.55347681045532" calcext:value-type="float">
            <text:p>1.5534768104553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63109302520752" calcext:value-type="float">
            <text:p>0.6631093025207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56653642654419" calcext:value-type="float">
            <text:p>0.6566536426544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4" calcext:value-type="float">
            <text:p>6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57797336578369" calcext:value-type="float">
            <text:p>0.657797336578369</text:p>
          </table:table-cell>
          <table:table-cell office:value-type="float" office:value="0.962956666946411" calcext:value-type="float">
            <text:p>0.962956666946411</text:p>
          </table:table-cell>
          <table:table-cell office:value-type="float" office:value="1.62075400352478" calcext:value-type="float">
            <text:p>1.62075400352478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91008806228638" calcext:value-type="float">
            <text:p>0.691008806228638</text:p>
          </table:table-cell>
          <table:table-cell office:value-type="float" office:value="0.888745784759522" calcext:value-type="float">
            <text:p>0.888745784759522</text:p>
          </table:table-cell>
          <table:table-cell office:value-type="float" office:value="1.57975459098816" calcext:value-type="float">
            <text:p>1.57975459098816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67446374893189" calcext:value-type="float">
            <text:p>0.667446374893189</text:p>
          </table:table-cell>
          <table:table-cell office:value-type="float" office:value="0.946691751480103" calcext:value-type="float">
            <text:p>0.946691751480103</text:p>
          </table:table-cell>
          <table:table-cell office:value-type="float" office:value="1.61413812637329" calcext:value-type="float">
            <text:p>1.61413812637329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67362928390503" calcext:value-type="float">
            <text:p>0.667362928390503</text:p>
          </table:table-cell>
          <table:table-cell office:value-type="float" office:value="1.4035918712616" calcext:value-type="float">
            <text:p>1.4035918712616</text:p>
          </table:table-cell>
          <table:table-cell office:value-type="float" office:value="2.0709547996521" calcext:value-type="float">
            <text:p>2.0709547996521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52391910552979" calcext:value-type="float">
            <text:p>0.652391910552979</text:p>
          </table:table-cell>
          <table:table-cell office:value-type="float" office:value="0.921773195266724" calcext:value-type="float">
            <text:p>0.921773195266724</text:p>
          </table:table-cell>
          <table:table-cell office:value-type="float" office:value="1.5741651058197" calcext:value-type="float">
            <text:p>1.5741651058197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54929876327515" calcext:value-type="float">
            <text:p>0.654929876327515</text:p>
          </table:table-cell>
          <table:table-cell office:value-type="float" office:value="1.01536273956299" calcext:value-type="float">
            <text:p>1.01536273956299</text:p>
          </table:table-cell>
          <table:table-cell office:value-type="float" office:value="1.6702926158905" calcext:value-type="float">
            <text:p>1.6702926158905</text:p>
          </table:table-cell>
          <table:table-cell office:value-type="float" office:value="808" calcext:value-type="float">
            <text:p>80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73682689666748" calcext:value-type="float">
            <text:p>0.673682689666748</text:p>
          </table:table-cell>
          <table:table-cell office:value-type="float" office:value="0.876652956008911" calcext:value-type="float">
            <text:p>0.876652956008911</text:p>
          </table:table-cell>
          <table:table-cell office:value-type="float" office:value="1.55033564567566" calcext:value-type="float">
            <text:p>1.55033564567566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61232709884644" calcext:value-type="float">
            <text:p>0.661232709884644</text:p>
          </table:table-cell>
          <table:table-cell office:value-type="float" office:value="1.2725567817688" calcext:value-type="float">
            <text:p>1.2725567817688</text:p>
          </table:table-cell>
          <table:table-cell office:value-type="float" office:value="1.93378949165344" calcext:value-type="float">
            <text:p>1.93378949165344</text:p>
          </table:table-cell>
          <table:table-cell office:value-type="float" office:value="744" calcext:value-type="float">
            <text:p>74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72939538955689" calcext:value-type="float">
            <text:p>0.6729395389556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2" calcext:value-type="float">
            <text:p>7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53286933898926" calcext:value-type="float">
            <text:p>0.653286933898926</text:p>
          </table:table-cell>
          <table:table-cell office:value-type="float" office:value="0.9866943359375" calcext:value-type="float">
            <text:p>0.9866943359375</text:p>
          </table:table-cell>
          <table:table-cell office:value-type="float" office:value="1.63998126983643" calcext:value-type="float">
            <text:p>1.63998126983643</text:p>
          </table:table-cell>
          <table:table-cell office:value-type="float" office:value="820" calcext:value-type="float">
            <text:p>82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9157075881958" calcext:value-type="float">
            <text:p>0.69157075881958</text:p>
          </table:table-cell>
          <table:table-cell office:value-type="float" office:value="1.15192151069641" calcext:value-type="float">
            <text:p>1.15192151069641</text:p>
          </table:table-cell>
          <table:table-cell office:value-type="float" office:value="1.84349226951599" calcext:value-type="float">
            <text:p>1.84349226951599</text:p>
          </table:table-cell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62290096282959" calcext:value-type="float">
            <text:p>0.662290096282959</text:p>
          </table:table-cell>
          <table:table-cell office:value-type="float" office:value="1.3052294254303" calcext:value-type="float">
            <text:p>1.3052294254303</text:p>
          </table:table-cell>
          <table:table-cell office:value-type="float" office:value="1.96751952171326" calcext:value-type="float">
            <text:p>1.96751952171326</text:p>
          </table:table-cell>
          <table:table-cell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61939144134522" calcext:value-type="float">
            <text:p>0.661939144134522</text:p>
          </table:table-cell>
          <table:table-cell office:value-type="float" office:value="0.960689783096314" calcext:value-type="float">
            <text:p>0.960689783096314</text:p>
          </table:table-cell>
          <table:table-cell office:value-type="float" office:value="1.62262892723084" calcext:value-type="float">
            <text:p>1.62262892723084</text:p>
          </table:table-cell>
          <table:table-cell office:value-type="float" office:value="749" calcext:value-type="float">
            <text:p>74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67953014373779" calcext:value-type="float">
            <text:p>0.667953014373779</text:p>
          </table:table-cell>
          <table:table-cell office:value-type="float" office:value="0.972668409347534" calcext:value-type="float">
            <text:p>0.972668409347534</text:p>
          </table:table-cell>
          <table:table-cell office:value-type="float" office:value="1.64062142372131" calcext:value-type="float">
            <text:p>1.6406214237213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49898052215576" calcext:value-type="float">
            <text:p>0.649898052215576</text:p>
          </table:table-cell>
          <table:table-cell office:value-type="float" office:value="1.03926372528076" calcext:value-type="float">
            <text:p>1.03926372528076</text:p>
          </table:table-cell>
          <table:table-cell office:value-type="float" office:value="1.68916177749634" calcext:value-type="float">
            <text:p>1.68916177749634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6079306602478" calcext:value-type="float">
            <text:p>0.66079306602478</text:p>
          </table:table-cell>
          <table:table-cell office:value-type="float" office:value="0.7704758644104" calcext:value-type="float">
            <text:p>0.7704758644104</text:p>
          </table:table-cell>
          <table:table-cell office:value-type="float" office:value="1.43126893043518" calcext:value-type="float">
            <text:p>1.43126893043518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71547174453735" calcext:value-type="float">
            <text:p>0.671547174453735</text:p>
          </table:table-cell>
          <table:table-cell office:value-type="float" office:value="1.22808599472046" calcext:value-type="float">
            <text:p>1.22808599472046</text:p>
          </table:table-cell>
          <table:table-cell office:value-type="float" office:value="1.89963316917419" calcext:value-type="float">
            <text:p>1.89963316917419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86173915863037" calcext:value-type="float">
            <text:p>0.686173915863037</text:p>
          </table:table-cell>
          <table:table-cell office:value-type="float" office:value="0.748918294906616" calcext:value-type="float">
            <text:p>0.748918294906616</text:p>
          </table:table-cell>
          <table:table-cell office:value-type="float" office:value="1.43509221076965" calcext:value-type="float">
            <text:p>1.43509221076965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72487735748291" calcext:value-type="float">
            <text:p>0.672487735748291</text:p>
          </table:table-cell>
          <table:table-cell office:value-type="float" office:value="0.829477310180664" calcext:value-type="float">
            <text:p>0.829477310180664</text:p>
          </table:table-cell>
          <table:table-cell office:value-type="float" office:value="1.50196504592896" calcext:value-type="float">
            <text:p>1.50196504592896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62048101425171" calcext:value-type="float">
            <text:p>0.662048101425171</text:p>
          </table:table-cell>
          <table:table-cell office:value-type="float" office:value="0.960921049118042" calcext:value-type="float">
            <text:p>0.960921049118042</text:p>
          </table:table-cell>
          <table:table-cell office:value-type="float" office:value="1.62296915054321" calcext:value-type="float">
            <text:p>1.62296915054321</text:p>
          </table:table-cell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70907258987427" calcext:value-type="float">
            <text:p>0.670907258987427</text:p>
          </table:table-cell>
          <table:table-cell office:value-type="float" office:value="0.980115413665772" calcext:value-type="float">
            <text:p>0.980115413665772</text:p>
          </table:table-cell>
          <table:table-cell office:value-type="float" office:value="1.6510226726532" calcext:value-type="float">
            <text:p>1.6510226726532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56152963638306" calcext:value-type="float">
            <text:p>0.656152963638306</text:p>
          </table:table-cell>
          <table:table-cell office:value-type="float" office:value="0.849884271621704" calcext:value-type="float">
            <text:p>0.849884271621704</text:p>
          </table:table-cell>
          <table:table-cell office:value-type="float" office:value="1.50603723526001" calcext:value-type="float">
            <text:p>1.50603723526001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82656526565552" calcext:value-type="float">
            <text:p>0.682656526565552</text:p>
          </table:table-cell>
          <table:table-cell office:value-type="float" office:value="0.833767652511597" calcext:value-type="float">
            <text:p>0.833767652511597</text:p>
          </table:table-cell>
          <table:table-cell office:value-type="float" office:value="1.51642417907715" calcext:value-type="float">
            <text:p>1.51642417907715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62416219711304" calcext:value-type="float">
            <text:p>0.662416219711304</text:p>
          </table:table-cell>
          <table:table-cell office:value-type="float" office:value="0.949801683425903" calcext:value-type="float">
            <text:p>0.949801683425903</text:p>
          </table:table-cell>
          <table:table-cell office:value-type="float" office:value="1.61221790313721" calcext:value-type="float">
            <text:p>1.61221790313721</text:p>
          </table:table-cell>
          <table:table-cell office:value-type="float" office:value="722" calcext:value-type="float">
            <text:p>7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75918579101563" calcext:value-type="float">
            <text:p>0.675918579101563</text:p>
          </table:table-cell>
          <table:table-cell office:value-type="float" office:value="0.921000957489014" calcext:value-type="float">
            <text:p>0.921000957489014</text:p>
          </table:table-cell>
          <table:table-cell office:value-type="float" office:value="1.59691953659058" calcext:value-type="float">
            <text:p>1.59691953659058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71007871627808" calcext:value-type="float">
            <text:p>0.671007871627808</text:p>
          </table:table-cell>
          <table:table-cell office:value-type="float" office:value="1.03552746772766" calcext:value-type="float">
            <text:p>1.03552746772766</text:p>
          </table:table-cell>
          <table:table-cell office:value-type="float" office:value="1.70653533935547" calcext:value-type="float">
            <text:p>1.70653533935547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61692142486572" calcext:value-type="float">
            <text:p>0.661692142486572</text:p>
          </table:table-cell>
          <table:table-cell office:value-type="float" office:value="1.01318168640137" calcext:value-type="float">
            <text:p>1.01318168640137</text:p>
          </table:table-cell>
          <table:table-cell office:value-type="float" office:value="1.67487382888794" calcext:value-type="float">
            <text:p>1.6748738288879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72439575195313" calcext:value-type="float">
            <text:p>0.672439575195313</text:p>
          </table:table-cell>
          <table:table-cell office:value-type="float" office:value="0.752717256546021" calcext:value-type="float">
            <text:p>0.752717256546021</text:p>
          </table:table-cell>
          <table:table-cell office:value-type="float" office:value="1.42515683174133" calcext:value-type="float">
            <text:p>1.42515683174133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67339563369751" calcext:value-type="float">
            <text:p>0.667339563369751</text:p>
          </table:table-cell>
          <table:table-cell office:value-type="float" office:value="1.12790703773499" calcext:value-type="float">
            <text:p>1.12790703773499</text:p>
          </table:table-cell>
          <table:table-cell office:value-type="float" office:value="1.79524660110474" calcext:value-type="float">
            <text:p>1.79524660110474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70355796813965" calcext:value-type="float">
            <text:p>0.670355796813965</text:p>
          </table:table-cell>
          <table:table-cell office:value-type="float" office:value="0.900386810302734" calcext:value-type="float">
            <text:p>0.900386810302734</text:p>
          </table:table-cell>
          <table:table-cell office:value-type="float" office:value="1.5707426071167" calcext:value-type="float">
            <text:p>1.5707426071167</text:p>
          </table:table-cell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58199787139893" calcext:value-type="float">
            <text:p>0.6581997871398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56863927841187" calcext:value-type="float">
            <text:p>0.656863927841187</text:p>
          </table:table-cell>
          <table:table-cell office:value-type="float" office:value="1.03487014770508" calcext:value-type="float">
            <text:p>1.03487014770508</text:p>
          </table:table-cell>
          <table:table-cell office:value-type="float" office:value="1.69173407554627" calcext:value-type="float">
            <text:p>1.69173407554627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506028175354" calcext:value-type="float">
            <text:p>0.6506028175354</text:p>
          </table:table-cell>
          <table:table-cell office:value-type="float" office:value="1.75820660591125" calcext:value-type="float">
            <text:p>1.75820660591125</text:p>
          </table:table-cell>
          <table:table-cell office:value-type="float" office:value="2.40880942344666" calcext:value-type="float">
            <text:p>2.40880942344666</text:p>
          </table:table-cell>
          <table:table-cell office:value-type="float" office:value="910" calcext:value-type="float">
            <text:p>9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72613620758057" calcext:value-type="float">
            <text:p>0.672613620758057</text:p>
          </table:table-cell>
          <table:table-cell office:value-type="float" office:value="1.02266311645508" calcext:value-type="float">
            <text:p>1.02266311645508</text:p>
          </table:table-cell>
          <table:table-cell office:value-type="float" office:value="1.69527673721314" calcext:value-type="float">
            <text:p>1.69527673721314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52389049530029" calcext:value-type="float">
            <text:p>0.6523890495300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06" calcext:value-type="float">
            <text:p>6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75960063934326" calcext:value-type="float">
            <text:p>0.6759600639343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7293119430542" calcext:value-type="float">
            <text:p>0.67293119430542</text:p>
          </table:table-cell>
          <table:table-cell office:value-type="float" office:value="1.13988041877747" calcext:value-type="float">
            <text:p>1.13988041877747</text:p>
          </table:table-cell>
          <table:table-cell office:value-type="float" office:value="1.81281161308289" calcext:value-type="float">
            <text:p>1.81281161308289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74798011779785" calcext:value-type="float">
            <text:p>0.674798011779785</text:p>
          </table:table-cell>
          <table:table-cell office:value-type="float" office:value="0.864008903503418" calcext:value-type="float">
            <text:p>0.864008903503418</text:p>
          </table:table-cell>
          <table:table-cell office:value-type="float" office:value="1.5388069152832" calcext:value-type="float">
            <text:p>1.5388069152832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6292405128479" calcext:value-type="float">
            <text:p>0.662924051284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4394998550415" calcext:value-type="float">
            <text:p>0.64394998550415</text:p>
          </table:table-cell>
          <table:table-cell office:value-type="float" office:value="1.32982206344605" calcext:value-type="float">
            <text:p>1.32982206344605</text:p>
          </table:table-cell>
          <table:table-cell office:value-type="float" office:value="1.97377204895019" calcext:value-type="float">
            <text:p>1.97377204895019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79822683334351" calcext:value-type="float">
            <text:p>0.679822683334351</text:p>
          </table:table-cell>
          <table:table-cell office:value-type="float" office:value="0.928284406661987" calcext:value-type="float">
            <text:p>0.928284406661987</text:p>
          </table:table-cell>
          <table:table-cell office:value-type="float" office:value="1.60810708999634" calcext:value-type="float">
            <text:p>1.60810708999634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71684503555298" calcext:value-type="float">
            <text:p>0.671684503555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0" calcext:value-type="float">
            <text:p>6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59608840942383" calcext:value-type="float">
            <text:p>0.659608840942383</text:p>
          </table:table-cell>
          <table:table-cell office:value-type="float" office:value="0.985101699829102" calcext:value-type="float">
            <text:p>0.985101699829102</text:p>
          </table:table-cell>
          <table:table-cell office:value-type="float" office:value="1.64471054077148" calcext:value-type="float">
            <text:p>1.64471054077148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62537813186646" calcext:value-type="float">
            <text:p>0.662537813186646</text:p>
          </table:table-cell>
          <table:table-cell office:value-type="float" office:value="1.50222539901733" calcext:value-type="float">
            <text:p>1.50222539901733</text:p>
          </table:table-cell>
          <table:table-cell office:value-type="float" office:value="2.16476321220398" calcext:value-type="float">
            <text:p>2.16476321220398</text:p>
          </table:table-cell>
          <table:table-cell office:value-type="float" office:value="944" calcext:value-type="float">
            <text:p>9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65175676345825" calcext:value-type="float">
            <text:p>0.665175676345825</text:p>
          </table:table-cell>
          <table:table-cell office:value-type="float" office:value="1.08839392662048" calcext:value-type="float">
            <text:p>1.08839392662048</text:p>
          </table:table-cell>
          <table:table-cell office:value-type="float" office:value="1.75356960296631" calcext:value-type="float">
            <text:p>1.75356960296631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66979074478149" calcext:value-type="float">
            <text:p>0.666979074478149</text:p>
          </table:table-cell>
          <table:table-cell office:value-type="float" office:value="1.19320321083069" calcext:value-type="float">
            <text:p>1.19320321083069</text:p>
          </table:table-cell>
          <table:table-cell office:value-type="float" office:value="1.86018228530884" calcext:value-type="float">
            <text:p>1.8601822853088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68824434280396" calcext:value-type="float">
            <text:p>0.668824434280396</text:p>
          </table:table-cell>
          <table:table-cell office:value-type="float" office:value="1.31816959381104" calcext:value-type="float">
            <text:p>1.31816959381104</text:p>
          </table:table-cell>
          <table:table-cell office:value-type="float" office:value="1.98699402809143" calcext:value-type="float">
            <text:p>1.98699402809143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9207592010498" calcext:value-type="float">
            <text:p>0.6492075920104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78973197937012" calcext:value-type="float">
            <text:p>0.678973197937012</text:p>
          </table:table-cell>
          <table:table-cell office:value-type="float" office:value="0.861683368682861" calcext:value-type="float">
            <text:p>0.861683368682861</text:p>
          </table:table-cell>
          <table:table-cell office:value-type="float" office:value="1.54065656661987" calcext:value-type="float">
            <text:p>1.54065656661987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59540414810181" calcext:value-type="float">
            <text:p>0.659540414810181</text:p>
          </table:table-cell>
          <table:table-cell office:value-type="float" office:value="1.08740949630737" calcext:value-type="float">
            <text:p>1.08740949630737</text:p>
          </table:table-cell>
          <table:table-cell office:value-type="float" office:value="1.74694991111755" calcext:value-type="float">
            <text:p>1.74694991111755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74355268478394" calcext:value-type="float">
            <text:p>0.674355268478394</text:p>
          </table:table-cell>
          <table:table-cell office:value-type="float" office:value="0.754770278930664" calcext:value-type="float">
            <text:p>0.754770278930664</text:p>
          </table:table-cell>
          <table:table-cell office:value-type="float" office:value="1.42912554740906" calcext:value-type="float">
            <text:p>1.42912554740906</text:p>
          </table:table-cell>
          <table:table-cell office:value-type="float" office:value="757" calcext:value-type="float">
            <text:p>7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63746356964111" calcext:value-type="float">
            <text:p>0.663746356964111</text:p>
          </table:table-cell>
          <table:table-cell office:value-type="float" office:value="0.883220195770264" calcext:value-type="float">
            <text:p>0.883220195770264</text:p>
          </table:table-cell>
          <table:table-cell office:value-type="float" office:value="1.54696655273437" calcext:value-type="float">
            <text:p>1.5469665527343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70386791229248" calcext:value-type="float">
            <text:p>0.670386791229248</text:p>
          </table:table-cell>
          <table:table-cell office:value-type="float" office:value="1.04848742485046" calcext:value-type="float">
            <text:p>1.04848742485046</text:p>
          </table:table-cell>
          <table:table-cell office:value-type="float" office:value="1.71887421607971" calcext:value-type="float">
            <text:p>1.71887421607971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56018257141113" calcext:value-type="float">
            <text:p>0.656018257141113</text:p>
          </table:table-cell>
          <table:table-cell office:value-type="float" office:value="0.903014421463013" calcext:value-type="float">
            <text:p>0.903014421463013</text:p>
          </table:table-cell>
          <table:table-cell office:value-type="float" office:value="1.55903267860413" calcext:value-type="float">
            <text:p>1.55903267860413</text:p>
          </table:table-cell>
          <table:table-cell office:value-type="float" office:value="885" calcext:value-type="float">
            <text:p>88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60868406295776" calcext:value-type="float">
            <text:p>0.660868406295776</text:p>
          </table:table-cell>
          <table:table-cell office:value-type="float" office:value="0.798992872238159" calcext:value-type="float">
            <text:p>0.798992872238159</text:p>
          </table:table-cell>
          <table:table-cell office:value-type="float" office:value="1.45986127853394" calcext:value-type="float">
            <text:p>1.45986127853394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77967548370361" calcext:value-type="float">
            <text:p>0.6779675483703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55632257461548" calcext:value-type="float">
            <text:p>0.655632257461548</text:p>
          </table:table-cell>
          <table:table-cell office:value-type="float" office:value="0.974450826644898" calcext:value-type="float">
            <text:p>0.974450826644898</text:p>
          </table:table-cell>
          <table:table-cell office:value-type="float" office:value="1.63008308410645" calcext:value-type="float">
            <text:p>1.63008308410645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600022315979" calcext:value-type="float">
            <text:p>0.6600022315979</text:p>
          </table:table-cell>
          <table:table-cell office:value-type="float" office:value="1.56804013252258" calcext:value-type="float">
            <text:p>1.56804013252258</text:p>
          </table:table-cell>
          <table:table-cell office:value-type="float" office:value="2.22804236412048" calcext:value-type="float">
            <text:p>2.22804236412048</text:p>
          </table:table-cell>
          <table:table-cell office:value-type="float" office:value="796" calcext:value-type="float">
            <text:p>79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88373565673828" calcext:value-type="float">
            <text:p>0.688373565673828</text:p>
          </table:table-cell>
          <table:table-cell office:value-type="float" office:value="1.25648403167725" calcext:value-type="float">
            <text:p>1.25648403167725</text:p>
          </table:table-cell>
          <table:table-cell office:value-type="float" office:value="1.94485759735107" calcext:value-type="float">
            <text:p>1.94485759735107</text:p>
          </table:table-cell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58634424209595" calcext:value-type="float">
            <text:p>0.658634424209595</text:p>
          </table:table-cell>
          <table:table-cell office:value-type="float" office:value="1.34212779998779" calcext:value-type="float">
            <text:p>1.34212779998779</text:p>
          </table:table-cell>
          <table:table-cell office:value-type="float" office:value="2.00076222419739" calcext:value-type="float">
            <text:p>2.00076222419739</text:p>
          </table:table-cell>
          <table:table-cell office:value-type="float" office:value="788" calcext:value-type="float">
            <text:p>78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62446022033691" calcext:value-type="float">
            <text:p>0.662446022033691</text:p>
          </table:table-cell>
          <table:table-cell office:value-type="float" office:value="0.952807664871216" calcext:value-type="float">
            <text:p>0.952807664871216</text:p>
          </table:table-cell>
          <table:table-cell office:value-type="float" office:value="1.61525368690491" calcext:value-type="float">
            <text:p>1.61525368690491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77431106567383" calcext:value-type="float">
            <text:p>0.677431106567383</text:p>
          </table:table-cell>
          <table:table-cell office:value-type="float" office:value="1.17825388908386" calcext:value-type="float">
            <text:p>1.17825388908386</text:p>
          </table:table-cell>
          <table:table-cell office:value-type="float" office:value="1.85568499565125" calcext:value-type="float">
            <text:p>1.85568499565125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48707389831543" calcext:value-type="float">
            <text:p>0.648707389831543</text:p>
          </table:table-cell>
          <table:table-cell office:value-type="float" office:value="0.943481206893921" calcext:value-type="float">
            <text:p>0.943481206893921</text:p>
          </table:table-cell>
          <table:table-cell office:value-type="float" office:value="1.59218859672546" calcext:value-type="float">
            <text:p>1.59218859672546</text:p>
          </table:table-cell>
          <table:table-cell office:value-type="float" office:value="874" calcext:value-type="float">
            <text:p>8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57872438430786" calcext:value-type="float">
            <text:p>0.6578724384307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98301553726196" calcext:value-type="float">
            <text:p>0.698301553726196</text:p>
          </table:table-cell>
          <table:table-cell office:value-type="float" office:value="0.886019945144653" calcext:value-type="float">
            <text:p>0.886019945144653</text:p>
          </table:table-cell>
          <table:table-cell office:value-type="float" office:value="1.58432149887085" calcext:value-type="float">
            <text:p>1.58432149887085</text:p>
          </table:table-cell>
          <table:table-cell office:value-type="float" office:value="803" calcext:value-type="float">
            <text:p>80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6493558883667" calcext:value-type="float">
            <text:p>0.66493558883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9" calcext:value-type="float">
            <text:p>9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66932821273804" calcext:value-type="float">
            <text:p>0.6669328212738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4" calcext:value-type="float">
            <text:p>8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68514490127564" calcext:value-type="float">
            <text:p>0.6685144901275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46878957748413" calcext:value-type="float">
            <text:p>0.646878957748413</text:p>
          </table:table-cell>
          <table:table-cell office:value-type="float" office:value="1.00283122062683" calcext:value-type="float">
            <text:p>1.00283122062683</text:p>
          </table:table-cell>
          <table:table-cell office:value-type="float" office:value="1.64971017837524" calcext:value-type="float">
            <text:p>1.64971017837524</text:p>
          </table:table-cell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6674542427063" calcext:value-type="float">
            <text:p>0.66674542427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68771743774414" calcext:value-type="float">
            <text:p>0.668771743774414</text:p>
          </table:table-cell>
          <table:table-cell office:value-type="float" office:value="0.756988525390625" calcext:value-type="float">
            <text:p>0.756988525390625</text:p>
          </table:table-cell>
          <table:table-cell office:value-type="float" office:value="1.42576026916504" calcext:value-type="float">
            <text:p>1.42576026916504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64142370223999" calcext:value-type="float">
            <text:p>0.664142370223999</text:p>
          </table:table-cell>
          <table:table-cell office:value-type="float" office:value="1.29564547538757" calcext:value-type="float">
            <text:p>1.29564547538757</text:p>
          </table:table-cell>
          <table:table-cell office:value-type="float" office:value="1.95978784561157" calcext:value-type="float">
            <text:p>1.95978784561157</text:p>
          </table:table-cell>
          <table:table-cell office:value-type="float" office:value="977" calcext:value-type="float">
            <text:p>9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62422895431519" calcext:value-type="float">
            <text:p>0.662422895431519</text:p>
          </table:table-cell>
          <table:table-cell office:value-type="float" office:value="0.878779888153076" calcext:value-type="float">
            <text:p>0.878779888153076</text:p>
          </table:table-cell>
          <table:table-cell office:value-type="float" office:value="1.5412027835846" calcext:value-type="float">
            <text:p>1.5412027835846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91457509994507" calcext:value-type="float">
            <text:p>0.6914575099945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5" calcext:value-type="float">
            <text:p>8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66084051132202" calcext:value-type="float">
            <text:p>0.666084051132202</text:p>
          </table:table-cell>
          <table:table-cell office:value-type="float" office:value="0.73408842086792" calcext:value-type="float">
            <text:p>0.73408842086792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57129764556885" calcext:value-type="float">
            <text:p>0.657129764556885</text:p>
          </table:table-cell>
          <table:table-cell office:value-type="float" office:value="0.857372283935547" calcext:value-type="float">
            <text:p>0.857372283935547</text:p>
          </table:table-cell>
          <table:table-cell office:value-type="float" office:value="1.51450204849243" calcext:value-type="float">
            <text:p>1.51450204849243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8802285194397" calcext:value-type="float">
            <text:p>0.68802285194397</text:p>
          </table:table-cell>
          <table:table-cell office:value-type="float" office:value="1.18118834495544" calcext:value-type="float">
            <text:p>1.18118834495544</text:p>
          </table:table-cell>
          <table:table-cell office:value-type="float" office:value="1.86921119689941" calcext:value-type="float">
            <text:p>1.86921119689941</text:p>
          </table:table-cell>
          <table:table-cell office:value-type="float" office:value="937" calcext:value-type="float">
            <text:p>9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45128726959229" calcext:value-type="float">
            <text:p>0.645128726959229</text:p>
          </table:table-cell>
          <table:table-cell office:value-type="float" office:value="1.2427134513855" calcext:value-type="float">
            <text:p>1.2427134513855</text:p>
          </table:table-cell>
          <table:table-cell office:value-type="float" office:value="1.88784217834473" calcext:value-type="float">
            <text:p>1.88784217834473</text:p>
          </table:table-cell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59302949905396" calcext:value-type="float">
            <text:p>0.659302949905396</text:p>
          </table:table-cell>
          <table:table-cell office:value-type="float" office:value="1.01025295257568" calcext:value-type="float">
            <text:p>1.01025295257568</text:p>
          </table:table-cell>
          <table:table-cell office:value-type="float" office:value="1.66955590248108" calcext:value-type="float">
            <text:p>1.66955590248108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2721385955811" calcext:value-type="float">
            <text:p>0.672721385955811</text:p>
          </table:table-cell>
          <table:table-cell office:value-type="float" office:value="1.13537979125977" calcext:value-type="float">
            <text:p>1.13537979125977</text:p>
          </table:table-cell>
          <table:table-cell office:value-type="float" office:value="1.80810117721558" calcext:value-type="float">
            <text:p>1.80810117721558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61852598190308" calcext:value-type="float">
            <text:p>0.661852598190308</text:p>
          </table:table-cell>
          <table:table-cell office:value-type="float" office:value="1.07932233810425" calcext:value-type="float">
            <text:p>1.07932233810425</text:p>
          </table:table-cell>
          <table:table-cell office:value-type="float" office:value="1.74117493629456" calcext:value-type="float">
            <text:p>1.74117493629456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6168212890625" calcext:value-type="float">
            <text:p>0.66168212890625</text:p>
          </table:table-cell>
          <table:table-cell office:value-type="float" office:value="1.12919569015503" calcext:value-type="float">
            <text:p>1.12919569015503</text:p>
          </table:table-cell>
          <table:table-cell office:value-type="float" office:value="1.79087781906128" calcext:value-type="float">
            <text:p>1.79087781906128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93422317504883" calcext:value-type="float">
            <text:p>0.693422317504883</text:p>
          </table:table-cell>
          <table:table-cell office:value-type="float" office:value="1.17660427093506" calcext:value-type="float">
            <text:p>1.17660427093506</text:p>
          </table:table-cell>
          <table:table-cell office:value-type="float" office:value="1.87002658843994" calcext:value-type="float">
            <text:p>1.87002658843994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52591228485107" calcext:value-type="float">
            <text:p>0.652591228485107</text:p>
          </table:table-cell>
          <table:table-cell office:value-type="float" office:value="1.40879464149475" calcext:value-type="float">
            <text:p>1.40879464149475</text:p>
          </table:table-cell>
          <table:table-cell office:value-type="float" office:value="2.06138586997986" calcext:value-type="float">
            <text:p>2.06138586997986</text:p>
          </table:table-cell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82159423828125" calcext:value-type="float">
            <text:p>0.682159423828125</text:p>
          </table:table-cell>
          <table:table-cell office:value-type="float" office:value="0.877546787261963" calcext:value-type="float">
            <text:p>0.877546787261963</text:p>
          </table:table-cell>
          <table:table-cell office:value-type="float" office:value="1.55970621109009" calcext:value-type="float">
            <text:p>1.55970621109009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44580364227295" calcext:value-type="float">
            <text:p>0.644580364227295</text:p>
          </table:table-cell>
          <table:table-cell office:value-type="float" office:value="1.1599805355072" calcext:value-type="float">
            <text:p>1.1599805355072</text:p>
          </table:table-cell>
          <table:table-cell office:value-type="float" office:value="1.8045608997345" calcext:value-type="float">
            <text:p>1.8045608997345</text:p>
          </table:table-cell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71722650527954" calcext:value-type="float">
            <text:p>0.6717226505279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87241077423096" calcext:value-type="float">
            <text:p>0.687241077423096</text:p>
          </table:table-cell>
          <table:table-cell office:value-type="float" office:value="0.764215230941773" calcext:value-type="float">
            <text:p>0.764215230941773</text:p>
          </table:table-cell>
          <table:table-cell office:value-type="float" office:value="1.45145630836487" calcext:value-type="float">
            <text:p>1.45145630836487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70851945877075" calcext:value-type="float">
            <text:p>0.6708519458770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9" calcext:value-type="float">
            <text:p>8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50203466415405" calcext:value-type="float">
            <text:p>0.650203466415405</text:p>
          </table:table-cell>
          <table:table-cell office:value-type="float" office:value="1.05097889900208" calcext:value-type="float">
            <text:p>1.05097889900208</text:p>
          </table:table-cell>
          <table:table-cell office:value-type="float" office:value="1.70118236541748" calcext:value-type="float">
            <text:p>1.70118236541748</text:p>
          </table:table-cell>
          <table:table-cell office:value-type="float" office:value="972" calcext:value-type="float">
            <text:p>9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8635630607605" calcext:value-type="float">
            <text:p>0.686356306076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59427881240845" calcext:value-type="float">
            <text:p>0.659427881240845</text:p>
          </table:table-cell>
          <table:table-cell office:value-type="float" office:value="0.995429277420044" calcext:value-type="float">
            <text:p>0.995429277420044</text:p>
          </table:table-cell>
          <table:table-cell office:value-type="float" office:value="1.65485715866089" calcext:value-type="float">
            <text:p>1.65485715866089</text:p>
          </table:table-cell>
          <table:table-cell office:value-type="float" office:value="845" calcext:value-type="float">
            <text:p>84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44985437393189" calcext:value-type="float">
            <text:p>0.644985437393189</text:p>
          </table:table-cell>
          <table:table-cell office:value-type="float" office:value="1.03586888313293" calcext:value-type="float">
            <text:p>1.03586888313293</text:p>
          </table:table-cell>
          <table:table-cell office:value-type="float" office:value="1.68085432052612" calcext:value-type="float">
            <text:p>1.68085432052612</text:p>
          </table:table-cell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6889762878418" calcext:value-type="float">
            <text:p>0.668897628784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80328369140625" calcext:value-type="float">
            <text:p>0.680328369140625</text:p>
          </table:table-cell>
          <table:table-cell office:value-type="float" office:value="0.992048740386963" calcext:value-type="float">
            <text:p>0.992048740386963</text:p>
          </table:table-cell>
          <table:table-cell office:value-type="float" office:value="1.67237710952759" calcext:value-type="float">
            <text:p>1.67237710952759</text:p>
          </table:table-cell>
          <table:table-cell office:value-type="float" office:value="878" calcext:value-type="float">
            <text:p>87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70084953308106" calcext:value-type="float">
            <text:p>0.670084953308106</text:p>
          </table:table-cell>
          <table:table-cell office:value-type="float" office:value="0.974495887756348" calcext:value-type="float">
            <text:p>0.974495887756348</text:p>
          </table:table-cell>
          <table:table-cell office:value-type="float" office:value="1.64458084106445" calcext:value-type="float">
            <text:p>1.64458084106445</text:p>
          </table:table-cell>
          <table:table-cell office:value-type="float" office:value="718" calcext:value-type="float">
            <text:p>7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69559240341187" calcext:value-type="float">
            <text:p>0.669559240341187</text:p>
          </table:table-cell>
          <table:table-cell office:value-type="float" office:value="1.09141111373901" calcext:value-type="float">
            <text:p>1.09141111373901</text:p>
          </table:table-cell>
          <table:table-cell office:value-type="float" office:value="1.7609703540802" calcext:value-type="float">
            <text:p>1.7609703540802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45393133163452" calcext:value-type="float">
            <text:p>0.645393133163452</text:p>
          </table:table-cell>
          <table:table-cell office:value-type="float" office:value="0.971232414245606" calcext:value-type="float">
            <text:p>0.971232414245606</text:p>
          </table:table-cell>
          <table:table-cell office:value-type="float" office:value="1.61662554740906" calcext:value-type="float">
            <text:p>1.61662554740906</text:p>
          </table:table-cell>
          <table:table-cell office:value-type="float" office:value="702" calcext:value-type="float">
            <text:p>7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69471740722656" calcext:value-type="float">
            <text:p>0.6694717407226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63947343826294" calcext:value-type="float">
            <text:p>0.663947343826294</text:p>
          </table:table-cell>
          <table:table-cell office:value-type="float" office:value="1.01543116569519" calcext:value-type="float">
            <text:p>1.01543116569519</text:p>
          </table:table-cell>
          <table:table-cell office:value-type="float" office:value="1.67937850952148" calcext:value-type="float">
            <text:p>1.67937850952148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87076807022095" calcext:value-type="float">
            <text:p>0.6870768070220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9" calcext:value-type="float">
            <text:p>9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63729429244995" calcext:value-type="float">
            <text:p>0.663729429244995</text:p>
          </table:table-cell>
          <table:table-cell office:value-type="float" office:value="1.1740026473999" calcext:value-type="float">
            <text:p>1.1740026473999</text:p>
          </table:table-cell>
          <table:table-cell office:value-type="float" office:value="1.8377320766449" calcext:value-type="float">
            <text:p>1.8377320766449</text:p>
          </table:table-cell>
          <table:table-cell office:value-type="float" office:value="746" calcext:value-type="float">
            <text:p>7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74534797668457" calcext:value-type="float">
            <text:p>0.674534797668457</text:p>
          </table:table-cell>
          <table:table-cell office:value-type="float" office:value="0.82172703742981" calcext:value-type="float">
            <text:p>0.82172703742981</text:p>
          </table:table-cell>
          <table:table-cell office:value-type="float" office:value="1.49626183509827" calcext:value-type="float">
            <text:p>1.49626183509827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71227216720581" calcext:value-type="float">
            <text:p>0.671227216720581</text:p>
          </table:table-cell>
          <table:table-cell office:value-type="float" office:value="0.917392492294312" calcext:value-type="float">
            <text:p>0.917392492294312</text:p>
          </table:table-cell>
          <table:table-cell office:value-type="float" office:value="1.58861970901489" calcext:value-type="float">
            <text:p>1.58861970901489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66230201721191" calcext:value-type="float">
            <text:p>0.666230201721191</text:p>
          </table:table-cell>
          <table:table-cell office:value-type="float" office:value="0.87170672416687" calcext:value-type="float">
            <text:p>0.87170672416687</text:p>
          </table:table-cell>
          <table:table-cell office:value-type="float" office:value="1.53793692588806" calcext:value-type="float">
            <text:p>1.53793692588806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6184401512146" calcext:value-type="float">
            <text:p>0.661844015121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64447546005249" calcext:value-type="float">
            <text:p>0.664447546005249</text:p>
          </table:table-cell>
          <table:table-cell office:value-type="float" office:value="0.791148900985718" calcext:value-type="float">
            <text:p>0.791148900985718</text:p>
          </table:table-cell>
          <table:table-cell office:value-type="float" office:value="1.45559644699097" calcext:value-type="float">
            <text:p>1.45559644699097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53435707092285" calcext:value-type="float">
            <text:p>0.653435707092285</text:p>
          </table:table-cell>
          <table:table-cell office:value-type="float" office:value="1.26169228553772" calcext:value-type="float">
            <text:p>1.26169228553772</text:p>
          </table:table-cell>
          <table:table-cell office:value-type="float" office:value="1.91512799263" calcext:value-type="float">
            <text:p>1.91512799263</text:p>
          </table:table-cell>
          <table:table-cell office:value-type="float" office:value="868" calcext:value-type="float">
            <text:p>86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5984320640564" calcext:value-type="float">
            <text:p>0.65984320640564</text:p>
          </table:table-cell>
          <table:table-cell office:value-type="float" office:value="0.792452335357666" calcext:value-type="float">
            <text:p>0.792452335357666</text:p>
          </table:table-cell>
          <table:table-cell office:value-type="float" office:value="1.45229554176331" calcext:value-type="float">
            <text:p>1.4522955417633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82988166809082" calcext:value-type="float">
            <text:p>0.6829881668090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80157661437988" calcext:value-type="float">
            <text:p>0.680157661437988</text:p>
          </table:table-cell>
          <table:table-cell office:value-type="float" office:value="0.887420177459717" calcext:value-type="float">
            <text:p>0.887420177459717</text:p>
          </table:table-cell>
          <table:table-cell office:value-type="float" office:value="1.5675778388977" calcext:value-type="float">
            <text:p>1.5675778388977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79827451705933" calcext:value-type="float">
            <text:p>0.679827451705933</text:p>
          </table:table-cell>
          <table:table-cell office:value-type="float" office:value="0.851247072219849" calcext:value-type="float">
            <text:p>0.851247072219849</text:p>
          </table:table-cell>
          <table:table-cell office:value-type="float" office:value="1.53107452392578" calcext:value-type="float">
            <text:p>1.53107452392578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60592794418335" calcext:value-type="float">
            <text:p>0.660592794418335</text:p>
          </table:table-cell>
          <table:table-cell office:value-type="float" office:value="1.04256582260132" calcext:value-type="float">
            <text:p>1.04256582260132</text:p>
          </table:table-cell>
          <table:table-cell office:value-type="float" office:value="1.70315861701965" calcext:value-type="float">
            <text:p>1.70315861701965</text:p>
          </table:table-cell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62489175796509" calcext:value-type="float">
            <text:p>0.662489175796509</text:p>
          </table:table-cell>
          <table:table-cell office:value-type="float" office:value="0.805048942565918" calcext:value-type="float">
            <text:p>0.805048942565918</text:p>
          </table:table-cell>
          <table:table-cell office:value-type="float" office:value="1.46753811836243" calcext:value-type="float">
            <text:p>1.46753811836243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52643442153931" calcext:value-type="float">
            <text:p>0.652643442153931</text:p>
          </table:table-cell>
          <table:table-cell office:value-type="float" office:value="1.16812777519226" calcext:value-type="float">
            <text:p>1.16812777519226</text:p>
          </table:table-cell>
          <table:table-cell office:value-type="float" office:value="1.82077121734619" calcext:value-type="float">
            <text:p>1.82077121734619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54922723770142" calcext:value-type="float">
            <text:p>0.654922723770142</text:p>
          </table:table-cell>
          <table:table-cell office:value-type="float" office:value="0.923549175262451" calcext:value-type="float">
            <text:p>0.923549175262451</text:p>
          </table:table-cell>
          <table:table-cell office:value-type="float" office:value="1.57847189903259" calcext:value-type="float">
            <text:p>1.57847189903259</text:p>
          </table:table-cell>
          <table:table-cell office:value-type="float" office:value="763" calcext:value-type="float">
            <text:p>7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68381452560425" calcext:value-type="float">
            <text:p>0.668381452560425</text:p>
          </table:table-cell>
          <table:table-cell office:value-type="float" office:value="0.887122869491577" calcext:value-type="float">
            <text:p>0.887122869491577</text:p>
          </table:table-cell>
          <table:table-cell office:value-type="float" office:value="1.555504322052" calcext:value-type="float">
            <text:p>1.555504322052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70431137084961" calcext:value-type="float">
            <text:p>0.670431137084961</text:p>
          </table:table-cell>
          <table:table-cell office:value-type="float" office:value="1.11698842048645" calcext:value-type="float">
            <text:p>1.11698842048645</text:p>
          </table:table-cell>
          <table:table-cell office:value-type="float" office:value="1.78741955757141" calcext:value-type="float">
            <text:p>1.78741955757141</text:p>
          </table:table-cell>
          <table:table-cell office:value-type="float" office:value="703" calcext:value-type="float">
            <text:p>7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63281440734863" calcext:value-type="float">
            <text:p>0.663281440734863</text:p>
          </table:table-cell>
          <table:table-cell office:value-type="float" office:value="1.18259382247925" calcext:value-type="float">
            <text:p>1.18259382247925</text:p>
          </table:table-cell>
          <table:table-cell office:value-type="float" office:value="1.84587526321411" calcext:value-type="float">
            <text:p>1.84587526321411</text:p>
          </table:table-cell>
          <table:table-cell office:value-type="float" office:value="773" calcext:value-type="float">
            <text:p>77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68216466903687" calcext:value-type="float">
            <text:p>0.6682164669036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65" calcext:value-type="float">
            <text:p>66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80385828018189" calcext:value-type="float">
            <text:p>0.680385828018189</text:p>
          </table:table-cell>
          <table:table-cell office:value-type="float" office:value="0.74347996711731" calcext:value-type="float">
            <text:p>0.74347996711731</text:p>
          </table:table-cell>
          <table:table-cell office:value-type="float" office:value="1.4238657951355" calcext:value-type="float">
            <text:p>1.4238657951355</text:p>
          </table:table-cell>
          <table:table-cell office:value-type="float" office:value="659" calcext:value-type="float">
            <text:p>6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70051336288452" calcext:value-type="float">
            <text:p>0.670051336288452</text:p>
          </table:table-cell>
          <table:table-cell office:value-type="float" office:value="0.848335266113281" calcext:value-type="float">
            <text:p>0.848335266113281</text:p>
          </table:table-cell>
          <table:table-cell office:value-type="float" office:value="1.51838660240173" calcext:value-type="float">
            <text:p>1.51838660240173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85410976409912" calcext:value-type="float">
            <text:p>0.685410976409912</text:p>
          </table:table-cell>
          <table:table-cell office:value-type="float" office:value="1.04665851593018" calcext:value-type="float">
            <text:p>1.04665851593018</text:p>
          </table:table-cell>
          <table:table-cell office:value-type="float" office:value="1.73206949234009" calcext:value-type="float">
            <text:p>1.73206949234009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83595418930054" calcext:value-type="float">
            <text:p>0.683595418930054</text:p>
          </table:table-cell>
          <table:table-cell office:value-type="float" office:value="0.860506057739258" calcext:value-type="float">
            <text:p>0.860506057739258</text:p>
          </table:table-cell>
          <table:table-cell office:value-type="float" office:value="1.54410147666931" calcext:value-type="float">
            <text:p>1.54410147666931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55998229980469" calcext:value-type="float">
            <text:p>0.655998229980469</text:p>
          </table:table-cell>
          <table:table-cell office:value-type="float" office:value="0.953425168991089" calcext:value-type="float">
            <text:p>0.953425168991089</text:p>
          </table:table-cell>
          <table:table-cell office:value-type="float" office:value="1.60942339897156" calcext:value-type="float">
            <text:p>1.60942339897156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62291049957275" calcext:value-type="float">
            <text:p>0.6622910499572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9" calcext:value-type="float">
            <text:p>7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61357641220093" calcext:value-type="float">
            <text:p>0.661357641220093</text:p>
          </table:table-cell>
          <table:table-cell office:value-type="float" office:value="0.73549747467041" calcext:value-type="float">
            <text:p>0.73549747467041</text:p>
          </table:table-cell>
          <table:table-cell office:value-type="float" office:value="1.3968551158905" calcext:value-type="float">
            <text:p>1.3968551158905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65309429168701" calcext:value-type="float">
            <text:p>0.665309429168701</text:p>
          </table:table-cell>
          <table:table-cell office:value-type="float" office:value="0.814738273620606" calcext:value-type="float">
            <text:p>0.814738273620606</text:p>
          </table:table-cell>
          <table:table-cell office:value-type="float" office:value="1.48004770278931" calcext:value-type="float">
            <text:p>1.48004770278931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53025388717651" calcext:value-type="float">
            <text:p>0.653025388717651</text:p>
          </table:table-cell>
          <table:table-cell office:value-type="float" office:value="1.26217079162598" calcext:value-type="float">
            <text:p>1.26217079162598</text:p>
          </table:table-cell>
          <table:table-cell office:value-type="float" office:value="1.91519618034363" calcext:value-type="float">
            <text:p>1.91519618034363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62298440933228" calcext:value-type="float">
            <text:p>0.662298440933228</text:p>
          </table:table-cell>
          <table:table-cell office:value-type="float" office:value="0.905973196029663" calcext:value-type="float">
            <text:p>0.905973196029663</text:p>
          </table:table-cell>
          <table:table-cell office:value-type="float" office:value="1.56827163696289" calcext:value-type="float">
            <text:p>1.56827163696289</text:p>
          </table:table-cell>
          <table:table-cell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68209314346314" calcext:value-type="float">
            <text:p>0.668209314346314</text:p>
          </table:table-cell>
          <table:table-cell office:value-type="float" office:value="206.385724544525" calcext:value-type="float">
            <text:p>206.385724544525</text:p>
          </table:table-cell>
          <table:table-cell office:value-type="float" office:value="207.053933858871" calcext:value-type="float">
            <text:p>207.053933858871</text:p>
          </table:table-cell>
          <table:table-cell office:value-type="float" office:value="933" calcext:value-type="float">
            <text:p>933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60438060760498" calcext:value-type="float">
            <text:p>0.660438060760498</text:p>
          </table:table-cell>
          <table:table-cell office:value-type="float" office:value="0.922813653945923" calcext:value-type="float">
            <text:p>0.922813653945923</text:p>
          </table:table-cell>
          <table:table-cell office:value-type="float" office:value="1.58325171470642" calcext:value-type="float">
            <text:p>1.58325171470642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59502506256104" calcext:value-type="float">
            <text:p>0.659502506256104</text:p>
          </table:table-cell>
          <table:table-cell office:value-type="float" office:value="1.21327877044678" calcext:value-type="float">
            <text:p>1.21327877044678</text:p>
          </table:table-cell>
          <table:table-cell office:value-type="float" office:value="1.87278127670288" calcext:value-type="float">
            <text:p>1.87278127670288</text:p>
          </table:table-cell>
          <table:table-cell office:value-type="float" office:value="912" calcext:value-type="float">
            <text:p>91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7097020149231" calcext:value-type="float">
            <text:p>0.670970201492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64792060852051" calcext:value-type="float">
            <text:p>0.664792060852051</text:p>
          </table:table-cell>
          <table:table-cell office:value-type="float" office:value="0.912791728973389" calcext:value-type="float">
            <text:p>0.912791728973389</text:p>
          </table:table-cell>
          <table:table-cell office:value-type="float" office:value="1.57758378982544" calcext:value-type="float">
            <text:p>1.57758378982544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65538787841797" calcext:value-type="float">
            <text:p>0.665538787841797</text:p>
          </table:table-cell>
          <table:table-cell office:value-type="float" office:value="1.2685010433197" calcext:value-type="float">
            <text:p>1.2685010433197</text:p>
          </table:table-cell>
          <table:table-cell office:value-type="float" office:value="1.9340398311615" calcext:value-type="float">
            <text:p>1.9340398311615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67729377746582" calcext:value-type="float">
            <text:p>0.667729377746582</text:p>
          </table:table-cell>
          <table:table-cell office:value-type="float" office:value="1.09093236923218" calcext:value-type="float">
            <text:p>1.09093236923218</text:p>
          </table:table-cell>
          <table:table-cell office:value-type="float" office:value="1.75866174697876" calcext:value-type="float">
            <text:p>1.75866174697876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52367830276489" calcext:value-type="float">
            <text:p>0.652367830276489</text:p>
          </table:table-cell>
          <table:table-cell office:value-type="float" office:value="0.932785987854004" calcext:value-type="float">
            <text:p>0.932785987854004</text:p>
          </table:table-cell>
          <table:table-cell office:value-type="float" office:value="1.58515381813049" calcext:value-type="float">
            <text:p>1.58515381813049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58768177032471" calcext:value-type="float">
            <text:p>0.658768177032471</text:p>
          </table:table-cell>
          <table:table-cell office:value-type="float" office:value="0.852081298828125" calcext:value-type="float">
            <text:p>0.852081298828125</text:p>
          </table:table-cell>
          <table:table-cell office:value-type="float" office:value="1.5108494758606" calcext:value-type="float">
            <text:p>1.5108494758606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70774936676025" calcext:value-type="float">
            <text:p>0.6707749366760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6" calcext:value-type="float">
            <text:p>95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71786069869995" calcext:value-type="float">
            <text:p>0.671786069869995</text:p>
          </table:table-cell>
          <table:table-cell office:value-type="float" office:value="1.02950382232666" calcext:value-type="float">
            <text:p>1.02950382232666</text:p>
          </table:table-cell>
          <table:table-cell office:value-type="float" office:value="1.70128989219666" calcext:value-type="float">
            <text:p>1.70128989219666</text:p>
          </table:table-cell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85649394989014" calcext:value-type="float">
            <text:p>0.685649394989014</text:p>
          </table:table-cell>
          <table:table-cell office:value-type="float" office:value="0.943346261978149" calcext:value-type="float">
            <text:p>0.943346261978149</text:p>
          </table:table-cell>
          <table:table-cell office:value-type="float" office:value="1.62899565696716" calcext:value-type="float">
            <text:p>1.62899565696716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51843309402466" calcext:value-type="float">
            <text:p>0.651843309402466</text:p>
          </table:table-cell>
          <table:table-cell office:value-type="float" office:value="0.922182559967041" calcext:value-type="float">
            <text:p>0.922182559967041</text:p>
          </table:table-cell>
          <table:table-cell office:value-type="float" office:value="1.57402586936951" calcext:value-type="float">
            <text:p>1.57402586936951</text:p>
          </table:table-cell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78181886672974" calcext:value-type="float">
            <text:p>0.678181886672974</text:p>
          </table:table-cell>
          <table:table-cell office:value-type="float" office:value="0.791230440139771" calcext:value-type="float">
            <text:p>0.791230440139771</text:p>
          </table:table-cell>
          <table:table-cell office:value-type="float" office:value="1.46941232681274" calcext:value-type="float">
            <text:p>1.46941232681274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76326513290405" calcext:value-type="float">
            <text:p>0.676326513290405</text:p>
          </table:table-cell>
          <table:table-cell office:value-type="float" office:value="0.737927198410034" calcext:value-type="float">
            <text:p>0.737927198410034</text:p>
          </table:table-cell>
          <table:table-cell office:value-type="float" office:value="1.41425371170044" calcext:value-type="float">
            <text:p>1.41425371170044</text:p>
          </table:table-cell>
          <table:table-cell office:value-type="float" office:value="661" calcext:value-type="float">
            <text:p>6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46535634994507" calcext:value-type="float">
            <text:p>0.646535634994507</text:p>
          </table:table-cell>
          <table:table-cell office:value-type="float" office:value="1.38417649269104" calcext:value-type="float">
            <text:p>1.38417649269104</text:p>
          </table:table-cell>
          <table:table-cell office:value-type="float" office:value="2.03071212768555" calcext:value-type="float">
            <text:p>2.03071212768555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6544508934021" calcext:value-type="float">
            <text:p>0.66544508934021</text:p>
          </table:table-cell>
          <table:table-cell office:value-type="float" office:value="0.941411018371582" calcext:value-type="float">
            <text:p>0.941411018371582</text:p>
          </table:table-cell>
          <table:table-cell office:value-type="float" office:value="1.60685610771179" calcext:value-type="float">
            <text:p>1.60685610771179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59938097000122" calcext:value-type="float">
            <text:p>0.6599380970001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5" calcext:value-type="float">
            <text:p>8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58265113830566" calcext:value-type="float">
            <text:p>0.658265113830566</text:p>
          </table:table-cell>
          <table:table-cell office:value-type="float" office:value="0.866298675537109" calcext:value-type="float">
            <text:p>0.866298675537109</text:p>
          </table:table-cell>
          <table:table-cell office:value-type="float" office:value="1.52456378936768" calcext:value-type="float">
            <text:p>1.52456378936768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57983064651489" calcext:value-type="float">
            <text:p>0.657983064651489</text:p>
          </table:table-cell>
          <table:table-cell office:value-type="float" office:value="1.28849649429321" calcext:value-type="float">
            <text:p>1.28849649429321</text:p>
          </table:table-cell>
          <table:table-cell office:value-type="float" office:value="1.9464795589447" calcext:value-type="float">
            <text:p>1.9464795589447</text:p>
          </table:table-cell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60432100296021" calcext:value-type="float">
            <text:p>0.660432100296021</text:p>
          </table:table-cell>
          <table:table-cell office:value-type="float" office:value="0.914995670318604" calcext:value-type="float">
            <text:p>0.914995670318604</text:p>
          </table:table-cell>
          <table:table-cell office:value-type="float" office:value="1.57542777061462" calcext:value-type="float">
            <text:p>1.57542777061462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66411399841309" calcext:value-type="float">
            <text:p>0.666411399841309</text:p>
          </table:table-cell>
          <table:table-cell office:value-type="float" office:value="1.06043291091919" calcext:value-type="float">
            <text:p>1.06043291091919</text:p>
          </table:table-cell>
          <table:table-cell office:value-type="float" office:value="1.7268443107605" calcext:value-type="float">
            <text:p>1.7268443107605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58952474594116" calcext:value-type="float">
            <text:p>0.658952474594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8" calcext:value-type="float">
            <text:p>7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73797369003296" calcext:value-type="float">
            <text:p>0.673797369003296</text:p>
          </table:table-cell>
          <table:table-cell office:value-type="float" office:value="0.93109393119812" calcext:value-type="float">
            <text:p>0.93109393119812</text:p>
          </table:table-cell>
          <table:table-cell office:value-type="float" office:value="1.60489130020142" calcext:value-type="float">
            <text:p>1.60489130020142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80554389953613" calcext:value-type="float">
            <text:p>0.680554389953613</text:p>
          </table:table-cell>
          <table:table-cell office:value-type="float" office:value="0.793266296386719" calcext:value-type="float">
            <text:p>0.793266296386719</text:p>
          </table:table-cell>
          <table:table-cell office:value-type="float" office:value="1.47382068634033" calcext:value-type="float">
            <text:p>1.47382068634033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54507637023926" calcext:value-type="float">
            <text:p>0.654507637023926</text:p>
          </table:table-cell>
          <table:table-cell office:value-type="float" office:value="0.963086366653442" calcext:value-type="float">
            <text:p>0.963086366653442</text:p>
          </table:table-cell>
          <table:table-cell office:value-type="float" office:value="1.61759400367737" calcext:value-type="float">
            <text:p>1.61759400367737</text:p>
          </table:table-cell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79061651229858" calcext:value-type="float">
            <text:p>0.679061651229858</text:p>
          </table:table-cell>
          <table:table-cell office:value-type="float" office:value="0.865035533905029" calcext:value-type="float">
            <text:p>0.865035533905029</text:p>
          </table:table-cell>
          <table:table-cell office:value-type="float" office:value="1.54409718513489" calcext:value-type="float">
            <text:p>1.54409718513489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67426109313965" calcext:value-type="float">
            <text:p>0.667426109313965</text:p>
          </table:table-cell>
          <table:table-cell office:value-type="float" office:value="1.72093796730042" calcext:value-type="float">
            <text:p>1.72093796730042</text:p>
          </table:table-cell>
          <table:table-cell office:value-type="float" office:value="2.38836407661438" calcext:value-type="float">
            <text:p>2.38836407661438</text:p>
          </table:table-cell>
          <table:table-cell office:value-type="float" office:value="728" calcext:value-type="float">
            <text:p>72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727454662323" calcext:value-type="float">
            <text:p>0.6727454662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5" calcext:value-type="float">
            <text:p>8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80843353271484" calcext:value-type="float">
            <text:p>0.680843353271484</text:p>
          </table:table-cell>
          <table:table-cell office:value-type="float" office:value="0.996321678161621" calcext:value-type="float">
            <text:p>0.996321678161621</text:p>
          </table:table-cell>
          <table:table-cell office:value-type="float" office:value="1.67716503143311" calcext:value-type="float">
            <text:p>1.67716503143311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58431768417358" calcext:value-type="float">
            <text:p>0.658431768417358</text:p>
          </table:table-cell>
          <table:table-cell office:value-type="float" office:value="0.877372026443481" calcext:value-type="float">
            <text:p>0.877372026443481</text:p>
          </table:table-cell>
          <table:table-cell office:value-type="float" office:value="1.53580379486084" calcext:value-type="float">
            <text:p>1.53580379486084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88674688339233" calcext:value-type="float">
            <text:p>0.688674688339233</text:p>
          </table:table-cell>
          <table:table-cell office:value-type="float" office:value="0.934820652008057" calcext:value-type="float">
            <text:p>0.934820652008057</text:p>
          </table:table-cell>
          <table:table-cell office:value-type="float" office:value="1.62349534034729" calcext:value-type="float">
            <text:p>1.62349534034729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51032686233521" calcext:value-type="float">
            <text:p>0.651032686233521</text:p>
          </table:table-cell>
          <table:table-cell office:value-type="float" office:value="0.954800128936768" calcext:value-type="float">
            <text:p>0.954800128936768</text:p>
          </table:table-cell>
          <table:table-cell office:value-type="float" office:value="1.60583281517029" calcext:value-type="float">
            <text:p>1.60583281517029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7388925552368" calcext:value-type="float">
            <text:p>0.657388925552368</text:p>
          </table:table-cell>
          <table:table-cell office:value-type="float" office:value="0.89477014541626" calcext:value-type="float">
            <text:p>0.89477014541626</text:p>
          </table:table-cell>
          <table:table-cell office:value-type="float" office:value="1.55215907096863" calcext:value-type="float">
            <text:p>1.55215907096863</text:p>
          </table:table-cell>
          <table:table-cell office:value-type="float" office:value="685" calcext:value-type="float">
            <text:p>6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70709371566773" calcext:value-type="float">
            <text:p>0.670709371566773</text:p>
          </table:table-cell>
          <table:table-cell office:value-type="float" office:value="0.891566038131714" calcext:value-type="float">
            <text:p>0.891566038131714</text:p>
          </table:table-cell>
          <table:table-cell office:value-type="float" office:value="1.56227540969849" calcext:value-type="float">
            <text:p>1.56227540969849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59713268280029" calcext:value-type="float">
            <text:p>0.659713268280029</text:p>
          </table:table-cell>
          <table:table-cell office:value-type="float" office:value="0.829870462417603" calcext:value-type="float">
            <text:p>0.829870462417603</text:p>
          </table:table-cell>
          <table:table-cell office:value-type="float" office:value="1.48958373069763" calcext:value-type="float">
            <text:p>1.48958373069763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38375997543335" calcext:value-type="float">
            <text:p>0.638375997543335</text:p>
          </table:table-cell>
          <table:table-cell office:value-type="float" office:value="1.11644554138184" calcext:value-type="float">
            <text:p>1.11644554138184</text:p>
          </table:table-cell>
          <table:table-cell office:value-type="float" office:value="1.75482153892517" calcext:value-type="float">
            <text:p>1.75482153892517</text:p>
          </table:table-cell>
          <table:table-cell office:value-type="float" office:value="736" calcext:value-type="float">
            <text:p>73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47374629974365" calcext:value-type="float">
            <text:p>0.6473746299743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5" calcext:value-type="float">
            <text:p>7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78243637084961" calcext:value-type="float">
            <text:p>0.678243637084961</text:p>
          </table:table-cell>
          <table:table-cell office:value-type="float" office:value="1.10052895545959" calcext:value-type="float">
            <text:p>1.10052895545959</text:p>
          </table:table-cell>
          <table:table-cell office:value-type="float" office:value="1.77877259254456" calcext:value-type="float">
            <text:p>1.77877259254456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67679071426392" calcext:value-type="float">
            <text:p>0.667679071426392</text:p>
          </table:table-cell>
          <table:table-cell office:value-type="float" office:value="1.23717355728149" calcext:value-type="float">
            <text:p>1.23717355728149</text:p>
          </table:table-cell>
          <table:table-cell office:value-type="float" office:value="1.90485262870789" calcext:value-type="float">
            <text:p>1.90485262870789</text:p>
          </table:table-cell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47834539413452" calcext:value-type="float">
            <text:p>0.647834539413452</text:p>
          </table:table-cell>
          <table:table-cell office:value-type="float" office:value="0.794502973556519" calcext:value-type="float">
            <text:p>0.794502973556519</text:p>
          </table:table-cell>
          <table:table-cell office:value-type="float" office:value="1.44233751296997" calcext:value-type="float">
            <text:p>1.44233751296997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64327621459961" calcext:value-type="float">
            <text:p>0.664327621459961</text:p>
          </table:table-cell>
          <table:table-cell office:value-type="float" office:value="0.959658145904541" calcext:value-type="float">
            <text:p>0.959658145904541</text:p>
          </table:table-cell>
          <table:table-cell office:value-type="float" office:value="1.6239857673645" calcext:value-type="float">
            <text:p>1.6239857673645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65359735488892" calcext:value-type="float">
            <text:p>0.665359735488892</text:p>
          </table:table-cell>
          <table:table-cell office:value-type="float" office:value="1.69966602325439" calcext:value-type="float">
            <text:p>1.69966602325439</text:p>
          </table:table-cell>
          <table:table-cell office:value-type="float" office:value="2.36502575874329" calcext:value-type="float">
            <text:p>2.36502575874329</text:p>
          </table:table-cell>
          <table:table-cell office:value-type="float" office:value="873" calcext:value-type="float">
            <text:p>87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67639970779419" calcext:value-type="float">
            <text:p>0.667639970779419</text:p>
          </table:table-cell>
          <table:table-cell office:value-type="float" office:value="0.842485427856445" calcext:value-type="float">
            <text:p>0.842485427856445</text:p>
          </table:table-cell>
          <table:table-cell office:value-type="float" office:value="1.51012539863586" calcext:value-type="float">
            <text:p>1.51012539863586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80959701538086" calcext:value-type="float">
            <text:p>0.680959701538086</text:p>
          </table:table-cell>
          <table:table-cell office:value-type="float" office:value="0.904177904129028" calcext:value-type="float">
            <text:p>0.904177904129028</text:p>
          </table:table-cell>
          <table:table-cell office:value-type="float" office:value="1.58513760566711" calcext:value-type="float">
            <text:p>1.58513760566711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67858839035034" calcext:value-type="float">
            <text:p>0.6678588390350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61096096038818" calcext:value-type="float">
            <text:p>0.661096096038818</text:p>
          </table:table-cell>
          <table:table-cell office:value-type="float" office:value="1.33711719512939" calcext:value-type="float">
            <text:p>1.33711719512939</text:p>
          </table:table-cell>
          <table:table-cell office:value-type="float" office:value="1.99821329116821" calcext:value-type="float">
            <text:p>1.99821329116821</text:p>
          </table:table-cell>
          <table:table-cell office:value-type="float" office:value="840" calcext:value-type="float">
            <text:p>84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58288478851318" calcext:value-type="float">
            <text:p>0.6582884788513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4" calcext:value-type="float">
            <text:p>6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87199831008911" calcext:value-type="float">
            <text:p>0.687199831008911</text:p>
          </table:table-cell>
          <table:table-cell office:value-type="float" office:value="0.746297597885132" calcext:value-type="float">
            <text:p>0.746297597885132</text:p>
          </table:table-cell>
          <table:table-cell office:value-type="float" office:value="1.43349742889404" calcext:value-type="float">
            <text:p>1.43349742889404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81397438049316" calcext:value-type="float">
            <text:p>0.6813974380493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0" calcext:value-type="float">
            <text:p>77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69681549072266" calcext:value-type="float">
            <text:p>0.6696815490722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2" calcext:value-type="float">
            <text:p>8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73226118087769" calcext:value-type="float">
            <text:p>0.673226118087769</text:p>
          </table:table-cell>
          <table:table-cell office:value-type="float" office:value="0.864028930664063" calcext:value-type="float">
            <text:p>0.864028930664063</text:p>
          </table:table-cell>
          <table:table-cell office:value-type="float" office:value="1.53725504875183" calcext:value-type="float">
            <text:p>1.53725504875183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55043363571167" calcext:value-type="float">
            <text:p>0.6550433635711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98" calcext:value-type="float">
            <text:p>6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61733627319336" calcext:value-type="float">
            <text:p>0.661733627319336</text:p>
          </table:table-cell>
          <table:table-cell office:value-type="float" office:value="1.70983052253723" calcext:value-type="float">
            <text:p>1.70983052253723</text:p>
          </table:table-cell>
          <table:table-cell office:value-type="float" office:value="2.37156414985657" calcext:value-type="float">
            <text:p>2.37156414985657</text:p>
          </table:table-cell>
          <table:table-cell office:value-type="float" office:value="955" calcext:value-type="float">
            <text:p>95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62195444107056" calcext:value-type="float">
            <text:p>0.662195444107056</text:p>
          </table:table-cell>
          <table:table-cell office:value-type="float" office:value="0.769820690155029" calcext:value-type="float">
            <text:p>0.769820690155029</text:p>
          </table:table-cell>
          <table:table-cell office:value-type="float" office:value="1.43201613426209" calcext:value-type="float">
            <text:p>1.43201613426209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50948762893677" calcext:value-type="float">
            <text:p>0.650948762893677</text:p>
          </table:table-cell>
          <table:table-cell office:value-type="float" office:value="1.01774859428406" calcext:value-type="float">
            <text:p>1.01774859428406</text:p>
          </table:table-cell>
          <table:table-cell office:value-type="float" office:value="1.66869735717773" calcext:value-type="float">
            <text:p>1.66869735717773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90647125244141" calcext:value-type="float">
            <text:p>0.690647125244141</text:p>
          </table:table-cell>
          <table:table-cell office:value-type="float" office:value="0.9488365650177" calcext:value-type="float">
            <text:p>0.9488365650177</text:p>
          </table:table-cell>
          <table:table-cell office:value-type="float" office:value="1.63948369026184" calcext:value-type="float">
            <text:p>1.63948369026184</text:p>
          </table:table-cell>
          <table:table-cell office:value-type="float" office:value="1071" calcext:value-type="float">
            <text:p>10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72583818435669" calcext:value-type="float">
            <text:p>0.672583818435669</text:p>
          </table:table-cell>
          <table:table-cell office:value-type="float" office:value="1.03614187240601" calcext:value-type="float">
            <text:p>1.03614187240601</text:p>
          </table:table-cell>
          <table:table-cell office:value-type="float" office:value="1.70872569084167" calcext:value-type="float">
            <text:p>1.7087256908416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65762424468994" calcext:value-type="float">
            <text:p>0.665762424468994</text:p>
          </table:table-cell>
          <table:table-cell office:value-type="float" office:value="1.50826644897461" calcext:value-type="float">
            <text:p>1.50826644897461</text:p>
          </table:table-cell>
          <table:table-cell office:value-type="float" office:value="2.1740288734436" calcext:value-type="float">
            <text:p>2.1740288734436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81519508361816" calcext:value-type="float">
            <text:p>0.681519508361816</text:p>
          </table:table-cell>
          <table:table-cell office:value-type="float" office:value="0.946066617965698" calcext:value-type="float">
            <text:p>0.946066617965698</text:p>
          </table:table-cell>
          <table:table-cell office:value-type="float" office:value="1.62758612632751" calcext:value-type="float">
            <text:p>1.62758612632751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6510272026062" calcext:value-type="float">
            <text:p>0.66510272026062</text:p>
          </table:table-cell>
          <table:table-cell office:value-type="float" office:value="1.26947522163391" calcext:value-type="float">
            <text:p>1.26947522163391</text:p>
          </table:table-cell>
          <table:table-cell office:value-type="float" office:value="1.93457794189453" calcext:value-type="float">
            <text:p>1.93457794189453</text:p>
          </table:table-cell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62841558456421" calcext:value-type="float">
            <text:p>0.6628415584564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7" calcext:value-type="float">
            <text:p>7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64984703063965" calcext:value-type="float">
            <text:p>0.664984703063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1" calcext:value-type="float">
            <text:p>8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65445327758789" calcext:value-type="float">
            <text:p>0.665445327758789</text:p>
          </table:table-cell>
          <table:table-cell office:value-type="float" office:value="0.84001350402832" calcext:value-type="float">
            <text:p>0.84001350402832</text:p>
          </table:table-cell>
          <table:table-cell office:value-type="float" office:value="1.50545883178711" calcext:value-type="float">
            <text:p>1.5054588317871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68791055679321" calcext:value-type="float">
            <text:p>0.668791055679321</text:p>
          </table:table-cell>
          <table:table-cell office:value-type="float" office:value="1.33032917976379" calcext:value-type="float">
            <text:p>1.33032917976379</text:p>
          </table:table-cell>
          <table:table-cell office:value-type="float" office:value="1.99912023544311" calcext:value-type="float">
            <text:p>1.99912023544311</text:p>
          </table:table-cell>
          <table:table-cell office:value-type="float" office:value="715" calcext:value-type="float">
            <text:p>7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54531002044678" calcext:value-type="float">
            <text:p>0.654531002044678</text:p>
          </table:table-cell>
          <table:table-cell office:value-type="float" office:value="1.30655789375305" calcext:value-type="float">
            <text:p>1.30655789375305</text:p>
          </table:table-cell>
          <table:table-cell office:value-type="float" office:value="1.96108889579773" calcext:value-type="float">
            <text:p>1.96108889579773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7838454246521" calcext:value-type="float">
            <text:p>0.67838454246521</text:p>
          </table:table-cell>
          <table:table-cell office:value-type="float" office:value="0.816725969314575" calcext:value-type="float">
            <text:p>0.816725969314575</text:p>
          </table:table-cell>
          <table:table-cell office:value-type="float" office:value="1.49511051177979" calcext:value-type="float">
            <text:p>1.49511051177979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70417308807373" calcext:value-type="float">
            <text:p>0.670417308807373</text:p>
          </table:table-cell>
          <table:table-cell office:value-type="float" office:value="1.08612966537476" calcext:value-type="float">
            <text:p>1.08612966537476</text:p>
          </table:table-cell>
          <table:table-cell office:value-type="float" office:value="1.75654697418213" calcext:value-type="float">
            <text:p>1.75654697418213</text:p>
          </table:table-cell>
          <table:table-cell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62972927093506" calcext:value-type="float">
            <text:p>0.662972927093506</text:p>
          </table:table-cell>
          <table:table-cell office:value-type="float" office:value="0.753856897354126" calcext:value-type="float">
            <text:p>0.753856897354126</text:p>
          </table:table-cell>
          <table:table-cell office:value-type="float" office:value="1.41682982444763" calcext:value-type="float">
            <text:p>1.41682982444763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53981924057007" calcext:value-type="float">
            <text:p>0.653981924057007</text:p>
          </table:table-cell>
          <table:table-cell office:value-type="float" office:value="0.901378393173218" calcext:value-type="float">
            <text:p>0.901378393173218</text:p>
          </table:table-cell>
          <table:table-cell office:value-type="float" office:value="1.55536031723022" calcext:value-type="float">
            <text:p>1.55536031723022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8298864364624" calcext:value-type="float">
            <text:p>0.68298864364624</text:p>
          </table:table-cell>
          <table:table-cell office:value-type="float" office:value="1.20448803901672" calcext:value-type="float">
            <text:p>1.20448803901672</text:p>
          </table:table-cell>
          <table:table-cell office:value-type="float" office:value="1.88747668266296" calcext:value-type="float">
            <text:p>1.88747668266296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61650657653809" calcext:value-type="float">
            <text:p>0.661650657653809</text:p>
          </table:table-cell>
          <table:table-cell office:value-type="float" office:value="1.19040560722351" calcext:value-type="float">
            <text:p>1.19040560722351</text:p>
          </table:table-cell>
          <table:table-cell office:value-type="float" office:value="1.85205626487732" calcext:value-type="float">
            <text:p>1.85205626487732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73812866210938" calcext:value-type="float">
            <text:p>0.673812866210938</text:p>
          </table:table-cell>
          <table:table-cell office:value-type="float" office:value="0.921253442764282" calcext:value-type="float">
            <text:p>0.921253442764282</text:p>
          </table:table-cell>
          <table:table-cell office:value-type="float" office:value="1.59506630897522" calcext:value-type="float">
            <text:p>1.59506630897522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64132833480835" calcext:value-type="float">
            <text:p>0.664132833480835</text:p>
          </table:table-cell>
          <table:table-cell office:value-type="float" office:value="0.888476848602295" calcext:value-type="float">
            <text:p>0.888476848602295</text:p>
          </table:table-cell>
          <table:table-cell office:value-type="float" office:value="1.55260968208313" calcext:value-type="float">
            <text:p>1.55260968208313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7414665222168" calcext:value-type="float">
            <text:p>0.67414665222168</text:p>
          </table:table-cell>
          <table:table-cell office:value-type="float" office:value="1.18018007278442" calcext:value-type="float">
            <text:p>1.18018007278442</text:p>
          </table:table-cell>
          <table:table-cell office:value-type="float" office:value="1.8543267250061" calcext:value-type="float">
            <text:p>1.8543267250061</text:p>
          </table:table-cell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58942699432373" calcext:value-type="float">
            <text:p>0.658942699432373</text:p>
          </table:table-cell>
          <table:table-cell office:value-type="float" office:value="0.927943468093872" calcext:value-type="float">
            <text:p>0.927943468093872</text:p>
          </table:table-cell>
          <table:table-cell office:value-type="float" office:value="1.58688616752625" calcext:value-type="float">
            <text:p>1.58688616752625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56076431274414" calcext:value-type="float">
            <text:p>0.656076431274414</text:p>
          </table:table-cell>
          <table:table-cell office:value-type="float" office:value="0.971415758132935" calcext:value-type="float">
            <text:p>0.971415758132935</text:p>
          </table:table-cell>
          <table:table-cell office:value-type="float" office:value="1.62749218940735" calcext:value-type="float">
            <text:p>1.62749218940735</text:p>
          </table:table-cell>
          <table:table-cell office:value-type="float" office:value="878" calcext:value-type="float">
            <text:p>87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54603481292725" calcext:value-type="float">
            <text:p>0.654603481292725</text:p>
          </table:table-cell>
          <table:table-cell office:value-type="float" office:value="0.997681140899658" calcext:value-type="float">
            <text:p>0.997681140899658</text:p>
          </table:table-cell>
          <table:table-cell office:value-type="float" office:value="1.65228462219238" calcext:value-type="float">
            <text:p>1.65228462219238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667160987854" calcext:value-type="float">
            <text:p>0.6667160987854</text:p>
          </table:table-cell>
          <table:table-cell office:value-type="float" office:value="0.992676734924316" calcext:value-type="float">
            <text:p>0.992676734924316</text:p>
          </table:table-cell>
          <table:table-cell office:value-type="float" office:value="1.65939283370972" calcext:value-type="float">
            <text:p>1.65939283370972</text:p>
          </table:table-cell>
          <table:table-cell office:value-type="float" office:value="737" calcext:value-type="float">
            <text:p>7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59315347671509" calcext:value-type="float">
            <text:p>0.659315347671509</text:p>
          </table:table-cell>
          <table:table-cell office:value-type="float" office:value="0.876362800598145" calcext:value-type="float">
            <text:p>0.876362800598145</text:p>
          </table:table-cell>
          <table:table-cell office:value-type="float" office:value="1.53567814826965" calcext:value-type="float">
            <text:p>1.53567814826965</text:p>
          </table:table-cell>
          <table:table-cell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61896467208862" calcext:value-type="float">
            <text:p>0.6618964672088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2" calcext:value-type="float">
            <text:p>9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80462837219238" calcext:value-type="float">
            <text:p>0.680462837219238</text:p>
          </table:table-cell>
          <table:table-cell office:value-type="float" office:value="1.09997510910034" calcext:value-type="float">
            <text:p>1.09997510910034</text:p>
          </table:table-cell>
          <table:table-cell office:value-type="float" office:value="1.78043794631958" calcext:value-type="float">
            <text:p>1.78043794631958</text:p>
          </table:table-cell>
          <table:table-cell office:value-type="float" office:value="975" calcext:value-type="float">
            <text:p>97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78570032119751" calcext:value-type="float">
            <text:p>0.6785700321197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6" calcext:value-type="float">
            <text:p>8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68445825576782" calcext:value-type="float">
            <text:p>0.6684458255767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0" calcext:value-type="float">
            <text:p>8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71348333358765" calcext:value-type="float">
            <text:p>0.671348333358765</text:p>
          </table:table-cell>
          <table:table-cell office:value-type="float" office:value="0.993366003036499" calcext:value-type="float">
            <text:p>0.993366003036499</text:p>
          </table:table-cell>
          <table:table-cell office:value-type="float" office:value="1.66471433639526" calcext:value-type="float">
            <text:p>1.66471433639526</text:p>
          </table:table-cell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53971910476685" calcext:value-type="float">
            <text:p>0.653971910476685</text:p>
          </table:table-cell>
          <table:table-cell office:value-type="float" office:value="0.877664089202881" calcext:value-type="float">
            <text:p>0.877664089202881</text:p>
          </table:table-cell>
          <table:table-cell office:value-type="float" office:value="1.53163599967957" calcext:value-type="float">
            <text:p>1.53163599967957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75755262374878" calcext:value-type="float">
            <text:p>0.675755262374878</text:p>
          </table:table-cell>
          <table:table-cell office:value-type="float" office:value="0.990773677825928" calcext:value-type="float">
            <text:p>0.990773677825928</text:p>
          </table:table-cell>
          <table:table-cell office:value-type="float" office:value="1.66652894020081" calcext:value-type="float">
            <text:p>1.6665289402008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89921379089356" calcext:value-type="float">
            <text:p>0.689921379089356</text:p>
          </table:table-cell>
          <table:table-cell office:value-type="float" office:value="0.787583827972412" calcext:value-type="float">
            <text:p>0.787583827972412</text:p>
          </table:table-cell>
          <table:table-cell office:value-type="float" office:value="1.47750520706177" calcext:value-type="float">
            <text:p>1.47750520706177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46560430526733" calcext:value-type="float">
            <text:p>0.646560430526733</text:p>
          </table:table-cell>
          <table:table-cell office:value-type="float" office:value="1.02610063552856" calcext:value-type="float">
            <text:p>1.02610063552856</text:p>
          </table:table-cell>
          <table:table-cell office:value-type="float" office:value="1.6726610660553" calcext:value-type="float">
            <text:p>1.6726610660553</text:p>
          </table:table-cell>
          <table:table-cell office:value-type="float" office:value="865" calcext:value-type="float">
            <text:p>86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66136741638184" calcext:value-type="float">
            <text:p>0.666136741638184</text:p>
          </table:table-cell>
          <table:table-cell office:value-type="float" office:value="1.41096639633179" calcext:value-type="float">
            <text:p>1.41096639633179</text:p>
          </table:table-cell>
          <table:table-cell office:value-type="float" office:value="2.07710313796997" calcext:value-type="float">
            <text:p>2.07710313796997</text:p>
          </table:table-cell>
          <table:table-cell office:value-type="float" office:value="917" calcext:value-type="float">
            <text:p>9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59243583679199" calcext:value-type="float">
            <text:p>0.659243583679199</text:p>
          </table:table-cell>
          <table:table-cell office:value-type="float" office:value="1.20741510391235" calcext:value-type="float">
            <text:p>1.20741510391235</text:p>
          </table:table-cell>
          <table:table-cell office:value-type="float" office:value="1.86665868759155" calcext:value-type="float">
            <text:p>1.86665868759155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51124238967896" calcext:value-type="float">
            <text:p>0.6511242389678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7" calcext:value-type="float">
            <text:p>72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6601300239563" calcext:value-type="float">
            <text:p>0.66601300239563</text:p>
          </table:table-cell>
          <table:table-cell office:value-type="float" office:value="1.1407995223999" calcext:value-type="float">
            <text:p>1.1407995223999</text:p>
          </table:table-cell>
          <table:table-cell office:value-type="float" office:value="1.80681252479553" calcext:value-type="float">
            <text:p>1.80681252479553</text:p>
          </table:table-cell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57062292098999" calcext:value-type="float">
            <text:p>0.657062292098999</text:p>
          </table:table-cell>
          <table:table-cell office:value-type="float" office:value="2.52351927757263" calcext:value-type="float">
            <text:p>2.52351927757263</text:p>
          </table:table-cell>
          <table:table-cell office:value-type="float" office:value="3.18058156967163" calcext:value-type="float">
            <text:p>3.18058156967163</text:p>
          </table:table-cell>
          <table:table-cell office:value-type="float" office:value="969" calcext:value-type="float">
            <text:p>96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7074728012085" calcext:value-type="float">
            <text:p>0.67074728012085</text:p>
          </table:table-cell>
          <table:table-cell office:value-type="float" office:value="1.29115128517151" calcext:value-type="float">
            <text:p>1.29115128517151</text:p>
          </table:table-cell>
          <table:table-cell office:value-type="float" office:value="1.96189856529236" calcext:value-type="float">
            <text:p>1.96189856529236</text:p>
          </table:table-cell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65950775146484" calcext:value-type="float">
            <text:p>0.665950775146484</text:p>
          </table:table-cell>
          <table:table-cell office:value-type="float" office:value="0.844452142715454" calcext:value-type="float">
            <text:p>0.844452142715454</text:p>
          </table:table-cell>
          <table:table-cell office:value-type="float" office:value="1.51040291786194" calcext:value-type="float">
            <text:p>1.51040291786194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61164283752441" calcext:value-type="float">
            <text:p>0.661164283752441</text:p>
          </table:table-cell>
          <table:table-cell office:value-type="float" office:value="0.92594575881958" calcext:value-type="float">
            <text:p>0.92594575881958</text:p>
          </table:table-cell>
          <table:table-cell office:value-type="float" office:value="1.58711004257202" calcext:value-type="float">
            <text:p>1.58711004257202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56528472900391" calcext:value-type="float">
            <text:p>0.6565284729003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68618440628052" calcext:value-type="float">
            <text:p>0.668618440628052</text:p>
          </table:table-cell>
          <table:table-cell office:value-type="float" office:value="1.30916786193848" calcext:value-type="float">
            <text:p>1.30916786193848</text:p>
          </table:table-cell>
          <table:table-cell office:value-type="float" office:value="1.97778630256653" calcext:value-type="float">
            <text:p>1.97778630256653</text:p>
          </table:table-cell>
          <table:table-cell office:value-type="float" office:value="965" calcext:value-type="float">
            <text:p>9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61216259002686" calcext:value-type="float">
            <text:p>0.661216259002686</text:p>
          </table:table-cell>
          <table:table-cell office:value-type="float" office:value="0.785596609115601" calcext:value-type="float">
            <text:p>0.785596609115601</text:p>
          </table:table-cell>
          <table:table-cell office:value-type="float" office:value="1.44681286811829" calcext:value-type="float">
            <text:p>1.44681286811829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89301013946533" calcext:value-type="float">
            <text:p>0.689301013946533</text:p>
          </table:table-cell>
          <table:table-cell office:value-type="float" office:value="0.8103346824646" calcext:value-type="float">
            <text:p>0.8103346824646</text:p>
          </table:table-cell>
          <table:table-cell office:value-type="float" office:value="1.49963569641113" calcext:value-type="float">
            <text:p>1.49963569641113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66229724884033" calcext:value-type="float">
            <text:p>0.6662297248840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60495042800903" calcext:value-type="float">
            <text:p>0.660495042800903</text:p>
          </table:table-cell>
          <table:table-cell office:value-type="float" office:value="1.34392261505127" calcext:value-type="float">
            <text:p>1.34392261505127</text:p>
          </table:table-cell>
          <table:table-cell office:value-type="float" office:value="2.00441765785217" calcext:value-type="float">
            <text:p>2.00441765785217</text:p>
          </table:table-cell>
          <table:table-cell office:value-type="float" office:value="863" calcext:value-type="float">
            <text:p>86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63885831832886" calcext:value-type="float">
            <text:p>0.663885831832886</text:p>
          </table:table-cell>
          <table:table-cell office:value-type="float" office:value="0.850188255310059" calcext:value-type="float">
            <text:p>0.850188255310059</text:p>
          </table:table-cell>
          <table:table-cell office:value-type="float" office:value="1.51407408714294" calcext:value-type="float">
            <text:p>1.51407408714294</text:p>
          </table:table-cell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77056550979614" calcext:value-type="float">
            <text:p>0.677056550979614</text:p>
          </table:table-cell>
          <table:table-cell office:value-type="float" office:value="0.980782985687256" calcext:value-type="float">
            <text:p>0.980782985687256</text:p>
          </table:table-cell>
          <table:table-cell office:value-type="float" office:value="1.65783953666687" calcext:value-type="float">
            <text:p>1.65783953666687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53885126113892" calcext:value-type="float">
            <text:p>0.653885126113892</text:p>
          </table:table-cell>
          <table:table-cell office:value-type="float" office:value="0.99612283706665" calcext:value-type="float">
            <text:p>0.99612283706665</text:p>
          </table:table-cell>
          <table:table-cell office:value-type="float" office:value="1.65000796318054" calcext:value-type="float">
            <text:p>1.65000796318054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5217399597168" calcext:value-type="float">
            <text:p>0.65217399597168</text:p>
          </table:table-cell>
          <table:table-cell office:value-type="float" office:value="1.30233907699585" calcext:value-type="float">
            <text:p>1.30233907699585</text:p>
          </table:table-cell>
          <table:table-cell office:value-type="float" office:value="1.95451307296753" calcext:value-type="float">
            <text:p>1.95451307296753</text:p>
          </table:table-cell>
          <table:table-cell office:value-type="float" office:value="829" calcext:value-type="float">
            <text:p>8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5324878692627" calcext:value-type="float">
            <text:p>0.65324878692627</text:p>
          </table:table-cell>
          <table:table-cell office:value-type="float" office:value="1.28174376487732" calcext:value-type="float">
            <text:p>1.28174376487732</text:p>
          </table:table-cell>
          <table:table-cell office:value-type="float" office:value="1.93499255180359" calcext:value-type="float">
            <text:p>1.93499255180359</text:p>
          </table:table-cell>
          <table:table-cell office:value-type="float" office:value="691" calcext:value-type="float">
            <text:p>69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71061515808106" calcext:value-type="float">
            <text:p>0.6710615158081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2" calcext:value-type="float">
            <text:p>85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76719903945923" calcext:value-type="float">
            <text:p>0.676719903945923</text:p>
          </table:table-cell>
          <table:table-cell office:value-type="float" office:value="0.894117832183838" calcext:value-type="float">
            <text:p>0.894117832183838</text:p>
          </table:table-cell>
          <table:table-cell office:value-type="float" office:value="1.57083773612976" calcext:value-type="float">
            <text:p>1.57083773612976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70598030090332" calcext:value-type="float">
            <text:p>0.670598030090332</text:p>
          </table:table-cell>
          <table:table-cell office:value-type="float" office:value="0.901817083358765" calcext:value-type="float">
            <text:p>0.901817083358765</text:p>
          </table:table-cell>
          <table:table-cell office:value-type="float" office:value="1.5724151134491" calcext:value-type="float">
            <text:p>1.5724151134491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68615579605103" calcext:value-type="float">
            <text:p>0.668615579605103</text:p>
          </table:table-cell>
          <table:table-cell office:value-type="float" office:value="0.839626312255859" calcext:value-type="float">
            <text:p>0.839626312255859</text:p>
          </table:table-cell>
          <table:table-cell office:value-type="float" office:value="1.50824189186096" calcext:value-type="float">
            <text:p>1.50824189186096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66943550109863" calcext:value-type="float">
            <text:p>0.666943550109863</text:p>
          </table:table-cell>
          <table:table-cell office:value-type="float" office:value="1.23470234870911" calcext:value-type="float">
            <text:p>1.23470234870911</text:p>
          </table:table-cell>
          <table:table-cell office:value-type="float" office:value="1.90164589881897" calcext:value-type="float">
            <text:p>1.90164589881897</text:p>
          </table:table-cell>
          <table:table-cell office:value-type="float" office:value="876" calcext:value-type="float">
            <text:p>87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64114952087402" calcext:value-type="float">
            <text:p>0.664114952087402</text:p>
          </table:table-cell>
          <table:table-cell office:value-type="float" office:value="0.977125883102417" calcext:value-type="float">
            <text:p>0.977125883102417</text:p>
          </table:table-cell>
          <table:table-cell office:value-type="float" office:value="1.64124083518982" calcext:value-type="float">
            <text:p>1.64124083518982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70115947723389" calcext:value-type="float">
            <text:p>0.670115947723389</text:p>
          </table:table-cell>
          <table:table-cell office:value-type="float" office:value="0.886773586273193" calcext:value-type="float">
            <text:p>0.886773586273193</text:p>
          </table:table-cell>
          <table:table-cell office:value-type="float" office:value="1.55688953399658" calcext:value-type="float">
            <text:p>1.55688953399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47355794906616" calcext:value-type="float">
            <text:p>0.6473557949066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90202951431274" calcext:value-type="float">
            <text:p>0.690202951431274</text:p>
          </table:table-cell>
          <table:table-cell office:value-type="float" office:value="0.976598501205444" calcext:value-type="float">
            <text:p>0.976598501205444</text:p>
          </table:table-cell>
          <table:table-cell office:value-type="float" office:value="1.66680145263672" calcext:value-type="float">
            <text:p>1.66680145263672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68463468551636" calcext:value-type="float">
            <text:p>0.668463468551636</text:p>
          </table:table-cell>
          <table:table-cell office:value-type="float" office:value="0.930931329727173" calcext:value-type="float">
            <text:p>0.930931329727173</text:p>
          </table:table-cell>
          <table:table-cell office:value-type="float" office:value="1.59939479827881" calcext:value-type="float">
            <text:p>1.59939479827881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69029951095581" calcext:value-type="float">
            <text:p>0.669029951095581</text:p>
          </table:table-cell>
          <table:table-cell office:value-type="float" office:value="1.29900908470154" calcext:value-type="float">
            <text:p>1.29900908470154</text:p>
          </table:table-cell>
          <table:table-cell office:value-type="float" office:value="1.96803903579712" calcext:value-type="float">
            <text:p>1.96803903579712</text:p>
          </table:table-cell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67322635650635" calcext:value-type="float">
            <text:p>0.667322635650635</text:p>
          </table:table-cell>
          <table:table-cell office:value-type="float" office:value="0.798563480377197" calcext:value-type="float">
            <text:p>0.798563480377197</text:p>
          </table:table-cell>
          <table:table-cell office:value-type="float" office:value="1.46588611602783" calcext:value-type="float">
            <text:p>1.46588611602783</text:p>
          </table:table-cell>
          <table:table-cell office:value-type="float" office:value="892" calcext:value-type="float">
            <text:p>8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74402236938477" calcext:value-type="float">
            <text:p>0.674402236938477</text:p>
          </table:table-cell>
          <table:table-cell office:value-type="float" office:value="1.03312754631042" calcext:value-type="float">
            <text:p>1.03312754631042</text:p>
          </table:table-cell>
          <table:table-cell office:value-type="float" office:value="1.7075297832489" calcext:value-type="float">
            <text:p>1.7075297832489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77284002304077" calcext:value-type="float">
            <text:p>0.67728400230407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66777849197388" calcext:value-type="float">
            <text:p>0.666777849197388</text:p>
          </table:table-cell>
          <table:table-cell office:value-type="float" office:value="0.864732265472412" calcext:value-type="float">
            <text:p>0.864732265472412</text:p>
          </table:table-cell>
          <table:table-cell office:value-type="float" office:value="1.5315101146698" calcext:value-type="float">
            <text:p>1.5315101146698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57921314239502" calcext:value-type="float">
            <text:p>0.657921314239502</text:p>
          </table:table-cell>
          <table:table-cell office:value-type="float" office:value="1.00343346595764" calcext:value-type="float">
            <text:p>1.00343346595764</text:p>
          </table:table-cell>
          <table:table-cell office:value-type="float" office:value="1.66135478019714" calcext:value-type="float">
            <text:p>1.66135478019714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60193204879761" calcext:value-type="float">
            <text:p>0.660193204879761</text:p>
          </table:table-cell>
          <table:table-cell office:value-type="float" office:value="0.96529746055603" calcext:value-type="float">
            <text:p>0.96529746055603</text:p>
          </table:table-cell>
          <table:table-cell office:value-type="float" office:value="1.62549066543579" calcext:value-type="float">
            <text:p>1.62549066543579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76340341567993" calcext:value-type="float">
            <text:p>0.676340341567993</text:p>
          </table:table-cell>
          <table:table-cell office:value-type="float" office:value="0.908915519714356" calcext:value-type="float">
            <text:p>0.908915519714356</text:p>
          </table:table-cell>
          <table:table-cell office:value-type="float" office:value="1.58525586128235" calcext:value-type="float">
            <text:p>1.58525586128235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73987865447998" calcext:value-type="float">
            <text:p>0.673987865447998</text:p>
          </table:table-cell>
          <table:table-cell office:value-type="float" office:value="1.32991909980774" calcext:value-type="float">
            <text:p>1.32991909980774</text:p>
          </table:table-cell>
          <table:table-cell office:value-type="float" office:value="2.00390696525574" calcext:value-type="float">
            <text:p>2.00390696525574</text:p>
          </table:table-cell>
          <table:table-cell office:value-type="float" office:value="861" calcext:value-type="float">
            <text:p>8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69404745101929" calcext:value-type="float">
            <text:p>0.669404745101929</text:p>
          </table:table-cell>
          <table:table-cell office:value-type="float" office:value="1.2805004119873" calcext:value-type="float">
            <text:p>1.2805004119873</text:p>
          </table:table-cell>
          <table:table-cell office:value-type="float" office:value="1.94990515708923" calcext:value-type="float">
            <text:p>1.94990515708923</text:p>
          </table:table-cell>
          <table:table-cell office:value-type="float" office:value="774" calcext:value-type="float">
            <text:p>77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55381441116333" calcext:value-type="float">
            <text:p>0.655381441116333</text:p>
          </table:table-cell>
          <table:table-cell office:value-type="float" office:value="0.885427236557007" calcext:value-type="float">
            <text:p>0.885427236557007</text:p>
          </table:table-cell>
          <table:table-cell office:value-type="float" office:value="1.54080867767334" calcext:value-type="float">
            <text:p>1.5408086776733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79003953933716" calcext:value-type="float">
            <text:p>0.6790039539337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54410123825073" calcext:value-type="float">
            <text:p>0.654410123825073</text:p>
          </table:table-cell>
          <table:table-cell office:value-type="float" office:value="1.1114399433136" calcext:value-type="float">
            <text:p>1.1114399433136</text:p>
          </table:table-cell>
          <table:table-cell office:value-type="float" office:value="1.76585006713867" calcext:value-type="float">
            <text:p>1.76585006713867</text:p>
          </table:table-cell>
          <table:table-cell office:value-type="float" office:value="985" calcext:value-type="float">
            <text:p>98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58871412277222" calcext:value-type="float">
            <text:p>0.6588714122772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8" calcext:value-type="float">
            <text:p>8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78985595703125" calcext:value-type="float">
            <text:p>0.678985595703125</text:p>
          </table:table-cell>
          <table:table-cell office:value-type="float" office:value="0.911695957183838" calcext:value-type="float">
            <text:p>0.911695957183838</text:p>
          </table:table-cell>
          <table:table-cell office:value-type="float" office:value="1.59068155288696" calcext:value-type="float">
            <text:p>1.59068155288696</text:p>
          </table:table-cell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formod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ce3"/>
        <table:table-column table:style-name="co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Load time F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ime spent sig</text:p>
          </table:table-cell>
          <table:table-cell office:value-type="string" calcext:value-type="string">
            <text:p>complete module time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of complete M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0" calcext:value-type="float">
            <text:p>0</text:p>
          </table:table-cell>
          <table:table-cell office:value-type="float" office:value="0.355746984481812" calcext:value-type="float">
            <text:p>0.355746984481812</text:p>
          </table:table-cell>
          <table:table-cell table:formula="of:=[.C2]+[.A2]" office:value-type="float" office:value="71.9034717082977" calcext:value-type="float">
            <text:p>71.9034717082977</text:p>
          </table:table-cell>
          <table:table-cell office:value-type="float" office:value="0.698778867721558" calcext:value-type="float">
            <text:p>0.698778867721558</text:p>
          </table:table-cell>
          <table:table-cell office:value-type="float" office:value="72.6022505760193" calcext:value-type="float">
            <text:p>72.60225057601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" calcext:value-type="float">
            <text:p>1</text:p>
          </table:table-cell>
          <table:table-cell office:value-type="float" office:value="0.429635047912598" calcext:value-type="float">
            <text:p>0.429635047912598</text:p>
          </table:table-cell>
          <table:table-cell table:formula="of:=[.C3]+[.A3]" office:value-type="float" office:value="71.9773597717285" calcext:value-type="float">
            <text:p>71.9773597717285</text:p>
          </table:table-cell>
          <table:table-cell office:value-type="float" office:value="1.14602875709534" calcext:value-type="float">
            <text:p>1.14602875709534</text:p>
          </table:table-cell>
          <table:table-cell office:value-type="float" office:value="73.1233885288238" calcext:value-type="float">
            <text:p>73.123388528823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" calcext:value-type="float">
            <text:p>2</text:p>
          </table:table-cell>
          <table:table-cell office:value-type="float" office:value="0.365177392959595" calcext:value-type="float">
            <text:p>0.365177392959595</text:p>
          </table:table-cell>
          <table:table-cell table:formula="of:=[.C4]+[.A4]" office:value-type="float" office:value="71.9129021167755" calcext:value-type="float">
            <text:p>71.9129021167755</text:p>
          </table:table-cell>
          <table:table-cell office:value-type="float" office:value="0.628162384033203" calcext:value-type="float">
            <text:p>0.628162384033203</text:p>
          </table:table-cell>
          <table:table-cell office:value-type="float" office:value="72.5410645008087" calcext:value-type="float">
            <text:p>72.541064500808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" calcext:value-type="float">
            <text:p>3</text:p>
          </table:table-cell>
          <table:table-cell office:value-type="float" office:value="0.428672552108765" calcext:value-type="float">
            <text:p>0.428672552108765</text:p>
          </table:table-cell>
          <table:table-cell table:formula="of:=[.C5]+[.A5]" office:value-type="float" office:value="71.9763972759247" calcext:value-type="float">
            <text:p>71.9763972759247</text:p>
          </table:table-cell>
          <table:table-cell office:value-type="float" office:value="1.41850399971008" calcext:value-type="float">
            <text:p>1.41850399971008</text:p>
          </table:table-cell>
          <table:table-cell office:value-type="float" office:value="73.3949012756348" calcext:value-type="float">
            <text:p>73.394901275634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" calcext:value-type="float">
            <text:p>4</text:p>
          </table:table-cell>
          <table:table-cell office:value-type="float" office:value="0.348146200180054" calcext:value-type="float">
            <text:p>0.348146200180054</text:p>
          </table:table-cell>
          <table:table-cell table:formula="of:=[.C6]+[.A6]" office:value-type="float" office:value="71.895870923996" calcext:value-type="float">
            <text:p>71.895870923996</text:p>
          </table:table-cell>
          <table:table-cell office:value-type="float" office:value="0.619448661804199" calcext:value-type="float">
            <text:p>0.619448661804199</text:p>
          </table:table-cell>
          <table:table-cell office:value-type="float" office:value="72.5153195858002" calcext:value-type="float">
            <text:p>72.515319585800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" calcext:value-type="float">
            <text:p>5</text:p>
          </table:table-cell>
          <table:table-cell office:value-type="float" office:value="0.256730794906616" calcext:value-type="float">
            <text:p>0.256730794906616</text:p>
          </table:table-cell>
          <table:table-cell table:formula="of:=[.C7]+[.A7]" office:value-type="float" office:value="71.8044555187225" calcext:value-type="float">
            <text:p>71.8044555187225</text:p>
          </table:table-cell>
          <table:table-cell office:value-type="float" office:value="0.443513631820679" calcext:value-type="float">
            <text:p>0.443513631820679</text:p>
          </table:table-cell>
          <table:table-cell office:value-type="float" office:value="72.2479691505432" calcext:value-type="float">
            <text:p>72.2479691505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" calcext:value-type="float">
            <text:p>6</text:p>
          </table:table-cell>
          <table:table-cell office:value-type="float" office:value="0.387508630752564" calcext:value-type="float">
            <text:p>0.387508630752564</text:p>
          </table:table-cell>
          <table:table-cell table:formula="of:=[.C8]+[.A8]" office:value-type="float" office:value="71.9352333545685" calcext:value-type="float">
            <text:p>71.9352333545685</text:p>
          </table:table-cell>
          <table:table-cell office:value-type="float" office:value="0.703854560852051" calcext:value-type="float">
            <text:p>0.703854560852051</text:p>
          </table:table-cell>
          <table:table-cell office:value-type="float" office:value="72.6390879154205" calcext:value-type="float">
            <text:p>72.639087915420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" calcext:value-type="float">
            <text:p>7</text:p>
          </table:table-cell>
          <table:table-cell office:value-type="float" office:value="0.432657241821289" calcext:value-type="float">
            <text:p>0.432657241821289</text:p>
          </table:table-cell>
          <table:table-cell table:formula="of:=[.C9]+[.A9]" office:value-type="float" office:value="71.9803819656372" calcext:value-type="float">
            <text:p>71.9803819656372</text:p>
          </table:table-cell>
          <table:table-cell office:value-type="float" office:value="1.34004068374634" calcext:value-type="float">
            <text:p>1.34004068374634</text:p>
          </table:table-cell>
          <table:table-cell office:value-type="float" office:value="73.3204226493835" calcext:value-type="float">
            <text:p>73.3204226493835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" calcext:value-type="float">
            <text:p>8</text:p>
          </table:table-cell>
          <table:table-cell office:value-type="float" office:value="0.382545232772827" calcext:value-type="float">
            <text:p>0.382545232772827</text:p>
          </table:table-cell>
          <table:table-cell table:formula="of:=[.C10]+[.A10]" office:value-type="float" office:value="71.9302699565887" calcext:value-type="float">
            <text:p>71.9302699565887</text:p>
          </table:table-cell>
          <table:table-cell office:value-type="float" office:value="1.06313562393188" calcext:value-type="float">
            <text:p>1.06313562393188</text:p>
          </table:table-cell>
          <table:table-cell office:value-type="float" office:value="72.9934055805206" calcext:value-type="float">
            <text:p>72.9934055805206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" calcext:value-type="float">
            <text:p>9</text:p>
          </table:table-cell>
          <table:table-cell office:value-type="float" office:value="0.368331909179688" calcext:value-type="float">
            <text:p>0.368331909179688</text:p>
          </table:table-cell>
          <table:table-cell table:formula="of:=[.C11]+[.A11]" office:value-type="float" office:value="71.9160566329956" calcext:value-type="float">
            <text:p>71.9160566329956</text:p>
          </table:table-cell>
          <table:table-cell office:value-type="float" office:value="0.770415544509888" calcext:value-type="float">
            <text:p>0.770415544509888</text:p>
          </table:table-cell>
          <table:table-cell office:value-type="float" office:value="72.6864721775055" calcext:value-type="float">
            <text:p>72.686472177505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" calcext:value-type="float">
            <text:p>10</text:p>
          </table:table-cell>
          <table:table-cell office:value-type="float" office:value="0.244925975799561" calcext:value-type="float">
            <text:p>0.244925975799561</text:p>
          </table:table-cell>
          <table:table-cell table:formula="of:=[.C12]+[.A12]" office:value-type="float" office:value="71.7926506996155" calcext:value-type="float">
            <text:p>71.7926506996155</text:p>
          </table:table-cell>
          <table:table-cell office:value-type="float" office:value="0.440255165100098" calcext:value-type="float">
            <text:p>0.440255165100098</text:p>
          </table:table-cell>
          <table:table-cell office:value-type="float" office:value="72.2329058647156" calcext:value-type="float">
            <text:p>72.2329058647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" calcext:value-type="float">
            <text:p>11</text:p>
          </table:table-cell>
          <table:table-cell office:value-type="float" office:value="0.908354759216309" calcext:value-type="float">
            <text:p>0.908354759216309</text:p>
          </table:table-cell>
          <table:table-cell table:formula="of:=[.C13]+[.A13]" office:value-type="float" office:value="72.4560794830322" calcext:value-type="float">
            <text:p>72.45607948303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" calcext:value-type="float">
            <text:p>12</text:p>
          </table:table-cell>
          <table:table-cell office:value-type="float" office:value="0.348177194595337" calcext:value-type="float">
            <text:p>0.348177194595337</text:p>
          </table:table-cell>
          <table:table-cell table:formula="of:=[.C14]+[.A14]" office:value-type="float" office:value="71.8959019184112" calcext:value-type="float">
            <text:p>71.8959019184112</text:p>
          </table:table-cell>
          <table:table-cell office:value-type="float" office:value="0.653824329376221" calcext:value-type="float">
            <text:p>0.653824329376221</text:p>
          </table:table-cell>
          <table:table-cell office:value-type="float" office:value="72.5497262477875" calcext:value-type="float">
            <text:p>72.549726247787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" calcext:value-type="float">
            <text:p>13</text:p>
          </table:table-cell>
          <table:table-cell office:value-type="float" office:value="0.349348306655884" calcext:value-type="float">
            <text:p>0.349348306655884</text:p>
          </table:table-cell>
          <table:table-cell table:formula="of:=[.C15]+[.A15]" office:value-type="float" office:value="71.8970730304718" calcext:value-type="float">
            <text:p>71.8970730304718</text:p>
          </table:table-cell>
          <table:table-cell office:value-type="float" office:value="0.728719711303711" calcext:value-type="float">
            <text:p>0.728719711303711</text:p>
          </table:table-cell>
          <table:table-cell office:value-type="float" office:value="72.6257927417755" calcext:value-type="float">
            <text:p>72.625792741775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" calcext:value-type="float">
            <text:p>14</text:p>
          </table:table-cell>
          <table:table-cell office:value-type="float" office:value="0.393193483352661" calcext:value-type="float">
            <text:p>0.393193483352661</text:p>
          </table:table-cell>
          <table:table-cell table:formula="of:=[.C16]+[.A16]" office:value-type="float" office:value="71.9409182071686" calcext:value-type="float">
            <text:p>71.9409182071686</text:p>
          </table:table-cell>
          <table:table-cell office:value-type="float" office:value="0.839928150177002" calcext:value-type="float">
            <text:p>0.839928150177002</text:p>
          </table:table-cell>
          <table:table-cell office:value-type="float" office:value="72.7808463573456" calcext:value-type="float">
            <text:p>72.780846357345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" calcext:value-type="float">
            <text:p>15</text:p>
          </table:table-cell>
          <table:table-cell office:value-type="float" office:value="0.390256404876709" calcext:value-type="float">
            <text:p>0.390256404876709</text:p>
          </table:table-cell>
          <table:table-cell table:formula="of:=[.C17]+[.A17]" office:value-type="float" office:value="71.9379811286926" calcext:value-type="float">
            <text:p>71.9379811286926</text:p>
          </table:table-cell>
          <table:table-cell office:value-type="float" office:value="0.689160108566284" calcext:value-type="float">
            <text:p>0.689160108566284</text:p>
          </table:table-cell>
          <table:table-cell office:value-type="float" office:value="72.6271412372589" calcext:value-type="float">
            <text:p>72.627141237258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" calcext:value-type="float">
            <text:p>16</text:p>
          </table:table-cell>
          <table:table-cell office:value-type="float" office:value="0.489030361175537" calcext:value-type="float">
            <text:p>0.489030361175537</text:p>
          </table:table-cell>
          <table:table-cell table:formula="of:=[.C18]+[.A18]" office:value-type="float" office:value="72.0367550849914" calcext:value-type="float">
            <text:p>72.0367550849914</text:p>
          </table:table-cell>
          <table:table-cell office:value-type="float" office:value="2.10596895217896" calcext:value-type="float">
            <text:p>2.10596895217896</text:p>
          </table:table-cell>
          <table:table-cell office:value-type="float" office:value="74.1427240371704" calcext:value-type="float">
            <text:p>74.1427240371704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" calcext:value-type="float">
            <text:p>17</text:p>
          </table:table-cell>
          <table:table-cell office:value-type="float" office:value="0.390322923660278" calcext:value-type="float">
            <text:p>0.390322923660278</text:p>
          </table:table-cell>
          <table:table-cell table:formula="of:=[.C19]+[.A19]" office:value-type="float" office:value="71.9380476474762" calcext:value-type="float">
            <text:p>71.9380476474762</text:p>
          </table:table-cell>
          <table:table-cell office:value-type="float" office:value="0.903212308883667" calcext:value-type="float">
            <text:p>0.903212308883667</text:p>
          </table:table-cell>
          <table:table-cell office:value-type="float" office:value="72.8412599563599" calcext:value-type="float">
            <text:p>72.8412599563599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" calcext:value-type="float">
            <text:p>18</text:p>
          </table:table-cell>
          <table:table-cell office:value-type="float" office:value="0.380914211273193" calcext:value-type="float">
            <text:p>0.380914211273193</text:p>
          </table:table-cell>
          <table:table-cell table:formula="of:=[.C20]+[.A20]" office:value-type="float" office:value="71.9286389350891" calcext:value-type="float">
            <text:p>71.9286389350891</text:p>
          </table:table-cell>
          <table:table-cell office:value-type="float" office:value="0.917942047119141" calcext:value-type="float">
            <text:p>0.917942047119141</text:p>
          </table:table-cell>
          <table:table-cell office:value-type="float" office:value="72.8465809822082" calcext:value-type="float">
            <text:p>72.846580982208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" calcext:value-type="float">
            <text:p>19</text:p>
          </table:table-cell>
          <table:table-cell office:value-type="float" office:value="0.391758441925049" calcext:value-type="float">
            <text:p>0.391758441925049</text:p>
          </table:table-cell>
          <table:table-cell table:formula="of:=[.C21]+[.A21]" office:value-type="float" office:value="71.939483165741" calcext:value-type="float">
            <text:p>71.939483165741</text:p>
          </table:table-cell>
          <table:table-cell office:value-type="float" office:value="0.755171060562134" calcext:value-type="float">
            <text:p>0.755171060562134</text:p>
          </table:table-cell>
          <table:table-cell office:value-type="float" office:value="72.6946542263031" calcext:value-type="float">
            <text:p>72.694654226303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" calcext:value-type="float">
            <text:p>20</text:p>
          </table:table-cell>
          <table:table-cell office:value-type="float" office:value="0.406617879867554" calcext:value-type="float">
            <text:p>0.406617879867554</text:p>
          </table:table-cell>
          <table:table-cell table:formula="of:=[.C22]+[.A22]" office:value-type="float" office:value="71.9543426036835" calcext:value-type="float">
            <text:p>71.9543426036835</text:p>
          </table:table-cell>
          <table:table-cell office:value-type="float" office:value="0.746466636657715" calcext:value-type="float">
            <text:p>0.746466636657715</text:p>
          </table:table-cell>
          <table:table-cell office:value-type="float" office:value="72.7008092403412" calcext:value-type="float">
            <text:p>72.700809240341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" calcext:value-type="float">
            <text:p>21</text:p>
          </table:table-cell>
          <table:table-cell office:value-type="float" office:value="0.410011768341064" calcext:value-type="float">
            <text:p>0.410011768341064</text:p>
          </table:table-cell>
          <table:table-cell table:formula="of:=[.C23]+[.A23]" office:value-type="float" office:value="71.957736492157" calcext:value-type="float">
            <text:p>71.957736492157</text:p>
          </table:table-cell>
          <table:table-cell office:value-type="float" office:value="0.850916147232056" calcext:value-type="float">
            <text:p>0.850916147232056</text:p>
          </table:table-cell>
          <table:table-cell office:value-type="float" office:value="72.808652639389" calcext:value-type="float">
            <text:p>72.80865263938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" calcext:value-type="float">
            <text:p>22</text:p>
          </table:table-cell>
          <table:table-cell office:value-type="float" office:value="0.426490783691406" calcext:value-type="float">
            <text:p>0.426490783691406</text:p>
          </table:table-cell>
          <table:table-cell table:formula="of:=[.C24]+[.A24]" office:value-type="float" office:value="71.9742155075073" calcext:value-type="float">
            <text:p>71.9742155075073</text:p>
          </table:table-cell>
          <table:table-cell office:value-type="float" office:value="0.987430810928345" calcext:value-type="float">
            <text:p>0.987430810928345</text:p>
          </table:table-cell>
          <table:table-cell office:value-type="float" office:value="72.9616463184357" calcext:value-type="float">
            <text:p>72.961646318435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" calcext:value-type="float">
            <text:p>23</text:p>
          </table:table-cell>
          <table:table-cell office:value-type="float" office:value="0.347452878952026" calcext:value-type="float">
            <text:p>0.347452878952026</text:p>
          </table:table-cell>
          <table:table-cell table:formula="of:=[.C25]+[.A25]" office:value-type="float" office:value="71.8951776027679" calcext:value-type="float">
            <text:p>71.8951776027679</text:p>
          </table:table-cell>
          <table:table-cell office:value-type="float" office:value="0.616060018539429" calcext:value-type="float">
            <text:p>0.616060018539429</text:p>
          </table:table-cell>
          <table:table-cell office:value-type="float" office:value="72.5112376213074" calcext:value-type="float">
            <text:p>72.511237621307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" calcext:value-type="float">
            <text:p>24</text:p>
          </table:table-cell>
          <table:table-cell office:value-type="float" office:value="0.375290632247925" calcext:value-type="float">
            <text:p>0.375290632247925</text:p>
          </table:table-cell>
          <table:table-cell table:formula="of:=[.C26]+[.A26]" office:value-type="float" office:value="71.9230153560638" calcext:value-type="float">
            <text:p>71.9230153560638</text:p>
          </table:table-cell>
          <table:table-cell office:value-type="float" office:value="0.666385173797607" calcext:value-type="float">
            <text:p>0.666385173797607</text:p>
          </table:table-cell>
          <table:table-cell office:value-type="float" office:value="72.5894005298614" calcext:value-type="float">
            <text:p>72.58940052986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" calcext:value-type="float">
            <text:p>25</text:p>
          </table:table-cell>
          <table:table-cell office:value-type="float" office:value="0.946071147918701" calcext:value-type="float">
            <text:p>0.946071147918701</text:p>
          </table:table-cell>
          <table:table-cell table:formula="of:=[.C27]+[.A27]" office:value-type="float" office:value="72.4937958717346" calcext:value-type="float">
            <text:p>72.4937958717346</text:p>
          </table:table-cell>
          <table:table-cell office:value-type="float" office:value="37.8753409385681" calcext:value-type="float">
            <text:p>37.8753409385681</text:p>
          </table:table-cell>
          <table:table-cell office:value-type="float" office:value="110.369136810303" calcext:value-type="float">
            <text:p>110.369136810303</text:p>
          </table:table-cell>
          <table:table-cell office:value-type="float" office:value="809" calcext:value-type="float">
            <text:p>809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" calcext:value-type="float">
            <text:p>26</text:p>
          </table:table-cell>
          <table:table-cell office:value-type="float" office:value="0.394972562789917" calcext:value-type="float">
            <text:p>0.394972562789917</text:p>
          </table:table-cell>
          <table:table-cell table:formula="of:=[.C28]+[.A28]" office:value-type="float" office:value="71.9426972866058" calcext:value-type="float">
            <text:p>71.9426972866058</text:p>
          </table:table-cell>
          <table:table-cell office:value-type="float" office:value="0.800161600112915" calcext:value-type="float">
            <text:p>0.800161600112915</text:p>
          </table:table-cell>
          <table:table-cell office:value-type="float" office:value="72.7428588867187" calcext:value-type="float">
            <text:p>72.742858886718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" calcext:value-type="float">
            <text:p>27</text:p>
          </table:table-cell>
          <table:table-cell office:value-type="float" office:value="0.367066383361816" calcext:value-type="float">
            <text:p>0.367066383361816</text:p>
          </table:table-cell>
          <table:table-cell table:formula="of:=[.C29]+[.A29]" office:value-type="float" office:value="71.9147911071777" calcext:value-type="float">
            <text:p>71.9147911071777</text:p>
          </table:table-cell>
          <table:table-cell office:value-type="float" office:value="0.788660764694214" calcext:value-type="float">
            <text:p>0.788660764694214</text:p>
          </table:table-cell>
          <table:table-cell office:value-type="float" office:value="72.7034518718719" calcext:value-type="float">
            <text:p>72.703451871871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" calcext:value-type="float">
            <text:p>28</text:p>
          </table:table-cell>
          <table:table-cell office:value-type="float" office:value="0.378692388534546" calcext:value-type="float">
            <text:p>0.378692388534546</text:p>
          </table:table-cell>
          <table:table-cell table:formula="of:=[.C30]+[.A30]" office:value-type="float" office:value="71.9264171123505" calcext:value-type="float">
            <text:p>71.9264171123505</text:p>
          </table:table-cell>
          <table:table-cell office:value-type="float" office:value="0.807748556137085" calcext:value-type="float">
            <text:p>0.807748556137085</text:p>
          </table:table-cell>
          <table:table-cell office:value-type="float" office:value="72.7341656684875" calcext:value-type="float">
            <text:p>72.73416566848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" calcext:value-type="float">
            <text:p>29</text:p>
          </table:table-cell>
          <table:table-cell office:value-type="float" office:value="3.87870573997498" calcext:value-type="float">
            <text:p>3.87870573997498</text:p>
          </table:table-cell>
          <table:table-cell table:formula="of:=[.C31]+[.A31]" office:value-type="float" office:value="75.4264304637909" calcext:value-type="float">
            <text:p>75.42643046379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" calcext:value-type="float">
            <text:p>30</text:p>
          </table:table-cell>
          <table:table-cell office:value-type="float" office:value="0.362501621246338" calcext:value-type="float">
            <text:p>0.362501621246338</text:p>
          </table:table-cell>
          <table:table-cell table:formula="of:=[.C32]+[.A32]" office:value-type="float" office:value="71.9102263450622" calcext:value-type="float">
            <text:p>71.9102263450622</text:p>
          </table:table-cell>
          <table:table-cell office:value-type="float" office:value="0.638948917388916" calcext:value-type="float">
            <text:p>0.638948917388916</text:p>
          </table:table-cell>
          <table:table-cell office:value-type="float" office:value="72.5491752624512" calcext:value-type="float">
            <text:p>72.549175262451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" calcext:value-type="float">
            <text:p>31</text:p>
          </table:table-cell>
          <table:table-cell office:value-type="float" office:value="0.380686283111572" calcext:value-type="float">
            <text:p>0.380686283111572</text:p>
          </table:table-cell>
          <table:table-cell table:formula="of:=[.C33]+[.A33]" office:value-type="float" office:value="71.9284110069275" calcext:value-type="float">
            <text:p>71.9284110069275</text:p>
          </table:table-cell>
          <table:table-cell office:value-type="float" office:value="0.625718116760254" calcext:value-type="float">
            <text:p>0.625718116760254</text:p>
          </table:table-cell>
          <table:table-cell office:value-type="float" office:value="72.5541291236877" calcext:value-type="float">
            <text:p>72.554129123687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" calcext:value-type="float">
            <text:p>32</text:p>
          </table:table-cell>
          <table:table-cell office:value-type="float" office:value="0.266002893447876" calcext:value-type="float">
            <text:p>0.266002893447876</text:p>
          </table:table-cell>
          <table:table-cell table:formula="of:=[.C34]+[.A34]" office:value-type="float" office:value="71.8137276172638" calcext:value-type="float">
            <text:p>71.8137276172638</text:p>
          </table:table-cell>
          <table:table-cell office:value-type="float" office:value="0.421684741973877" calcext:value-type="float">
            <text:p>0.421684741973877</text:p>
          </table:table-cell>
          <table:table-cell office:value-type="float" office:value="72.2354123592377" calcext:value-type="float">
            <text:p>72.2354123592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" calcext:value-type="float">
            <text:p>33</text:p>
          </table:table-cell>
          <table:table-cell office:value-type="float" office:value="0.327052116394043" calcext:value-type="float">
            <text:p>0.327052116394043</text:p>
          </table:table-cell>
          <table:table-cell table:formula="of:=[.C35]+[.A35]" office:value-type="float" office:value="71.87477684021" calcext:value-type="float">
            <text:p>71.87477684021</text:p>
          </table:table-cell>
          <table:table-cell office:value-type="float" office:value="0.531071901321411" calcext:value-type="float">
            <text:p>0.531071901321411</text:p>
          </table:table-cell>
          <table:table-cell office:value-type="float" office:value="72.4058487415314" calcext:value-type="float">
            <text:p>72.40584874153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" calcext:value-type="float">
            <text:p>34</text:p>
          </table:table-cell>
          <table:table-cell office:value-type="float" office:value="0.372311353683472" calcext:value-type="float">
            <text:p>0.372311353683472</text:p>
          </table:table-cell>
          <table:table-cell table:formula="of:=[.C36]+[.A36]" office:value-type="float" office:value="71.9200360774994" calcext:value-type="float">
            <text:p>71.9200360774994</text:p>
          </table:table-cell>
          <table:table-cell office:value-type="float" office:value="0.679986715316773" calcext:value-type="float">
            <text:p>0.679986715316773</text:p>
          </table:table-cell>
          <table:table-cell office:value-type="float" office:value="72.6000227928162" calcext:value-type="float">
            <text:p>72.60002279281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" calcext:value-type="float">
            <text:p>35</text:p>
          </table:table-cell>
          <table:table-cell office:value-type="float" office:value="0.258494138717651" calcext:value-type="float">
            <text:p>0.258494138717651</text:p>
          </table:table-cell>
          <table:table-cell table:formula="of:=[.C37]+[.A37]" office:value-type="float" office:value="71.8062188625336" calcext:value-type="float">
            <text:p>71.8062188625336</text:p>
          </table:table-cell>
          <table:table-cell office:value-type="float" office:value="0.443631172180176" calcext:value-type="float">
            <text:p>0.443631172180176</text:p>
          </table:table-cell>
          <table:table-cell office:value-type="float" office:value="72.2498500347137" calcext:value-type="float">
            <text:p>72.2498500347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" calcext:value-type="float">
            <text:p>36</text:p>
          </table:table-cell>
          <table:table-cell office:value-type="float" office:value="0.442324638366699" calcext:value-type="float">
            <text:p>0.442324638366699</text:p>
          </table:table-cell>
          <table:table-cell table:formula="of:=[.C38]+[.A38]" office:value-type="float" office:value="71.9900493621826" calcext:value-type="float">
            <text:p>71.9900493621826</text:p>
          </table:table-cell>
          <table:table-cell office:value-type="float" office:value="1.67190337181091" calcext:value-type="float">
            <text:p>1.67190337181091</text:p>
          </table:table-cell>
          <table:table-cell office:value-type="float" office:value="73.6619527339935" calcext:value-type="float">
            <text:p>73.661952733993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" calcext:value-type="float">
            <text:p>37</text:p>
          </table:table-cell>
          <table:table-cell office:value-type="float" office:value="0.3857581615448" calcext:value-type="float">
            <text:p>0.3857581615448</text:p>
          </table:table-cell>
          <table:table-cell table:formula="of:=[.C39]+[.A39]" office:value-type="float" office:value="71.9334828853607" calcext:value-type="float">
            <text:p>71.9334828853607</text:p>
          </table:table-cell>
          <table:table-cell office:value-type="float" office:value="0.739637851715088" calcext:value-type="float">
            <text:p>0.739637851715088</text:p>
          </table:table-cell>
          <table:table-cell office:value-type="float" office:value="72.6731207370758" calcext:value-type="float">
            <text:p>72.673120737075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" calcext:value-type="float">
            <text:p>38</text:p>
          </table:table-cell>
          <table:table-cell office:value-type="float" office:value="0.372957944869995" calcext:value-type="float">
            <text:p>0.372957944869995</text:p>
          </table:table-cell>
          <table:table-cell table:formula="of:=[.C40]+[.A40]" office:value-type="float" office:value="71.9206826686859" calcext:value-type="float">
            <text:p>71.9206826686859</text:p>
          </table:table-cell>
          <table:table-cell office:value-type="float" office:value="0.69969654083252" calcext:value-type="float">
            <text:p>0.69969654083252</text:p>
          </table:table-cell>
          <table:table-cell office:value-type="float" office:value="72.6203792095184" calcext:value-type="float">
            <text:p>72.62037920951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" calcext:value-type="float">
            <text:p>39</text:p>
          </table:table-cell>
          <table:table-cell office:value-type="float" office:value="0.457208156585693" calcext:value-type="float">
            <text:p>0.457208156585693</text:p>
          </table:table-cell>
          <table:table-cell table:formula="of:=[.C41]+[.A41]" office:value-type="float" office:value="72.0049328804016" calcext:value-type="float">
            <text:p>72.0049328804016</text:p>
          </table:table-cell>
          <table:table-cell office:value-type="float" office:value="1.2752697467804" calcext:value-type="float">
            <text:p>1.2752697467804</text:p>
          </table:table-cell>
          <table:table-cell office:value-type="float" office:value="73.280202627182" calcext:value-type="float">
            <text:p>73.28020262718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" calcext:value-type="float">
            <text:p>40</text:p>
          </table:table-cell>
          <table:table-cell office:value-type="float" office:value="0.374741792678833" calcext:value-type="float">
            <text:p>0.374741792678833</text:p>
          </table:table-cell>
          <table:table-cell table:formula="of:=[.C42]+[.A42]" office:value-type="float" office:value="71.9224665164947" calcext:value-type="float">
            <text:p>71.9224665164947</text:p>
          </table:table-cell>
          <table:table-cell office:value-type="float" office:value="0.756654500961304" calcext:value-type="float">
            <text:p>0.756654500961304</text:p>
          </table:table-cell>
          <table:table-cell office:value-type="float" office:value="72.679121017456" calcext:value-type="float">
            <text:p>72.679121017456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" calcext:value-type="float">
            <text:p>41</text:p>
          </table:table-cell>
          <table:table-cell office:value-type="float" office:value="0.371700286865234" calcext:value-type="float">
            <text:p>0.371700286865234</text:p>
          </table:table-cell>
          <table:table-cell table:formula="of:=[.C43]+[.A43]" office:value-type="float" office:value="71.9194250106811" calcext:value-type="float">
            <text:p>71.9194250106811</text:p>
          </table:table-cell>
          <table:table-cell office:value-type="float" office:value="0.700699806213379" calcext:value-type="float">
            <text:p>0.700699806213379</text:p>
          </table:table-cell>
          <table:table-cell office:value-type="float" office:value="72.6201248168945" calcext:value-type="float">
            <text:p>72.620124816894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" calcext:value-type="float">
            <text:p>42</text:p>
          </table:table-cell>
          <table:table-cell office:value-type="float" office:value="0.406450986862183" calcext:value-type="float">
            <text:p>0.406450986862183</text:p>
          </table:table-cell>
          <table:table-cell table:formula="of:=[.C44]+[.A44]" office:value-type="float" office:value="71.9541757106781" calcext:value-type="float">
            <text:p>71.9541757106781</text:p>
          </table:table-cell>
          <table:table-cell office:value-type="float" office:value="1.40291690826416" calcext:value-type="float">
            <text:p>1.40291690826416</text:p>
          </table:table-cell>
          <table:table-cell office:value-type="float" office:value="73.3570926189423" calcext:value-type="float">
            <text:p>73.35709261894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" calcext:value-type="float">
            <text:p>43</text:p>
          </table:table-cell>
          <table:table-cell office:value-type="float" office:value="0.33797287940979" calcext:value-type="float">
            <text:p>0.33797287940979</text:p>
          </table:table-cell>
          <table:table-cell table:formula="of:=[.C45]+[.A45]" office:value-type="float" office:value="71.8856976032257" calcext:value-type="float">
            <text:p>71.8856976032257</text:p>
          </table:table-cell>
          <table:table-cell office:value-type="float" office:value="0.593617677688599" calcext:value-type="float">
            <text:p>0.593617677688599</text:p>
          </table:table-cell>
          <table:table-cell office:value-type="float" office:value="72.4793152809143" calcext:value-type="float">
            <text:p>72.479315280914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" calcext:value-type="float">
            <text:p>44</text:p>
          </table:table-cell>
          <table:table-cell office:value-type="float" office:value="0.318024873733521" calcext:value-type="float">
            <text:p>0.318024873733521</text:p>
          </table:table-cell>
          <table:table-cell table:formula="of:=[.C46]+[.A46]" office:value-type="float" office:value="71.8657495975494" calcext:value-type="float">
            <text:p>71.8657495975494</text:p>
          </table:table-cell>
          <table:table-cell office:value-type="float" office:value="0.555095672607422" calcext:value-type="float">
            <text:p>0.555095672607422</text:p>
          </table:table-cell>
          <table:table-cell office:value-type="float" office:value="72.4208452701569" calcext:value-type="float">
            <text:p>72.42084527015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" calcext:value-type="float">
            <text:p>45</text:p>
          </table:table-cell>
          <table:table-cell office:value-type="float" office:value="0.385827541351318" calcext:value-type="float">
            <text:p>0.385827541351318</text:p>
          </table:table-cell>
          <table:table-cell table:formula="of:=[.C47]+[.A47]" office:value-type="float" office:value="71.9335522651672" calcext:value-type="float">
            <text:p>71.9335522651672</text:p>
          </table:table-cell>
          <table:table-cell office:value-type="float" office:value="0.820162057876587" calcext:value-type="float">
            <text:p>0.820162057876587</text:p>
          </table:table-cell>
          <table:table-cell office:value-type="float" office:value="72.7537143230438" calcext:value-type="float">
            <text:p>72.753714323043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" calcext:value-type="float">
            <text:p>46</text:p>
          </table:table-cell>
          <table:table-cell office:value-type="float" office:value="1.1444993019104" calcext:value-type="float">
            <text:p>1.1444993019104</text:p>
          </table:table-cell>
          <table:table-cell table:formula="of:=[.C48]+[.A48]" office:value-type="float" office:value="72.6922240257263" calcext:value-type="float">
            <text:p>72.69222402572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6" calcext:value-type="float">
            <text:p>9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" calcext:value-type="float">
            <text:p>47</text:p>
          </table:table-cell>
          <table:table-cell office:value-type="float" office:value="0.964505672454834" calcext:value-type="float">
            <text:p>0.964505672454834</text:p>
          </table:table-cell>
          <table:table-cell table:formula="of:=[.C49]+[.A49]" office:value-type="float" office:value="72.5122303962707" calcext:value-type="float">
            <text:p>72.5122303962707</text:p>
          </table:table-cell>
          <table:table-cell office:value-type="float" office:value="6.72506880760193" calcext:value-type="float">
            <text:p>6.72506880760193</text:p>
          </table:table-cell>
          <table:table-cell office:value-type="float" office:value="79.2372992038727" calcext:value-type="float">
            <text:p>79.2372992038727</text:p>
          </table:table-cell>
          <table:table-cell office:value-type="float" office:value="429" calcext:value-type="float">
            <text:p>4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" calcext:value-type="float">
            <text:p>48</text:p>
          </table:table-cell>
          <table:table-cell office:value-type="float" office:value="0.456619024276733" calcext:value-type="float">
            <text:p>0.456619024276733</text:p>
          </table:table-cell>
          <table:table-cell table:formula="of:=[.C50]+[.A50]" office:value-type="float" office:value="72.0043437480926" calcext:value-type="float">
            <text:p>72.0043437480926</text:p>
          </table:table-cell>
          <table:table-cell office:value-type="float" office:value="1.09555625915527" calcext:value-type="float">
            <text:p>1.09555625915527</text:p>
          </table:table-cell>
          <table:table-cell office:value-type="float" office:value="73.0999000072479" calcext:value-type="float">
            <text:p>73.0999000072479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" calcext:value-type="float">
            <text:p>49</text:p>
          </table:table-cell>
          <table:table-cell office:value-type="float" office:value="0.390344858169556" calcext:value-type="float">
            <text:p>0.390344858169556</text:p>
          </table:table-cell>
          <table:table-cell table:formula="of:=[.C51]+[.A51]" office:value-type="float" office:value="71.9380695819855" calcext:value-type="float">
            <text:p>71.9380695819855</text:p>
          </table:table-cell>
          <table:table-cell office:value-type="float" office:value="0.923421621322632" calcext:value-type="float">
            <text:p>0.923421621322632</text:p>
          </table:table-cell>
          <table:table-cell office:value-type="float" office:value="72.8614912033081" calcext:value-type="float">
            <text:p>72.861491203308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" calcext:value-type="float">
            <text:p>50</text:p>
          </table:table-cell>
          <table:table-cell office:value-type="float" office:value="0.342004537582397" calcext:value-type="float">
            <text:p>0.342004537582397</text:p>
          </table:table-cell>
          <table:table-cell table:formula="of:=[.C52]+[.A52]" office:value-type="float" office:value="71.8897292613983" calcext:value-type="float">
            <text:p>71.8897292613983</text:p>
          </table:table-cell>
          <table:table-cell office:value-type="float" office:value="0.55009388923645" calcext:value-type="float">
            <text:p>0.55009388923645</text:p>
          </table:table-cell>
          <table:table-cell office:value-type="float" office:value="72.4398231506348" calcext:value-type="float">
            <text:p>72.43982315063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" calcext:value-type="float">
            <text:p>51</text:p>
          </table:table-cell>
          <table:table-cell office:value-type="float" office:value="0.475751161575317" calcext:value-type="float">
            <text:p>0.475751161575317</text:p>
          </table:table-cell>
          <table:table-cell table:formula="of:=[.C53]+[.A53]" office:value-type="float" office:value="72.0234758853912" calcext:value-type="float">
            <text:p>72.0234758853912</text:p>
          </table:table-cell>
          <table:table-cell office:value-type="float" office:value="0.912471055984497" calcext:value-type="float">
            <text:p>0.912471055984497</text:p>
          </table:table-cell>
          <table:table-cell office:value-type="float" office:value="72.9359469413757" calcext:value-type="float">
            <text:p>72.935946941375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" calcext:value-type="float">
            <text:p>52</text:p>
          </table:table-cell>
          <table:table-cell office:value-type="float" office:value="0.344549179077148" calcext:value-type="float">
            <text:p>0.344549179077148</text:p>
          </table:table-cell>
          <table:table-cell table:formula="of:=[.C54]+[.A54]" office:value-type="float" office:value="71.8922739028931" calcext:value-type="float">
            <text:p>71.8922739028931</text:p>
          </table:table-cell>
          <table:table-cell office:value-type="float" office:value="0.541593313217163" calcext:value-type="float">
            <text:p>0.541593313217163</text:p>
          </table:table-cell>
          <table:table-cell office:value-type="float" office:value="72.4338672161102" calcext:value-type="float">
            <text:p>72.43386721611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" calcext:value-type="float">
            <text:p>53</text:p>
          </table:table-cell>
          <table:table-cell office:value-type="float" office:value="0.375447988510132" calcext:value-type="float">
            <text:p>0.375447988510132</text:p>
          </table:table-cell>
          <table:table-cell table:formula="of:=[.C55]+[.A55]" office:value-type="float" office:value="71.923172712326" calcext:value-type="float">
            <text:p>71.923172712326</text:p>
          </table:table-cell>
          <table:table-cell office:value-type="float" office:value="0.836702346801758" calcext:value-type="float">
            <text:p>0.836702346801758</text:p>
          </table:table-cell>
          <table:table-cell office:value-type="float" office:value="72.7598750591278" calcext:value-type="float">
            <text:p>72.759875059127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" calcext:value-type="float">
            <text:p>54</text:p>
          </table:table-cell>
          <table:table-cell office:value-type="float" office:value="0.464088678359985" calcext:value-type="float">
            <text:p>0.464088678359985</text:p>
          </table:table-cell>
          <table:table-cell table:formula="of:=[.C56]+[.A56]" office:value-type="float" office:value="72.0118134021759" calcext:value-type="float">
            <text:p>72.0118134021759</text:p>
          </table:table-cell>
          <table:table-cell office:value-type="float" office:value="4.34995055198669" calcext:value-type="float">
            <text:p>4.34995055198669</text:p>
          </table:table-cell>
          <table:table-cell office:value-type="float" office:value="76.3617639541626" calcext:value-type="float">
            <text:p>76.3617639541626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" calcext:value-type="float">
            <text:p>55</text:p>
          </table:table-cell>
          <table:table-cell office:value-type="float" office:value="0.381420135498047" calcext:value-type="float">
            <text:p>0.381420135498047</text:p>
          </table:table-cell>
          <table:table-cell table:formula="of:=[.C57]+[.A57]" office:value-type="float" office:value="71.929144859314" calcext:value-type="float">
            <text:p>71.929144859314</text:p>
          </table:table-cell>
          <table:table-cell office:value-type="float" office:value="0.846044778823853" calcext:value-type="float">
            <text:p>0.846044778823853</text:p>
          </table:table-cell>
          <table:table-cell office:value-type="float" office:value="72.7751896381378" calcext:value-type="float">
            <text:p>72.775189638137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" calcext:value-type="float">
            <text:p>56</text:p>
          </table:table-cell>
          <table:table-cell office:value-type="float" office:value="0.249228954315186" calcext:value-type="float">
            <text:p>0.249228954315186</text:p>
          </table:table-cell>
          <table:table-cell table:formula="of:=[.C58]+[.A58]" office:value-type="float" office:value="71.7969536781311" calcext:value-type="float">
            <text:p>71.7969536781311</text:p>
          </table:table-cell>
          <table:table-cell office:value-type="float" office:value="0.438088893890381" calcext:value-type="float">
            <text:p>0.438088893890381</text:p>
          </table:table-cell>
          <table:table-cell office:value-type="float" office:value="72.2350425720215" calcext:value-type="float">
            <text:p>72.2350425720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" calcext:value-type="float">
            <text:p>57</text:p>
          </table:table-cell>
          <table:table-cell office:value-type="float" office:value="0.383775472640991" calcext:value-type="float">
            <text:p>0.383775472640991</text:p>
          </table:table-cell>
          <table:table-cell table:formula="of:=[.C59]+[.A59]" office:value-type="float" office:value="71.9315001964569" calcext:value-type="float">
            <text:p>71.9315001964569</text:p>
          </table:table-cell>
          <table:table-cell office:value-type="float" office:value="0.877796411514282" calcext:value-type="float">
            <text:p>0.877796411514282</text:p>
          </table:table-cell>
          <table:table-cell office:value-type="float" office:value="72.8092966079712" calcext:value-type="float">
            <text:p>72.80929660797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" calcext:value-type="float">
            <text:p>58</text:p>
          </table:table-cell>
          <table:table-cell office:value-type="float" office:value="0.276497602462769" calcext:value-type="float">
            <text:p>0.276497602462769</text:p>
          </table:table-cell>
          <table:table-cell table:formula="of:=[.C60]+[.A60]" office:value-type="float" office:value="71.8242223262787" calcext:value-type="float">
            <text:p>71.8242223262787</text:p>
          </table:table-cell>
          <table:table-cell office:value-type="float" office:value="0.437201738357544" calcext:value-type="float">
            <text:p>0.437201738357544</text:p>
          </table:table-cell>
          <table:table-cell office:value-type="float" office:value="72.2614240646362" calcext:value-type="float">
            <text:p>72.2614240646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" calcext:value-type="float">
            <text:p>59</text:p>
          </table:table-cell>
          <table:table-cell office:value-type="float" office:value="0.262258529663086" calcext:value-type="float">
            <text:p>0.262258529663086</text:p>
          </table:table-cell>
          <table:table-cell table:formula="of:=[.C61]+[.A61]" office:value-type="float" office:value="71.809983253479" calcext:value-type="float">
            <text:p>71.809983253479</text:p>
          </table:table-cell>
          <table:table-cell office:value-type="float" office:value="0.428980350494385" calcext:value-type="float">
            <text:p>0.428980350494385</text:p>
          </table:table-cell>
          <table:table-cell office:value-type="float" office:value="72.2389636039734" calcext:value-type="float">
            <text:p>72.2389636039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" calcext:value-type="float">
            <text:p>60</text:p>
          </table:table-cell>
          <table:table-cell office:value-type="float" office:value="0.399611473083496" calcext:value-type="float">
            <text:p>0.399611473083496</text:p>
          </table:table-cell>
          <table:table-cell table:formula="of:=[.C62]+[.A62]" office:value-type="float" office:value="71.9473361968994" calcext:value-type="float">
            <text:p>71.9473361968994</text:p>
          </table:table-cell>
          <table:table-cell office:value-type="float" office:value="0.710135936737061" calcext:value-type="float">
            <text:p>0.710135936737061</text:p>
          </table:table-cell>
          <table:table-cell office:value-type="float" office:value="72.6574721336365" calcext:value-type="float">
            <text:p>72.657472133636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" calcext:value-type="float">
            <text:p>61</text:p>
          </table:table-cell>
          <table:table-cell office:value-type="float" office:value="0.335972547531128" calcext:value-type="float">
            <text:p>0.335972547531128</text:p>
          </table:table-cell>
          <table:table-cell table:formula="of:=[.C63]+[.A63]" office:value-type="float" office:value="71.883697271347" calcext:value-type="float">
            <text:p>71.883697271347</text:p>
          </table:table-cell>
          <table:table-cell office:value-type="float" office:value="0.503637790679932" calcext:value-type="float">
            <text:p>0.503637790679932</text:p>
          </table:table-cell>
          <table:table-cell office:value-type="float" office:value="72.387335062027" calcext:value-type="float">
            <text:p>72.3873350620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" calcext:value-type="float">
            <text:p>62</text:p>
          </table:table-cell>
          <table:table-cell office:value-type="float" office:value="0.262665748596191" calcext:value-type="float">
            <text:p>0.262665748596191</text:p>
          </table:table-cell>
          <table:table-cell table:formula="of:=[.C64]+[.A64]" office:value-type="float" office:value="71.8103904724121" calcext:value-type="float">
            <text:p>71.8103904724121</text:p>
          </table:table-cell>
          <table:table-cell office:value-type="float" office:value="0.443963527679443" calcext:value-type="float">
            <text:p>0.443963527679443</text:p>
          </table:table-cell>
          <table:table-cell office:value-type="float" office:value="72.2543540000915" calcext:value-type="float">
            <text:p>72.2543540000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" calcext:value-type="float">
            <text:p>63</text:p>
          </table:table-cell>
          <table:table-cell office:value-type="float" office:value="0.381518840789795" calcext:value-type="float">
            <text:p>0.381518840789795</text:p>
          </table:table-cell>
          <table:table-cell table:formula="of:=[.C65]+[.A65]" office:value-type="float" office:value="71.9292435646057" calcext:value-type="float">
            <text:p>71.9292435646057</text:p>
          </table:table-cell>
          <table:table-cell office:value-type="float" office:value="0.864872455596924" calcext:value-type="float">
            <text:p>0.864872455596924</text:p>
          </table:table-cell>
          <table:table-cell office:value-type="float" office:value="72.7941160202026" calcext:value-type="float">
            <text:p>72.794116020202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" calcext:value-type="float">
            <text:p>64</text:p>
          </table:table-cell>
          <table:table-cell office:value-type="float" office:value="0.543004035949707" calcext:value-type="float">
            <text:p>0.543004035949707</text:p>
          </table:table-cell>
          <table:table-cell table:formula="of:=[.C66]+[.A66]" office:value-type="float" office:value="72.0907287597656" calcext:value-type="float">
            <text:p>72.0907287597656</text:p>
          </table:table-cell>
          <table:table-cell office:value-type="float" office:value="1.7783682346344" calcext:value-type="float">
            <text:p>1.7783682346344</text:p>
          </table:table-cell>
          <table:table-cell office:value-type="float" office:value="73.8690969944" calcext:value-type="float">
            <text:p>73.8690969944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" calcext:value-type="float">
            <text:p>65</text:p>
          </table:table-cell>
          <table:table-cell office:value-type="float" office:value="0.488959074020386" calcext:value-type="float">
            <text:p>0.488959074020386</text:p>
          </table:table-cell>
          <table:table-cell table:formula="of:=[.C67]+[.A67]" office:value-type="float" office:value="72.0366837978363" calcext:value-type="float">
            <text:p>72.0366837978363</text:p>
          </table:table-cell>
          <table:table-cell office:value-type="float" office:value="1.80485820770264" calcext:value-type="float">
            <text:p>1.80485820770264</text:p>
          </table:table-cell>
          <table:table-cell office:value-type="float" office:value="73.8415420055389" calcext:value-type="float">
            <text:p>73.8415420055389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" calcext:value-type="float">
            <text:p>66</text:p>
          </table:table-cell>
          <table:table-cell office:value-type="float" office:value="0.441794633865356" calcext:value-type="float">
            <text:p>0.441794633865356</text:p>
          </table:table-cell>
          <table:table-cell table:formula="of:=[.C68]+[.A68]" office:value-type="float" office:value="71.9895193576813" calcext:value-type="float">
            <text:p>71.9895193576813</text:p>
          </table:table-cell>
          <table:table-cell office:value-type="float" office:value="1.36375784873962" calcext:value-type="float">
            <text:p>1.36375784873962</text:p>
          </table:table-cell>
          <table:table-cell office:value-type="float" office:value="73.3532772064209" calcext:value-type="float">
            <text:p>73.353277206420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" calcext:value-type="float">
            <text:p>67</text:p>
          </table:table-cell>
          <table:table-cell office:value-type="float" office:value="0.282005786895752" calcext:value-type="float">
            <text:p>0.282005786895752</text:p>
          </table:table-cell>
          <table:table-cell table:formula="of:=[.C69]+[.A69]" office:value-type="float" office:value="71.8297305107117" calcext:value-type="float">
            <text:p>71.8297305107117</text:p>
          </table:table-cell>
          <table:table-cell office:value-type="float" office:value="0.437471389770508" calcext:value-type="float">
            <text:p>0.437471389770508</text:p>
          </table:table-cell>
          <table:table-cell office:value-type="float" office:value="72.2672019004822" calcext:value-type="float">
            <text:p>72.2672019004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" calcext:value-type="float">
            <text:p>68</text:p>
          </table:table-cell>
          <table:table-cell office:value-type="float" office:value="0.588135957717896" calcext:value-type="float">
            <text:p>0.588135957717896</text:p>
          </table:table-cell>
          <table:table-cell table:formula="of:=[.C70]+[.A70]" office:value-type="float" office:value="72.1358606815338" calcext:value-type="float">
            <text:p>72.1358606815338</text:p>
          </table:table-cell>
          <table:table-cell office:value-type="float" office:value="1.99897503852844" calcext:value-type="float">
            <text:p>1.99897503852844</text:p>
          </table:table-cell>
          <table:table-cell office:value-type="float" office:value="74.1348357200622" calcext:value-type="float">
            <text:p>74.134835720062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" calcext:value-type="float">
            <text:p>69</text:p>
          </table:table-cell>
          <table:table-cell office:value-type="float" office:value="0.405422925949097" calcext:value-type="float">
            <text:p>0.405422925949097</text:p>
          </table:table-cell>
          <table:table-cell table:formula="of:=[.C71]+[.A71]" office:value-type="float" office:value="71.953147649765" calcext:value-type="float">
            <text:p>71.953147649765</text:p>
          </table:table-cell>
          <table:table-cell office:value-type="float" office:value="1.11438703536987" calcext:value-type="float">
            <text:p>1.11438703536987</text:p>
          </table:table-cell>
          <table:table-cell office:value-type="float" office:value="73.0675346851349" calcext:value-type="float">
            <text:p>73.067534685134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" calcext:value-type="float">
            <text:p>70</text:p>
          </table:table-cell>
          <table:table-cell office:value-type="float" office:value="0.278738260269165" calcext:value-type="float">
            <text:p>0.278738260269165</text:p>
          </table:table-cell>
          <table:table-cell table:formula="of:=[.C72]+[.A72]" office:value-type="float" office:value="71.8264629840851" calcext:value-type="float">
            <text:p>71.8264629840851</text:p>
          </table:table-cell>
          <table:table-cell office:value-type="float" office:value="0.443088054656982" calcext:value-type="float">
            <text:p>0.443088054656982</text:p>
          </table:table-cell>
          <table:table-cell office:value-type="float" office:value="72.2695510387421" calcext:value-type="float">
            <text:p>72.2695510387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" calcext:value-type="float">
            <text:p>71</text:p>
          </table:table-cell>
          <table:table-cell office:value-type="float" office:value="0.378853321075439" calcext:value-type="float">
            <text:p>0.378853321075439</text:p>
          </table:table-cell>
          <table:table-cell table:formula="of:=[.C73]+[.A73]" office:value-type="float" office:value="71.9265780448913" calcext:value-type="float">
            <text:p>71.9265780448913</text:p>
          </table:table-cell>
          <table:table-cell office:value-type="float" office:value="0.795626401901245" calcext:value-type="float">
            <text:p>0.795626401901245</text:p>
          </table:table-cell>
          <table:table-cell office:value-type="float" office:value="72.7222044467926" calcext:value-type="float">
            <text:p>72.722204446792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" calcext:value-type="float">
            <text:p>72</text:p>
          </table:table-cell>
          <table:table-cell office:value-type="float" office:value="0.357701778411865" calcext:value-type="float">
            <text:p>0.357701778411865</text:p>
          </table:table-cell>
          <table:table-cell table:formula="of:=[.C74]+[.A74]" office:value-type="float" office:value="71.9054265022278" calcext:value-type="float">
            <text:p>71.9054265022278</text:p>
          </table:table-cell>
          <table:table-cell office:value-type="float" office:value="0.584804058074951" calcext:value-type="float">
            <text:p>0.584804058074951</text:p>
          </table:table-cell>
          <table:table-cell office:value-type="float" office:value="72.4902305603027" calcext:value-type="float">
            <text:p>72.49023056030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" calcext:value-type="float">
            <text:p>73</text:p>
          </table:table-cell>
          <table:table-cell office:value-type="float" office:value="0.362598657608032" calcext:value-type="float">
            <text:p>0.362598657608032</text:p>
          </table:table-cell>
          <table:table-cell table:formula="of:=[.C75]+[.A75]" office:value-type="float" office:value="71.9103233814239" calcext:value-type="float">
            <text:p>71.9103233814239</text:p>
          </table:table-cell>
          <table:table-cell office:value-type="float" office:value="0.634432792663574" calcext:value-type="float">
            <text:p>0.634432792663574</text:p>
          </table:table-cell>
          <table:table-cell office:value-type="float" office:value="72.5447561740875" calcext:value-type="float">
            <text:p>72.54475617408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" calcext:value-type="float">
            <text:p>74</text:p>
          </table:table-cell>
          <table:table-cell office:value-type="float" office:value="0.349882125854492" calcext:value-type="float">
            <text:p>0.349882125854492</text:p>
          </table:table-cell>
          <table:table-cell table:formula="of:=[.C76]+[.A76]" office:value-type="float" office:value="71.8976068496704" calcext:value-type="float">
            <text:p>71.8976068496704</text:p>
          </table:table-cell>
          <table:table-cell office:value-type="float" office:value="0.581638813018799" calcext:value-type="float">
            <text:p>0.581638813018799</text:p>
          </table:table-cell>
          <table:table-cell office:value-type="float" office:value="72.4792456626892" calcext:value-type="float">
            <text:p>72.47924566268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" calcext:value-type="float">
            <text:p>75</text:p>
          </table:table-cell>
          <table:table-cell office:value-type="float" office:value="0.358424425125122" calcext:value-type="float">
            <text:p>0.358424425125122</text:p>
          </table:table-cell>
          <table:table-cell table:formula="of:=[.C77]+[.A77]" office:value-type="float" office:value="71.906149148941" calcext:value-type="float">
            <text:p>71.906149148941</text:p>
          </table:table-cell>
          <table:table-cell office:value-type="float" office:value="0.54798150062561" calcext:value-type="float">
            <text:p>0.54798150062561</text:p>
          </table:table-cell>
          <table:table-cell office:value-type="float" office:value="72.4541306495666" calcext:value-type="float">
            <text:p>72.45413064956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" calcext:value-type="float">
            <text:p>76</text:p>
          </table:table-cell>
          <table:table-cell office:value-type="float" office:value="1.00057649612427" calcext:value-type="float">
            <text:p>1.00057649612427</text:p>
          </table:table-cell>
          <table:table-cell table:formula="of:=[.C78]+[.A78]" office:value-type="float" office:value="72.5483012199402" calcext:value-type="float">
            <text:p>72.5483012199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" calcext:value-type="float">
            <text:p>77</text:p>
          </table:table-cell>
          <table:table-cell office:value-type="float" office:value="0.339236497879028" calcext:value-type="float">
            <text:p>0.339236497879028</text:p>
          </table:table-cell>
          <table:table-cell table:formula="of:=[.C79]+[.A79]" office:value-type="float" office:value="71.8869612216949" calcext:value-type="float">
            <text:p>71.8869612216949</text:p>
          </table:table-cell>
          <table:table-cell office:value-type="float" office:value="0.538213014602661" calcext:value-type="float">
            <text:p>0.538213014602661</text:p>
          </table:table-cell>
          <table:table-cell office:value-type="float" office:value="72.4251742362976" calcext:value-type="float">
            <text:p>72.42517423629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" calcext:value-type="float">
            <text:p>78</text:p>
          </table:table-cell>
          <table:table-cell office:value-type="float" office:value="1.21942567825317" calcext:value-type="float">
            <text:p>1.21942567825317</text:p>
          </table:table-cell>
          <table:table-cell table:formula="of:=[.C80]+[.A80]" office:value-type="float" office:value="72.7671504020691" calcext:value-type="float">
            <text:p>72.76715040206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" calcext:value-type="float">
            <text:p>79</text:p>
          </table:table-cell>
          <table:table-cell office:value-type="float" office:value="0.284020900726318" calcext:value-type="float">
            <text:p>0.284020900726318</text:p>
          </table:table-cell>
          <table:table-cell table:formula="of:=[.C81]+[.A81]" office:value-type="float" office:value="71.8317456245422" calcext:value-type="float">
            <text:p>71.8317456245422</text:p>
          </table:table-cell>
          <table:table-cell office:value-type="float" office:value="0.438119411468506" calcext:value-type="float">
            <text:p>0.438119411468506</text:p>
          </table:table-cell>
          <table:table-cell office:value-type="float" office:value="72.2698650360107" calcext:value-type="float">
            <text:p>72.2698650360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" calcext:value-type="float">
            <text:p>80</text:p>
          </table:table-cell>
          <table:table-cell office:value-type="float" office:value="0.362055540084839" calcext:value-type="float">
            <text:p>0.362055540084839</text:p>
          </table:table-cell>
          <table:table-cell table:formula="of:=[.C82]+[.A82]" office:value-type="float" office:value="71.9097802639007" calcext:value-type="float">
            <text:p>71.9097802639007</text:p>
          </table:table-cell>
          <table:table-cell office:value-type="float" office:value="0.554596424102783" calcext:value-type="float">
            <text:p>0.554596424102783</text:p>
          </table:table-cell>
          <table:table-cell office:value-type="float" office:value="72.4643766880035" calcext:value-type="float">
            <text:p>72.464376688003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" calcext:value-type="float">
            <text:p>81</text:p>
          </table:table-cell>
          <table:table-cell office:value-type="float" office:value="0.798459529876709" calcext:value-type="float">
            <text:p>0.798459529876709</text:p>
          </table:table-cell>
          <table:table-cell table:formula="of:=[.C83]+[.A83]" office:value-type="float" office:value="72.3461842536926" calcext:value-type="float">
            <text:p>72.34618425369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" calcext:value-type="float">
            <text:p>82</text:p>
          </table:table-cell>
          <table:table-cell office:value-type="float" office:value="0.425951719284058" calcext:value-type="float">
            <text:p>0.425951719284058</text:p>
          </table:table-cell>
          <table:table-cell table:formula="of:=[.C84]+[.A84]" office:value-type="float" office:value="71.9736764431" calcext:value-type="float">
            <text:p>71.9736764431</text:p>
          </table:table-cell>
          <table:table-cell office:value-type="float" office:value="0.801355361938477" calcext:value-type="float">
            <text:p>0.801355361938477</text:p>
          </table:table-cell>
          <table:table-cell office:value-type="float" office:value="72.7750318050384" calcext:value-type="float">
            <text:p>72.775031805038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" calcext:value-type="float">
            <text:p>83</text:p>
          </table:table-cell>
          <table:table-cell office:value-type="float" office:value="0.48458456993103" calcext:value-type="float">
            <text:p>0.48458456993103</text:p>
          </table:table-cell>
          <table:table-cell table:formula="of:=[.C85]+[.A85]" office:value-type="float" office:value="72.0323092937469" calcext:value-type="float">
            <text:p>72.0323092937469</text:p>
          </table:table-cell>
          <table:table-cell office:value-type="float" office:value="1.85230731964111" calcext:value-type="float">
            <text:p>1.85230731964111</text:p>
          </table:table-cell>
          <table:table-cell office:value-type="float" office:value="73.8846166133881" calcext:value-type="float">
            <text:p>73.884616613388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" calcext:value-type="float">
            <text:p>84</text:p>
          </table:table-cell>
          <table:table-cell office:value-type="float" office:value="0.498771190643311" calcext:value-type="float">
            <text:p>0.498771190643311</text:p>
          </table:table-cell>
          <table:table-cell table:formula="of:=[.C86]+[.A86]" office:value-type="float" office:value="72.0464959144592" calcext:value-type="float">
            <text:p>72.0464959144592</text:p>
          </table:table-cell>
          <table:table-cell office:value-type="float" office:value="1.86872291564941" calcext:value-type="float">
            <text:p>1.86872291564941</text:p>
          </table:table-cell>
          <table:table-cell office:value-type="float" office:value="73.9152188301086" calcext:value-type="float">
            <text:p>73.915218830108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" calcext:value-type="float">
            <text:p>85</text:p>
          </table:table-cell>
          <table:table-cell office:value-type="float" office:value="0.422198534011841" calcext:value-type="float">
            <text:p>0.422198534011841</text:p>
          </table:table-cell>
          <table:table-cell table:formula="of:=[.C87]+[.A87]" office:value-type="float" office:value="71.9699232578277" calcext:value-type="float">
            <text:p>71.9699232578277</text:p>
          </table:table-cell>
          <table:table-cell office:value-type="float" office:value="1.13563370704651" calcext:value-type="float">
            <text:p>1.13563370704651</text:p>
          </table:table-cell>
          <table:table-cell office:value-type="float" office:value="73.1055569648743" calcext:value-type="float">
            <text:p>73.1055569648743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" calcext:value-type="float">
            <text:p>86</text:p>
          </table:table-cell>
          <table:table-cell office:value-type="float" office:value="0.351396083831787" calcext:value-type="float">
            <text:p>0.351396083831787</text:p>
          </table:table-cell>
          <table:table-cell table:formula="of:=[.C88]+[.A88]" office:value-type="float" office:value="71.8991208076477" calcext:value-type="float">
            <text:p>71.8991208076477</text:p>
          </table:table-cell>
          <table:table-cell office:value-type="float" office:value="0.600502252578735" calcext:value-type="float">
            <text:p>0.600502252578735</text:p>
          </table:table-cell>
          <table:table-cell office:value-type="float" office:value="72.4996230602264" calcext:value-type="float">
            <text:p>72.49962306022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" calcext:value-type="float">
            <text:p>87</text:p>
          </table:table-cell>
          <table:table-cell office:value-type="float" office:value="0.402801752090454" calcext:value-type="float">
            <text:p>0.402801752090454</text:p>
          </table:table-cell>
          <table:table-cell table:formula="of:=[.C89]+[.A89]" office:value-type="float" office:value="71.9505264759064" calcext:value-type="float">
            <text:p>71.9505264759064</text:p>
          </table:table-cell>
          <table:table-cell office:value-type="float" office:value="1.03662109375" calcext:value-type="float">
            <text:p>1.03662109375</text:p>
          </table:table-cell>
          <table:table-cell office:value-type="float" office:value="72.9871475696564" calcext:value-type="float">
            <text:p>72.987147569656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" calcext:value-type="float">
            <text:p>88</text:p>
          </table:table-cell>
          <table:table-cell office:value-type="float" office:value="0.350382089614868" calcext:value-type="float">
            <text:p>0.350382089614868</text:p>
          </table:table-cell>
          <table:table-cell table:formula="of:=[.C90]+[.A90]" office:value-type="float" office:value="71.8981068134308" calcext:value-type="float">
            <text:p>71.8981068134308</text:p>
          </table:table-cell>
          <table:table-cell office:value-type="float" office:value="0.556761026382446" calcext:value-type="float">
            <text:p>0.556761026382446</text:p>
          </table:table-cell>
          <table:table-cell office:value-type="float" office:value="72.4548678398132" calcext:value-type="float">
            <text:p>72.45486783981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" calcext:value-type="float">
            <text:p>89</text:p>
          </table:table-cell>
          <table:table-cell office:value-type="float" office:value="0.565920829772949" calcext:value-type="float">
            <text:p>0.565920829772949</text:p>
          </table:table-cell>
          <table:table-cell table:formula="of:=[.C91]+[.A91]" office:value-type="float" office:value="72.1136455535889" calcext:value-type="float">
            <text:p>72.1136455535889</text:p>
          </table:table-cell>
          <table:table-cell office:value-type="float" office:value="1.99350690841675" calcext:value-type="float">
            <text:p>1.99350690841675</text:p>
          </table:table-cell>
          <table:table-cell office:value-type="float" office:value="74.1071524620056" calcext:value-type="float">
            <text:p>74.1071524620056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" calcext:value-type="float">
            <text:p>90</text:p>
          </table:table-cell>
          <table:table-cell office:value-type="float" office:value="0.587910652160645" calcext:value-type="float">
            <text:p>0.587910652160645</text:p>
          </table:table-cell>
          <table:table-cell table:formula="of:=[.C92]+[.A92]" office:value-type="float" office:value="72.1356353759766" calcext:value-type="float">
            <text:p>72.1356353759766</text:p>
          </table:table-cell>
          <table:table-cell office:value-type="float" office:value="1.95484113693237" calcext:value-type="float">
            <text:p>1.95484113693237</text:p>
          </table:table-cell>
          <table:table-cell office:value-type="float" office:value="74.0904765129089" calcext:value-type="float">
            <text:p>74.0904765129089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" calcext:value-type="float">
            <text:p>91</text:p>
          </table:table-cell>
          <table:table-cell office:value-type="float" office:value="0.728099346160889" calcext:value-type="float">
            <text:p>0.728099346160889</text:p>
          </table:table-cell>
          <table:table-cell table:formula="of:=[.C93]+[.A93]" office:value-type="float" office:value="72.2758240699768" calcext:value-type="float">
            <text:p>72.2758240699768</text:p>
          </table:table-cell>
          <table:table-cell office:value-type="float" office:value="3.50717663764954" calcext:value-type="float">
            <text:p>3.50717663764954</text:p>
          </table:table-cell>
          <table:table-cell office:value-type="float" office:value="75.7830007076263" calcext:value-type="float">
            <text:p>75.7830007076263</text:p>
          </table:table-cell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" calcext:value-type="float">
            <text:p>92</text:p>
          </table:table-cell>
          <table:table-cell office:value-type="float" office:value="0.416465282440186" calcext:value-type="float">
            <text:p>0.416465282440186</text:p>
          </table:table-cell>
          <table:table-cell table:formula="of:=[.C94]+[.A94]" office:value-type="float" office:value="71.9641900062561" calcext:value-type="float">
            <text:p>71.9641900062561</text:p>
          </table:table-cell>
          <table:table-cell office:value-type="float" office:value="1.13547658920288" calcext:value-type="float">
            <text:p>1.13547658920288</text:p>
          </table:table-cell>
          <table:table-cell office:value-type="float" office:value="73.099666595459" calcext:value-type="float">
            <text:p>73.09966659545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" calcext:value-type="float">
            <text:p>93</text:p>
          </table:table-cell>
          <table:table-cell office:value-type="float" office:value="0.322216987609863" calcext:value-type="float">
            <text:p>0.322216987609863</text:p>
          </table:table-cell>
          <table:table-cell table:formula="of:=[.C95]+[.A95]" office:value-type="float" office:value="71.8699417114258" calcext:value-type="float">
            <text:p>71.8699417114258</text:p>
          </table:table-cell>
          <table:table-cell office:value-type="float" office:value="0.549002885818481" calcext:value-type="float">
            <text:p>0.549002885818481</text:p>
          </table:table-cell>
          <table:table-cell office:value-type="float" office:value="72.4189445972443" calcext:value-type="float">
            <text:p>72.41894459724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" calcext:value-type="float">
            <text:p>94</text:p>
          </table:table-cell>
          <table:table-cell office:value-type="float" office:value="0.379246711730957" calcext:value-type="float">
            <text:p>0.379246711730957</text:p>
          </table:table-cell>
          <table:table-cell table:formula="of:=[.C96]+[.A96]" office:value-type="float" office:value="71.9269714355469" calcext:value-type="float">
            <text:p>71.9269714355469</text:p>
          </table:table-cell>
          <table:table-cell office:value-type="float" office:value="1.08184242248535" calcext:value-type="float">
            <text:p>1.08184242248535</text:p>
          </table:table-cell>
          <table:table-cell office:value-type="float" office:value="73.0088138580322" calcext:value-type="float">
            <text:p>73.008813858032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" calcext:value-type="float">
            <text:p>95</text:p>
          </table:table-cell>
          <table:table-cell office:value-type="float" office:value="0.303748369216919" calcext:value-type="float">
            <text:p>0.303748369216919</text:p>
          </table:table-cell>
          <table:table-cell table:formula="of:=[.C97]+[.A97]" office:value-type="float" office:value="71.8514730930328" calcext:value-type="float">
            <text:p>71.8514730930328</text:p>
          </table:table-cell>
          <table:table-cell office:value-type="float" office:value="0.441272974014282" calcext:value-type="float">
            <text:p>0.441272974014282</text:p>
          </table:table-cell>
          <table:table-cell office:value-type="float" office:value="72.2927460670471" calcext:value-type="float">
            <text:p>72.2927460670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" calcext:value-type="float">
            <text:p>96</text:p>
          </table:table-cell>
          <table:table-cell office:value-type="float" office:value="0.348355293273926" calcext:value-type="float">
            <text:p>0.348355293273926</text:p>
          </table:table-cell>
          <table:table-cell table:formula="of:=[.C98]+[.A98]" office:value-type="float" office:value="71.8960800170898" calcext:value-type="float">
            <text:p>71.8960800170898</text:p>
          </table:table-cell>
          <table:table-cell office:value-type="float" office:value="0.609416723251343" calcext:value-type="float">
            <text:p>0.609416723251343</text:p>
          </table:table-cell>
          <table:table-cell office:value-type="float" office:value="72.5054967403412" calcext:value-type="float">
            <text:p>72.50549674034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" calcext:value-type="float">
            <text:p>97</text:p>
          </table:table-cell>
          <table:table-cell office:value-type="float" office:value="0.346082925796509" calcext:value-type="float">
            <text:p>0.346082925796509</text:p>
          </table:table-cell>
          <table:table-cell table:formula="of:=[.C99]+[.A99]" office:value-type="float" office:value="71.8938076496124" calcext:value-type="float">
            <text:p>71.8938076496124</text:p>
          </table:table-cell>
          <table:table-cell office:value-type="float" office:value="0.599014759063721" calcext:value-type="float">
            <text:p>0.599014759063721</text:p>
          </table:table-cell>
          <table:table-cell office:value-type="float" office:value="72.4928224086761" calcext:value-type="float">
            <text:p>72.492822408676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" calcext:value-type="float">
            <text:p>98</text:p>
          </table:table-cell>
          <table:table-cell office:value-type="float" office:value="0.35801887512207" calcext:value-type="float">
            <text:p>0.35801887512207</text:p>
          </table:table-cell>
          <table:table-cell table:formula="of:=[.C100]+[.A100]" office:value-type="float" office:value="71.905743598938" calcext:value-type="float">
            <text:p>71.905743598938</text:p>
          </table:table-cell>
          <table:table-cell office:value-type="float" office:value="0.649028301239014" calcext:value-type="float">
            <text:p>0.649028301239014</text:p>
          </table:table-cell>
          <table:table-cell office:value-type="float" office:value="72.554771900177" calcext:value-type="float">
            <text:p>72.55477190017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" calcext:value-type="float">
            <text:p>99</text:p>
          </table:table-cell>
          <table:table-cell office:value-type="float" office:value="0.323964595794678" calcext:value-type="float">
            <text:p>0.323964595794678</text:p>
          </table:table-cell>
          <table:table-cell table:formula="of:=[.C101]+[.A101]" office:value-type="float" office:value="71.8716893196106" calcext:value-type="float">
            <text:p>71.8716893196106</text:p>
          </table:table-cell>
          <table:table-cell office:value-type="float" office:value="0.551853656768799" calcext:value-type="float">
            <text:p>0.551853656768799</text:p>
          </table:table-cell>
          <table:table-cell office:value-type="float" office:value="72.4235429763794" calcext:value-type="float">
            <text:p>72.42354297637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0" calcext:value-type="float">
            <text:p>100</text:p>
          </table:table-cell>
          <table:table-cell office:value-type="float" office:value="0.522902727127075" calcext:value-type="float">
            <text:p>0.522902727127075</text:p>
          </table:table-cell>
          <table:table-cell table:formula="of:=[.C102]+[.A102]" office:value-type="float" office:value="72.070627450943" calcext:value-type="float">
            <text:p>72.070627450943</text:p>
          </table:table-cell>
          <table:table-cell office:value-type="float" office:value="1.52128672599792" calcext:value-type="float">
            <text:p>1.52128672599792</text:p>
          </table:table-cell>
          <table:table-cell office:value-type="float" office:value="73.5919141769409" calcext:value-type="float">
            <text:p>73.5919141769409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1" calcext:value-type="float">
            <text:p>101</text:p>
          </table:table-cell>
          <table:table-cell office:value-type="float" office:value="0.358276844024658" calcext:value-type="float">
            <text:p>0.358276844024658</text:p>
          </table:table-cell>
          <table:table-cell table:formula="of:=[.C103]+[.A103]" office:value-type="float" office:value="71.9060015678406" calcext:value-type="float">
            <text:p>71.9060015678406</text:p>
          </table:table-cell>
          <table:table-cell office:value-type="float" office:value="0.669659614562988" calcext:value-type="float">
            <text:p>0.669659614562988</text:p>
          </table:table-cell>
          <table:table-cell office:value-type="float" office:value="72.5756611824036" calcext:value-type="float">
            <text:p>72.57566118240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2" calcext:value-type="float">
            <text:p>102</text:p>
          </table:table-cell>
          <table:table-cell office:value-type="float" office:value="0.369201898574829" calcext:value-type="float">
            <text:p>0.369201898574829</text:p>
          </table:table-cell>
          <table:table-cell table:formula="of:=[.C104]+[.A104]" office:value-type="float" office:value="71.9169266223907" calcext:value-type="float">
            <text:p>71.9169266223907</text:p>
          </table:table-cell>
          <table:table-cell office:value-type="float" office:value="0.589554309844971" calcext:value-type="float">
            <text:p>0.589554309844971</text:p>
          </table:table-cell>
          <table:table-cell office:value-type="float" office:value="72.5064809322357" calcext:value-type="float">
            <text:p>72.506480932235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3" calcext:value-type="float">
            <text:p>103</text:p>
          </table:table-cell>
          <table:table-cell office:value-type="float" office:value="0.599319696426392" calcext:value-type="float">
            <text:p>0.599319696426392</text:p>
          </table:table-cell>
          <table:table-cell table:formula="of:=[.C105]+[.A105]" office:value-type="float" office:value="72.1470444202423" calcext:value-type="float">
            <text:p>72.1470444202423</text:p>
          </table:table-cell>
          <table:table-cell office:value-type="float" office:value="2.52575635910034" calcext:value-type="float">
            <text:p>2.52575635910034</text:p>
          </table:table-cell>
          <table:table-cell office:value-type="float" office:value="74.6728007793426" calcext:value-type="float">
            <text:p>74.6728007793426</text:p>
          </table:table-cell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4" calcext:value-type="float">
            <text:p>104</text:p>
          </table:table-cell>
          <table:table-cell office:value-type="float" office:value="0.391439437866211" calcext:value-type="float">
            <text:p>0.391439437866211</text:p>
          </table:table-cell>
          <table:table-cell table:formula="of:=[.C106]+[.A106]" office:value-type="float" office:value="71.9391641616821" calcext:value-type="float">
            <text:p>71.9391641616821</text:p>
          </table:table-cell>
          <table:table-cell office:value-type="float" office:value="0.682229280471802" calcext:value-type="float">
            <text:p>0.682229280471802</text:p>
          </table:table-cell>
          <table:table-cell office:value-type="float" office:value="72.6213934421539" calcext:value-type="float">
            <text:p>72.621393442153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5" calcext:value-type="float">
            <text:p>105</text:p>
          </table:table-cell>
          <table:table-cell office:value-type="float" office:value="0.589837312698364" calcext:value-type="float">
            <text:p>0.589837312698364</text:p>
          </table:table-cell>
          <table:table-cell table:formula="of:=[.C107]+[.A107]" office:value-type="float" office:value="72.1375620365143" calcext:value-type="float">
            <text:p>72.1375620365143</text:p>
          </table:table-cell>
          <table:table-cell office:value-type="float" office:value="2.83402323722839" calcext:value-type="float">
            <text:p>2.83402323722839</text:p>
          </table:table-cell>
          <table:table-cell office:value-type="float" office:value="74.9715852737427" calcext:value-type="float">
            <text:p>74.9715852737427</text:p>
          </table:table-cell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6" calcext:value-type="float">
            <text:p>106</text:p>
          </table:table-cell>
          <table:table-cell office:value-type="float" office:value="0.535860300064087" calcext:value-type="float">
            <text:p>0.535860300064087</text:p>
          </table:table-cell>
          <table:table-cell table:formula="of:=[.C108]+[.A108]" office:value-type="float" office:value="72.08358502388" calcext:value-type="float">
            <text:p>72.08358502388</text:p>
          </table:table-cell>
          <table:table-cell office:value-type="float" office:value="2.10076332092285" calcext:value-type="float">
            <text:p>2.10076332092285</text:p>
          </table:table-cell>
          <table:table-cell office:value-type="float" office:value="74.1843483448028" calcext:value-type="float">
            <text:p>74.1843483448028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7" calcext:value-type="float">
            <text:p>107</text:p>
          </table:table-cell>
          <table:table-cell office:value-type="float" office:value="0.401587963104248" calcext:value-type="float">
            <text:p>0.401587963104248</text:p>
          </table:table-cell>
          <table:table-cell table:formula="of:=[.C109]+[.A109]" office:value-type="float" office:value="71.9493126869202" calcext:value-type="float">
            <text:p>71.9493126869202</text:p>
          </table:table-cell>
          <table:table-cell office:value-type="float" office:value="0.861786127090454" calcext:value-type="float">
            <text:p>0.861786127090454</text:p>
          </table:table-cell>
          <table:table-cell office:value-type="float" office:value="72.8110988140106" calcext:value-type="float">
            <text:p>72.811098814010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8" calcext:value-type="float">
            <text:p>108</text:p>
          </table:table-cell>
          <table:table-cell office:value-type="float" office:value="0.398748397827148" calcext:value-type="float">
            <text:p>0.398748397827148</text:p>
          </table:table-cell>
          <table:table-cell table:formula="of:=[.C110]+[.A110]" office:value-type="float" office:value="71.9464731216431" calcext:value-type="float">
            <text:p>71.9464731216431</text:p>
          </table:table-cell>
          <table:table-cell office:value-type="float" office:value="0.717522382736206" calcext:value-type="float">
            <text:p>0.717522382736206</text:p>
          </table:table-cell>
          <table:table-cell office:value-type="float" office:value="72.6639955043793" calcext:value-type="float">
            <text:p>72.663995504379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9" calcext:value-type="float">
            <text:p>109</text:p>
          </table:table-cell>
          <table:table-cell office:value-type="float" office:value="0.321036815643311" calcext:value-type="float">
            <text:p>0.321036815643311</text:p>
          </table:table-cell>
          <table:table-cell table:formula="of:=[.C111]+[.A111]" office:value-type="float" office:value="71.8687615394592" calcext:value-type="float">
            <text:p>71.8687615394592</text:p>
          </table:table-cell>
          <table:table-cell office:value-type="float" office:value="0.530313491821289" calcext:value-type="float">
            <text:p>0.530313491821289</text:p>
          </table:table-cell>
          <table:table-cell office:value-type="float" office:value="72.3990750312805" calcext:value-type="float">
            <text:p>72.39907503128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0" calcext:value-type="float">
            <text:p>110</text:p>
          </table:table-cell>
          <table:table-cell office:value-type="float" office:value="0.338829755783081" calcext:value-type="float">
            <text:p>0.338829755783081</text:p>
          </table:table-cell>
          <table:table-cell table:formula="of:=[.C112]+[.A112]" office:value-type="float" office:value="71.886554479599" calcext:value-type="float">
            <text:p>71.886554479599</text:p>
          </table:table-cell>
          <table:table-cell office:value-type="float" office:value="0.543243169784546" calcext:value-type="float">
            <text:p>0.543243169784546</text:p>
          </table:table-cell>
          <table:table-cell office:value-type="float" office:value="72.4297976493835" calcext:value-type="float">
            <text:p>72.42979764938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1" calcext:value-type="float">
            <text:p>111</text:p>
          </table:table-cell>
          <table:table-cell office:value-type="float" office:value="1.00342130661011" calcext:value-type="float">
            <text:p>1.00342130661011</text:p>
          </table:table-cell>
          <table:table-cell table:formula="of:=[.C113]+[.A113]" office:value-type="float" office:value="72.551146030426" calcext:value-type="float">
            <text:p>72.5511460304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2" calcext:value-type="float">
            <text:p>112</text:p>
          </table:table-cell>
          <table:table-cell office:value-type="float" office:value="1.36668133735657" calcext:value-type="float">
            <text:p>1.36668133735657</text:p>
          </table:table-cell>
          <table:table-cell table:formula="of:=[.C114]+[.A114]" office:value-type="float" office:value="72.9144060611725" calcext:value-type="float">
            <text:p>72.9144060611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3" calcext:value-type="float">
            <text:p>113</text:p>
          </table:table-cell>
          <table:table-cell office:value-type="float" office:value="1.13043689727783" calcext:value-type="float">
            <text:p>1.13043689727783</text:p>
          </table:table-cell>
          <table:table-cell table:formula="of:=[.C115]+[.A115]" office:value-type="float" office:value="72.6781616210937" calcext:value-type="float">
            <text:p>72.67816162109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4" calcext:value-type="float">
            <text:p>114</text:p>
          </table:table-cell>
          <table:table-cell office:value-type="float" office:value="0.523237466812134" calcext:value-type="float">
            <text:p>0.523237466812134</text:p>
          </table:table-cell>
          <table:table-cell table:formula="of:=[.C116]+[.A116]" office:value-type="float" office:value="72.070962190628" calcext:value-type="float">
            <text:p>72.070962190628</text:p>
          </table:table-cell>
          <table:table-cell office:value-type="float" office:value="3.40862345695496" calcext:value-type="float">
            <text:p>3.40862345695496</text:p>
          </table:table-cell>
          <table:table-cell office:value-type="float" office:value="75.479585647583" calcext:value-type="float">
            <text:p>75.479585647583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5" calcext:value-type="float">
            <text:p>115</text:p>
          </table:table-cell>
          <table:table-cell office:value-type="float" office:value="0.352937698364258" calcext:value-type="float">
            <text:p>0.352937698364258</text:p>
          </table:table-cell>
          <table:table-cell table:formula="of:=[.C117]+[.A117]" office:value-type="float" office:value="71.9006624221802" calcext:value-type="float">
            <text:p>71.9006624221802</text:p>
          </table:table-cell>
          <table:table-cell office:value-type="float" office:value="0.764656782150269" calcext:value-type="float">
            <text:p>0.764656782150269</text:p>
          </table:table-cell>
          <table:table-cell office:value-type="float" office:value="72.6653192043304" calcext:value-type="float">
            <text:p>72.665319204330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6" calcext:value-type="float">
            <text:p>116</text:p>
          </table:table-cell>
          <table:table-cell office:value-type="float" office:value="0.509591341018677" calcext:value-type="float">
            <text:p>0.509591341018677</text:p>
          </table:table-cell>
          <table:table-cell table:formula="of:=[.C118]+[.A118]" office:value-type="float" office:value="72.0573160648346" calcext:value-type="float">
            <text:p>72.0573160648346</text:p>
          </table:table-cell>
          <table:table-cell office:value-type="float" office:value="1.8766827583313" calcext:value-type="float">
            <text:p>1.8766827583313</text:p>
          </table:table-cell>
          <table:table-cell office:value-type="float" office:value="73.9339988231659" calcext:value-type="float">
            <text:p>73.9339988231659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7" calcext:value-type="float">
            <text:p>117</text:p>
          </table:table-cell>
          <table:table-cell office:value-type="float" office:value="0.447878360748291" calcext:value-type="float">
            <text:p>0.447878360748291</text:p>
          </table:table-cell>
          <table:table-cell table:formula="of:=[.C119]+[.A119]" office:value-type="float" office:value="71.9956030845642" calcext:value-type="float">
            <text:p>71.9956030845642</text:p>
          </table:table-cell>
          <table:table-cell office:value-type="float" office:value="1.11721873283386" calcext:value-type="float">
            <text:p>1.11721873283386</text:p>
          </table:table-cell>
          <table:table-cell office:value-type="float" office:value="73.1128218173981" calcext:value-type="float">
            <text:p>73.1128218173981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8" calcext:value-type="float">
            <text:p>118</text:p>
          </table:table-cell>
          <table:table-cell office:value-type="float" office:value="1.39512753486633" calcext:value-type="float">
            <text:p>1.39512753486633</text:p>
          </table:table-cell>
          <table:table-cell table:formula="of:=[.C120]+[.A120]" office:value-type="float" office:value="72.9428522586822" calcext:value-type="float">
            <text:p>72.94285225868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9" calcext:value-type="float">
            <text:p>119</text:p>
          </table:table-cell>
          <table:table-cell office:value-type="float" office:value="0.360583305358887" calcext:value-type="float">
            <text:p>0.360583305358887</text:p>
          </table:table-cell>
          <table:table-cell table:formula="of:=[.C121]+[.A121]" office:value-type="float" office:value="71.9083080291748" calcext:value-type="float">
            <text:p>71.9083080291748</text:p>
          </table:table-cell>
          <table:table-cell office:value-type="float" office:value="0.675904989242554" calcext:value-type="float">
            <text:p>0.675904989242554</text:p>
          </table:table-cell>
          <table:table-cell office:value-type="float" office:value="72.5842130184173" calcext:value-type="float">
            <text:p>72.584213018417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0" calcext:value-type="float">
            <text:p>120</text:p>
          </table:table-cell>
          <table:table-cell office:value-type="float" office:value="0.377373218536377" calcext:value-type="float">
            <text:p>0.377373218536377</text:p>
          </table:table-cell>
          <table:table-cell table:formula="of:=[.C122]+[.A122]" office:value-type="float" office:value="71.9250979423523" calcext:value-type="float">
            <text:p>71.9250979423523</text:p>
          </table:table-cell>
          <table:table-cell office:value-type="float" office:value="1.07158851623535" calcext:value-type="float">
            <text:p>1.07158851623535</text:p>
          </table:table-cell>
          <table:table-cell office:value-type="float" office:value="72.9966864585876" calcext:value-type="float">
            <text:p>72.996686458587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1" calcext:value-type="float">
            <text:p>121</text:p>
          </table:table-cell>
          <table:table-cell office:value-type="float" office:value="0.428466558456421" calcext:value-type="float">
            <text:p>0.428466558456421</text:p>
          </table:table-cell>
          <table:table-cell table:formula="of:=[.C123]+[.A123]" office:value-type="float" office:value="71.9761912822723" calcext:value-type="float">
            <text:p>71.9761912822723</text:p>
          </table:table-cell>
          <table:table-cell office:value-type="float" office:value="1.25966644287109" calcext:value-type="float">
            <text:p>1.25966644287109</text:p>
          </table:table-cell>
          <table:table-cell office:value-type="float" office:value="73.2358577251434" calcext:value-type="float">
            <text:p>73.235857725143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2" calcext:value-type="float">
            <text:p>122</text:p>
          </table:table-cell>
          <table:table-cell office:value-type="float" office:value="0.37797737121582" calcext:value-type="float">
            <text:p>0.37797737121582</text:p>
          </table:table-cell>
          <table:table-cell table:formula="of:=[.C124]+[.A124]" office:value-type="float" office:value="71.9257020950317" calcext:value-type="float">
            <text:p>71.9257020950317</text:p>
          </table:table-cell>
          <table:table-cell office:value-type="float" office:value="0.602221250534058" calcext:value-type="float">
            <text:p>0.602221250534058</text:p>
          </table:table-cell>
          <table:table-cell office:value-type="float" office:value="72.5279233455658" calcext:value-type="float">
            <text:p>72.52792334556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3" calcext:value-type="float">
            <text:p>123</text:p>
          </table:table-cell>
          <table:table-cell office:value-type="float" office:value="0.498556852340698" calcext:value-type="float">
            <text:p>0.498556852340698</text:p>
          </table:table-cell>
          <table:table-cell table:formula="of:=[.C125]+[.A125]" office:value-type="float" office:value="72.0462815761566" calcext:value-type="float">
            <text:p>72.0462815761566</text:p>
          </table:table-cell>
          <table:table-cell office:value-type="float" office:value="3.20327162742615" calcext:value-type="float">
            <text:p>3.20327162742615</text:p>
          </table:table-cell>
          <table:table-cell office:value-type="float" office:value="75.2495532035828" calcext:value-type="float">
            <text:p>75.249553203582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4" calcext:value-type="float">
            <text:p>124</text:p>
          </table:table-cell>
          <table:table-cell office:value-type="float" office:value="0.353055238723755" calcext:value-type="float">
            <text:p>0.353055238723755</text:p>
          </table:table-cell>
          <table:table-cell table:formula="of:=[.C126]+[.A126]" office:value-type="float" office:value="71.9007799625397" calcext:value-type="float">
            <text:p>71.9007799625397</text:p>
          </table:table-cell>
          <table:table-cell office:value-type="float" office:value="0.652641773223877" calcext:value-type="float">
            <text:p>0.652641773223877</text:p>
          </table:table-cell>
          <table:table-cell office:value-type="float" office:value="72.5534217357635" calcext:value-type="float">
            <text:p>72.553421735763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5" calcext:value-type="float">
            <text:p>125</text:p>
          </table:table-cell>
          <table:table-cell office:value-type="float" office:value="0.385977745056152" calcext:value-type="float">
            <text:p>0.385977745056152</text:p>
          </table:table-cell>
          <table:table-cell table:formula="of:=[.C127]+[.A127]" office:value-type="float" office:value="71.9337024688721" calcext:value-type="float">
            <text:p>71.9337024688721</text:p>
          </table:table-cell>
          <table:table-cell office:value-type="float" office:value="0.76638126373291" calcext:value-type="float">
            <text:p>0.76638126373291</text:p>
          </table:table-cell>
          <table:table-cell office:value-type="float" office:value="72.700083732605" calcext:value-type="float">
            <text:p>72.70008373260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6" calcext:value-type="float">
            <text:p>126</text:p>
          </table:table-cell>
          <table:table-cell office:value-type="float" office:value="1.10609579086304" calcext:value-type="float">
            <text:p>1.10609579086304</text:p>
          </table:table-cell>
          <table:table-cell table:formula="of:=[.C128]+[.A128]" office:value-type="float" office:value="72.6538205146789" calcext:value-type="float">
            <text:p>72.65382051467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7" calcext:value-type="float">
            <text:p>127</text:p>
          </table:table-cell>
          <table:table-cell office:value-type="float" office:value="0.704154014587402" calcext:value-type="float">
            <text:p>0.704154014587402</text:p>
          </table:table-cell>
          <table:table-cell table:formula="of:=[.C129]+[.A129]" office:value-type="float" office:value="72.2518787384033" calcext:value-type="float">
            <text:p>72.2518787384033</text:p>
          </table:table-cell>
          <table:table-cell office:value-type="float" office:value="3.44182658195496" calcext:value-type="float">
            <text:p>3.44182658195496</text:p>
          </table:table-cell>
          <table:table-cell office:value-type="float" office:value="75.6937053203583" calcext:value-type="float">
            <text:p>75.6937053203583</text:p>
          </table:table-cell>
          <table:table-cell office:value-type="float" office:value="381" calcext:value-type="float">
            <text:p>38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8" calcext:value-type="float">
            <text:p>128</text:p>
          </table:table-cell>
          <table:table-cell office:value-type="float" office:value="0.351791858673096" calcext:value-type="float">
            <text:p>0.351791858673096</text:p>
          </table:table-cell>
          <table:table-cell table:formula="of:=[.C130]+[.A130]" office:value-type="float" office:value="71.899516582489" calcext:value-type="float">
            <text:p>71.899516582489</text:p>
          </table:table-cell>
          <table:table-cell office:value-type="float" office:value="0.489441394805908" calcext:value-type="float">
            <text:p>0.489441394805908</text:p>
          </table:table-cell>
          <table:table-cell office:value-type="float" office:value="72.3889579772949" calcext:value-type="float">
            <text:p>72.388957977294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9" calcext:value-type="float">
            <text:p>129</text:p>
          </table:table-cell>
          <table:table-cell office:value-type="float" office:value="0.370911359786987" calcext:value-type="float">
            <text:p>0.370911359786987</text:p>
          </table:table-cell>
          <table:table-cell table:formula="of:=[.C131]+[.A131]" office:value-type="float" office:value="71.9186360836029" calcext:value-type="float">
            <text:p>71.9186360836029</text:p>
          </table:table-cell>
          <table:table-cell office:value-type="float" office:value="0.609917163848877" calcext:value-type="float">
            <text:p>0.609917163848877</text:p>
          </table:table-cell>
          <table:table-cell office:value-type="float" office:value="72.5285532474518" calcext:value-type="float">
            <text:p>72.52855324745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0" calcext:value-type="float">
            <text:p>130</text:p>
          </table:table-cell>
          <table:table-cell office:value-type="float" office:value="0.403411388397217" calcext:value-type="float">
            <text:p>0.403411388397217</text:p>
          </table:table-cell>
          <table:table-cell table:formula="of:=[.C132]+[.A132]" office:value-type="float" office:value="71.9511361122131" calcext:value-type="float">
            <text:p>71.9511361122131</text:p>
          </table:table-cell>
          <table:table-cell office:value-type="float" office:value="1.08339238166809" calcext:value-type="float">
            <text:p>1.08339238166809</text:p>
          </table:table-cell>
          <table:table-cell office:value-type="float" office:value="73.0345284938812" calcext:value-type="float">
            <text:p>73.034528493881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1" calcext:value-type="float">
            <text:p>131</text:p>
          </table:table-cell>
          <table:table-cell office:value-type="float" office:value="0.56731915473938" calcext:value-type="float">
            <text:p>0.56731915473938</text:p>
          </table:table-cell>
          <table:table-cell table:formula="of:=[.C133]+[.A133]" office:value-type="float" office:value="72.1150438785553" calcext:value-type="float">
            <text:p>72.1150438785553</text:p>
          </table:table-cell>
          <table:table-cell office:value-type="float" office:value="2.05971193313599" calcext:value-type="float">
            <text:p>2.05971193313599</text:p>
          </table:table-cell>
          <table:table-cell office:value-type="float" office:value="74.1747558116913" calcext:value-type="float">
            <text:p>74.174755811691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2" calcext:value-type="float">
            <text:p>132</text:p>
          </table:table-cell>
          <table:table-cell office:value-type="float" office:value="0.378208160400391" calcext:value-type="float">
            <text:p>0.378208160400391</text:p>
          </table:table-cell>
          <table:table-cell table:formula="of:=[.C134]+[.A134]" office:value-type="float" office:value="71.9259328842163" calcext:value-type="float">
            <text:p>71.9259328842163</text:p>
          </table:table-cell>
          <table:table-cell office:value-type="float" office:value="0.678030729293823" calcext:value-type="float">
            <text:p>0.678030729293823</text:p>
          </table:table-cell>
          <table:table-cell office:value-type="float" office:value="72.6039636135101" calcext:value-type="float">
            <text:p>72.603963613510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3" calcext:value-type="float">
            <text:p>133</text:p>
          </table:table-cell>
          <table:table-cell office:value-type="float" office:value="3.945063829422" calcext:value-type="float">
            <text:p>3.945063829422</text:p>
          </table:table-cell>
          <table:table-cell table:formula="of:=[.C135]+[.A135]" office:value-type="float" office:value="75.4927885532379" calcext:value-type="float">
            <text:p>75.49278855323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4" calcext:value-type="float">
            <text:p>10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4" calcext:value-type="float">
            <text:p>134</text:p>
          </table:table-cell>
          <table:table-cell office:value-type="float" office:value="0.402512550354004" calcext:value-type="float">
            <text:p>0.402512550354004</text:p>
          </table:table-cell>
          <table:table-cell table:formula="of:=[.C136]+[.A136]" office:value-type="float" office:value="71.9502372741699" calcext:value-type="float">
            <text:p>71.9502372741699</text:p>
          </table:table-cell>
          <table:table-cell office:value-type="float" office:value="0.618781089782715" calcext:value-type="float">
            <text:p>0.618781089782715</text:p>
          </table:table-cell>
          <table:table-cell office:value-type="float" office:value="72.5690183639526" calcext:value-type="float">
            <text:p>72.56901836395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5" calcext:value-type="float">
            <text:p>135</text:p>
          </table:table-cell>
          <table:table-cell office:value-type="float" office:value="0.337021112442017" calcext:value-type="float">
            <text:p>0.337021112442017</text:p>
          </table:table-cell>
          <table:table-cell table:formula="of:=[.C137]+[.A137]" office:value-type="float" office:value="71.8847458362579" calcext:value-type="float">
            <text:p>71.8847458362579</text:p>
          </table:table-cell>
          <table:table-cell office:value-type="float" office:value="0.602835893630981" calcext:value-type="float">
            <text:p>0.602835893630981</text:p>
          </table:table-cell>
          <table:table-cell office:value-type="float" office:value="72.4875817298889" calcext:value-type="float">
            <text:p>72.48758172988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6" calcext:value-type="float">
            <text:p>136</text:p>
          </table:table-cell>
          <table:table-cell office:value-type="float" office:value="0.281145572662354" calcext:value-type="float">
            <text:p>0.281145572662354</text:p>
          </table:table-cell>
          <table:table-cell table:formula="of:=[.C138]+[.A138]" office:value-type="float" office:value="71.8288702964783" calcext:value-type="float">
            <text:p>71.8288702964783</text:p>
          </table:table-cell>
          <table:table-cell office:value-type="float" office:value="0.44020938873291" calcext:value-type="float">
            <text:p>0.44020938873291</text:p>
          </table:table-cell>
          <table:table-cell office:value-type="float" office:value="72.2690796852112" calcext:value-type="float">
            <text:p>72.269079685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7" calcext:value-type="float">
            <text:p>137</text:p>
          </table:table-cell>
          <table:table-cell office:value-type="float" office:value="1.0692446231842" calcext:value-type="float">
            <text:p>1.0692446231842</text:p>
          </table:table-cell>
          <table:table-cell table:formula="of:=[.C139]+[.A139]" office:value-type="float" office:value="72.6169693470001" calcext:value-type="float">
            <text:p>72.6169693470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8" calcext:value-type="float">
            <text:p>138</text:p>
          </table:table-cell>
          <table:table-cell office:value-type="float" office:value="0.405730724334717" calcext:value-type="float">
            <text:p>0.405730724334717</text:p>
          </table:table-cell>
          <table:table-cell table:formula="of:=[.C140]+[.A140]" office:value-type="float" office:value="71.9534554481506" calcext:value-type="float">
            <text:p>71.9534554481506</text:p>
          </table:table-cell>
          <table:table-cell office:value-type="float" office:value="0.686310291290283" calcext:value-type="float">
            <text:p>0.686310291290283</text:p>
          </table:table-cell>
          <table:table-cell office:value-type="float" office:value="72.6397657394409" calcext:value-type="float">
            <text:p>72.639765739440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9" calcext:value-type="float">
            <text:p>139</text:p>
          </table:table-cell>
          <table:table-cell office:value-type="float" office:value="0.380037546157837" calcext:value-type="float">
            <text:p>0.380037546157837</text:p>
          </table:table-cell>
          <table:table-cell table:formula="of:=[.C141]+[.A141]" office:value-type="float" office:value="71.9277622699737" calcext:value-type="float">
            <text:p>71.9277622699737</text:p>
          </table:table-cell>
          <table:table-cell office:value-type="float" office:value="0.802620649337769" calcext:value-type="float">
            <text:p>0.802620649337769</text:p>
          </table:table-cell>
          <table:table-cell office:value-type="float" office:value="72.7303829193115" calcext:value-type="float">
            <text:p>72.730382919311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0" calcext:value-type="float">
            <text:p>140</text:p>
          </table:table-cell>
          <table:table-cell office:value-type="float" office:value="0.372745513916016" calcext:value-type="float">
            <text:p>0.372745513916016</text:p>
          </table:table-cell>
          <table:table-cell table:formula="of:=[.C142]+[.A142]" office:value-type="float" office:value="71.9204702377319" calcext:value-type="float">
            <text:p>71.9204702377319</text:p>
          </table:table-cell>
          <table:table-cell office:value-type="float" office:value="0.662836074829102" calcext:value-type="float">
            <text:p>0.662836074829102</text:p>
          </table:table-cell>
          <table:table-cell office:value-type="float" office:value="72.583306312561" calcext:value-type="float">
            <text:p>72.58330631256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1" calcext:value-type="float">
            <text:p>141</text:p>
          </table:table-cell>
          <table:table-cell office:value-type="float" office:value="0.356229543685913" calcext:value-type="float">
            <text:p>0.356229543685913</text:p>
          </table:table-cell>
          <table:table-cell table:formula="of:=[.C143]+[.A143]" office:value-type="float" office:value="71.9039542675018" calcext:value-type="float">
            <text:p>71.9039542675018</text:p>
          </table:table-cell>
          <table:table-cell office:value-type="float" office:value="0.604604005813599" calcext:value-type="float">
            <text:p>0.604604005813599</text:p>
          </table:table-cell>
          <table:table-cell office:value-type="float" office:value="72.5085582733154" calcext:value-type="float">
            <text:p>72.508558273315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2" calcext:value-type="float">
            <text:p>142</text:p>
          </table:table-cell>
          <table:table-cell office:value-type="float" office:value="0.382551193237305" calcext:value-type="float">
            <text:p>0.382551193237305</text:p>
          </table:table-cell>
          <table:table-cell table:formula="of:=[.C144]+[.A144]" office:value-type="float" office:value="71.9302759170532" calcext:value-type="float">
            <text:p>71.9302759170532</text:p>
          </table:table-cell>
          <table:table-cell office:value-type="float" office:value="0.81182599067688" calcext:value-type="float">
            <text:p>0.81182599067688</text:p>
          </table:table-cell>
          <table:table-cell office:value-type="float" office:value="72.7421019077301" calcext:value-type="float">
            <text:p>72.742101907730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3" calcext:value-type="float">
            <text:p>143</text:p>
          </table:table-cell>
          <table:table-cell office:value-type="float" office:value="1.39209794998169" calcext:value-type="float">
            <text:p>1.39209794998169</text:p>
          </table:table-cell>
          <table:table-cell table:formula="of:=[.C145]+[.A145]" office:value-type="float" office:value="72.9398226737976" calcext:value-type="float">
            <text:p>72.9398226737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0" calcext:value-type="float">
            <text:p>14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4" calcext:value-type="float">
            <text:p>144</text:p>
          </table:table-cell>
          <table:table-cell office:value-type="float" office:value="0.450021982192993" calcext:value-type="float">
            <text:p>0.450021982192993</text:p>
          </table:table-cell>
          <table:table-cell table:formula="of:=[.C146]+[.A146]" office:value-type="float" office:value="71.9977467060089" calcext:value-type="float">
            <text:p>71.9977467060089</text:p>
          </table:table-cell>
          <table:table-cell office:value-type="float" office:value="0.903420209884644" calcext:value-type="float">
            <text:p>0.903420209884644</text:p>
          </table:table-cell>
          <table:table-cell office:value-type="float" office:value="72.9011669158935" calcext:value-type="float">
            <text:p>72.901166915893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5" calcext:value-type="float">
            <text:p>145</text:p>
          </table:table-cell>
          <table:table-cell office:value-type="float" office:value="0.371202945709229" calcext:value-type="float">
            <text:p>0.371202945709229</text:p>
          </table:table-cell>
          <table:table-cell table:formula="of:=[.C147]+[.A147]" office:value-type="float" office:value="71.9189276695251" calcext:value-type="float">
            <text:p>71.9189276695251</text:p>
          </table:table-cell>
          <table:table-cell office:value-type="float" office:value="0.660093307495117" calcext:value-type="float">
            <text:p>0.660093307495117</text:p>
          </table:table-cell>
          <table:table-cell office:value-type="float" office:value="72.5790209770203" calcext:value-type="float">
            <text:p>72.579020977020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6" calcext:value-type="float">
            <text:p>146</text:p>
          </table:table-cell>
          <table:table-cell office:value-type="float" office:value="0.363835334777832" calcext:value-type="float">
            <text:p>0.363835334777832</text:p>
          </table:table-cell>
          <table:table-cell table:formula="of:=[.C148]+[.A148]" office:value-type="float" office:value="71.9115600585937" calcext:value-type="float">
            <text:p>71.9115600585937</text:p>
          </table:table-cell>
          <table:table-cell office:value-type="float" office:value="0.661954402923584" calcext:value-type="float">
            <text:p>0.661954402923584</text:p>
          </table:table-cell>
          <table:table-cell office:value-type="float" office:value="72.5735144615173" calcext:value-type="float">
            <text:p>72.57351446151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7" calcext:value-type="float">
            <text:p>147</text:p>
          </table:table-cell>
          <table:table-cell office:value-type="float" office:value="0.3501877784729" calcext:value-type="float">
            <text:p>0.3501877784729</text:p>
          </table:table-cell>
          <table:table-cell table:formula="of:=[.C149]+[.A149]" office:value-type="float" office:value="71.8979125022888" calcext:value-type="float">
            <text:p>71.8979125022888</text:p>
          </table:table-cell>
          <table:table-cell office:value-type="float" office:value="0.726278781890869" calcext:value-type="float">
            <text:p>0.726278781890869</text:p>
          </table:table-cell>
          <table:table-cell office:value-type="float" office:value="72.6241912841797" calcext:value-type="float">
            <text:p>72.624191284179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8" calcext:value-type="float">
            <text:p>148</text:p>
          </table:table-cell>
          <table:table-cell office:value-type="float" office:value="0.43792724609375" calcext:value-type="float">
            <text:p>0.43792724609375</text:p>
          </table:table-cell>
          <table:table-cell table:formula="of:=[.C150]+[.A150]" office:value-type="float" office:value="71.9856519699097" calcext:value-type="float">
            <text:p>71.9856519699097</text:p>
          </table:table-cell>
          <table:table-cell office:value-type="float" office:value="1.81172728538513" calcext:value-type="float">
            <text:p>1.81172728538513</text:p>
          </table:table-cell>
          <table:table-cell office:value-type="float" office:value="73.7973792552948" calcext:value-type="float">
            <text:p>73.797379255294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9" calcext:value-type="float">
            <text:p>149</text:p>
          </table:table-cell>
          <table:table-cell office:value-type="float" office:value="1.49139380455017" calcext:value-type="float">
            <text:p>1.49139380455017</text:p>
          </table:table-cell>
          <table:table-cell table:formula="of:=[.C151]+[.A151]" office:value-type="float" office:value="73.0391185283661" calcext:value-type="float">
            <text:p>73.03911852836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1" calcext:value-type="float">
            <text:p>12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0" calcext:value-type="float">
            <text:p>150</text:p>
          </table:table-cell>
          <table:table-cell office:value-type="float" office:value="0.389660120010376" calcext:value-type="float">
            <text:p>0.389660120010376</text:p>
          </table:table-cell>
          <table:table-cell table:formula="of:=[.C152]+[.A152]" office:value-type="float" office:value="71.9373848438263" calcext:value-type="float">
            <text:p>71.9373848438263</text:p>
          </table:table-cell>
          <table:table-cell office:value-type="float" office:value="0.648407459259033" calcext:value-type="float">
            <text:p>0.648407459259033</text:p>
          </table:table-cell>
          <table:table-cell office:value-type="float" office:value="72.5857923030853" calcext:value-type="float">
            <text:p>72.585792303085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1" calcext:value-type="float">
            <text:p>151</text:p>
          </table:table-cell>
          <table:table-cell office:value-type="float" office:value="1.55526089668274" calcext:value-type="float">
            <text:p>1.55526089668274</text:p>
          </table:table-cell>
          <table:table-cell table:formula="of:=[.C153]+[.A153]" office:value-type="float" office:value="73.1029856204986" calcext:value-type="float">
            <text:p>73.1029856204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2" calcext:value-type="float">
            <text:p>152</text:p>
          </table:table-cell>
          <table:table-cell office:value-type="float" office:value="0.48345947265625" calcext:value-type="float">
            <text:p>0.48345947265625</text:p>
          </table:table-cell>
          <table:table-cell table:formula="of:=[.C154]+[.A154]" office:value-type="float" office:value="72.0311841964722" calcext:value-type="float">
            <text:p>72.0311841964722</text:p>
          </table:table-cell>
          <table:table-cell office:value-type="float" office:value="1.69324922561646" calcext:value-type="float">
            <text:p>1.69324922561646</text:p>
          </table:table-cell>
          <table:table-cell office:value-type="float" office:value="73.7244334220886" calcext:value-type="float">
            <text:p>73.7244334220886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3" calcext:value-type="float">
            <text:p>153</text:p>
          </table:table-cell>
          <table:table-cell office:value-type="float" office:value="0.381753206253052" calcext:value-type="float">
            <text:p>0.381753206253052</text:p>
          </table:table-cell>
          <table:table-cell table:formula="of:=[.C155]+[.A155]" office:value-type="float" office:value="71.929477930069" calcext:value-type="float">
            <text:p>71.929477930069</text:p>
          </table:table-cell>
          <table:table-cell office:value-type="float" office:value="0.602553844451904" calcext:value-type="float">
            <text:p>0.602553844451904</text:p>
          </table:table-cell>
          <table:table-cell office:value-type="float" office:value="72.5320317745209" calcext:value-type="float">
            <text:p>72.532031774520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4" calcext:value-type="float">
            <text:p>154</text:p>
          </table:table-cell>
          <table:table-cell office:value-type="float" office:value="1.10304427146912" calcext:value-type="float">
            <text:p>1.10304427146912</text:p>
          </table:table-cell>
          <table:table-cell table:formula="of:=[.C156]+[.A156]" office:value-type="float" office:value="72.650768995285" calcext:value-type="float">
            <text:p>72.650768995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2" calcext:value-type="float">
            <text:p>11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5" calcext:value-type="float">
            <text:p>155</text:p>
          </table:table-cell>
          <table:table-cell office:value-type="float" office:value="2.22115778923035" calcext:value-type="float">
            <text:p>2.22115778923035</text:p>
          </table:table-cell>
          <table:table-cell table:formula="of:=[.C157]+[.A157]" office:value-type="float" office:value="73.7688825130463" calcext:value-type="float">
            <text:p>73.76888251304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6" calcext:value-type="float">
            <text:p>156</text:p>
          </table:table-cell>
          <table:table-cell office:value-type="float" office:value="0.934456586837769" calcext:value-type="float">
            <text:p>0.934456586837769</text:p>
          </table:table-cell>
          <table:table-cell table:formula="of:=[.C158]+[.A158]" office:value-type="float" office:value="72.4821813106537" calcext:value-type="float">
            <text:p>72.48218131065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7" calcext:value-type="float">
            <text:p>157</text:p>
          </table:table-cell>
          <table:table-cell office:value-type="float" office:value="0.38093638420105" calcext:value-type="float">
            <text:p>0.38093638420105</text:p>
          </table:table-cell>
          <table:table-cell table:formula="of:=[.C159]+[.A159]" office:value-type="float" office:value="71.928661108017" calcext:value-type="float">
            <text:p>71.928661108017</text:p>
          </table:table-cell>
          <table:table-cell office:value-type="float" office:value="0.636481761932373" calcext:value-type="float">
            <text:p>0.636481761932373</text:p>
          </table:table-cell>
          <table:table-cell office:value-type="float" office:value="72.5651428699493" calcext:value-type="float">
            <text:p>72.565142869949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8" calcext:value-type="float">
            <text:p>158</text:p>
          </table:table-cell>
          <table:table-cell office:value-type="float" office:value="0.330137729644775" calcext:value-type="float">
            <text:p>0.330137729644775</text:p>
          </table:table-cell>
          <table:table-cell table:formula="of:=[.C160]+[.A160]" office:value-type="float" office:value="71.8778624534607" calcext:value-type="float">
            <text:p>71.8778624534607</text:p>
          </table:table-cell>
          <table:table-cell office:value-type="float" office:value="0.479078769683838" calcext:value-type="float">
            <text:p>0.479078769683838</text:p>
          </table:table-cell>
          <table:table-cell office:value-type="float" office:value="72.3569412231445" calcext:value-type="float">
            <text:p>72.35694122314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9" calcext:value-type="float">
            <text:p>159</text:p>
          </table:table-cell>
          <table:table-cell office:value-type="float" office:value="0.407358407974243" calcext:value-type="float">
            <text:p>0.407358407974243</text:p>
          </table:table-cell>
          <table:table-cell table:formula="of:=[.C161]+[.A161]" office:value-type="float" office:value="71.9550831317902" calcext:value-type="float">
            <text:p>71.9550831317902</text:p>
          </table:table-cell>
          <table:table-cell office:value-type="float" office:value="0.784379720687866" calcext:value-type="float">
            <text:p>0.784379720687866</text:p>
          </table:table-cell>
          <table:table-cell office:value-type="float" office:value="72.739462852478" calcext:value-type="float">
            <text:p>72.73946285247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0" calcext:value-type="float">
            <text:p>160</text:p>
          </table:table-cell>
          <table:table-cell office:value-type="float" office:value="0.343003988265991" calcext:value-type="float">
            <text:p>0.343003988265991</text:p>
          </table:table-cell>
          <table:table-cell table:formula="of:=[.C162]+[.A162]" office:value-type="float" office:value="71.8907287120819" calcext:value-type="float">
            <text:p>71.8907287120819</text:p>
          </table:table-cell>
          <table:table-cell office:value-type="float" office:value="0.620772361755371" calcext:value-type="float">
            <text:p>0.620772361755371</text:p>
          </table:table-cell>
          <table:table-cell office:value-type="float" office:value="72.5115010738373" calcext:value-type="float">
            <text:p>72.511501073837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1" calcext:value-type="float">
            <text:p>161</text:p>
          </table:table-cell>
          <table:table-cell office:value-type="float" office:value="0.377509117126465" calcext:value-type="float">
            <text:p>0.377509117126465</text:p>
          </table:table-cell>
          <table:table-cell table:formula="of:=[.C163]+[.A163]" office:value-type="float" office:value="71.9252338409424" calcext:value-type="float">
            <text:p>71.9252338409424</text:p>
          </table:table-cell>
          <table:table-cell office:value-type="float" office:value="0.762428283691406" calcext:value-type="float">
            <text:p>0.762428283691406</text:p>
          </table:table-cell>
          <table:table-cell office:value-type="float" office:value="72.6876621246338" calcext:value-type="float">
            <text:p>72.687662124633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2" calcext:value-type="float">
            <text:p>162</text:p>
          </table:table-cell>
          <table:table-cell office:value-type="float" office:value="1.21336817741394" calcext:value-type="float">
            <text:p>1.21336817741394</text:p>
          </table:table-cell>
          <table:table-cell table:formula="of:=[.C164]+[.A164]" office:value-type="float" office:value="72.7610929012298" calcext:value-type="float">
            <text:p>72.7610929012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3" calcext:value-type="float">
            <text:p>12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3" calcext:value-type="float">
            <text:p>163</text:p>
          </table:table-cell>
          <table:table-cell office:value-type="float" office:value="0.493092060089111" calcext:value-type="float">
            <text:p>0.493092060089111</text:p>
          </table:table-cell>
          <table:table-cell table:formula="of:=[.C165]+[.A165]" office:value-type="float" office:value="72.040816783905" calcext:value-type="float">
            <text:p>72.040816783905</text:p>
          </table:table-cell>
          <table:table-cell office:value-type="float" office:value="1.37875390052795" calcext:value-type="float">
            <text:p>1.37875390052795</text:p>
          </table:table-cell>
          <table:table-cell office:value-type="float" office:value="73.419570684433" calcext:value-type="float">
            <text:p>73.419570684433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4" calcext:value-type="float">
            <text:p>164</text:p>
          </table:table-cell>
          <table:table-cell office:value-type="float" office:value="0.255151033401489" calcext:value-type="float">
            <text:p>0.255151033401489</text:p>
          </table:table-cell>
          <table:table-cell table:formula="of:=[.C166]+[.A166]" office:value-type="float" office:value="71.8028757572174" calcext:value-type="float">
            <text:p>71.8028757572174</text:p>
          </table:table-cell>
          <table:table-cell office:value-type="float" office:value="0.434448719024658" calcext:value-type="float">
            <text:p>0.434448719024658</text:p>
          </table:table-cell>
          <table:table-cell office:value-type="float" office:value="72.2373244762421" calcext:value-type="float">
            <text:p>72.2373244762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5" calcext:value-type="float">
            <text:p>165</text:p>
          </table:table-cell>
          <table:table-cell office:value-type="float" office:value="0.40096116065979" calcext:value-type="float">
            <text:p>0.40096116065979</text:p>
          </table:table-cell>
          <table:table-cell table:formula="of:=[.C167]+[.A167]" office:value-type="float" office:value="71.9486858844757" calcext:value-type="float">
            <text:p>71.9486858844757</text:p>
          </table:table-cell>
          <table:table-cell office:value-type="float" office:value="0.961803674697876" calcext:value-type="float">
            <text:p>0.961803674697876</text:p>
          </table:table-cell>
          <table:table-cell office:value-type="float" office:value="72.9104895591736" calcext:value-type="float">
            <text:p>72.910489559173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6" calcext:value-type="float">
            <text:p>166</text:p>
          </table:table-cell>
          <table:table-cell office:value-type="float" office:value="0.347608804702759" calcext:value-type="float">
            <text:p>0.347608804702759</text:p>
          </table:table-cell>
          <table:table-cell table:formula="of:=[.C168]+[.A168]" office:value-type="float" office:value="71.8953335285187" calcext:value-type="float">
            <text:p>71.8953335285187</text:p>
          </table:table-cell>
          <table:table-cell office:value-type="float" office:value="0.676118612289429" calcext:value-type="float">
            <text:p>0.676118612289429</text:p>
          </table:table-cell>
          <table:table-cell office:value-type="float" office:value="72.5714521408081" calcext:value-type="float">
            <text:p>72.571452140808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7" calcext:value-type="float">
            <text:p>167</text:p>
          </table:table-cell>
          <table:table-cell office:value-type="float" office:value="0.329732656478882" calcext:value-type="float">
            <text:p>0.329732656478882</text:p>
          </table:table-cell>
          <table:table-cell table:formula="of:=[.C169]+[.A169]" office:value-type="float" office:value="71.8774573802948" calcext:value-type="float">
            <text:p>71.8774573802948</text:p>
          </table:table-cell>
          <table:table-cell office:value-type="float" office:value="0.609957695007324" calcext:value-type="float">
            <text:p>0.609957695007324</text:p>
          </table:table-cell>
          <table:table-cell office:value-type="float" office:value="72.4874150753021" calcext:value-type="float">
            <text:p>72.48741507530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8" calcext:value-type="float">
            <text:p>168</text:p>
          </table:table-cell>
          <table:table-cell office:value-type="float" office:value="0.407639026641846" calcext:value-type="float">
            <text:p>0.407639026641846</text:p>
          </table:table-cell>
          <table:table-cell table:formula="of:=[.C170]+[.A170]" office:value-type="float" office:value="71.9553637504578" calcext:value-type="float">
            <text:p>71.9553637504578</text:p>
          </table:table-cell>
          <table:table-cell office:value-type="float" office:value="0.711719751358032" calcext:value-type="float">
            <text:p>0.711719751358032</text:p>
          </table:table-cell>
          <table:table-cell office:value-type="float" office:value="72.6670835018158" calcext:value-type="float">
            <text:p>72.667083501815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9" calcext:value-type="float">
            <text:p>169</text:p>
          </table:table-cell>
          <table:table-cell office:value-type="float" office:value="0.383611917495728" calcext:value-type="float">
            <text:p>0.383611917495728</text:p>
          </table:table-cell>
          <table:table-cell table:formula="of:=[.C171]+[.A171]" office:value-type="float" office:value="71.9313366413116" calcext:value-type="float">
            <text:p>71.9313366413116</text:p>
          </table:table-cell>
          <table:table-cell office:value-type="float" office:value="0.701239585876465" calcext:value-type="float">
            <text:p>0.701239585876465</text:p>
          </table:table-cell>
          <table:table-cell office:value-type="float" office:value="72.6325762271881" calcext:value-type="float">
            <text:p>72.632576227188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0" calcext:value-type="float">
            <text:p>170</text:p>
          </table:table-cell>
          <table:table-cell office:value-type="float" office:value="0.289574146270752" calcext:value-type="float">
            <text:p>0.289574146270752</text:p>
          </table:table-cell>
          <table:table-cell table:formula="of:=[.C172]+[.A172]" office:value-type="float" office:value="71.8372988700867" calcext:value-type="float">
            <text:p>71.8372988700867</text:p>
          </table:table-cell>
          <table:table-cell office:value-type="float" office:value="0.438667058944702" calcext:value-type="float">
            <text:p>0.438667058944702</text:p>
          </table:table-cell>
          <table:table-cell office:value-type="float" office:value="72.2759659290314" calcext:value-type="float">
            <text:p>72.2759659290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1" calcext:value-type="float">
            <text:p>171</text:p>
          </table:table-cell>
          <table:table-cell office:value-type="float" office:value="0.466924428939819" calcext:value-type="float">
            <text:p>0.466924428939819</text:p>
          </table:table-cell>
          <table:table-cell table:formula="of:=[.C173]+[.A173]" office:value-type="float" office:value="72.0146491527557" calcext:value-type="float">
            <text:p>72.0146491527557</text:p>
          </table:table-cell>
          <table:table-cell office:value-type="float" office:value="2.05981421470642" calcext:value-type="float">
            <text:p>2.05981421470642</text:p>
          </table:table-cell>
          <table:table-cell office:value-type="float" office:value="74.0744633674621" calcext:value-type="float">
            <text:p>74.0744633674621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2" calcext:value-type="float">
            <text:p>172</text:p>
          </table:table-cell>
          <table:table-cell office:value-type="float" office:value="1.63044786453247" calcext:value-type="float">
            <text:p>1.63044786453247</text:p>
          </table:table-cell>
          <table:table-cell table:formula="of:=[.C174]+[.A174]" office:value-type="float" office:value="73.1781725883484" calcext:value-type="float">
            <text:p>73.17817258834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3" calcext:value-type="float">
            <text:p>173</text:p>
          </table:table-cell>
          <table:table-cell office:value-type="float" office:value="0.527086734771729" calcext:value-type="float">
            <text:p>0.527086734771729</text:p>
          </table:table-cell>
          <table:table-cell table:formula="of:=[.C175]+[.A175]" office:value-type="float" office:value="72.0748114585876" calcext:value-type="float">
            <text:p>72.0748114585876</text:p>
          </table:table-cell>
          <table:table-cell office:value-type="float" office:value="1.47701120376587" calcext:value-type="float">
            <text:p>1.47701120376587</text:p>
          </table:table-cell>
          <table:table-cell office:value-type="float" office:value="73.5518226623535" calcext:value-type="float">
            <text:p>73.55182266235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4" calcext:value-type="float">
            <text:p>174</text:p>
          </table:table-cell>
          <table:table-cell office:value-type="float" office:value="0.519761562347412" calcext:value-type="float">
            <text:p>0.519761562347412</text:p>
          </table:table-cell>
          <table:table-cell table:formula="of:=[.C176]+[.A176]" office:value-type="float" office:value="72.0674862861633" calcext:value-type="float">
            <text:p>72.0674862861633</text:p>
          </table:table-cell>
          <table:table-cell office:value-type="float" office:value="1.82008194923401" calcext:value-type="float">
            <text:p>1.82008194923401</text:p>
          </table:table-cell>
          <table:table-cell office:value-type="float" office:value="73.8875682353973" calcext:value-type="float">
            <text:p>73.8875682353973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5" calcext:value-type="float">
            <text:p>175</text:p>
          </table:table-cell>
          <table:table-cell office:value-type="float" office:value="1.30764651298523" calcext:value-type="float">
            <text:p>1.30764651298523</text:p>
          </table:table-cell>
          <table:table-cell table:formula="of:=[.C177]+[.A177]" office:value-type="float" office:value="72.8553712368011" calcext:value-type="float">
            <text:p>72.85537123680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6" calcext:value-type="float">
            <text:p>176</text:p>
          </table:table-cell>
          <table:table-cell office:value-type="float" office:value="0.496694564819336" calcext:value-type="float">
            <text:p>0.496694564819336</text:p>
          </table:table-cell>
          <table:table-cell table:formula="of:=[.C178]+[.A178]" office:value-type="float" office:value="72.0444192886352" calcext:value-type="float">
            <text:p>72.0444192886352</text:p>
          </table:table-cell>
          <table:table-cell office:value-type="float" office:value="2.64394187927246" calcext:value-type="float">
            <text:p>2.64394187927246</text:p>
          </table:table-cell>
          <table:table-cell office:value-type="float" office:value="74.6883611679077" calcext:value-type="float">
            <text:p>74.688361167907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7" calcext:value-type="float">
            <text:p>177</text:p>
          </table:table-cell>
          <table:table-cell office:value-type="float" office:value="0.408603429794312" calcext:value-type="float">
            <text:p>0.408603429794312</text:p>
          </table:table-cell>
          <table:table-cell table:formula="of:=[.C179]+[.A179]" office:value-type="float" office:value="71.9563281536102" calcext:value-type="float">
            <text:p>71.9563281536102</text:p>
          </table:table-cell>
          <table:table-cell office:value-type="float" office:value="1.01191997528076" calcext:value-type="float">
            <text:p>1.01191997528076</text:p>
          </table:table-cell>
          <table:table-cell office:value-type="float" office:value="72.968248128891" calcext:value-type="float">
            <text:p>72.9682481288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8" calcext:value-type="float">
            <text:p>178</text:p>
          </table:table-cell>
          <table:table-cell office:value-type="float" office:value="0.325504541397095" calcext:value-type="float">
            <text:p>0.325504541397095</text:p>
          </table:table-cell>
          <table:table-cell table:formula="of:=[.C180]+[.A180]" office:value-type="float" office:value="71.873229265213" calcext:value-type="float">
            <text:p>71.873229265213</text:p>
          </table:table-cell>
          <table:table-cell office:value-type="float" office:value="0.531856298446655" calcext:value-type="float">
            <text:p>0.531856298446655</text:p>
          </table:table-cell>
          <table:table-cell office:value-type="float" office:value="72.4050855636597" calcext:value-type="float">
            <text:p>72.40508556365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9" calcext:value-type="float">
            <text:p>179</text:p>
          </table:table-cell>
          <table:table-cell office:value-type="float" office:value="0.269016265869141" calcext:value-type="float">
            <text:p>0.269016265869141</text:p>
          </table:table-cell>
          <table:table-cell table:formula="of:=[.C181]+[.A181]" office:value-type="float" office:value="71.816740989685" calcext:value-type="float">
            <text:p>71.816740989685</text:p>
          </table:table-cell>
          <table:table-cell office:value-type="float" office:value="0.445629119873047" calcext:value-type="float">
            <text:p>0.445629119873047</text:p>
          </table:table-cell>
          <table:table-cell office:value-type="float" office:value="72.2623701095581" calcext:value-type="float">
            <text:p>72.2623701095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0" calcext:value-type="float">
            <text:p>180</text:p>
          </table:table-cell>
          <table:table-cell office:value-type="float" office:value="0.376830101013184" calcext:value-type="float">
            <text:p>0.376830101013184</text:p>
          </table:table-cell>
          <table:table-cell table:formula="of:=[.C182]+[.A182]" office:value-type="float" office:value="71.9245548248291" calcext:value-type="float">
            <text:p>71.9245548248291</text:p>
          </table:table-cell>
          <table:table-cell office:value-type="float" office:value="0.958696365356445" calcext:value-type="float">
            <text:p>0.958696365356445</text:p>
          </table:table-cell>
          <table:table-cell office:value-type="float" office:value="72.8832511901855" calcext:value-type="float">
            <text:p>72.8832511901855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1" calcext:value-type="float">
            <text:p>181</text:p>
          </table:table-cell>
          <table:table-cell office:value-type="float" office:value="0.350204706192017" calcext:value-type="float">
            <text:p>0.350204706192017</text:p>
          </table:table-cell>
          <table:table-cell table:formula="of:=[.C183]+[.A183]" office:value-type="float" office:value="71.8979294300079" calcext:value-type="float">
            <text:p>71.8979294300079</text:p>
          </table:table-cell>
          <table:table-cell office:value-type="float" office:value="0.659747362136841" calcext:value-type="float">
            <text:p>0.659747362136841</text:p>
          </table:table-cell>
          <table:table-cell office:value-type="float" office:value="72.5576767921448" calcext:value-type="float">
            <text:p>72.55767679214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2" calcext:value-type="float">
            <text:p>182</text:p>
          </table:table-cell>
          <table:table-cell office:value-type="float" office:value="1.53407073020935" calcext:value-type="float">
            <text:p>1.53407073020935</text:p>
          </table:table-cell>
          <table:table-cell table:formula="of:=[.C184]+[.A184]" office:value-type="float" office:value="73.0817954540253" calcext:value-type="float">
            <text:p>73.08179545402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9" calcext:value-type="float">
            <text:p>11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3" calcext:value-type="float">
            <text:p>183</text:p>
          </table:table-cell>
          <table:table-cell office:value-type="float" office:value="0.27488374710083" calcext:value-type="float">
            <text:p>0.27488374710083</text:p>
          </table:table-cell>
          <table:table-cell table:formula="of:=[.C185]+[.A185]" office:value-type="float" office:value="71.8226084709167" calcext:value-type="float">
            <text:p>71.8226084709167</text:p>
          </table:table-cell>
          <table:table-cell office:value-type="float" office:value="0.437762975692749" calcext:value-type="float">
            <text:p>0.437762975692749</text:p>
          </table:table-cell>
          <table:table-cell office:value-type="float" office:value="72.2603714466095" calcext:value-type="float">
            <text:p>72.2603714466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4" calcext:value-type="float">
            <text:p>184</text:p>
          </table:table-cell>
          <table:table-cell office:value-type="float" office:value="0.481914520263672" calcext:value-type="float">
            <text:p>0.481914520263672</text:p>
          </table:table-cell>
          <table:table-cell table:formula="of:=[.C186]+[.A186]" office:value-type="float" office:value="72.0296392440796" calcext:value-type="float">
            <text:p>72.0296392440796</text:p>
          </table:table-cell>
          <table:table-cell office:value-type="float" office:value="1.84997510910034" calcext:value-type="float">
            <text:p>1.84997510910034</text:p>
          </table:table-cell>
          <table:table-cell office:value-type="float" office:value="73.8796143531799" calcext:value-type="float">
            <text:p>73.879614353179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5" calcext:value-type="float">
            <text:p>185</text:p>
          </table:table-cell>
          <table:table-cell office:value-type="float" office:value="0.393999099731445" calcext:value-type="float">
            <text:p>0.393999099731445</text:p>
          </table:table-cell>
          <table:table-cell table:formula="of:=[.C187]+[.A187]" office:value-type="float" office:value="71.9417238235474" calcext:value-type="float">
            <text:p>71.9417238235474</text:p>
          </table:table-cell>
          <table:table-cell office:value-type="float" office:value="0.753493785858154" calcext:value-type="float">
            <text:p>0.753493785858154</text:p>
          </table:table-cell>
          <table:table-cell office:value-type="float" office:value="72.6952176094055" calcext:value-type="float">
            <text:p>72.69521760940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6" calcext:value-type="float">
            <text:p>186</text:p>
          </table:table-cell>
          <table:table-cell office:value-type="float" office:value="0.347293376922607" calcext:value-type="float">
            <text:p>0.347293376922607</text:p>
          </table:table-cell>
          <table:table-cell table:formula="of:=[.C188]+[.A188]" office:value-type="float" office:value="71.8950181007385" calcext:value-type="float">
            <text:p>71.8950181007385</text:p>
          </table:table-cell>
          <table:table-cell office:value-type="float" office:value="0.610795497894287" calcext:value-type="float">
            <text:p>0.610795497894287</text:p>
          </table:table-cell>
          <table:table-cell office:value-type="float" office:value="72.5058135986328" calcext:value-type="float">
            <text:p>72.50581359863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7" calcext:value-type="float">
            <text:p>187</text:p>
          </table:table-cell>
          <table:table-cell office:value-type="float" office:value="0.392180442810059" calcext:value-type="float">
            <text:p>0.392180442810059</text:p>
          </table:table-cell>
          <table:table-cell table:formula="of:=[.C189]+[.A189]" office:value-type="float" office:value="71.939905166626" calcext:value-type="float">
            <text:p>71.939905166626</text:p>
          </table:table-cell>
          <table:table-cell office:value-type="float" office:value="0.960628509521484" calcext:value-type="float">
            <text:p>0.960628509521484</text:p>
          </table:table-cell>
          <table:table-cell office:value-type="float" office:value="72.9005336761475" calcext:value-type="float">
            <text:p>72.900533676147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8" calcext:value-type="float">
            <text:p>188</text:p>
          </table:table-cell>
          <table:table-cell office:value-type="float" office:value="0.35174298286438" calcext:value-type="float">
            <text:p>0.35174298286438</text:p>
          </table:table-cell>
          <table:table-cell table:formula="of:=[.C190]+[.A190]" office:value-type="float" office:value="71.8994677066803" calcext:value-type="float">
            <text:p>71.8994677066803</text:p>
          </table:table-cell>
          <table:table-cell office:value-type="float" office:value="0.496798276901245" calcext:value-type="float">
            <text:p>0.496798276901245</text:p>
          </table:table-cell>
          <table:table-cell office:value-type="float" office:value="72.3962659835815" calcext:value-type="float">
            <text:p>72.39626598358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9" calcext:value-type="float">
            <text:p>189</text:p>
          </table:table-cell>
          <table:table-cell office:value-type="float" office:value="0.333908081054688" calcext:value-type="float">
            <text:p>0.333908081054688</text:p>
          </table:table-cell>
          <table:table-cell table:formula="of:=[.C191]+[.A191]" office:value-type="float" office:value="71.8816328048706" calcext:value-type="float">
            <text:p>71.8816328048706</text:p>
          </table:table-cell>
          <table:table-cell office:value-type="float" office:value="0.594656705856323" calcext:value-type="float">
            <text:p>0.594656705856323</text:p>
          </table:table-cell>
          <table:table-cell office:value-type="float" office:value="72.4762895107269" calcext:value-type="float">
            <text:p>72.47628951072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0" calcext:value-type="float">
            <text:p>190</text:p>
          </table:table-cell>
          <table:table-cell office:value-type="float" office:value="0.382348775863647" calcext:value-type="float">
            <text:p>0.382348775863647</text:p>
          </table:table-cell>
          <table:table-cell table:formula="of:=[.C192]+[.A192]" office:value-type="float" office:value="71.9300734996796" calcext:value-type="float">
            <text:p>71.9300734996796</text:p>
          </table:table-cell>
          <table:table-cell office:value-type="float" office:value="0.723877191543579" calcext:value-type="float">
            <text:p>0.723877191543579</text:p>
          </table:table-cell>
          <table:table-cell office:value-type="float" office:value="72.6539506912231" calcext:value-type="float">
            <text:p>72.65395069122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1" calcext:value-type="float">
            <text:p>191</text:p>
          </table:table-cell>
          <table:table-cell office:value-type="float" office:value="0.384009838104248" calcext:value-type="float">
            <text:p>0.384009838104248</text:p>
          </table:table-cell>
          <table:table-cell table:formula="of:=[.C193]+[.A193]" office:value-type="float" office:value="71.9317345619202" calcext:value-type="float">
            <text:p>71.9317345619202</text:p>
          </table:table-cell>
          <table:table-cell office:value-type="float" office:value="0.678799390792847" calcext:value-type="float">
            <text:p>0.678799390792847</text:p>
          </table:table-cell>
          <table:table-cell office:value-type="float" office:value="72.610533952713" calcext:value-type="float">
            <text:p>72.6105339527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2" calcext:value-type="float">
            <text:p>192</text:p>
          </table:table-cell>
          <table:table-cell office:value-type="float" office:value="0.393347024917603" calcext:value-type="float">
            <text:p>0.393347024917603</text:p>
          </table:table-cell>
          <table:table-cell table:formula="of:=[.C194]+[.A194]" office:value-type="float" office:value="71.9410717487335" calcext:value-type="float">
            <text:p>71.9410717487335</text:p>
          </table:table-cell>
          <table:table-cell office:value-type="float" office:value="0.774538993835449" calcext:value-type="float">
            <text:p>0.774538993835449</text:p>
          </table:table-cell>
          <table:table-cell office:value-type="float" office:value="72.715610742569" calcext:value-type="float">
            <text:p>72.71561074256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3" calcext:value-type="float">
            <text:p>193</text:p>
          </table:table-cell>
          <table:table-cell office:value-type="float" office:value="0.386865854263306" calcext:value-type="float">
            <text:p>0.386865854263306</text:p>
          </table:table-cell>
          <table:table-cell table:formula="of:=[.C195]+[.A195]" office:value-type="float" office:value="71.9345905780792" calcext:value-type="float">
            <text:p>71.9345905780792</text:p>
          </table:table-cell>
          <table:table-cell office:value-type="float" office:value="1.08363223075867" calcext:value-type="float">
            <text:p>1.08363223075867</text:p>
          </table:table-cell>
          <table:table-cell office:value-type="float" office:value="73.0182228088379" calcext:value-type="float">
            <text:p>73.0182228088379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4" calcext:value-type="float">
            <text:p>194</text:p>
          </table:table-cell>
          <table:table-cell office:value-type="float" office:value="3.53312921524048" calcext:value-type="float">
            <text:p>3.53312921524048</text:p>
          </table:table-cell>
          <table:table-cell table:formula="of:=[.C196]+[.A196]" office:value-type="float" office:value="75.0808539390564" calcext:value-type="float">
            <text:p>75.08085393905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15" calcext:value-type="float">
            <text:p>10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5" calcext:value-type="float">
            <text:p>195</text:p>
          </table:table-cell>
          <table:table-cell office:value-type="float" office:value="0.366096258163452" calcext:value-type="float">
            <text:p>0.366096258163452</text:p>
          </table:table-cell>
          <table:table-cell table:formula="of:=[.C197]+[.A197]" office:value-type="float" office:value="71.9138209819794" calcext:value-type="float">
            <text:p>71.9138209819794</text:p>
          </table:table-cell>
          <table:table-cell office:value-type="float" office:value="0.49064826965332" calcext:value-type="float">
            <text:p>0.49064826965332</text:p>
          </table:table-cell>
          <table:table-cell office:value-type="float" office:value="72.4044692516327" calcext:value-type="float">
            <text:p>72.404469251632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6" calcext:value-type="float">
            <text:p>196</text:p>
          </table:table-cell>
          <table:table-cell office:value-type="float" office:value="0.34887433052063" calcext:value-type="float">
            <text:p>0.34887433052063</text:p>
          </table:table-cell>
          <table:table-cell table:formula="of:=[.C198]+[.A198]" office:value-type="float" office:value="71.8965990543365" calcext:value-type="float">
            <text:p>71.8965990543365</text:p>
          </table:table-cell>
          <table:table-cell office:value-type="float" office:value="0.636160612106323" calcext:value-type="float">
            <text:p>0.636160612106323</text:p>
          </table:table-cell>
          <table:table-cell office:value-type="float" office:value="72.5327596664429" calcext:value-type="float">
            <text:p>72.53275966644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7" calcext:value-type="float">
            <text:p>197</text:p>
          </table:table-cell>
          <table:table-cell office:value-type="float" office:value="0.382246255874634" calcext:value-type="float">
            <text:p>0.382246255874634</text:p>
          </table:table-cell>
          <table:table-cell table:formula="of:=[.C199]+[.A199]" office:value-type="float" office:value="71.9299709796905" calcext:value-type="float">
            <text:p>71.9299709796905</text:p>
          </table:table-cell>
          <table:table-cell office:value-type="float" office:value="0.65460729598999" calcext:value-type="float">
            <text:p>0.65460729598999</text:p>
          </table:table-cell>
          <table:table-cell office:value-type="float" office:value="72.5845782756805" calcext:value-type="float">
            <text:p>72.58457827568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8" calcext:value-type="float">
            <text:p>198</text:p>
          </table:table-cell>
          <table:table-cell office:value-type="float" office:value="0.358861923217773" calcext:value-type="float">
            <text:p>0.358861923217773</text:p>
          </table:table-cell>
          <table:table-cell table:formula="of:=[.C200]+[.A200]" office:value-type="float" office:value="71.9065866470337" calcext:value-type="float">
            <text:p>71.9065866470337</text:p>
          </table:table-cell>
          <table:table-cell office:value-type="float" office:value="0.63570237159729" calcext:value-type="float">
            <text:p>0.63570237159729</text:p>
          </table:table-cell>
          <table:table-cell office:value-type="float" office:value="72.542289018631" calcext:value-type="float">
            <text:p>72.5422890186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9" calcext:value-type="float">
            <text:p>199</text:p>
          </table:table-cell>
          <table:table-cell office:value-type="float" office:value="0.340598821640015" calcext:value-type="float">
            <text:p>0.340598821640015</text:p>
          </table:table-cell>
          <table:table-cell table:formula="of:=[.C201]+[.A201]" office:value-type="float" office:value="71.8883235454559" calcext:value-type="float">
            <text:p>71.8883235454559</text:p>
          </table:table-cell>
          <table:table-cell office:value-type="float" office:value="0.481032371520996" calcext:value-type="float">
            <text:p>0.481032371520996</text:p>
          </table:table-cell>
          <table:table-cell office:value-type="float" office:value="72.3693559169769" calcext:value-type="float">
            <text:p>72.36935591697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0" calcext:value-type="float">
            <text:p>200</text:p>
          </table:table-cell>
          <table:table-cell office:value-type="float" office:value="0.381456613540649" calcext:value-type="float">
            <text:p>0.381456613540649</text:p>
          </table:table-cell>
          <table:table-cell table:formula="of:=[.C202]+[.A202]" office:value-type="float" office:value="71.9291813373566" calcext:value-type="float">
            <text:p>71.9291813373566</text:p>
          </table:table-cell>
          <table:table-cell office:value-type="float" office:value="0.648143529891968" calcext:value-type="float">
            <text:p>0.648143529891968</text:p>
          </table:table-cell>
          <table:table-cell office:value-type="float" office:value="72.5773248672485" calcext:value-type="float">
            <text:p>72.577324867248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1" calcext:value-type="float">
            <text:p>201</text:p>
          </table:table-cell>
          <table:table-cell office:value-type="float" office:value="1.20753479003906" calcext:value-type="float">
            <text:p>1.20753479003906</text:p>
          </table:table-cell>
          <table:table-cell table:formula="of:=[.C203]+[.A203]" office:value-type="float" office:value="72.755259513855" calcext:value-type="float">
            <text:p>72.7552595138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3" calcext:value-type="float">
            <text:p>9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2" calcext:value-type="float">
            <text:p>202</text:p>
          </table:table-cell>
          <table:table-cell office:value-type="float" office:value="0.407442808151245" calcext:value-type="float">
            <text:p>0.407442808151245</text:p>
          </table:table-cell>
          <table:table-cell table:formula="of:=[.C204]+[.A204]" office:value-type="float" office:value="71.9551675319672" calcext:value-type="float">
            <text:p>71.9551675319672</text:p>
          </table:table-cell>
          <table:table-cell office:value-type="float" office:value="0.80501651763916" calcext:value-type="float">
            <text:p>0.80501651763916</text:p>
          </table:table-cell>
          <table:table-cell office:value-type="float" office:value="72.7601840496063" calcext:value-type="float">
            <text:p>72.760184049606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3" calcext:value-type="float">
            <text:p>203</text:p>
          </table:table-cell>
          <table:table-cell office:value-type="float" office:value="0.356817007064819" calcext:value-type="float">
            <text:p>0.356817007064819</text:p>
          </table:table-cell>
          <table:table-cell table:formula="of:=[.C205]+[.A205]" office:value-type="float" office:value="71.9045417308807" calcext:value-type="float">
            <text:p>71.9045417308807</text:p>
          </table:table-cell>
          <table:table-cell office:value-type="float" office:value="0.569206714630127" calcext:value-type="float">
            <text:p>0.569206714630127</text:p>
          </table:table-cell>
          <table:table-cell office:value-type="float" office:value="72.4737484455109" calcext:value-type="float">
            <text:p>72.473748445510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4" calcext:value-type="float">
            <text:p>204</text:p>
          </table:table-cell>
          <table:table-cell office:value-type="float" office:value="0.267952919006348" calcext:value-type="float">
            <text:p>0.267952919006348</text:p>
          </table:table-cell>
          <table:table-cell table:formula="of:=[.C206]+[.A206]" office:value-type="float" office:value="71.8156776428223" calcext:value-type="float">
            <text:p>71.8156776428223</text:p>
          </table:table-cell>
          <table:table-cell office:value-type="float" office:value="0.436756372451782" calcext:value-type="float">
            <text:p>0.436756372451782</text:p>
          </table:table-cell>
          <table:table-cell office:value-type="float" office:value="72.252434015274" calcext:value-type="float">
            <text:p>72.252434015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5" calcext:value-type="float">
            <text:p>205</text:p>
          </table:table-cell>
          <table:table-cell office:value-type="float" office:value="0.254621982574463" calcext:value-type="float">
            <text:p>0.254621982574463</text:p>
          </table:table-cell>
          <table:table-cell table:formula="of:=[.C207]+[.A207]" office:value-type="float" office:value="71.8023467063904" calcext:value-type="float">
            <text:p>71.8023467063904</text:p>
          </table:table-cell>
          <table:table-cell office:value-type="float" office:value="0.437556028366089" calcext:value-type="float">
            <text:p>0.437556028366089</text:p>
          </table:table-cell>
          <table:table-cell office:value-type="float" office:value="72.2399027347565" calcext:value-type="float">
            <text:p>72.2399027347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6" calcext:value-type="float">
            <text:p>206</text:p>
          </table:table-cell>
          <table:table-cell office:value-type="float" office:value="0.410018920898438" calcext:value-type="float">
            <text:p>0.410018920898438</text:p>
          </table:table-cell>
          <table:table-cell table:formula="of:=[.C208]+[.A208]" office:value-type="float" office:value="71.9577436447143" calcext:value-type="float">
            <text:p>71.9577436447143</text:p>
          </table:table-cell>
          <table:table-cell office:value-type="float" office:value="0.901020765304565" calcext:value-type="float">
            <text:p>0.901020765304565</text:p>
          </table:table-cell>
          <table:table-cell office:value-type="float" office:value="72.8587644100189" calcext:value-type="float">
            <text:p>72.8587644100189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7" calcext:value-type="float">
            <text:p>207</text:p>
          </table:table-cell>
          <table:table-cell office:value-type="float" office:value="0.569075345993042" calcext:value-type="float">
            <text:p>0.569075345993042</text:p>
          </table:table-cell>
          <table:table-cell table:formula="of:=[.C209]+[.A209]" office:value-type="float" office:value="72.116800069809" calcext:value-type="float">
            <text:p>72.116800069809</text:p>
          </table:table-cell>
          <table:table-cell office:value-type="float" office:value="2.30780386924744" calcext:value-type="float">
            <text:p>2.30780386924744</text:p>
          </table:table-cell>
          <table:table-cell office:value-type="float" office:value="74.4246039390564" calcext:value-type="float">
            <text:p>74.424603939056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8" calcext:value-type="float">
            <text:p>208</text:p>
          </table:table-cell>
          <table:table-cell office:value-type="float" office:value="0.358380317687988" calcext:value-type="float">
            <text:p>0.358380317687988</text:p>
          </table:table-cell>
          <table:table-cell table:formula="of:=[.C210]+[.A210]" office:value-type="float" office:value="71.9061050415039" calcext:value-type="float">
            <text:p>71.9061050415039</text:p>
          </table:table-cell>
          <table:table-cell office:value-type="float" office:value="0.617488622665405" calcext:value-type="float">
            <text:p>0.617488622665405</text:p>
          </table:table-cell>
          <table:table-cell office:value-type="float" office:value="72.5235936641693" calcext:value-type="float">
            <text:p>72.523593664169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9" calcext:value-type="float">
            <text:p>209</text:p>
          </table:table-cell>
          <table:table-cell office:value-type="float" office:value="0.360434293746948" calcext:value-type="float">
            <text:p>0.360434293746948</text:p>
          </table:table-cell>
          <table:table-cell table:formula="of:=[.C211]+[.A211]" office:value-type="float" office:value="71.9081590175629" calcext:value-type="float">
            <text:p>71.9081590175629</text:p>
          </table:table-cell>
          <table:table-cell office:value-type="float" office:value="0.559821367263794" calcext:value-type="float">
            <text:p>0.559821367263794</text:p>
          </table:table-cell>
          <table:table-cell office:value-type="float" office:value="72.4679803848267" calcext:value-type="float">
            <text:p>72.46798038482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0" calcext:value-type="float">
            <text:p>210</text:p>
          </table:table-cell>
          <table:table-cell office:value-type="float" office:value="0.409020185470581" calcext:value-type="float">
            <text:p>0.409020185470581</text:p>
          </table:table-cell>
          <table:table-cell table:formula="of:=[.C212]+[.A212]" office:value-type="float" office:value="71.9567449092865" calcext:value-type="float">
            <text:p>71.9567449092865</text:p>
          </table:table-cell>
          <table:table-cell office:value-type="float" office:value="1.00633645057678" calcext:value-type="float">
            <text:p>1.00633645057678</text:p>
          </table:table-cell>
          <table:table-cell office:value-type="float" office:value="72.9630813598633" calcext:value-type="float">
            <text:p>72.963081359863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1" calcext:value-type="float">
            <text:p>211</text:p>
          </table:table-cell>
          <table:table-cell office:value-type="float" office:value="0.394762516021729" calcext:value-type="float">
            <text:p>0.394762516021729</text:p>
          </table:table-cell>
          <table:table-cell table:formula="of:=[.C213]+[.A213]" office:value-type="float" office:value="71.9424872398376" calcext:value-type="float">
            <text:p>71.9424872398376</text:p>
          </table:table-cell>
          <table:table-cell office:value-type="float" office:value="0.69155216217041" calcext:value-type="float">
            <text:p>0.69155216217041</text:p>
          </table:table-cell>
          <table:table-cell office:value-type="float" office:value="72.634039402008" calcext:value-type="float">
            <text:p>72.63403940200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2" calcext:value-type="float">
            <text:p>212</text:p>
          </table:table-cell>
          <table:table-cell office:value-type="float" office:value="0.252634286880493" calcext:value-type="float">
            <text:p>0.252634286880493</text:p>
          </table:table-cell>
          <table:table-cell table:formula="of:=[.C214]+[.A214]" office:value-type="float" office:value="71.8003590106964" calcext:value-type="float">
            <text:p>71.8003590106964</text:p>
          </table:table-cell>
          <table:table-cell office:value-type="float" office:value="0.423191070556641" calcext:value-type="float">
            <text:p>0.423191070556641</text:p>
          </table:table-cell>
          <table:table-cell office:value-type="float" office:value="72.223550081253" calcext:value-type="float">
            <text:p>72.223550081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3" calcext:value-type="float">
            <text:p>213</text:p>
          </table:table-cell>
          <table:table-cell office:value-type="float" office:value="1.2625572681427" calcext:value-type="float">
            <text:p>1.2625572681427</text:p>
          </table:table-cell>
          <table:table-cell table:formula="of:=[.C215]+[.A215]" office:value-type="float" office:value="72.8102819919586" calcext:value-type="float">
            <text:p>72.8102819919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4" calcext:value-type="float">
            <text:p>214</text:p>
          </table:table-cell>
          <table:table-cell office:value-type="float" office:value="0.647378444671631" calcext:value-type="float">
            <text:p>0.647378444671631</text:p>
          </table:table-cell>
          <table:table-cell table:formula="of:=[.C216]+[.A216]" office:value-type="float" office:value="72.1951031684875" calcext:value-type="float">
            <text:p>72.1951031684875</text:p>
          </table:table-cell>
          <table:table-cell office:value-type="float" office:value="2.28989291191101" calcext:value-type="float">
            <text:p>2.28989291191101</text:p>
          </table:table-cell>
          <table:table-cell office:value-type="float" office:value="74.4849960803986" calcext:value-type="float">
            <text:p>74.4849960803986</text:p>
          </table:table-cell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5" calcext:value-type="float">
            <text:p>215</text:p>
          </table:table-cell>
          <table:table-cell office:value-type="float" office:value="1.14508581161499" calcext:value-type="float">
            <text:p>1.14508581161499</text:p>
          </table:table-cell>
          <table:table-cell table:formula="of:=[.C217]+[.A217]" office:value-type="float" office:value="72.6928105354309" calcext:value-type="float">
            <text:p>72.69281053543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5" calcext:value-type="float">
            <text:p>8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6" calcext:value-type="float">
            <text:p>216</text:p>
          </table:table-cell>
          <table:table-cell office:value-type="float" office:value="0.454900503158569" calcext:value-type="float">
            <text:p>0.454900503158569</text:p>
          </table:table-cell>
          <table:table-cell table:formula="of:=[.C218]+[.A218]" office:value-type="float" office:value="72.0026252269745" calcext:value-type="float">
            <text:p>72.0026252269745</text:p>
          </table:table-cell>
          <table:table-cell office:value-type="float" office:value="0.822410821914673" calcext:value-type="float">
            <text:p>0.822410821914673</text:p>
          </table:table-cell>
          <table:table-cell office:value-type="float" office:value="72.8250360488892" calcext:value-type="float">
            <text:p>72.82503604888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7" calcext:value-type="float">
            <text:p>217</text:p>
          </table:table-cell>
          <table:table-cell office:value-type="float" office:value="0.365241765975952" calcext:value-type="float">
            <text:p>0.365241765975952</text:p>
          </table:table-cell>
          <table:table-cell table:formula="of:=[.C219]+[.A219]" office:value-type="float" office:value="71.9129664897919" calcext:value-type="float">
            <text:p>71.9129664897919</text:p>
          </table:table-cell>
          <table:table-cell office:value-type="float" office:value="0.615618228912354" calcext:value-type="float">
            <text:p>0.615618228912354</text:p>
          </table:table-cell>
          <table:table-cell office:value-type="float" office:value="72.5285847187042" calcext:value-type="float">
            <text:p>72.52858471870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8" calcext:value-type="float">
            <text:p>218</text:p>
          </table:table-cell>
          <table:table-cell office:value-type="float" office:value="0.425210475921631" calcext:value-type="float">
            <text:p>0.425210475921631</text:p>
          </table:table-cell>
          <table:table-cell table:formula="of:=[.C220]+[.A220]" office:value-type="float" office:value="71.9729351997375" calcext:value-type="float">
            <text:p>71.9729351997375</text:p>
          </table:table-cell>
          <table:table-cell office:value-type="float" office:value="0.820594072341919" calcext:value-type="float">
            <text:p>0.820594072341919</text:p>
          </table:table-cell>
          <table:table-cell office:value-type="float" office:value="72.7935292720795" calcext:value-type="float">
            <text:p>72.7935292720795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9" calcext:value-type="float">
            <text:p>219</text:p>
          </table:table-cell>
          <table:table-cell office:value-type="float" office:value="0.343714714050293" calcext:value-type="float">
            <text:p>0.343714714050293</text:p>
          </table:table-cell>
          <table:table-cell table:formula="of:=[.C221]+[.A221]" office:value-type="float" office:value="71.8914394378662" calcext:value-type="float">
            <text:p>71.8914394378662</text:p>
          </table:table-cell>
          <table:table-cell office:value-type="float" office:value="0.627311944961548" calcext:value-type="float">
            <text:p>0.627311944961548</text:p>
          </table:table-cell>
          <table:table-cell office:value-type="float" office:value="72.5187513828277" calcext:value-type="float">
            <text:p>72.518751382827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0" calcext:value-type="float">
            <text:p>220</text:p>
          </table:table-cell>
          <table:table-cell office:value-type="float" office:value="0.357834100723267" calcext:value-type="float">
            <text:p>0.357834100723267</text:p>
          </table:table-cell>
          <table:table-cell table:formula="of:=[.C222]+[.A222]" office:value-type="float" office:value="71.9055588245392" calcext:value-type="float">
            <text:p>71.9055588245392</text:p>
          </table:table-cell>
          <table:table-cell office:value-type="float" office:value="0.658870935440064" calcext:value-type="float">
            <text:p>0.658870935440064</text:p>
          </table:table-cell>
          <table:table-cell office:value-type="float" office:value="72.5644297599792" calcext:value-type="float">
            <text:p>72.564429759979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1" calcext:value-type="float">
            <text:p>221</text:p>
          </table:table-cell>
          <table:table-cell office:value-type="float" office:value="1.72513294219971" calcext:value-type="float">
            <text:p>1.72513294219971</text:p>
          </table:table-cell>
          <table:table-cell table:formula="of:=[.C223]+[.A223]" office:value-type="float" office:value="73.2728576660156" calcext:value-type="float">
            <text:p>73.27285766601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2" calcext:value-type="float">
            <text:p>222</text:p>
          </table:table-cell>
          <table:table-cell office:value-type="float" office:value="0.27777886390686" calcext:value-type="float">
            <text:p>0.27777886390686</text:p>
          </table:table-cell>
          <table:table-cell table:formula="of:=[.C224]+[.A224]" office:value-type="float" office:value="71.8255035877228" calcext:value-type="float">
            <text:p>71.8255035877228</text:p>
          </table:table-cell>
          <table:table-cell office:value-type="float" office:value="0.443354606628418" calcext:value-type="float">
            <text:p>0.443354606628418</text:p>
          </table:table-cell>
          <table:table-cell office:value-type="float" office:value="72.2688581943512" calcext:value-type="float">
            <text:p>72.2688581943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3" calcext:value-type="float">
            <text:p>223</text:p>
          </table:table-cell>
          <table:table-cell office:value-type="float" office:value="1.27317953109741" calcext:value-type="float">
            <text:p>1.27317953109741</text:p>
          </table:table-cell>
          <table:table-cell table:formula="of:=[.C225]+[.A225]" office:value-type="float" office:value="72.8209042549133" calcext:value-type="float">
            <text:p>72.82090425491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7" calcext:value-type="float">
            <text:p>10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4" calcext:value-type="float">
            <text:p>224</text:p>
          </table:table-cell>
          <table:table-cell office:value-type="float" office:value="0.408603668212891" calcext:value-type="float">
            <text:p>0.408603668212891</text:p>
          </table:table-cell>
          <table:table-cell table:formula="of:=[.C226]+[.A226]" office:value-type="float" office:value="71.9563283920288" calcext:value-type="float">
            <text:p>71.9563283920288</text:p>
          </table:table-cell>
          <table:table-cell office:value-type="float" office:value="1.05493092536926" calcext:value-type="float">
            <text:p>1.05493092536926</text:p>
          </table:table-cell>
          <table:table-cell office:value-type="float" office:value="73.0112593173981" calcext:value-type="float">
            <text:p>73.011259317398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5" calcext:value-type="float">
            <text:p>225</text:p>
          </table:table-cell>
          <table:table-cell office:value-type="float" office:value="0.431993246078491" calcext:value-type="float">
            <text:p>0.431993246078491</text:p>
          </table:table-cell>
          <table:table-cell table:formula="of:=[.C227]+[.A227]" office:value-type="float" office:value="71.9797179698944" calcext:value-type="float">
            <text:p>71.9797179698944</text:p>
          </table:table-cell>
          <table:table-cell office:value-type="float" office:value="0.797864437103272" calcext:value-type="float">
            <text:p>0.797864437103272</text:p>
          </table:table-cell>
          <table:table-cell office:value-type="float" office:value="72.7775824069977" calcext:value-type="float">
            <text:p>72.7775824069977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6" calcext:value-type="float">
            <text:p>226</text:p>
          </table:table-cell>
          <table:table-cell office:value-type="float" office:value="0.43389105796814" calcext:value-type="float">
            <text:p>0.43389105796814</text:p>
          </table:table-cell>
          <table:table-cell table:formula="of:=[.C228]+[.A228]" office:value-type="float" office:value="71.981615781784" calcext:value-type="float">
            <text:p>71.981615781784</text:p>
          </table:table-cell>
          <table:table-cell office:value-type="float" office:value="0.823984622955322" calcext:value-type="float">
            <text:p>0.823984622955322</text:p>
          </table:table-cell>
          <table:table-cell office:value-type="float" office:value="72.8056004047394" calcext:value-type="float">
            <text:p>72.8056004047394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7" calcext:value-type="float">
            <text:p>227</text:p>
          </table:table-cell>
          <table:table-cell office:value-type="float" office:value="0.397459745407105" calcext:value-type="float">
            <text:p>0.397459745407105</text:p>
          </table:table-cell>
          <table:table-cell table:formula="of:=[.C229]+[.A229]" office:value-type="float" office:value="71.945184469223" calcext:value-type="float">
            <text:p>71.945184469223</text:p>
          </table:table-cell>
          <table:table-cell office:value-type="float" office:value="0.668719530105591" calcext:value-type="float">
            <text:p>0.668719530105591</text:p>
          </table:table-cell>
          <table:table-cell office:value-type="float" office:value="72.6139039993286" calcext:value-type="float">
            <text:p>72.61390399932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8" calcext:value-type="float">
            <text:p>228</text:p>
          </table:table-cell>
          <table:table-cell office:value-type="float" office:value="0.331875562667847" calcext:value-type="float">
            <text:p>0.331875562667847</text:p>
          </table:table-cell>
          <table:table-cell table:formula="of:=[.C230]+[.A230]" office:value-type="float" office:value="71.8796002864838" calcext:value-type="float">
            <text:p>71.8796002864838</text:p>
          </table:table-cell>
          <table:table-cell office:value-type="float" office:value="0.4905104637146" calcext:value-type="float">
            <text:p>0.4905104637146</text:p>
          </table:table-cell>
          <table:table-cell office:value-type="float" office:value="72.3701107501984" calcext:value-type="float">
            <text:p>72.37011075019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9" calcext:value-type="float">
            <text:p>229</text:p>
          </table:table-cell>
          <table:table-cell office:value-type="float" office:value="0.456437826156616" calcext:value-type="float">
            <text:p>0.456437826156616</text:p>
          </table:table-cell>
          <table:table-cell table:formula="of:=[.C231]+[.A231]" office:value-type="float" office:value="72.0041625499725" calcext:value-type="float">
            <text:p>72.0041625499725</text:p>
          </table:table-cell>
          <table:table-cell office:value-type="float" office:value="1.23998236656189" calcext:value-type="float">
            <text:p>1.23998236656189</text:p>
          </table:table-cell>
          <table:table-cell office:value-type="float" office:value="73.2441449165344" calcext:value-type="float">
            <text:p>73.2441449165344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0" calcext:value-type="float">
            <text:p>230</text:p>
          </table:table-cell>
          <table:table-cell office:value-type="float" office:value="0.417549848556519" calcext:value-type="float">
            <text:p>0.417549848556519</text:p>
          </table:table-cell>
          <table:table-cell table:formula="of:=[.C232]+[.A232]" office:value-type="float" office:value="71.9652745723724" calcext:value-type="float">
            <text:p>71.9652745723724</text:p>
          </table:table-cell>
          <table:table-cell office:value-type="float" office:value="1.26981616020203" calcext:value-type="float">
            <text:p>1.26981616020203</text:p>
          </table:table-cell>
          <table:table-cell office:value-type="float" office:value="73.2350907325745" calcext:value-type="float">
            <text:p>73.2350907325745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1" calcext:value-type="float">
            <text:p>231</text:p>
          </table:table-cell>
          <table:table-cell office:value-type="float" office:value="0.366410970687866" calcext:value-type="float">
            <text:p>0.366410970687866</text:p>
          </table:table-cell>
          <table:table-cell table:formula="of:=[.C233]+[.A233]" office:value-type="float" office:value="71.9141356945038" calcext:value-type="float">
            <text:p>71.9141356945038</text:p>
          </table:table-cell>
          <table:table-cell office:value-type="float" office:value="0.617039442062378" calcext:value-type="float">
            <text:p>0.617039442062378</text:p>
          </table:table-cell>
          <table:table-cell office:value-type="float" office:value="72.5311751365662" calcext:value-type="float">
            <text:p>72.531175136566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2" calcext:value-type="float">
            <text:p>232</text:p>
          </table:table-cell>
          <table:table-cell office:value-type="float" office:value="0.361798763275147" calcext:value-type="float">
            <text:p>0.361798763275147</text:p>
          </table:table-cell>
          <table:table-cell table:formula="of:=[.C234]+[.A234]" office:value-type="float" office:value="71.9095234870911" calcext:value-type="float">
            <text:p>71.9095234870911</text:p>
          </table:table-cell>
          <table:table-cell office:value-type="float" office:value="0.669824600219727" calcext:value-type="float">
            <text:p>0.669824600219727</text:p>
          </table:table-cell>
          <table:table-cell office:value-type="float" office:value="72.5793480873108" calcext:value-type="float">
            <text:p>72.579348087310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3" calcext:value-type="float">
            <text:p>233</text:p>
          </table:table-cell>
          <table:table-cell office:value-type="float" office:value="0.363412380218506" calcext:value-type="float">
            <text:p>0.363412380218506</text:p>
          </table:table-cell>
          <table:table-cell table:formula="of:=[.C235]+[.A235]" office:value-type="float" office:value="71.9111371040344" calcext:value-type="float">
            <text:p>71.9111371040344</text:p>
          </table:table-cell>
          <table:table-cell office:value-type="float" office:value="0.679576873779297" calcext:value-type="float">
            <text:p>0.679576873779297</text:p>
          </table:table-cell>
          <table:table-cell office:value-type="float" office:value="72.5907139778137" calcext:value-type="float">
            <text:p>72.590713977813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4" calcext:value-type="float">
            <text:p>234</text:p>
          </table:table-cell>
          <table:table-cell office:value-type="float" office:value="0.395064115524292" calcext:value-type="float">
            <text:p>0.395064115524292</text:p>
          </table:table-cell>
          <table:table-cell table:formula="of:=[.C236]+[.A236]" office:value-type="float" office:value="71.9427888393402" calcext:value-type="float">
            <text:p>71.9427888393402</text:p>
          </table:table-cell>
          <table:table-cell office:value-type="float" office:value="1.66456627845764" calcext:value-type="float">
            <text:p>1.66456627845764</text:p>
          </table:table-cell>
          <table:table-cell office:value-type="float" office:value="73.6073551177978" calcext:value-type="float">
            <text:p>73.607355117797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5" calcext:value-type="float">
            <text:p>235</text:p>
          </table:table-cell>
          <table:table-cell office:value-type="float" office:value="0.375784873962402" calcext:value-type="float">
            <text:p>0.375784873962402</text:p>
          </table:table-cell>
          <table:table-cell table:formula="of:=[.C237]+[.A237]" office:value-type="float" office:value="71.9235095977783" calcext:value-type="float">
            <text:p>71.9235095977783</text:p>
          </table:table-cell>
          <table:table-cell office:value-type="float" office:value="0.662481307983398" calcext:value-type="float">
            <text:p>0.662481307983398</text:p>
          </table:table-cell>
          <table:table-cell office:value-type="float" office:value="72.5859909057617" calcext:value-type="float">
            <text:p>72.585990905761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6" calcext:value-type="float">
            <text:p>236</text:p>
          </table:table-cell>
          <table:table-cell office:value-type="float" office:value="0.389384269714355" calcext:value-type="float">
            <text:p>0.389384269714355</text:p>
          </table:table-cell>
          <table:table-cell table:formula="of:=[.C238]+[.A238]" office:value-type="float" office:value="71.9371089935303" calcext:value-type="float">
            <text:p>71.9371089935303</text:p>
          </table:table-cell>
          <table:table-cell office:value-type="float" office:value="0.669104814529419" calcext:value-type="float">
            <text:p>0.669104814529419</text:p>
          </table:table-cell>
          <table:table-cell office:value-type="float" office:value="72.6062138080597" calcext:value-type="float">
            <text:p>72.606213808059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7" calcext:value-type="float">
            <text:p>237</text:p>
          </table:table-cell>
          <table:table-cell office:value-type="float" office:value="0.343336343765259" calcext:value-type="float">
            <text:p>0.343336343765259</text:p>
          </table:table-cell>
          <table:table-cell table:formula="of:=[.C239]+[.A239]" office:value-type="float" office:value="71.8910610675812" calcext:value-type="float">
            <text:p>71.8910610675812</text:p>
          </table:table-cell>
          <table:table-cell office:value-type="float" office:value="0.481731653213501" calcext:value-type="float">
            <text:p>0.481731653213501</text:p>
          </table:table-cell>
          <table:table-cell office:value-type="float" office:value="72.3727927207947" calcext:value-type="float">
            <text:p>72.372792720794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8" calcext:value-type="float">
            <text:p>238</text:p>
          </table:table-cell>
          <table:table-cell office:value-type="float" office:value="0.337819576263428" calcext:value-type="float">
            <text:p>0.337819576263428</text:p>
          </table:table-cell>
          <table:table-cell table:formula="of:=[.C240]+[.A240]" office:value-type="float" office:value="71.8855443000793" calcext:value-type="float">
            <text:p>71.8855443000793</text:p>
          </table:table-cell>
          <table:table-cell office:value-type="float" office:value="0.484378576278687" calcext:value-type="float">
            <text:p>0.484378576278687</text:p>
          </table:table-cell>
          <table:table-cell office:value-type="float" office:value="72.369922876358" calcext:value-type="float">
            <text:p>72.3699228763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9" calcext:value-type="float">
            <text:p>239</text:p>
          </table:table-cell>
          <table:table-cell office:value-type="float" office:value="0.327650785446167" calcext:value-type="float">
            <text:p>0.327650785446167</text:p>
          </table:table-cell>
          <table:table-cell table:formula="of:=[.C241]+[.A241]" office:value-type="float" office:value="71.8753755092621" calcext:value-type="float">
            <text:p>71.8753755092621</text:p>
          </table:table-cell>
          <table:table-cell office:value-type="float" office:value="0.47622013092041" calcext:value-type="float">
            <text:p>0.47622013092041</text:p>
          </table:table-cell>
          <table:table-cell office:value-type="float" office:value="72.3515956401825" calcext:value-type="float">
            <text:p>72.35159564018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0" calcext:value-type="float">
            <text:p>240</text:p>
          </table:table-cell>
          <table:table-cell office:value-type="float" office:value="1.21590900421143" calcext:value-type="float">
            <text:p>1.21590900421143</text:p>
          </table:table-cell>
          <table:table-cell table:formula="of:=[.C242]+[.A242]" office:value-type="float" office:value="72.7636337280273" calcext:value-type="float">
            <text:p>72.76363372802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5" calcext:value-type="float">
            <text:p>10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1" calcext:value-type="float">
            <text:p>241</text:p>
          </table:table-cell>
          <table:table-cell office:value-type="float" office:value="0.256453514099121" calcext:value-type="float">
            <text:p>0.256453514099121</text:p>
          </table:table-cell>
          <table:table-cell table:formula="of:=[.C243]+[.A243]" office:value-type="float" office:value="71.804178237915" calcext:value-type="float">
            <text:p>71.804178237915</text:p>
          </table:table-cell>
          <table:table-cell office:value-type="float" office:value="0.439509868621826" calcext:value-type="float">
            <text:p>0.439509868621826</text:p>
          </table:table-cell>
          <table:table-cell office:value-type="float" office:value="72.2436881065369" calcext:value-type="float">
            <text:p>72.2436881065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2" calcext:value-type="float">
            <text:p>242</text:p>
          </table:table-cell>
          <table:table-cell office:value-type="float" office:value="1.52253437042236" calcext:value-type="float">
            <text:p>1.52253437042236</text:p>
          </table:table-cell>
          <table:table-cell table:formula="of:=[.C244]+[.A244]" office:value-type="float" office:value="73.0702590942383" calcext:value-type="float">
            <text:p>73.07025909423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4" calcext:value-type="float">
            <text:p>11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3" calcext:value-type="float">
            <text:p>243</text:p>
          </table:table-cell>
          <table:table-cell office:value-type="float" office:value="0.380412340164185" calcext:value-type="float">
            <text:p>0.380412340164185</text:p>
          </table:table-cell>
          <table:table-cell table:formula="of:=[.C245]+[.A245]" office:value-type="float" office:value="71.9281370639801" calcext:value-type="float">
            <text:p>71.9281370639801</text:p>
          </table:table-cell>
          <table:table-cell office:value-type="float" office:value="0.774266958236694" calcext:value-type="float">
            <text:p>0.774266958236694</text:p>
          </table:table-cell>
          <table:table-cell office:value-type="float" office:value="72.7024040222168" calcext:value-type="float">
            <text:p>72.702404022216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4" calcext:value-type="float">
            <text:p>244</text:p>
          </table:table-cell>
          <table:table-cell office:value-type="float" office:value="0.436864376068115" calcext:value-type="float">
            <text:p>0.436864376068115</text:p>
          </table:table-cell>
          <table:table-cell table:formula="of:=[.C246]+[.A246]" office:value-type="float" office:value="71.984589099884" calcext:value-type="float">
            <text:p>71.984589099884</text:p>
          </table:table-cell>
          <table:table-cell office:value-type="float" office:value="1.07672524452209" calcext:value-type="float">
            <text:p>1.07672524452209</text:p>
          </table:table-cell>
          <table:table-cell office:value-type="float" office:value="73.0613143444061" calcext:value-type="float">
            <text:p>73.0613143444061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5" calcext:value-type="float">
            <text:p>245</text:p>
          </table:table-cell>
          <table:table-cell office:value-type="float" office:value="0.266427755355835" calcext:value-type="float">
            <text:p>0.266427755355835</text:p>
          </table:table-cell>
          <table:table-cell table:formula="of:=[.C247]+[.A247]" office:value-type="float" office:value="71.8141524791717" calcext:value-type="float">
            <text:p>71.8141524791717</text:p>
          </table:table-cell>
          <table:table-cell office:value-type="float" office:value="0.436475515365601" calcext:value-type="float">
            <text:p>0.436475515365601</text:p>
          </table:table-cell>
          <table:table-cell office:value-type="float" office:value="72.2506279945373" calcext:value-type="float">
            <text:p>72.2506279945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6" calcext:value-type="float">
            <text:p>246</text:p>
          </table:table-cell>
          <table:table-cell office:value-type="float" office:value="0.325263738632202" calcext:value-type="float">
            <text:p>0.325263738632202</text:p>
          </table:table-cell>
          <table:table-cell table:formula="of:=[.C248]+[.A248]" office:value-type="float" office:value="71.8729884624481" calcext:value-type="float">
            <text:p>71.8729884624481</text:p>
          </table:table-cell>
          <table:table-cell office:value-type="float" office:value="0.501790523529053" calcext:value-type="float">
            <text:p>0.501790523529053</text:p>
          </table:table-cell>
          <table:table-cell office:value-type="float" office:value="72.3747789859772" calcext:value-type="float">
            <text:p>72.374778985977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7" calcext:value-type="float">
            <text:p>247</text:p>
          </table:table-cell>
          <table:table-cell office:value-type="float" office:value="0.479979515075684" calcext:value-type="float">
            <text:p>0.479979515075684</text:p>
          </table:table-cell>
          <table:table-cell table:formula="of:=[.C249]+[.A249]" office:value-type="float" office:value="72.0277042388916" calcext:value-type="float">
            <text:p>72.0277042388916</text:p>
          </table:table-cell>
          <table:table-cell office:value-type="float" office:value="1.21756649017334" calcext:value-type="float">
            <text:p>1.21756649017334</text:p>
          </table:table-cell>
          <table:table-cell office:value-type="float" office:value="73.2452707290649" calcext:value-type="float">
            <text:p>73.2452707290649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8" calcext:value-type="float">
            <text:p>248</text:p>
          </table:table-cell>
          <table:table-cell office:value-type="float" office:value="0.338014364242554" calcext:value-type="float">
            <text:p>0.338014364242554</text:p>
          </table:table-cell>
          <table:table-cell table:formula="of:=[.C250]+[.A250]" office:value-type="float" office:value="71.8857390880585" calcext:value-type="float">
            <text:p>71.8857390880585</text:p>
          </table:table-cell>
          <table:table-cell office:value-type="float" office:value="0.6539306640625" calcext:value-type="float">
            <text:p>0.6539306640625</text:p>
          </table:table-cell>
          <table:table-cell office:value-type="float" office:value="72.539669752121" calcext:value-type="float">
            <text:p>72.5396697521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9" calcext:value-type="float">
            <text:p>249</text:p>
          </table:table-cell>
          <table:table-cell office:value-type="float" office:value="1.44457149505615" calcext:value-type="float">
            <text:p>1.44457149505615</text:p>
          </table:table-cell>
          <table:table-cell table:formula="of:=[.C251]+[.A251]" office:value-type="float" office:value="72.9922962188721" calcext:value-type="float">
            <text:p>72.99229621887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4" calcext:value-type="float">
            <text:p>11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0" calcext:value-type="float">
            <text:p>250</text:p>
          </table:table-cell>
          <table:table-cell office:value-type="float" office:value="0.86468505859375" calcext:value-type="float">
            <text:p>0.86468505859375</text:p>
          </table:table-cell>
          <table:table-cell table:formula="of:=[.C252]+[.A252]" office:value-type="float" office:value="72.4124097824097" calcext:value-type="float">
            <text:p>72.4124097824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7" calcext:value-type="float">
            <text:p>9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1" calcext:value-type="float">
            <text:p>251</text:p>
          </table:table-cell>
          <table:table-cell office:value-type="float" office:value="0.663993358612061" calcext:value-type="float">
            <text:p>0.663993358612061</text:p>
          </table:table-cell>
          <table:table-cell table:formula="of:=[.C253]+[.A253]" office:value-type="float" office:value="72.211718082428" calcext:value-type="float">
            <text:p>72.211718082428</text:p>
          </table:table-cell>
          <table:table-cell office:value-type="float" office:value="60.1695079803467" calcext:value-type="float">
            <text:p>60.1695079803467</text:p>
          </table:table-cell>
          <table:table-cell office:value-type="float" office:value="132.381226062775" calcext:value-type="float">
            <text:p>132.38122606277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2" calcext:value-type="float">
            <text:p>252</text:p>
          </table:table-cell>
          <table:table-cell office:value-type="float" office:value="0.358051776885986" calcext:value-type="float">
            <text:p>0.358051776885986</text:p>
          </table:table-cell>
          <table:table-cell table:formula="of:=[.C254]+[.A254]" office:value-type="float" office:value="71.9057765007019" calcext:value-type="float">
            <text:p>71.9057765007019</text:p>
          </table:table-cell>
          <table:table-cell office:value-type="float" office:value="0.67279839515686" calcext:value-type="float">
            <text:p>0.67279839515686</text:p>
          </table:table-cell>
          <table:table-cell office:value-type="float" office:value="72.5785748958588" calcext:value-type="float">
            <text:p>72.578574895858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3" calcext:value-type="float">
            <text:p>253</text:p>
          </table:table-cell>
          <table:table-cell office:value-type="float" office:value="1.29803371429443" calcext:value-type="float">
            <text:p>1.29803371429443</text:p>
          </table:table-cell>
          <table:table-cell table:formula="of:=[.C255]+[.A255]" office:value-type="float" office:value="72.8457584381103" calcext:value-type="float">
            <text:p>72.84575843811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1" calcext:value-type="float">
            <text:p>12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4" calcext:value-type="float">
            <text:p>254</text:p>
          </table:table-cell>
          <table:table-cell office:value-type="float" office:value="0.419260501861572" calcext:value-type="float">
            <text:p>0.419260501861572</text:p>
          </table:table-cell>
          <table:table-cell table:formula="of:=[.C256]+[.A256]" office:value-type="float" office:value="71.9669852256775" calcext:value-type="float">
            <text:p>71.9669852256775</text:p>
          </table:table-cell>
          <table:table-cell office:value-type="float" office:value="0.876354694366455" calcext:value-type="float">
            <text:p>0.876354694366455</text:p>
          </table:table-cell>
          <table:table-cell office:value-type="float" office:value="72.8433399200439" calcext:value-type="float">
            <text:p>72.843339920043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5" calcext:value-type="float">
            <text:p>255</text:p>
          </table:table-cell>
          <table:table-cell office:value-type="float" office:value="2.30577182769775" calcext:value-type="float">
            <text:p>2.30577182769775</text:p>
          </table:table-cell>
          <table:table-cell table:formula="of:=[.C257]+[.A257]" office:value-type="float" office:value="73.8534965515137" calcext:value-type="float">
            <text:p>73.85349655151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1" calcext:value-type="float">
            <text:p>14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6" calcext:value-type="float">
            <text:p>256</text:p>
          </table:table-cell>
          <table:table-cell office:value-type="float" office:value="0.432647943496704" calcext:value-type="float">
            <text:p>0.432647943496704</text:p>
          </table:table-cell>
          <table:table-cell table:formula="of:=[.C258]+[.A258]" office:value-type="float" office:value="71.9803726673126" calcext:value-type="float">
            <text:p>71.9803726673126</text:p>
          </table:table-cell>
          <table:table-cell office:value-type="float" office:value="172.821340322495" calcext:value-type="float">
            <text:p>172.821340322495</text:p>
          </table:table-cell>
          <table:table-cell office:value-type="float" office:value="244.801712989808" calcext:value-type="float">
            <text:p>244.801712989808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7" calcext:value-type="float">
            <text:p>257</text:p>
          </table:table-cell>
          <table:table-cell office:value-type="float" office:value="1.31475448608398" calcext:value-type="float">
            <text:p>1.31475448608398</text:p>
          </table:table-cell>
          <table:table-cell table:formula="of:=[.C259]+[.A259]" office:value-type="float" office:value="72.8624792098999" calcext:value-type="float">
            <text:p>72.86247920989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8" calcext:value-type="float">
            <text:p>258</text:p>
          </table:table-cell>
          <table:table-cell office:value-type="float" office:value="0.567654132843018" calcext:value-type="float">
            <text:p>0.567654132843018</text:p>
          </table:table-cell>
          <table:table-cell table:formula="of:=[.C260]+[.A260]" office:value-type="float" office:value="72.1153788566589" calcext:value-type="float">
            <text:p>72.1153788566589</text:p>
          </table:table-cell>
          <table:table-cell office:value-type="float" office:value="1.81503629684448" calcext:value-type="float">
            <text:p>1.81503629684448</text:p>
          </table:table-cell>
          <table:table-cell office:value-type="float" office:value="73.9304151535034" calcext:value-type="float">
            <text:p>73.9304151535034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9" calcext:value-type="float">
            <text:p>259</text:p>
          </table:table-cell>
          <table:table-cell office:value-type="float" office:value="0.340556859970093" calcext:value-type="float">
            <text:p>0.340556859970093</text:p>
          </table:table-cell>
          <table:table-cell table:formula="of:=[.C261]+[.A261]" office:value-type="float" office:value="71.888281583786" calcext:value-type="float">
            <text:p>71.888281583786</text:p>
          </table:table-cell>
          <table:table-cell office:value-type="float" office:value="0.555455923080444" calcext:value-type="float">
            <text:p>0.555455923080444</text:p>
          </table:table-cell>
          <table:table-cell office:value-type="float" office:value="72.4437375068664" calcext:value-type="float">
            <text:p>72.44373750686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0" calcext:value-type="float">
            <text:p>260</text:p>
          </table:table-cell>
          <table:table-cell office:value-type="float" office:value="0.380424022674561" calcext:value-type="float">
            <text:p>0.380424022674561</text:p>
          </table:table-cell>
          <table:table-cell table:formula="of:=[.C262]+[.A262]" office:value-type="float" office:value="71.9281487464905" calcext:value-type="float">
            <text:p>71.9281487464905</text:p>
          </table:table-cell>
          <table:table-cell office:value-type="float" office:value="0.67366623878479" calcext:value-type="float">
            <text:p>0.67366623878479</text:p>
          </table:table-cell>
          <table:table-cell office:value-type="float" office:value="72.6018149852753" calcext:value-type="float">
            <text:p>72.60181498527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1" calcext:value-type="float">
            <text:p>261</text:p>
          </table:table-cell>
          <table:table-cell office:value-type="float" office:value="0.39048957824707" calcext:value-type="float">
            <text:p>0.39048957824707</text:p>
          </table:table-cell>
          <table:table-cell table:formula="of:=[.C263]+[.A263]" office:value-type="float" office:value="71.938214302063" calcext:value-type="float">
            <text:p>71.938214302063</text:p>
          </table:table-cell>
          <table:table-cell office:value-type="float" office:value="0.692710161209106" calcext:value-type="float">
            <text:p>0.692710161209106</text:p>
          </table:table-cell>
          <table:table-cell office:value-type="float" office:value="72.6309244632721" calcext:value-type="float">
            <text:p>72.63092446327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2" calcext:value-type="float">
            <text:p>262</text:p>
          </table:table-cell>
          <table:table-cell office:value-type="float" office:value="0.448315382003784" calcext:value-type="float">
            <text:p>0.448315382003784</text:p>
          </table:table-cell>
          <table:table-cell table:formula="of:=[.C264]+[.A264]" office:value-type="float" office:value="71.9960401058197" calcext:value-type="float">
            <text:p>71.9960401058197</text:p>
          </table:table-cell>
          <table:table-cell office:value-type="float" office:value="14.4786086082459" calcext:value-type="float">
            <text:p>14.4786086082459</text:p>
          </table:table-cell>
          <table:table-cell office:value-type="float" office:value="86.4746487140656" calcext:value-type="float">
            <text:p>86.474648714065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3" calcext:value-type="float">
            <text:p>263</text:p>
          </table:table-cell>
          <table:table-cell office:value-type="float" office:value="0.365624189376831" calcext:value-type="float">
            <text:p>0.365624189376831</text:p>
          </table:table-cell>
          <table:table-cell table:formula="of:=[.C265]+[.A265]" office:value-type="float" office:value="71.9133489131927" calcext:value-type="float">
            <text:p>71.9133489131927</text:p>
          </table:table-cell>
          <table:table-cell office:value-type="float" office:value="0.48718786239624" calcext:value-type="float">
            <text:p>0.48718786239624</text:p>
          </table:table-cell>
          <table:table-cell office:value-type="float" office:value="72.400536775589" calcext:value-type="float">
            <text:p>72.40053677558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4" calcext:value-type="float">
            <text:p>264</text:p>
          </table:table-cell>
          <table:table-cell office:value-type="float" office:value="0.401664257049561" calcext:value-type="float">
            <text:p>0.401664257049561</text:p>
          </table:table-cell>
          <table:table-cell table:formula="of:=[.C266]+[.A266]" office:value-type="float" office:value="71.9493889808655" calcext:value-type="float">
            <text:p>71.9493889808655</text:p>
          </table:table-cell>
          <table:table-cell office:value-type="float" office:value="0.651830911636353" calcext:value-type="float">
            <text:p>0.651830911636353</text:p>
          </table:table-cell>
          <table:table-cell office:value-type="float" office:value="72.6012198925018" calcext:value-type="float">
            <text:p>72.601219892501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5" calcext:value-type="float">
            <text:p>265</text:p>
          </table:table-cell>
          <table:table-cell office:value-type="float" office:value="0.356328248977661" calcext:value-type="float">
            <text:p>0.356328248977661</text:p>
          </table:table-cell>
          <table:table-cell table:formula="of:=[.C267]+[.A267]" office:value-type="float" office:value="71.9040529727936" calcext:value-type="float">
            <text:p>71.9040529727936</text:p>
          </table:table-cell>
          <table:table-cell office:value-type="float" office:value="0.475180149078369" calcext:value-type="float">
            <text:p>0.475180149078369</text:p>
          </table:table-cell>
          <table:table-cell office:value-type="float" office:value="72.3792331218719" calcext:value-type="float">
            <text:p>72.37923312187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6" calcext:value-type="float">
            <text:p>266</text:p>
          </table:table-cell>
          <table:table-cell office:value-type="float" office:value="0.379098653793335" calcext:value-type="float">
            <text:p>0.379098653793335</text:p>
          </table:table-cell>
          <table:table-cell table:formula="of:=[.C268]+[.A268]" office:value-type="float" office:value="71.9268233776092" calcext:value-type="float">
            <text:p>71.9268233776092</text:p>
          </table:table-cell>
          <table:table-cell office:value-type="float" office:value="0.752328395843506" calcext:value-type="float">
            <text:p>0.752328395843506</text:p>
          </table:table-cell>
          <table:table-cell office:value-type="float" office:value="72.6791517734527" calcext:value-type="float">
            <text:p>72.679151773452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7" calcext:value-type="float">
            <text:p>267</text:p>
          </table:table-cell>
          <table:table-cell office:value-type="float" office:value="0.363046407699585" calcext:value-type="float">
            <text:p>0.363046407699585</text:p>
          </table:table-cell>
          <table:table-cell table:formula="of:=[.C269]+[.A269]" office:value-type="float" office:value="71.9107711315155" calcext:value-type="float">
            <text:p>71.9107711315155</text:p>
          </table:table-cell>
          <table:table-cell office:value-type="float" office:value="0.709506034851074" calcext:value-type="float">
            <text:p>0.709506034851074</text:p>
          </table:table-cell>
          <table:table-cell office:value-type="float" office:value="72.6202771663666" calcext:value-type="float">
            <text:p>72.620277166366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8" calcext:value-type="float">
            <text:p>268</text:p>
          </table:table-cell>
          <table:table-cell office:value-type="float" office:value="0.341432809829712" calcext:value-type="float">
            <text:p>0.341432809829712</text:p>
          </table:table-cell>
          <table:table-cell table:formula="of:=[.C270]+[.A270]" office:value-type="float" office:value="71.8891575336456" calcext:value-type="float">
            <text:p>71.8891575336456</text:p>
          </table:table-cell>
          <table:table-cell office:value-type="float" office:value="0.631817817687988" calcext:value-type="float">
            <text:p>0.631817817687988</text:p>
          </table:table-cell>
          <table:table-cell office:value-type="float" office:value="72.5209753513336" calcext:value-type="float">
            <text:p>72.52097535133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9" calcext:value-type="float">
            <text:p>269</text:p>
          </table:table-cell>
          <table:table-cell office:value-type="float" office:value="0.395151853561401" calcext:value-type="float">
            <text:p>0.395151853561401</text:p>
          </table:table-cell>
          <table:table-cell table:formula="of:=[.C271]+[.A271]" office:value-type="float" office:value="71.9428765773773" calcext:value-type="float">
            <text:p>71.9428765773773</text:p>
          </table:table-cell>
          <table:table-cell office:value-type="float" office:value="1.10420060157776" calcext:value-type="float">
            <text:p>1.10420060157776</text:p>
          </table:table-cell>
          <table:table-cell office:value-type="float" office:value="73.0470771789551" calcext:value-type="float">
            <text:p>73.0470771789551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0" calcext:value-type="float">
            <text:p>270</text:p>
          </table:table-cell>
          <table:table-cell office:value-type="float" office:value="0.387930870056152" calcext:value-type="float">
            <text:p>0.387930870056152</text:p>
          </table:table-cell>
          <table:table-cell table:formula="of:=[.C272]+[.A272]" office:value-type="float" office:value="71.9356555938721" calcext:value-type="float">
            <text:p>71.9356555938721</text:p>
          </table:table-cell>
          <table:table-cell office:value-type="float" office:value="0.692547798156738" calcext:value-type="float">
            <text:p>0.692547798156738</text:p>
          </table:table-cell>
          <table:table-cell office:value-type="float" office:value="72.6282033920288" calcext:value-type="float">
            <text:p>72.628203392028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1" calcext:value-type="float">
            <text:p>271</text:p>
          </table:table-cell>
          <table:table-cell office:value-type="float" office:value="3.01732134819031" calcext:value-type="float">
            <text:p>3.01732134819031</text:p>
          </table:table-cell>
          <table:table-cell table:formula="of:=[.C273]+[.A273]" office:value-type="float" office:value="74.5650460720062" calcext:value-type="float">
            <text:p>74.5650460720062</text:p>
          </table:table-cell>
          <table:table-cell office:value-type="float" office:value="0.707491159439087" calcext:value-type="float">
            <text:p>0.707491159439087</text:p>
          </table:table-cell>
          <table:table-cell office:value-type="float" office:value="75.2725372314453" calcext:value-type="float">
            <text:p>75.272537231445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2" calcext:value-type="float">
            <text:p>272</text:p>
          </table:table-cell>
          <table:table-cell office:value-type="float" office:value="0.47817850112915" calcext:value-type="float">
            <text:p>0.47817850112915</text:p>
          </table:table-cell>
          <table:table-cell table:formula="of:=[.C274]+[.A274]" office:value-type="float" office:value="72.0259032249451" calcext:value-type="float">
            <text:p>72.0259032249451</text:p>
          </table:table-cell>
          <table:table-cell office:value-type="float" office:value="1.87764835357666" calcext:value-type="float">
            <text:p>1.87764835357666</text:p>
          </table:table-cell>
          <table:table-cell office:value-type="float" office:value="73.9035515785217" calcext:value-type="float">
            <text:p>73.9035515785217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3" calcext:value-type="float">
            <text:p>273</text:p>
          </table:table-cell>
          <table:table-cell office:value-type="float" office:value="0.351568937301636" calcext:value-type="float">
            <text:p>0.351568937301636</text:p>
          </table:table-cell>
          <table:table-cell table:formula="of:=[.C275]+[.A275]" office:value-type="float" office:value="71.8992936611175" calcext:value-type="float">
            <text:p>71.8992936611175</text:p>
          </table:table-cell>
          <table:table-cell office:value-type="float" office:value="0.617470264434815" calcext:value-type="float">
            <text:p>0.617470264434815</text:p>
          </table:table-cell>
          <table:table-cell office:value-type="float" office:value="72.5167639255524" calcext:value-type="float">
            <text:p>72.51676392555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4" calcext:value-type="float">
            <text:p>274</text:p>
          </table:table-cell>
          <table:table-cell office:value-type="float" office:value="1.90186047554016" calcext:value-type="float">
            <text:p>1.90186047554016</text:p>
          </table:table-cell>
          <table:table-cell table:formula="of:=[.C276]+[.A276]" office:value-type="float" office:value="73.4495851993561" calcext:value-type="float">
            <text:p>73.44958519935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53" calcext:value-type="float">
            <text:p>14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5" calcext:value-type="float">
            <text:p>275</text:p>
          </table:table-cell>
          <table:table-cell office:value-type="float" office:value="0.412248373031616" calcext:value-type="float">
            <text:p>0.412248373031616</text:p>
          </table:table-cell>
          <table:table-cell table:formula="of:=[.C277]+[.A277]" office:value-type="float" office:value="71.9599730968475" calcext:value-type="float">
            <text:p>71.9599730968475</text:p>
          </table:table-cell>
          <table:table-cell office:value-type="float" office:value="0.738702297210693" calcext:value-type="float">
            <text:p>0.738702297210693</text:p>
          </table:table-cell>
          <table:table-cell office:value-type="float" office:value="72.6986753940582" calcext:value-type="float">
            <text:p>72.698675394058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6" calcext:value-type="float">
            <text:p>276</text:p>
          </table:table-cell>
          <table:table-cell office:value-type="float" office:value="0.33969259262085" calcext:value-type="float">
            <text:p>0.33969259262085</text:p>
          </table:table-cell>
          <table:table-cell table:formula="of:=[.C278]+[.A278]" office:value-type="float" office:value="71.8874173164368" calcext:value-type="float">
            <text:p>71.8874173164368</text:p>
          </table:table-cell>
          <table:table-cell office:value-type="float" office:value="0.477652311325073" calcext:value-type="float">
            <text:p>0.477652311325073</text:p>
          </table:table-cell>
          <table:table-cell office:value-type="float" office:value="72.3650696277618" calcext:value-type="float">
            <text:p>72.36506962776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7" calcext:value-type="float">
            <text:p>277</text:p>
          </table:table-cell>
          <table:table-cell office:value-type="float" office:value="0.349929571151733" calcext:value-type="float">
            <text:p>0.349929571151733</text:p>
          </table:table-cell>
          <table:table-cell table:formula="of:=[.C279]+[.A279]" office:value-type="float" office:value="71.8976542949676" calcext:value-type="float">
            <text:p>71.8976542949676</text:p>
          </table:table-cell>
          <table:table-cell office:value-type="float" office:value="0.590492010116577" calcext:value-type="float">
            <text:p>0.590492010116577</text:p>
          </table:table-cell>
          <table:table-cell office:value-type="float" office:value="72.4881463050842" calcext:value-type="float">
            <text:p>72.48814630508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8" calcext:value-type="float">
            <text:p>278</text:p>
          </table:table-cell>
          <table:table-cell office:value-type="float" office:value="0.370599985122681" calcext:value-type="float">
            <text:p>0.370599985122681</text:p>
          </table:table-cell>
          <table:table-cell table:formula="of:=[.C280]+[.A280]" office:value-type="float" office:value="71.9183247089386" calcext:value-type="float">
            <text:p>71.9183247089386</text:p>
          </table:table-cell>
          <table:table-cell office:value-type="float" office:value="0.538499355316162" calcext:value-type="float">
            <text:p>0.538499355316162</text:p>
          </table:table-cell>
          <table:table-cell office:value-type="float" office:value="72.4568240642548" calcext:value-type="float">
            <text:p>72.45682406425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9" calcext:value-type="float">
            <text:p>279</text:p>
          </table:table-cell>
          <table:table-cell office:value-type="float" office:value="0.499062776565552" calcext:value-type="float">
            <text:p>0.499062776565552</text:p>
          </table:table-cell>
          <table:table-cell table:formula="of:=[.C281]+[.A281]" office:value-type="float" office:value="72.0467875003815" calcext:value-type="float">
            <text:p>72.0467875003815</text:p>
          </table:table-cell>
          <table:table-cell office:value-type="float" office:value="1.43895268440247" calcext:value-type="float">
            <text:p>1.43895268440247</text:p>
          </table:table-cell>
          <table:table-cell office:value-type="float" office:value="73.4857401847839" calcext:value-type="float">
            <text:p>73.485740184783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0" calcext:value-type="float">
            <text:p>280</text:p>
          </table:table-cell>
          <table:table-cell office:value-type="float" office:value="0.416636228561401" calcext:value-type="float">
            <text:p>0.416636228561401</text:p>
          </table:table-cell>
          <table:table-cell table:formula="of:=[.C282]+[.A282]" office:value-type="float" office:value="71.9643609523773" calcext:value-type="float">
            <text:p>71.9643609523773</text:p>
          </table:table-cell>
          <table:table-cell office:value-type="float" office:value="0.909828901290894" calcext:value-type="float">
            <text:p>0.909828901290894</text:p>
          </table:table-cell>
          <table:table-cell office:value-type="float" office:value="72.8741898536682" calcext:value-type="float">
            <text:p>72.874189853668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1" calcext:value-type="float">
            <text:p>281</text:p>
          </table:table-cell>
          <table:table-cell office:value-type="float" office:value="1.55826663970947" calcext:value-type="float">
            <text:p>1.55826663970947</text:p>
          </table:table-cell>
          <table:table-cell table:formula="of:=[.C283]+[.A283]" office:value-type="float" office:value="73.1059913635254" calcext:value-type="float">
            <text:p>73.10599136352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9" calcext:value-type="float">
            <text:p>14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2" calcext:value-type="float">
            <text:p>282</text:p>
          </table:table-cell>
          <table:table-cell office:value-type="float" office:value="1.62324118614197" calcext:value-type="float">
            <text:p>1.62324118614197</text:p>
          </table:table-cell>
          <table:table-cell table:formula="of:=[.C284]+[.A284]" office:value-type="float" office:value="73.1709659099579" calcext:value-type="float">
            <text:p>73.1709659099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3" calcext:value-type="float">
            <text:p>11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3" calcext:value-type="float">
            <text:p>283</text:p>
          </table:table-cell>
          <table:table-cell office:value-type="float" office:value="0.518349647521973" calcext:value-type="float">
            <text:p>0.518349647521973</text:p>
          </table:table-cell>
          <table:table-cell table:formula="of:=[.C285]+[.A285]" office:value-type="float" office:value="72.0660743713379" calcext:value-type="float">
            <text:p>72.0660743713379</text:p>
          </table:table-cell>
          <table:table-cell office:value-type="float" office:value="1.7084858417511" calcext:value-type="float">
            <text:p>1.7084858417511</text:p>
          </table:table-cell>
          <table:table-cell office:value-type="float" office:value="73.774560213089" calcext:value-type="float">
            <text:p>73.774560213089</text:p>
          </table:table-cell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4" calcext:value-type="float">
            <text:p>284</text:p>
          </table:table-cell>
          <table:table-cell office:value-type="float" office:value="0.62373161315918" calcext:value-type="float">
            <text:p>0.62373161315918</text:p>
          </table:table-cell>
          <table:table-cell table:formula="of:=[.C286]+[.A286]" office:value-type="float" office:value="72.1714563369751" calcext:value-type="float">
            <text:p>72.17145633697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5" calcext:value-type="float">
            <text:p>285</text:p>
          </table:table-cell>
          <table:table-cell office:value-type="float" office:value="0.335160493850708" calcext:value-type="float">
            <text:p>0.335160493850708</text:p>
          </table:table-cell>
          <table:table-cell table:formula="of:=[.C287]+[.A287]" office:value-type="float" office:value="71.8828852176666" calcext:value-type="float">
            <text:p>71.8828852176666</text:p>
          </table:table-cell>
          <table:table-cell office:value-type="float" office:value="0.618574619293213" calcext:value-type="float">
            <text:p>0.618574619293213</text:p>
          </table:table-cell>
          <table:table-cell office:value-type="float" office:value="72.5014598369598" calcext:value-type="float">
            <text:p>72.50145983695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6" calcext:value-type="float">
            <text:p>286</text:p>
          </table:table-cell>
          <table:table-cell office:value-type="float" office:value="1.794278383255" calcext:value-type="float">
            <text:p>1.794278383255</text:p>
          </table:table-cell>
          <table:table-cell table:formula="of:=[.C288]+[.A288]" office:value-type="float" office:value="73.3420031070709" calcext:value-type="float">
            <text:p>73.34200310707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7" calcext:value-type="float">
            <text:p>287</text:p>
          </table:table-cell>
          <table:table-cell office:value-type="float" office:value="0.396075963973999" calcext:value-type="float">
            <text:p>0.396075963973999</text:p>
          </table:table-cell>
          <table:table-cell table:formula="of:=[.C289]+[.A289]" office:value-type="float" office:value="71.9438006877899" calcext:value-type="float">
            <text:p>71.9438006877899</text:p>
          </table:table-cell>
          <table:table-cell office:value-type="float" office:value="0.665869235992432" calcext:value-type="float">
            <text:p>0.665869235992432</text:p>
          </table:table-cell>
          <table:table-cell office:value-type="float" office:value="72.6096699237823" calcext:value-type="float">
            <text:p>72.60966992378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8" calcext:value-type="float">
            <text:p>288</text:p>
          </table:table-cell>
          <table:table-cell office:value-type="float" office:value="0.332530498504639" calcext:value-type="float">
            <text:p>0.332530498504639</text:p>
          </table:table-cell>
          <table:table-cell table:formula="of:=[.C290]+[.A290]" office:value-type="float" office:value="71.8802552223205" calcext:value-type="float">
            <text:p>71.8802552223205</text:p>
          </table:table-cell>
          <table:table-cell office:value-type="float" office:value="0.651755809783936" calcext:value-type="float">
            <text:p>0.651755809783936</text:p>
          </table:table-cell>
          <table:table-cell office:value-type="float" office:value="72.5320110321045" calcext:value-type="float">
            <text:p>72.532011032104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9" calcext:value-type="float">
            <text:p>289</text:p>
          </table:table-cell>
          <table:table-cell office:value-type="float" office:value="0.33819055557251" calcext:value-type="float">
            <text:p>0.33819055557251</text:p>
          </table:table-cell>
          <table:table-cell table:formula="of:=[.C291]+[.A291]" office:value-type="float" office:value="71.8859152793884" calcext:value-type="float">
            <text:p>71.8859152793884</text:p>
          </table:table-cell>
          <table:table-cell office:value-type="float" office:value="0.531771898269653" calcext:value-type="float">
            <text:p>0.531771898269653</text:p>
          </table:table-cell>
          <table:table-cell office:value-type="float" office:value="72.4176871776581" calcext:value-type="float">
            <text:p>72.417687177658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0" calcext:value-type="float">
            <text:p>290</text:p>
          </table:table-cell>
          <table:table-cell office:value-type="float" office:value="0.375893115997314" calcext:value-type="float">
            <text:p>0.375893115997314</text:p>
          </table:table-cell>
          <table:table-cell table:formula="of:=[.C292]+[.A292]" office:value-type="float" office:value="71.9236178398132" calcext:value-type="float">
            <text:p>71.9236178398132</text:p>
          </table:table-cell>
          <table:table-cell office:value-type="float" office:value="0.549056768417358" calcext:value-type="float">
            <text:p>0.549056768417358</text:p>
          </table:table-cell>
          <table:table-cell office:value-type="float" office:value="72.4726746082306" calcext:value-type="float">
            <text:p>72.472674608230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1" calcext:value-type="float">
            <text:p>291</text:p>
          </table:table-cell>
          <table:table-cell office:value-type="float" office:value="0.396799802780151" calcext:value-type="float">
            <text:p>0.396799802780151</text:p>
          </table:table-cell>
          <table:table-cell table:formula="of:=[.C293]+[.A293]" office:value-type="float" office:value="71.9445245265961" calcext:value-type="float">
            <text:p>71.9445245265961</text:p>
          </table:table-cell>
          <table:table-cell office:value-type="float" office:value="0.606886148452759" calcext:value-type="float">
            <text:p>0.606886148452759</text:p>
          </table:table-cell>
          <table:table-cell office:value-type="float" office:value="72.5514106750488" calcext:value-type="float">
            <text:p>72.551410675048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2" calcext:value-type="float">
            <text:p>292</text:p>
          </table:table-cell>
          <table:table-cell office:value-type="float" office:value="0.364259004592896" calcext:value-type="float">
            <text:p>0.364259004592896</text:p>
          </table:table-cell>
          <table:table-cell table:formula="of:=[.C294]+[.A294]" office:value-type="float" office:value="71.9119837284088" calcext:value-type="float">
            <text:p>71.9119837284088</text:p>
          </table:table-cell>
          <table:table-cell office:value-type="float" office:value="0.722529411315918" calcext:value-type="float">
            <text:p>0.722529411315918</text:p>
          </table:table-cell>
          <table:table-cell office:value-type="float" office:value="72.6345131397247" calcext:value-type="float">
            <text:p>72.634513139724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3" calcext:value-type="float">
            <text:p>293</text:p>
          </table:table-cell>
          <table:table-cell office:value-type="float" office:value="0.365736246109009" calcext:value-type="float">
            <text:p>0.365736246109009</text:p>
          </table:table-cell>
          <table:table-cell table:formula="of:=[.C295]+[.A295]" office:value-type="float" office:value="71.9134609699249" calcext:value-type="float">
            <text:p>71.9134609699249</text:p>
          </table:table-cell>
          <table:table-cell office:value-type="float" office:value="0.639248847961426" calcext:value-type="float">
            <text:p>0.639248847961426</text:p>
          </table:table-cell>
          <table:table-cell office:value-type="float" office:value="72.5527098178863" calcext:value-type="float">
            <text:p>72.55270981788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4" calcext:value-type="float">
            <text:p>294</text:p>
          </table:table-cell>
          <table:table-cell office:value-type="float" office:value="0.356666564941406" calcext:value-type="float">
            <text:p>0.356666564941406</text:p>
          </table:table-cell>
          <table:table-cell table:formula="of:=[.C296]+[.A296]" office:value-type="float" office:value="71.9043912887573" calcext:value-type="float">
            <text:p>71.9043912887573</text:p>
          </table:table-cell>
          <table:table-cell office:value-type="float" office:value="0.494183301925659" calcext:value-type="float">
            <text:p>0.494183301925659</text:p>
          </table:table-cell>
          <table:table-cell office:value-type="float" office:value="72.398574590683" calcext:value-type="float">
            <text:p>72.3985745906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5" calcext:value-type="float">
            <text:p>295</text:p>
          </table:table-cell>
          <table:table-cell office:value-type="float" office:value="1.66004467010498" calcext:value-type="float">
            <text:p>1.66004467010498</text:p>
          </table:table-cell>
          <table:table-cell table:formula="of:=[.C297]+[.A297]" office:value-type="float" office:value="73.2077693939209" calcext:value-type="float">
            <text:p>73.20776939392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6" calcext:value-type="float">
            <text:p>12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6" calcext:value-type="float">
            <text:p>296</text:p>
          </table:table-cell>
          <table:table-cell office:value-type="float" office:value="0.630981922149658" calcext:value-type="float">
            <text:p>0.630981922149658</text:p>
          </table:table-cell>
          <table:table-cell table:formula="of:=[.C298]+[.A298]" office:value-type="float" office:value="72.1787066459656" calcext:value-type="float">
            <text:p>72.1787066459656</text:p>
          </table:table-cell>
          <table:table-cell office:value-type="float" office:value="2.36095833778381" calcext:value-type="float">
            <text:p>2.36095833778381</text:p>
          </table:table-cell>
          <table:table-cell office:value-type="float" office:value="74.5396649837494" calcext:value-type="float">
            <text:p>74.5396649837494</text:p>
          </table:table-cell>
          <table:table-cell office:value-type="float" office:value="277" calcext:value-type="float">
            <text:p>27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7" calcext:value-type="float">
            <text:p>297</text:p>
          </table:table-cell>
          <table:table-cell office:value-type="float" office:value="0.364049434661865" calcext:value-type="float">
            <text:p>0.364049434661865</text:p>
          </table:table-cell>
          <table:table-cell table:formula="of:=[.C299]+[.A299]" office:value-type="float" office:value="71.9117741584778" calcext:value-type="float">
            <text:p>71.9117741584778</text:p>
          </table:table-cell>
          <table:table-cell office:value-type="float" office:value="0.565371036529541" calcext:value-type="float">
            <text:p>0.565371036529541</text:p>
          </table:table-cell>
          <table:table-cell office:value-type="float" office:value="72.4771451950073" calcext:value-type="float">
            <text:p>72.47714519500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8" calcext:value-type="float">
            <text:p>298</text:p>
          </table:table-cell>
          <table:table-cell office:value-type="float" office:value="0.263915777206421" calcext:value-type="float">
            <text:p>0.263915777206421</text:p>
          </table:table-cell>
          <table:table-cell table:formula="of:=[.C300]+[.A300]" office:value-type="float" office:value="71.8116405010223" calcext:value-type="float">
            <text:p>71.8116405010223</text:p>
          </table:table-cell>
          <table:table-cell office:value-type="float" office:value="0.446952104568481" calcext:value-type="float">
            <text:p>0.446952104568481</text:p>
          </table:table-cell>
          <table:table-cell office:value-type="float" office:value="72.2585926055908" calcext:value-type="float">
            <text:p>72.258592605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9" calcext:value-type="float">
            <text:p>299</text:p>
          </table:table-cell>
          <table:table-cell office:value-type="float" office:value="0.354050636291504" calcext:value-type="float">
            <text:p>0.354050636291504</text:p>
          </table:table-cell>
          <table:table-cell table:formula="of:=[.C301]+[.A301]" office:value-type="float" office:value="71.9017753601074" calcext:value-type="float">
            <text:p>71.9017753601074</text:p>
          </table:table-cell>
          <table:table-cell office:value-type="float" office:value="0.475525379180908" calcext:value-type="float">
            <text:p>0.475525379180908</text:p>
          </table:table-cell>
          <table:table-cell office:value-type="float" office:value="72.3773007392883" calcext:value-type="float">
            <text:p>72.37730073928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0" calcext:value-type="float">
            <text:p>300</text:p>
          </table:table-cell>
          <table:table-cell office:value-type="float" office:value="1.30414605140686" calcext:value-type="float">
            <text:p>1.30414605140686</text:p>
          </table:table-cell>
          <table:table-cell table:formula="of:=[.C302]+[.A302]" office:value-type="float" office:value="72.8518707752228" calcext:value-type="float">
            <text:p>72.85187077522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99" calcext:value-type="float">
            <text:p>10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1" calcext:value-type="float">
            <text:p>301</text:p>
          </table:table-cell>
          <table:table-cell office:value-type="float" office:value="0.304885387420654" calcext:value-type="float">
            <text:p>0.304885387420654</text:p>
          </table:table-cell>
          <table:table-cell table:formula="of:=[.C303]+[.A303]" office:value-type="float" office:value="71.8526101112366" calcext:value-type="float">
            <text:p>71.8526101112366</text:p>
          </table:table-cell>
          <table:table-cell office:value-type="float" office:value="0.435233592987061" calcext:value-type="float">
            <text:p>0.435233592987061</text:p>
          </table:table-cell>
          <table:table-cell office:value-type="float" office:value="72.2878437042236" calcext:value-type="float">
            <text:p>72.2878437042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2" calcext:value-type="float">
            <text:p>302</text:p>
          </table:table-cell>
          <table:table-cell office:value-type="float" office:value="1.19572281837463" calcext:value-type="float">
            <text:p>1.19572281837463</text:p>
          </table:table-cell>
          <table:table-cell table:formula="of:=[.C304]+[.A304]" office:value-type="float" office:value="72.7434475421905" calcext:value-type="float">
            <text:p>72.74344754219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3" calcext:value-type="float">
            <text:p>303</text:p>
          </table:table-cell>
          <table:table-cell office:value-type="float" office:value="1.01791667938232" calcext:value-type="float">
            <text:p>1.01791667938232</text:p>
          </table:table-cell>
          <table:table-cell table:formula="of:=[.C305]+[.A305]" office:value-type="float" office:value="72.5656414031982" calcext:value-type="float">
            <text:p>72.56564140319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4" calcext:value-type="float">
            <text:p>304</text:p>
          </table:table-cell>
          <table:table-cell office:value-type="float" office:value="0.263981103897095" calcext:value-type="float">
            <text:p>0.263981103897095</text:p>
          </table:table-cell>
          <table:table-cell table:formula="of:=[.C306]+[.A306]" office:value-type="float" office:value="71.811705827713" calcext:value-type="float">
            <text:p>71.811705827713</text:p>
          </table:table-cell>
          <table:table-cell office:value-type="float" office:value="0.438629627227783" calcext:value-type="float">
            <text:p>0.438629627227783</text:p>
          </table:table-cell>
          <table:table-cell office:value-type="float" office:value="72.2503354549408" calcext:value-type="float">
            <text:p>72.250335454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5" calcext:value-type="float">
            <text:p>305</text:p>
          </table:table-cell>
          <table:table-cell office:value-type="float" office:value="0.33978533744812" calcext:value-type="float">
            <text:p>0.33978533744812</text:p>
          </table:table-cell>
          <table:table-cell table:formula="of:=[.C307]+[.A307]" office:value-type="float" office:value="71.887510061264" calcext:value-type="float">
            <text:p>71.887510061264</text:p>
          </table:table-cell>
          <table:table-cell office:value-type="float" office:value="0.557060480117798" calcext:value-type="float">
            <text:p>0.557060480117798</text:p>
          </table:table-cell>
          <table:table-cell office:value-type="float" office:value="72.4445705413818" calcext:value-type="float">
            <text:p>72.44457054138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6" calcext:value-type="float">
            <text:p>306</text:p>
          </table:table-cell>
          <table:table-cell office:value-type="float" office:value="0.358353614807129" calcext:value-type="float">
            <text:p>0.358353614807129</text:p>
          </table:table-cell>
          <table:table-cell table:formula="of:=[.C308]+[.A308]" office:value-type="float" office:value="71.906078338623" calcext:value-type="float">
            <text:p>71.906078338623</text:p>
          </table:table-cell>
          <table:table-cell office:value-type="float" office:value="0.48123025894165" calcext:value-type="float">
            <text:p>0.48123025894165</text:p>
          </table:table-cell>
          <table:table-cell office:value-type="float" office:value="72.3873085975647" calcext:value-type="float">
            <text:p>72.38730859756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7" calcext:value-type="float">
            <text:p>307</text:p>
          </table:table-cell>
          <table:table-cell office:value-type="float" office:value="0.479205131530762" calcext:value-type="float">
            <text:p>0.479205131530762</text:p>
          </table:table-cell>
          <table:table-cell table:formula="of:=[.C309]+[.A309]" office:value-type="float" office:value="72.0269298553467" calcext:value-type="float">
            <text:p>72.0269298553467</text:p>
          </table:table-cell>
          <table:table-cell office:value-type="float" office:value="1.80023574829102" calcext:value-type="float">
            <text:p>1.80023574829102</text:p>
          </table:table-cell>
          <table:table-cell office:value-type="float" office:value="73.8271656036377" calcext:value-type="float">
            <text:p>73.8271656036377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8" calcext:value-type="float">
            <text:p>308</text:p>
          </table:table-cell>
          <table:table-cell office:value-type="float" office:value="0.370916843414307" calcext:value-type="float">
            <text:p>0.370916843414307</text:p>
          </table:table-cell>
          <table:table-cell table:formula="of:=[.C310]+[.A310]" office:value-type="float" office:value="71.9186415672302" calcext:value-type="float">
            <text:p>71.9186415672302</text:p>
          </table:table-cell>
          <table:table-cell office:value-type="float" office:value="0.646002054214478" calcext:value-type="float">
            <text:p>0.646002054214478</text:p>
          </table:table-cell>
          <table:table-cell office:value-type="float" office:value="72.5646436214447" calcext:value-type="float">
            <text:p>72.564643621444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9" calcext:value-type="float">
            <text:p>309</text:p>
          </table:table-cell>
          <table:table-cell office:value-type="float" office:value="0.396612167358398" calcext:value-type="float">
            <text:p>0.396612167358398</text:p>
          </table:table-cell>
          <table:table-cell table:formula="of:=[.C311]+[.A311]" office:value-type="float" office:value="71.9443368911743" calcext:value-type="float">
            <text:p>71.9443368911743</text:p>
          </table:table-cell>
          <table:table-cell office:value-type="float" office:value="0.684810161590576" calcext:value-type="float">
            <text:p>0.684810161590576</text:p>
          </table:table-cell>
          <table:table-cell office:value-type="float" office:value="72.6291470527649" calcext:value-type="float">
            <text:p>72.62914705276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0" calcext:value-type="float">
            <text:p>310</text:p>
          </table:table-cell>
          <table:table-cell office:value-type="float" office:value="0.337541341781616" calcext:value-type="float">
            <text:p>0.337541341781616</text:p>
          </table:table-cell>
          <table:table-cell table:formula="of:=[.C312]+[.A312]" office:value-type="float" office:value="71.8852660655975" calcext:value-type="float">
            <text:p>71.8852660655975</text:p>
          </table:table-cell>
          <table:table-cell office:value-type="float" office:value="0.606380462646484" calcext:value-type="float">
            <text:p>0.606380462646484</text:p>
          </table:table-cell>
          <table:table-cell office:value-type="float" office:value="72.491646528244" calcext:value-type="float">
            <text:p>72.4916465282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1" calcext:value-type="float">
            <text:p>311</text:p>
          </table:table-cell>
          <table:table-cell office:value-type="float" office:value="0.446850538253784" calcext:value-type="float">
            <text:p>0.446850538253784</text:p>
          </table:table-cell>
          <table:table-cell table:formula="of:=[.C313]+[.A313]" office:value-type="float" office:value="71.9945752620697" calcext:value-type="float">
            <text:p>71.9945752620697</text:p>
          </table:table-cell>
          <table:table-cell office:value-type="float" office:value="0.910539388656616" calcext:value-type="float">
            <text:p>0.910539388656616</text:p>
          </table:table-cell>
          <table:table-cell office:value-type="float" office:value="72.9051146507263" calcext:value-type="float">
            <text:p>72.905114650726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2" calcext:value-type="float">
            <text:p>312</text:p>
          </table:table-cell>
          <table:table-cell office:value-type="float" office:value="0.255956172943115" calcext:value-type="float">
            <text:p>0.255956172943115</text:p>
          </table:table-cell>
          <table:table-cell table:formula="of:=[.C314]+[.A314]" office:value-type="float" office:value="71.803680896759" calcext:value-type="float">
            <text:p>71.803680896759</text:p>
          </table:table-cell>
          <table:table-cell office:value-type="float" office:value="0.451907396316528" calcext:value-type="float">
            <text:p>0.451907396316528</text:p>
          </table:table-cell>
          <table:table-cell office:value-type="float" office:value="72.2555882930756" calcext:value-type="float">
            <text:p>72.255588293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3" calcext:value-type="float">
            <text:p>313</text:p>
          </table:table-cell>
          <table:table-cell office:value-type="float" office:value="0.357083559036255" calcext:value-type="float">
            <text:p>0.357083559036255</text:p>
          </table:table-cell>
          <table:table-cell table:formula="of:=[.C315]+[.A315]" office:value-type="float" office:value="71.9048082828522" calcext:value-type="float">
            <text:p>71.9048082828522</text:p>
          </table:table-cell>
          <table:table-cell office:value-type="float" office:value="0.647611379623413" calcext:value-type="float">
            <text:p>0.647611379623413</text:p>
          </table:table-cell>
          <table:table-cell office:value-type="float" office:value="72.5524196624756" calcext:value-type="float">
            <text:p>72.55241966247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4" calcext:value-type="float">
            <text:p>314</text:p>
          </table:table-cell>
          <table:table-cell office:value-type="float" office:value="0.430168390274048" calcext:value-type="float">
            <text:p>0.430168390274048</text:p>
          </table:table-cell>
          <table:table-cell table:formula="of:=[.C316]+[.A316]" office:value-type="float" office:value="71.97789311409" calcext:value-type="float">
            <text:p>71.97789311409</text:p>
          </table:table-cell>
          <table:table-cell office:value-type="float" office:value="1.34326529502869" calcext:value-type="float">
            <text:p>1.34326529502869</text:p>
          </table:table-cell>
          <table:table-cell office:value-type="float" office:value="73.3211584091186" calcext:value-type="float">
            <text:p>73.321158409118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5" calcext:value-type="float">
            <text:p>315</text:p>
          </table:table-cell>
          <table:table-cell office:value-type="float" office:value="0.282922506332397" calcext:value-type="float">
            <text:p>0.282922506332397</text:p>
          </table:table-cell>
          <table:table-cell table:formula="of:=[.C317]+[.A317]" office:value-type="float" office:value="71.8306472301483" calcext:value-type="float">
            <text:p>71.8306472301483</text:p>
          </table:table-cell>
          <table:table-cell office:value-type="float" office:value="0.438605308532715" calcext:value-type="float">
            <text:p>0.438605308532715</text:p>
          </table:table-cell>
          <table:table-cell office:value-type="float" office:value="72.269252538681" calcext:value-type="float">
            <text:p>72.269252538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6" calcext:value-type="float">
            <text:p>316</text:p>
          </table:table-cell>
          <table:table-cell office:value-type="float" office:value="0.374280691146851" calcext:value-type="float">
            <text:p>0.374280691146851</text:p>
          </table:table-cell>
          <table:table-cell table:formula="of:=[.C318]+[.A318]" office:value-type="float" office:value="71.9220054149628" calcext:value-type="float">
            <text:p>71.9220054149628</text:p>
          </table:table-cell>
          <table:table-cell office:value-type="float" office:value="0.687058925628662" calcext:value-type="float">
            <text:p>0.687058925628662</text:p>
          </table:table-cell>
          <table:table-cell office:value-type="float" office:value="72.6090643405914" calcext:value-type="float">
            <text:p>72.609064340591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7" calcext:value-type="float">
            <text:p>317</text:p>
          </table:table-cell>
          <table:table-cell office:value-type="float" office:value="0.438028335571289" calcext:value-type="float">
            <text:p>0.438028335571289</text:p>
          </table:table-cell>
          <table:table-cell table:formula="of:=[.C319]+[.A319]" office:value-type="float" office:value="71.9857530593872" calcext:value-type="float">
            <text:p>71.9857530593872</text:p>
          </table:table-cell>
          <table:table-cell office:value-type="float" office:value="1.35799479484558" calcext:value-type="float">
            <text:p>1.35799479484558</text:p>
          </table:table-cell>
          <table:table-cell office:value-type="float" office:value="73.3437478542328" calcext:value-type="float">
            <text:p>73.3437478542328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8" calcext:value-type="float">
            <text:p>318</text:p>
          </table:table-cell>
          <table:table-cell office:value-type="float" office:value="0.353789567947388" calcext:value-type="float">
            <text:p>0.353789567947388</text:p>
          </table:table-cell>
          <table:table-cell table:formula="of:=[.C320]+[.A320]" office:value-type="float" office:value="71.9015142917633" calcext:value-type="float">
            <text:p>71.9015142917633</text:p>
          </table:table-cell>
          <table:table-cell office:value-type="float" office:value="0.613847255706787" calcext:value-type="float">
            <text:p>0.613847255706787</text:p>
          </table:table-cell>
          <table:table-cell office:value-type="float" office:value="72.5153615474701" calcext:value-type="float">
            <text:p>72.51536154747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9" calcext:value-type="float">
            <text:p>319</text:p>
          </table:table-cell>
          <table:table-cell office:value-type="float" office:value="0.350176095962524" calcext:value-type="float">
            <text:p>0.350176095962524</text:p>
          </table:table-cell>
          <table:table-cell table:formula="of:=[.C321]+[.A321]" office:value-type="float" office:value="71.8979008197784" calcext:value-type="float">
            <text:p>71.8979008197784</text:p>
          </table:table-cell>
          <table:table-cell office:value-type="float" office:value="0.547437191009522" calcext:value-type="float">
            <text:p>0.547437191009522</text:p>
          </table:table-cell>
          <table:table-cell office:value-type="float" office:value="72.445338010788" calcext:value-type="float">
            <text:p>72.4453380107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0" calcext:value-type="float">
            <text:p>320</text:p>
          </table:table-cell>
          <table:table-cell office:value-type="float" office:value="0.520068645477295" calcext:value-type="float">
            <text:p>0.520068645477295</text:p>
          </table:table-cell>
          <table:table-cell table:formula="of:=[.C322]+[.A322]" office:value-type="float" office:value="72.0677933692932" calcext:value-type="float">
            <text:p>72.0677933692932</text:p>
          </table:table-cell>
          <table:table-cell office:value-type="float" office:value="1.88797044754028" calcext:value-type="float">
            <text:p>1.88797044754028</text:p>
          </table:table-cell>
          <table:table-cell office:value-type="float" office:value="73.9557638168335" calcext:value-type="float">
            <text:p>73.955763816833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1" calcext:value-type="float">
            <text:p>321</text:p>
          </table:table-cell>
          <table:table-cell office:value-type="float" office:value="0.357911586761475" calcext:value-type="float">
            <text:p>0.357911586761475</text:p>
          </table:table-cell>
          <table:table-cell table:formula="of:=[.C323]+[.A323]" office:value-type="float" office:value="71.9056363105774" calcext:value-type="float">
            <text:p>71.9056363105774</text:p>
          </table:table-cell>
          <table:table-cell office:value-type="float" office:value="0.535204648971558" calcext:value-type="float">
            <text:p>0.535204648971558</text:p>
          </table:table-cell>
          <table:table-cell office:value-type="float" office:value="72.4408409595489" calcext:value-type="float">
            <text:p>72.44084095954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2" calcext:value-type="float">
            <text:p>322</text:p>
          </table:table-cell>
          <table:table-cell office:value-type="float" office:value="1.97836899757385" calcext:value-type="float">
            <text:p>1.97836899757385</text:p>
          </table:table-cell>
          <table:table-cell table:formula="of:=[.C324]+[.A324]" office:value-type="float" office:value="73.5260937213898" calcext:value-type="float">
            <text:p>73.52609372138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94" calcext:value-type="float">
            <text:p>17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3" calcext:value-type="float">
            <text:p>323</text:p>
          </table:table-cell>
          <table:table-cell office:value-type="float" office:value="0.404275417327881" calcext:value-type="float">
            <text:p>0.404275417327881</text:p>
          </table:table-cell>
          <table:table-cell table:formula="of:=[.C325]+[.A325]" office:value-type="float" office:value="71.9520001411438" calcext:value-type="float">
            <text:p>71.9520001411438</text:p>
          </table:table-cell>
          <table:table-cell office:value-type="float" office:value="0.722940683364868" calcext:value-type="float">
            <text:p>0.722940683364868</text:p>
          </table:table-cell>
          <table:table-cell office:value-type="float" office:value="72.6749408245087" calcext:value-type="float">
            <text:p>72.674940824508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4" calcext:value-type="float">
            <text:p>324</text:p>
          </table:table-cell>
          <table:table-cell office:value-type="float" office:value="0.367110013961792" calcext:value-type="float">
            <text:p>0.367110013961792</text:p>
          </table:table-cell>
          <table:table-cell table:formula="of:=[.C326]+[.A326]" office:value-type="float" office:value="71.9148347377777" calcext:value-type="float">
            <text:p>71.9148347377777</text:p>
          </table:table-cell>
          <table:table-cell office:value-type="float" office:value="0.532859086990356" calcext:value-type="float">
            <text:p>0.532859086990356</text:p>
          </table:table-cell>
          <table:table-cell office:value-type="float" office:value="72.4476938247681" calcext:value-type="float">
            <text:p>72.44769382476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5" calcext:value-type="float">
            <text:p>325</text:p>
          </table:table-cell>
          <table:table-cell office:value-type="float" office:value="0.42837405204773" calcext:value-type="float">
            <text:p>0.42837405204773</text:p>
          </table:table-cell>
          <table:table-cell table:formula="of:=[.C327]+[.A327]" office:value-type="float" office:value="71.9760987758636" calcext:value-type="float">
            <text:p>71.9760987758636</text:p>
          </table:table-cell>
          <table:table-cell office:value-type="float" office:value="6.2133994102478" calcext:value-type="float">
            <text:p>6.2133994102478</text:p>
          </table:table-cell>
          <table:table-cell office:value-type="float" office:value="78.1894981861114" calcext:value-type="float">
            <text:p>78.1894981861114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6" calcext:value-type="float">
            <text:p>326</text:p>
          </table:table-cell>
          <table:table-cell office:value-type="float" office:value="0.276931762695313" calcext:value-type="float">
            <text:p>0.276931762695313</text:p>
          </table:table-cell>
          <table:table-cell table:formula="of:=[.C328]+[.A328]" office:value-type="float" office:value="71.8246564865112" calcext:value-type="float">
            <text:p>71.8246564865112</text:p>
          </table:table-cell>
          <table:table-cell office:value-type="float" office:value="0.448861837387085" calcext:value-type="float">
            <text:p>0.448861837387085</text:p>
          </table:table-cell>
          <table:table-cell office:value-type="float" office:value="72.2735183238983" calcext:value-type="float">
            <text:p>72.2735183238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7" calcext:value-type="float">
            <text:p>327</text:p>
          </table:table-cell>
          <table:table-cell office:value-type="float" office:value="0.493964910507202" calcext:value-type="float">
            <text:p>0.493964910507202</text:p>
          </table:table-cell>
          <table:table-cell table:formula="of:=[.C329]+[.A329]" office:value-type="float" office:value="72.0416896343231" calcext:value-type="float">
            <text:p>72.0416896343231</text:p>
          </table:table-cell>
          <table:table-cell office:value-type="float" office:value="0.96636176109314" calcext:value-type="float">
            <text:p>0.96636176109314</text:p>
          </table:table-cell>
          <table:table-cell office:value-type="float" office:value="73.0080513954163" calcext:value-type="float">
            <text:p>73.0080513954163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8" calcext:value-type="float">
            <text:p>328</text:p>
          </table:table-cell>
          <table:table-cell office:value-type="float" office:value="2.05216908454895" calcext:value-type="float">
            <text:p>2.05216908454895</text:p>
          </table:table-cell>
          <table:table-cell table:formula="of:=[.C330]+[.A330]" office:value-type="float" office:value="73.5998938083649" calcext:value-type="float">
            <text:p>73.59989380836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5" calcext:value-type="float">
            <text:p>12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9" calcext:value-type="float">
            <text:p>329</text:p>
          </table:table-cell>
          <table:table-cell office:value-type="float" office:value="0.361820459365845" calcext:value-type="float">
            <text:p>0.361820459365845</text:p>
          </table:table-cell>
          <table:table-cell table:formula="of:=[.C331]+[.A331]" office:value-type="float" office:value="71.9095451831818" calcext:value-type="float">
            <text:p>71.9095451831818</text:p>
          </table:table-cell>
          <table:table-cell office:value-type="float" office:value="0.636438131332398" calcext:value-type="float">
            <text:p>0.636438131332398</text:p>
          </table:table-cell>
          <table:table-cell office:value-type="float" office:value="72.5459833145142" calcext:value-type="float">
            <text:p>72.54598331451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0" calcext:value-type="float">
            <text:p>330</text:p>
          </table:table-cell>
          <table:table-cell office:value-type="float" office:value="0.378369569778442" calcext:value-type="float">
            <text:p>0.378369569778442</text:p>
          </table:table-cell>
          <table:table-cell table:formula="of:=[.C332]+[.A332]" office:value-type="float" office:value="71.9260942935944" calcext:value-type="float">
            <text:p>71.9260942935944</text:p>
          </table:table-cell>
          <table:table-cell office:value-type="float" office:value="0.787823915481567" calcext:value-type="float">
            <text:p>0.787823915481567</text:p>
          </table:table-cell>
          <table:table-cell office:value-type="float" office:value="72.7139182090759" calcext:value-type="float">
            <text:p>72.71391820907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1" calcext:value-type="float">
            <text:p>331</text:p>
          </table:table-cell>
          <table:table-cell office:value-type="float" office:value="0.306626081466675" calcext:value-type="float">
            <text:p>0.306626081466675</text:p>
          </table:table-cell>
          <table:table-cell table:formula="of:=[.C333]+[.A333]" office:value-type="float" office:value="71.8543508052826" calcext:value-type="float">
            <text:p>71.8543508052826</text:p>
          </table:table-cell>
          <table:table-cell office:value-type="float" office:value="0.414162397384644" calcext:value-type="float">
            <text:p>0.414162397384644</text:p>
          </table:table-cell>
          <table:table-cell office:value-type="float" office:value="72.2685132026672" calcext:value-type="float">
            <text:p>72.2685132026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2" calcext:value-type="float">
            <text:p>332</text:p>
          </table:table-cell>
          <table:table-cell office:value-type="float" office:value="0.34428596496582" calcext:value-type="float">
            <text:p>0.34428596496582</text:p>
          </table:table-cell>
          <table:table-cell table:formula="of:=[.C334]+[.A334]" office:value-type="float" office:value="71.8920106887817" calcext:value-type="float">
            <text:p>71.8920106887817</text:p>
          </table:table-cell>
          <table:table-cell office:value-type="float" office:value="0.483274221420288" calcext:value-type="float">
            <text:p>0.483274221420288</text:p>
          </table:table-cell>
          <table:table-cell office:value-type="float" office:value="72.375284910202" calcext:value-type="float">
            <text:p>72.3752849102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3" calcext:value-type="float">
            <text:p>333</text:p>
          </table:table-cell>
          <table:table-cell office:value-type="float" office:value="0.359848976135254" calcext:value-type="float">
            <text:p>0.359848976135254</text:p>
          </table:table-cell>
          <table:table-cell table:formula="of:=[.C335]+[.A335]" office:value-type="float" office:value="71.9075736999512" calcext:value-type="float">
            <text:p>71.9075736999512</text:p>
          </table:table-cell>
          <table:table-cell office:value-type="float" office:value="0.807158470153809" calcext:value-type="float">
            <text:p>0.807158470153809</text:p>
          </table:table-cell>
          <table:table-cell office:value-type="float" office:value="72.714732170105" calcext:value-type="float">
            <text:p>72.714732170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4" calcext:value-type="float">
            <text:p>334</text:p>
          </table:table-cell>
          <table:table-cell office:value-type="float" office:value="0.280302286148071" calcext:value-type="float">
            <text:p>0.280302286148071</text:p>
          </table:table-cell>
          <table:table-cell table:formula="of:=[.C336]+[.A336]" office:value-type="float" office:value="71.828027009964" calcext:value-type="float">
            <text:p>71.828027009964</text:p>
          </table:table-cell>
          <table:table-cell office:value-type="float" office:value="0.4350905418396" calcext:value-type="float">
            <text:p>0.4350905418396</text:p>
          </table:table-cell>
          <table:table-cell office:value-type="float" office:value="72.2631175518036" calcext:value-type="float">
            <text:p>72.2631175518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5" calcext:value-type="float">
            <text:p>335</text:p>
          </table:table-cell>
          <table:table-cell office:value-type="float" office:value="0.387721300125122" calcext:value-type="float">
            <text:p>0.387721300125122</text:p>
          </table:table-cell>
          <table:table-cell table:formula="of:=[.C337]+[.A337]" office:value-type="float" office:value="71.935446023941" calcext:value-type="float">
            <text:p>71.935446023941</text:p>
          </table:table-cell>
          <table:table-cell office:value-type="float" office:value="1.15487122535706" calcext:value-type="float">
            <text:p>1.15487122535706</text:p>
          </table:table-cell>
          <table:table-cell office:value-type="float" office:value="73.0903172492981" calcext:value-type="float">
            <text:p>73.090317249298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6" calcext:value-type="float">
            <text:p>336</text:p>
          </table:table-cell>
          <table:table-cell office:value-type="float" office:value="4.61711096763611" calcext:value-type="float">
            <text:p>4.61711096763611</text:p>
          </table:table-cell>
          <table:table-cell table:formula="of:=[.C338]+[.A338]" office:value-type="float" office:value="76.164835691452" calcext:value-type="float">
            <text:p>76.1648356914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11" calcext:value-type="float">
            <text:p>12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7" calcext:value-type="float">
            <text:p>337</text:p>
          </table:table-cell>
          <table:table-cell office:value-type="float" office:value="0.446377992630005" calcext:value-type="float">
            <text:p>0.446377992630005</text:p>
          </table:table-cell>
          <table:table-cell table:formula="of:=[.C339]+[.A339]" office:value-type="float" office:value="71.9941027164459" calcext:value-type="float">
            <text:p>71.9941027164459</text:p>
          </table:table-cell>
          <table:table-cell office:value-type="float" office:value="0.992527008056641" calcext:value-type="float">
            <text:p>0.992527008056641</text:p>
          </table:table-cell>
          <table:table-cell office:value-type="float" office:value="72.9866297245026" calcext:value-type="float">
            <text:p>72.986629724502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8" calcext:value-type="float">
            <text:p>338</text:p>
          </table:table-cell>
          <table:table-cell office:value-type="float" office:value="0.344228744506836" calcext:value-type="float">
            <text:p>0.344228744506836</text:p>
          </table:table-cell>
          <table:table-cell table:formula="of:=[.C340]+[.A340]" office:value-type="float" office:value="71.8919534683227" calcext:value-type="float">
            <text:p>71.8919534683227</text:p>
          </table:table-cell>
          <table:table-cell office:value-type="float" office:value="0.602111339569092" calcext:value-type="float">
            <text:p>0.602111339569092</text:p>
          </table:table-cell>
          <table:table-cell office:value-type="float" office:value="72.4940648078918" calcext:value-type="float">
            <text:p>72.49406480789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9" calcext:value-type="float">
            <text:p>339</text:p>
          </table:table-cell>
          <table:table-cell office:value-type="float" office:value="0.382176876068115" calcext:value-type="float">
            <text:p>0.382176876068115</text:p>
          </table:table-cell>
          <table:table-cell table:formula="of:=[.C341]+[.A341]" office:value-type="float" office:value="71.929901599884" calcext:value-type="float">
            <text:p>71.929901599884</text:p>
          </table:table-cell>
          <table:table-cell office:value-type="float" office:value="0.737927436828613" calcext:value-type="float">
            <text:p>0.737927436828613</text:p>
          </table:table-cell>
          <table:table-cell office:value-type="float" office:value="72.6678290367126" calcext:value-type="float">
            <text:p>72.6678290367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0" calcext:value-type="float">
            <text:p>340</text:p>
          </table:table-cell>
          <table:table-cell office:value-type="float" office:value="2.03499674797058" calcext:value-type="float">
            <text:p>2.03499674797058</text:p>
          </table:table-cell>
          <table:table-cell table:formula="of:=[.C342]+[.A342]" office:value-type="float" office:value="73.5827214717865" calcext:value-type="float">
            <text:p>73.58272147178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33" calcext:value-type="float">
            <text:p>13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1" calcext:value-type="float">
            <text:p>341</text:p>
          </table:table-cell>
          <table:table-cell office:value-type="float" office:value="0.415278673171997" calcext:value-type="float">
            <text:p>0.415278673171997</text:p>
          </table:table-cell>
          <table:table-cell table:formula="of:=[.C343]+[.A343]" office:value-type="float" office:value="71.9630033969879" calcext:value-type="float">
            <text:p>71.9630033969879</text:p>
          </table:table-cell>
          <table:table-cell office:value-type="float" office:value="0.907837867736816" calcext:value-type="float">
            <text:p>0.907837867736816</text:p>
          </table:table-cell>
          <table:table-cell office:value-type="float" office:value="72.8708412647247" calcext:value-type="float">
            <text:p>72.870841264724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2" calcext:value-type="float">
            <text:p>342</text:p>
          </table:table-cell>
          <table:table-cell office:value-type="float" office:value="0.279338836669922" calcext:value-type="float">
            <text:p>0.279338836669922</text:p>
          </table:table-cell>
          <table:table-cell table:formula="of:=[.C344]+[.A344]" office:value-type="float" office:value="71.8270635604858" calcext:value-type="float">
            <text:p>71.8270635604858</text:p>
          </table:table-cell>
          <table:table-cell office:value-type="float" office:value="0.442199230194092" calcext:value-type="float">
            <text:p>0.442199230194092</text:p>
          </table:table-cell>
          <table:table-cell office:value-type="float" office:value="72.2692627906799" calcext:value-type="float">
            <text:p>72.2692627906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3" calcext:value-type="float">
            <text:p>343</text:p>
          </table:table-cell>
          <table:table-cell office:value-type="float" office:value="1.59148192405701" calcext:value-type="float">
            <text:p>1.59148192405701</text:p>
          </table:table-cell>
          <table:table-cell table:formula="of:=[.C345]+[.A345]" office:value-type="float" office:value="73.1392066478729" calcext:value-type="float">
            <text:p>73.13920664787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1" calcext:value-type="float">
            <text:p>11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4" calcext:value-type="float">
            <text:p>344</text:p>
          </table:table-cell>
          <table:table-cell office:value-type="float" office:value="0.350112438201904" calcext:value-type="float">
            <text:p>0.350112438201904</text:p>
          </table:table-cell>
          <table:table-cell table:formula="of:=[.C346]+[.A346]" office:value-type="float" office:value="71.8978371620178" calcext:value-type="float">
            <text:p>71.8978371620178</text:p>
          </table:table-cell>
          <table:table-cell office:value-type="float" office:value="0.496983051300049" calcext:value-type="float">
            <text:p>0.496983051300049</text:p>
          </table:table-cell>
          <table:table-cell office:value-type="float" office:value="72.3948202133179" calcext:value-type="float">
            <text:p>72.39482021331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5" calcext:value-type="float">
            <text:p>345</text:p>
          </table:table-cell>
          <table:table-cell office:value-type="float" office:value="0.410277128219605" calcext:value-type="float">
            <text:p>0.410277128219605</text:p>
          </table:table-cell>
          <table:table-cell table:formula="of:=[.C347]+[.A347]" office:value-type="float" office:value="71.9580018520355" calcext:value-type="float">
            <text:p>71.9580018520355</text:p>
          </table:table-cell>
          <table:table-cell office:value-type="float" office:value="0.873388290405273" calcext:value-type="float">
            <text:p>0.873388290405273</text:p>
          </table:table-cell>
          <table:table-cell office:value-type="float" office:value="72.8313901424408" calcext:value-type="float">
            <text:p>72.8313901424408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6" calcext:value-type="float">
            <text:p>346</text:p>
          </table:table-cell>
          <table:table-cell office:value-type="float" office:value="0.4213707447052" calcext:value-type="float">
            <text:p>0.4213707447052</text:p>
          </table:table-cell>
          <table:table-cell table:formula="of:=[.C348]+[.A348]" office:value-type="float" office:value="71.9690954685211" calcext:value-type="float">
            <text:p>71.9690954685211</text:p>
          </table:table-cell>
          <table:table-cell office:value-type="float" office:value="1.03818917274475" calcext:value-type="float">
            <text:p>1.03818917274475</text:p>
          </table:table-cell>
          <table:table-cell office:value-type="float" office:value="73.0072846412659" calcext:value-type="float">
            <text:p>73.0072846412659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7" calcext:value-type="float">
            <text:p>347</text:p>
          </table:table-cell>
          <table:table-cell office:value-type="float" office:value="0.366034746170044" calcext:value-type="float">
            <text:p>0.366034746170044</text:p>
          </table:table-cell>
          <table:table-cell table:formula="of:=[.C349]+[.A349]" office:value-type="float" office:value="71.913759469986" calcext:value-type="float">
            <text:p>71.913759469986</text:p>
          </table:table-cell>
          <table:table-cell office:value-type="float" office:value="0.65259575843811" calcext:value-type="float">
            <text:p>0.65259575843811</text:p>
          </table:table-cell>
          <table:table-cell office:value-type="float" office:value="72.5663552284241" calcext:value-type="float">
            <text:p>72.56635522842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8" calcext:value-type="float">
            <text:p>348</text:p>
          </table:table-cell>
          <table:table-cell office:value-type="float" office:value="0.396362066268921" calcext:value-type="float">
            <text:p>0.396362066268921</text:p>
          </table:table-cell>
          <table:table-cell table:formula="of:=[.C350]+[.A350]" office:value-type="float" office:value="71.9440867900848" calcext:value-type="float">
            <text:p>71.9440867900848</text:p>
          </table:table-cell>
          <table:table-cell office:value-type="float" office:value="0.824445009231567" calcext:value-type="float">
            <text:p>0.824445009231567</text:p>
          </table:table-cell>
          <table:table-cell office:value-type="float" office:value="72.7685317993164" calcext:value-type="float">
            <text:p>72.7685317993164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9" calcext:value-type="float">
            <text:p>349</text:p>
          </table:table-cell>
          <table:table-cell office:value-type="float" office:value="0.558045864105225" calcext:value-type="float">
            <text:p>0.558045864105225</text:p>
          </table:table-cell>
          <table:table-cell table:formula="of:=[.C351]+[.A351]" office:value-type="float" office:value="72.1057705879211" calcext:value-type="float">
            <text:p>72.1057705879211</text:p>
          </table:table-cell>
          <table:table-cell office:value-type="float" office:value="1.90463209152222" calcext:value-type="float">
            <text:p>1.90463209152222</text:p>
          </table:table-cell>
          <table:table-cell office:value-type="float" office:value="74.0104026794434" calcext:value-type="float">
            <text:p>74.010402679443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0" calcext:value-type="float">
            <text:p>350</text:p>
          </table:table-cell>
          <table:table-cell office:value-type="float" office:value="0.920730113983154" calcext:value-type="float">
            <text:p>0.920730113983154</text:p>
          </table:table-cell>
          <table:table-cell table:formula="of:=[.C352]+[.A352]" office:value-type="float" office:value="72.4684548377991" calcext:value-type="float">
            <text:p>72.46845483779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1" calcext:value-type="float">
            <text:p>351</text:p>
          </table:table-cell>
          <table:table-cell office:value-type="float" office:value="0.361031293869019" calcext:value-type="float">
            <text:p>0.361031293869019</text:p>
          </table:table-cell>
          <table:table-cell table:formula="of:=[.C353]+[.A353]" office:value-type="float" office:value="71.9087560176849" calcext:value-type="float">
            <text:p>71.9087560176849</text:p>
          </table:table-cell>
          <table:table-cell office:value-type="float" office:value="0.536637544631958" calcext:value-type="float">
            <text:p>0.536637544631958</text:p>
          </table:table-cell>
          <table:table-cell office:value-type="float" office:value="72.4453935623169" calcext:value-type="float">
            <text:p>72.44539356231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2" calcext:value-type="float">
            <text:p>352</text:p>
          </table:table-cell>
          <table:table-cell office:value-type="float" office:value="0.360806465148926" calcext:value-type="float">
            <text:p>0.360806465148926</text:p>
          </table:table-cell>
          <table:table-cell table:formula="of:=[.C354]+[.A354]" office:value-type="float" office:value="71.9085311889648" calcext:value-type="float">
            <text:p>71.9085311889648</text:p>
          </table:table-cell>
          <table:table-cell office:value-type="float" office:value="0.606679677963257" calcext:value-type="float">
            <text:p>0.606679677963257</text:p>
          </table:table-cell>
          <table:table-cell office:value-type="float" office:value="72.5152108669281" calcext:value-type="float">
            <text:p>72.515210866928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3" calcext:value-type="float">
            <text:p>353</text:p>
          </table:table-cell>
          <table:table-cell office:value-type="float" office:value="0.38789176940918" calcext:value-type="float">
            <text:p>0.38789176940918</text:p>
          </table:table-cell>
          <table:table-cell table:formula="of:=[.C355]+[.A355]" office:value-type="float" office:value="71.9356164932251" calcext:value-type="float">
            <text:p>71.9356164932251</text:p>
          </table:table-cell>
          <table:table-cell office:value-type="float" office:value="0.712832689285278" calcext:value-type="float">
            <text:p>0.712832689285278</text:p>
          </table:table-cell>
          <table:table-cell office:value-type="float" office:value="72.6484491825104" calcext:value-type="float">
            <text:p>72.648449182510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4" calcext:value-type="float">
            <text:p>354</text:p>
          </table:table-cell>
          <table:table-cell office:value-type="float" office:value="0.341012477874756" calcext:value-type="float">
            <text:p>0.341012477874756</text:p>
          </table:table-cell>
          <table:table-cell table:formula="of:=[.C356]+[.A356]" office:value-type="float" office:value="71.8887372016907" calcext:value-type="float">
            <text:p>71.8887372016907</text:p>
          </table:table-cell>
          <table:table-cell office:value-type="float" office:value="0.722850561141968" calcext:value-type="float">
            <text:p>0.722850561141968</text:p>
          </table:table-cell>
          <table:table-cell office:value-type="float" office:value="72.6115877628326" calcext:value-type="float">
            <text:p>72.61158776283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5" calcext:value-type="float">
            <text:p>355</text:p>
          </table:table-cell>
          <table:table-cell office:value-type="float" office:value="0.376284122467041" calcext:value-type="float">
            <text:p>0.376284122467041</text:p>
          </table:table-cell>
          <table:table-cell table:formula="of:=[.C357]+[.A357]" office:value-type="float" office:value="71.9240088462829" calcext:value-type="float">
            <text:p>71.9240088462829</text:p>
          </table:table-cell>
          <table:table-cell office:value-type="float" office:value="0.623725414276123" calcext:value-type="float">
            <text:p>0.623725414276123</text:p>
          </table:table-cell>
          <table:table-cell office:value-type="float" office:value="72.5477342605591" calcext:value-type="float">
            <text:p>72.547734260559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6" calcext:value-type="float">
            <text:p>356</text:p>
          </table:table-cell>
          <table:table-cell office:value-type="float" office:value="0.438862085342407" calcext:value-type="float">
            <text:p>0.438862085342407</text:p>
          </table:table-cell>
          <table:table-cell table:formula="of:=[.C358]+[.A358]" office:value-type="float" office:value="71.9865868091583" calcext:value-type="float">
            <text:p>71.9865868091583</text:p>
          </table:table-cell>
          <table:table-cell office:value-type="float" office:value="1.19250774383545" calcext:value-type="float">
            <text:p>1.19250774383545</text:p>
          </table:table-cell>
          <table:table-cell office:value-type="float" office:value="73.1790945529938" calcext:value-type="float">
            <text:p>73.1790945529938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7" calcext:value-type="float">
            <text:p>357</text:p>
          </table:table-cell>
          <table:table-cell office:value-type="float" office:value="0.411911010742188" calcext:value-type="float">
            <text:p>0.411911010742188</text:p>
          </table:table-cell>
          <table:table-cell table:formula="of:=[.C359]+[.A359]" office:value-type="float" office:value="71.9596357345581" calcext:value-type="float">
            <text:p>71.9596357345581</text:p>
          </table:table-cell>
          <table:table-cell office:value-type="float" office:value="0.932286024093628" calcext:value-type="float">
            <text:p>0.932286024093628</text:p>
          </table:table-cell>
          <table:table-cell office:value-type="float" office:value="72.8919217586517" calcext:value-type="float">
            <text:p>72.89192175865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8" calcext:value-type="float">
            <text:p>358</text:p>
          </table:table-cell>
          <table:table-cell office:value-type="float" office:value="1.33411049842834" calcext:value-type="float">
            <text:p>1.33411049842834</text:p>
          </table:table-cell>
          <table:table-cell table:formula="of:=[.C360]+[.A360]" office:value-type="float" office:value="72.8818352222443" calcext:value-type="float">
            <text:p>72.88183522224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30" calcext:value-type="float">
            <text:p>12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9" calcext:value-type="float">
            <text:p>359</text:p>
          </table:table-cell>
          <table:table-cell office:value-type="float" office:value="0.439914703369141" calcext:value-type="float">
            <text:p>0.439914703369141</text:p>
          </table:table-cell>
          <table:table-cell table:formula="of:=[.C361]+[.A361]" office:value-type="float" office:value="71.987639427185" calcext:value-type="float">
            <text:p>71.987639427185</text:p>
          </table:table-cell>
          <table:table-cell office:value-type="float" office:value="1.04212403297424" calcext:value-type="float">
            <text:p>1.04212403297424</text:p>
          </table:table-cell>
          <table:table-cell office:value-type="float" office:value="73.0297634601593" calcext:value-type="float">
            <text:p>73.029763460159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0" calcext:value-type="float">
            <text:p>360</text:p>
          </table:table-cell>
          <table:table-cell office:value-type="float" office:value="0.271389484405518" calcext:value-type="float">
            <text:p>0.271389484405518</text:p>
          </table:table-cell>
          <table:table-cell table:formula="of:=[.C362]+[.A362]" office:value-type="float" office:value="71.8191142082214" calcext:value-type="float">
            <text:p>71.8191142082214</text:p>
          </table:table-cell>
          <table:table-cell office:value-type="float" office:value="0.441102504730225" calcext:value-type="float">
            <text:p>0.441102504730225</text:p>
          </table:table-cell>
          <table:table-cell office:value-type="float" office:value="72.2602167129517" calcext:value-type="float">
            <text:p>72.2602167129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1" calcext:value-type="float">
            <text:p>361</text:p>
          </table:table-cell>
          <table:table-cell office:value-type="float" office:value="0.330986022949219" calcext:value-type="float">
            <text:p>0.330986022949219</text:p>
          </table:table-cell>
          <table:table-cell table:formula="of:=[.C363]+[.A363]" office:value-type="float" office:value="71.8787107467651" calcext:value-type="float">
            <text:p>71.8787107467651</text:p>
          </table:table-cell>
          <table:table-cell office:value-type="float" office:value="0.484713077545166" calcext:value-type="float">
            <text:p>0.484713077545166</text:p>
          </table:table-cell>
          <table:table-cell office:value-type="float" office:value="72.3634238243103" calcext:value-type="float">
            <text:p>72.363423824310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2" calcext:value-type="float">
            <text:p>362</text:p>
          </table:table-cell>
          <table:table-cell office:value-type="float" office:value="0.545682668685913" calcext:value-type="float">
            <text:p>0.545682668685913</text:p>
          </table:table-cell>
          <table:table-cell table:formula="of:=[.C364]+[.A364]" office:value-type="float" office:value="72.0934073925018" calcext:value-type="float">
            <text:p>72.0934073925018</text:p>
          </table:table-cell>
          <table:table-cell office:value-type="float" office:value="3.14070987701416" calcext:value-type="float">
            <text:p>3.14070987701416</text:p>
          </table:table-cell>
          <table:table-cell office:value-type="float" office:value="75.234117269516" calcext:value-type="float">
            <text:p>75.234117269516</text:p>
          </table:table-cell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3" calcext:value-type="float">
            <text:p>363</text:p>
          </table:table-cell>
          <table:table-cell office:value-type="float" office:value="0.497199058532715" calcext:value-type="float">
            <text:p>0.497199058532715</text:p>
          </table:table-cell>
          <table:table-cell table:formula="of:=[.C365]+[.A365]" office:value-type="float" office:value="72.0449237823486" calcext:value-type="float">
            <text:p>72.0449237823486</text:p>
          </table:table-cell>
          <table:table-cell office:value-type="float" office:value="1.6190128326416" calcext:value-type="float">
            <text:p>1.6190128326416</text:p>
          </table:table-cell>
          <table:table-cell office:value-type="float" office:value="73.6639366149902" calcext:value-type="float">
            <text:p>73.663936614990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4" calcext:value-type="float">
            <text:p>364</text:p>
          </table:table-cell>
          <table:table-cell office:value-type="float" office:value="0.474664688110352" calcext:value-type="float">
            <text:p>0.474664688110352</text:p>
          </table:table-cell>
          <table:table-cell table:formula="of:=[.C366]+[.A366]" office:value-type="float" office:value="72.0223894119263" calcext:value-type="float">
            <text:p>72.0223894119263</text:p>
          </table:table-cell>
          <table:table-cell office:value-type="float" office:value="0.983567476272583" calcext:value-type="float">
            <text:p>0.983567476272583</text:p>
          </table:table-cell>
          <table:table-cell office:value-type="float" office:value="73.0059568881988" calcext:value-type="float">
            <text:p>73.005956888198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5" calcext:value-type="float">
            <text:p>365</text:p>
          </table:table-cell>
          <table:table-cell office:value-type="float" office:value="0.565414905548096" calcext:value-type="float">
            <text:p>0.565414905548096</text:p>
          </table:table-cell>
          <table:table-cell table:formula="of:=[.C367]+[.A367]" office:value-type="float" office:value="72.113139629364" calcext:value-type="float">
            <text:p>72.113139629364</text:p>
          </table:table-cell>
          <table:table-cell office:value-type="float" office:value="1.95214819908142" calcext:value-type="float">
            <text:p>1.95214819908142</text:p>
          </table:table-cell>
          <table:table-cell office:value-type="float" office:value="74.0652878284454" calcext:value-type="float">
            <text:p>74.065287828445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6" calcext:value-type="float">
            <text:p>366</text:p>
          </table:table-cell>
          <table:table-cell office:value-type="float" office:value="1.45265746116638" calcext:value-type="float">
            <text:p>1.45265746116638</text:p>
          </table:table-cell>
          <table:table-cell table:formula="of:=[.C368]+[.A368]" office:value-type="float" office:value="73.0003821849823" calcext:value-type="float">
            <text:p>73.00038218498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7" calcext:value-type="float">
            <text:p>367</text:p>
          </table:table-cell>
          <table:table-cell office:value-type="float" office:value="0.419538259506226" calcext:value-type="float">
            <text:p>0.419538259506226</text:p>
          </table:table-cell>
          <table:table-cell table:formula="of:=[.C369]+[.A369]" office:value-type="float" office:value="71.9672629833221" calcext:value-type="float">
            <text:p>71.9672629833221</text:p>
          </table:table-cell>
          <table:table-cell office:value-type="float" office:value="2.87009572982788" calcext:value-type="float">
            <text:p>2.87009572982788</text:p>
          </table:table-cell>
          <table:table-cell office:value-type="float" office:value="74.83735871315" calcext:value-type="float">
            <text:p>74.83735871315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8" calcext:value-type="float">
            <text:p>368</text:p>
          </table:table-cell>
          <table:table-cell office:value-type="float" office:value="0.458349227905273" calcext:value-type="float">
            <text:p>0.458349227905273</text:p>
          </table:table-cell>
          <table:table-cell table:formula="of:=[.C370]+[.A370]" office:value-type="float" office:value="72.0060739517212" calcext:value-type="float">
            <text:p>72.0060739517212</text:p>
          </table:table-cell>
          <table:table-cell office:value-type="float" office:value="1.57424974441528" calcext:value-type="float">
            <text:p>1.57424974441528</text:p>
          </table:table-cell>
          <table:table-cell office:value-type="float" office:value="73.5803236961365" calcext:value-type="float">
            <text:p>73.580323696136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9" calcext:value-type="float">
            <text:p>369</text:p>
          </table:table-cell>
          <table:table-cell office:value-type="float" office:value="0.368844509124756" calcext:value-type="float">
            <text:p>0.368844509124756</text:p>
          </table:table-cell>
          <table:table-cell table:formula="of:=[.C371]+[.A371]" office:value-type="float" office:value="71.9165692329407" calcext:value-type="float">
            <text:p>71.9165692329407</text:p>
          </table:table-cell>
          <table:table-cell office:value-type="float" office:value="0.565366983413696" calcext:value-type="float">
            <text:p>0.565366983413696</text:p>
          </table:table-cell>
          <table:table-cell office:value-type="float" office:value="72.4819362163544" calcext:value-type="float">
            <text:p>72.481936216354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0" calcext:value-type="float">
            <text:p>370</text:p>
          </table:table-cell>
          <table:table-cell office:value-type="float" office:value="0.372874736785889" calcext:value-type="float">
            <text:p>0.372874736785889</text:p>
          </table:table-cell>
          <table:table-cell table:formula="of:=[.C372]+[.A372]" office:value-type="float" office:value="71.9205994606018" calcext:value-type="float">
            <text:p>71.9205994606018</text:p>
          </table:table-cell>
          <table:table-cell office:value-type="float" office:value="0.546941995620728" calcext:value-type="float">
            <text:p>0.546941995620728</text:p>
          </table:table-cell>
          <table:table-cell office:value-type="float" office:value="72.4675414562225" calcext:value-type="float">
            <text:p>72.46754145622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1" calcext:value-type="float">
            <text:p>371</text:p>
          </table:table-cell>
          <table:table-cell office:value-type="float" office:value="1.68459105491638" calcext:value-type="float">
            <text:p>1.68459105491638</text:p>
          </table:table-cell>
          <table:table-cell table:formula="of:=[.C373]+[.A373]" office:value-type="float" office:value="73.2323157787323" calcext:value-type="float">
            <text:p>73.2323157787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2" calcext:value-type="float">
            <text:p>372</text:p>
          </table:table-cell>
          <table:table-cell office:value-type="float" office:value="0.386165857315064" calcext:value-type="float">
            <text:p>0.386165857315064</text:p>
          </table:table-cell>
          <table:table-cell table:formula="of:=[.C374]+[.A374]" office:value-type="float" office:value="71.933890581131" calcext:value-type="float">
            <text:p>71.933890581131</text:p>
          </table:table-cell>
          <table:table-cell office:value-type="float" office:value="0.667434453964233" calcext:value-type="float">
            <text:p>0.667434453964233</text:p>
          </table:table-cell>
          <table:table-cell office:value-type="float" office:value="72.6013250350952" calcext:value-type="float">
            <text:p>72.60132503509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3" calcext:value-type="float">
            <text:p>373</text:p>
          </table:table-cell>
          <table:table-cell office:value-type="float" office:value="0.412485599517822" calcext:value-type="float">
            <text:p>0.412485599517822</text:p>
          </table:table-cell>
          <table:table-cell table:formula="of:=[.C375]+[.A375]" office:value-type="float" office:value="71.9602103233337" calcext:value-type="float">
            <text:p>71.9602103233337</text:p>
          </table:table-cell>
          <table:table-cell office:value-type="float" office:value="0.828469753265381" calcext:value-type="float">
            <text:p>0.828469753265381</text:p>
          </table:table-cell>
          <table:table-cell office:value-type="float" office:value="72.7886800765991" calcext:value-type="float">
            <text:p>72.7886800765991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4" calcext:value-type="float">
            <text:p>374</text:p>
          </table:table-cell>
          <table:table-cell office:value-type="float" office:value="0.267076969146729" calcext:value-type="float">
            <text:p>0.267076969146729</text:p>
          </table:table-cell>
          <table:table-cell table:formula="of:=[.C376]+[.A376]" office:value-type="float" office:value="71.8148016929626" calcext:value-type="float">
            <text:p>71.8148016929626</text:p>
          </table:table-cell>
          <table:table-cell office:value-type="float" office:value="0.445238590240479" calcext:value-type="float">
            <text:p>0.445238590240479</text:p>
          </table:table-cell>
          <table:table-cell office:value-type="float" office:value="72.2600402832031" calcext:value-type="float">
            <text:p>72.2600402832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5" calcext:value-type="float">
            <text:p>375</text:p>
          </table:table-cell>
          <table:table-cell office:value-type="float" office:value="0.356839179992676" calcext:value-type="float">
            <text:p>0.356839179992676</text:p>
          </table:table-cell>
          <table:table-cell table:formula="of:=[.C377]+[.A377]" office:value-type="float" office:value="71.9045639038086" calcext:value-type="float">
            <text:p>71.9045639038086</text:p>
          </table:table-cell>
          <table:table-cell office:value-type="float" office:value="0.622620105743408" calcext:value-type="float">
            <text:p>0.622620105743408</text:p>
          </table:table-cell>
          <table:table-cell office:value-type="float" office:value="72.527184009552" calcext:value-type="float">
            <text:p>72.52718400955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6" calcext:value-type="float">
            <text:p>376</text:p>
          </table:table-cell>
          <table:table-cell office:value-type="float" office:value="0.371214628219605" calcext:value-type="float">
            <text:p>0.371214628219605</text:p>
          </table:table-cell>
          <table:table-cell table:formula="of:=[.C378]+[.A378]" office:value-type="float" office:value="71.9189393520355" calcext:value-type="float">
            <text:p>71.9189393520355</text:p>
          </table:table-cell>
          <table:table-cell office:value-type="float" office:value="0.715885162353516" calcext:value-type="float">
            <text:p>0.715885162353516</text:p>
          </table:table-cell>
          <table:table-cell office:value-type="float" office:value="72.634824514389" calcext:value-type="float">
            <text:p>72.63482451438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7" calcext:value-type="float">
            <text:p>377</text:p>
          </table:table-cell>
          <table:table-cell office:value-type="float" office:value="0.378916501998901" calcext:value-type="float">
            <text:p>0.378916501998901</text:p>
          </table:table-cell>
          <table:table-cell table:formula="of:=[.C379]+[.A379]" office:value-type="float" office:value="71.9266412258148" calcext:value-type="float">
            <text:p>71.9266412258148</text:p>
          </table:table-cell>
          <table:table-cell office:value-type="float" office:value="0.702877521514893" calcext:value-type="float">
            <text:p>0.702877521514893</text:p>
          </table:table-cell>
          <table:table-cell office:value-type="float" office:value="72.6295187473297" calcext:value-type="float">
            <text:p>72.629518747329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8" calcext:value-type="float">
            <text:p>378</text:p>
          </table:table-cell>
          <table:table-cell office:value-type="float" office:value="0.339604139328003" calcext:value-type="float">
            <text:p>0.339604139328003</text:p>
          </table:table-cell>
          <table:table-cell table:formula="of:=[.C380]+[.A380]" office:value-type="float" office:value="71.8873288631439" calcext:value-type="float">
            <text:p>71.8873288631439</text:p>
          </table:table-cell>
          <table:table-cell office:value-type="float" office:value="0.535659313201904" calcext:value-type="float">
            <text:p>0.535659313201904</text:p>
          </table:table-cell>
          <table:table-cell office:value-type="float" office:value="72.4229881763458" calcext:value-type="float">
            <text:p>72.422988176345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9" calcext:value-type="float">
            <text:p>379</text:p>
          </table:table-cell>
          <table:table-cell office:value-type="float" office:value="0.49459433555603" calcext:value-type="float">
            <text:p>0.49459433555603</text:p>
          </table:table-cell>
          <table:table-cell table:formula="of:=[.C381]+[.A381]" office:value-type="float" office:value="72.0423190593719" calcext:value-type="float">
            <text:p>72.0423190593719</text:p>
          </table:table-cell>
          <table:table-cell office:value-type="float" office:value="1.57335114479065" calcext:value-type="float">
            <text:p>1.57335114479065</text:p>
          </table:table-cell>
          <table:table-cell office:value-type="float" office:value="73.6156702041626" calcext:value-type="float">
            <text:p>73.6156702041626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0" calcext:value-type="float">
            <text:p>380</text:p>
          </table:table-cell>
          <table:table-cell office:value-type="float" office:value="0.380920886993408" calcext:value-type="float">
            <text:p>0.380920886993408</text:p>
          </table:table-cell>
          <table:table-cell table:formula="of:=[.C382]+[.A382]" office:value-type="float" office:value="71.9286456108093" calcext:value-type="float">
            <text:p>71.9286456108093</text:p>
          </table:table-cell>
          <table:table-cell office:value-type="float" office:value="0.815935611724854" calcext:value-type="float">
            <text:p>0.815935611724854</text:p>
          </table:table-cell>
          <table:table-cell office:value-type="float" office:value="72.7445812225342" calcext:value-type="float">
            <text:p>72.744581222534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1" calcext:value-type="float">
            <text:p>381</text:p>
          </table:table-cell>
          <table:table-cell office:value-type="float" office:value="0.504647254943848" calcext:value-type="float">
            <text:p>0.504647254943848</text:p>
          </table:table-cell>
          <table:table-cell table:formula="of:=[.C383]+[.A383]" office:value-type="float" office:value="72.0523719787598" calcext:value-type="float">
            <text:p>72.0523719787598</text:p>
          </table:table-cell>
          <table:table-cell office:value-type="float" office:value="1.79731464385986" calcext:value-type="float">
            <text:p>1.79731464385986</text:p>
          </table:table-cell>
          <table:table-cell office:value-type="float" office:value="73.8496866226196" calcext:value-type="float">
            <text:p>73.8496866226196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2" calcext:value-type="float">
            <text:p>382</text:p>
          </table:table-cell>
          <table:table-cell office:value-type="float" office:value="0.514533519744873" calcext:value-type="float">
            <text:p>0.514533519744873</text:p>
          </table:table-cell>
          <table:table-cell table:formula="of:=[.C384]+[.A384]" office:value-type="float" office:value="72.0622582435608" calcext:value-type="float">
            <text:p>72.0622582435608</text:p>
          </table:table-cell>
          <table:table-cell office:value-type="float" office:value="1.84889149665833" calcext:value-type="float">
            <text:p>1.84889149665833</text:p>
          </table:table-cell>
          <table:table-cell office:value-type="float" office:value="73.9111497402191" calcext:value-type="float">
            <text:p>73.9111497402191</text:p>
          </table:table-cell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3" calcext:value-type="float">
            <text:p>383</text:p>
          </table:table-cell>
          <table:table-cell office:value-type="float" office:value="0.431142568588257" calcext:value-type="float">
            <text:p>0.431142568588257</text:p>
          </table:table-cell>
          <table:table-cell table:formula="of:=[.C385]+[.A385]" office:value-type="float" office:value="71.9788672924042" calcext:value-type="float">
            <text:p>71.9788672924042</text:p>
          </table:table-cell>
          <table:table-cell office:value-type="float" office:value="0.972132205963135" calcext:value-type="float">
            <text:p>0.972132205963135</text:p>
          </table:table-cell>
          <table:table-cell office:value-type="float" office:value="72.9509994983673" calcext:value-type="float">
            <text:p>72.9509994983673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4" calcext:value-type="float">
            <text:p>384</text:p>
          </table:table-cell>
          <table:table-cell office:value-type="float" office:value="0.470155954360962" calcext:value-type="float">
            <text:p>0.470155954360962</text:p>
          </table:table-cell>
          <table:table-cell table:formula="of:=[.C386]+[.A386]" office:value-type="float" office:value="72.0178806781769" calcext:value-type="float">
            <text:p>72.0178806781769</text:p>
          </table:table-cell>
          <table:table-cell office:value-type="float" office:value="1.36675310134888" calcext:value-type="float">
            <text:p>1.36675310134888</text:p>
          </table:table-cell>
          <table:table-cell office:value-type="float" office:value="73.3846337795257" calcext:value-type="float">
            <text:p>73.384633779525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5" calcext:value-type="float">
            <text:p>385</text:p>
          </table:table-cell>
          <table:table-cell office:value-type="float" office:value="0.418022632598877" calcext:value-type="float">
            <text:p>0.418022632598877</text:p>
          </table:table-cell>
          <table:table-cell table:formula="of:=[.C387]+[.A387]" office:value-type="float" office:value="71.9657473564148" calcext:value-type="float">
            <text:p>71.9657473564148</text:p>
          </table:table-cell>
          <table:table-cell office:value-type="float" office:value="1.08080267906189" calcext:value-type="float">
            <text:p>1.08080267906189</text:p>
          </table:table-cell>
          <table:table-cell office:value-type="float" office:value="73.0465500354767" calcext:value-type="float">
            <text:p>73.046550035476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6" calcext:value-type="float">
            <text:p>386</text:p>
          </table:table-cell>
          <table:table-cell office:value-type="float" office:value="1.26106882095337" calcext:value-type="float">
            <text:p>1.26106882095337</text:p>
          </table:table-cell>
          <table:table-cell table:formula="of:=[.C388]+[.A388]" office:value-type="float" office:value="72.8087935447693" calcext:value-type="float">
            <text:p>72.80879354476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7" calcext:value-type="float">
            <text:p>387</text:p>
          </table:table-cell>
          <table:table-cell office:value-type="float" office:value="0.445765972137451" calcext:value-type="float">
            <text:p>0.445765972137451</text:p>
          </table:table-cell>
          <table:table-cell table:formula="of:=[.C389]+[.A389]" office:value-type="float" office:value="71.9934906959534" calcext:value-type="float">
            <text:p>71.9934906959534</text:p>
          </table:table-cell>
          <table:table-cell office:value-type="float" office:value="1.7360577583313" calcext:value-type="float">
            <text:p>1.7360577583313</text:p>
          </table:table-cell>
          <table:table-cell office:value-type="float" office:value="73.7295484542847" calcext:value-type="float">
            <text:p>73.72954845428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8" calcext:value-type="float">
            <text:p>388</text:p>
          </table:table-cell>
          <table:table-cell office:value-type="float" office:value="0.403105974197388" calcext:value-type="float">
            <text:p>0.403105974197388</text:p>
          </table:table-cell>
          <table:table-cell table:formula="of:=[.C390]+[.A390]" office:value-type="float" office:value="71.9508306980133" calcext:value-type="float">
            <text:p>71.9508306980133</text:p>
          </table:table-cell>
          <table:table-cell office:value-type="float" office:value="0.706640720367432" calcext:value-type="float">
            <text:p>0.706640720367432</text:p>
          </table:table-cell>
          <table:table-cell office:value-type="float" office:value="72.6574714183807" calcext:value-type="float">
            <text:p>72.657471418380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9" calcext:value-type="float">
            <text:p>389</text:p>
          </table:table-cell>
          <table:table-cell office:value-type="float" office:value="0.369576930999756" calcext:value-type="float">
            <text:p>0.369576930999756</text:p>
          </table:table-cell>
          <table:table-cell table:formula="of:=[.C391]+[.A391]" office:value-type="float" office:value="71.9173016548157" calcext:value-type="float">
            <text:p>71.9173016548157</text:p>
          </table:table-cell>
          <table:table-cell office:value-type="float" office:value="0.720255613327026" calcext:value-type="float">
            <text:p>0.720255613327026</text:p>
          </table:table-cell>
          <table:table-cell office:value-type="float" office:value="72.6375572681427" calcext:value-type="float">
            <text:p>72.63755726814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0" calcext:value-type="float">
            <text:p>390</text:p>
          </table:table-cell>
          <table:table-cell office:value-type="float" office:value="0.426551103591919" calcext:value-type="float">
            <text:p>0.426551103591919</text:p>
          </table:table-cell>
          <table:table-cell table:formula="of:=[.C392]+[.A392]" office:value-type="float" office:value="71.9742758274078" calcext:value-type="float">
            <text:p>71.9742758274078</text:p>
          </table:table-cell>
          <table:table-cell office:value-type="float" office:value="1.10758328437805" calcext:value-type="float">
            <text:p>1.10758328437805</text:p>
          </table:table-cell>
          <table:table-cell office:value-type="float" office:value="73.0818591117859" calcext:value-type="float">
            <text:p>73.081859111785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1" calcext:value-type="float">
            <text:p>391</text:p>
          </table:table-cell>
          <table:table-cell office:value-type="float" office:value="0.451697111129761" calcext:value-type="float">
            <text:p>0.451697111129761</text:p>
          </table:table-cell>
          <table:table-cell table:formula="of:=[.C393]+[.A393]" office:value-type="float" office:value="71.9994218349457" calcext:value-type="float">
            <text:p>71.9994218349457</text:p>
          </table:table-cell>
          <table:table-cell office:value-type="float" office:value="1.49562621116638" calcext:value-type="float">
            <text:p>1.49562621116638</text:p>
          </table:table-cell>
          <table:table-cell office:value-type="float" office:value="73.4950480461121" calcext:value-type="float">
            <text:p>73.4950480461121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2" calcext:value-type="float">
            <text:p>392</text:p>
          </table:table-cell>
          <table:table-cell office:value-type="float" office:value="0.357571840286255" calcext:value-type="float">
            <text:p>0.357571840286255</text:p>
          </table:table-cell>
          <table:table-cell table:formula="of:=[.C394]+[.A394]" office:value-type="float" office:value="71.9052965641022" calcext:value-type="float">
            <text:p>71.9052965641022</text:p>
          </table:table-cell>
          <table:table-cell office:value-type="float" office:value="0.655274152755737" calcext:value-type="float">
            <text:p>0.655274152755737</text:p>
          </table:table-cell>
          <table:table-cell office:value-type="float" office:value="72.5605707168579" calcext:value-type="float">
            <text:p>72.560570716857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3" calcext:value-type="float">
            <text:p>393</text:p>
          </table:table-cell>
          <table:table-cell office:value-type="float" office:value="0.591014623641968" calcext:value-type="float">
            <text:p>0.591014623641968</text:p>
          </table:table-cell>
          <table:table-cell table:formula="of:=[.C395]+[.A395]" office:value-type="float" office:value="72.1387393474579" calcext:value-type="float">
            <text:p>72.1387393474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4" calcext:value-type="float">
            <text:p>394</text:p>
          </table:table-cell>
          <table:table-cell office:value-type="float" office:value="0.373174667358398" calcext:value-type="float">
            <text:p>0.373174667358398</text:p>
          </table:table-cell>
          <table:table-cell table:formula="of:=[.C396]+[.A396]" office:value-type="float" office:value="71.9208993911743" calcext:value-type="float">
            <text:p>71.9208993911743</text:p>
          </table:table-cell>
          <table:table-cell office:value-type="float" office:value="0.671625137329102" calcext:value-type="float">
            <text:p>0.671625137329102</text:p>
          </table:table-cell>
          <table:table-cell office:value-type="float" office:value="72.5925245285034" calcext:value-type="float">
            <text:p>72.592524528503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5" calcext:value-type="float">
            <text:p>395</text:p>
          </table:table-cell>
          <table:table-cell office:value-type="float" office:value="0.383036613464355" calcext:value-type="float">
            <text:p>0.383036613464355</text:p>
          </table:table-cell>
          <table:table-cell table:formula="of:=[.C397]+[.A397]" office:value-type="float" office:value="71.9307613372803" calcext:value-type="float">
            <text:p>71.9307613372803</text:p>
          </table:table-cell>
          <table:table-cell office:value-type="float" office:value="0.705286741256714" calcext:value-type="float">
            <text:p>0.705286741256714</text:p>
          </table:table-cell>
          <table:table-cell office:value-type="float" office:value="72.636048078537" calcext:value-type="float">
            <text:p>72.63604807853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6" calcext:value-type="float">
            <text:p>396</text:p>
          </table:table-cell>
          <table:table-cell office:value-type="float" office:value="0.92039155960083" calcext:value-type="float">
            <text:p>0.92039155960083</text:p>
          </table:table-cell>
          <table:table-cell table:formula="of:=[.C398]+[.A398]" office:value-type="float" office:value="72.4681162834167" calcext:value-type="float">
            <text:p>72.4681162834167</text:p>
          </table:table-cell>
          <table:table-cell office:value-type="float" office:value="75.8729562759399" calcext:value-type="float">
            <text:p>75.8729562759399</text:p>
          </table:table-cell>
          <table:table-cell office:value-type="float" office:value="148.341072559357" calcext:value-type="float">
            <text:p>148.341072559357</text:p>
          </table:table-cell>
          <table:table-cell office:value-type="float" office:value="746" calcext:value-type="float">
            <text:p>746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7" calcext:value-type="float">
            <text:p>397</text:p>
          </table:table-cell>
          <table:table-cell office:value-type="float" office:value="0.41906476020813" calcext:value-type="float">
            <text:p>0.41906476020813</text:p>
          </table:table-cell>
          <table:table-cell table:formula="of:=[.C399]+[.A399]" office:value-type="float" office:value="71.966789484024" calcext:value-type="float">
            <text:p>71.966789484024</text:p>
          </table:table-cell>
          <table:table-cell office:value-type="float" office:value="0.903333425521851" calcext:value-type="float">
            <text:p>0.903333425521851</text:p>
          </table:table-cell>
          <table:table-cell office:value-type="float" office:value="72.8701229095459" calcext:value-type="float">
            <text:p>72.870122909545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8" calcext:value-type="float">
            <text:p>398</text:p>
          </table:table-cell>
          <table:table-cell office:value-type="float" office:value="2.08143877983093" calcext:value-type="float">
            <text:p>2.08143877983093</text:p>
          </table:table-cell>
          <table:table-cell table:formula="of:=[.C400]+[.A400]" office:value-type="float" office:value="73.6291635036468" calcext:value-type="float">
            <text:p>73.62916350364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88" calcext:value-type="float">
            <text:p>13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9" calcext:value-type="float">
            <text:p>399</text:p>
          </table:table-cell>
          <table:table-cell office:value-type="float" office:value="4.03188920021057" calcext:value-type="float">
            <text:p>4.03188920021057</text:p>
          </table:table-cell>
          <table:table-cell table:formula="of:=[.C401]+[.A401]" office:value-type="float" office:value="75.5796139240265" calcext:value-type="float">
            <text:p>75.57961392402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9" calcext:value-type="float">
            <text:p>10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0" calcext:value-type="float">
            <text:p>400</text:p>
          </table:table-cell>
          <table:table-cell office:value-type="float" office:value="0.377340078353882" calcext:value-type="float">
            <text:p>0.377340078353882</text:p>
          </table:table-cell>
          <table:table-cell table:formula="of:=[.C402]+[.A402]" office:value-type="float" office:value="71.9250648021698" calcext:value-type="float">
            <text:p>71.9250648021698</text:p>
          </table:table-cell>
          <table:table-cell office:value-type="float" office:value="0.609980344772339" calcext:value-type="float">
            <text:p>0.609980344772339</text:p>
          </table:table-cell>
          <table:table-cell office:value-type="float" office:value="72.5350451469421" calcext:value-type="float">
            <text:p>72.535045146942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1" calcext:value-type="float">
            <text:p>401</text:p>
          </table:table-cell>
          <table:table-cell office:value-type="float" office:value="0.361652612686157" calcext:value-type="float">
            <text:p>0.361652612686157</text:p>
          </table:table-cell>
          <table:table-cell table:formula="of:=[.C403]+[.A403]" office:value-type="float" office:value="71.9093773365021" calcext:value-type="float">
            <text:p>71.9093773365021</text:p>
          </table:table-cell>
          <table:table-cell office:value-type="float" office:value="0.619253396987915" calcext:value-type="float">
            <text:p>0.619253396987915</text:p>
          </table:table-cell>
          <table:table-cell office:value-type="float" office:value="72.52863073349" calcext:value-type="float">
            <text:p>72.5286307334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2" calcext:value-type="float">
            <text:p>402</text:p>
          </table:table-cell>
          <table:table-cell office:value-type="float" office:value="1.33334851264954" calcext:value-type="float">
            <text:p>1.33334851264954</text:p>
          </table:table-cell>
          <table:table-cell table:formula="of:=[.C404]+[.A404]" office:value-type="float" office:value="72.8810732364654" calcext:value-type="float">
            <text:p>72.88107323646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3" calcext:value-type="float">
            <text:p>403</text:p>
          </table:table-cell>
          <table:table-cell office:value-type="float" office:value="0.381751298904419" calcext:value-type="float">
            <text:p>0.381751298904419</text:p>
          </table:table-cell>
          <table:table-cell table:formula="of:=[.C405]+[.A405]" office:value-type="float" office:value="71.9294760227203" calcext:value-type="float">
            <text:p>71.9294760227203</text:p>
          </table:table-cell>
          <table:table-cell office:value-type="float" office:value="0.56958532333374" calcext:value-type="float">
            <text:p>0.56958532333374</text:p>
          </table:table-cell>
          <table:table-cell office:value-type="float" office:value="72.4990613460541" calcext:value-type="float">
            <text:p>72.49906134605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4" calcext:value-type="float">
            <text:p>404</text:p>
          </table:table-cell>
          <table:table-cell office:value-type="float" office:value="0.991733312606812" calcext:value-type="float">
            <text:p>0.991733312606812</text:p>
          </table:table-cell>
          <table:table-cell table:formula="of:=[.C406]+[.A406]" office:value-type="float" office:value="72.5394580364227" calcext:value-type="float">
            <text:p>72.53945803642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5" calcext:value-type="float">
            <text:p>405</text:p>
          </table:table-cell>
          <table:table-cell office:value-type="float" office:value="1.43602204322815" calcext:value-type="float">
            <text:p>1.43602204322815</text:p>
          </table:table-cell>
          <table:table-cell table:formula="of:=[.C407]+[.A407]" office:value-type="float" office:value="72.9837467670441" calcext:value-type="float">
            <text:p>72.98374676704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4" calcext:value-type="float">
            <text:p>9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6" calcext:value-type="float">
            <text:p>406</text:p>
          </table:table-cell>
          <table:table-cell office:value-type="float" office:value="0.428664922714233" calcext:value-type="float">
            <text:p>0.428664922714233</text:p>
          </table:table-cell>
          <table:table-cell table:formula="of:=[.C408]+[.A408]" office:value-type="float" office:value="71.9763896465301" calcext:value-type="float">
            <text:p>71.9763896465301</text:p>
          </table:table-cell>
          <table:table-cell office:value-type="float" office:value="0.98924446105957" calcext:value-type="float">
            <text:p>0.98924446105957</text:p>
          </table:table-cell>
          <table:table-cell office:value-type="float" office:value="72.9656341075897" calcext:value-type="float">
            <text:p>72.9656341075897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7" calcext:value-type="float">
            <text:p>407</text:p>
          </table:table-cell>
          <table:table-cell office:value-type="float" office:value="0.433991193771362" calcext:value-type="float">
            <text:p>0.433991193771362</text:p>
          </table:table-cell>
          <table:table-cell table:formula="of:=[.C409]+[.A409]" office:value-type="float" office:value="71.9817159175873" calcext:value-type="float">
            <text:p>71.9817159175873</text:p>
          </table:table-cell>
          <table:table-cell office:value-type="float" office:value="0.816924571990967" calcext:value-type="float">
            <text:p>0.816924571990967</text:p>
          </table:table-cell>
          <table:table-cell office:value-type="float" office:value="72.7986404895782" calcext:value-type="float">
            <text:p>72.798640489578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8" calcext:value-type="float">
            <text:p>408</text:p>
          </table:table-cell>
          <table:table-cell office:value-type="float" office:value="0.346038341522217" calcext:value-type="float">
            <text:p>0.346038341522217</text:p>
          </table:table-cell>
          <table:table-cell table:formula="of:=[.C410]+[.A410]" office:value-type="float" office:value="71.8937630653381" calcext:value-type="float">
            <text:p>71.8937630653381</text:p>
          </table:table-cell>
          <table:table-cell office:value-type="float" office:value="0.508574962615967" calcext:value-type="float">
            <text:p>0.508574962615967</text:p>
          </table:table-cell>
          <table:table-cell office:value-type="float" office:value="72.4023380279541" calcext:value-type="float">
            <text:p>72.402338027954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9" calcext:value-type="float">
            <text:p>409</text:p>
          </table:table-cell>
          <table:table-cell office:value-type="float" office:value="0.27798056602478" calcext:value-type="float">
            <text:p>0.27798056602478</text:p>
          </table:table-cell>
          <table:table-cell table:formula="of:=[.C411]+[.A411]" office:value-type="float" office:value="71.8257052898407" calcext:value-type="float">
            <text:p>71.8257052898407</text:p>
          </table:table-cell>
          <table:table-cell office:value-type="float" office:value="0.441126346588135" calcext:value-type="float">
            <text:p>0.441126346588135</text:p>
          </table:table-cell>
          <table:table-cell office:value-type="float" office:value="72.2668316364288" calcext:value-type="float">
            <text:p>72.266831636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0" calcext:value-type="float">
            <text:p>410</text:p>
          </table:table-cell>
          <table:table-cell office:value-type="float" office:value="0.534613132476807" calcext:value-type="float">
            <text:p>0.534613132476807</text:p>
          </table:table-cell>
          <table:table-cell table:formula="of:=[.C412]+[.A412]" office:value-type="float" office:value="72.0823378562927" calcext:value-type="float">
            <text:p>72.0823378562927</text:p>
          </table:table-cell>
          <table:table-cell office:value-type="float" office:value="1.62725591659546" calcext:value-type="float">
            <text:p>1.62725591659546</text:p>
          </table:table-cell>
          <table:table-cell office:value-type="float" office:value="73.7095937728882" calcext:value-type="float">
            <text:p>73.7095937728882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1" calcext:value-type="float">
            <text:p>411</text:p>
          </table:table-cell>
          <table:table-cell office:value-type="float" office:value="0.376436710357666" calcext:value-type="float">
            <text:p>0.376436710357666</text:p>
          </table:table-cell>
          <table:table-cell table:formula="of:=[.C413]+[.A413]" office:value-type="float" office:value="71.9241614341736" calcext:value-type="float">
            <text:p>71.9241614341736</text:p>
          </table:table-cell>
          <table:table-cell office:value-type="float" office:value="0.700049638748169" calcext:value-type="float">
            <text:p>0.700049638748169</text:p>
          </table:table-cell>
          <table:table-cell office:value-type="float" office:value="72.6242110729217" calcext:value-type="float">
            <text:p>72.62421107292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2" calcext:value-type="float">
            <text:p>412</text:p>
          </table:table-cell>
          <table:table-cell office:value-type="float" office:value="0.425655364990234" calcext:value-type="float">
            <text:p>0.425655364990234</text:p>
          </table:table-cell>
          <table:table-cell table:formula="of:=[.C414]+[.A414]" office:value-type="float" office:value="71.9733800888061" calcext:value-type="float">
            <text:p>71.9733800888061</text:p>
          </table:table-cell>
          <table:table-cell office:value-type="float" office:value="1.23939490318298" calcext:value-type="float">
            <text:p>1.23939490318298</text:p>
          </table:table-cell>
          <table:table-cell office:value-type="float" office:value="73.2127749919891" calcext:value-type="float">
            <text:p>73.2127749919891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3" calcext:value-type="float">
            <text:p>413</text:p>
          </table:table-cell>
          <table:table-cell office:value-type="float" office:value="0.386271238327026" calcext:value-type="float">
            <text:p>0.386271238327026</text:p>
          </table:table-cell>
          <table:table-cell table:formula="of:=[.C415]+[.A415]" office:value-type="float" office:value="71.9339959621429" calcext:value-type="float">
            <text:p>71.9339959621429</text:p>
          </table:table-cell>
          <table:table-cell office:value-type="float" office:value="0.817809343338013" calcext:value-type="float">
            <text:p>0.817809343338013</text:p>
          </table:table-cell>
          <table:table-cell office:value-type="float" office:value="72.7518053054809" calcext:value-type="float">
            <text:p>72.7518053054809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4" calcext:value-type="float">
            <text:p>414</text:p>
          </table:table-cell>
          <table:table-cell office:value-type="float" office:value="0.389083862304688" calcext:value-type="float">
            <text:p>0.389083862304688</text:p>
          </table:table-cell>
          <table:table-cell table:formula="of:=[.C416]+[.A416]" office:value-type="float" office:value="71.9368085861206" calcext:value-type="float">
            <text:p>71.9368085861206</text:p>
          </table:table-cell>
          <table:table-cell office:value-type="float" office:value="0.648718118667603" calcext:value-type="float">
            <text:p>0.648718118667603</text:p>
          </table:table-cell>
          <table:table-cell office:value-type="float" office:value="72.5855267047882" calcext:value-type="float">
            <text:p>72.585526704788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5" calcext:value-type="float">
            <text:p>415</text:p>
          </table:table-cell>
          <table:table-cell office:value-type="float" office:value="0.353633165359497" calcext:value-type="float">
            <text:p>0.353633165359497</text:p>
          </table:table-cell>
          <table:table-cell table:formula="of:=[.C417]+[.A417]" office:value-type="float" office:value="71.9013578891754" calcext:value-type="float">
            <text:p>71.9013578891754</text:p>
          </table:table-cell>
          <table:table-cell office:value-type="float" office:value="0.547053575515747" calcext:value-type="float">
            <text:p>0.547053575515747</text:p>
          </table:table-cell>
          <table:table-cell office:value-type="float" office:value="72.4484114646912" calcext:value-type="float">
            <text:p>72.44841146469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6" calcext:value-type="float">
            <text:p>416</text:p>
          </table:table-cell>
          <table:table-cell office:value-type="float" office:value="0.367671728134155" calcext:value-type="float">
            <text:p>0.367671728134155</text:p>
          </table:table-cell>
          <table:table-cell table:formula="of:=[.C418]+[.A418]" office:value-type="float" office:value="71.9153964519501" calcext:value-type="float">
            <text:p>71.9153964519501</text:p>
          </table:table-cell>
          <table:table-cell office:value-type="float" office:value="0.699869394302368" calcext:value-type="float">
            <text:p>0.699869394302368</text:p>
          </table:table-cell>
          <table:table-cell office:value-type="float" office:value="72.6152658462524" calcext:value-type="float">
            <text:p>72.61526584625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7" calcext:value-type="float">
            <text:p>417</text:p>
          </table:table-cell>
          <table:table-cell office:value-type="float" office:value="1.58379483222961" calcext:value-type="float">
            <text:p>1.58379483222961</text:p>
          </table:table-cell>
          <table:table-cell table:formula="of:=[.C419]+[.A419]" office:value-type="float" office:value="73.1315195560455" calcext:value-type="float">
            <text:p>73.1315195560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8" calcext:value-type="float">
            <text:p>418</text:p>
          </table:table-cell>
          <table:table-cell office:value-type="float" office:value="0.370116472244263" calcext:value-type="float">
            <text:p>0.370116472244263</text:p>
          </table:table-cell>
          <table:table-cell table:formula="of:=[.C420]+[.A420]" office:value-type="float" office:value="71.9178411960602" calcext:value-type="float">
            <text:p>71.9178411960602</text:p>
          </table:table-cell>
          <table:table-cell office:value-type="float" office:value="0.560732364654541" calcext:value-type="float">
            <text:p>0.560732364654541</text:p>
          </table:table-cell>
          <table:table-cell office:value-type="float" office:value="72.4785735607147" calcext:value-type="float">
            <text:p>72.47857356071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9" calcext:value-type="float">
            <text:p>419</text:p>
          </table:table-cell>
          <table:table-cell office:value-type="float" office:value="0.389005661010742" calcext:value-type="float">
            <text:p>0.389005661010742</text:p>
          </table:table-cell>
          <table:table-cell table:formula="of:=[.C421]+[.A421]" office:value-type="float" office:value="71.9367303848267" calcext:value-type="float">
            <text:p>71.9367303848267</text:p>
          </table:table-cell>
          <table:table-cell office:value-type="float" office:value="0.833316326141357" calcext:value-type="float">
            <text:p>0.833316326141357</text:p>
          </table:table-cell>
          <table:table-cell office:value-type="float" office:value="72.770046710968" calcext:value-type="float">
            <text:p>72.77004671096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0" calcext:value-type="float">
            <text:p>420</text:p>
          </table:table-cell>
          <table:table-cell office:value-type="float" office:value="0.552544832229614" calcext:value-type="float">
            <text:p>0.552544832229614</text:p>
          </table:table-cell>
          <table:table-cell table:formula="of:=[.C422]+[.A422]" office:value-type="float" office:value="72.1002695560455" calcext:value-type="float">
            <text:p>72.1002695560455</text:p>
          </table:table-cell>
          <table:table-cell office:value-type="float" office:value="3.37523150444031" calcext:value-type="float">
            <text:p>3.37523150444031</text:p>
          </table:table-cell>
          <table:table-cell office:value-type="float" office:value="75.4755010604858" calcext:value-type="float">
            <text:p>75.475501060485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1" calcext:value-type="float">
            <text:p>421</text:p>
          </table:table-cell>
          <table:table-cell office:value-type="float" office:value="0.377144336700439" calcext:value-type="float">
            <text:p>0.377144336700439</text:p>
          </table:table-cell>
          <table:table-cell table:formula="of:=[.C423]+[.A423]" office:value-type="float" office:value="71.9248690605163" calcext:value-type="float">
            <text:p>71.9248690605163</text:p>
          </table:table-cell>
          <table:table-cell office:value-type="float" office:value="0.718065738677979" calcext:value-type="float">
            <text:p>0.718065738677979</text:p>
          </table:table-cell>
          <table:table-cell office:value-type="float" office:value="72.6429347991943" calcext:value-type="float">
            <text:p>72.642934799194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2" calcext:value-type="float">
            <text:p>422</text:p>
          </table:table-cell>
          <table:table-cell office:value-type="float" office:value="1.50889754295349" calcext:value-type="float">
            <text:p>1.50889754295349</text:p>
          </table:table-cell>
          <table:table-cell table:formula="of:=[.C424]+[.A424]" office:value-type="float" office:value="73.0566222667694" calcext:value-type="float">
            <text:p>73.05662226676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02" calcext:value-type="float">
            <text:p>13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3" calcext:value-type="float">
            <text:p>423</text:p>
          </table:table-cell>
          <table:table-cell office:value-type="float" office:value="0.380042552947998" calcext:value-type="float">
            <text:p>0.380042552947998</text:p>
          </table:table-cell>
          <table:table-cell table:formula="of:=[.C425]+[.A425]" office:value-type="float" office:value="71.9277672767639" calcext:value-type="float">
            <text:p>71.9277672767639</text:p>
          </table:table-cell>
          <table:table-cell office:value-type="float" office:value="0.544917821884155" calcext:value-type="float">
            <text:p>0.544917821884155</text:p>
          </table:table-cell>
          <table:table-cell office:value-type="float" office:value="72.4726850986481" calcext:value-type="float">
            <text:p>72.472685098648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4" calcext:value-type="float">
            <text:p>424</text:p>
          </table:table-cell>
          <table:table-cell office:value-type="float" office:value="0.375929117202759" calcext:value-type="float">
            <text:p>0.375929117202759</text:p>
          </table:table-cell>
          <table:table-cell table:formula="of:=[.C426]+[.A426]" office:value-type="float" office:value="71.9236538410187" calcext:value-type="float">
            <text:p>71.9236538410187</text:p>
          </table:table-cell>
          <table:table-cell office:value-type="float" office:value="0.684748649597168" calcext:value-type="float">
            <text:p>0.684748649597168</text:p>
          </table:table-cell>
          <table:table-cell office:value-type="float" office:value="72.6084024906158" calcext:value-type="float">
            <text:p>72.60840249061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5" calcext:value-type="float">
            <text:p>425</text:p>
          </table:table-cell>
          <table:table-cell office:value-type="float" office:value="0.285869359970093" calcext:value-type="float">
            <text:p>0.285869359970093</text:p>
          </table:table-cell>
          <table:table-cell table:formula="of:=[.C427]+[.A427]" office:value-type="float" office:value="71.833594083786" calcext:value-type="float">
            <text:p>71.833594083786</text:p>
          </table:table-cell>
          <table:table-cell office:value-type="float" office:value="0.440901756286621" calcext:value-type="float">
            <text:p>0.440901756286621</text:p>
          </table:table-cell>
          <table:table-cell office:value-type="float" office:value="72.2744958400726" calcext:value-type="float">
            <text:p>72.2744958400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6" calcext:value-type="float">
            <text:p>426</text:p>
          </table:table-cell>
          <table:table-cell office:value-type="float" office:value="0.362216711044312" calcext:value-type="float">
            <text:p>0.362216711044312</text:p>
          </table:table-cell>
          <table:table-cell table:formula="of:=[.C428]+[.A428]" office:value-type="float" office:value="71.9099414348602" calcext:value-type="float">
            <text:p>71.9099414348602</text:p>
          </table:table-cell>
          <table:table-cell office:value-type="float" office:value="0.686409950256348" calcext:value-type="float">
            <text:p>0.686409950256348</text:p>
          </table:table-cell>
          <table:table-cell office:value-type="float" office:value="72.5963513851166" calcext:value-type="float">
            <text:p>72.59635138511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7" calcext:value-type="float">
            <text:p>427</text:p>
          </table:table-cell>
          <table:table-cell office:value-type="float" office:value="0.406778812408447" calcext:value-type="float">
            <text:p>0.406778812408447</text:p>
          </table:table-cell>
          <table:table-cell table:formula="of:=[.C429]+[.A429]" office:value-type="float" office:value="71.9545035362244" calcext:value-type="float">
            <text:p>71.9545035362244</text:p>
          </table:table-cell>
          <table:table-cell office:value-type="float" office:value="1.04112958908081" calcext:value-type="float">
            <text:p>1.04112958908081</text:p>
          </table:table-cell>
          <table:table-cell office:value-type="float" office:value="72.9956331253052" calcext:value-type="float">
            <text:p>72.9956331253052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8" calcext:value-type="float">
            <text:p>428</text:p>
          </table:table-cell>
          <table:table-cell office:value-type="float" office:value="0.354453086853027" calcext:value-type="float">
            <text:p>0.354453086853027</text:p>
          </table:table-cell>
          <table:table-cell table:formula="of:=[.C430]+[.A430]" office:value-type="float" office:value="71.9021778106689" calcext:value-type="float">
            <text:p>71.9021778106689</text:p>
          </table:table-cell>
          <table:table-cell office:value-type="float" office:value="0.616588592529297" calcext:value-type="float">
            <text:p>0.616588592529297</text:p>
          </table:table-cell>
          <table:table-cell office:value-type="float" office:value="72.5187664031982" calcext:value-type="float">
            <text:p>72.518766403198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9" calcext:value-type="float">
            <text:p>429</text:p>
          </table:table-cell>
          <table:table-cell office:value-type="float" office:value="0.477554798126221" calcext:value-type="float">
            <text:p>0.477554798126221</text:p>
          </table:table-cell>
          <table:table-cell table:formula="of:=[.C431]+[.A431]" office:value-type="float" office:value="72.0252795219421" calcext:value-type="float">
            <text:p>72.0252795219421</text:p>
          </table:table-cell>
          <table:table-cell office:value-type="float" office:value="1.03011894226074" calcext:value-type="float">
            <text:p>1.03011894226074</text:p>
          </table:table-cell>
          <table:table-cell office:value-type="float" office:value="73.0553984642029" calcext:value-type="float">
            <text:p>73.055398464202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0" calcext:value-type="float">
            <text:p>430</text:p>
          </table:table-cell>
          <table:table-cell office:value-type="float" office:value="0.426533460617065" calcext:value-type="float">
            <text:p>0.426533460617065</text:p>
          </table:table-cell>
          <table:table-cell table:formula="of:=[.C432]+[.A432]" office:value-type="float" office:value="71.974258184433" calcext:value-type="float">
            <text:p>71.974258184433</text:p>
          </table:table-cell>
          <table:table-cell office:value-type="float" office:value="0.85224199295044" calcext:value-type="float">
            <text:p>0.85224199295044</text:p>
          </table:table-cell>
          <table:table-cell office:value-type="float" office:value="72.8265001773834" calcext:value-type="float">
            <text:p>72.8265001773834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1" calcext:value-type="float">
            <text:p>431</text:p>
          </table:table-cell>
          <table:table-cell office:value-type="float" office:value="0.399751663208008" calcext:value-type="float">
            <text:p>0.399751663208008</text:p>
          </table:table-cell>
          <table:table-cell table:formula="of:=[.C433]+[.A433]" office:value-type="float" office:value="71.9474763870239" calcext:value-type="float">
            <text:p>71.9474763870239</text:p>
          </table:table-cell>
          <table:table-cell office:value-type="float" office:value="0.946670770645142" calcext:value-type="float">
            <text:p>0.946670770645142</text:p>
          </table:table-cell>
          <table:table-cell office:value-type="float" office:value="72.8941471576691" calcext:value-type="float">
            <text:p>72.8941471576691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2" calcext:value-type="float">
            <text:p>432</text:p>
          </table:table-cell>
          <table:table-cell office:value-type="float" office:value="0.355728626251221" calcext:value-type="float">
            <text:p>0.355728626251221</text:p>
          </table:table-cell>
          <table:table-cell table:formula="of:=[.C434]+[.A434]" office:value-type="float" office:value="71.9034533500671" calcext:value-type="float">
            <text:p>71.9034533500671</text:p>
          </table:table-cell>
          <table:table-cell office:value-type="float" office:value="0.672097682952881" calcext:value-type="float">
            <text:p>0.672097682952881</text:p>
          </table:table-cell>
          <table:table-cell office:value-type="float" office:value="72.57555103302" calcext:value-type="float">
            <text:p>72.5755510330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3" calcext:value-type="float">
            <text:p>433</text:p>
          </table:table-cell>
          <table:table-cell office:value-type="float" office:value="0.37544322013855" calcext:value-type="float">
            <text:p>0.37544322013855</text:p>
          </table:table-cell>
          <table:table-cell table:formula="of:=[.C435]+[.A435]" office:value-type="float" office:value="71.9231679439545" calcext:value-type="float">
            <text:p>71.9231679439545</text:p>
          </table:table-cell>
          <table:table-cell office:value-type="float" office:value="0.716680765151978" calcext:value-type="float">
            <text:p>0.716680765151978</text:p>
          </table:table-cell>
          <table:table-cell office:value-type="float" office:value="72.6398487091064" calcext:value-type="float">
            <text:p>72.63984870910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4" calcext:value-type="float">
            <text:p>434</text:p>
          </table:table-cell>
          <table:table-cell office:value-type="float" office:value="0.510686874389648" calcext:value-type="float">
            <text:p>0.510686874389648</text:p>
          </table:table-cell>
          <table:table-cell table:formula="of:=[.C436]+[.A436]" office:value-type="float" office:value="72.0584115982056" calcext:value-type="float">
            <text:p>72.0584115982056</text:p>
          </table:table-cell>
          <table:table-cell office:value-type="float" office:value="1.53993225097656" calcext:value-type="float">
            <text:p>1.53993225097656</text:p>
          </table:table-cell>
          <table:table-cell office:value-type="float" office:value="73.5983438491821" calcext:value-type="float">
            <text:p>73.598343849182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5" calcext:value-type="float">
            <text:p>435</text:p>
          </table:table-cell>
          <table:table-cell office:value-type="float" office:value="0.542245626449585" calcext:value-type="float">
            <text:p>0.542245626449585</text:p>
          </table:table-cell>
          <table:table-cell table:formula="of:=[.C437]+[.A437]" office:value-type="float" office:value="72.0899703502655" calcext:value-type="float">
            <text:p>72.0899703502655</text:p>
          </table:table-cell>
          <table:table-cell office:value-type="float" office:value="1.72191047668457" calcext:value-type="float">
            <text:p>1.72191047668457</text:p>
          </table:table-cell>
          <table:table-cell office:value-type="float" office:value="73.8118808269501" calcext:value-type="float">
            <text:p>73.8118808269501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6" calcext:value-type="float">
            <text:p>436</text:p>
          </table:table-cell>
          <table:table-cell office:value-type="float" office:value="0.330009460449219" calcext:value-type="float">
            <text:p>0.330009460449219</text:p>
          </table:table-cell>
          <table:table-cell table:formula="of:=[.C438]+[.A438]" office:value-type="float" office:value="71.8777341842651" calcext:value-type="float">
            <text:p>71.8777341842651</text:p>
          </table:table-cell>
          <table:table-cell office:value-type="float" office:value="0.557077884674072" calcext:value-type="float">
            <text:p>0.557077884674072</text:p>
          </table:table-cell>
          <table:table-cell office:value-type="float" office:value="72.4348120689392" calcext:value-type="float">
            <text:p>72.43481206893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7" calcext:value-type="float">
            <text:p>437</text:p>
          </table:table-cell>
          <table:table-cell office:value-type="float" office:value="0.388986110687256" calcext:value-type="float">
            <text:p>0.388986110687256</text:p>
          </table:table-cell>
          <table:table-cell table:formula="of:=[.C439]+[.A439]" office:value-type="float" office:value="71.9367108345032" calcext:value-type="float">
            <text:p>71.9367108345032</text:p>
          </table:table-cell>
          <table:table-cell office:value-type="float" office:value="0.959516048431397" calcext:value-type="float">
            <text:p>0.959516048431397</text:p>
          </table:table-cell>
          <table:table-cell office:value-type="float" office:value="72.8962268829346" calcext:value-type="float">
            <text:p>72.896226882934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8" calcext:value-type="float">
            <text:p>438</text:p>
          </table:table-cell>
          <table:table-cell office:value-type="float" office:value="1.07103681564331" calcext:value-type="float">
            <text:p>1.07103681564331</text:p>
          </table:table-cell>
          <table:table-cell table:formula="of:=[.C440]+[.A440]" office:value-type="float" office:value="72.6187615394592" calcext:value-type="float">
            <text:p>72.61876153945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8" calcext:value-type="float">
            <text:p>8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9" calcext:value-type="float">
            <text:p>439</text:p>
          </table:table-cell>
          <table:table-cell office:value-type="float" office:value="0.490915775299072" calcext:value-type="float">
            <text:p>0.490915775299072</text:p>
          </table:table-cell>
          <table:table-cell table:formula="of:=[.C441]+[.A441]" office:value-type="float" office:value="72.038640499115" calcext:value-type="float">
            <text:p>72.038640499115</text:p>
          </table:table-cell>
          <table:table-cell office:value-type="float" office:value="1.51201772689819" calcext:value-type="float">
            <text:p>1.51201772689819</text:p>
          </table:table-cell>
          <table:table-cell office:value-type="float" office:value="73.5506582260132" calcext:value-type="float">
            <text:p>73.5506582260132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0" calcext:value-type="float">
            <text:p>440</text:p>
          </table:table-cell>
          <table:table-cell office:value-type="float" office:value="0.457852363586426" calcext:value-type="float">
            <text:p>0.457852363586426</text:p>
          </table:table-cell>
          <table:table-cell table:formula="of:=[.C442]+[.A442]" office:value-type="float" office:value="72.0055770874023" calcext:value-type="float">
            <text:p>72.0055770874023</text:p>
          </table:table-cell>
          <table:table-cell office:value-type="float" office:value="1.05363321304321" calcext:value-type="float">
            <text:p>1.05363321304321</text:p>
          </table:table-cell>
          <table:table-cell office:value-type="float" office:value="73.0592103004455" calcext:value-type="float">
            <text:p>73.059210300445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1" calcext:value-type="float">
            <text:p>441</text:p>
          </table:table-cell>
          <table:table-cell office:value-type="float" office:value="0.352863788604736" calcext:value-type="float">
            <text:p>0.352863788604736</text:p>
          </table:table-cell>
          <table:table-cell table:formula="of:=[.C443]+[.A443]" office:value-type="float" office:value="71.9005885124206" calcext:value-type="float">
            <text:p>71.9005885124206</text:p>
          </table:table-cell>
          <table:table-cell office:value-type="float" office:value="0.477820873260498" calcext:value-type="float">
            <text:p>0.477820873260498</text:p>
          </table:table-cell>
          <table:table-cell office:value-type="float" office:value="72.3784093856811" calcext:value-type="float">
            <text:p>72.37840938568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2" calcext:value-type="float">
            <text:p>442</text:p>
          </table:table-cell>
          <table:table-cell office:value-type="float" office:value="0.542565822601318" calcext:value-type="float">
            <text:p>0.542565822601318</text:p>
          </table:table-cell>
          <table:table-cell table:formula="of:=[.C444]+[.A444]" office:value-type="float" office:value="72.0902905464172" calcext:value-type="float">
            <text:p>72.0902905464172</text:p>
          </table:table-cell>
          <table:table-cell office:value-type="float" office:value="3.61157703399658" calcext:value-type="float">
            <text:p>3.61157703399658</text:p>
          </table:table-cell>
          <table:table-cell office:value-type="float" office:value="75.7018675804138" calcext:value-type="float">
            <text:p>75.70186758041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3" calcext:value-type="float">
            <text:p>443</text:p>
          </table:table-cell>
          <table:table-cell office:value-type="float" office:value="1.15968084335327" calcext:value-type="float">
            <text:p>1.15968084335327</text:p>
          </table:table-cell>
          <table:table-cell table:formula="of:=[.C445]+[.A445]" office:value-type="float" office:value="72.7074055671692" calcext:value-type="float">
            <text:p>72.7074055671692</text:p>
          </table:table-cell>
          <table:table-cell office:value-type="float" office:value="365.490618944168" calcext:value-type="float">
            <text:p>365.490618944168</text:p>
          </table:table-cell>
          <table:table-cell office:value-type="float" office:value="438.198024511337" calcext:value-type="float">
            <text:p>438.198024511337</text:p>
          </table:table-cell>
          <table:table-cell office:value-type="float" office:value="990" calcext:value-type="float">
            <text:p>99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4360" calcext:value-type="float">
            <text:p>243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4" calcext:value-type="float">
            <text:p>444</text:p>
          </table:table-cell>
          <table:table-cell office:value-type="float" office:value="1.3258581161499" calcext:value-type="float">
            <text:p>1.3258581161499</text:p>
          </table:table-cell>
          <table:table-cell table:formula="of:=[.C446]+[.A446]" office:value-type="float" office:value="72.8735828399658" calcext:value-type="float">
            <text:p>72.87358283996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5" calcext:value-type="float">
            <text:p>445</text:p>
          </table:table-cell>
          <table:table-cell office:value-type="float" office:value="0.324653387069702" calcext:value-type="float">
            <text:p>0.324653387069702</text:p>
          </table:table-cell>
          <table:table-cell table:formula="of:=[.C447]+[.A447]" office:value-type="float" office:value="71.8723781108856" calcext:value-type="float">
            <text:p>71.8723781108856</text:p>
          </table:table-cell>
          <table:table-cell office:value-type="float" office:value="0.626118659973145" calcext:value-type="float">
            <text:p>0.626118659973145</text:p>
          </table:table-cell>
          <table:table-cell office:value-type="float" office:value="72.4984967708588" calcext:value-type="float">
            <text:p>72.498496770858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6" calcext:value-type="float">
            <text:p>446</text:p>
          </table:table-cell>
          <table:table-cell office:value-type="float" office:value="0.375444412231445" calcext:value-type="float">
            <text:p>0.375444412231445</text:p>
          </table:table-cell>
          <table:table-cell table:formula="of:=[.C448]+[.A448]" office:value-type="float" office:value="71.9231691360474" calcext:value-type="float">
            <text:p>71.9231691360474</text:p>
          </table:table-cell>
          <table:table-cell office:value-type="float" office:value="0.721404314041138" calcext:value-type="float">
            <text:p>0.721404314041138</text:p>
          </table:table-cell>
          <table:table-cell office:value-type="float" office:value="72.6445734500885" calcext:value-type="float">
            <text:p>72.6445734500885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7" calcext:value-type="float">
            <text:p>447</text:p>
          </table:table-cell>
          <table:table-cell office:value-type="float" office:value="0.37467885017395" calcext:value-type="float">
            <text:p>0.37467885017395</text:p>
          </table:table-cell>
          <table:table-cell table:formula="of:=[.C449]+[.A449]" office:value-type="float" office:value="71.9224035739899" calcext:value-type="float">
            <text:p>71.9224035739899</text:p>
          </table:table-cell>
          <table:table-cell office:value-type="float" office:value="0.641178369522095" calcext:value-type="float">
            <text:p>0.641178369522095</text:p>
          </table:table-cell>
          <table:table-cell office:value-type="float" office:value="72.563581943512" calcext:value-type="float">
            <text:p>72.5635819435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8" calcext:value-type="float">
            <text:p>448</text:p>
          </table:table-cell>
          <table:table-cell office:value-type="float" office:value="0.438396215438843" calcext:value-type="float">
            <text:p>0.438396215438843</text:p>
          </table:table-cell>
          <table:table-cell table:formula="of:=[.C450]+[.A450]" office:value-type="float" office:value="71.9861209392548" calcext:value-type="float">
            <text:p>71.9861209392548</text:p>
          </table:table-cell>
          <table:table-cell office:value-type="float" office:value="1.46870946884155" calcext:value-type="float">
            <text:p>1.46870946884155</text:p>
          </table:table-cell>
          <table:table-cell office:value-type="float" office:value="73.4548304080963" calcext:value-type="float">
            <text:p>73.4548304080963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9" calcext:value-type="float">
            <text:p>449</text:p>
          </table:table-cell>
          <table:table-cell office:value-type="float" office:value="0.355356216430664" calcext:value-type="float">
            <text:p>0.355356216430664</text:p>
          </table:table-cell>
          <table:table-cell table:formula="of:=[.C451]+[.A451]" office:value-type="float" office:value="71.9030809402466" calcext:value-type="float">
            <text:p>71.9030809402466</text:p>
          </table:table-cell>
          <table:table-cell office:value-type="float" office:value="0.566583871841431" calcext:value-type="float">
            <text:p>0.566583871841431</text:p>
          </table:table-cell>
          <table:table-cell office:value-type="float" office:value="72.469664812088" calcext:value-type="float">
            <text:p>72.4696648120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0" calcext:value-type="float">
            <text:p>450</text:p>
          </table:table-cell>
          <table:table-cell office:value-type="float" office:value="0.357865333557129" calcext:value-type="float">
            <text:p>0.357865333557129</text:p>
          </table:table-cell>
          <table:table-cell table:formula="of:=[.C452]+[.A452]" office:value-type="float" office:value="71.905590057373" calcext:value-type="float">
            <text:p>71.905590057373</text:p>
          </table:table-cell>
          <table:table-cell office:value-type="float" office:value="0.617697954177856" calcext:value-type="float">
            <text:p>0.617697954177856</text:p>
          </table:table-cell>
          <table:table-cell office:value-type="float" office:value="72.5232880115509" calcext:value-type="float">
            <text:p>72.523288011550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1" calcext:value-type="float">
            <text:p>451</text:p>
          </table:table-cell>
          <table:table-cell office:value-type="float" office:value="0.54820704460144" calcext:value-type="float">
            <text:p>0.54820704460144</text:p>
          </table:table-cell>
          <table:table-cell table:formula="of:=[.C453]+[.A453]" office:value-type="float" office:value="72.0959317684173" calcext:value-type="float">
            <text:p>72.0959317684173</text:p>
          </table:table-cell>
          <table:table-cell office:value-type="float" office:value="2.28436017036438" calcext:value-type="float">
            <text:p>2.28436017036438</text:p>
          </table:table-cell>
          <table:table-cell office:value-type="float" office:value="74.3802919387817" calcext:value-type="float">
            <text:p>74.380291938781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2" calcext:value-type="float">
            <text:p>452</text:p>
          </table:table-cell>
          <table:table-cell office:value-type="float" office:value="0.403263807296753" calcext:value-type="float">
            <text:p>0.403263807296753</text:p>
          </table:table-cell>
          <table:table-cell table:formula="of:=[.C454]+[.A454]" office:value-type="float" office:value="71.9509885311127" calcext:value-type="float">
            <text:p>71.9509885311127</text:p>
          </table:table-cell>
          <table:table-cell office:value-type="float" office:value="0.822169780731201" calcext:value-type="float">
            <text:p>0.822169780731201</text:p>
          </table:table-cell>
          <table:table-cell office:value-type="float" office:value="72.7731583118439" calcext:value-type="float">
            <text:p>72.773158311843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3" calcext:value-type="float">
            <text:p>453</text:p>
          </table:table-cell>
          <table:table-cell office:value-type="float" office:value="1.43589758872986" calcext:value-type="float">
            <text:p>1.43589758872986</text:p>
          </table:table-cell>
          <table:table-cell table:formula="of:=[.C455]+[.A455]" office:value-type="float" office:value="72.9836223125458" calcext:value-type="float">
            <text:p>72.9836223125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4" calcext:value-type="float">
            <text:p>454</text:p>
          </table:table-cell>
          <table:table-cell office:value-type="float" office:value="0.604774475097656" calcext:value-type="float">
            <text:p>0.604774475097656</text:p>
          </table:table-cell>
          <table:table-cell table:formula="of:=[.C456]+[.A456]" office:value-type="float" office:value="72.1524991989136" calcext:value-type="float">
            <text:p>72.1524991989136</text:p>
          </table:table-cell>
          <table:table-cell office:value-type="float" office:value="2.40172934532166" calcext:value-type="float">
            <text:p>2.40172934532166</text:p>
          </table:table-cell>
          <table:table-cell office:value-type="float" office:value="74.5542285442352" calcext:value-type="float">
            <text:p>74.554228544235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5" calcext:value-type="float">
            <text:p>455</text:p>
          </table:table-cell>
          <table:table-cell office:value-type="float" office:value="0.24103045463562" calcext:value-type="float">
            <text:p>0.24103045463562</text:p>
          </table:table-cell>
          <table:table-cell table:formula="of:=[.C457]+[.A457]" office:value-type="float" office:value="71.7887551784515" calcext:value-type="float">
            <text:p>71.7887551784515</text:p>
          </table:table-cell>
          <table:table-cell office:value-type="float" office:value="0.439599514007568" calcext:value-type="float">
            <text:p>0.439599514007568</text:p>
          </table:table-cell>
          <table:table-cell office:value-type="float" office:value="72.2283546924591" calcext:value-type="float">
            <text:p>72.2283546924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6" calcext:value-type="float">
            <text:p>456</text:p>
          </table:table-cell>
          <table:table-cell office:value-type="float" office:value="1.02392387390137" calcext:value-type="float">
            <text:p>1.02392387390137</text:p>
          </table:table-cell>
          <table:table-cell table:formula="of:=[.C458]+[.A458]" office:value-type="float" office:value="72.5716485977173" calcext:value-type="float">
            <text:p>72.57164859771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3" calcext:value-type="float">
            <text:p>7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7" calcext:value-type="float">
            <text:p>457</text:p>
          </table:table-cell>
          <table:table-cell office:value-type="float" office:value="0.374249696731567" calcext:value-type="float">
            <text:p>0.374249696731567</text:p>
          </table:table-cell>
          <table:table-cell table:formula="of:=[.C459]+[.A459]" office:value-type="float" office:value="71.9219744205475" calcext:value-type="float">
            <text:p>71.9219744205475</text:p>
          </table:table-cell>
          <table:table-cell office:value-type="float" office:value="0.608807325363159" calcext:value-type="float">
            <text:p>0.608807325363159</text:p>
          </table:table-cell>
          <table:table-cell office:value-type="float" office:value="72.5307817459106" calcext:value-type="float">
            <text:p>72.530781745910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8" calcext:value-type="float">
            <text:p>458</text:p>
          </table:table-cell>
          <table:table-cell office:value-type="float" office:value="0.387438774108887" calcext:value-type="float">
            <text:p>0.387438774108887</text:p>
          </table:table-cell>
          <table:table-cell table:formula="of:=[.C460]+[.A460]" office:value-type="float" office:value="71.9351634979248" calcext:value-type="float">
            <text:p>71.9351634979248</text:p>
          </table:table-cell>
          <table:table-cell office:value-type="float" office:value="0.703234672546387" calcext:value-type="float">
            <text:p>0.703234672546387</text:p>
          </table:table-cell>
          <table:table-cell office:value-type="float" office:value="72.6383981704712" calcext:value-type="float">
            <text:p>72.63839817047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9" calcext:value-type="float">
            <text:p>459</text:p>
          </table:table-cell>
          <table:table-cell office:value-type="float" office:value="0.358936071395874" calcext:value-type="float">
            <text:p>0.358936071395874</text:p>
          </table:table-cell>
          <table:table-cell table:formula="of:=[.C461]+[.A461]" office:value-type="float" office:value="71.9066607952118" calcext:value-type="float">
            <text:p>71.9066607952118</text:p>
          </table:table-cell>
          <table:table-cell office:value-type="float" office:value="0.615513801574707" calcext:value-type="float">
            <text:p>0.615513801574707</text:p>
          </table:table-cell>
          <table:table-cell office:value-type="float" office:value="72.5221745967865" calcext:value-type="float">
            <text:p>72.52217459678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0" calcext:value-type="float">
            <text:p>460</text:p>
          </table:table-cell>
          <table:table-cell office:value-type="float" office:value="0.339974164962769" calcext:value-type="float">
            <text:p>0.339974164962769</text:p>
          </table:table-cell>
          <table:table-cell table:formula="of:=[.C462]+[.A462]" office:value-type="float" office:value="71.8876988887787" calcext:value-type="float">
            <text:p>71.8876988887787</text:p>
          </table:table-cell>
          <table:table-cell office:value-type="float" office:value="0.506428003311157" calcext:value-type="float">
            <text:p>0.506428003311157</text:p>
          </table:table-cell>
          <table:table-cell office:value-type="float" office:value="72.3941268920898" calcext:value-type="float">
            <text:p>72.3941268920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1" calcext:value-type="float">
            <text:p>461</text:p>
          </table:table-cell>
          <table:table-cell office:value-type="float" office:value="0.378791093826294" calcext:value-type="float">
            <text:p>0.378791093826294</text:p>
          </table:table-cell>
          <table:table-cell table:formula="of:=[.C463]+[.A463]" office:value-type="float" office:value="71.9265158176422" calcext:value-type="float">
            <text:p>71.9265158176422</text:p>
          </table:table-cell>
          <table:table-cell office:value-type="float" office:value="0.689280509948731" calcext:value-type="float">
            <text:p>0.689280509948731</text:p>
          </table:table-cell>
          <table:table-cell office:value-type="float" office:value="72.6157963275909" calcext:value-type="float">
            <text:p>72.615796327590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2" calcext:value-type="float">
            <text:p>462</text:p>
          </table:table-cell>
          <table:table-cell office:value-type="float" office:value="0.275266170501709" calcext:value-type="float">
            <text:p>0.275266170501709</text:p>
          </table:table-cell>
          <table:table-cell table:formula="of:=[.C464]+[.A464]" office:value-type="float" office:value="71.8229908943176" calcext:value-type="float">
            <text:p>71.8229908943176</text:p>
          </table:table-cell>
          <table:table-cell office:value-type="float" office:value="0.447609901428223" calcext:value-type="float">
            <text:p>0.447609901428223</text:p>
          </table:table-cell>
          <table:table-cell office:value-type="float" office:value="72.2706007957458" calcext:value-type="float">
            <text:p>72.2706007957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3" calcext:value-type="float">
            <text:p>463</text:p>
          </table:table-cell>
          <table:table-cell office:value-type="float" office:value="0.265774011611939" calcext:value-type="float">
            <text:p>0.265774011611939</text:p>
          </table:table-cell>
          <table:table-cell table:formula="of:=[.C465]+[.A465]" office:value-type="float" office:value="71.8134987354278" calcext:value-type="float">
            <text:p>71.8134987354278</text:p>
          </table:table-cell>
          <table:table-cell office:value-type="float" office:value="0.439359903335571" calcext:value-type="float">
            <text:p>0.439359903335571</text:p>
          </table:table-cell>
          <table:table-cell office:value-type="float" office:value="72.2528586387634" calcext:value-type="float">
            <text:p>72.2528586387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4" calcext:value-type="float">
            <text:p>464</text:p>
          </table:table-cell>
          <table:table-cell office:value-type="float" office:value="0.336414813995361" calcext:value-type="float">
            <text:p>0.336414813995361</text:p>
          </table:table-cell>
          <table:table-cell table:formula="of:=[.C466]+[.A466]" office:value-type="float" office:value="71.8841395378113" calcext:value-type="float">
            <text:p>71.8841395378113</text:p>
          </table:table-cell>
          <table:table-cell office:value-type="float" office:value="0.479747295379639" calcext:value-type="float">
            <text:p>0.479747295379639</text:p>
          </table:table-cell>
          <table:table-cell office:value-type="float" office:value="72.3638868331909" calcext:value-type="float">
            <text:p>72.363886833190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5" calcext:value-type="float">
            <text:p>465</text:p>
          </table:table-cell>
          <table:table-cell office:value-type="float" office:value="1.34604120254517" calcext:value-type="float">
            <text:p>1.34604120254517</text:p>
          </table:table-cell>
          <table:table-cell table:formula="of:=[.C467]+[.A467]" office:value-type="float" office:value="72.8937659263611" calcext:value-type="float">
            <text:p>72.89376592636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6" calcext:value-type="float">
            <text:p>466</text:p>
          </table:table-cell>
          <table:table-cell office:value-type="float" office:value="0.366173505783081" calcext:value-type="float">
            <text:p>0.366173505783081</text:p>
          </table:table-cell>
          <table:table-cell table:formula="of:=[.C468]+[.A468]" office:value-type="float" office:value="71.913898229599" calcext:value-type="float">
            <text:p>71.913898229599</text:p>
          </table:table-cell>
          <table:table-cell office:value-type="float" office:value="0.628821611404419" calcext:value-type="float">
            <text:p>0.628821611404419</text:p>
          </table:table-cell>
          <table:table-cell office:value-type="float" office:value="72.5427198410034" calcext:value-type="float">
            <text:p>72.542719841003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7" calcext:value-type="float">
            <text:p>467</text:p>
          </table:table-cell>
          <table:table-cell office:value-type="float" office:value="0.435647964477539" calcext:value-type="float">
            <text:p>0.435647964477539</text:p>
          </table:table-cell>
          <table:table-cell table:formula="of:=[.C469]+[.A469]" office:value-type="float" office:value="71.9833726882934" calcext:value-type="float">
            <text:p>71.9833726882934</text:p>
          </table:table-cell>
          <table:table-cell office:value-type="float" office:value="1.40285301208496" calcext:value-type="float">
            <text:p>1.40285301208496</text:p>
          </table:table-cell>
          <table:table-cell office:value-type="float" office:value="73.3862257003784" calcext:value-type="float">
            <text:p>73.3862257003784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8" calcext:value-type="float">
            <text:p>468</text:p>
          </table:table-cell>
          <table:table-cell office:value-type="float" office:value="0.348567485809326" calcext:value-type="float">
            <text:p>0.348567485809326</text:p>
          </table:table-cell>
          <table:table-cell table:formula="of:=[.C470]+[.A470]" office:value-type="float" office:value="71.8962922096252" calcext:value-type="float">
            <text:p>71.8962922096252</text:p>
          </table:table-cell>
          <table:table-cell office:value-type="float" office:value="0.619855165481567" calcext:value-type="float">
            <text:p>0.619855165481567</text:p>
          </table:table-cell>
          <table:table-cell office:value-type="float" office:value="72.5161473751068" calcext:value-type="float">
            <text:p>72.516147375106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9" calcext:value-type="float">
            <text:p>469</text:p>
          </table:table-cell>
          <table:table-cell office:value-type="float" office:value="0.377172231674194" calcext:value-type="float">
            <text:p>0.377172231674194</text:p>
          </table:table-cell>
          <table:table-cell table:formula="of:=[.C471]+[.A471]" office:value-type="float" office:value="71.9248969554901" calcext:value-type="float">
            <text:p>71.9248969554901</text:p>
          </table:table-cell>
          <table:table-cell office:value-type="float" office:value="0.745862483978272" calcext:value-type="float">
            <text:p>0.745862483978272</text:p>
          </table:table-cell>
          <table:table-cell office:value-type="float" office:value="72.6707594394684" calcext:value-type="float">
            <text:p>72.670759439468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0" calcext:value-type="float">
            <text:p>470</text:p>
          </table:table-cell>
          <table:table-cell office:value-type="float" office:value="2.88116717338562" calcext:value-type="float">
            <text:p>2.88116717338562</text:p>
          </table:table-cell>
          <table:table-cell table:formula="of:=[.C472]+[.A472]" office:value-type="float" office:value="74.4288918972015" calcext:value-type="float">
            <text:p>74.4288918972015</text:p>
          </table:table-cell>
          <table:table-cell office:value-type="float" office:value="0.438677072525024" calcext:value-type="float">
            <text:p>0.438677072525024</text:p>
          </table:table-cell>
          <table:table-cell office:value-type="float" office:value="74.8675689697266" calcext:value-type="float">
            <text:p>74.8675689697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1" calcext:value-type="float">
            <text:p>471</text:p>
          </table:table-cell>
          <table:table-cell office:value-type="float" office:value="0.439850091934204" calcext:value-type="float">
            <text:p>0.439850091934204</text:p>
          </table:table-cell>
          <table:table-cell table:formula="of:=[.C473]+[.A473]" office:value-type="float" office:value="71.9875748157501" calcext:value-type="float">
            <text:p>71.9875748157501</text:p>
          </table:table-cell>
          <table:table-cell office:value-type="float" office:value="1.06595969200134" calcext:value-type="float">
            <text:p>1.06595969200134</text:p>
          </table:table-cell>
          <table:table-cell office:value-type="float" office:value="73.0535345077515" calcext:value-type="float">
            <text:p>73.0535345077515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2" calcext:value-type="float">
            <text:p>472</text:p>
          </table:table-cell>
          <table:table-cell office:value-type="float" office:value="0.36889123916626" calcext:value-type="float">
            <text:p>0.36889123916626</text:p>
          </table:table-cell>
          <table:table-cell table:formula="of:=[.C474]+[.A474]" office:value-type="float" office:value="71.9166159629822" calcext:value-type="float">
            <text:p>71.9166159629822</text:p>
          </table:table-cell>
          <table:table-cell office:value-type="float" office:value="0.564159631729126" calcext:value-type="float">
            <text:p>0.564159631729126</text:p>
          </table:table-cell>
          <table:table-cell office:value-type="float" office:value="72.4807755947113" calcext:value-type="float">
            <text:p>72.48077559471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3" calcext:value-type="float">
            <text:p>473</text:p>
          </table:table-cell>
          <table:table-cell office:value-type="float" office:value="0.626133441925049" calcext:value-type="float">
            <text:p>0.626133441925049</text:p>
          </table:table-cell>
          <table:table-cell table:formula="of:=[.C475]+[.A475]" office:value-type="float" office:value="72.173858165741" calcext:value-type="float">
            <text:p>72.173858165741</text:p>
          </table:table-cell>
          <table:table-cell office:value-type="float" office:value="2.86681914329529" calcext:value-type="float">
            <text:p>2.86681914329529</text:p>
          </table:table-cell>
          <table:table-cell office:value-type="float" office:value="75.0406773090362" calcext:value-type="float">
            <text:p>75.0406773090362</text:p>
          </table:table-cell>
          <table:table-cell office:value-type="float" office:value="299" calcext:value-type="float">
            <text:p>29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4" calcext:value-type="float">
            <text:p>474</text:p>
          </table:table-cell>
          <table:table-cell office:value-type="float" office:value="0.430678367614746" calcext:value-type="float">
            <text:p>0.430678367614746</text:p>
          </table:table-cell>
          <table:table-cell table:formula="of:=[.C476]+[.A476]" office:value-type="float" office:value="71.9784030914307" calcext:value-type="float">
            <text:p>71.9784030914307</text:p>
          </table:table-cell>
          <table:table-cell office:value-type="float" office:value="1.25169205665588" calcext:value-type="float">
            <text:p>1.25169205665588</text:p>
          </table:table-cell>
          <table:table-cell office:value-type="float" office:value="73.2300951480865" calcext:value-type="float">
            <text:p>73.2300951480865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5" calcext:value-type="float">
            <text:p>475</text:p>
          </table:table-cell>
          <table:table-cell office:value-type="float" office:value="0.417815685272217" calcext:value-type="float">
            <text:p>0.417815685272217</text:p>
          </table:table-cell>
          <table:table-cell table:formula="of:=[.C477]+[.A477]" office:value-type="float" office:value="71.9655404090881" calcext:value-type="float">
            <text:p>71.9655404090881</text:p>
          </table:table-cell>
          <table:table-cell office:value-type="float" office:value="1.04605412483215" calcext:value-type="float">
            <text:p>1.04605412483215</text:p>
          </table:table-cell>
          <table:table-cell office:value-type="float" office:value="73.0115945339203" calcext:value-type="float">
            <text:p>73.011594533920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6" calcext:value-type="float">
            <text:p>476</text:p>
          </table:table-cell>
          <table:table-cell office:value-type="float" office:value="0.340706586837769" calcext:value-type="float">
            <text:p>0.340706586837769</text:p>
          </table:table-cell>
          <table:table-cell table:formula="of:=[.C478]+[.A478]" office:value-type="float" office:value="71.8884313106537" calcext:value-type="float">
            <text:p>71.8884313106537</text:p>
          </table:table-cell>
          <table:table-cell office:value-type="float" office:value="0.447876214981079" calcext:value-type="float">
            <text:p>0.447876214981079</text:p>
          </table:table-cell>
          <table:table-cell office:value-type="float" office:value="72.3363075256348" calcext:value-type="float">
            <text:p>72.336307525634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7" calcext:value-type="float">
            <text:p>477</text:p>
          </table:table-cell>
          <table:table-cell office:value-type="float" office:value="0.454458236694336" calcext:value-type="float">
            <text:p>0.454458236694336</text:p>
          </table:table-cell>
          <table:table-cell table:formula="of:=[.C479]+[.A479]" office:value-type="float" office:value="72.0021829605102" calcext:value-type="float">
            <text:p>72.0021829605102</text:p>
          </table:table-cell>
          <table:table-cell office:value-type="float" office:value="1.09091067314148" calcext:value-type="float">
            <text:p>1.09091067314148</text:p>
          </table:table-cell>
          <table:table-cell office:value-type="float" office:value="73.0930936336517" calcext:value-type="float">
            <text:p>73.093093633651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8" calcext:value-type="float">
            <text:p>478</text:p>
          </table:table-cell>
          <table:table-cell office:value-type="float" office:value="0.54801082611084" calcext:value-type="float">
            <text:p>0.54801082611084</text:p>
          </table:table-cell>
          <table:table-cell table:formula="of:=[.C480]+[.A480]" office:value-type="float" office:value="72.0957355499267" calcext:value-type="float">
            <text:p>72.0957355499267</text:p>
          </table:table-cell>
          <table:table-cell office:value-type="float" office:value="1.49024939537048" calcext:value-type="float">
            <text:p>1.49024939537048</text:p>
          </table:table-cell>
          <table:table-cell office:value-type="float" office:value="73.5859849452972" calcext:value-type="float">
            <text:p>73.585984945297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9" calcext:value-type="float">
            <text:p>479</text:p>
          </table:table-cell>
          <table:table-cell office:value-type="float" office:value="0.374195337295532" calcext:value-type="float">
            <text:p>0.374195337295532</text:p>
          </table:table-cell>
          <table:table-cell table:formula="of:=[.C481]+[.A481]" office:value-type="float" office:value="71.9219200611114" calcext:value-type="float">
            <text:p>71.9219200611114</text:p>
          </table:table-cell>
          <table:table-cell office:value-type="float" office:value="0.708054542541504" calcext:value-type="float">
            <text:p>0.708054542541504</text:p>
          </table:table-cell>
          <table:table-cell office:value-type="float" office:value="72.6299746036529" calcext:value-type="float">
            <text:p>72.62997460365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0" calcext:value-type="float">
            <text:p>480</text:p>
          </table:table-cell>
          <table:table-cell office:value-type="float" office:value="0.323310136795044" calcext:value-type="float">
            <text:p>0.323310136795044</text:p>
          </table:table-cell>
          <table:table-cell table:formula="of:=[.C482]+[.A482]" office:value-type="float" office:value="71.871034860611" calcext:value-type="float">
            <text:p>71.871034860611</text:p>
          </table:table-cell>
          <table:table-cell office:value-type="float" office:value="0.483448028564453" calcext:value-type="float">
            <text:p>0.483448028564453</text:p>
          </table:table-cell>
          <table:table-cell office:value-type="float" office:value="72.3544828891754" calcext:value-type="float">
            <text:p>72.35448288917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1" calcext:value-type="float">
            <text:p>481</text:p>
          </table:table-cell>
          <table:table-cell office:value-type="float" office:value="1.34219574928284" calcext:value-type="float">
            <text:p>1.34219574928284</text:p>
          </table:table-cell>
          <table:table-cell table:formula="of:=[.C483]+[.A483]" office:value-type="float" office:value="72.8899204730987" calcext:value-type="float">
            <text:p>72.88992047309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2" calcext:value-type="float">
            <text:p>482</text:p>
          </table:table-cell>
          <table:table-cell office:value-type="float" office:value="0.375275373458862" calcext:value-type="float">
            <text:p>0.375275373458862</text:p>
          </table:table-cell>
          <table:table-cell table:formula="of:=[.C484]+[.A484]" office:value-type="float" office:value="71.9230000972748" calcext:value-type="float">
            <text:p>71.9230000972748</text:p>
          </table:table-cell>
          <table:table-cell office:value-type="float" office:value="0.549481630325317" calcext:value-type="float">
            <text:p>0.549481630325317</text:p>
          </table:table-cell>
          <table:table-cell office:value-type="float" office:value="72.4724817276001" calcext:value-type="float">
            <text:p>72.47248172760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3" calcext:value-type="float">
            <text:p>483</text:p>
          </table:table-cell>
          <table:table-cell office:value-type="float" office:value="0.38029670715332" calcext:value-type="float">
            <text:p>0.38029670715332</text:p>
          </table:table-cell>
          <table:table-cell table:formula="of:=[.C485]+[.A485]" office:value-type="float" office:value="71.9280214309692" calcext:value-type="float">
            <text:p>71.9280214309692</text:p>
          </table:table-cell>
          <table:table-cell office:value-type="float" office:value="0.627889156341553" calcext:value-type="float">
            <text:p>0.627889156341553</text:p>
          </table:table-cell>
          <table:table-cell office:value-type="float" office:value="72.5559105873108" calcext:value-type="float">
            <text:p>72.555910587310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4" calcext:value-type="float">
            <text:p>484</text:p>
          </table:table-cell>
          <table:table-cell office:value-type="float" office:value="0.417891979217529" calcext:value-type="float">
            <text:p>0.417891979217529</text:p>
          </table:table-cell>
          <table:table-cell table:formula="of:=[.C486]+[.A486]" office:value-type="float" office:value="71.9656167030334" calcext:value-type="float">
            <text:p>71.9656167030334</text:p>
          </table:table-cell>
          <table:table-cell office:value-type="float" office:value="0.901587009429932" calcext:value-type="float">
            <text:p>0.901587009429932</text:p>
          </table:table-cell>
          <table:table-cell office:value-type="float" office:value="72.8672037124634" calcext:value-type="float">
            <text:p>72.8672037124634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5" calcext:value-type="float">
            <text:p>485</text:p>
          </table:table-cell>
          <table:table-cell office:value-type="float" office:value="0.322547197341919" calcext:value-type="float">
            <text:p>0.322547197341919</text:p>
          </table:table-cell>
          <table:table-cell table:formula="of:=[.C487]+[.A487]" office:value-type="float" office:value="71.8702719211578" calcext:value-type="float">
            <text:p>71.8702719211578</text:p>
          </table:table-cell>
          <table:table-cell office:value-type="float" office:value="0.487184524536133" calcext:value-type="float">
            <text:p>0.487184524536133</text:p>
          </table:table-cell>
          <table:table-cell office:value-type="float" office:value="72.357456445694" calcext:value-type="float">
            <text:p>72.35745644569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6" calcext:value-type="float">
            <text:p>486</text:p>
          </table:table-cell>
          <table:table-cell office:value-type="float" office:value="0.344619750976563" calcext:value-type="float">
            <text:p>0.344619750976563</text:p>
          </table:table-cell>
          <table:table-cell table:formula="of:=[.C488]+[.A488]" office:value-type="float" office:value="71.8923444747925" calcext:value-type="float">
            <text:p>71.8923444747925</text:p>
          </table:table-cell>
          <table:table-cell office:value-type="float" office:value="0.53980827331543" calcext:value-type="float">
            <text:p>0.53980827331543</text:p>
          </table:table-cell>
          <table:table-cell office:value-type="float" office:value="72.4321527481079" calcext:value-type="float">
            <text:p>72.43215274810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7" calcext:value-type="float">
            <text:p>487</text:p>
          </table:table-cell>
          <table:table-cell office:value-type="float" office:value="0.385104656219482" calcext:value-type="float">
            <text:p>0.385104656219482</text:p>
          </table:table-cell>
          <table:table-cell table:formula="of:=[.C489]+[.A489]" office:value-type="float" office:value="71.9328293800354" calcext:value-type="float">
            <text:p>71.9328293800354</text:p>
          </table:table-cell>
          <table:table-cell office:value-type="float" office:value="0.821795225143433" calcext:value-type="float">
            <text:p>0.821795225143433</text:p>
          </table:table-cell>
          <table:table-cell office:value-type="float" office:value="72.7546246051788" calcext:value-type="float">
            <text:p>72.754624605178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8" calcext:value-type="float">
            <text:p>488</text:p>
          </table:table-cell>
          <table:table-cell office:value-type="float" office:value="0.395925760269165" calcext:value-type="float">
            <text:p>0.395925760269165</text:p>
          </table:table-cell>
          <table:table-cell table:formula="of:=[.C490]+[.A490]" office:value-type="float" office:value="71.9436504840851" calcext:value-type="float">
            <text:p>71.9436504840851</text:p>
          </table:table-cell>
          <table:table-cell office:value-type="float" office:value="0.638010501861572" calcext:value-type="float">
            <text:p>0.638010501861572</text:p>
          </table:table-cell>
          <table:table-cell office:value-type="float" office:value="72.5816609859466" calcext:value-type="float">
            <text:p>72.581660985946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9" calcext:value-type="float">
            <text:p>489</text:p>
          </table:table-cell>
          <table:table-cell office:value-type="float" office:value="0.915946006774902" calcext:value-type="float">
            <text:p>0.915946006774902</text:p>
          </table:table-cell>
          <table:table-cell table:formula="of:=[.C491]+[.A491]" office:value-type="float" office:value="72.4636707305908" calcext:value-type="float">
            <text:p>72.46367073059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0" calcext:value-type="float">
            <text:p>490</text:p>
          </table:table-cell>
          <table:table-cell office:value-type="float" office:value="0.275888919830322" calcext:value-type="float">
            <text:p>0.275888919830322</text:p>
          </table:table-cell>
          <table:table-cell table:formula="of:=[.C492]+[.A492]" office:value-type="float" office:value="71.8236136436462" calcext:value-type="float">
            <text:p>71.8236136436462</text:p>
          </table:table-cell>
          <table:table-cell office:value-type="float" office:value="0.44618034362793" calcext:value-type="float">
            <text:p>0.44618034362793</text:p>
          </table:table-cell>
          <table:table-cell office:value-type="float" office:value="72.2697939872742" calcext:value-type="float">
            <text:p>72.2697939872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1" calcext:value-type="float">
            <text:p>491</text:p>
          </table:table-cell>
          <table:table-cell office:value-type="float" office:value="0.260490417480469" calcext:value-type="float">
            <text:p>0.260490417480469</text:p>
          </table:table-cell>
          <table:table-cell table:formula="of:=[.C493]+[.A493]" office:value-type="float" office:value="71.8082151412964" calcext:value-type="float">
            <text:p>71.8082151412964</text:p>
          </table:table-cell>
          <table:table-cell office:value-type="float" office:value="0.437925338745117" calcext:value-type="float">
            <text:p>0.437925338745117</text:p>
          </table:table-cell>
          <table:table-cell office:value-type="float" office:value="72.2461404800415" calcext:value-type="float">
            <text:p>72.2461404800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2" calcext:value-type="float">
            <text:p>492</text:p>
          </table:table-cell>
          <table:table-cell office:value-type="float" office:value="0.329733848571777" calcext:value-type="float">
            <text:p>0.329733848571777</text:p>
          </table:table-cell>
          <table:table-cell table:formula="of:=[.C494]+[.A494]" office:value-type="float" office:value="71.8774585723877" calcext:value-type="float">
            <text:p>71.8774585723877</text:p>
          </table:table-cell>
          <table:table-cell office:value-type="float" office:value="0.542529344558716" calcext:value-type="float">
            <text:p>0.542529344558716</text:p>
          </table:table-cell>
          <table:table-cell office:value-type="float" office:value="72.4199879169464" calcext:value-type="float">
            <text:p>72.41998791694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3" calcext:value-type="float">
            <text:p>493</text:p>
          </table:table-cell>
          <table:table-cell office:value-type="float" office:value="0.419442176818848" calcext:value-type="float">
            <text:p>0.419442176818848</text:p>
          </table:table-cell>
          <table:table-cell table:formula="of:=[.C495]+[.A495]" office:value-type="float" office:value="71.9671669006348" calcext:value-type="float">
            <text:p>71.9671669006348</text:p>
          </table:table-cell>
          <table:table-cell office:value-type="float" office:value="1.19650793075562" calcext:value-type="float">
            <text:p>1.19650793075562</text:p>
          </table:table-cell>
          <table:table-cell office:value-type="float" office:value="73.1636748313904" calcext:value-type="float">
            <text:p>73.1636748313904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4" calcext:value-type="float">
            <text:p>494</text:p>
          </table:table-cell>
          <table:table-cell office:value-type="float" office:value="0.367112398147583" calcext:value-type="float">
            <text:p>0.367112398147583</text:p>
          </table:table-cell>
          <table:table-cell table:formula="of:=[.C496]+[.A496]" office:value-type="float" office:value="71.9148371219635" calcext:value-type="float">
            <text:p>71.9148371219635</text:p>
          </table:table-cell>
          <table:table-cell office:value-type="float" office:value="0.673384428024292" calcext:value-type="float">
            <text:p>0.673384428024292</text:p>
          </table:table-cell>
          <table:table-cell office:value-type="float" office:value="72.5882215499878" calcext:value-type="float">
            <text:p>72.588221549987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5" calcext:value-type="float">
            <text:p>495</text:p>
          </table:table-cell>
          <table:table-cell office:value-type="float" office:value="0.402980089187622" calcext:value-type="float">
            <text:p>0.402980089187622</text:p>
          </table:table-cell>
          <table:table-cell table:formula="of:=[.C497]+[.A497]" office:value-type="float" office:value="71.9507048130035" calcext:value-type="float">
            <text:p>71.9507048130035</text:p>
          </table:table-cell>
          <table:table-cell office:value-type="float" office:value="0.732267618179321" calcext:value-type="float">
            <text:p>0.732267618179321</text:p>
          </table:table-cell>
          <table:table-cell office:value-type="float" office:value="72.6829724311829" calcext:value-type="float">
            <text:p>72.6829724311829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6" calcext:value-type="float">
            <text:p>496</text:p>
          </table:table-cell>
          <table:table-cell office:value-type="float" office:value="0.368008613586426" calcext:value-type="float">
            <text:p>0.368008613586426</text:p>
          </table:table-cell>
          <table:table-cell table:formula="of:=[.C498]+[.A498]" office:value-type="float" office:value="71.9157333374023" calcext:value-type="float">
            <text:p>71.9157333374023</text:p>
          </table:table-cell>
          <table:table-cell office:value-type="float" office:value="0.622878313064575" calcext:value-type="float">
            <text:p>0.622878313064575</text:p>
          </table:table-cell>
          <table:table-cell office:value-type="float" office:value="72.5386116504669" calcext:value-type="float">
            <text:p>72.53861165046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7" calcext:value-type="float">
            <text:p>497</text:p>
          </table:table-cell>
          <table:table-cell office:value-type="float" office:value="0.328600406646729" calcext:value-type="float">
            <text:p>0.328600406646729</text:p>
          </table:table-cell>
          <table:table-cell table:formula="of:=[.C499]+[.A499]" office:value-type="float" office:value="71.8763251304626" calcext:value-type="float">
            <text:p>71.8763251304626</text:p>
          </table:table-cell>
          <table:table-cell office:value-type="float" office:value="0.557628154754639" calcext:value-type="float">
            <text:p>0.557628154754639</text:p>
          </table:table-cell>
          <table:table-cell office:value-type="float" office:value="72.4339532852173" calcext:value-type="float">
            <text:p>72.43395328521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8" calcext:value-type="float">
            <text:p>498</text:p>
          </table:table-cell>
          <table:table-cell office:value-type="float" office:value="0.376225709915161" calcext:value-type="float">
            <text:p>0.376225709915161</text:p>
          </table:table-cell>
          <table:table-cell table:formula="of:=[.C500]+[.A500]" office:value-type="float" office:value="71.9239504337311" calcext:value-type="float">
            <text:p>71.9239504337311</text:p>
          </table:table-cell>
          <table:table-cell office:value-type="float" office:value="0.597656011581421" calcext:value-type="float">
            <text:p>0.597656011581421</text:p>
          </table:table-cell>
          <table:table-cell office:value-type="float" office:value="72.5216064453125" calcext:value-type="float">
            <text:p>72.52160644531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9" calcext:value-type="float">
            <text:p>499</text:p>
          </table:table-cell>
          <table:table-cell office:value-type="float" office:value="1.30881118774414" calcext:value-type="float">
            <text:p>1.30881118774414</text:p>
          </table:table-cell>
          <table:table-cell table:formula="of:=[.C501]+[.A501]" office:value-type="float" office:value="72.85653591156" calcext:value-type="float">
            <text:p>72.856535911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0" calcext:value-type="float">
            <text:p>500</text:p>
          </table:table-cell>
          <table:table-cell office:value-type="float" office:value="0.283127546310425" calcext:value-type="float">
            <text:p>0.283127546310425</text:p>
          </table:table-cell>
          <table:table-cell table:formula="of:=[.C502]+[.A502]" office:value-type="float" office:value="71.8308522701263" calcext:value-type="float">
            <text:p>71.8308522701263</text:p>
          </table:table-cell>
          <table:table-cell office:value-type="float" office:value="0.433550357818604" calcext:value-type="float">
            <text:p>0.433550357818604</text:p>
          </table:table-cell>
          <table:table-cell office:value-type="float" office:value="72.2644026279449" calcext:value-type="float">
            <text:p>72.2644026279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1" calcext:value-type="float">
            <text:p>501</text:p>
          </table:table-cell>
          <table:table-cell office:value-type="float" office:value="0.381982803344727" calcext:value-type="float">
            <text:p>0.381982803344727</text:p>
          </table:table-cell>
          <table:table-cell table:formula="of:=[.C503]+[.A503]" office:value-type="float" office:value="71.9297075271606" calcext:value-type="float">
            <text:p>71.9297075271606</text:p>
          </table:table-cell>
          <table:table-cell office:value-type="float" office:value="0.604398965835571" calcext:value-type="float">
            <text:p>0.604398965835571</text:p>
          </table:table-cell>
          <table:table-cell office:value-type="float" office:value="72.5341064929962" calcext:value-type="float">
            <text:p>72.53410649299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2" calcext:value-type="float">
            <text:p>502</text:p>
          </table:table-cell>
          <table:table-cell office:value-type="float" office:value="1.57313871383667" calcext:value-type="float">
            <text:p>1.57313871383667</text:p>
          </table:table-cell>
          <table:table-cell table:formula="of:=[.C504]+[.A504]" office:value-type="float" office:value="73.1208634376526" calcext:value-type="float">
            <text:p>73.12086343765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2" calcext:value-type="float">
            <text:p>10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3" calcext:value-type="float">
            <text:p>503</text:p>
          </table:table-cell>
          <table:table-cell office:value-type="float" office:value="0.379090547561646" calcext:value-type="float">
            <text:p>0.379090547561646</text:p>
          </table:table-cell>
          <table:table-cell table:formula="of:=[.C505]+[.A505]" office:value-type="float" office:value="71.9268152713776" calcext:value-type="float">
            <text:p>71.9268152713776</text:p>
          </table:table-cell>
          <table:table-cell office:value-type="float" office:value="0.606390237808228" calcext:value-type="float">
            <text:p>0.606390237808228</text:p>
          </table:table-cell>
          <table:table-cell office:value-type="float" office:value="72.5332055091858" calcext:value-type="float">
            <text:p>72.53320550918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4" calcext:value-type="float">
            <text:p>504</text:p>
          </table:table-cell>
          <table:table-cell office:value-type="float" office:value="0.337364673614502" calcext:value-type="float">
            <text:p>0.337364673614502</text:p>
          </table:table-cell>
          <table:table-cell table:formula="of:=[.C506]+[.A506]" office:value-type="float" office:value="71.8850893974304" calcext:value-type="float">
            <text:p>71.8850893974304</text:p>
          </table:table-cell>
          <table:table-cell office:value-type="float" office:value="0.551305770874023" calcext:value-type="float">
            <text:p>0.551305770874023</text:p>
          </table:table-cell>
          <table:table-cell office:value-type="float" office:value="72.4363951683044" calcext:value-type="float">
            <text:p>72.43639516830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5" calcext:value-type="float">
            <text:p>505</text:p>
          </table:table-cell>
          <table:table-cell office:value-type="float" office:value="0.493659257888794" calcext:value-type="float">
            <text:p>0.493659257888794</text:p>
          </table:table-cell>
          <table:table-cell table:formula="of:=[.C507]+[.A507]" office:value-type="float" office:value="72.0413839817047" calcext:value-type="float">
            <text:p>72.0413839817047</text:p>
          </table:table-cell>
          <table:table-cell office:value-type="float" office:value="1.67328023910522" calcext:value-type="float">
            <text:p>1.67328023910522</text:p>
          </table:table-cell>
          <table:table-cell office:value-type="float" office:value="73.7146642208099" calcext:value-type="float">
            <text:p>73.7146642208099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6" calcext:value-type="float">
            <text:p>506</text:p>
          </table:table-cell>
          <table:table-cell office:value-type="float" office:value="0.293871641159058" calcext:value-type="float">
            <text:p>0.293871641159058</text:p>
          </table:table-cell>
          <table:table-cell table:formula="of:=[.C508]+[.A508]" office:value-type="float" office:value="71.841596364975" calcext:value-type="float">
            <text:p>71.841596364975</text:p>
          </table:table-cell>
          <table:table-cell office:value-type="float" office:value="0.437987327575684" calcext:value-type="float">
            <text:p>0.437987327575684</text:p>
          </table:table-cell>
          <table:table-cell office:value-type="float" office:value="72.2795836925506" calcext:value-type="float">
            <text:p>72.2795836925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7" calcext:value-type="float">
            <text:p>507</text:p>
          </table:table-cell>
          <table:table-cell office:value-type="float" office:value="1.55421161651611" calcext:value-type="float">
            <text:p>1.55421161651611</text:p>
          </table:table-cell>
          <table:table-cell table:formula="of:=[.C509]+[.A509]" office:value-type="float" office:value="73.101936340332" calcext:value-type="float">
            <text:p>73.1019363403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4" calcext:value-type="float">
            <text:p>12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8" calcext:value-type="float">
            <text:p>508</text:p>
          </table:table-cell>
          <table:table-cell office:value-type="float" office:value="0.366882562637329" calcext:value-type="float">
            <text:p>0.366882562637329</text:p>
          </table:table-cell>
          <table:table-cell table:formula="of:=[.C510]+[.A510]" office:value-type="float" office:value="71.9146072864532" calcext:value-type="float">
            <text:p>71.9146072864532</text:p>
          </table:table-cell>
          <table:table-cell office:value-type="float" office:value="0.493574142456055" calcext:value-type="float">
            <text:p>0.493574142456055</text:p>
          </table:table-cell>
          <table:table-cell office:value-type="float" office:value="72.4081814289093" calcext:value-type="float">
            <text:p>72.40818142890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9" calcext:value-type="float">
            <text:p>509</text:p>
          </table:table-cell>
          <table:table-cell office:value-type="float" office:value="0.37820029258728" calcext:value-type="float">
            <text:p>0.37820029258728</text:p>
          </table:table-cell>
          <table:table-cell table:formula="of:=[.C511]+[.A511]" office:value-type="float" office:value="71.9259250164032" calcext:value-type="float">
            <text:p>71.9259250164032</text:p>
          </table:table-cell>
          <table:table-cell office:value-type="float" office:value="0.781016111373901" calcext:value-type="float">
            <text:p>0.781016111373901</text:p>
          </table:table-cell>
          <table:table-cell office:value-type="float" office:value="72.7069411277771" calcext:value-type="float">
            <text:p>72.706941127777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0" calcext:value-type="float">
            <text:p>510</text:p>
          </table:table-cell>
          <table:table-cell office:value-type="float" office:value="0.408886194229126" calcext:value-type="float">
            <text:p>0.408886194229126</text:p>
          </table:table-cell>
          <table:table-cell table:formula="of:=[.C512]+[.A512]" office:value-type="float" office:value="71.956610918045" calcext:value-type="float">
            <text:p>71.956610918045</text:p>
          </table:table-cell>
          <table:table-cell office:value-type="float" office:value="0.961982727050781" calcext:value-type="float">
            <text:p>0.961982727050781</text:p>
          </table:table-cell>
          <table:table-cell office:value-type="float" office:value="72.9185936450958" calcext:value-type="float">
            <text:p>72.918593645095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1" calcext:value-type="float">
            <text:p>511</text:p>
          </table:table-cell>
          <table:table-cell office:value-type="float" office:value="1.49227046966553" calcext:value-type="float">
            <text:p>1.49227046966553</text:p>
          </table:table-cell>
          <table:table-cell table:formula="of:=[.C513]+[.A513]" office:value-type="float" office:value="73.0399951934814" calcext:value-type="float">
            <text:p>73.0399951934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2" calcext:value-type="float">
            <text:p>512</text:p>
          </table:table-cell>
          <table:table-cell office:value-type="float" office:value="0.348745584487915" calcext:value-type="float">
            <text:p>0.348745584487915</text:p>
          </table:table-cell>
          <table:table-cell table:formula="of:=[.C514]+[.A514]" office:value-type="float" office:value="71.8964703083038" calcext:value-type="float">
            <text:p>71.8964703083038</text:p>
          </table:table-cell>
          <table:table-cell office:value-type="float" office:value="0.550569295883179" calcext:value-type="float">
            <text:p>0.550569295883179</text:p>
          </table:table-cell>
          <table:table-cell office:value-type="float" office:value="72.447039604187" calcext:value-type="float">
            <text:p>72.44703960418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3" calcext:value-type="float">
            <text:p>513</text:p>
          </table:table-cell>
          <table:table-cell office:value-type="float" office:value="0.389213800430298" calcext:value-type="float">
            <text:p>0.389213800430298</text:p>
          </table:table-cell>
          <table:table-cell table:formula="of:=[.C515]+[.A515]" office:value-type="float" office:value="71.9369385242462" calcext:value-type="float">
            <text:p>71.9369385242462</text:p>
          </table:table-cell>
          <table:table-cell office:value-type="float" office:value="0.748533725738525" calcext:value-type="float">
            <text:p>0.748533725738525</text:p>
          </table:table-cell>
          <table:table-cell office:value-type="float" office:value="72.6854722499847" calcext:value-type="float">
            <text:p>72.685472249984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4" calcext:value-type="float">
            <text:p>514</text:p>
          </table:table-cell>
          <table:table-cell office:value-type="float" office:value="0.39323878288269" calcext:value-type="float">
            <text:p>0.39323878288269</text:p>
          </table:table-cell>
          <table:table-cell table:formula="of:=[.C516]+[.A516]" office:value-type="float" office:value="71.9409635066986" calcext:value-type="float">
            <text:p>71.9409635066986</text:p>
          </table:table-cell>
          <table:table-cell office:value-type="float" office:value="0.748520135879517" calcext:value-type="float">
            <text:p>0.748520135879517</text:p>
          </table:table-cell>
          <table:table-cell office:value-type="float" office:value="72.6894836425781" calcext:value-type="float">
            <text:p>72.689483642578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5" calcext:value-type="float">
            <text:p>515</text:p>
          </table:table-cell>
          <table:table-cell office:value-type="float" office:value="0.358330488204956" calcext:value-type="float">
            <text:p>0.358330488204956</text:p>
          </table:table-cell>
          <table:table-cell table:formula="of:=[.C517]+[.A517]" office:value-type="float" office:value="71.9060552120209" calcext:value-type="float">
            <text:p>71.9060552120209</text:p>
          </table:table-cell>
          <table:table-cell office:value-type="float" office:value="0.543744564056397" calcext:value-type="float">
            <text:p>0.543744564056397</text:p>
          </table:table-cell>
          <table:table-cell office:value-type="float" office:value="72.4497997760773" calcext:value-type="float">
            <text:p>72.449799776077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6" calcext:value-type="float">
            <text:p>516</text:p>
          </table:table-cell>
          <table:table-cell office:value-type="float" office:value="0.377241611480713" calcext:value-type="float">
            <text:p>0.377241611480713</text:p>
          </table:table-cell>
          <table:table-cell table:formula="of:=[.C518]+[.A518]" office:value-type="float" office:value="71.9249663352966" calcext:value-type="float">
            <text:p>71.9249663352966</text:p>
          </table:table-cell>
          <table:table-cell office:value-type="float" office:value="0.691629409790039" calcext:value-type="float">
            <text:p>0.691629409790039</text:p>
          </table:table-cell>
          <table:table-cell office:value-type="float" office:value="72.6165957450867" calcext:value-type="float">
            <text:p>72.616595745086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7" calcext:value-type="float">
            <text:p>517</text:p>
          </table:table-cell>
          <table:table-cell office:value-type="float" office:value="0.428344488143921" calcext:value-type="float">
            <text:p>0.428344488143921</text:p>
          </table:table-cell>
          <table:table-cell table:formula="of:=[.C519]+[.A519]" office:value-type="float" office:value="71.9760692119598" calcext:value-type="float">
            <text:p>71.9760692119598</text:p>
          </table:table-cell>
          <table:table-cell office:value-type="float" office:value="1.106285572052" calcext:value-type="float">
            <text:p>1.106285572052</text:p>
          </table:table-cell>
          <table:table-cell office:value-type="float" office:value="73.0823547840118" calcext:value-type="float">
            <text:p>73.082354784011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8" calcext:value-type="float">
            <text:p>518</text:p>
          </table:table-cell>
          <table:table-cell office:value-type="float" office:value="0.364632368087769" calcext:value-type="float">
            <text:p>0.364632368087769</text:p>
          </table:table-cell>
          <table:table-cell table:formula="of:=[.C520]+[.A520]" office:value-type="float" office:value="71.9123570919037" calcext:value-type="float">
            <text:p>71.9123570919037</text:p>
          </table:table-cell>
          <table:table-cell office:value-type="float" office:value="0.711074829101563" calcext:value-type="float">
            <text:p>0.711074829101563</text:p>
          </table:table-cell>
          <table:table-cell office:value-type="float" office:value="72.6234319210052" calcext:value-type="float">
            <text:p>72.62343192100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9" calcext:value-type="float">
            <text:p>519</text:p>
          </table:table-cell>
          <table:table-cell office:value-type="float" office:value="0.374164581298828" calcext:value-type="float">
            <text:p>0.374164581298828</text:p>
          </table:table-cell>
          <table:table-cell table:formula="of:=[.C521]+[.A521]" office:value-type="float" office:value="71.9218893051147" calcext:value-type="float">
            <text:p>71.9218893051147</text:p>
          </table:table-cell>
          <table:table-cell office:value-type="float" office:value="0.655750274658203" calcext:value-type="float">
            <text:p>0.655750274658203</text:p>
          </table:table-cell>
          <table:table-cell office:value-type="float" office:value="72.5776395797729" calcext:value-type="float">
            <text:p>72.577639579772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0" calcext:value-type="float">
            <text:p>520</text:p>
          </table:table-cell>
          <table:table-cell office:value-type="float" office:value="0.409409284591675" calcext:value-type="float">
            <text:p>0.409409284591675</text:p>
          </table:table-cell>
          <table:table-cell table:formula="of:=[.C522]+[.A522]" office:value-type="float" office:value="71.9571340084076" calcext:value-type="float">
            <text:p>71.9571340084076</text:p>
          </table:table-cell>
          <table:table-cell office:value-type="float" office:value="0.934154510498047" calcext:value-type="float">
            <text:p>0.934154510498047</text:p>
          </table:table-cell>
          <table:table-cell office:value-type="float" office:value="72.8912885189056" calcext:value-type="float">
            <text:p>72.8912885189056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1" calcext:value-type="float">
            <text:p>521</text:p>
          </table:table-cell>
          <table:table-cell office:value-type="float" office:value="0.356059074401855" calcext:value-type="float">
            <text:p>0.356059074401855</text:p>
          </table:table-cell>
          <table:table-cell table:formula="of:=[.C523]+[.A523]" office:value-type="float" office:value="71.9037837982178" calcext:value-type="float">
            <text:p>71.9037837982178</text:p>
          </table:table-cell>
          <table:table-cell office:value-type="float" office:value="0.626179695129395" calcext:value-type="float">
            <text:p>0.626179695129395</text:p>
          </table:table-cell>
          <table:table-cell office:value-type="float" office:value="72.5299634933472" calcext:value-type="float">
            <text:p>72.5299634933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2" calcext:value-type="float">
            <text:p>522</text:p>
          </table:table-cell>
          <table:table-cell office:value-type="float" office:value="1.15663146972656" calcext:value-type="float">
            <text:p>1.15663146972656</text:p>
          </table:table-cell>
          <table:table-cell table:formula="of:=[.C524]+[.A524]" office:value-type="float" office:value="72.7043561935425" calcext:value-type="float">
            <text:p>72.70435619354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1" calcext:value-type="float">
            <text:p>119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3" calcext:value-type="float">
            <text:p>523</text:p>
          </table:table-cell>
          <table:table-cell office:value-type="float" office:value="0.934713840484619" calcext:value-type="float">
            <text:p>0.934713840484619</text:p>
          </table:table-cell>
          <table:table-cell table:formula="of:=[.C525]+[.A525]" office:value-type="float" office:value="72.4824385643005" calcext:value-type="float">
            <text:p>72.48243856430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4" calcext:value-type="float">
            <text:p>524</text:p>
          </table:table-cell>
          <table:table-cell office:value-type="float" office:value="0.266791343688965" calcext:value-type="float">
            <text:p>0.266791343688965</text:p>
          </table:table-cell>
          <table:table-cell table:formula="of:=[.C526]+[.A526]" office:value-type="float" office:value="71.8145160675049" calcext:value-type="float">
            <text:p>71.8145160675049</text:p>
          </table:table-cell>
          <table:table-cell office:value-type="float" office:value="0.440627098083496" calcext:value-type="float">
            <text:p>0.440627098083496</text:p>
          </table:table-cell>
          <table:table-cell office:value-type="float" office:value="72.2551431655884" calcext:value-type="float">
            <text:p>72.255143165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5" calcext:value-type="float">
            <text:p>525</text:p>
          </table:table-cell>
          <table:table-cell office:value-type="float" office:value="0.350133419036865" calcext:value-type="float">
            <text:p>0.350133419036865</text:p>
          </table:table-cell>
          <table:table-cell table:formula="of:=[.C527]+[.A527]" office:value-type="float" office:value="71.8978581428528" calcext:value-type="float">
            <text:p>71.8978581428528</text:p>
          </table:table-cell>
          <table:table-cell office:value-type="float" office:value="0.639420986175537" calcext:value-type="float">
            <text:p>0.639420986175537</text:p>
          </table:table-cell>
          <table:table-cell office:value-type="float" office:value="72.5372791290283" calcext:value-type="float">
            <text:p>72.537279129028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6" calcext:value-type="float">
            <text:p>526</text:p>
          </table:table-cell>
          <table:table-cell office:value-type="float" office:value="0.358339548110962" calcext:value-type="float">
            <text:p>0.358339548110962</text:p>
          </table:table-cell>
          <table:table-cell table:formula="of:=[.C528]+[.A528]" office:value-type="float" office:value="71.9060642719269" calcext:value-type="float">
            <text:p>71.9060642719269</text:p>
          </table:table-cell>
          <table:table-cell office:value-type="float" office:value="0.585841417312622" calcext:value-type="float">
            <text:p>0.585841417312622</text:p>
          </table:table-cell>
          <table:table-cell office:value-type="float" office:value="72.4919056892395" calcext:value-type="float">
            <text:p>72.49190568923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7" calcext:value-type="float">
            <text:p>527</text:p>
          </table:table-cell>
          <table:table-cell office:value-type="float" office:value="1.01001667976379" calcext:value-type="float">
            <text:p>1.01001667976379</text:p>
          </table:table-cell>
          <table:table-cell table:formula="of:=[.C529]+[.A529]" office:value-type="float" office:value="72.5577414035797" calcext:value-type="float">
            <text:p>72.55774140357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9" calcext:value-type="float">
            <text:p>8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8" calcext:value-type="float">
            <text:p>528</text:p>
          </table:table-cell>
          <table:table-cell office:value-type="float" office:value="0.408997058868408" calcext:value-type="float">
            <text:p>0.408997058868408</text:p>
          </table:table-cell>
          <table:table-cell table:formula="of:=[.C530]+[.A530]" office:value-type="float" office:value="71.9567217826843" calcext:value-type="float">
            <text:p>71.9567217826843</text:p>
          </table:table-cell>
          <table:table-cell office:value-type="float" office:value="0.73442268371582" calcext:value-type="float">
            <text:p>0.73442268371582</text:p>
          </table:table-cell>
          <table:table-cell office:value-type="float" office:value="72.6911444664001" calcext:value-type="float">
            <text:p>72.691144466400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9" calcext:value-type="float">
            <text:p>529</text:p>
          </table:table-cell>
          <table:table-cell office:value-type="float" office:value="0.360813140869141" calcext:value-type="float">
            <text:p>0.360813140869141</text:p>
          </table:table-cell>
          <table:table-cell table:formula="of:=[.C531]+[.A531]" office:value-type="float" office:value="71.908537864685" calcext:value-type="float">
            <text:p>71.908537864685</text:p>
          </table:table-cell>
          <table:table-cell office:value-type="float" office:value="0.488322257995605" calcext:value-type="float">
            <text:p>0.488322257995605</text:p>
          </table:table-cell>
          <table:table-cell office:value-type="float" office:value="72.3968601226807" calcext:value-type="float">
            <text:p>72.39686012268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0" calcext:value-type="float">
            <text:p>530</text:p>
          </table:table-cell>
          <table:table-cell office:value-type="float" office:value="0.349252939224243" calcext:value-type="float">
            <text:p>0.349252939224243</text:p>
          </table:table-cell>
          <table:table-cell table:formula="of:=[.C532]+[.A532]" office:value-type="float" office:value="71.8969776630402" calcext:value-type="float">
            <text:p>71.8969776630402</text:p>
          </table:table-cell>
          <table:table-cell office:value-type="float" office:value="0.548609256744385" calcext:value-type="float">
            <text:p>0.548609256744385</text:p>
          </table:table-cell>
          <table:table-cell office:value-type="float" office:value="72.4455869197845" calcext:value-type="float">
            <text:p>72.44558691978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1" calcext:value-type="float">
            <text:p>531</text:p>
          </table:table-cell>
          <table:table-cell office:value-type="float" office:value="0.395371675491333" calcext:value-type="float">
            <text:p>0.395371675491333</text:p>
          </table:table-cell>
          <table:table-cell table:formula="of:=[.C533]+[.A533]" office:value-type="float" office:value="71.9430963993072" calcext:value-type="float">
            <text:p>71.9430963993072</text:p>
          </table:table-cell>
          <table:table-cell office:value-type="float" office:value="0.723183155059815" calcext:value-type="float">
            <text:p>0.723183155059815</text:p>
          </table:table-cell>
          <table:table-cell office:value-type="float" office:value="72.6662795543671" calcext:value-type="float">
            <text:p>72.666279554367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2" calcext:value-type="float">
            <text:p>532</text:p>
          </table:table-cell>
          <table:table-cell office:value-type="float" office:value="0.33961033821106" calcext:value-type="float">
            <text:p>0.33961033821106</text:p>
          </table:table-cell>
          <table:table-cell table:formula="of:=[.C534]+[.A534]" office:value-type="float" office:value="71.887335062027" calcext:value-type="float">
            <text:p>71.887335062027</text:p>
          </table:table-cell>
          <table:table-cell office:value-type="float" office:value="0.484543561935425" calcext:value-type="float">
            <text:p>0.484543561935425</text:p>
          </table:table-cell>
          <table:table-cell office:value-type="float" office:value="72.3718786239624" calcext:value-type="float">
            <text:p>72.37187862396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3" calcext:value-type="float">
            <text:p>533</text:p>
          </table:table-cell>
          <table:table-cell office:value-type="float" office:value="0.362324237823486" calcext:value-type="float">
            <text:p>0.362324237823486</text:p>
          </table:table-cell>
          <table:table-cell table:formula="of:=[.C535]+[.A535]" office:value-type="float" office:value="71.9100489616394" calcext:value-type="float">
            <text:p>71.9100489616394</text:p>
          </table:table-cell>
          <table:table-cell office:value-type="float" office:value="0.793147802352905" calcext:value-type="float">
            <text:p>0.793147802352905</text:p>
          </table:table-cell>
          <table:table-cell office:value-type="float" office:value="72.7031967639923" calcext:value-type="float">
            <text:p>72.70319676399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4" calcext:value-type="float">
            <text:p>534</text:p>
          </table:table-cell>
          <table:table-cell office:value-type="float" office:value="0.36655068397522" calcext:value-type="float">
            <text:p>0.36655068397522</text:p>
          </table:table-cell>
          <table:table-cell table:formula="of:=[.C536]+[.A536]" office:value-type="float" office:value="71.9142754077911" calcext:value-type="float">
            <text:p>71.9142754077911</text:p>
          </table:table-cell>
          <table:table-cell office:value-type="float" office:value="0.537369728088379" calcext:value-type="float">
            <text:p>0.537369728088379</text:p>
          </table:table-cell>
          <table:table-cell office:value-type="float" office:value="72.4516451358795" calcext:value-type="float">
            <text:p>72.451645135879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5" calcext:value-type="float">
            <text:p>535</text:p>
          </table:table-cell>
          <table:table-cell office:value-type="float" office:value="0.404853820800781" calcext:value-type="float">
            <text:p>0.404853820800781</text:p>
          </table:table-cell>
          <table:table-cell table:formula="of:=[.C537]+[.A537]" office:value-type="float" office:value="71.9525785446167" calcext:value-type="float">
            <text:p>71.9525785446167</text:p>
          </table:table-cell>
          <table:table-cell office:value-type="float" office:value="1.174241065979" calcext:value-type="float">
            <text:p>1.174241065979</text:p>
          </table:table-cell>
          <table:table-cell office:value-type="float" office:value="73.1268196105957" calcext:value-type="float">
            <text:p>73.1268196105957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6" calcext:value-type="float">
            <text:p>536</text:p>
          </table:table-cell>
          <table:table-cell office:value-type="float" office:value="0.930404663085938" calcext:value-type="float">
            <text:p>0.930404663085938</text:p>
          </table:table-cell>
          <table:table-cell table:formula="of:=[.C538]+[.A538]" office:value-type="float" office:value="72.4781293869018" calcext:value-type="float">
            <text:p>72.47812938690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3" calcext:value-type="float">
            <text:p>8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7" calcext:value-type="float">
            <text:p>537</text:p>
          </table:table-cell>
          <table:table-cell office:value-type="float" office:value="0.353241920471191" calcext:value-type="float">
            <text:p>0.353241920471191</text:p>
          </table:table-cell>
          <table:table-cell table:formula="of:=[.C539]+[.A539]" office:value-type="float" office:value="71.9009666442871" calcext:value-type="float">
            <text:p>71.9009666442871</text:p>
          </table:table-cell>
          <table:table-cell office:value-type="float" office:value="0.618491411209106" calcext:value-type="float">
            <text:p>0.618491411209106</text:p>
          </table:table-cell>
          <table:table-cell office:value-type="float" office:value="72.5194580554962" calcext:value-type="float">
            <text:p>72.51945805549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8" calcext:value-type="float">
            <text:p>538</text:p>
          </table:table-cell>
          <table:table-cell office:value-type="float" office:value="0.415019273757935" calcext:value-type="float">
            <text:p>0.415019273757935</text:p>
          </table:table-cell>
          <table:table-cell table:formula="of:=[.C540]+[.A540]" office:value-type="float" office:value="71.9627439975738" calcext:value-type="float">
            <text:p>71.9627439975738</text:p>
          </table:table-cell>
          <table:table-cell office:value-type="float" office:value="1.15673232078552" calcext:value-type="float">
            <text:p>1.15673232078552</text:p>
          </table:table-cell>
          <table:table-cell office:value-type="float" office:value="73.1194763183594" calcext:value-type="float">
            <text:p>73.119476318359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9" calcext:value-type="float">
            <text:p>539</text:p>
          </table:table-cell>
          <table:table-cell office:value-type="float" office:value="0.370719194412231" calcext:value-type="float">
            <text:p>0.370719194412231</text:p>
          </table:table-cell>
          <table:table-cell table:formula="of:=[.C541]+[.A541]" office:value-type="float" office:value="71.9184439182281" calcext:value-type="float">
            <text:p>71.9184439182281</text:p>
          </table:table-cell>
          <table:table-cell office:value-type="float" office:value="0.562636613845825" calcext:value-type="float">
            <text:p>0.562636613845825</text:p>
          </table:table-cell>
          <table:table-cell office:value-type="float" office:value="72.481080532074" calcext:value-type="float">
            <text:p>72.4810805320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0" calcext:value-type="float">
            <text:p>540</text:p>
          </table:table-cell>
          <table:table-cell office:value-type="float" office:value="0.366414308547974" calcext:value-type="float">
            <text:p>0.366414308547974</text:p>
          </table:table-cell>
          <table:table-cell table:formula="of:=[.C542]+[.A542]" office:value-type="float" office:value="71.9141390323639" calcext:value-type="float">
            <text:p>71.9141390323639</text:p>
          </table:table-cell>
          <table:table-cell office:value-type="float" office:value="0.694199085235596" calcext:value-type="float">
            <text:p>0.694199085235596</text:p>
          </table:table-cell>
          <table:table-cell office:value-type="float" office:value="72.6083381175995" calcext:value-type="float">
            <text:p>72.608338117599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1" calcext:value-type="float">
            <text:p>541</text:p>
          </table:table-cell>
          <table:table-cell office:value-type="float" office:value="0.340479850769043" calcext:value-type="float">
            <text:p>0.340479850769043</text:p>
          </table:table-cell>
          <table:table-cell table:formula="of:=[.C543]+[.A543]" office:value-type="float" office:value="71.888204574585" calcext:value-type="float">
            <text:p>71.888204574585</text:p>
          </table:table-cell>
          <table:table-cell office:value-type="float" office:value="0.602866888046265" calcext:value-type="float">
            <text:p>0.602866888046265</text:p>
          </table:table-cell>
          <table:table-cell office:value-type="float" office:value="72.4910714626312" calcext:value-type="float">
            <text:p>72.49107146263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2" calcext:value-type="float">
            <text:p>542</text:p>
          </table:table-cell>
          <table:table-cell office:value-type="float" office:value="0.338459253311157" calcext:value-type="float">
            <text:p>0.338459253311157</text:p>
          </table:table-cell>
          <table:table-cell table:formula="of:=[.C544]+[.A544]" office:value-type="float" office:value="71.8861839771271" calcext:value-type="float">
            <text:p>71.8861839771271</text:p>
          </table:table-cell>
          <table:table-cell office:value-type="float" office:value="0.539164781570435" calcext:value-type="float">
            <text:p>0.539164781570435</text:p>
          </table:table-cell>
          <table:table-cell office:value-type="float" office:value="72.4253487586975" calcext:value-type="float">
            <text:p>72.425348758697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3" calcext:value-type="float">
            <text:p>543</text:p>
          </table:table-cell>
          <table:table-cell office:value-type="float" office:value="0.383748769760132" calcext:value-type="float">
            <text:p>0.383748769760132</text:p>
          </table:table-cell>
          <table:table-cell table:formula="of:=[.C545]+[.A545]" office:value-type="float" office:value="71.931473493576" calcext:value-type="float">
            <text:p>71.931473493576</text:p>
          </table:table-cell>
          <table:table-cell office:value-type="float" office:value="0.696982383728027" calcext:value-type="float">
            <text:p>0.696982383728027</text:p>
          </table:table-cell>
          <table:table-cell office:value-type="float" office:value="72.6284558773041" calcext:value-type="float">
            <text:p>72.628455877304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4" calcext:value-type="float">
            <text:p>544</text:p>
          </table:table-cell>
          <table:table-cell office:value-type="float" office:value="0.466339111328125" calcext:value-type="float">
            <text:p>0.466339111328125</text:p>
          </table:table-cell>
          <table:table-cell table:formula="of:=[.C546]+[.A546]" office:value-type="float" office:value="72.014063835144" calcext:value-type="float">
            <text:p>72.014063835144</text:p>
          </table:table-cell>
          <table:table-cell office:value-type="float" office:value="1.35907626152039" calcext:value-type="float">
            <text:p>1.35907626152039</text:p>
          </table:table-cell>
          <table:table-cell office:value-type="float" office:value="73.3731400966644" calcext:value-type="float">
            <text:p>73.373140096664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5" calcext:value-type="float">
            <text:p>545</text:p>
          </table:table-cell>
          <table:table-cell office:value-type="float" office:value="0.395679473876953" calcext:value-type="float">
            <text:p>0.395679473876953</text:p>
          </table:table-cell>
          <table:table-cell table:formula="of:=[.C547]+[.A547]" office:value-type="float" office:value="71.9434041976929" calcext:value-type="float">
            <text:p>71.9434041976929</text:p>
          </table:table-cell>
          <table:table-cell office:value-type="float" office:value="0.751519441604614" calcext:value-type="float">
            <text:p>0.751519441604614</text:p>
          </table:table-cell>
          <table:table-cell office:value-type="float" office:value="72.6949236392975" calcext:value-type="float">
            <text:p>72.694923639297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6" calcext:value-type="float">
            <text:p>546</text:p>
          </table:table-cell>
          <table:table-cell office:value-type="float" office:value="0.420042514801025" calcext:value-type="float">
            <text:p>0.420042514801025</text:p>
          </table:table-cell>
          <table:table-cell table:formula="of:=[.C548]+[.A548]" office:value-type="float" office:value="71.9677672386169" calcext:value-type="float">
            <text:p>71.9677672386169</text:p>
          </table:table-cell>
          <table:table-cell office:value-type="float" office:value="1.44764280319214" calcext:value-type="float">
            <text:p>1.44764280319214</text:p>
          </table:table-cell>
          <table:table-cell office:value-type="float" office:value="73.4154100418091" calcext:value-type="float">
            <text:p>73.415410041809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7" calcext:value-type="float">
            <text:p>547</text:p>
          </table:table-cell>
          <table:table-cell office:value-type="float" office:value="0.464461088180542" calcext:value-type="float">
            <text:p>0.464461088180542</text:p>
          </table:table-cell>
          <table:table-cell table:formula="of:=[.C549]+[.A549]" office:value-type="float" office:value="72.0121858119965" calcext:value-type="float">
            <text:p>72.0121858119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8" calcext:value-type="float">
            <text:p>548</text:p>
          </table:table-cell>
          <table:table-cell office:value-type="float" office:value="0.401465892791748" calcext:value-type="float">
            <text:p>0.401465892791748</text:p>
          </table:table-cell>
          <table:table-cell table:formula="of:=[.C550]+[.A550]" office:value-type="float" office:value="71.9491906166077" calcext:value-type="float">
            <text:p>71.9491906166077</text:p>
          </table:table-cell>
          <table:table-cell office:value-type="float" office:value="4.34231925010681" calcext:value-type="float">
            <text:p>4.34231925010681</text:p>
          </table:table-cell>
          <table:table-cell office:value-type="float" office:value="76.2915098667145" calcext:value-type="float">
            <text:p>76.2915098667145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9" calcext:value-type="float">
            <text:p>549</text:p>
          </table:table-cell>
          <table:table-cell office:value-type="float" office:value="0.518936157226563" calcext:value-type="float">
            <text:p>0.518936157226563</text:p>
          </table:table-cell>
          <table:table-cell table:formula="of:=[.C551]+[.A551]" office:value-type="float" office:value="72.0666608810425" calcext:value-type="float">
            <text:p>72.0666608810425</text:p>
          </table:table-cell>
          <table:table-cell office:value-type="float" office:value="1.43194532394409" calcext:value-type="float">
            <text:p>1.43194532394409</text:p>
          </table:table-cell>
          <table:table-cell office:value-type="float" office:value="73.4986062049866" calcext:value-type="float">
            <text:p>73.4986062049866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0" calcext:value-type="float">
            <text:p>550</text:p>
          </table:table-cell>
          <table:table-cell office:value-type="float" office:value="0.374413251876831" calcext:value-type="float">
            <text:p>0.374413251876831</text:p>
          </table:table-cell>
          <table:table-cell table:formula="of:=[.C552]+[.A552]" office:value-type="float" office:value="71.9221379756927" calcext:value-type="float">
            <text:p>71.9221379756927</text:p>
          </table:table-cell>
          <table:table-cell office:value-type="float" office:value="0.555094718933106" calcext:value-type="float">
            <text:p>0.555094718933106</text:p>
          </table:table-cell>
          <table:table-cell office:value-type="float" office:value="72.4772326946258" calcext:value-type="float">
            <text:p>72.47723269462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1" calcext:value-type="float">
            <text:p>551</text:p>
          </table:table-cell>
          <table:table-cell office:value-type="float" office:value="0.286005258560181" calcext:value-type="float">
            <text:p>0.286005258560181</text:p>
          </table:table-cell>
          <table:table-cell table:formula="of:=[.C553]+[.A553]" office:value-type="float" office:value="71.8337299823761" calcext:value-type="float">
            <text:p>71.8337299823761</text:p>
          </table:table-cell>
          <table:table-cell office:value-type="float" office:value="0.447391033172607" calcext:value-type="float">
            <text:p>0.447391033172607</text:p>
          </table:table-cell>
          <table:table-cell office:value-type="float" office:value="72.2811210155487" calcext:value-type="float">
            <text:p>72.2811210155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2" calcext:value-type="float">
            <text:p>552</text:p>
          </table:table-cell>
          <table:table-cell office:value-type="float" office:value="0.346671581268311" calcext:value-type="float">
            <text:p>0.346671581268311</text:p>
          </table:table-cell>
          <table:table-cell table:formula="of:=[.C554]+[.A554]" office:value-type="float" office:value="71.8943963050842" calcext:value-type="float">
            <text:p>71.8943963050842</text:p>
          </table:table-cell>
          <table:table-cell office:value-type="float" office:value="0.494752407073975" calcext:value-type="float">
            <text:p>0.494752407073975</text:p>
          </table:table-cell>
          <table:table-cell office:value-type="float" office:value="72.3891487121582" calcext:value-type="float">
            <text:p>72.389148712158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3" calcext:value-type="float">
            <text:p>553</text:p>
          </table:table-cell>
          <table:table-cell office:value-type="float" office:value="0.346685409545898" calcext:value-type="float">
            <text:p>0.346685409545898</text:p>
          </table:table-cell>
          <table:table-cell table:formula="of:=[.C555]+[.A555]" office:value-type="float" office:value="71.8944101333618" calcext:value-type="float">
            <text:p>71.8944101333618</text:p>
          </table:table-cell>
          <table:table-cell office:value-type="float" office:value="0.557849407196045" calcext:value-type="float">
            <text:p>0.557849407196045</text:p>
          </table:table-cell>
          <table:table-cell office:value-type="float" office:value="72.4522595405579" calcext:value-type="float">
            <text:p>72.45225954055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4" calcext:value-type="float">
            <text:p>554</text:p>
          </table:table-cell>
          <table:table-cell office:value-type="float" office:value="0.408093690872192" calcext:value-type="float">
            <text:p>0.408093690872192</text:p>
          </table:table-cell>
          <table:table-cell table:formula="of:=[.C556]+[.A556]" office:value-type="float" office:value="71.9558184146881" calcext:value-type="float">
            <text:p>71.9558184146881</text:p>
          </table:table-cell>
          <table:table-cell office:value-type="float" office:value="0.76151442527771" calcext:value-type="float">
            <text:p>0.76151442527771</text:p>
          </table:table-cell>
          <table:table-cell office:value-type="float" office:value="72.7173328399658" calcext:value-type="float">
            <text:p>72.7173328399658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5" calcext:value-type="float">
            <text:p>555</text:p>
          </table:table-cell>
          <table:table-cell office:value-type="float" office:value="0.360334157943726" calcext:value-type="float">
            <text:p>0.360334157943726</text:p>
          </table:table-cell>
          <table:table-cell table:formula="of:=[.C557]+[.A557]" office:value-type="float" office:value="71.9080588817596" calcext:value-type="float">
            <text:p>71.9080588817596</text:p>
          </table:table-cell>
          <table:table-cell office:value-type="float" office:value="0.60129451751709" calcext:value-type="float">
            <text:p>0.60129451751709</text:p>
          </table:table-cell>
          <table:table-cell office:value-type="float" office:value="72.5093533992767" calcext:value-type="float">
            <text:p>72.50935339927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6" calcext:value-type="float">
            <text:p>556</text:p>
          </table:table-cell>
          <table:table-cell office:value-type="float" office:value="0.335026502609253" calcext:value-type="float">
            <text:p>0.335026502609253</text:p>
          </table:table-cell>
          <table:table-cell table:formula="of:=[.C558]+[.A558]" office:value-type="float" office:value="71.8827512264252" calcext:value-type="float">
            <text:p>71.8827512264252</text:p>
          </table:table-cell>
          <table:table-cell office:value-type="float" office:value="0.471635580062866" calcext:value-type="float">
            <text:p>0.471635580062866</text:p>
          </table:table-cell>
          <table:table-cell office:value-type="float" office:value="72.354386806488" calcext:value-type="float">
            <text:p>72.3543868064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7" calcext:value-type="float">
            <text:p>557</text:p>
          </table:table-cell>
          <table:table-cell office:value-type="float" office:value="0.951915264129639" calcext:value-type="float">
            <text:p>0.951915264129639</text:p>
          </table:table-cell>
          <table:table-cell table:formula="of:=[.C559]+[.A559]" office:value-type="float" office:value="72.4996399879455" calcext:value-type="float">
            <text:p>72.4996399879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8" calcext:value-type="float">
            <text:p>558</text:p>
          </table:table-cell>
          <table:table-cell office:value-type="float" office:value="1.64745163917542" calcext:value-type="float">
            <text:p>1.64745163917542</text:p>
          </table:table-cell>
          <table:table-cell table:formula="of:=[.C560]+[.A560]" office:value-type="float" office:value="73.1951763629913" calcext:value-type="float">
            <text:p>73.19517636299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3" calcext:value-type="float">
            <text:p>13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9" calcext:value-type="float">
            <text:p>559</text:p>
          </table:table-cell>
          <table:table-cell office:value-type="float" office:value="0.290915250778198" calcext:value-type="float">
            <text:p>0.290915250778198</text:p>
          </table:table-cell>
          <table:table-cell table:formula="of:=[.C561]+[.A561]" office:value-type="float" office:value="71.8386399745941" calcext:value-type="float">
            <text:p>71.8386399745941</text:p>
          </table:table-cell>
          <table:table-cell office:value-type="float" office:value="0.440781354904175" calcext:value-type="float">
            <text:p>0.440781354904175</text:p>
          </table:table-cell>
          <table:table-cell office:value-type="float" office:value="72.2794213294983" calcext:value-type="float">
            <text:p>72.2794213294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0" calcext:value-type="float">
            <text:p>560</text:p>
          </table:table-cell>
          <table:table-cell office:value-type="float" office:value="0.377446889877319" calcext:value-type="float">
            <text:p>0.377446889877319</text:p>
          </table:table-cell>
          <table:table-cell table:formula="of:=[.C562]+[.A562]" office:value-type="float" office:value="71.9251716136932" calcext:value-type="float">
            <text:p>71.9251716136932</text:p>
          </table:table-cell>
          <table:table-cell office:value-type="float" office:value="0.496934175491333" calcext:value-type="float">
            <text:p>0.496934175491333</text:p>
          </table:table-cell>
          <table:table-cell office:value-type="float" office:value="72.4221057891846" calcext:value-type="float">
            <text:p>72.42210578918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1" calcext:value-type="float">
            <text:p>561</text:p>
          </table:table-cell>
          <table:table-cell office:value-type="float" office:value="0.643846988677979" calcext:value-type="float">
            <text:p>0.643846988677979</text:p>
          </table:table-cell>
          <table:table-cell table:formula="of:=[.C563]+[.A563]" office:value-type="float" office:value="72.1915717124939" calcext:value-type="float">
            <text:p>72.1915717124939</text:p>
          </table:table-cell>
          <table:table-cell office:value-type="float" office:value="6.01204895973206" calcext:value-type="float">
            <text:p>6.01204895973206</text:p>
          </table:table-cell>
          <table:table-cell office:value-type="float" office:value="78.2036206722259" calcext:value-type="float">
            <text:p>78.203620672225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2" calcext:value-type="float">
            <text:p>562</text:p>
          </table:table-cell>
          <table:table-cell office:value-type="float" office:value="0.379144668579102" calcext:value-type="float">
            <text:p>0.379144668579102</text:p>
          </table:table-cell>
          <table:table-cell table:formula="of:=[.C564]+[.A564]" office:value-type="float" office:value="71.926869392395" calcext:value-type="float">
            <text:p>71.926869392395</text:p>
          </table:table-cell>
          <table:table-cell office:value-type="float" office:value="0.799783945083618" calcext:value-type="float">
            <text:p>0.799783945083618</text:p>
          </table:table-cell>
          <table:table-cell office:value-type="float" office:value="72.7266533374786" calcext:value-type="float">
            <text:p>72.7266533374786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3" calcext:value-type="float">
            <text:p>563</text:p>
          </table:table-cell>
          <table:table-cell office:value-type="float" office:value="0.245206594467163" calcext:value-type="float">
            <text:p>0.245206594467163</text:p>
          </table:table-cell>
          <table:table-cell table:formula="of:=[.C565]+[.A565]" office:value-type="float" office:value="71.7929313182831" calcext:value-type="float">
            <text:p>71.7929313182831</text:p>
          </table:table-cell>
          <table:table-cell office:value-type="float" office:value="0.44070315361023" calcext:value-type="float">
            <text:p>0.44070315361023</text:p>
          </table:table-cell>
          <table:table-cell office:value-type="float" office:value="72.2336344718933" calcext:value-type="float">
            <text:p>72.2336344718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4" calcext:value-type="float">
            <text:p>564</text:p>
          </table:table-cell>
          <table:table-cell office:value-type="float" office:value="0.408661603927612" calcext:value-type="float">
            <text:p>0.408661603927612</text:p>
          </table:table-cell>
          <table:table-cell table:formula="of:=[.C566]+[.A566]" office:value-type="float" office:value="71.9563863277435" calcext:value-type="float">
            <text:p>71.9563863277435</text:p>
          </table:table-cell>
          <table:table-cell office:value-type="float" office:value="0.96717643737793" calcext:value-type="float">
            <text:p>0.96717643737793</text:p>
          </table:table-cell>
          <table:table-cell office:value-type="float" office:value="72.9235627651215" calcext:value-type="float">
            <text:p>72.92356276512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5" calcext:value-type="float">
            <text:p>565</text:p>
          </table:table-cell>
          <table:table-cell office:value-type="float" office:value="0.429436206817627" calcext:value-type="float">
            <text:p>0.429436206817627</text:p>
          </table:table-cell>
          <table:table-cell table:formula="of:=[.C567]+[.A567]" office:value-type="float" office:value="71.9771609306335" calcext:value-type="float">
            <text:p>71.9771609306335</text:p>
          </table:table-cell>
          <table:table-cell office:value-type="float" office:value="0.889659881591797" calcext:value-type="float">
            <text:p>0.889659881591797</text:p>
          </table:table-cell>
          <table:table-cell office:value-type="float" office:value="72.8668208122253" calcext:value-type="float">
            <text:p>72.866820812225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6" calcext:value-type="float">
            <text:p>566</text:p>
          </table:table-cell>
          <table:table-cell office:value-type="float" office:value="0.355958700180054" calcext:value-type="float">
            <text:p>0.355958700180054</text:p>
          </table:table-cell>
          <table:table-cell table:formula="of:=[.C568]+[.A568]" office:value-type="float" office:value="71.903683423996" calcext:value-type="float">
            <text:p>71.903683423996</text:p>
          </table:table-cell>
          <table:table-cell office:value-type="float" office:value="0.608106374740601" calcext:value-type="float">
            <text:p>0.608106374740601</text:p>
          </table:table-cell>
          <table:table-cell office:value-type="float" office:value="72.5117897987366" calcext:value-type="float">
            <text:p>72.511789798736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7" calcext:value-type="float">
            <text:p>567</text:p>
          </table:table-cell>
          <table:table-cell office:value-type="float" office:value="0.31034779548645" calcext:value-type="float">
            <text:p>0.31034779548645</text:p>
          </table:table-cell>
          <table:table-cell table:formula="of:=[.C569]+[.A569]" office:value-type="float" office:value="71.8580725193024" calcext:value-type="float">
            <text:p>71.8580725193024</text:p>
          </table:table-cell>
          <table:table-cell office:value-type="float" office:value="0.470896482467651" calcext:value-type="float">
            <text:p>0.470896482467651</text:p>
          </table:table-cell>
          <table:table-cell office:value-type="float" office:value="72.32896900177" calcext:value-type="float">
            <text:p>72.3289690017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8" calcext:value-type="float">
            <text:p>568</text:p>
          </table:table-cell>
          <table:table-cell office:value-type="float" office:value="0.399715900421143" calcext:value-type="float">
            <text:p>0.399715900421143</text:p>
          </table:table-cell>
          <table:table-cell table:formula="of:=[.C570]+[.A570]" office:value-type="float" office:value="71.9474406242371" calcext:value-type="float">
            <text:p>71.9474406242371</text:p>
          </table:table-cell>
          <table:table-cell office:value-type="float" office:value="1.29340291023254" calcext:value-type="float">
            <text:p>1.29340291023254</text:p>
          </table:table-cell>
          <table:table-cell office:value-type="float" office:value="73.2408435344696" calcext:value-type="float">
            <text:p>73.2408435344696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9" calcext:value-type="float">
            <text:p>569</text:p>
          </table:table-cell>
          <table:table-cell office:value-type="float" office:value="0.334642171859741" calcext:value-type="float">
            <text:p>0.334642171859741</text:p>
          </table:table-cell>
          <table:table-cell table:formula="of:=[.C571]+[.A571]" office:value-type="float" office:value="71.8823668956756" calcext:value-type="float">
            <text:p>71.8823668956756</text:p>
          </table:table-cell>
          <table:table-cell office:value-type="float" office:value="0.445590496063232" calcext:value-type="float">
            <text:p>0.445590496063232</text:p>
          </table:table-cell>
          <table:table-cell office:value-type="float" office:value="72.3279573917389" calcext:value-type="float">
            <text:p>72.327957391738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0" calcext:value-type="float">
            <text:p>570</text:p>
          </table:table-cell>
          <table:table-cell office:value-type="float" office:value="0.354482412338257" calcext:value-type="float">
            <text:p>0.354482412338257</text:p>
          </table:table-cell>
          <table:table-cell table:formula="of:=[.C572]+[.A572]" office:value-type="float" office:value="71.9022071361542" calcext:value-type="float">
            <text:p>71.9022071361542</text:p>
          </table:table-cell>
          <table:table-cell office:value-type="float" office:value="0.652356386184692" calcext:value-type="float">
            <text:p>0.652356386184692</text:p>
          </table:table-cell>
          <table:table-cell office:value-type="float" office:value="72.5545635223389" calcext:value-type="float">
            <text:p>72.554563522338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1" calcext:value-type="float">
            <text:p>571</text:p>
          </table:table-cell>
          <table:table-cell office:value-type="float" office:value="0.363048315048218" calcext:value-type="float">
            <text:p>0.363048315048218</text:p>
          </table:table-cell>
          <table:table-cell table:formula="of:=[.C573]+[.A573]" office:value-type="float" office:value="71.9107730388641" calcext:value-type="float">
            <text:p>71.9107730388641</text:p>
          </table:table-cell>
          <table:table-cell office:value-type="float" office:value="0.630825996398926" calcext:value-type="float">
            <text:p>0.630825996398926</text:p>
          </table:table-cell>
          <table:table-cell office:value-type="float" office:value="72.5415990352631" calcext:value-type="float">
            <text:p>72.54159903526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2" calcext:value-type="float">
            <text:p>572</text:p>
          </table:table-cell>
          <table:table-cell office:value-type="float" office:value="0.604007720947266" calcext:value-type="float">
            <text:p>0.604007720947266</text:p>
          </table:table-cell>
          <table:table-cell table:formula="of:=[.C574]+[.A574]" office:value-type="float" office:value="72.1517324447632" calcext:value-type="float">
            <text:p>72.15173244476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3" calcext:value-type="float">
            <text:p>573</text:p>
          </table:table-cell>
          <table:table-cell office:value-type="float" office:value="0.392881155014038" calcext:value-type="float">
            <text:p>0.392881155014038</text:p>
          </table:table-cell>
          <table:table-cell table:formula="of:=[.C575]+[.A575]" office:value-type="float" office:value="71.9406058788299" calcext:value-type="float">
            <text:p>71.9406058788299</text:p>
          </table:table-cell>
          <table:table-cell office:value-type="float" office:value="0.633376121520996" calcext:value-type="float">
            <text:p>0.633376121520996</text:p>
          </table:table-cell>
          <table:table-cell office:value-type="float" office:value="72.5739820003509" calcext:value-type="float">
            <text:p>72.573982000350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4" calcext:value-type="float">
            <text:p>574</text:p>
          </table:table-cell>
          <table:table-cell office:value-type="float" office:value="0.523221254348755" calcext:value-type="float">
            <text:p>0.523221254348755</text:p>
          </table:table-cell>
          <table:table-cell table:formula="of:=[.C576]+[.A576]" office:value-type="float" office:value="72.0709459781647" calcext:value-type="float">
            <text:p>72.0709459781647</text:p>
          </table:table-cell>
          <table:table-cell office:value-type="float" office:value="1.96025967597961" calcext:value-type="float">
            <text:p>1.96025967597961</text:p>
          </table:table-cell>
          <table:table-cell office:value-type="float" office:value="74.0312056541443" calcext:value-type="float">
            <text:p>74.031205654144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5" calcext:value-type="float">
            <text:p>575</text:p>
          </table:table-cell>
          <table:table-cell office:value-type="float" office:value="2.98054695129395" calcext:value-type="float">
            <text:p>2.98054695129395</text:p>
          </table:table-cell>
          <table:table-cell table:formula="of:=[.C577]+[.A577]" office:value-type="float" office:value="74.5282716751099" calcext:value-type="float">
            <text:p>74.5282716751099</text:p>
          </table:table-cell>
          <table:table-cell office:value-type="float" office:value="0.56310510635376" calcext:value-type="float">
            <text:p>0.56310510635376</text:p>
          </table:table-cell>
          <table:table-cell office:value-type="float" office:value="75.0913767814636" calcext:value-type="float">
            <text:p>75.09137678146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6" calcext:value-type="float">
            <text:p>576</text:p>
          </table:table-cell>
          <table:table-cell office:value-type="float" office:value="0.340169429779053" calcext:value-type="float">
            <text:p>0.340169429779053</text:p>
          </table:table-cell>
          <table:table-cell table:formula="of:=[.C578]+[.A578]" office:value-type="float" office:value="71.887894153595" calcext:value-type="float">
            <text:p>71.887894153595</text:p>
          </table:table-cell>
          <table:table-cell office:value-type="float" office:value="0.482062816619873" calcext:value-type="float">
            <text:p>0.482062816619873</text:p>
          </table:table-cell>
          <table:table-cell office:value-type="float" office:value="72.3699569702148" calcext:value-type="float">
            <text:p>72.36995697021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7" calcext:value-type="float">
            <text:p>577</text:p>
          </table:table-cell>
          <table:table-cell office:value-type="float" office:value="0.35052227973938" calcext:value-type="float">
            <text:p>0.35052227973938</text:p>
          </table:table-cell>
          <table:table-cell table:formula="of:=[.C579]+[.A579]" office:value-type="float" office:value="71.8982470035553" calcext:value-type="float">
            <text:p>71.8982470035553</text:p>
          </table:table-cell>
          <table:table-cell office:value-type="float" office:value="0.550864934921265" calcext:value-type="float">
            <text:p>0.550864934921265</text:p>
          </table:table-cell>
          <table:table-cell office:value-type="float" office:value="72.4491119384766" calcext:value-type="float">
            <text:p>72.44911193847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8" calcext:value-type="float">
            <text:p>578</text:p>
          </table:table-cell>
          <table:table-cell office:value-type="float" office:value="1.1560959815979" calcext:value-type="float">
            <text:p>1.1560959815979</text:p>
          </table:table-cell>
          <table:table-cell table:formula="of:=[.C580]+[.A580]" office:value-type="float" office:value="72.7038207054138" calcext:value-type="float">
            <text:p>72.70382070541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9" calcext:value-type="float">
            <text:p>579</text:p>
          </table:table-cell>
          <table:table-cell office:value-type="float" office:value="1.19787740707397" calcext:value-type="float">
            <text:p>1.19787740707397</text:p>
          </table:table-cell>
          <table:table-cell table:formula="of:=[.C581]+[.A581]" office:value-type="float" office:value="72.7456021308899" calcext:value-type="float">
            <text:p>72.7456021308899</text:p>
          </table:table-cell>
          <table:table-cell office:value-type="float" office:value="90.8398621082306" calcext:value-type="float">
            <text:p>90.8398621082306</text:p>
          </table:table-cell>
          <table:table-cell office:value-type="float" office:value="163.58546423912" calcext:value-type="float">
            <text:p>163.58546423912</text:p>
          </table:table-cell>
          <table:table-cell office:value-type="float" office:value="986" calcext:value-type="float">
            <text:p>98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0" calcext:value-type="float">
            <text:p>580</text:p>
          </table:table-cell>
          <table:table-cell office:value-type="float" office:value="0.344993829727173" calcext:value-type="float">
            <text:p>0.344993829727173</text:p>
          </table:table-cell>
          <table:table-cell table:formula="of:=[.C582]+[.A582]" office:value-type="float" office:value="71.8927185535431" calcext:value-type="float">
            <text:p>71.8927185535431</text:p>
          </table:table-cell>
          <table:table-cell office:value-type="float" office:value="0.494848489761353" calcext:value-type="float">
            <text:p>0.494848489761353</text:p>
          </table:table-cell>
          <table:table-cell office:value-type="float" office:value="72.3875670433044" calcext:value-type="float">
            <text:p>72.38756704330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1" calcext:value-type="float">
            <text:p>581</text:p>
          </table:table-cell>
          <table:table-cell office:value-type="float" office:value="0.373034238815308" calcext:value-type="float">
            <text:p>0.373034238815308</text:p>
          </table:table-cell>
          <table:table-cell table:formula="of:=[.C583]+[.A583]" office:value-type="float" office:value="71.9207589626312" calcext:value-type="float">
            <text:p>71.9207589626312</text:p>
          </table:table-cell>
          <table:table-cell office:value-type="float" office:value="0.643003225326538" calcext:value-type="float">
            <text:p>0.643003225326538</text:p>
          </table:table-cell>
          <table:table-cell office:value-type="float" office:value="72.5637621879578" calcext:value-type="float">
            <text:p>72.563762187957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2" calcext:value-type="float">
            <text:p>582</text:p>
          </table:table-cell>
          <table:table-cell office:value-type="float" office:value="0.336189270019531" calcext:value-type="float">
            <text:p>0.336189270019531</text:p>
          </table:table-cell>
          <table:table-cell table:formula="of:=[.C584]+[.A584]" office:value-type="float" office:value="71.8839139938354" calcext:value-type="float">
            <text:p>71.8839139938354</text:p>
          </table:table-cell>
          <table:table-cell office:value-type="float" office:value="0.54620885848999" calcext:value-type="float">
            <text:p>0.54620885848999</text:p>
          </table:table-cell>
          <table:table-cell office:value-type="float" office:value="72.4301228523254" calcext:value-type="float">
            <text:p>72.43012285232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3" calcext:value-type="float">
            <text:p>583</text:p>
          </table:table-cell>
          <table:table-cell office:value-type="float" office:value="1.493088722229" calcext:value-type="float">
            <text:p>1.493088722229</text:p>
          </table:table-cell>
          <table:table-cell table:formula="of:=[.C585]+[.A585]" office:value-type="float" office:value="73.0408134460449" calcext:value-type="float">
            <text:p>73.04081344604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4" calcext:value-type="float">
            <text:p>584</text:p>
          </table:table-cell>
          <table:table-cell office:value-type="float" office:value="0.332783937454224" calcext:value-type="float">
            <text:p>0.332783937454224</text:p>
          </table:table-cell>
          <table:table-cell table:formula="of:=[.C586]+[.A586]" office:value-type="float" office:value="71.8805086612701" calcext:value-type="float">
            <text:p>71.8805086612701</text:p>
          </table:table-cell>
          <table:table-cell office:value-type="float" office:value="0.495989322662354" calcext:value-type="float">
            <text:p>0.495989322662354</text:p>
          </table:table-cell>
          <table:table-cell office:value-type="float" office:value="72.3764979839325" calcext:value-type="float">
            <text:p>72.37649798393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5" calcext:value-type="float">
            <text:p>585</text:p>
          </table:table-cell>
          <table:table-cell office:value-type="float" office:value="0.275541305541992" calcext:value-type="float">
            <text:p>0.275541305541992</text:p>
          </table:table-cell>
          <table:table-cell table:formula="of:=[.C587]+[.A587]" office:value-type="float" office:value="71.8232660293579" calcext:value-type="float">
            <text:p>71.8232660293579</text:p>
          </table:table-cell>
          <table:table-cell office:value-type="float" office:value="0.447441816329956" calcext:value-type="float">
            <text:p>0.447441816329956</text:p>
          </table:table-cell>
          <table:table-cell office:value-type="float" office:value="72.2707078456879" calcext:value-type="float">
            <text:p>72.2707078456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6" calcext:value-type="float">
            <text:p>586</text:p>
          </table:table-cell>
          <table:table-cell office:value-type="float" office:value="0.350610733032227" calcext:value-type="float">
            <text:p>0.350610733032227</text:p>
          </table:table-cell>
          <table:table-cell table:formula="of:=[.C588]+[.A588]" office:value-type="float" office:value="71.8983354568481" calcext:value-type="float">
            <text:p>71.8983354568481</text:p>
          </table:table-cell>
          <table:table-cell office:value-type="float" office:value="0.599085330963135" calcext:value-type="float">
            <text:p>0.599085330963135</text:p>
          </table:table-cell>
          <table:table-cell office:value-type="float" office:value="72.4974207878113" calcext:value-type="float">
            <text:p>72.49742078781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7" calcext:value-type="float">
            <text:p>587</text:p>
          </table:table-cell>
          <table:table-cell office:value-type="float" office:value="0.385021448135376" calcext:value-type="float">
            <text:p>0.385021448135376</text:p>
          </table:table-cell>
          <table:table-cell table:formula="of:=[.C589]+[.A589]" office:value-type="float" office:value="71.9327461719513" calcext:value-type="float">
            <text:p>71.9327461719513</text:p>
          </table:table-cell>
          <table:table-cell office:value-type="float" office:value="0.632316827774048" calcext:value-type="float">
            <text:p>0.632316827774048</text:p>
          </table:table-cell>
          <table:table-cell office:value-type="float" office:value="72.5650629997253" calcext:value-type="float">
            <text:p>72.565062999725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8" calcext:value-type="float">
            <text:p>588</text:p>
          </table:table-cell>
          <table:table-cell office:value-type="float" office:value="0.678189992904663" calcext:value-type="float">
            <text:p>0.678189992904663</text:p>
          </table:table-cell>
          <table:table-cell table:formula="of:=[.C590]+[.A590]" office:value-type="float" office:value="72.2259147167206" calcext:value-type="float">
            <text:p>72.2259147167206</text:p>
          </table:table-cell>
          <table:table-cell office:value-type="float" office:value="5.1358277797699" calcext:value-type="float">
            <text:p>5.1358277797699</text:p>
          </table:table-cell>
          <table:table-cell office:value-type="float" office:value="77.3617424964905" calcext:value-type="float">
            <text:p>77.3617424964905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9" calcext:value-type="float">
            <text:p>589</text:p>
          </table:table-cell>
          <table:table-cell office:value-type="float" office:value="0.491528034210205" calcext:value-type="float">
            <text:p>0.491528034210205</text:p>
          </table:table-cell>
          <table:table-cell table:formula="of:=[.C591]+[.A591]" office:value-type="float" office:value="72.0392527580261" calcext:value-type="float">
            <text:p>72.0392527580261</text:p>
          </table:table-cell>
          <table:table-cell office:value-type="float" office:value="1.30826997756958" calcext:value-type="float">
            <text:p>1.30826997756958</text:p>
          </table:table-cell>
          <table:table-cell office:value-type="float" office:value="73.3475227355957" calcext:value-type="float">
            <text:p>73.3475227355957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0" calcext:value-type="float">
            <text:p>590</text:p>
          </table:table-cell>
          <table:table-cell office:value-type="float" office:value="0.382100343704224" calcext:value-type="float">
            <text:p>0.382100343704224</text:p>
          </table:table-cell>
          <table:table-cell table:formula="of:=[.C592]+[.A592]" office:value-type="float" office:value="71.9298250675201" calcext:value-type="float">
            <text:p>71.9298250675201</text:p>
          </table:table-cell>
          <table:table-cell office:value-type="float" office:value="0.667870759963989" calcext:value-type="float">
            <text:p>0.667870759963989</text:p>
          </table:table-cell>
          <table:table-cell office:value-type="float" office:value="72.5976958274841" calcext:value-type="float">
            <text:p>72.597695827484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1" calcext:value-type="float">
            <text:p>591</text:p>
          </table:table-cell>
          <table:table-cell office:value-type="float" office:value="0.964028120040894" calcext:value-type="float">
            <text:p>0.964028120040894</text:p>
          </table:table-cell>
          <table:table-cell table:formula="of:=[.C593]+[.A593]" office:value-type="float" office:value="72.5117528438568" calcext:value-type="float">
            <text:p>72.51175284385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2" calcext:value-type="float">
            <text:p>592</text:p>
          </table:table-cell>
          <table:table-cell office:value-type="float" office:value="0.349002122879028" calcext:value-type="float">
            <text:p>0.349002122879028</text:p>
          </table:table-cell>
          <table:table-cell table:formula="of:=[.C594]+[.A594]" office:value-type="float" office:value="71.8967268466949" calcext:value-type="float">
            <text:p>71.8967268466949</text:p>
          </table:table-cell>
          <table:table-cell office:value-type="float" office:value="0.605227708816528" calcext:value-type="float">
            <text:p>0.605227708816528</text:p>
          </table:table-cell>
          <table:table-cell office:value-type="float" office:value="72.5019545555115" calcext:value-type="float">
            <text:p>72.50195455551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3" calcext:value-type="float">
            <text:p>593</text:p>
          </table:table-cell>
          <table:table-cell office:value-type="float" office:value="0.610776424407959" calcext:value-type="float">
            <text:p>0.610776424407959</text:p>
          </table:table-cell>
          <table:table-cell table:formula="of:=[.C595]+[.A595]" office:value-type="float" office:value="72.1585011482239" calcext:value-type="float">
            <text:p>72.1585011482239</text:p>
          </table:table-cell>
          <table:table-cell office:value-type="float" office:value="2.00335121154785" calcext:value-type="float">
            <text:p>2.00335121154785</text:p>
          </table:table-cell>
          <table:table-cell office:value-type="float" office:value="74.1618523597717" calcext:value-type="float">
            <text:p>74.16185235977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4" calcext:value-type="float">
            <text:p>594</text:p>
          </table:table-cell>
          <table:table-cell office:value-type="float" office:value="1.44111299514771" calcext:value-type="float">
            <text:p>1.44111299514771</text:p>
          </table:table-cell>
          <table:table-cell table:formula="of:=[.C596]+[.A596]" office:value-type="float" office:value="72.9888377189636" calcext:value-type="float">
            <text:p>72.98883771896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5" calcext:value-type="float">
            <text:p>595</text:p>
          </table:table-cell>
          <table:table-cell office:value-type="float" office:value="0.288981437683105" calcext:value-type="float">
            <text:p>0.288981437683105</text:p>
          </table:table-cell>
          <table:table-cell table:formula="of:=[.C597]+[.A597]" office:value-type="float" office:value="71.836706161499" calcext:value-type="float">
            <text:p>71.836706161499</text:p>
          </table:table-cell>
          <table:table-cell office:value-type="float" office:value="0.439163446426392" calcext:value-type="float">
            <text:p>0.439163446426392</text:p>
          </table:table-cell>
          <table:table-cell office:value-type="float" office:value="72.2758696079254" calcext:value-type="float">
            <text:p>72.2758696079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6" calcext:value-type="float">
            <text:p>596</text:p>
          </table:table-cell>
          <table:table-cell office:value-type="float" office:value="0.375262498855591" calcext:value-type="float">
            <text:p>0.375262498855591</text:p>
          </table:table-cell>
          <table:table-cell table:formula="of:=[.C598]+[.A598]" office:value-type="float" office:value="71.9229872226715" calcext:value-type="float">
            <text:p>71.9229872226715</text:p>
          </table:table-cell>
          <table:table-cell office:value-type="float" office:value="0.657012939453125" calcext:value-type="float">
            <text:p>0.657012939453125</text:p>
          </table:table-cell>
          <table:table-cell office:value-type="float" office:value="72.5800001621246" calcext:value-type="float">
            <text:p>72.580000162124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7" calcext:value-type="float">
            <text:p>597</text:p>
          </table:table-cell>
          <table:table-cell office:value-type="float" office:value="1.34989881515503" calcext:value-type="float">
            <text:p>1.34989881515503</text:p>
          </table:table-cell>
          <table:table-cell table:formula="of:=[.C599]+[.A599]" office:value-type="float" office:value="72.8976235389709" calcext:value-type="float">
            <text:p>72.89762353897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1" calcext:value-type="float">
            <text:p>10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8" calcext:value-type="float">
            <text:p>598</text:p>
          </table:table-cell>
          <table:table-cell office:value-type="float" office:value="0.284418821334839" calcext:value-type="float">
            <text:p>0.284418821334839</text:p>
          </table:table-cell>
          <table:table-cell table:formula="of:=[.C600]+[.A600]" office:value-type="float" office:value="71.8321435451507" calcext:value-type="float">
            <text:p>71.8321435451507</text:p>
          </table:table-cell>
          <table:table-cell office:value-type="float" office:value="0.441983222961426" calcext:value-type="float">
            <text:p>0.441983222961426</text:p>
          </table:table-cell>
          <table:table-cell office:value-type="float" office:value="72.2741267681122" calcext:value-type="float">
            <text:p>72.2741267681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9" calcext:value-type="float">
            <text:p>599</text:p>
          </table:table-cell>
          <table:table-cell office:value-type="float" office:value="0.331344127655029" calcext:value-type="float">
            <text:p>0.331344127655029</text:p>
          </table:table-cell>
          <table:table-cell table:formula="of:=[.C601]+[.A601]" office:value-type="float" office:value="71.8790688514709" calcext:value-type="float">
            <text:p>71.8790688514709</text:p>
          </table:table-cell>
          <table:table-cell office:value-type="float" office:value="0.50459885597229" calcext:value-type="float">
            <text:p>0.50459885597229</text:p>
          </table:table-cell>
          <table:table-cell office:value-type="float" office:value="72.3836677074432" calcext:value-type="float">
            <text:p>72.38366770744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0" calcext:value-type="float">
            <text:p>600</text:p>
          </table:table-cell>
          <table:table-cell office:value-type="float" office:value="0.39856481552124" calcext:value-type="float">
            <text:p>0.39856481552124</text:p>
          </table:table-cell>
          <table:table-cell table:formula="of:=[.C602]+[.A602]" office:value-type="float" office:value="71.9462895393371" calcext:value-type="float">
            <text:p>71.9462895393371</text:p>
          </table:table-cell>
          <table:table-cell office:value-type="float" office:value="1.12758731842041" calcext:value-type="float">
            <text:p>1.12758731842041</text:p>
          </table:table-cell>
          <table:table-cell office:value-type="float" office:value="73.0738768577576" calcext:value-type="float">
            <text:p>73.073876857757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1" calcext:value-type="float">
            <text:p>601</text:p>
          </table:table-cell>
          <table:table-cell office:value-type="float" office:value="0.794740200042725" calcext:value-type="float">
            <text:p>0.794740200042725</text:p>
          </table:table-cell>
          <table:table-cell table:formula="of:=[.C603]+[.A603]" office:value-type="float" office:value="72.3424649238586" calcext:value-type="float">
            <text:p>72.3424649238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2" calcext:value-type="float">
            <text:p>602</text:p>
          </table:table-cell>
          <table:table-cell office:value-type="float" office:value="0.536715507507324" calcext:value-type="float">
            <text:p>0.536715507507324</text:p>
          </table:table-cell>
          <table:table-cell table:formula="of:=[.C604]+[.A604]" office:value-type="float" office:value="72.0844402313232" calcext:value-type="float">
            <text:p>72.0844402313232</text:p>
          </table:table-cell>
          <table:table-cell office:value-type="float" office:value="1.86748170852661" calcext:value-type="float">
            <text:p>1.86748170852661</text:p>
          </table:table-cell>
          <table:table-cell office:value-type="float" office:value="73.9519219398498" calcext:value-type="float">
            <text:p>73.951921939849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3" calcext:value-type="float">
            <text:p>603</text:p>
          </table:table-cell>
          <table:table-cell office:value-type="float" office:value="0.362758874893189" calcext:value-type="float">
            <text:p>0.362758874893189</text:p>
          </table:table-cell>
          <table:table-cell table:formula="of:=[.C605]+[.A605]" office:value-type="float" office:value="71.9104835987091" calcext:value-type="float">
            <text:p>71.9104835987091</text:p>
          </table:table-cell>
          <table:table-cell office:value-type="float" office:value="0.550521373748779" calcext:value-type="float">
            <text:p>0.550521373748779</text:p>
          </table:table-cell>
          <table:table-cell office:value-type="float" office:value="72.4610049724579" calcext:value-type="float">
            <text:p>72.46100497245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4" calcext:value-type="float">
            <text:p>604</text:p>
          </table:table-cell>
          <table:table-cell office:value-type="float" office:value="0.378149509429932" calcext:value-type="float">
            <text:p>0.378149509429932</text:p>
          </table:table-cell>
          <table:table-cell table:formula="of:=[.C606]+[.A606]" office:value-type="float" office:value="71.9258742332458" calcext:value-type="float">
            <text:p>71.9258742332458</text:p>
          </table:table-cell>
          <table:table-cell office:value-type="float" office:value="0.772569417953491" calcext:value-type="float">
            <text:p>0.772569417953491</text:p>
          </table:table-cell>
          <table:table-cell office:value-type="float" office:value="72.6984436511993" calcext:value-type="float">
            <text:p>72.698443651199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5" calcext:value-type="float">
            <text:p>605</text:p>
          </table:table-cell>
          <table:table-cell office:value-type="float" office:value="0.342631340026855" calcext:value-type="float">
            <text:p>0.342631340026855</text:p>
          </table:table-cell>
          <table:table-cell table:formula="of:=[.C607]+[.A607]" office:value-type="float" office:value="71.8903560638428" calcext:value-type="float">
            <text:p>71.8903560638428</text:p>
          </table:table-cell>
          <table:table-cell office:value-type="float" office:value="0.536361694335938" calcext:value-type="float">
            <text:p>0.536361694335938</text:p>
          </table:table-cell>
          <table:table-cell office:value-type="float" office:value="72.4267177581787" calcext:value-type="float">
            <text:p>72.426717758178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6" calcext:value-type="float">
            <text:p>606</text:p>
          </table:table-cell>
          <table:table-cell office:value-type="float" office:value="1.63006401062012" calcext:value-type="float">
            <text:p>1.63006401062012</text:p>
          </table:table-cell>
          <table:table-cell table:formula="of:=[.C608]+[.A608]" office:value-type="float" office:value="73.177788734436" calcext:value-type="float">
            <text:p>73.1777887344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7" calcext:value-type="float">
            <text:p>607</text:p>
          </table:table-cell>
          <table:table-cell office:value-type="float" office:value="0.415627717971802" calcext:value-type="float">
            <text:p>0.415627717971802</text:p>
          </table:table-cell>
          <table:table-cell table:formula="of:=[.C609]+[.A609]" office:value-type="float" office:value="71.9633524417877" calcext:value-type="float">
            <text:p>71.9633524417877</text:p>
          </table:table-cell>
          <table:table-cell office:value-type="float" office:value="0.975000619888306" calcext:value-type="float">
            <text:p>0.975000619888306</text:p>
          </table:table-cell>
          <table:table-cell office:value-type="float" office:value="72.938353061676" calcext:value-type="float">
            <text:p>72.9383530616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8" calcext:value-type="float">
            <text:p>608</text:p>
          </table:table-cell>
          <table:table-cell office:value-type="float" office:value="0.374724626541138" calcext:value-type="float">
            <text:p>0.374724626541138</text:p>
          </table:table-cell>
          <table:table-cell table:formula="of:=[.C610]+[.A610]" office:value-type="float" office:value="71.922449350357" calcext:value-type="float">
            <text:p>71.922449350357</text:p>
          </table:table-cell>
          <table:table-cell office:value-type="float" office:value="0.645327806472778" calcext:value-type="float">
            <text:p>0.645327806472778</text:p>
          </table:table-cell>
          <table:table-cell office:value-type="float" office:value="72.5677771568298" calcext:value-type="float">
            <text:p>72.567777156829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9" calcext:value-type="float">
            <text:p>609</text:p>
          </table:table-cell>
          <table:table-cell office:value-type="float" office:value="1.21923923492432" calcext:value-type="float">
            <text:p>1.21923923492432</text:p>
          </table:table-cell>
          <table:table-cell table:formula="of:=[.C611]+[.A611]" office:value-type="float" office:value="72.7669639587402" calcext:value-type="float">
            <text:p>72.7669639587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7" calcext:value-type="float">
            <text:p>115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0" calcext:value-type="float">
            <text:p>610</text:p>
          </table:table-cell>
          <table:table-cell office:value-type="float" office:value="0.632730960845947" calcext:value-type="float">
            <text:p>0.632730960845947</text:p>
          </table:table-cell>
          <table:table-cell table:formula="of:=[.C612]+[.A612]" office:value-type="float" office:value="72.1804556846619" calcext:value-type="float">
            <text:p>72.1804556846619</text:p>
          </table:table-cell>
          <table:table-cell office:value-type="float" office:value="2.80813527107239" calcext:value-type="float">
            <text:p>2.80813527107239</text:p>
          </table:table-cell>
          <table:table-cell office:value-type="float" office:value="74.9885909557342" calcext:value-type="float">
            <text:p>74.9885909557342</text:p>
          </table:table-cell>
          <table:table-cell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1" calcext:value-type="float">
            <text:p>611</text:p>
          </table:table-cell>
          <table:table-cell office:value-type="float" office:value="1.24861764907837" calcext:value-type="float">
            <text:p>1.24861764907837</text:p>
          </table:table-cell>
          <table:table-cell table:formula="of:=[.C613]+[.A613]" office:value-type="float" office:value="72.7963423728943" calcext:value-type="float">
            <text:p>72.79634237289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2" calcext:value-type="float">
            <text:p>612</text:p>
          </table:table-cell>
          <table:table-cell office:value-type="float" office:value="0.427602529525757" calcext:value-type="float">
            <text:p>0.427602529525757</text:p>
          </table:table-cell>
          <table:table-cell table:formula="of:=[.C614]+[.A614]" office:value-type="float" office:value="71.9753272533417" calcext:value-type="float">
            <text:p>71.9753272533417</text:p>
          </table:table-cell>
          <table:table-cell office:value-type="float" office:value="0.886977434158325" calcext:value-type="float">
            <text:p>0.886977434158325</text:p>
          </table:table-cell>
          <table:table-cell office:value-type="float" office:value="72.8623046875" calcext:value-type="float">
            <text:p>72.86230468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3" calcext:value-type="float">
            <text:p>613</text:p>
          </table:table-cell>
          <table:table-cell office:value-type="float" office:value="0.347921133041382" calcext:value-type="float">
            <text:p>0.347921133041382</text:p>
          </table:table-cell>
          <table:table-cell table:formula="of:=[.C615]+[.A615]" office:value-type="float" office:value="71.8956458568573" calcext:value-type="float">
            <text:p>71.8956458568573</text:p>
          </table:table-cell>
          <table:table-cell office:value-type="float" office:value="0.477365016937256" calcext:value-type="float">
            <text:p>0.477365016937256</text:p>
          </table:table-cell>
          <table:table-cell office:value-type="float" office:value="72.3730108737945" calcext:value-type="float">
            <text:p>72.37301087379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4" calcext:value-type="float">
            <text:p>614</text:p>
          </table:table-cell>
          <table:table-cell office:value-type="float" office:value="0.437448501586914" calcext:value-type="float">
            <text:p>0.437448501586914</text:p>
          </table:table-cell>
          <table:table-cell table:formula="of:=[.C616]+[.A616]" office:value-type="float" office:value="71.9851732254028" calcext:value-type="float">
            <text:p>71.9851732254028</text:p>
          </table:table-cell>
          <table:table-cell office:value-type="float" office:value="1.37079191207886" calcext:value-type="float">
            <text:p>1.37079191207886</text:p>
          </table:table-cell>
          <table:table-cell office:value-type="float" office:value="73.3559651374817" calcext:value-type="float">
            <text:p>73.35596513748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5" calcext:value-type="float">
            <text:p>615</text:p>
          </table:table-cell>
          <table:table-cell office:value-type="float" office:value="0.645355939865112" calcext:value-type="float">
            <text:p>0.645355939865112</text:p>
          </table:table-cell>
          <table:table-cell table:formula="of:=[.C617]+[.A617]" office:value-type="float" office:value="72.193080663681" calcext:value-type="float">
            <text:p>72.193080663681</text:p>
          </table:table-cell>
          <table:table-cell office:value-type="float" office:value="4.05627346038818" calcext:value-type="float">
            <text:p>4.05627346038818</text:p>
          </table:table-cell>
          <table:table-cell office:value-type="float" office:value="76.2493541240692" calcext:value-type="float">
            <text:p>76.2493541240692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6" calcext:value-type="float">
            <text:p>616</text:p>
          </table:table-cell>
          <table:table-cell office:value-type="float" office:value="0.372806549072266" calcext:value-type="float">
            <text:p>0.372806549072266</text:p>
          </table:table-cell>
          <table:table-cell table:formula="of:=[.C618]+[.A618]" office:value-type="float" office:value="71.9205312728882" calcext:value-type="float">
            <text:p>71.9205312728882</text:p>
          </table:table-cell>
          <table:table-cell office:value-type="float" office:value="0.618165493011475" calcext:value-type="float">
            <text:p>0.618165493011475</text:p>
          </table:table-cell>
          <table:table-cell office:value-type="float" office:value="72.5386967658996" calcext:value-type="float">
            <text:p>72.538696765899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7" calcext:value-type="float">
            <text:p>617</text:p>
          </table:table-cell>
          <table:table-cell office:value-type="float" office:value="0.46780800819397" calcext:value-type="float">
            <text:p>0.46780800819397</text:p>
          </table:table-cell>
          <table:table-cell table:formula="of:=[.C619]+[.A619]" office:value-type="float" office:value="72.0155327320099" calcext:value-type="float">
            <text:p>72.0155327320099</text:p>
          </table:table-cell>
          <table:table-cell office:value-type="float" office:value="1.37170386314392" calcext:value-type="float">
            <text:p>1.37170386314392</text:p>
          </table:table-cell>
          <table:table-cell office:value-type="float" office:value="73.3872365951538" calcext:value-type="float">
            <text:p>73.3872365951538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8" calcext:value-type="float">
            <text:p>618</text:p>
          </table:table-cell>
          <table:table-cell office:value-type="float" office:value="0.347362518310547" calcext:value-type="float">
            <text:p>0.347362518310547</text:p>
          </table:table-cell>
          <table:table-cell table:formula="of:=[.C620]+[.A620]" office:value-type="float" office:value="71.8950872421265" calcext:value-type="float">
            <text:p>71.8950872421265</text:p>
          </table:table-cell>
          <table:table-cell office:value-type="float" office:value="0.599209070205689" calcext:value-type="float">
            <text:p>0.599209070205689</text:p>
          </table:table-cell>
          <table:table-cell office:value-type="float" office:value="72.4942963123321" calcext:value-type="float">
            <text:p>72.49429631233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9" calcext:value-type="float">
            <text:p>619</text:p>
          </table:table-cell>
          <table:table-cell office:value-type="float" office:value="0.447937488555908" calcext:value-type="float">
            <text:p>0.447937488555908</text:p>
          </table:table-cell>
          <table:table-cell table:formula="of:=[.C621]+[.A621]" office:value-type="float" office:value="71.9956622123718" calcext:value-type="float">
            <text:p>71.9956622123718</text:p>
          </table:table-cell>
          <table:table-cell office:value-type="float" office:value="1.17445945739746" calcext:value-type="float">
            <text:p>1.17445945739746</text:p>
          </table:table-cell>
          <table:table-cell office:value-type="float" office:value="73.1701216697693" calcext:value-type="float">
            <text:p>73.170121669769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0" calcext:value-type="float">
            <text:p>620</text:p>
          </table:table-cell>
          <table:table-cell office:value-type="float" office:value="1.0472719669342" calcext:value-type="float">
            <text:p>1.0472719669342</text:p>
          </table:table-cell>
          <table:table-cell table:formula="of:=[.C622]+[.A622]" office:value-type="float" office:value="72.5949966907501" calcext:value-type="float">
            <text:p>72.59499669075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1" calcext:value-type="float">
            <text:p>621</text:p>
          </table:table-cell>
          <table:table-cell office:value-type="float" office:value="0.426097869873047" calcext:value-type="float">
            <text:p>0.426097869873047</text:p>
          </table:table-cell>
          <table:table-cell table:formula="of:=[.C623]+[.A623]" office:value-type="float" office:value="71.973822593689" calcext:value-type="float">
            <text:p>71.973822593689</text:p>
          </table:table-cell>
          <table:table-cell office:value-type="float" office:value="0.983596324920654" calcext:value-type="float">
            <text:p>0.983596324920654</text:p>
          </table:table-cell>
          <table:table-cell office:value-type="float" office:value="72.9574189186096" calcext:value-type="float">
            <text:p>72.95741891860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2" calcext:value-type="float">
            <text:p>622</text:p>
          </table:table-cell>
          <table:table-cell office:value-type="float" office:value="0.357381105422974" calcext:value-type="float">
            <text:p>0.357381105422974</text:p>
          </table:table-cell>
          <table:table-cell table:formula="of:=[.C624]+[.A624]" office:value-type="float" office:value="71.9051058292389" calcext:value-type="float">
            <text:p>71.9051058292389</text:p>
          </table:table-cell>
          <table:table-cell office:value-type="float" office:value="0.621217250823975" calcext:value-type="float">
            <text:p>0.621217250823975</text:p>
          </table:table-cell>
          <table:table-cell office:value-type="float" office:value="72.5263230800629" calcext:value-type="float">
            <text:p>72.52632308006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3" calcext:value-type="float">
            <text:p>623</text:p>
          </table:table-cell>
          <table:table-cell office:value-type="float" office:value="0.388035535812378" calcext:value-type="float">
            <text:p>0.388035535812378</text:p>
          </table:table-cell>
          <table:table-cell table:formula="of:=[.C625]+[.A625]" office:value-type="float" office:value="71.9357602596283" calcext:value-type="float">
            <text:p>71.9357602596283</text:p>
          </table:table-cell>
          <table:table-cell office:value-type="float" office:value="0.770508766174316" calcext:value-type="float">
            <text:p>0.770508766174316</text:p>
          </table:table-cell>
          <table:table-cell office:value-type="float" office:value="72.7062690258026" calcext:value-type="float">
            <text:p>72.706269025802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4" calcext:value-type="float">
            <text:p>624</text:p>
          </table:table-cell>
          <table:table-cell office:value-type="float" office:value="0.401405096054077" calcext:value-type="float">
            <text:p>0.401405096054077</text:p>
          </table:table-cell>
          <table:table-cell table:formula="of:=[.C626]+[.A626]" office:value-type="float" office:value="71.94912981987" calcext:value-type="float">
            <text:p>71.94912981987</text:p>
          </table:table-cell>
          <table:table-cell office:value-type="float" office:value="0.738869905471802" calcext:value-type="float">
            <text:p>0.738869905471802</text:p>
          </table:table-cell>
          <table:table-cell office:value-type="float" office:value="72.6879997253418" calcext:value-type="float">
            <text:p>72.687999725341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5" calcext:value-type="float">
            <text:p>625</text:p>
          </table:table-cell>
          <table:table-cell office:value-type="float" office:value="0.574462175369263" calcext:value-type="float">
            <text:p>0.574462175369263</text:p>
          </table:table-cell>
          <table:table-cell table:formula="of:=[.C627]+[.A627]" office:value-type="float" office:value="72.1221868991852" calcext:value-type="float">
            <text:p>72.1221868991852</text:p>
          </table:table-cell>
          <table:table-cell office:value-type="float" office:value="2.03863859176636" calcext:value-type="float">
            <text:p>2.03863859176636</text:p>
          </table:table-cell>
          <table:table-cell office:value-type="float" office:value="74.1608254909515" calcext:value-type="float">
            <text:p>74.1608254909515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6" calcext:value-type="float">
            <text:p>626</text:p>
          </table:table-cell>
          <table:table-cell office:value-type="float" office:value="0.269126892089844" calcext:value-type="float">
            <text:p>0.269126892089844</text:p>
          </table:table-cell>
          <table:table-cell table:formula="of:=[.C628]+[.A628]" office:value-type="float" office:value="71.8168516159058" calcext:value-type="float">
            <text:p>71.8168516159058</text:p>
          </table:table-cell>
          <table:table-cell office:value-type="float" office:value="0.441072940826416" calcext:value-type="float">
            <text:p>0.441072940826416</text:p>
          </table:table-cell>
          <table:table-cell office:value-type="float" office:value="72.2579245567322" calcext:value-type="float">
            <text:p>72.2579245567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7" calcext:value-type="float">
            <text:p>627</text:p>
          </table:table-cell>
          <table:table-cell office:value-type="float" office:value="0.376559495925903" calcext:value-type="float">
            <text:p>0.376559495925903</text:p>
          </table:table-cell>
          <table:table-cell table:formula="of:=[.C629]+[.A629]" office:value-type="float" office:value="71.9242842197418" calcext:value-type="float">
            <text:p>71.9242842197418</text:p>
          </table:table-cell>
          <table:table-cell office:value-type="float" office:value="0.701595067977905" calcext:value-type="float">
            <text:p>0.701595067977905</text:p>
          </table:table-cell>
          <table:table-cell office:value-type="float" office:value="72.6258792877197" calcext:value-type="float">
            <text:p>72.625879287719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8" calcext:value-type="float">
            <text:p>628</text:p>
          </table:table-cell>
          <table:table-cell office:value-type="float" office:value="0.256359100341797" calcext:value-type="float">
            <text:p>0.256359100341797</text:p>
          </table:table-cell>
          <table:table-cell table:formula="of:=[.C630]+[.A630]" office:value-type="float" office:value="71.8040838241577" calcext:value-type="float">
            <text:p>71.8040838241577</text:p>
          </table:table-cell>
          <table:table-cell office:value-type="float" office:value="0.449612617492676" calcext:value-type="float">
            <text:p>0.449612617492676</text:p>
          </table:table-cell>
          <table:table-cell office:value-type="float" office:value="72.2536964416504" calcext:value-type="float">
            <text:p>72.253696441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9" calcext:value-type="float">
            <text:p>629</text:p>
          </table:table-cell>
          <table:table-cell office:value-type="float" office:value="0.363395690917969" calcext:value-type="float">
            <text:p>0.363395690917969</text:p>
          </table:table-cell>
          <table:table-cell table:formula="of:=[.C631]+[.A631]" office:value-type="float" office:value="71.9111204147339" calcext:value-type="float">
            <text:p>71.9111204147339</text:p>
          </table:table-cell>
          <table:table-cell office:value-type="float" office:value="0.783479928970337" calcext:value-type="float">
            <text:p>0.783479928970337</text:p>
          </table:table-cell>
          <table:table-cell office:value-type="float" office:value="72.6946003437042" calcext:value-type="float">
            <text:p>72.694600343704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0" calcext:value-type="float">
            <text:p>630</text:p>
          </table:table-cell>
          <table:table-cell office:value-type="float" office:value="0.362188100814819" calcext:value-type="float">
            <text:p>0.362188100814819</text:p>
          </table:table-cell>
          <table:table-cell table:formula="of:=[.C632]+[.A632]" office:value-type="float" office:value="71.9099128246307" calcext:value-type="float">
            <text:p>71.9099128246307</text:p>
          </table:table-cell>
          <table:table-cell office:value-type="float" office:value="0.626604318618774" calcext:value-type="float">
            <text:p>0.626604318618774</text:p>
          </table:table-cell>
          <table:table-cell office:value-type="float" office:value="72.5365171432495" calcext:value-type="float">
            <text:p>72.536517143249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1" calcext:value-type="float">
            <text:p>631</text:p>
          </table:table-cell>
          <table:table-cell office:value-type="float" office:value="0.913934946060181" calcext:value-type="float">
            <text:p>0.913934946060181</text:p>
          </table:table-cell>
          <table:table-cell table:formula="of:=[.C633]+[.A633]" office:value-type="float" office:value="72.4616596698761" calcext:value-type="float">
            <text:p>72.46165966987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2" calcext:value-type="float">
            <text:p>632</text:p>
          </table:table-cell>
          <table:table-cell office:value-type="float" office:value="0.472503900527954" calcext:value-type="float">
            <text:p>0.472503900527954</text:p>
          </table:table-cell>
          <table:table-cell table:formula="of:=[.C634]+[.A634]" office:value-type="float" office:value="72.0202286243439" calcext:value-type="float">
            <text:p>72.0202286243439</text:p>
          </table:table-cell>
          <table:table-cell office:value-type="float" office:value="1.39956068992615" calcext:value-type="float">
            <text:p>1.39956068992615</text:p>
          </table:table-cell>
          <table:table-cell office:value-type="float" office:value="73.41978931427" calcext:value-type="float">
            <text:p>73.4197893142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3" calcext:value-type="float">
            <text:p>633</text:p>
          </table:table-cell>
          <table:table-cell office:value-type="float" office:value="1.51572775840759" calcext:value-type="float">
            <text:p>1.51572775840759</text:p>
          </table:table-cell>
          <table:table-cell table:formula="of:=[.C635]+[.A635]" office:value-type="float" office:value="73.0634524822235" calcext:value-type="float">
            <text:p>73.0634524822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8" calcext:value-type="float">
            <text:p>12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4" calcext:value-type="float">
            <text:p>634</text:p>
          </table:table-cell>
          <table:table-cell office:value-type="float" office:value="0.443096876144409" calcext:value-type="float">
            <text:p>0.443096876144409</text:p>
          </table:table-cell>
          <table:table-cell table:formula="of:=[.C636]+[.A636]" office:value-type="float" office:value="71.9908215999603" calcext:value-type="float">
            <text:p>71.9908215999603</text:p>
          </table:table-cell>
          <table:table-cell office:value-type="float" office:value="0.738125801086426" calcext:value-type="float">
            <text:p>0.738125801086426</text:p>
          </table:table-cell>
          <table:table-cell office:value-type="float" office:value="72.7289474010467" calcext:value-type="float">
            <text:p>72.72894740104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5" calcext:value-type="float">
            <text:p>635</text:p>
          </table:table-cell>
          <table:table-cell office:value-type="float" office:value="0.972082853317261" calcext:value-type="float">
            <text:p>0.972082853317261</text:p>
          </table:table-cell>
          <table:table-cell table:formula="of:=[.C637]+[.A637]" office:value-type="float" office:value="72.5198075771332" calcext:value-type="float">
            <text:p>72.51980757713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6" calcext:value-type="float">
            <text:p>636</text:p>
          </table:table-cell>
          <table:table-cell office:value-type="float" office:value="3.80996942520142" calcext:value-type="float">
            <text:p>3.80996942520142</text:p>
          </table:table-cell>
          <table:table-cell table:formula="of:=[.C638]+[.A638]" office:value-type="float" office:value="75.3576941490173" calcext:value-type="float">
            <text:p>75.35769414901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7" calcext:value-type="float">
            <text:p>637</text:p>
          </table:table-cell>
          <table:table-cell office:value-type="float" office:value="0.948395490646362" calcext:value-type="float">
            <text:p>0.948395490646362</text:p>
          </table:table-cell>
          <table:table-cell table:formula="of:=[.C639]+[.A639]" office:value-type="float" office:value="72.4961202144623" calcext:value-type="float">
            <text:p>72.4961202144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8" calcext:value-type="float">
            <text:p>638</text:p>
          </table:table-cell>
          <table:table-cell office:value-type="float" office:value="1.56168389320374" calcext:value-type="float">
            <text:p>1.56168389320374</text:p>
          </table:table-cell>
          <table:table-cell table:formula="of:=[.C640]+[.A640]" office:value-type="float" office:value="73.1094086170196" calcext:value-type="float">
            <text:p>73.10940861701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9" calcext:value-type="float">
            <text:p>639</text:p>
          </table:table-cell>
          <table:table-cell office:value-type="float" office:value="0.358588933944702" calcext:value-type="float">
            <text:p>0.358588933944702</text:p>
          </table:table-cell>
          <table:table-cell table:formula="of:=[.C641]+[.A641]" office:value-type="float" office:value="71.9063136577606" calcext:value-type="float">
            <text:p>71.9063136577606</text:p>
          </table:table-cell>
          <table:table-cell office:value-type="float" office:value="0.563359260559082" calcext:value-type="float">
            <text:p>0.563359260559082</text:p>
          </table:table-cell>
          <table:table-cell office:value-type="float" office:value="72.4696729183197" calcext:value-type="float">
            <text:p>72.469672918319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0" calcext:value-type="float">
            <text:p>640</text:p>
          </table:table-cell>
          <table:table-cell office:value-type="float" office:value="1.09274959564209" calcext:value-type="float">
            <text:p>1.09274959564209</text:p>
          </table:table-cell>
          <table:table-cell table:formula="of:=[.C642]+[.A642]" office:value-type="float" office:value="72.640474319458" calcext:value-type="float">
            <text:p>72.640474319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0" calcext:value-type="float">
            <text:p>11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1" calcext:value-type="float">
            <text:p>641</text:p>
          </table:table-cell>
          <table:table-cell office:value-type="float" office:value="0.377093076705933" calcext:value-type="float">
            <text:p>0.377093076705933</text:p>
          </table:table-cell>
          <table:table-cell table:formula="of:=[.C643]+[.A643]" office:value-type="float" office:value="71.9248178005218" calcext:value-type="float">
            <text:p>71.9248178005218</text:p>
          </table:table-cell>
          <table:table-cell office:value-type="float" office:value="0.619272708892822" calcext:value-type="float">
            <text:p>0.619272708892822</text:p>
          </table:table-cell>
          <table:table-cell office:value-type="float" office:value="72.5440905094147" calcext:value-type="float">
            <text:p>72.5440905094147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2" calcext:value-type="float">
            <text:p>642</text:p>
          </table:table-cell>
          <table:table-cell office:value-type="float" office:value="0.357245206832886" calcext:value-type="float">
            <text:p>0.357245206832886</text:p>
          </table:table-cell>
          <table:table-cell table:formula="of:=[.C644]+[.A644]" office:value-type="float" office:value="71.9049699306488" calcext:value-type="float">
            <text:p>71.9049699306488</text:p>
          </table:table-cell>
          <table:table-cell office:value-type="float" office:value="0.5367591381073" calcext:value-type="float">
            <text:p>0.5367591381073</text:p>
          </table:table-cell>
          <table:table-cell office:value-type="float" office:value="72.4417290687561" calcext:value-type="float">
            <text:p>72.441729068756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3" calcext:value-type="float">
            <text:p>643</text:p>
          </table:table-cell>
          <table:table-cell office:value-type="float" office:value="0.332000494003296" calcext:value-type="float">
            <text:p>0.332000494003296</text:p>
          </table:table-cell>
          <table:table-cell table:formula="of:=[.C645]+[.A645]" office:value-type="float" office:value="71.8797252178192" calcext:value-type="float">
            <text:p>71.8797252178192</text:p>
          </table:table-cell>
          <table:table-cell office:value-type="float" office:value="0.492332220077515" calcext:value-type="float">
            <text:p>0.492332220077515</text:p>
          </table:table-cell>
          <table:table-cell office:value-type="float" office:value="72.3720574378967" calcext:value-type="float">
            <text:p>72.37205743789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4" calcext:value-type="float">
            <text:p>644</text:p>
          </table:table-cell>
          <table:table-cell office:value-type="float" office:value="0.38625693321228" calcext:value-type="float">
            <text:p>0.38625693321228</text:p>
          </table:table-cell>
          <table:table-cell table:formula="of:=[.C646]+[.A646]" office:value-type="float" office:value="71.9339816570282" calcext:value-type="float">
            <text:p>71.9339816570282</text:p>
          </table:table-cell>
          <table:table-cell office:value-type="float" office:value="0.710989952087402" calcext:value-type="float">
            <text:p>0.710989952087402</text:p>
          </table:table-cell>
          <table:table-cell office:value-type="float" office:value="72.6449716091156" calcext:value-type="float">
            <text:p>72.64497160911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5" calcext:value-type="float">
            <text:p>645</text:p>
          </table:table-cell>
          <table:table-cell office:value-type="float" office:value="0.364518880844116" calcext:value-type="float">
            <text:p>0.364518880844116</text:p>
          </table:table-cell>
          <table:table-cell table:formula="of:=[.C647]+[.A647]" office:value-type="float" office:value="71.91224360466" calcext:value-type="float">
            <text:p>71.91224360466</text:p>
          </table:table-cell>
          <table:table-cell office:value-type="float" office:value="0.609755516052246" calcext:value-type="float">
            <text:p>0.609755516052246</text:p>
          </table:table-cell>
          <table:table-cell office:value-type="float" office:value="72.5219991207123" calcext:value-type="float">
            <text:p>72.52199912071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6" calcext:value-type="float">
            <text:p>646</text:p>
          </table:table-cell>
          <table:table-cell office:value-type="float" office:value="2.24016571044922" calcext:value-type="float">
            <text:p>2.24016571044922</text:p>
          </table:table-cell>
          <table:table-cell table:formula="of:=[.C648]+[.A648]" office:value-type="float" office:value="73.7878904342651" calcext:value-type="float">
            <text:p>73.78789043426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51" calcext:value-type="float">
            <text:p>17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7" calcext:value-type="float">
            <text:p>647</text:p>
          </table:table-cell>
          <table:table-cell office:value-type="float" office:value="1.58050131797791" calcext:value-type="float">
            <text:p>1.58050131797791</text:p>
          </table:table-cell>
          <table:table-cell table:formula="of:=[.C649]+[.A649]" office:value-type="float" office:value="73.1282260417938" calcext:value-type="float">
            <text:p>73.12822604179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7" calcext:value-type="float">
            <text:p>11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8" calcext:value-type="float">
            <text:p>648</text:p>
          </table:table-cell>
          <table:table-cell office:value-type="float" office:value="0.308568954467773" calcext:value-type="float">
            <text:p>0.308568954467773</text:p>
          </table:table-cell>
          <table:table-cell table:formula="of:=[.C650]+[.A650]" office:value-type="float" office:value="71.8562936782837" calcext:value-type="float">
            <text:p>71.8562936782837</text:p>
          </table:table-cell>
          <table:table-cell office:value-type="float" office:value="0.449007272720337" calcext:value-type="float">
            <text:p>0.449007272720337</text:p>
          </table:table-cell>
          <table:table-cell office:value-type="float" office:value="72.305300951004" calcext:value-type="float">
            <text:p>72.305300951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9" calcext:value-type="float">
            <text:p>649</text:p>
          </table:table-cell>
          <table:table-cell office:value-type="float" office:value="0.35844612121582" calcext:value-type="float">
            <text:p>0.35844612121582</text:p>
          </table:table-cell>
          <table:table-cell table:formula="of:=[.C651]+[.A651]" office:value-type="float" office:value="71.9061708450317" calcext:value-type="float">
            <text:p>71.9061708450317</text:p>
          </table:table-cell>
          <table:table-cell office:value-type="float" office:value="0.548432350158691" calcext:value-type="float">
            <text:p>0.548432350158691</text:p>
          </table:table-cell>
          <table:table-cell office:value-type="float" office:value="72.4546031951904" calcext:value-type="float">
            <text:p>72.45460319519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0" calcext:value-type="float">
            <text:p>650</text:p>
          </table:table-cell>
          <table:table-cell office:value-type="float" office:value="0.349534511566162" calcext:value-type="float">
            <text:p>0.349534511566162</text:p>
          </table:table-cell>
          <table:table-cell table:formula="of:=[.C652]+[.A652]" office:value-type="float" office:value="71.8972592353821" calcext:value-type="float">
            <text:p>71.8972592353821</text:p>
          </table:table-cell>
          <table:table-cell office:value-type="float" office:value="0.645132541656494" calcext:value-type="float">
            <text:p>0.645132541656494</text:p>
          </table:table-cell>
          <table:table-cell office:value-type="float" office:value="72.5423917770386" calcext:value-type="float">
            <text:p>72.542391777038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1" calcext:value-type="float">
            <text:p>651</text:p>
          </table:table-cell>
          <table:table-cell office:value-type="float" office:value="0.32887601852417" calcext:value-type="float">
            <text:p>0.32887601852417</text:p>
          </table:table-cell>
          <table:table-cell table:formula="of:=[.C653]+[.A653]" office:value-type="float" office:value="71.8766007423401" calcext:value-type="float">
            <text:p>71.8766007423401</text:p>
          </table:table-cell>
          <table:table-cell office:value-type="float" office:value="0.494752883911133" calcext:value-type="float">
            <text:p>0.494752883911133</text:p>
          </table:table-cell>
          <table:table-cell office:value-type="float" office:value="72.3713536262512" calcext:value-type="float">
            <text:p>72.37135362625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2" calcext:value-type="float">
            <text:p>652</text:p>
          </table:table-cell>
          <table:table-cell office:value-type="float" office:value="0.343941450119019" calcext:value-type="float">
            <text:p>0.343941450119019</text:p>
          </table:table-cell>
          <table:table-cell table:formula="of:=[.C654]+[.A654]" office:value-type="float" office:value="71.8916661739349" calcext:value-type="float">
            <text:p>71.8916661739349</text:p>
          </table:table-cell>
          <table:table-cell office:value-type="float" office:value="0.486482858657837" calcext:value-type="float">
            <text:p>0.486482858657837</text:p>
          </table:table-cell>
          <table:table-cell office:value-type="float" office:value="72.3781490325928" calcext:value-type="float">
            <text:p>72.37814903259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3" calcext:value-type="float">
            <text:p>653</text:p>
          </table:table-cell>
          <table:table-cell office:value-type="float" office:value="0.406216144561768" calcext:value-type="float">
            <text:p>0.406216144561768</text:p>
          </table:table-cell>
          <table:table-cell table:formula="of:=[.C655]+[.A655]" office:value-type="float" office:value="71.9539408683777" calcext:value-type="float">
            <text:p>71.9539408683777</text:p>
          </table:table-cell>
          <table:table-cell office:value-type="float" office:value="0.903013706207275" calcext:value-type="float">
            <text:p>0.903013706207275</text:p>
          </table:table-cell>
          <table:table-cell office:value-type="float" office:value="72.856954574585" calcext:value-type="float">
            <text:p>72.8569545745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4" calcext:value-type="float">
            <text:p>654</text:p>
          </table:table-cell>
          <table:table-cell office:value-type="float" office:value="0.652327537536621" calcext:value-type="float">
            <text:p>0.652327537536621</text:p>
          </table:table-cell>
          <table:table-cell table:formula="of:=[.C656]+[.A656]" office:value-type="float" office:value="72.2000522613525" calcext:value-type="float">
            <text:p>72.2000522613525</text:p>
          </table:table-cell>
          <table:table-cell office:value-type="float" office:value="9.39198040962219" calcext:value-type="float">
            <text:p>9.39198040962219</text:p>
          </table:table-cell>
          <table:table-cell office:value-type="float" office:value="81.5920326709747" calcext:value-type="float">
            <text:p>81.5920326709747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5" calcext:value-type="float">
            <text:p>655</text:p>
          </table:table-cell>
          <table:table-cell office:value-type="float" office:value="0.342402935028076" calcext:value-type="float">
            <text:p>0.342402935028076</text:p>
          </table:table-cell>
          <table:table-cell table:formula="of:=[.C657]+[.A657]" office:value-type="float" office:value="71.890127658844" calcext:value-type="float">
            <text:p>71.890127658844</text:p>
          </table:table-cell>
          <table:table-cell office:value-type="float" office:value="0.527643203735352" calcext:value-type="float">
            <text:p>0.527643203735352</text:p>
          </table:table-cell>
          <table:table-cell office:value-type="float" office:value="72.4177708625793" calcext:value-type="float">
            <text:p>72.41777086257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6" calcext:value-type="float">
            <text:p>656</text:p>
          </table:table-cell>
          <table:table-cell office:value-type="float" office:value="1.67974543571472" calcext:value-type="float">
            <text:p>1.67974543571472</text:p>
          </table:table-cell>
          <table:table-cell table:formula="of:=[.C658]+[.A658]" office:value-type="float" office:value="73.2274701595306" calcext:value-type="float">
            <text:p>73.22747015953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7" calcext:value-type="float">
            <text:p>12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7" calcext:value-type="float">
            <text:p>657</text:p>
          </table:table-cell>
          <table:table-cell office:value-type="float" office:value="0.349009990692139" calcext:value-type="float">
            <text:p>0.349009990692139</text:p>
          </table:table-cell>
          <table:table-cell table:formula="of:=[.C659]+[.A659]" office:value-type="float" office:value="71.896734714508" calcext:value-type="float">
            <text:p>71.896734714508</text:p>
          </table:table-cell>
          <table:table-cell office:value-type="float" office:value="0.500770568847656" calcext:value-type="float">
            <text:p>0.500770568847656</text:p>
          </table:table-cell>
          <table:table-cell office:value-type="float" office:value="72.3975052833557" calcext:value-type="float">
            <text:p>72.39750528335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8" calcext:value-type="float">
            <text:p>658</text:p>
          </table:table-cell>
          <table:table-cell office:value-type="float" office:value="0.497459411621094" calcext:value-type="float">
            <text:p>0.497459411621094</text:p>
          </table:table-cell>
          <table:table-cell table:formula="of:=[.C660]+[.A660]" office:value-type="float" office:value="72.045184135437" calcext:value-type="float">
            <text:p>72.045184135437</text:p>
          </table:table-cell>
          <table:table-cell office:value-type="float" office:value="1.29838347434998" calcext:value-type="float">
            <text:p>1.29838347434998</text:p>
          </table:table-cell>
          <table:table-cell office:value-type="float" office:value="73.343567609787" calcext:value-type="float">
            <text:p>73.343567609787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9" calcext:value-type="float">
            <text:p>659</text:p>
          </table:table-cell>
          <table:table-cell office:value-type="float" office:value="0.454165697097778" calcext:value-type="float">
            <text:p>0.454165697097778</text:p>
          </table:table-cell>
          <table:table-cell table:formula="of:=[.C661]+[.A661]" office:value-type="float" office:value="72.0018904209137" calcext:value-type="float">
            <text:p>72.0018904209137</text:p>
          </table:table-cell>
          <table:table-cell office:value-type="float" office:value="1.22318887710571" calcext:value-type="float">
            <text:p>1.22318887710571</text:p>
          </table:table-cell>
          <table:table-cell office:value-type="float" office:value="73.2250792980194" calcext:value-type="float">
            <text:p>73.225079298019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0" calcext:value-type="float">
            <text:p>660</text:p>
          </table:table-cell>
          <table:table-cell office:value-type="float" office:value="0.973885774612427" calcext:value-type="float">
            <text:p>0.973885774612427</text:p>
          </table:table-cell>
          <table:table-cell table:formula="of:=[.C662]+[.A662]" office:value-type="float" office:value="72.5216104984283" calcext:value-type="float">
            <text:p>72.52161049842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8" calcext:value-type="float">
            <text:p>1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1" calcext:value-type="float">
            <text:p>661</text:p>
          </table:table-cell>
          <table:table-cell office:value-type="float" office:value="0.351401090621948" calcext:value-type="float">
            <text:p>0.351401090621948</text:p>
          </table:table-cell>
          <table:table-cell table:formula="of:=[.C663]+[.A663]" office:value-type="float" office:value="71.8991258144379" calcext:value-type="float">
            <text:p>71.8991258144379</text:p>
          </table:table-cell>
          <table:table-cell office:value-type="float" office:value="0.586097478866577" calcext:value-type="float">
            <text:p>0.586097478866577</text:p>
          </table:table-cell>
          <table:table-cell office:value-type="float" office:value="72.4852232933044" calcext:value-type="float">
            <text:p>72.48522329330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2" calcext:value-type="float">
            <text:p>662</text:p>
          </table:table-cell>
          <table:table-cell office:value-type="float" office:value="0.336999893188477" calcext:value-type="float">
            <text:p>0.336999893188477</text:p>
          </table:table-cell>
          <table:table-cell table:formula="of:=[.C664]+[.A664]" office:value-type="float" office:value="71.8847246170044" calcext:value-type="float">
            <text:p>71.8847246170044</text:p>
          </table:table-cell>
          <table:table-cell office:value-type="float" office:value="0.545681238174439" calcext:value-type="float">
            <text:p>0.545681238174439</text:p>
          </table:table-cell>
          <table:table-cell office:value-type="float" office:value="72.4304058551788" calcext:value-type="float">
            <text:p>72.43040585517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3" calcext:value-type="float">
            <text:p>663</text:p>
          </table:table-cell>
          <table:table-cell office:value-type="float" office:value="0.491080760955811" calcext:value-type="float">
            <text:p>0.491080760955811</text:p>
          </table:table-cell>
          <table:table-cell table:formula="of:=[.C665]+[.A665]" office:value-type="float" office:value="72.0388054847717" calcext:value-type="float">
            <text:p>72.0388054847717</text:p>
          </table:table-cell>
          <table:table-cell office:value-type="float" office:value="1.45438528060913" calcext:value-type="float">
            <text:p>1.45438528060913</text:p>
          </table:table-cell>
          <table:table-cell office:value-type="float" office:value="73.4931907653809" calcext:value-type="float">
            <text:p>73.493190765380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4" calcext:value-type="float">
            <text:p>664</text:p>
          </table:table-cell>
          <table:table-cell office:value-type="float" office:value="0.409080743789673" calcext:value-type="float">
            <text:p>0.409080743789673</text:p>
          </table:table-cell>
          <table:table-cell table:formula="of:=[.C666]+[.A666]" office:value-type="float" office:value="71.9568054676056" calcext:value-type="float">
            <text:p>71.9568054676056</text:p>
          </table:table-cell>
          <table:table-cell office:value-type="float" office:value="1.26639223098755" calcext:value-type="float">
            <text:p>1.26639223098755</text:p>
          </table:table-cell>
          <table:table-cell office:value-type="float" office:value="73.2231976985931" calcext:value-type="float">
            <text:p>73.2231976985931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5" calcext:value-type="float">
            <text:p>665</text:p>
          </table:table-cell>
          <table:table-cell office:value-type="float" office:value="0.883406400680542" calcext:value-type="float">
            <text:p>0.883406400680542</text:p>
          </table:table-cell>
          <table:table-cell table:formula="of:=[.C667]+[.A667]" office:value-type="float" office:value="72.4311311244965" calcext:value-type="float">
            <text:p>72.4311311244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6" calcext:value-type="float">
            <text:p>666</text:p>
          </table:table-cell>
          <table:table-cell office:value-type="float" office:value="0.869503736495972" calcext:value-type="float">
            <text:p>0.869503736495972</text:p>
          </table:table-cell>
          <table:table-cell table:formula="of:=[.C668]+[.A668]" office:value-type="float" office:value="72.4172284603119" calcext:value-type="float">
            <text:p>72.41722846031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4" calcext:value-type="float">
            <text:p>8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7" calcext:value-type="float">
            <text:p>667</text:p>
          </table:table-cell>
          <table:table-cell office:value-type="float" office:value="1.20895552635193" calcext:value-type="float">
            <text:p>1.20895552635193</text:p>
          </table:table-cell>
          <table:table-cell table:formula="of:=[.C669]+[.A669]" office:value-type="float" office:value="72.7566802501678" calcext:value-type="float">
            <text:p>72.75668025016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8" calcext:value-type="float">
            <text:p>668</text:p>
          </table:table-cell>
          <table:table-cell office:value-type="float" office:value="0.601987600326538" calcext:value-type="float">
            <text:p>0.601987600326538</text:p>
          </table:table-cell>
          <table:table-cell table:formula="of:=[.C670]+[.A670]" office:value-type="float" office:value="72.1497123241424" calcext:value-type="float">
            <text:p>72.1497123241424</text:p>
          </table:table-cell>
          <table:table-cell office:value-type="float" office:value="2.39846086502075" calcext:value-type="float">
            <text:p>2.39846086502075</text:p>
          </table:table-cell>
          <table:table-cell office:value-type="float" office:value="74.5481731891632" calcext:value-type="float">
            <text:p>74.548173189163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9" calcext:value-type="float">
            <text:p>669</text:p>
          </table:table-cell>
          <table:table-cell office:value-type="float" office:value="0.349330902099609" calcext:value-type="float">
            <text:p>0.349330902099609</text:p>
          </table:table-cell>
          <table:table-cell table:formula="of:=[.C671]+[.A671]" office:value-type="float" office:value="71.8970556259155" calcext:value-type="float">
            <text:p>71.8970556259155</text:p>
          </table:table-cell>
          <table:table-cell office:value-type="float" office:value="0.657703876495361" calcext:value-type="float">
            <text:p>0.657703876495361</text:p>
          </table:table-cell>
          <table:table-cell office:value-type="float" office:value="72.5547595024109" calcext:value-type="float">
            <text:p>72.554759502410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0" calcext:value-type="float">
            <text:p>670</text:p>
          </table:table-cell>
          <table:table-cell office:value-type="float" office:value="0.266053438186646" calcext:value-type="float">
            <text:p>0.266053438186646</text:p>
          </table:table-cell>
          <table:table-cell table:formula="of:=[.C672]+[.A672]" office:value-type="float" office:value="71.8137781620026" calcext:value-type="float">
            <text:p>71.8137781620026</text:p>
          </table:table-cell>
          <table:table-cell office:value-type="float" office:value="0.43886661529541" calcext:value-type="float">
            <text:p>0.43886661529541</text:p>
          </table:table-cell>
          <table:table-cell office:value-type="float" office:value="72.252644777298" calcext:value-type="float">
            <text:p>72.252644777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1" calcext:value-type="float">
            <text:p>671</text:p>
          </table:table-cell>
          <table:table-cell office:value-type="float" office:value="0.258455276489258" calcext:value-type="float">
            <text:p>0.258455276489258</text:p>
          </table:table-cell>
          <table:table-cell table:formula="of:=[.C673]+[.A673]" office:value-type="float" office:value="71.8061800003052" calcext:value-type="float">
            <text:p>71.8061800003052</text:p>
          </table:table-cell>
          <table:table-cell office:value-type="float" office:value="0.438983917236328" calcext:value-type="float">
            <text:p>0.438983917236328</text:p>
          </table:table-cell>
          <table:table-cell office:value-type="float" office:value="72.2451639175415" calcext:value-type="float">
            <text:p>72.2451639175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2" calcext:value-type="float">
            <text:p>672</text:p>
          </table:table-cell>
          <table:table-cell office:value-type="float" office:value="0.246879816055298" calcext:value-type="float">
            <text:p>0.246879816055298</text:p>
          </table:table-cell>
          <table:table-cell table:formula="of:=[.C674]+[.A674]" office:value-type="float" office:value="71.7946045398712" calcext:value-type="float">
            <text:p>71.7946045398712</text:p>
          </table:table-cell>
          <table:table-cell office:value-type="float" office:value="0.435831069946289" calcext:value-type="float">
            <text:p>0.435831069946289</text:p>
          </table:table-cell>
          <table:table-cell office:value-type="float" office:value="72.2304356098175" calcext:value-type="float">
            <text:p>72.2304356098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3" calcext:value-type="float">
            <text:p>673</text:p>
          </table:table-cell>
          <table:table-cell office:value-type="float" office:value="0.501504898071289" calcext:value-type="float">
            <text:p>0.501504898071289</text:p>
          </table:table-cell>
          <table:table-cell table:formula="of:=[.C675]+[.A675]" office:value-type="float" office:value="72.0492296218872" calcext:value-type="float">
            <text:p>72.0492296218872</text:p>
          </table:table-cell>
          <table:table-cell office:value-type="float" office:value="1.7801878452301" calcext:value-type="float">
            <text:p>1.7801878452301</text:p>
          </table:table-cell>
          <table:table-cell office:value-type="float" office:value="73.8294174671173" calcext:value-type="float">
            <text:p>73.8294174671173</text:p>
          </table:table-cell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4" calcext:value-type="float">
            <text:p>674</text:p>
          </table:table-cell>
          <table:table-cell office:value-type="float" office:value="0.37212085723877" calcext:value-type="float">
            <text:p>0.37212085723877</text:p>
          </table:table-cell>
          <table:table-cell table:formula="of:=[.C676]+[.A676]" office:value-type="float" office:value="71.9198455810547" calcext:value-type="float">
            <text:p>71.9198455810547</text:p>
          </table:table-cell>
          <table:table-cell office:value-type="float" office:value="0.60600733757019" calcext:value-type="float">
            <text:p>0.60600733757019</text:p>
          </table:table-cell>
          <table:table-cell office:value-type="float" office:value="72.5258529186249" calcext:value-type="float">
            <text:p>72.525852918624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5" calcext:value-type="float">
            <text:p>675</text:p>
          </table:table-cell>
          <table:table-cell office:value-type="float" office:value="0.329865694046021" calcext:value-type="float">
            <text:p>0.329865694046021</text:p>
          </table:table-cell>
          <table:table-cell table:formula="of:=[.C677]+[.A677]" office:value-type="float" office:value="71.8775904178619" calcext:value-type="float">
            <text:p>71.8775904178619</text:p>
          </table:table-cell>
          <table:table-cell office:value-type="float" office:value="0.483626365661621" calcext:value-type="float">
            <text:p>0.483626365661621</text:p>
          </table:table-cell>
          <table:table-cell office:value-type="float" office:value="72.3612167835236" calcext:value-type="float">
            <text:p>72.36121678352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6" calcext:value-type="float">
            <text:p>676</text:p>
          </table:table-cell>
          <table:table-cell office:value-type="float" office:value="1.37957787513733" calcext:value-type="float">
            <text:p>1.37957787513733</text:p>
          </table:table-cell>
          <table:table-cell table:formula="of:=[.C678]+[.A678]" office:value-type="float" office:value="72.9273025989532" calcext:value-type="float">
            <text:p>72.92730259895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5" calcext:value-type="float">
            <text:p>12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7" calcext:value-type="float">
            <text:p>677</text:p>
          </table:table-cell>
          <table:table-cell office:value-type="float" office:value="0.444933652877808" calcext:value-type="float">
            <text:p>0.444933652877808</text:p>
          </table:table-cell>
          <table:table-cell table:formula="of:=[.C679]+[.A679]" office:value-type="float" office:value="71.9926583766937" calcext:value-type="float">
            <text:p>71.9926583766937</text:p>
          </table:table-cell>
          <table:table-cell office:value-type="float" office:value="0.97165846824646" calcext:value-type="float">
            <text:p>0.97165846824646</text:p>
          </table:table-cell>
          <table:table-cell office:value-type="float" office:value="72.9643168449402" calcext:value-type="float">
            <text:p>72.9643168449402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8" calcext:value-type="float">
            <text:p>678</text:p>
          </table:table-cell>
          <table:table-cell office:value-type="float" office:value="0.990182876586914" calcext:value-type="float">
            <text:p>0.990182876586914</text:p>
          </table:table-cell>
          <table:table-cell table:formula="of:=[.C680]+[.A680]" office:value-type="float" office:value="72.5379076004028" calcext:value-type="float">
            <text:p>72.53790760040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8" calcext:value-type="float">
            <text:p>9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9" calcext:value-type="float">
            <text:p>679</text:p>
          </table:table-cell>
          <table:table-cell office:value-type="float" office:value="0.380895137786865" calcext:value-type="float">
            <text:p>0.380895137786865</text:p>
          </table:table-cell>
          <table:table-cell table:formula="of:=[.C681]+[.A681]" office:value-type="float" office:value="71.9286198616028" calcext:value-type="float">
            <text:p>71.9286198616028</text:p>
          </table:table-cell>
          <table:table-cell office:value-type="float" office:value="0.616335391998291" calcext:value-type="float">
            <text:p>0.616335391998291</text:p>
          </table:table-cell>
          <table:table-cell office:value-type="float" office:value="72.5449552536011" calcext:value-type="float">
            <text:p>72.54495525360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0" calcext:value-type="float">
            <text:p>680</text:p>
          </table:table-cell>
          <table:table-cell office:value-type="float" office:value="0.35732626914978" calcext:value-type="float">
            <text:p>0.35732626914978</text:p>
          </table:table-cell>
          <table:table-cell table:formula="of:=[.C682]+[.A682]" office:value-type="float" office:value="71.9050509929657" calcext:value-type="float">
            <text:p>71.9050509929657</text:p>
          </table:table-cell>
          <table:table-cell office:value-type="float" office:value="0.659242391586304" calcext:value-type="float">
            <text:p>0.659242391586304</text:p>
          </table:table-cell>
          <table:table-cell office:value-type="float" office:value="72.564293384552" calcext:value-type="float">
            <text:p>72.5642933845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1" calcext:value-type="float">
            <text:p>681</text:p>
          </table:table-cell>
          <table:table-cell office:value-type="float" office:value="0.35017991065979" calcext:value-type="float">
            <text:p>0.35017991065979</text:p>
          </table:table-cell>
          <table:table-cell table:formula="of:=[.C683]+[.A683]" office:value-type="float" office:value="71.8979046344757" calcext:value-type="float">
            <text:p>71.8979046344757</text:p>
          </table:table-cell>
          <table:table-cell office:value-type="float" office:value="0.677342653274536" calcext:value-type="float">
            <text:p>0.677342653274536</text:p>
          </table:table-cell>
          <table:table-cell office:value-type="float" office:value="72.5752472877502" calcext:value-type="float">
            <text:p>72.575247287750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2" calcext:value-type="float">
            <text:p>682</text:p>
          </table:table-cell>
          <table:table-cell office:value-type="float" office:value="0.40825080871582" calcext:value-type="float">
            <text:p>0.40825080871582</text:p>
          </table:table-cell>
          <table:table-cell table:formula="of:=[.C684]+[.A684]" office:value-type="float" office:value="71.9559755325317" calcext:value-type="float">
            <text:p>71.9559755325317</text:p>
          </table:table-cell>
          <table:table-cell office:value-type="float" office:value="0.885815382003784" calcext:value-type="float">
            <text:p>0.885815382003784</text:p>
          </table:table-cell>
          <table:table-cell office:value-type="float" office:value="72.8417909145355" calcext:value-type="float">
            <text:p>72.841790914535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3" calcext:value-type="float">
            <text:p>683</text:p>
          </table:table-cell>
          <table:table-cell office:value-type="float" office:value="0.404345750808716" calcext:value-type="float">
            <text:p>0.404345750808716</text:p>
          </table:table-cell>
          <table:table-cell table:formula="of:=[.C685]+[.A685]" office:value-type="float" office:value="71.9520704746246" calcext:value-type="float">
            <text:p>71.9520704746246</text:p>
          </table:table-cell>
          <table:table-cell office:value-type="float" office:value="0.711020708084106" calcext:value-type="float">
            <text:p>0.711020708084106</text:p>
          </table:table-cell>
          <table:table-cell office:value-type="float" office:value="72.6630911827087" calcext:value-type="float">
            <text:p>72.663091182708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4" calcext:value-type="float">
            <text:p>684</text:p>
          </table:table-cell>
          <table:table-cell office:value-type="float" office:value="0.352876424789429" calcext:value-type="float">
            <text:p>0.352876424789429</text:p>
          </table:table-cell>
          <table:table-cell table:formula="of:=[.C686]+[.A686]" office:value-type="float" office:value="71.9006011486053" calcext:value-type="float">
            <text:p>71.9006011486053</text:p>
          </table:table-cell>
          <table:table-cell office:value-type="float" office:value="0.551029443740845" calcext:value-type="float">
            <text:p>0.551029443740845</text:p>
          </table:table-cell>
          <table:table-cell office:value-type="float" office:value="72.4516305923462" calcext:value-type="float">
            <text:p>72.45163059234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5" calcext:value-type="float">
            <text:p>685</text:p>
          </table:table-cell>
          <table:table-cell office:value-type="float" office:value="0.533747911453247" calcext:value-type="float">
            <text:p>0.533747911453247</text:p>
          </table:table-cell>
          <table:table-cell table:formula="of:=[.C687]+[.A687]" office:value-type="float" office:value="72.0814726352692" calcext:value-type="float">
            <text:p>72.0814726352692</text:p>
          </table:table-cell>
          <table:table-cell office:value-type="float" office:value="1.44589972496033" calcext:value-type="float">
            <text:p>1.44589972496033</text:p>
          </table:table-cell>
          <table:table-cell office:value-type="float" office:value="73.5273723602295" calcext:value-type="float">
            <text:p>73.527372360229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6" calcext:value-type="float">
            <text:p>686</text:p>
          </table:table-cell>
          <table:table-cell office:value-type="float" office:value="0.358929634094238" calcext:value-type="float">
            <text:p>0.358929634094238</text:p>
          </table:table-cell>
          <table:table-cell table:formula="of:=[.C688]+[.A688]" office:value-type="float" office:value="71.9066543579101" calcext:value-type="float">
            <text:p>71.9066543579101</text:p>
          </table:table-cell>
          <table:table-cell office:value-type="float" office:value="0.598830699920654" calcext:value-type="float">
            <text:p>0.598830699920654</text:p>
          </table:table-cell>
          <table:table-cell office:value-type="float" office:value="72.5054850578308" calcext:value-type="float">
            <text:p>72.505485057830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7" calcext:value-type="float">
            <text:p>687</text:p>
          </table:table-cell>
          <table:table-cell office:value-type="float" office:value="0.39392614364624" calcext:value-type="float">
            <text:p>0.39392614364624</text:p>
          </table:table-cell>
          <table:table-cell table:formula="of:=[.C689]+[.A689]" office:value-type="float" office:value="71.9416508674621" calcext:value-type="float">
            <text:p>71.9416508674621</text:p>
          </table:table-cell>
          <table:table-cell office:value-type="float" office:value="0.700079441070557" calcext:value-type="float">
            <text:p>0.700079441070557</text:p>
          </table:table-cell>
          <table:table-cell office:value-type="float" office:value="72.6417303085327" calcext:value-type="float">
            <text:p>72.641730308532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8" calcext:value-type="float">
            <text:p>688</text:p>
          </table:table-cell>
          <table:table-cell office:value-type="float" office:value="0.276593208312988" calcext:value-type="float">
            <text:p>0.276593208312988</text:p>
          </table:table-cell>
          <table:table-cell table:formula="of:=[.C690]+[.A690]" office:value-type="float" office:value="71.8243179321289" calcext:value-type="float">
            <text:p>71.8243179321289</text:p>
          </table:table-cell>
          <table:table-cell office:value-type="float" office:value="0.446297883987427" calcext:value-type="float">
            <text:p>0.446297883987427</text:p>
          </table:table-cell>
          <table:table-cell office:value-type="float" office:value="72.2706158161163" calcext:value-type="float">
            <text:p>72.2706158161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9" calcext:value-type="float">
            <text:p>689</text:p>
          </table:table-cell>
          <table:table-cell office:value-type="float" office:value="0.368542671203613" calcext:value-type="float">
            <text:p>0.368542671203613</text:p>
          </table:table-cell>
          <table:table-cell table:formula="of:=[.C691]+[.A691]" office:value-type="float" office:value="71.9162673950195" calcext:value-type="float">
            <text:p>71.9162673950195</text:p>
          </table:table-cell>
          <table:table-cell office:value-type="float" office:value="0.548839569091797" calcext:value-type="float">
            <text:p>0.548839569091797</text:p>
          </table:table-cell>
          <table:table-cell office:value-type="float" office:value="72.4651069641113" calcext:value-type="float">
            <text:p>72.46510696411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0" calcext:value-type="float">
            <text:p>690</text:p>
          </table:table-cell>
          <table:table-cell office:value-type="float" office:value="0.36748194694519" calcext:value-type="float">
            <text:p>0.36748194694519</text:p>
          </table:table-cell>
          <table:table-cell table:formula="of:=[.C692]+[.A692]" office:value-type="float" office:value="71.9152066707611" calcext:value-type="float">
            <text:p>71.9152066707611</text:p>
          </table:table-cell>
          <table:table-cell office:value-type="float" office:value="0.559621572494507" calcext:value-type="float">
            <text:p>0.559621572494507</text:p>
          </table:table-cell>
          <table:table-cell office:value-type="float" office:value="72.4748282432556" calcext:value-type="float">
            <text:p>72.47482824325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1" calcext:value-type="float">
            <text:p>691</text:p>
          </table:table-cell>
          <table:table-cell office:value-type="float" office:value="0.25757098197937" calcext:value-type="float">
            <text:p>0.25757098197937</text:p>
          </table:table-cell>
          <table:table-cell table:formula="of:=[.C693]+[.A693]" office:value-type="float" office:value="71.8052957057953" calcext:value-type="float">
            <text:p>71.8052957057953</text:p>
          </table:table-cell>
          <table:table-cell office:value-type="float" office:value="0.438398599624634" calcext:value-type="float">
            <text:p>0.438398599624634</text:p>
          </table:table-cell>
          <table:table-cell office:value-type="float" office:value="72.2436943054199" calcext:value-type="float">
            <text:p>72.2436943054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2" calcext:value-type="float">
            <text:p>692</text:p>
          </table:table-cell>
          <table:table-cell office:value-type="float" office:value="0.387661218643189" calcext:value-type="float">
            <text:p>0.387661218643189</text:p>
          </table:table-cell>
          <table:table-cell table:formula="of:=[.C694]+[.A694]" office:value-type="float" office:value="71.9353859424591" calcext:value-type="float">
            <text:p>71.9353859424591</text:p>
          </table:table-cell>
          <table:table-cell office:value-type="float" office:value="0.690258026123047" calcext:value-type="float">
            <text:p>0.690258026123047</text:p>
          </table:table-cell>
          <table:table-cell office:value-type="float" office:value="72.6256439685821" calcext:value-type="float">
            <text:p>72.625643968582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3" calcext:value-type="float">
            <text:p>693</text:p>
          </table:table-cell>
          <table:table-cell office:value-type="float" office:value="0.396791458129883" calcext:value-type="float">
            <text:p>0.396791458129883</text:p>
          </table:table-cell>
          <table:table-cell table:formula="of:=[.C695]+[.A695]" office:value-type="float" office:value="71.9445161819458" calcext:value-type="float">
            <text:p>71.9445161819458</text:p>
          </table:table-cell>
          <table:table-cell office:value-type="float" office:value="0.865622520446777" calcext:value-type="float">
            <text:p>0.865622520446777</text:p>
          </table:table-cell>
          <table:table-cell office:value-type="float" office:value="72.8101387023926" calcext:value-type="float">
            <text:p>72.810138702392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4" calcext:value-type="float">
            <text:p>694</text:p>
          </table:table-cell>
          <table:table-cell office:value-type="float" office:value="0.597602605819702" calcext:value-type="float">
            <text:p>0.597602605819702</text:p>
          </table:table-cell>
          <table:table-cell table:formula="of:=[.C696]+[.A696]" office:value-type="float" office:value="72.1453273296356" calcext:value-type="float">
            <text:p>72.1453273296356</text:p>
          </table:table-cell>
          <table:table-cell office:value-type="float" office:value="2.02501773834229" calcext:value-type="float">
            <text:p>2.02501773834229</text:p>
          </table:table-cell>
          <table:table-cell office:value-type="float" office:value="74.1703450679779" calcext:value-type="float">
            <text:p>74.1703450679779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5" calcext:value-type="float">
            <text:p>695</text:p>
          </table:table-cell>
          <table:table-cell office:value-type="float" office:value="1.68007636070251" calcext:value-type="float">
            <text:p>1.68007636070251</text:p>
          </table:table-cell>
          <table:table-cell table:formula="of:=[.C697]+[.A697]" office:value-type="float" office:value="73.2278010845184" calcext:value-type="float">
            <text:p>73.2278010845184</text:p>
          </table:table-cell>
          <table:table-cell office:value-type="float" office:value="4.30884718894959" calcext:value-type="float">
            <text:p>4.30884718894959</text:p>
          </table:table-cell>
          <table:table-cell office:value-type="float" office:value="77.536648273468" calcext:value-type="float">
            <text:p>77.536648273468</text:p>
          </table:table-cell>
          <table:table-cell office:value-type="float" office:value="446" calcext:value-type="float">
            <text:p>446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6" calcext:value-type="float">
            <text:p>696</text:p>
          </table:table-cell>
          <table:table-cell office:value-type="float" office:value="0.46754002571106" calcext:value-type="float">
            <text:p>0.46754002571106</text:p>
          </table:table-cell>
          <table:table-cell table:formula="of:=[.C698]+[.A698]" office:value-type="float" office:value="72.015264749527" calcext:value-type="float">
            <text:p>72.015264749527</text:p>
          </table:table-cell>
          <table:table-cell office:value-type="float" office:value="0.882603406906128" calcext:value-type="float">
            <text:p>0.882603406906128</text:p>
          </table:table-cell>
          <table:table-cell office:value-type="float" office:value="72.8978681564331" calcext:value-type="float">
            <text:p>72.897868156433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7" calcext:value-type="float">
            <text:p>697</text:p>
          </table:table-cell>
          <table:table-cell office:value-type="float" office:value="0.359124183654785" calcext:value-type="float">
            <text:p>0.359124183654785</text:p>
          </table:table-cell>
          <table:table-cell table:formula="of:=[.C699]+[.A699]" office:value-type="float" office:value="71.9068489074707" calcext:value-type="float">
            <text:p>71.9068489074707</text:p>
          </table:table-cell>
          <table:table-cell office:value-type="float" office:value="0.614057540893555" calcext:value-type="float">
            <text:p>0.614057540893555</text:p>
          </table:table-cell>
          <table:table-cell office:value-type="float" office:value="72.5209064483642" calcext:value-type="float">
            <text:p>72.520906448364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8" calcext:value-type="float">
            <text:p>698</text:p>
          </table:table-cell>
          <table:table-cell office:value-type="float" office:value="0.862229108810425" calcext:value-type="float">
            <text:p>0.862229108810425</text:p>
          </table:table-cell>
          <table:table-cell table:formula="of:=[.C700]+[.A700]" office:value-type="float" office:value="72.4099538326263" calcext:value-type="float">
            <text:p>72.40995383262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9" calcext:value-type="float">
            <text:p>699</text:p>
          </table:table-cell>
          <table:table-cell office:value-type="float" office:value="3.01978254318237" calcext:value-type="float">
            <text:p>3.01978254318237</text:p>
          </table:table-cell>
          <table:table-cell table:formula="of:=[.C701]+[.A701]" office:value-type="float" office:value="74.5675072669983" calcext:value-type="float">
            <text:p>74.5675072669983</text:p>
          </table:table-cell>
          <table:table-cell office:value-type="float" office:value="0.712197542190552" calcext:value-type="float">
            <text:p>0.712197542190552</text:p>
          </table:table-cell>
          <table:table-cell office:value-type="float" office:value="75.2797048091888" calcext:value-type="float">
            <text:p>75.279704809188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0" calcext:value-type="float">
            <text:p>700</text:p>
          </table:table-cell>
          <table:table-cell office:value-type="float" office:value="0.418475866317749" calcext:value-type="float">
            <text:p>0.418475866317749</text:p>
          </table:table-cell>
          <table:table-cell table:formula="of:=[.C702]+[.A702]" office:value-type="float" office:value="71.9662005901337" calcext:value-type="float">
            <text:p>71.9662005901337</text:p>
          </table:table-cell>
          <table:table-cell office:value-type="float" office:value="1.45152974128723" calcext:value-type="float">
            <text:p>1.45152974128723</text:p>
          </table:table-cell>
          <table:table-cell office:value-type="float" office:value="73.4177303314209" calcext:value-type="float">
            <text:p>73.417730331420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1" calcext:value-type="float">
            <text:p>701</text:p>
          </table:table-cell>
          <table:table-cell office:value-type="float" office:value="0.481824398040772" calcext:value-type="float">
            <text:p>0.481824398040772</text:p>
          </table:table-cell>
          <table:table-cell table:formula="of:=[.C703]+[.A703]" office:value-type="float" office:value="72.0295491218567" calcext:value-type="float">
            <text:p>72.0295491218567</text:p>
          </table:table-cell>
          <table:table-cell office:value-type="float" office:value="1.37280797958374" calcext:value-type="float">
            <text:p>1.37280797958374</text:p>
          </table:table-cell>
          <table:table-cell office:value-type="float" office:value="73.4023571014404" calcext:value-type="float">
            <text:p>73.402357101440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2" calcext:value-type="float">
            <text:p>702</text:p>
          </table:table-cell>
          <table:table-cell office:value-type="float" office:value="0.341892957687378" calcext:value-type="float">
            <text:p>0.341892957687378</text:p>
          </table:table-cell>
          <table:table-cell table:formula="of:=[.C704]+[.A704]" office:value-type="float" office:value="71.8896176815033" calcext:value-type="float">
            <text:p>71.8896176815033</text:p>
          </table:table-cell>
          <table:table-cell office:value-type="float" office:value="0.542498588562012" calcext:value-type="float">
            <text:p>0.542498588562012</text:p>
          </table:table-cell>
          <table:table-cell office:value-type="float" office:value="72.4321162700653" calcext:value-type="float">
            <text:p>72.43211627006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3" calcext:value-type="float">
            <text:p>703</text:p>
          </table:table-cell>
          <table:table-cell office:value-type="float" office:value="1.2412097454071" calcext:value-type="float">
            <text:p>1.2412097454071</text:p>
          </table:table-cell>
          <table:table-cell table:formula="of:=[.C705]+[.A705]" office:value-type="float" office:value="72.788934469223" calcext:value-type="float">
            <text:p>72.7889344692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8" calcext:value-type="float">
            <text:p>9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4" calcext:value-type="float">
            <text:p>704</text:p>
          </table:table-cell>
          <table:table-cell office:value-type="float" office:value="0.422666788101196" calcext:value-type="float">
            <text:p>0.422666788101196</text:p>
          </table:table-cell>
          <table:table-cell table:formula="of:=[.C706]+[.A706]" office:value-type="float" office:value="71.9703915119171" calcext:value-type="float">
            <text:p>71.9703915119171</text:p>
          </table:table-cell>
          <table:table-cell office:value-type="float" office:value="0.919257164001465" calcext:value-type="float">
            <text:p>0.919257164001465</text:p>
          </table:table-cell>
          <table:table-cell office:value-type="float" office:value="72.8896486759186" calcext:value-type="float">
            <text:p>72.88964867591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5" calcext:value-type="float">
            <text:p>705</text:p>
          </table:table-cell>
          <table:table-cell office:value-type="float" office:value="0.338372230529785" calcext:value-type="float">
            <text:p>0.338372230529785</text:p>
          </table:table-cell>
          <table:table-cell table:formula="of:=[.C707]+[.A707]" office:value-type="float" office:value="71.8860969543457" calcext:value-type="float">
            <text:p>71.8860969543457</text:p>
          </table:table-cell>
          <table:table-cell office:value-type="float" office:value="0.489296436309814" calcext:value-type="float">
            <text:p>0.489296436309814</text:p>
          </table:table-cell>
          <table:table-cell office:value-type="float" office:value="72.3753933906555" calcext:value-type="float">
            <text:p>72.37539339065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6" calcext:value-type="float">
            <text:p>706</text:p>
          </table:table-cell>
          <table:table-cell office:value-type="float" office:value="0.372667551040649" calcext:value-type="float">
            <text:p>0.372667551040649</text:p>
          </table:table-cell>
          <table:table-cell table:formula="of:=[.C708]+[.A708]" office:value-type="float" office:value="71.9203922748566" calcext:value-type="float">
            <text:p>71.9203922748566</text:p>
          </table:table-cell>
          <table:table-cell office:value-type="float" office:value="0.712966918945313" calcext:value-type="float">
            <text:p>0.712966918945313</text:p>
          </table:table-cell>
          <table:table-cell office:value-type="float" office:value="72.6333591938019" calcext:value-type="float">
            <text:p>72.633359193801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7" calcext:value-type="float">
            <text:p>707</text:p>
          </table:table-cell>
          <table:table-cell office:value-type="float" office:value="0.363052129745483" calcext:value-type="float">
            <text:p>0.363052129745483</text:p>
          </table:table-cell>
          <table:table-cell table:formula="of:=[.C709]+[.A709]" office:value-type="float" office:value="71.9107768535614" calcext:value-type="float">
            <text:p>71.9107768535614</text:p>
          </table:table-cell>
          <table:table-cell office:value-type="float" office:value="0.702439785003662" calcext:value-type="float">
            <text:p>0.702439785003662</text:p>
          </table:table-cell>
          <table:table-cell office:value-type="float" office:value="72.6132166385651" calcext:value-type="float">
            <text:p>72.613216638565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8" calcext:value-type="float">
            <text:p>708</text:p>
          </table:table-cell>
          <table:table-cell office:value-type="float" office:value="1.41856789588928" calcext:value-type="float">
            <text:p>1.41856789588928</text:p>
          </table:table-cell>
          <table:table-cell table:formula="of:=[.C710]+[.A710]" office:value-type="float" office:value="72.9662926197052" calcext:value-type="float">
            <text:p>72.96629261970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68" calcext:value-type="float">
            <text:p>13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9" calcext:value-type="float">
            <text:p>709</text:p>
          </table:table-cell>
          <table:table-cell office:value-type="float" office:value="0.382741928100586" calcext:value-type="float">
            <text:p>0.382741928100586</text:p>
          </table:table-cell>
          <table:table-cell table:formula="of:=[.C711]+[.A711]" office:value-type="float" office:value="71.9304666519165" calcext:value-type="float">
            <text:p>71.9304666519165</text:p>
          </table:table-cell>
          <table:table-cell office:value-type="float" office:value="0.686999559402466" calcext:value-type="float">
            <text:p>0.686999559402466</text:p>
          </table:table-cell>
          <table:table-cell office:value-type="float" office:value="72.617466211319" calcext:value-type="float">
            <text:p>72.61746621131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0" calcext:value-type="float">
            <text:p>710</text:p>
          </table:table-cell>
          <table:table-cell office:value-type="float" office:value="0.347778558731079" calcext:value-type="float">
            <text:p>0.347778558731079</text:p>
          </table:table-cell>
          <table:table-cell table:formula="of:=[.C712]+[.A712]" office:value-type="float" office:value="71.895503282547" calcext:value-type="float">
            <text:p>71.895503282547</text:p>
          </table:table-cell>
          <table:table-cell office:value-type="float" office:value="0.491774559020996" calcext:value-type="float">
            <text:p>0.491774559020996</text:p>
          </table:table-cell>
          <table:table-cell office:value-type="float" office:value="72.387277841568" calcext:value-type="float">
            <text:p>72.3872778415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1" calcext:value-type="float">
            <text:p>711</text:p>
          </table:table-cell>
          <table:table-cell office:value-type="float" office:value="0.403908252716064" calcext:value-type="float">
            <text:p>0.403908252716064</text:p>
          </table:table-cell>
          <table:table-cell table:formula="of:=[.C713]+[.A713]" office:value-type="float" office:value="71.951632976532" calcext:value-type="float">
            <text:p>71.951632976532</text:p>
          </table:table-cell>
          <table:table-cell office:value-type="float" office:value="1.02004861831665" calcext:value-type="float">
            <text:p>1.02004861831665</text:p>
          </table:table-cell>
          <table:table-cell office:value-type="float" office:value="72.9716815948486" calcext:value-type="float">
            <text:p>72.971681594848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2" calcext:value-type="float">
            <text:p>712</text:p>
          </table:table-cell>
          <table:table-cell office:value-type="float" office:value="0.551302909851074" calcext:value-type="float">
            <text:p>0.551302909851074</text:p>
          </table:table-cell>
          <table:table-cell table:formula="of:=[.C714]+[.A714]" office:value-type="float" office:value="72.099027633667" calcext:value-type="float">
            <text:p>72.099027633667</text:p>
          </table:table-cell>
          <table:table-cell office:value-type="float" office:value="1.60315608978271" calcext:value-type="float">
            <text:p>1.60315608978271</text:p>
          </table:table-cell>
          <table:table-cell office:value-type="float" office:value="73.7021837234497" calcext:value-type="float">
            <text:p>73.7021837234497</text:p>
          </table:table-cell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3" calcext:value-type="float">
            <text:p>713</text:p>
          </table:table-cell>
          <table:table-cell office:value-type="float" office:value="0.441676139831543" calcext:value-type="float">
            <text:p>0.441676139831543</text:p>
          </table:table-cell>
          <table:table-cell table:formula="of:=[.C715]+[.A715]" office:value-type="float" office:value="71.9894008636475" calcext:value-type="float">
            <text:p>71.9894008636475</text:p>
          </table:table-cell>
          <table:table-cell office:value-type="float" office:value="0.951109409332275" calcext:value-type="float">
            <text:p>0.951109409332275</text:p>
          </table:table-cell>
          <table:table-cell office:value-type="float" office:value="72.9405102729797" calcext:value-type="float">
            <text:p>72.9405102729797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4" calcext:value-type="float">
            <text:p>714</text:p>
          </table:table-cell>
          <table:table-cell office:value-type="float" office:value="0.416120767593384" calcext:value-type="float">
            <text:p>0.416120767593384</text:p>
          </table:table-cell>
          <table:table-cell table:formula="of:=[.C716]+[.A716]" office:value-type="float" office:value="71.9638454914093" calcext:value-type="float">
            <text:p>71.9638454914093</text:p>
          </table:table-cell>
          <table:table-cell office:value-type="float" office:value="66.9973199367523" calcext:value-type="float">
            <text:p>66.9973199367523</text:p>
          </table:table-cell>
          <table:table-cell office:value-type="float" office:value="138.961165428162" calcext:value-type="float">
            <text:p>138.961165428162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5" calcext:value-type="float">
            <text:p>715</text:p>
          </table:table-cell>
          <table:table-cell office:value-type="float" office:value="0.367812156677246" calcext:value-type="float">
            <text:p>0.367812156677246</text:p>
          </table:table-cell>
          <table:table-cell table:formula="of:=[.C717]+[.A717]" office:value-type="float" office:value="71.9155368804932" calcext:value-type="float">
            <text:p>71.9155368804932</text:p>
          </table:table-cell>
          <table:table-cell office:value-type="float" office:value="0.593029260635376" calcext:value-type="float">
            <text:p>0.593029260635376</text:p>
          </table:table-cell>
          <table:table-cell office:value-type="float" office:value="72.5085661411285" calcext:value-type="float">
            <text:p>72.508566141128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6" calcext:value-type="float">
            <text:p>716</text:p>
          </table:table-cell>
          <table:table-cell office:value-type="float" office:value="0.363099813461304" calcext:value-type="float">
            <text:p>0.363099813461304</text:p>
          </table:table-cell>
          <table:table-cell table:formula="of:=[.C718]+[.A718]" office:value-type="float" office:value="71.9108245372772" calcext:value-type="float">
            <text:p>71.9108245372772</text:p>
          </table:table-cell>
          <table:table-cell office:value-type="float" office:value="0.630139827728272" calcext:value-type="float">
            <text:p>0.630139827728272</text:p>
          </table:table-cell>
          <table:table-cell office:value-type="float" office:value="72.5409643650055" calcext:value-type="float">
            <text:p>72.54096436500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7" calcext:value-type="float">
            <text:p>717</text:p>
          </table:table-cell>
          <table:table-cell office:value-type="float" office:value="0.355711698532105" calcext:value-type="float">
            <text:p>0.355711698532105</text:p>
          </table:table-cell>
          <table:table-cell table:formula="of:=[.C719]+[.A719]" office:value-type="float" office:value="71.903436422348" calcext:value-type="float">
            <text:p>71.903436422348</text:p>
          </table:table-cell>
          <table:table-cell office:value-type="float" office:value="0.652308940887451" calcext:value-type="float">
            <text:p>0.652308940887451</text:p>
          </table:table-cell>
          <table:table-cell office:value-type="float" office:value="72.5557453632355" calcext:value-type="float">
            <text:p>72.55574536323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8" calcext:value-type="float">
            <text:p>718</text:p>
          </table:table-cell>
          <table:table-cell office:value-type="float" office:value="0.346309661865234" calcext:value-type="float">
            <text:p>0.346309661865234</text:p>
          </table:table-cell>
          <table:table-cell table:formula="of:=[.C720]+[.A720]" office:value-type="float" office:value="71.8940343856811" calcext:value-type="float">
            <text:p>71.8940343856811</text:p>
          </table:table-cell>
          <table:table-cell office:value-type="float" office:value="0.632658243179321" calcext:value-type="float">
            <text:p>0.632658243179321</text:p>
          </table:table-cell>
          <table:table-cell office:value-type="float" office:value="72.5266926288605" calcext:value-type="float">
            <text:p>72.526692628860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9" calcext:value-type="float">
            <text:p>719</text:p>
          </table:table-cell>
          <table:table-cell office:value-type="float" office:value="0.260818481445313" calcext:value-type="float">
            <text:p>0.260818481445313</text:p>
          </table:table-cell>
          <table:table-cell table:formula="of:=[.C721]+[.A721]" office:value-type="float" office:value="71.8085432052612" calcext:value-type="float">
            <text:p>71.8085432052612</text:p>
          </table:table-cell>
          <table:table-cell office:value-type="float" office:value="0.443382501602173" calcext:value-type="float">
            <text:p>0.443382501602173</text:p>
          </table:table-cell>
          <table:table-cell office:value-type="float" office:value="72.2519257068634" calcext:value-type="float">
            <text:p>72.2519257068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0" calcext:value-type="float">
            <text:p>720</text:p>
          </table:table-cell>
          <table:table-cell office:value-type="float" office:value="0.36566162109375" calcext:value-type="float">
            <text:p>0.36566162109375</text:p>
          </table:table-cell>
          <table:table-cell table:formula="of:=[.C722]+[.A722]" office:value-type="float" office:value="71.9133863449097" calcext:value-type="float">
            <text:p>71.9133863449097</text:p>
          </table:table-cell>
          <table:table-cell office:value-type="float" office:value="0.624798536300659" calcext:value-type="float">
            <text:p>0.624798536300659</text:p>
          </table:table-cell>
          <table:table-cell office:value-type="float" office:value="72.5381848812103" calcext:value-type="float">
            <text:p>72.538184881210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1" calcext:value-type="float">
            <text:p>721</text:p>
          </table:table-cell>
          <table:table-cell office:value-type="float" office:value="0.270346879959106" calcext:value-type="float">
            <text:p>0.270346879959106</text:p>
          </table:table-cell>
          <table:table-cell table:formula="of:=[.C723]+[.A723]" office:value-type="float" office:value="71.818071603775" calcext:value-type="float">
            <text:p>71.818071603775</text:p>
          </table:table-cell>
          <table:table-cell office:value-type="float" office:value="0.436984539031982" calcext:value-type="float">
            <text:p>0.436984539031982</text:p>
          </table:table-cell>
          <table:table-cell office:value-type="float" office:value="72.255056142807" calcext:value-type="float">
            <text:p>72.255056142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2" calcext:value-type="float">
            <text:p>722</text:p>
          </table:table-cell>
          <table:table-cell office:value-type="float" office:value="1.01826786994934" calcext:value-type="float">
            <text:p>1.01826786994934</text:p>
          </table:table-cell>
          <table:table-cell table:formula="of:=[.C724]+[.A724]" office:value-type="float" office:value="72.5659925937652" calcext:value-type="float">
            <text:p>72.56599259376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3" calcext:value-type="float">
            <text:p>723</text:p>
          </table:table-cell>
          <table:table-cell office:value-type="float" office:value="0.441791772842407" calcext:value-type="float">
            <text:p>0.441791772842407</text:p>
          </table:table-cell>
          <table:table-cell table:formula="of:=[.C725]+[.A725]" office:value-type="float" office:value="71.9895164966583" calcext:value-type="float">
            <text:p>71.9895164966583</text:p>
          </table:table-cell>
          <table:table-cell office:value-type="float" office:value="0.984886407852173" calcext:value-type="float">
            <text:p>0.984886407852173</text:p>
          </table:table-cell>
          <table:table-cell office:value-type="float" office:value="72.9744029045105" calcext:value-type="float">
            <text:p>72.9744029045105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4" calcext:value-type="float">
            <text:p>724</text:p>
          </table:table-cell>
          <table:table-cell office:value-type="float" office:value="0.362630844116211" calcext:value-type="float">
            <text:p>0.362630844116211</text:p>
          </table:table-cell>
          <table:table-cell table:formula="of:=[.C726]+[.A726]" office:value-type="float" office:value="71.9103555679321" calcext:value-type="float">
            <text:p>71.9103555679321</text:p>
          </table:table-cell>
          <table:table-cell office:value-type="float" office:value="0.545696496963501" calcext:value-type="float">
            <text:p>0.545696496963501</text:p>
          </table:table-cell>
          <table:table-cell office:value-type="float" office:value="72.4560520648956" calcext:value-type="float">
            <text:p>72.45605206489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5" calcext:value-type="float">
            <text:p>725</text:p>
          </table:table-cell>
          <table:table-cell office:value-type="float" office:value="0.386339664459229" calcext:value-type="float">
            <text:p>0.386339664459229</text:p>
          </table:table-cell>
          <table:table-cell table:formula="of:=[.C727]+[.A727]" office:value-type="float" office:value="71.9340643882751" calcext:value-type="float">
            <text:p>71.9340643882751</text:p>
          </table:table-cell>
          <table:table-cell office:value-type="float" office:value="0.782102108001709" calcext:value-type="float">
            <text:p>0.782102108001709</text:p>
          </table:table-cell>
          <table:table-cell office:value-type="float" office:value="72.7161664962768" calcext:value-type="float">
            <text:p>72.716166496276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6" calcext:value-type="float">
            <text:p>726</text:p>
          </table:table-cell>
          <table:table-cell office:value-type="float" office:value="0.397686958312988" calcext:value-type="float">
            <text:p>0.397686958312988</text:p>
          </table:table-cell>
          <table:table-cell table:formula="of:=[.C728]+[.A728]" office:value-type="float" office:value="71.9454116821289" calcext:value-type="float">
            <text:p>71.9454116821289</text:p>
          </table:table-cell>
          <table:table-cell office:value-type="float" office:value="1.00760436058044" calcext:value-type="float">
            <text:p>1.00760436058044</text:p>
          </table:table-cell>
          <table:table-cell office:value-type="float" office:value="72.9530160427093" calcext:value-type="float">
            <text:p>72.953016042709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7" calcext:value-type="float">
            <text:p>727</text:p>
          </table:table-cell>
          <table:table-cell office:value-type="float" office:value="0.494851589202881" calcext:value-type="float">
            <text:p>0.494851589202881</text:p>
          </table:table-cell>
          <table:table-cell table:formula="of:=[.C729]+[.A729]" office:value-type="float" office:value="72.0425763130188" calcext:value-type="float">
            <text:p>72.0425763130188</text:p>
          </table:table-cell>
          <table:table-cell office:value-type="float" office:value="6.73964166641235" calcext:value-type="float">
            <text:p>6.73964166641235</text:p>
          </table:table-cell>
          <table:table-cell office:value-type="float" office:value="78.7822179794311" calcext:value-type="float">
            <text:p>78.782217979431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8" calcext:value-type="float">
            <text:p>728</text:p>
          </table:table-cell>
          <table:table-cell office:value-type="float" office:value="1.32160615921021" calcext:value-type="float">
            <text:p>1.32160615921021</text:p>
          </table:table-cell>
          <table:table-cell table:formula="of:=[.C730]+[.A730]" office:value-type="float" office:value="72.8693308830261" calcext:value-type="float">
            <text:p>72.86933088302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9" calcext:value-type="float">
            <text:p>729</text:p>
          </table:table-cell>
          <table:table-cell office:value-type="float" office:value="0.54846453666687" calcext:value-type="float">
            <text:p>0.54846453666687</text:p>
          </table:table-cell>
          <table:table-cell table:formula="of:=[.C731]+[.A731]" office:value-type="float" office:value="72.0961892604828" calcext:value-type="float">
            <text:p>72.0961892604828</text:p>
          </table:table-cell>
          <table:table-cell office:value-type="float" office:value="1.44060492515564" calcext:value-type="float">
            <text:p>1.44060492515564</text:p>
          </table:table-cell>
          <table:table-cell office:value-type="float" office:value="73.5367941856384" calcext:value-type="float">
            <text:p>73.5367941856384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0" calcext:value-type="float">
            <text:p>730</text:p>
          </table:table-cell>
          <table:table-cell office:value-type="float" office:value="1.05097937583923" calcext:value-type="float">
            <text:p>1.05097937583923</text:p>
          </table:table-cell>
          <table:table-cell table:formula="of:=[.C732]+[.A732]" office:value-type="float" office:value="72.5987040996551" calcext:value-type="float">
            <text:p>72.59870409965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3" calcext:value-type="float">
            <text:p>10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1" calcext:value-type="float">
            <text:p>731</text:p>
          </table:table-cell>
          <table:table-cell office:value-type="float" office:value="0.436145305633545" calcext:value-type="float">
            <text:p>0.436145305633545</text:p>
          </table:table-cell>
          <table:table-cell table:formula="of:=[.C733]+[.A733]" office:value-type="float" office:value="71.9838700294495" calcext:value-type="float">
            <text:p>71.9838700294495</text:p>
          </table:table-cell>
          <table:table-cell office:value-type="float" office:value="1.11994051933289" calcext:value-type="float">
            <text:p>1.11994051933289</text:p>
          </table:table-cell>
          <table:table-cell office:value-type="float" office:value="73.1038105487823" calcext:value-type="float">
            <text:p>73.10381054878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2" calcext:value-type="float">
            <text:p>732</text:p>
          </table:table-cell>
          <table:table-cell office:value-type="float" office:value="0.394281387329102" calcext:value-type="float">
            <text:p>0.394281387329102</text:p>
          </table:table-cell>
          <table:table-cell table:formula="of:=[.C734]+[.A734]" office:value-type="float" office:value="71.942006111145" calcext:value-type="float">
            <text:p>71.942006111145</text:p>
          </table:table-cell>
          <table:table-cell office:value-type="float" office:value="0.698197364807129" calcext:value-type="float">
            <text:p>0.698197364807129</text:p>
          </table:table-cell>
          <table:table-cell office:value-type="float" office:value="72.6402034759521" calcext:value-type="float">
            <text:p>72.640203475952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3" calcext:value-type="float">
            <text:p>733</text:p>
          </table:table-cell>
          <table:table-cell office:value-type="float" office:value="0.340970039367676" calcext:value-type="float">
            <text:p>0.340970039367676</text:p>
          </table:table-cell>
          <table:table-cell table:formula="of:=[.C735]+[.A735]" office:value-type="float" office:value="71.8886947631836" calcext:value-type="float">
            <text:p>71.8886947631836</text:p>
          </table:table-cell>
          <table:table-cell office:value-type="float" office:value="0.492473363876343" calcext:value-type="float">
            <text:p>0.492473363876343</text:p>
          </table:table-cell>
          <table:table-cell office:value-type="float" office:value="72.3811681270599" calcext:value-type="float">
            <text:p>72.38116812705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4" calcext:value-type="float">
            <text:p>734</text:p>
          </table:table-cell>
          <table:table-cell office:value-type="float" office:value="0.354079484939575" calcext:value-type="float">
            <text:p>0.354079484939575</text:p>
          </table:table-cell>
          <table:table-cell table:formula="of:=[.C736]+[.A736]" office:value-type="float" office:value="71.9018042087555" calcext:value-type="float">
            <text:p>71.9018042087555</text:p>
          </table:table-cell>
          <table:table-cell office:value-type="float" office:value="0.552119255065918" calcext:value-type="float">
            <text:p>0.552119255065918</text:p>
          </table:table-cell>
          <table:table-cell office:value-type="float" office:value="72.4539234638214" calcext:value-type="float">
            <text:p>72.45392346382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5" calcext:value-type="float">
            <text:p>735</text:p>
          </table:table-cell>
          <table:table-cell office:value-type="float" office:value="1.00838112831116" calcext:value-type="float">
            <text:p>1.00838112831116</text:p>
          </table:table-cell>
          <table:table-cell table:formula="of:=[.C737]+[.A737]" office:value-type="float" office:value="72.5561058521271" calcext:value-type="float">
            <text:p>72.55610585212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5" calcext:value-type="float">
            <text:p>10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6" calcext:value-type="float">
            <text:p>736</text:p>
          </table:table-cell>
          <table:table-cell office:value-type="float" office:value="0.37074089050293" calcext:value-type="float">
            <text:p>0.37074089050293</text:p>
          </table:table-cell>
          <table:table-cell table:formula="of:=[.C738]+[.A738]" office:value-type="float" office:value="71.9184656143188" calcext:value-type="float">
            <text:p>71.9184656143188</text:p>
          </table:table-cell>
          <table:table-cell office:value-type="float" office:value="0.620741367340088" calcext:value-type="float">
            <text:p>0.620741367340088</text:p>
          </table:table-cell>
          <table:table-cell office:value-type="float" office:value="72.5392069816589" calcext:value-type="float">
            <text:p>72.539206981658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7" calcext:value-type="float">
            <text:p>737</text:p>
          </table:table-cell>
          <table:table-cell office:value-type="float" office:value="0.377422094345093" calcext:value-type="float">
            <text:p>0.377422094345093</text:p>
          </table:table-cell>
          <table:table-cell table:formula="of:=[.C739]+[.A739]" office:value-type="float" office:value="71.925146818161" calcext:value-type="float">
            <text:p>71.925146818161</text:p>
          </table:table-cell>
          <table:table-cell office:value-type="float" office:value="0.722522974014282" calcext:value-type="float">
            <text:p>0.722522974014282</text:p>
          </table:table-cell>
          <table:table-cell office:value-type="float" office:value="72.6476697921753" calcext:value-type="float">
            <text:p>72.647669792175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8" calcext:value-type="float">
            <text:p>738</text:p>
          </table:table-cell>
          <table:table-cell office:value-type="float" office:value="0.384028434753418" calcext:value-type="float">
            <text:p>0.384028434753418</text:p>
          </table:table-cell>
          <table:table-cell table:formula="of:=[.C740]+[.A740]" office:value-type="float" office:value="71.9317531585693" calcext:value-type="float">
            <text:p>71.9317531585693</text:p>
          </table:table-cell>
          <table:table-cell office:value-type="float" office:value="0.663747549057007" calcext:value-type="float">
            <text:p>0.663747549057007</text:p>
          </table:table-cell>
          <table:table-cell office:value-type="float" office:value="72.5955007076263" calcext:value-type="float">
            <text:p>72.59550070762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9" calcext:value-type="float">
            <text:p>739</text:p>
          </table:table-cell>
          <table:table-cell office:value-type="float" office:value="0.359973907470703" calcext:value-type="float">
            <text:p>0.359973907470703</text:p>
          </table:table-cell>
          <table:table-cell table:formula="of:=[.C741]+[.A741]" office:value-type="float" office:value="71.9076986312866" calcext:value-type="float">
            <text:p>71.9076986312866</text:p>
          </table:table-cell>
          <table:table-cell office:value-type="float" office:value="0.631157159805298" calcext:value-type="float">
            <text:p>0.631157159805298</text:p>
          </table:table-cell>
          <table:table-cell office:value-type="float" office:value="72.5388557910919" calcext:value-type="float">
            <text:p>72.53885579109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0" calcext:value-type="float">
            <text:p>740</text:p>
          </table:table-cell>
          <table:table-cell office:value-type="float" office:value="0.493888139724731" calcext:value-type="float">
            <text:p>0.493888139724731</text:p>
          </table:table-cell>
          <table:table-cell table:formula="of:=[.C742]+[.A742]" office:value-type="float" office:value="72.0416128635406" calcext:value-type="float">
            <text:p>72.0416128635406</text:p>
          </table:table-cell>
          <table:table-cell office:value-type="float" office:value="1.39979338645935" calcext:value-type="float">
            <text:p>1.39979338645935</text:p>
          </table:table-cell>
          <table:table-cell office:value-type="float" office:value="73.44140625" calcext:value-type="float">
            <text:p>73.441406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1" calcext:value-type="float">
            <text:p>741</text:p>
          </table:table-cell>
          <table:table-cell office:value-type="float" office:value="0.369384765625" calcext:value-type="float">
            <text:p>0.369384765625</text:p>
          </table:table-cell>
          <table:table-cell table:formula="of:=[.C743]+[.A743]" office:value-type="float" office:value="71.9171094894409" calcext:value-type="float">
            <text:p>71.9171094894409</text:p>
          </table:table-cell>
          <table:table-cell office:value-type="float" office:value="0.789775371551514" calcext:value-type="float">
            <text:p>0.789775371551514</text:p>
          </table:table-cell>
          <table:table-cell office:value-type="float" office:value="72.7068848609924" calcext:value-type="float">
            <text:p>72.706884860992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2" calcext:value-type="float">
            <text:p>742</text:p>
          </table:table-cell>
          <table:table-cell office:value-type="float" office:value="0.382030487060547" calcext:value-type="float">
            <text:p>0.382030487060547</text:p>
          </table:table-cell>
          <table:table-cell table:formula="of:=[.C744]+[.A744]" office:value-type="float" office:value="71.9297552108765" calcext:value-type="float">
            <text:p>71.9297552108765</text:p>
          </table:table-cell>
          <table:table-cell office:value-type="float" office:value="0.691193103790283" calcext:value-type="float">
            <text:p>0.691193103790283</text:p>
          </table:table-cell>
          <table:table-cell office:value-type="float" office:value="72.6209483146667" calcext:value-type="float">
            <text:p>72.620948314666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3" calcext:value-type="float">
            <text:p>743</text:p>
          </table:table-cell>
          <table:table-cell office:value-type="float" office:value="0.328585386276245" calcext:value-type="float">
            <text:p>0.328585386276245</text:p>
          </table:table-cell>
          <table:table-cell table:formula="of:=[.C745]+[.A745]" office:value-type="float" office:value="71.8763101100922" calcext:value-type="float">
            <text:p>71.8763101100922</text:p>
          </table:table-cell>
          <table:table-cell office:value-type="float" office:value="0.485327005386353" calcext:value-type="float">
            <text:p>0.485327005386353</text:p>
          </table:table-cell>
          <table:table-cell office:value-type="float" office:value="72.3616371154785" calcext:value-type="float">
            <text:p>72.36163711547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4" calcext:value-type="float">
            <text:p>744</text:p>
          </table:table-cell>
          <table:table-cell office:value-type="float" office:value="0.746989011764526" calcext:value-type="float">
            <text:p>0.746989011764526</text:p>
          </table:table-cell>
          <table:table-cell table:formula="of:=[.C746]+[.A746]" office:value-type="float" office:value="72.2947137355804" calcext:value-type="float">
            <text:p>72.2947137355804</text:p>
          </table:table-cell>
          <table:table-cell office:value-type="float" office:value="4.83847570419312" calcext:value-type="float">
            <text:p>4.83847570419312</text:p>
          </table:table-cell>
          <table:table-cell office:value-type="float" office:value="77.1331894397736" calcext:value-type="float">
            <text:p>77.133189439773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5" calcext:value-type="float">
            <text:p>745</text:p>
          </table:table-cell>
          <table:table-cell office:value-type="float" office:value="1.05344152450562" calcext:value-type="float">
            <text:p>1.05344152450562</text:p>
          </table:table-cell>
          <table:table-cell table:formula="of:=[.C747]+[.A747]" office:value-type="float" office:value="72.6011662483215" calcext:value-type="float">
            <text:p>72.60116624832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6" calcext:value-type="float">
            <text:p>746</text:p>
          </table:table-cell>
          <table:table-cell office:value-type="float" office:value="0.475772380828857" calcext:value-type="float">
            <text:p>0.475772380828857</text:p>
          </table:table-cell>
          <table:table-cell table:formula="of:=[.C748]+[.A748]" office:value-type="float" office:value="72.0234971046448" calcext:value-type="float">
            <text:p>72.0234971046448</text:p>
          </table:table-cell>
          <table:table-cell office:value-type="float" office:value="1.71833753585815" calcext:value-type="float">
            <text:p>1.71833753585815</text:p>
          </table:table-cell>
          <table:table-cell office:value-type="float" office:value="73.7418346405029" calcext:value-type="float">
            <text:p>73.7418346405029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7" calcext:value-type="float">
            <text:p>747</text:p>
          </table:table-cell>
          <table:table-cell office:value-type="float" office:value="0.394298076629639" calcext:value-type="float">
            <text:p>0.394298076629639</text:p>
          </table:table-cell>
          <table:table-cell table:formula="of:=[.C749]+[.A749]" office:value-type="float" office:value="71.9420228004455" calcext:value-type="float">
            <text:p>71.9420228004455</text:p>
          </table:table-cell>
          <table:table-cell office:value-type="float" office:value="0.700838804244995" calcext:value-type="float">
            <text:p>0.700838804244995</text:p>
          </table:table-cell>
          <table:table-cell office:value-type="float" office:value="72.6428616046905" calcext:value-type="float">
            <text:p>72.642861604690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8" calcext:value-type="float">
            <text:p>748</text:p>
          </table:table-cell>
          <table:table-cell office:value-type="float" office:value="0.422235727310181" calcext:value-type="float">
            <text:p>0.422235727310181</text:p>
          </table:table-cell>
          <table:table-cell table:formula="of:=[.C750]+[.A750]" office:value-type="float" office:value="71.9699604511261" calcext:value-type="float">
            <text:p>71.9699604511261</text:p>
          </table:table-cell>
          <table:table-cell office:value-type="float" office:value="1.1319751739502" calcext:value-type="float">
            <text:p>1.1319751739502</text:p>
          </table:table-cell>
          <table:table-cell office:value-type="float" office:value="73.1019356250763" calcext:value-type="float">
            <text:p>73.1019356250763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9" calcext:value-type="float">
            <text:p>749</text:p>
          </table:table-cell>
          <table:table-cell office:value-type="float" office:value="0.351738691329956" calcext:value-type="float">
            <text:p>0.351738691329956</text:p>
          </table:table-cell>
          <table:table-cell table:formula="of:=[.C751]+[.A751]" office:value-type="float" office:value="71.8994634151459" calcext:value-type="float">
            <text:p>71.8994634151459</text:p>
          </table:table-cell>
          <table:table-cell office:value-type="float" office:value="0.529719352722168" calcext:value-type="float">
            <text:p>0.529719352722168</text:p>
          </table:table-cell>
          <table:table-cell office:value-type="float" office:value="72.429182767868" calcext:value-type="float">
            <text:p>72.4291827678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0" calcext:value-type="float">
            <text:p>750</text:p>
          </table:table-cell>
          <table:table-cell office:value-type="float" office:value="0.370409965515137" calcext:value-type="float">
            <text:p>0.370409965515137</text:p>
          </table:table-cell>
          <table:table-cell table:formula="of:=[.C752]+[.A752]" office:value-type="float" office:value="71.918134689331" calcext:value-type="float">
            <text:p>71.918134689331</text:p>
          </table:table-cell>
          <table:table-cell office:value-type="float" office:value="0.649697303771973" calcext:value-type="float">
            <text:p>0.649697303771973</text:p>
          </table:table-cell>
          <table:table-cell office:value-type="float" office:value="72.567831993103" calcext:value-type="float">
            <text:p>72.5678319931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1" calcext:value-type="float">
            <text:p>751</text:p>
          </table:table-cell>
          <table:table-cell office:value-type="float" office:value="0.365105152130127" calcext:value-type="float">
            <text:p>0.365105152130127</text:p>
          </table:table-cell>
          <table:table-cell table:formula="of:=[.C753]+[.A753]" office:value-type="float" office:value="71.912829875946" calcext:value-type="float">
            <text:p>71.912829875946</text:p>
          </table:table-cell>
          <table:table-cell office:value-type="float" office:value="0.688757419586182" calcext:value-type="float">
            <text:p>0.688757419586182</text:p>
          </table:table-cell>
          <table:table-cell office:value-type="float" office:value="72.6015872955322" calcext:value-type="float">
            <text:p>72.601587295532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2" calcext:value-type="float">
            <text:p>752</text:p>
          </table:table-cell>
          <table:table-cell office:value-type="float" office:value="0.280712366104126" calcext:value-type="float">
            <text:p>0.280712366104126</text:p>
          </table:table-cell>
          <table:table-cell table:formula="of:=[.C754]+[.A754]" office:value-type="float" office:value="71.82843708992" calcext:value-type="float">
            <text:p>71.82843708992</text:p>
          </table:table-cell>
          <table:table-cell office:value-type="float" office:value="0.437181711196899" calcext:value-type="float">
            <text:p>0.437181711196899</text:p>
          </table:table-cell>
          <table:table-cell office:value-type="float" office:value="72.2656188011169" calcext:value-type="float">
            <text:p>72.2656188011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3" calcext:value-type="float">
            <text:p>753</text:p>
          </table:table-cell>
          <table:table-cell office:value-type="float" office:value="0.375976085662842" calcext:value-type="float">
            <text:p>0.375976085662842</text:p>
          </table:table-cell>
          <table:table-cell table:formula="of:=[.C755]+[.A755]" office:value-type="float" office:value="71.9237008094788" calcext:value-type="float">
            <text:p>71.9237008094788</text:p>
          </table:table-cell>
          <table:table-cell office:value-type="float" office:value="0.680517673492432" calcext:value-type="float">
            <text:p>0.680517673492432</text:p>
          </table:table-cell>
          <table:table-cell office:value-type="float" office:value="72.6042184829712" calcext:value-type="float">
            <text:p>72.604218482971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4" calcext:value-type="float">
            <text:p>754</text:p>
          </table:table-cell>
          <table:table-cell office:value-type="float" office:value="0.264587879180908" calcext:value-type="float">
            <text:p>0.264587879180908</text:p>
          </table:table-cell>
          <table:table-cell table:formula="of:=[.C756]+[.A756]" office:value-type="float" office:value="71.8123126029968" calcext:value-type="float">
            <text:p>71.8123126029968</text:p>
          </table:table-cell>
          <table:table-cell office:value-type="float" office:value="0.436811447143555" calcext:value-type="float">
            <text:p>0.436811447143555</text:p>
          </table:table-cell>
          <table:table-cell office:value-type="float" office:value="72.2491240501404" calcext:value-type="float">
            <text:p>72.249124050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5" calcext:value-type="float">
            <text:p>755</text:p>
          </table:table-cell>
          <table:table-cell office:value-type="float" office:value="0.344632387161255" calcext:value-type="float">
            <text:p>0.344632387161255</text:p>
          </table:table-cell>
          <table:table-cell table:formula="of:=[.C757]+[.A757]" office:value-type="float" office:value="71.8923571109772" calcext:value-type="float">
            <text:p>71.8923571109772</text:p>
          </table:table-cell>
          <table:table-cell office:value-type="float" office:value="0.548639535903931" calcext:value-type="float">
            <text:p>0.548639535903931</text:p>
          </table:table-cell>
          <table:table-cell office:value-type="float" office:value="72.4409966468811" calcext:value-type="float">
            <text:p>72.44099664688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6" calcext:value-type="float">
            <text:p>756</text:p>
          </table:table-cell>
          <table:table-cell office:value-type="float" office:value="0.377646684646606" calcext:value-type="float">
            <text:p>0.377646684646606</text:p>
          </table:table-cell>
          <table:table-cell table:formula="of:=[.C758]+[.A758]" office:value-type="float" office:value="71.9253714084625" calcext:value-type="float">
            <text:p>71.9253714084625</text:p>
          </table:table-cell>
          <table:table-cell office:value-type="float" office:value="0.614460706710815" calcext:value-type="float">
            <text:p>0.614460706710815</text:p>
          </table:table-cell>
          <table:table-cell office:value-type="float" office:value="72.5398321151733" calcext:value-type="float">
            <text:p>72.53983211517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7" calcext:value-type="float">
            <text:p>757</text:p>
          </table:table-cell>
          <table:table-cell office:value-type="float" office:value="0.36682391166687" calcext:value-type="float">
            <text:p>0.36682391166687</text:p>
          </table:table-cell>
          <table:table-cell table:formula="of:=[.C759]+[.A759]" office:value-type="float" office:value="71.9145486354828" calcext:value-type="float">
            <text:p>71.9145486354828</text:p>
          </table:table-cell>
          <table:table-cell office:value-type="float" office:value="0.609747171401978" calcext:value-type="float">
            <text:p>0.609747171401978</text:p>
          </table:table-cell>
          <table:table-cell office:value-type="float" office:value="72.5242958068848" calcext:value-type="float">
            <text:p>72.52429580688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8" calcext:value-type="float">
            <text:p>758</text:p>
          </table:table-cell>
          <table:table-cell office:value-type="float" office:value="0.365043878555298" calcext:value-type="float">
            <text:p>0.365043878555298</text:p>
          </table:table-cell>
          <table:table-cell table:formula="of:=[.C760]+[.A760]" office:value-type="float" office:value="71.9127686023712" calcext:value-type="float">
            <text:p>71.9127686023712</text:p>
          </table:table-cell>
          <table:table-cell office:value-type="float" office:value="0.483799695968628" calcext:value-type="float">
            <text:p>0.483799695968628</text:p>
          </table:table-cell>
          <table:table-cell office:value-type="float" office:value="72.3965682983398" calcext:value-type="float">
            <text:p>72.396568298339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9" calcext:value-type="float">
            <text:p>759</text:p>
          </table:table-cell>
          <table:table-cell office:value-type="float" office:value="0.333903551101685" calcext:value-type="float">
            <text:p>0.333903551101685</text:p>
          </table:table-cell>
          <table:table-cell table:formula="of:=[.C761]+[.A761]" office:value-type="float" office:value="71.8816282749176" calcext:value-type="float">
            <text:p>71.8816282749176</text:p>
          </table:table-cell>
          <table:table-cell office:value-type="float" office:value="0.532953500747681" calcext:value-type="float">
            <text:p>0.532953500747681</text:p>
          </table:table-cell>
          <table:table-cell office:value-type="float" office:value="72.4145817756653" calcext:value-type="float">
            <text:p>72.41458177566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0" calcext:value-type="float">
            <text:p>760</text:p>
          </table:table-cell>
          <table:table-cell office:value-type="float" office:value="0.387642383575439" calcext:value-type="float">
            <text:p>0.387642383575439</text:p>
          </table:table-cell>
          <table:table-cell table:formula="of:=[.C762]+[.A762]" office:value-type="float" office:value="71.9353671073913" calcext:value-type="float">
            <text:p>71.9353671073913</text:p>
          </table:table-cell>
          <table:table-cell office:value-type="float" office:value="0.623831987380981" calcext:value-type="float">
            <text:p>0.623831987380981</text:p>
          </table:table-cell>
          <table:table-cell office:value-type="float" office:value="72.5591990947723" calcext:value-type="float">
            <text:p>72.55919909477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1" calcext:value-type="float">
            <text:p>761</text:p>
          </table:table-cell>
          <table:table-cell office:value-type="float" office:value="0.400492191314697" calcext:value-type="float">
            <text:p>0.400492191314697</text:p>
          </table:table-cell>
          <table:table-cell table:formula="of:=[.C763]+[.A763]" office:value-type="float" office:value="71.9482169151306" calcext:value-type="float">
            <text:p>71.9482169151306</text:p>
          </table:table-cell>
          <table:table-cell office:value-type="float" office:value="0.993171453475952" calcext:value-type="float">
            <text:p>0.993171453475952</text:p>
          </table:table-cell>
          <table:table-cell office:value-type="float" office:value="72.9413883686066" calcext:value-type="float">
            <text:p>72.941388368606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2" calcext:value-type="float">
            <text:p>762</text:p>
          </table:table-cell>
          <table:table-cell office:value-type="float" office:value="0.378142356872559" calcext:value-type="float">
            <text:p>0.378142356872559</text:p>
          </table:table-cell>
          <table:table-cell table:formula="of:=[.C764]+[.A764]" office:value-type="float" office:value="71.9258670806885" calcext:value-type="float">
            <text:p>71.9258670806885</text:p>
          </table:table-cell>
          <table:table-cell office:value-type="float" office:value="0.712321281433106" calcext:value-type="float">
            <text:p>0.712321281433106</text:p>
          </table:table-cell>
          <table:table-cell office:value-type="float" office:value="72.6381883621216" calcext:value-type="float">
            <text:p>72.638188362121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3" calcext:value-type="float">
            <text:p>763</text:p>
          </table:table-cell>
          <table:table-cell office:value-type="float" office:value="0.41454291343689" calcext:value-type="float">
            <text:p>0.41454291343689</text:p>
          </table:table-cell>
          <table:table-cell table:formula="of:=[.C765]+[.A765]" office:value-type="float" office:value="71.9622676372528" calcext:value-type="float">
            <text:p>71.9622676372528</text:p>
          </table:table-cell>
          <table:table-cell office:value-type="float" office:value="0.91610860824585" calcext:value-type="float">
            <text:p>0.91610860824585</text:p>
          </table:table-cell>
          <table:table-cell office:value-type="float" office:value="72.8783762454986" calcext:value-type="float">
            <text:p>72.878376245498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4" calcext:value-type="float">
            <text:p>764</text:p>
          </table:table-cell>
          <table:table-cell office:value-type="float" office:value="0.251345157623291" calcext:value-type="float">
            <text:p>0.251345157623291</text:p>
          </table:table-cell>
          <table:table-cell table:formula="of:=[.C766]+[.A766]" office:value-type="float" office:value="71.7990698814392" calcext:value-type="float">
            <text:p>71.7990698814392</text:p>
          </table:table-cell>
          <table:table-cell office:value-type="float" office:value="0.441023349761963" calcext:value-type="float">
            <text:p>0.441023349761963</text:p>
          </table:table-cell>
          <table:table-cell office:value-type="float" office:value="72.2400932312012" calcext:value-type="float">
            <text:p>72.240093231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5" calcext:value-type="float">
            <text:p>765</text:p>
          </table:table-cell>
          <table:table-cell office:value-type="float" office:value="0.39838719367981" calcext:value-type="float">
            <text:p>0.39838719367981</text:p>
          </table:table-cell>
          <table:table-cell table:formula="of:=[.C767]+[.A767]" office:value-type="float" office:value="71.9461119174957" calcext:value-type="float">
            <text:p>71.9461119174957</text:p>
          </table:table-cell>
          <table:table-cell office:value-type="float" office:value="0.770614147186279" calcext:value-type="float">
            <text:p>0.770614147186279</text:p>
          </table:table-cell>
          <table:table-cell office:value-type="float" office:value="72.716726064682" calcext:value-type="float">
            <text:p>72.7167260646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6" calcext:value-type="float">
            <text:p>766</text:p>
          </table:table-cell>
          <table:table-cell office:value-type="float" office:value="0.3565354347229" calcext:value-type="float">
            <text:p>0.3565354347229</text:p>
          </table:table-cell>
          <table:table-cell table:formula="of:=[.C768]+[.A768]" office:value-type="float" office:value="71.9042601585388" calcext:value-type="float">
            <text:p>71.9042601585388</text:p>
          </table:table-cell>
          <table:table-cell office:value-type="float" office:value="0.621067047119141" calcext:value-type="float">
            <text:p>0.621067047119141</text:p>
          </table:table-cell>
          <table:table-cell office:value-type="float" office:value="72.5253272056579" calcext:value-type="float">
            <text:p>72.525327205657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7" calcext:value-type="float">
            <text:p>767</text:p>
          </table:table-cell>
          <table:table-cell office:value-type="float" office:value="1.07967758178711" calcext:value-type="float">
            <text:p>1.07967758178711</text:p>
          </table:table-cell>
          <table:table-cell table:formula="of:=[.C769]+[.A769]" office:value-type="float" office:value="72.627402305603" calcext:value-type="float">
            <text:p>72.6274023056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8" calcext:value-type="float">
            <text:p>768</text:p>
          </table:table-cell>
          <table:table-cell office:value-type="float" office:value="0.369133949279785" calcext:value-type="float">
            <text:p>0.369133949279785</text:p>
          </table:table-cell>
          <table:table-cell table:formula="of:=[.C770]+[.A770]" office:value-type="float" office:value="71.9168586730957" calcext:value-type="float">
            <text:p>71.9168586730957</text:p>
          </table:table-cell>
          <table:table-cell office:value-type="float" office:value="0.60970950126648" calcext:value-type="float">
            <text:p>0.60970950126648</text:p>
          </table:table-cell>
          <table:table-cell office:value-type="float" office:value="72.5265681743622" calcext:value-type="float">
            <text:p>72.52656817436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9" calcext:value-type="float">
            <text:p>769</text:p>
          </table:table-cell>
          <table:table-cell office:value-type="float" office:value="0.45469069480896" calcext:value-type="float">
            <text:p>0.45469069480896</text:p>
          </table:table-cell>
          <table:table-cell table:formula="of:=[.C771]+[.A771]" office:value-type="float" office:value="72.0024154186249" calcext:value-type="float">
            <text:p>72.0024154186249</text:p>
          </table:table-cell>
          <table:table-cell office:value-type="float" office:value="0.91925048828125" calcext:value-type="float">
            <text:p>0.91925048828125</text:p>
          </table:table-cell>
          <table:table-cell office:value-type="float" office:value="72.9216659069061" calcext:value-type="float">
            <text:p>72.921665906906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0" calcext:value-type="float">
            <text:p>770</text:p>
          </table:table-cell>
          <table:table-cell office:value-type="float" office:value="0.352527856826782" calcext:value-type="float">
            <text:p>0.352527856826782</text:p>
          </table:table-cell>
          <table:table-cell table:formula="of:=[.C772]+[.A772]" office:value-type="float" office:value="71.9002525806427" calcext:value-type="float">
            <text:p>71.9002525806427</text:p>
          </table:table-cell>
          <table:table-cell office:value-type="float" office:value="0.747479915618897" calcext:value-type="float">
            <text:p>0.747479915618897</text:p>
          </table:table-cell>
          <table:table-cell office:value-type="float" office:value="72.6477324962616" calcext:value-type="float">
            <text:p>72.64773249626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1" calcext:value-type="float">
            <text:p>771</text:p>
          </table:table-cell>
          <table:table-cell office:value-type="float" office:value="0.798109531402588" calcext:value-type="float">
            <text:p>0.798109531402588</text:p>
          </table:table-cell>
          <table:table-cell table:formula="of:=[.C773]+[.A773]" office:value-type="float" office:value="72.3458342552185" calcext:value-type="float">
            <text:p>72.34583425521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0" calcext:value-type="float">
            <text:p>7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2" calcext:value-type="float">
            <text:p>772</text:p>
          </table:table-cell>
          <table:table-cell office:value-type="float" office:value="1.64648938179016" calcext:value-type="float">
            <text:p>1.64648938179016</text:p>
          </table:table-cell>
          <table:table-cell table:formula="of:=[.C774]+[.A774]" office:value-type="float" office:value="73.1942141056061" calcext:value-type="float">
            <text:p>73.19421410560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2" calcext:value-type="float">
            <text:p>12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3" calcext:value-type="float">
            <text:p>773</text:p>
          </table:table-cell>
          <table:table-cell office:value-type="float" office:value="0.41916298866272" calcext:value-type="float">
            <text:p>0.41916298866272</text:p>
          </table:table-cell>
          <table:table-cell table:formula="of:=[.C775]+[.A775]" office:value-type="float" office:value="71.9668877124786" calcext:value-type="float">
            <text:p>71.9668877124786</text:p>
          </table:table-cell>
          <table:table-cell office:value-type="float" office:value="0.724532127380371" calcext:value-type="float">
            <text:p>0.724532127380371</text:p>
          </table:table-cell>
          <table:table-cell office:value-type="float" office:value="72.691419839859" calcext:value-type="float">
            <text:p>72.69141983985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4" calcext:value-type="float">
            <text:p>774</text:p>
          </table:table-cell>
          <table:table-cell office:value-type="float" office:value="0.362033367156982" calcext:value-type="float">
            <text:p>0.362033367156982</text:p>
          </table:table-cell>
          <table:table-cell table:formula="of:=[.C776]+[.A776]" office:value-type="float" office:value="71.9097580909729" calcext:value-type="float">
            <text:p>71.9097580909729</text:p>
          </table:table-cell>
          <table:table-cell office:value-type="float" office:value="0.548950433731079" calcext:value-type="float">
            <text:p>0.548950433731079</text:p>
          </table:table-cell>
          <table:table-cell office:value-type="float" office:value="72.458708524704" calcext:value-type="float">
            <text:p>72.4587085247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5" calcext:value-type="float">
            <text:p>775</text:p>
          </table:table-cell>
          <table:table-cell office:value-type="float" office:value="0.553400993347168" calcext:value-type="float">
            <text:p>0.553400993347168</text:p>
          </table:table-cell>
          <table:table-cell table:formula="of:=[.C777]+[.A777]" office:value-type="float" office:value="72.1011257171631" calcext:value-type="float">
            <text:p>72.1011257171631</text:p>
          </table:table-cell>
          <table:table-cell office:value-type="float" office:value="1.75133752822876" calcext:value-type="float">
            <text:p>1.75133752822876</text:p>
          </table:table-cell>
          <table:table-cell office:value-type="float" office:value="73.8524632453918" calcext:value-type="float">
            <text:p>73.852463245391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6" calcext:value-type="float">
            <text:p>776</text:p>
          </table:table-cell>
          <table:table-cell office:value-type="float" office:value="0.494622945785522" calcext:value-type="float">
            <text:p>0.494622945785522</text:p>
          </table:table-cell>
          <table:table-cell table:formula="of:=[.C778]+[.A778]" office:value-type="float" office:value="72.0423476696014" calcext:value-type="float">
            <text:p>72.0423476696014</text:p>
          </table:table-cell>
          <table:table-cell office:value-type="float" office:value="1.73766112327576" calcext:value-type="float">
            <text:p>1.73766112327576</text:p>
          </table:table-cell>
          <table:table-cell office:value-type="float" office:value="73.7800087928772" calcext:value-type="float">
            <text:p>73.7800087928772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7" calcext:value-type="float">
            <text:p>777</text:p>
          </table:table-cell>
          <table:table-cell office:value-type="float" office:value="0.37542200088501" calcext:value-type="float">
            <text:p>0.37542200088501</text:p>
          </table:table-cell>
          <table:table-cell table:formula="of:=[.C779]+[.A779]" office:value-type="float" office:value="71.9231467247009" calcext:value-type="float">
            <text:p>71.9231467247009</text:p>
          </table:table-cell>
          <table:table-cell office:value-type="float" office:value="0.656445503234863" calcext:value-type="float">
            <text:p>0.656445503234863</text:p>
          </table:table-cell>
          <table:table-cell office:value-type="float" office:value="72.5795922279358" calcext:value-type="float">
            <text:p>72.579592227935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8" calcext:value-type="float">
            <text:p>778</text:p>
          </table:table-cell>
          <table:table-cell office:value-type="float" office:value="1.05420184135437" calcext:value-type="float">
            <text:p>1.05420184135437</text:p>
          </table:table-cell>
          <table:table-cell table:formula="of:=[.C780]+[.A780]" office:value-type="float" office:value="72.6019265651703" calcext:value-type="float">
            <text:p>72.60192656517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9" calcext:value-type="float">
            <text:p>779</text:p>
          </table:table-cell>
          <table:table-cell office:value-type="float" office:value="0.368676662445068" calcext:value-type="float">
            <text:p>0.368676662445068</text:p>
          </table:table-cell>
          <table:table-cell table:formula="of:=[.C781]+[.A781]" office:value-type="float" office:value="71.916401386261" calcext:value-type="float">
            <text:p>71.916401386261</text:p>
          </table:table-cell>
          <table:table-cell office:value-type="float" office:value="0.545894145965576" calcext:value-type="float">
            <text:p>0.545894145965576</text:p>
          </table:table-cell>
          <table:table-cell office:value-type="float" office:value="72.4622955322266" calcext:value-type="float">
            <text:p>72.46229553222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0" calcext:value-type="float">
            <text:p>780</text:p>
          </table:table-cell>
          <table:table-cell office:value-type="float" office:value="0.520571231842041" calcext:value-type="float">
            <text:p>0.520571231842041</text:p>
          </table:table-cell>
          <table:table-cell table:formula="of:=[.C782]+[.A782]" office:value-type="float" office:value="72.0682959556579" calcext:value-type="float">
            <text:p>72.0682959556579</text:p>
          </table:table-cell>
          <table:table-cell office:value-type="float" office:value="1.87364435195923" calcext:value-type="float">
            <text:p>1.87364435195923</text:p>
          </table:table-cell>
          <table:table-cell office:value-type="float" office:value="73.9419403076172" calcext:value-type="float">
            <text:p>73.9419403076172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1" calcext:value-type="float">
            <text:p>781</text:p>
          </table:table-cell>
          <table:table-cell office:value-type="float" office:value="0.381556749343872" calcext:value-type="float">
            <text:p>0.381556749343872</text:p>
          </table:table-cell>
          <table:table-cell table:formula="of:=[.C783]+[.A783]" office:value-type="float" office:value="71.9292814731598" calcext:value-type="float">
            <text:p>71.9292814731598</text:p>
          </table:table-cell>
          <table:table-cell office:value-type="float" office:value="0.688153028488159" calcext:value-type="float">
            <text:p>0.688153028488159</text:p>
          </table:table-cell>
          <table:table-cell office:value-type="float" office:value="72.6174345016479" calcext:value-type="float">
            <text:p>72.61743450164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2" calcext:value-type="float">
            <text:p>782</text:p>
          </table:table-cell>
          <table:table-cell office:value-type="float" office:value="0.482610940933228" calcext:value-type="float">
            <text:p>0.482610940933228</text:p>
          </table:table-cell>
          <table:table-cell table:formula="of:=[.C784]+[.A784]" office:value-type="float" office:value="72.0303356647491" calcext:value-type="float">
            <text:p>72.0303356647491</text:p>
          </table:table-cell>
          <table:table-cell office:value-type="float" office:value="1.42866396903992" calcext:value-type="float">
            <text:p>1.42866396903992</text:p>
          </table:table-cell>
          <table:table-cell office:value-type="float" office:value="73.4589996337891" calcext:value-type="float">
            <text:p>73.458999633789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3" calcext:value-type="float">
            <text:p>783</text:p>
          </table:table-cell>
          <table:table-cell office:value-type="float" office:value="0.458969593048096" calcext:value-type="float">
            <text:p>0.458969593048096</text:p>
          </table:table-cell>
          <table:table-cell table:formula="of:=[.C785]+[.A785]" office:value-type="float" office:value="72.006694316864" calcext:value-type="float">
            <text:p>72.006694316864</text:p>
          </table:table-cell>
          <table:table-cell office:value-type="float" office:value="1.66976833343506" calcext:value-type="float">
            <text:p>1.66976833343506</text:p>
          </table:table-cell>
          <table:table-cell office:value-type="float" office:value="73.6764626502991" calcext:value-type="float">
            <text:p>73.676462650299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4" calcext:value-type="float">
            <text:p>784</text:p>
          </table:table-cell>
          <table:table-cell office:value-type="float" office:value="1.08976078033447" calcext:value-type="float">
            <text:p>1.08976078033447</text:p>
          </table:table-cell>
          <table:table-cell table:formula="of:=[.C786]+[.A786]" office:value-type="float" office:value="72.6374855041504" calcext:value-type="float">
            <text:p>72.63748550415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5" calcext:value-type="float">
            <text:p>785</text:p>
          </table:table-cell>
          <table:table-cell office:value-type="float" office:value="0.364959239959717" calcext:value-type="float">
            <text:p>0.364959239959717</text:p>
          </table:table-cell>
          <table:table-cell table:formula="of:=[.C787]+[.A787]" office:value-type="float" office:value="71.9126839637756" calcext:value-type="float">
            <text:p>71.9126839637756</text:p>
          </table:table-cell>
          <table:table-cell office:value-type="float" office:value="0.639095067977905" calcext:value-type="float">
            <text:p>0.639095067977905</text:p>
          </table:table-cell>
          <table:table-cell office:value-type="float" office:value="72.5517790317535" calcext:value-type="float">
            <text:p>72.55177903175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6" calcext:value-type="float">
            <text:p>786</text:p>
          </table:table-cell>
          <table:table-cell office:value-type="float" office:value="0.395101547241211" calcext:value-type="float">
            <text:p>0.395101547241211</text:p>
          </table:table-cell>
          <table:table-cell table:formula="of:=[.C788]+[.A788]" office:value-type="float" office:value="71.9428262710571" calcext:value-type="float">
            <text:p>71.9428262710571</text:p>
          </table:table-cell>
          <table:table-cell office:value-type="float" office:value="0.643441915512085" calcext:value-type="float">
            <text:p>0.643441915512085</text:p>
          </table:table-cell>
          <table:table-cell office:value-type="float" office:value="72.5862681865692" calcext:value-type="float">
            <text:p>72.58626818656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7" calcext:value-type="float">
            <text:p>787</text:p>
          </table:table-cell>
          <table:table-cell office:value-type="float" office:value="0.347306728363037" calcext:value-type="float">
            <text:p>0.347306728363037</text:p>
          </table:table-cell>
          <table:table-cell table:formula="of:=[.C789]+[.A789]" office:value-type="float" office:value="71.8950314521789" calcext:value-type="float">
            <text:p>71.8950314521789</text:p>
          </table:table-cell>
          <table:table-cell office:value-type="float" office:value="0.553085327148438" calcext:value-type="float">
            <text:p>0.553085327148438</text:p>
          </table:table-cell>
          <table:table-cell office:value-type="float" office:value="72.4481167793274" calcext:value-type="float">
            <text:p>72.448116779327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8" calcext:value-type="float">
            <text:p>788</text:p>
          </table:table-cell>
          <table:table-cell office:value-type="float" office:value="0.254292249679565" calcext:value-type="float">
            <text:p>0.254292249679565</text:p>
          </table:table-cell>
          <table:table-cell table:formula="of:=[.C790]+[.A790]" office:value-type="float" office:value="71.8020169734955" calcext:value-type="float">
            <text:p>71.8020169734955</text:p>
          </table:table-cell>
          <table:table-cell office:value-type="float" office:value="0.437124729156494" calcext:value-type="float">
            <text:p>0.437124729156494</text:p>
          </table:table-cell>
          <table:table-cell office:value-type="float" office:value="72.239141702652" calcext:value-type="float">
            <text:p>72.239141702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9" calcext:value-type="float">
            <text:p>789</text:p>
          </table:table-cell>
          <table:table-cell office:value-type="float" office:value="0.397613286972046" calcext:value-type="float">
            <text:p>0.397613286972046</text:p>
          </table:table-cell>
          <table:table-cell table:formula="of:=[.C791]+[.A791]" office:value-type="float" office:value="71.945338010788" calcext:value-type="float">
            <text:p>71.945338010788</text:p>
          </table:table-cell>
          <table:table-cell office:value-type="float" office:value="1.01900005340576" calcext:value-type="float">
            <text:p>1.01900005340576</text:p>
          </table:table-cell>
          <table:table-cell office:value-type="float" office:value="72.9643380641937" calcext:value-type="float">
            <text:p>72.964338064193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0" calcext:value-type="float">
            <text:p>790</text:p>
          </table:table-cell>
          <table:table-cell office:value-type="float" office:value="0.327983856201172" calcext:value-type="float">
            <text:p>0.327983856201172</text:p>
          </table:table-cell>
          <table:table-cell table:formula="of:=[.C792]+[.A792]" office:value-type="float" office:value="71.8757085800171" calcext:value-type="float">
            <text:p>71.8757085800171</text:p>
          </table:table-cell>
          <table:table-cell office:value-type="float" office:value="0.540831327438355" calcext:value-type="float">
            <text:p>0.540831327438355</text:p>
          </table:table-cell>
          <table:table-cell office:value-type="float" office:value="72.4165399074554" calcext:value-type="float">
            <text:p>72.41653990745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1" calcext:value-type="float">
            <text:p>791</text:p>
          </table:table-cell>
          <table:table-cell office:value-type="float" office:value="0.355134963989258" calcext:value-type="float">
            <text:p>0.355134963989258</text:p>
          </table:table-cell>
          <table:table-cell table:formula="of:=[.C793]+[.A793]" office:value-type="float" office:value="71.9028596878052" calcext:value-type="float">
            <text:p>71.9028596878052</text:p>
          </table:table-cell>
          <table:table-cell office:value-type="float" office:value="0.595117330551148" calcext:value-type="float">
            <text:p>0.595117330551148</text:p>
          </table:table-cell>
          <table:table-cell office:value-type="float" office:value="72.4979770183563" calcext:value-type="float">
            <text:p>72.497977018356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2" calcext:value-type="float">
            <text:p>792</text:p>
          </table:table-cell>
          <table:table-cell office:value-type="float" office:value="1.53801870346069" calcext:value-type="float">
            <text:p>1.53801870346069</text:p>
          </table:table-cell>
          <table:table-cell table:formula="of:=[.C794]+[.A794]" office:value-type="float" office:value="73.0857434272766" calcext:value-type="float">
            <text:p>73.08574342727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5" calcext:value-type="float">
            <text:p>10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3" calcext:value-type="float">
            <text:p>793</text:p>
          </table:table-cell>
          <table:table-cell office:value-type="float" office:value="0.492326021194458" calcext:value-type="float">
            <text:p>0.492326021194458</text:p>
          </table:table-cell>
          <table:table-cell table:formula="of:=[.C795]+[.A795]" office:value-type="float" office:value="72.0400507450104" calcext:value-type="float">
            <text:p>72.0400507450104</text:p>
          </table:table-cell>
          <table:table-cell office:value-type="float" office:value="1.8669650554657" calcext:value-type="float">
            <text:p>1.8669650554657</text:p>
          </table:table-cell>
          <table:table-cell office:value-type="float" office:value="73.9070158004761" calcext:value-type="float">
            <text:p>73.907015800476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4" calcext:value-type="float">
            <text:p>794</text:p>
          </table:table-cell>
          <table:table-cell office:value-type="float" office:value="3.21918153762817" calcext:value-type="float">
            <text:p>3.21918153762817</text:p>
          </table:table-cell>
          <table:table-cell table:formula="of:=[.C796]+[.A796]" office:value-type="float" office:value="74.7669062614441" calcext:value-type="float">
            <text:p>74.7669062614441</text:p>
          </table:table-cell>
          <table:table-cell office:value-type="float" office:value="2.38858032226563" calcext:value-type="float">
            <text:p>2.38858032226563</text:p>
          </table:table-cell>
          <table:table-cell office:value-type="float" office:value="77.1554865837097" calcext:value-type="float">
            <text:p>77.155486583709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5" calcext:value-type="float">
            <text:p>795</text:p>
          </table:table-cell>
          <table:table-cell office:value-type="float" office:value="0.381913900375366" calcext:value-type="float">
            <text:p>0.381913900375366</text:p>
          </table:table-cell>
          <table:table-cell table:formula="of:=[.C797]+[.A797]" office:value-type="float" office:value="71.9296386241913" calcext:value-type="float">
            <text:p>71.9296386241913</text:p>
          </table:table-cell>
          <table:table-cell office:value-type="float" office:value="0.671789407730103" calcext:value-type="float">
            <text:p>0.671789407730103</text:p>
          </table:table-cell>
          <table:table-cell office:value-type="float" office:value="72.6014280319214" calcext:value-type="float">
            <text:p>72.60142803192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6" calcext:value-type="float">
            <text:p>796</text:p>
          </table:table-cell>
          <table:table-cell office:value-type="float" office:value="0.372055053710938" calcext:value-type="float">
            <text:p>0.372055053710938</text:p>
          </table:table-cell>
          <table:table-cell table:formula="of:=[.C798]+[.A798]" office:value-type="float" office:value="71.9197797775268" calcext:value-type="float">
            <text:p>71.9197797775268</text:p>
          </table:table-cell>
          <table:table-cell office:value-type="float" office:value="0.692878246307373" calcext:value-type="float">
            <text:p>0.692878246307373</text:p>
          </table:table-cell>
          <table:table-cell office:value-type="float" office:value="72.6126580238342" calcext:value-type="float">
            <text:p>72.61265802383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7" calcext:value-type="float">
            <text:p>797</text:p>
          </table:table-cell>
          <table:table-cell office:value-type="float" office:value="0.38796329498291" calcext:value-type="float">
            <text:p>0.38796329498291</text:p>
          </table:table-cell>
          <table:table-cell table:formula="of:=[.C799]+[.A799]" office:value-type="float" office:value="71.9356880187988" calcext:value-type="float">
            <text:p>71.9356880187988</text:p>
          </table:table-cell>
          <table:table-cell office:value-type="float" office:value="0.973935604095459" calcext:value-type="float">
            <text:p>0.973935604095459</text:p>
          </table:table-cell>
          <table:table-cell office:value-type="float" office:value="72.9096236228943" calcext:value-type="float">
            <text:p>72.909623622894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8" calcext:value-type="float">
            <text:p>798</text:p>
          </table:table-cell>
          <table:table-cell office:value-type="float" office:value="0.383317708969116" calcext:value-type="float">
            <text:p>0.383317708969116</text:p>
          </table:table-cell>
          <table:table-cell table:formula="of:=[.C800]+[.A800]" office:value-type="float" office:value="71.931042432785" calcext:value-type="float">
            <text:p>71.931042432785</text:p>
          </table:table-cell>
          <table:table-cell office:value-type="float" office:value="0.626790046691895" calcext:value-type="float">
            <text:p>0.626790046691895</text:p>
          </table:table-cell>
          <table:table-cell office:value-type="float" office:value="72.5578324794769" calcext:value-type="float">
            <text:p>72.55783247947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9" calcext:value-type="float">
            <text:p>799</text:p>
          </table:table-cell>
          <table:table-cell office:value-type="float" office:value="0.38045334815979" calcext:value-type="float">
            <text:p>0.38045334815979</text:p>
          </table:table-cell>
          <table:table-cell table:formula="of:=[.C801]+[.A801]" office:value-type="float" office:value="71.9281780719757" calcext:value-type="float">
            <text:p>71.9281780719757</text:p>
          </table:table-cell>
          <table:table-cell office:value-type="float" office:value="0.597527265548706" calcext:value-type="float">
            <text:p>0.597527265548706</text:p>
          </table:table-cell>
          <table:table-cell office:value-type="float" office:value="72.5257053375244" calcext:value-type="float">
            <text:p>72.52570533752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0" calcext:value-type="float">
            <text:p>800</text:p>
          </table:table-cell>
          <table:table-cell office:value-type="float" office:value="1.3851056098938" calcext:value-type="float">
            <text:p>1.3851056098938</text:p>
          </table:table-cell>
          <table:table-cell table:formula="of:=[.C802]+[.A802]" office:value-type="float" office:value="72.9328303337097" calcext:value-type="float">
            <text:p>72.9328303337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1" calcext:value-type="float">
            <text:p>801</text:p>
          </table:table-cell>
          <table:table-cell office:value-type="float" office:value="0.467765331268311" calcext:value-type="float">
            <text:p>0.467765331268311</text:p>
          </table:table-cell>
          <table:table-cell table:formula="of:=[.C803]+[.A803]" office:value-type="float" office:value="72.0154900550842" calcext:value-type="float">
            <text:p>72.0154900550842</text:p>
          </table:table-cell>
          <table:table-cell office:value-type="float" office:value="178.454316139221" calcext:value-type="float">
            <text:p>178.454316139221</text:p>
          </table:table-cell>
          <table:table-cell office:value-type="float" office:value="250.469806194305" calcext:value-type="float">
            <text:p>250.469806194305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2" calcext:value-type="float">
            <text:p>802</text:p>
          </table:table-cell>
          <table:table-cell office:value-type="float" office:value="2.35821413993835" calcext:value-type="float">
            <text:p>2.35821413993835</text:p>
          </table:table-cell>
          <table:table-cell table:formula="of:=[.C804]+[.A804]" office:value-type="float" office:value="73.9059388637543" calcext:value-type="float">
            <text:p>73.90593886375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3" calcext:value-type="float">
            <text:p>803</text:p>
          </table:table-cell>
          <table:table-cell office:value-type="float" office:value="1.46544170379639" calcext:value-type="float">
            <text:p>1.46544170379639</text:p>
          </table:table-cell>
          <table:table-cell table:formula="of:=[.C805]+[.A805]" office:value-type="float" office:value="73.0131664276123" calcext:value-type="float">
            <text:p>73.01316642761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4" calcext:value-type="float">
            <text:p>804</text:p>
          </table:table-cell>
          <table:table-cell office:value-type="float" office:value="1.52383804321289" calcext:value-type="float">
            <text:p>1.52383804321289</text:p>
          </table:table-cell>
          <table:table-cell table:formula="of:=[.C806]+[.A806]" office:value-type="float" office:value="73.0715627670288" calcext:value-type="float">
            <text:p>73.07156276702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5" calcext:value-type="float">
            <text:p>805</text:p>
          </table:table-cell>
          <table:table-cell office:value-type="float" office:value="0.39175271987915" calcext:value-type="float">
            <text:p>0.39175271987915</text:p>
          </table:table-cell>
          <table:table-cell table:formula="of:=[.C807]+[.A807]" office:value-type="float" office:value="71.9394774436951" calcext:value-type="float">
            <text:p>71.9394774436951</text:p>
          </table:table-cell>
          <table:table-cell office:value-type="float" office:value="0.828057289123535" calcext:value-type="float">
            <text:p>0.828057289123535</text:p>
          </table:table-cell>
          <table:table-cell office:value-type="float" office:value="72.7675347328186" calcext:value-type="float">
            <text:p>72.767534732818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6" calcext:value-type="float">
            <text:p>806</text:p>
          </table:table-cell>
          <table:table-cell office:value-type="float" office:value="1.83791303634644" calcext:value-type="float">
            <text:p>1.83791303634644</text:p>
          </table:table-cell>
          <table:table-cell table:formula="of:=[.C808]+[.A808]" office:value-type="float" office:value="73.3856377601623" calcext:value-type="float">
            <text:p>73.3856377601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2" calcext:value-type="float">
            <text:p>13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7" calcext:value-type="float">
            <text:p>807</text:p>
          </table:table-cell>
          <table:table-cell office:value-type="float" office:value="0.355610847473145" calcext:value-type="float">
            <text:p>0.355610847473145</text:p>
          </table:table-cell>
          <table:table-cell table:formula="of:=[.C809]+[.A809]" office:value-type="float" office:value="71.9033355712891" calcext:value-type="float">
            <text:p>71.9033355712891</text:p>
          </table:table-cell>
          <table:table-cell office:value-type="float" office:value="0.550668001174927" calcext:value-type="float">
            <text:p>0.550668001174927</text:p>
          </table:table-cell>
          <table:table-cell office:value-type="float" office:value="72.454003572464" calcext:value-type="float">
            <text:p>72.4540035724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8" calcext:value-type="float">
            <text:p>808</text:p>
          </table:table-cell>
          <table:table-cell office:value-type="float" office:value="0.411636114120483" calcext:value-type="float">
            <text:p>0.411636114120483</text:p>
          </table:table-cell>
          <table:table-cell table:formula="of:=[.C810]+[.A810]" office:value-type="float" office:value="71.9593608379364" calcext:value-type="float">
            <text:p>71.9593608379364</text:p>
          </table:table-cell>
          <table:table-cell office:value-type="float" office:value="0.882070779800415" calcext:value-type="float">
            <text:p>0.882070779800415</text:p>
          </table:table-cell>
          <table:table-cell office:value-type="float" office:value="72.8414316177368" calcext:value-type="float">
            <text:p>72.841431617736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9" calcext:value-type="float">
            <text:p>809</text:p>
          </table:table-cell>
          <table:table-cell office:value-type="float" office:value="0.353498220443726" calcext:value-type="float">
            <text:p>0.353498220443726</text:p>
          </table:table-cell>
          <table:table-cell table:formula="of:=[.C811]+[.A811]" office:value-type="float" office:value="71.9012229442596" calcext:value-type="float">
            <text:p>71.9012229442596</text:p>
          </table:table-cell>
          <table:table-cell office:value-type="float" office:value="0.540850400924683" calcext:value-type="float">
            <text:p>0.540850400924683</text:p>
          </table:table-cell>
          <table:table-cell office:value-type="float" office:value="72.4420733451843" calcext:value-type="float">
            <text:p>72.44207334518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0" calcext:value-type="float">
            <text:p>810</text:p>
          </table:table-cell>
          <table:table-cell office:value-type="float" office:value="0.890715837478638" calcext:value-type="float">
            <text:p>0.890715837478638</text:p>
          </table:table-cell>
          <table:table-cell table:formula="of:=[.C812]+[.A812]" office:value-type="float" office:value="72.4384405612945" calcext:value-type="float">
            <text:p>72.43844056129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2" calcext:value-type="float">
            <text:p>7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1" calcext:value-type="float">
            <text:p>811</text:p>
          </table:table-cell>
          <table:table-cell office:value-type="float" office:value="0.271580696105957" calcext:value-type="float">
            <text:p>0.271580696105957</text:p>
          </table:table-cell>
          <table:table-cell table:formula="of:=[.C813]+[.A813]" office:value-type="float" office:value="71.8193054199219" calcext:value-type="float">
            <text:p>71.8193054199219</text:p>
          </table:table-cell>
          <table:table-cell office:value-type="float" office:value="0.44589638710022" calcext:value-type="float">
            <text:p>0.44589638710022</text:p>
          </table:table-cell>
          <table:table-cell office:value-type="float" office:value="72.2652018070221" calcext:value-type="float">
            <text:p>72.2652018070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2" calcext:value-type="float">
            <text:p>812</text:p>
          </table:table-cell>
          <table:table-cell office:value-type="float" office:value="0.290266990661621" calcext:value-type="float">
            <text:p>0.290266990661621</text:p>
          </table:table-cell>
          <table:table-cell table:formula="of:=[.C814]+[.A814]" office:value-type="float" office:value="71.8379917144775" calcext:value-type="float">
            <text:p>71.8379917144775</text:p>
          </table:table-cell>
          <table:table-cell office:value-type="float" office:value="0.43398118019104" calcext:value-type="float">
            <text:p>0.43398118019104</text:p>
          </table:table-cell>
          <table:table-cell office:value-type="float" office:value="72.2719728946686" calcext:value-type="float">
            <text:p>72.2719728946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3" calcext:value-type="float">
            <text:p>813</text:p>
          </table:table-cell>
          <table:table-cell office:value-type="float" office:value="0.374993085861206" calcext:value-type="float">
            <text:p>0.374993085861206</text:p>
          </table:table-cell>
          <table:table-cell table:formula="of:=[.C815]+[.A815]" office:value-type="float" office:value="71.9227178096771" calcext:value-type="float">
            <text:p>71.9227178096771</text:p>
          </table:table-cell>
          <table:table-cell office:value-type="float" office:value="0.678430795669556" calcext:value-type="float">
            <text:p>0.678430795669556</text:p>
          </table:table-cell>
          <table:table-cell office:value-type="float" office:value="72.6011486053467" calcext:value-type="float">
            <text:p>72.60114860534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4" calcext:value-type="float">
            <text:p>814</text:p>
          </table:table-cell>
          <table:table-cell office:value-type="float" office:value="0.486084938049316" calcext:value-type="float">
            <text:p>0.486084938049316</text:p>
          </table:table-cell>
          <table:table-cell table:formula="of:=[.C816]+[.A816]" office:value-type="float" office:value="72.0338096618652" calcext:value-type="float">
            <text:p>72.0338096618652</text:p>
          </table:table-cell>
          <table:table-cell office:value-type="float" office:value="2.07035827636719" calcext:value-type="float">
            <text:p>2.07035827636719</text:p>
          </table:table-cell>
          <table:table-cell office:value-type="float" office:value="74.1041679382324" calcext:value-type="float">
            <text:p>74.104167938232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5" calcext:value-type="float">
            <text:p>815</text:p>
          </table:table-cell>
          <table:table-cell office:value-type="float" office:value="0.367343187332153" calcext:value-type="float">
            <text:p>0.367343187332153</text:p>
          </table:table-cell>
          <table:table-cell table:formula="of:=[.C817]+[.A817]" office:value-type="float" office:value="71.9150679111481" calcext:value-type="float">
            <text:p>71.9150679111481</text:p>
          </table:table-cell>
          <table:table-cell office:value-type="float" office:value="0.817989110946655" calcext:value-type="float">
            <text:p>0.817989110946655</text:p>
          </table:table-cell>
          <table:table-cell office:value-type="float" office:value="72.7330570220947" calcext:value-type="float">
            <text:p>72.73305702209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6" calcext:value-type="float">
            <text:p>816</text:p>
          </table:table-cell>
          <table:table-cell office:value-type="float" office:value="0.365583181381226" calcext:value-type="float">
            <text:p>0.365583181381226</text:p>
          </table:table-cell>
          <table:table-cell table:formula="of:=[.C818]+[.A818]" office:value-type="float" office:value="71.9133079051971" calcext:value-type="float">
            <text:p>71.9133079051971</text:p>
          </table:table-cell>
          <table:table-cell office:value-type="float" office:value="0.649932146072388" calcext:value-type="float">
            <text:p>0.649932146072388</text:p>
          </table:table-cell>
          <table:table-cell office:value-type="float" office:value="72.5632400512695" calcext:value-type="float">
            <text:p>72.563240051269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7" calcext:value-type="float">
            <text:p>817</text:p>
          </table:table-cell>
          <table:table-cell office:value-type="float" office:value="0.283546924591064" calcext:value-type="float">
            <text:p>0.283546924591064</text:p>
          </table:table-cell>
          <table:table-cell table:formula="of:=[.C819]+[.A819]" office:value-type="float" office:value="71.831271648407" calcext:value-type="float">
            <text:p>71.831271648407</text:p>
          </table:table-cell>
          <table:table-cell office:value-type="float" office:value="0.444429159164429" calcext:value-type="float">
            <text:p>0.444429159164429</text:p>
          </table:table-cell>
          <table:table-cell office:value-type="float" office:value="72.2757008075714" calcext:value-type="float">
            <text:p>72.275700807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8" calcext:value-type="float">
            <text:p>818</text:p>
          </table:table-cell>
          <table:table-cell office:value-type="float" office:value="0.477049112319946" calcext:value-type="float">
            <text:p>0.477049112319946</text:p>
          </table:table-cell>
          <table:table-cell table:formula="of:=[.C820]+[.A820]" office:value-type="float" office:value="72.0247738361359" calcext:value-type="float">
            <text:p>72.0247738361359</text:p>
          </table:table-cell>
          <table:table-cell office:value-type="float" office:value="1.40268349647522" calcext:value-type="float">
            <text:p>1.40268349647522</text:p>
          </table:table-cell>
          <table:table-cell office:value-type="float" office:value="73.4274573326111" calcext:value-type="float">
            <text:p>73.4274573326111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9" calcext:value-type="float">
            <text:p>819</text:p>
          </table:table-cell>
          <table:table-cell office:value-type="float" office:value="0.393792152404785" calcext:value-type="float">
            <text:p>0.393792152404785</text:p>
          </table:table-cell>
          <table:table-cell table:formula="of:=[.C821]+[.A821]" office:value-type="float" office:value="71.9415168762207" calcext:value-type="float">
            <text:p>71.9415168762207</text:p>
          </table:table-cell>
          <table:table-cell office:value-type="float" office:value="0.728745222091675" calcext:value-type="float">
            <text:p>0.728745222091675</text:p>
          </table:table-cell>
          <table:table-cell office:value-type="float" office:value="72.6702620983124" calcext:value-type="float">
            <text:p>72.67026209831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0" calcext:value-type="float">
            <text:p>820</text:p>
          </table:table-cell>
          <table:table-cell office:value-type="float" office:value="0.394544124603272" calcext:value-type="float">
            <text:p>0.394544124603272</text:p>
          </table:table-cell>
          <table:table-cell table:formula="of:=[.C822]+[.A822]" office:value-type="float" office:value="71.9422688484192" calcext:value-type="float">
            <text:p>71.9422688484192</text:p>
          </table:table-cell>
          <table:table-cell office:value-type="float" office:value="0.777779817581177" calcext:value-type="float">
            <text:p>0.777779817581177</text:p>
          </table:table-cell>
          <table:table-cell office:value-type="float" office:value="72.7200486660004" calcext:value-type="float">
            <text:p>72.720048666000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1" calcext:value-type="float">
            <text:p>821</text:p>
          </table:table-cell>
          <table:table-cell office:value-type="float" office:value="0.345472574234009" calcext:value-type="float">
            <text:p>0.345472574234009</text:p>
          </table:table-cell>
          <table:table-cell table:formula="of:=[.C823]+[.A823]" office:value-type="float" office:value="71.8931972980499" calcext:value-type="float">
            <text:p>71.8931972980499</text:p>
          </table:table-cell>
          <table:table-cell office:value-type="float" office:value="0.543859720230103" calcext:value-type="float">
            <text:p>0.543859720230103</text:p>
          </table:table-cell>
          <table:table-cell office:value-type="float" office:value="72.43705701828" calcext:value-type="float">
            <text:p>72.437057018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2" calcext:value-type="float">
            <text:p>822</text:p>
          </table:table-cell>
          <table:table-cell office:value-type="float" office:value="0.361065149307251" calcext:value-type="float">
            <text:p>0.361065149307251</text:p>
          </table:table-cell>
          <table:table-cell table:formula="of:=[.C824]+[.A824]" office:value-type="float" office:value="71.9087898731232" calcext:value-type="float">
            <text:p>71.9087898731232</text:p>
          </table:table-cell>
          <table:table-cell office:value-type="float" office:value="0.640916585922241" calcext:value-type="float">
            <text:p>0.640916585922241</text:p>
          </table:table-cell>
          <table:table-cell office:value-type="float" office:value="72.5497064590454" calcext:value-type="float">
            <text:p>72.549706459045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3" calcext:value-type="float">
            <text:p>823</text:p>
          </table:table-cell>
          <table:table-cell office:value-type="float" office:value="2.04482483863831" calcext:value-type="float">
            <text:p>2.04482483863831</text:p>
          </table:table-cell>
          <table:table-cell table:formula="of:=[.C825]+[.A825]" office:value-type="float" office:value="73.5925495624542" calcext:value-type="float">
            <text:p>73.59254956245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42" calcext:value-type="float">
            <text:p>16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4" calcext:value-type="float">
            <text:p>824</text:p>
          </table:table-cell>
          <table:table-cell office:value-type="float" office:value="0.292149543762207" calcext:value-type="float">
            <text:p>0.292149543762207</text:p>
          </table:table-cell>
          <table:table-cell table:formula="of:=[.C826]+[.A826]" office:value-type="float" office:value="71.8398742675781" calcext:value-type="float">
            <text:p>71.8398742675781</text:p>
          </table:table-cell>
          <table:table-cell office:value-type="float" office:value="0.443045854568481" calcext:value-type="float">
            <text:p>0.443045854568481</text:p>
          </table:table-cell>
          <table:table-cell office:value-type="float" office:value="72.2829201221466" calcext:value-type="float">
            <text:p>72.2829201221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5" calcext:value-type="float">
            <text:p>825</text:p>
          </table:table-cell>
          <table:table-cell office:value-type="float" office:value="1.25857543945313" calcext:value-type="float">
            <text:p>1.25857543945313</text:p>
          </table:table-cell>
          <table:table-cell table:formula="of:=[.C827]+[.A827]" office:value-type="float" office:value="72.806300163269" calcext:value-type="float">
            <text:p>72.8063001632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6" calcext:value-type="float">
            <text:p>826</text:p>
          </table:table-cell>
          <table:table-cell office:value-type="float" office:value="0.352200984954834" calcext:value-type="float">
            <text:p>0.352200984954834</text:p>
          </table:table-cell>
          <table:table-cell table:formula="of:=[.C828]+[.A828]" office:value-type="float" office:value="71.8999257087707" calcext:value-type="float">
            <text:p>71.8999257087707</text:p>
          </table:table-cell>
          <table:table-cell office:value-type="float" office:value="0.62819242477417" calcext:value-type="float">
            <text:p>0.62819242477417</text:p>
          </table:table-cell>
          <table:table-cell office:value-type="float" office:value="72.5281181335449" calcext:value-type="float">
            <text:p>72.52811813354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7" calcext:value-type="float">
            <text:p>827</text:p>
          </table:table-cell>
          <table:table-cell office:value-type="float" office:value="1.84179449081421" calcext:value-type="float">
            <text:p>1.84179449081421</text:p>
          </table:table-cell>
          <table:table-cell table:formula="of:=[.C829]+[.A829]" office:value-type="float" office:value="73.3895192146301" calcext:value-type="float">
            <text:p>73.38951921463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8" calcext:value-type="float">
            <text:p>828</text:p>
          </table:table-cell>
          <table:table-cell office:value-type="float" office:value="0.405199766159058" calcext:value-type="float">
            <text:p>0.405199766159058</text:p>
          </table:table-cell>
          <table:table-cell table:formula="of:=[.C830]+[.A830]" office:value-type="float" office:value="71.952924489975" calcext:value-type="float">
            <text:p>71.952924489975</text:p>
          </table:table-cell>
          <table:table-cell office:value-type="float" office:value="0.688484191894531" calcext:value-type="float">
            <text:p>0.688484191894531</text:p>
          </table:table-cell>
          <table:table-cell office:value-type="float" office:value="72.6414086818695" calcext:value-type="float">
            <text:p>72.641408681869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9" calcext:value-type="float">
            <text:p>829</text:p>
          </table:table-cell>
          <table:table-cell office:value-type="float" office:value="0.370306015014648" calcext:value-type="float">
            <text:p>0.370306015014648</text:p>
          </table:table-cell>
          <table:table-cell table:formula="of:=[.C831]+[.A831]" office:value-type="float" office:value="71.9180307388306" calcext:value-type="float">
            <text:p>71.9180307388306</text:p>
          </table:table-cell>
          <table:table-cell office:value-type="float" office:value="0.673290014266968" calcext:value-type="float">
            <text:p>0.673290014266968</text:p>
          </table:table-cell>
          <table:table-cell office:value-type="float" office:value="72.5913207530975" calcext:value-type="float">
            <text:p>72.591320753097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0" calcext:value-type="float">
            <text:p>830</text:p>
          </table:table-cell>
          <table:table-cell office:value-type="float" office:value="0.506652355194092" calcext:value-type="float">
            <text:p>0.506652355194092</text:p>
          </table:table-cell>
          <table:table-cell table:formula="of:=[.C832]+[.A832]" office:value-type="float" office:value="72.05437707901" calcext:value-type="float">
            <text:p>72.054377079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1" calcext:value-type="float">
            <text:p>831</text:p>
          </table:table-cell>
          <table:table-cell office:value-type="float" office:value="0.376149415969849" calcext:value-type="float">
            <text:p>0.376149415969849</text:p>
          </table:table-cell>
          <table:table-cell table:formula="of:=[.C833]+[.A833]" office:value-type="float" office:value="71.9238741397858" calcext:value-type="float">
            <text:p>71.9238741397858</text:p>
          </table:table-cell>
          <table:table-cell office:value-type="float" office:value="0.734389066696167" calcext:value-type="float">
            <text:p>0.734389066696167</text:p>
          </table:table-cell>
          <table:table-cell office:value-type="float" office:value="72.6582632064819" calcext:value-type="float">
            <text:p>72.658263206481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2" calcext:value-type="float">
            <text:p>832</text:p>
          </table:table-cell>
          <table:table-cell office:value-type="float" office:value="0.379690408706665" calcext:value-type="float">
            <text:p>0.379690408706665</text:p>
          </table:table-cell>
          <table:table-cell table:formula="of:=[.C834]+[.A834]" office:value-type="float" office:value="71.9274151325226" calcext:value-type="float">
            <text:p>71.9274151325226</text:p>
          </table:table-cell>
          <table:table-cell office:value-type="float" office:value="0.583429574966431" calcext:value-type="float">
            <text:p>0.583429574966431</text:p>
          </table:table-cell>
          <table:table-cell office:value-type="float" office:value="72.510844707489" calcext:value-type="float">
            <text:p>72.5108447074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3" calcext:value-type="float">
            <text:p>833</text:p>
          </table:table-cell>
          <table:table-cell office:value-type="float" office:value="0.425017833709717" calcext:value-type="float">
            <text:p>0.425017833709717</text:p>
          </table:table-cell>
          <table:table-cell table:formula="of:=[.C835]+[.A835]" office:value-type="float" office:value="71.9727425575256" calcext:value-type="float">
            <text:p>71.9727425575256</text:p>
          </table:table-cell>
          <table:table-cell office:value-type="float" office:value="1.05591225624084" calcext:value-type="float">
            <text:p>1.05591225624084</text:p>
          </table:table-cell>
          <table:table-cell office:value-type="float" office:value="73.0286548137665" calcext:value-type="float">
            <text:p>73.028654813766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4" calcext:value-type="float">
            <text:p>834</text:p>
          </table:table-cell>
          <table:table-cell office:value-type="float" office:value="0.367326736450195" calcext:value-type="float">
            <text:p>0.367326736450195</text:p>
          </table:table-cell>
          <table:table-cell table:formula="of:=[.C836]+[.A836]" office:value-type="float" office:value="71.9150514602661" calcext:value-type="float">
            <text:p>71.9150514602661</text:p>
          </table:table-cell>
          <table:table-cell office:value-type="float" office:value="0.70298433303833" calcext:value-type="float">
            <text:p>0.70298433303833</text:p>
          </table:table-cell>
          <table:table-cell office:value-type="float" office:value="72.6180357933044" calcext:value-type="float">
            <text:p>72.618035793304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5" calcext:value-type="float">
            <text:p>835</text:p>
          </table:table-cell>
          <table:table-cell office:value-type="float" office:value="1.91011095046997" calcext:value-type="float">
            <text:p>1.91011095046997</text:p>
          </table:table-cell>
          <table:table-cell table:formula="of:=[.C837]+[.A837]" office:value-type="float" office:value="73.4578356742859" calcext:value-type="float">
            <text:p>73.45783567428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6" calcext:value-type="float">
            <text:p>836</text:p>
          </table:table-cell>
          <table:table-cell office:value-type="float" office:value="0.413635015487671" calcext:value-type="float">
            <text:p>0.413635015487671</text:p>
          </table:table-cell>
          <table:table-cell table:formula="of:=[.C838]+[.A838]" office:value-type="float" office:value="71.9613597393036" calcext:value-type="float">
            <text:p>71.9613597393036</text:p>
          </table:table-cell>
          <table:table-cell office:value-type="float" office:value="0.820048570632935" calcext:value-type="float">
            <text:p>0.820048570632935</text:p>
          </table:table-cell>
          <table:table-cell office:value-type="float" office:value="72.7814083099365" calcext:value-type="float">
            <text:p>72.78140830993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7" calcext:value-type="float">
            <text:p>837</text:p>
          </table:table-cell>
          <table:table-cell office:value-type="float" office:value="1.17123103141785" calcext:value-type="float">
            <text:p>1.17123103141785</text:p>
          </table:table-cell>
          <table:table-cell table:formula="of:=[.C839]+[.A839]" office:value-type="float" office:value="72.7189557552338" calcext:value-type="float">
            <text:p>72.71895575523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4" calcext:value-type="float">
            <text:p>10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8" calcext:value-type="float">
            <text:p>838</text:p>
          </table:table-cell>
          <table:table-cell office:value-type="float" office:value="0.491048336029053" calcext:value-type="float">
            <text:p>0.491048336029053</text:p>
          </table:table-cell>
          <table:table-cell table:formula="of:=[.C840]+[.A840]" office:value-type="float" office:value="72.038773059845" calcext:value-type="float">
            <text:p>72.038773059845</text:p>
          </table:table-cell>
          <table:table-cell office:value-type="float" office:value="1.37891221046448" calcext:value-type="float">
            <text:p>1.37891221046448</text:p>
          </table:table-cell>
          <table:table-cell office:value-type="float" office:value="73.4176852703094" calcext:value-type="float">
            <text:p>73.4176852703094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9" calcext:value-type="float">
            <text:p>839</text:p>
          </table:table-cell>
          <table:table-cell office:value-type="float" office:value="0.341589450836182" calcext:value-type="float">
            <text:p>0.341589450836182</text:p>
          </table:table-cell>
          <table:table-cell table:formula="of:=[.C841]+[.A841]" office:value-type="float" office:value="71.8893141746521" calcext:value-type="float">
            <text:p>71.8893141746521</text:p>
          </table:table-cell>
          <table:table-cell office:value-type="float" office:value="0.492750883102417" calcext:value-type="float">
            <text:p>0.492750883102417</text:p>
          </table:table-cell>
          <table:table-cell office:value-type="float" office:value="72.3820650577545" calcext:value-type="float">
            <text:p>72.38206505775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0" calcext:value-type="float">
            <text:p>840</text:p>
          </table:table-cell>
          <table:table-cell office:value-type="float" office:value="0.384737253189087" calcext:value-type="float">
            <text:p>0.384737253189087</text:p>
          </table:table-cell>
          <table:table-cell table:formula="of:=[.C842]+[.A842]" office:value-type="float" office:value="71.932461977005" calcext:value-type="float">
            <text:p>71.932461977005</text:p>
          </table:table-cell>
          <table:table-cell office:value-type="float" office:value="0.890539169311523" calcext:value-type="float">
            <text:p>0.890539169311523</text:p>
          </table:table-cell>
          <table:table-cell office:value-type="float" office:value="72.8230011463165" calcext:value-type="float">
            <text:p>72.823001146316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1" calcext:value-type="float">
            <text:p>841</text:p>
          </table:table-cell>
          <table:table-cell office:value-type="float" office:value="0.343315601348877" calcext:value-type="float">
            <text:p>0.343315601348877</text:p>
          </table:table-cell>
          <table:table-cell table:formula="of:=[.C843]+[.A843]" office:value-type="float" office:value="71.8910403251648" calcext:value-type="float">
            <text:p>71.8910403251648</text:p>
          </table:table-cell>
          <table:table-cell office:value-type="float" office:value="0.530030012130737" calcext:value-type="float">
            <text:p>0.530030012130737</text:p>
          </table:table-cell>
          <table:table-cell office:value-type="float" office:value="72.4210703372955" calcext:value-type="float">
            <text:p>72.42107033729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2" calcext:value-type="float">
            <text:p>842</text:p>
          </table:table-cell>
          <table:table-cell office:value-type="float" office:value="1.36007189750671" calcext:value-type="float">
            <text:p>1.36007189750671</text:p>
          </table:table-cell>
          <table:table-cell table:formula="of:=[.C844]+[.A844]" office:value-type="float" office:value="72.9077966213226" calcext:value-type="float">
            <text:p>72.9077966213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97" calcext:value-type="float">
            <text:p>13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3" calcext:value-type="float">
            <text:p>843</text:p>
          </table:table-cell>
          <table:table-cell office:value-type="float" office:value="0.278947353363037" calcext:value-type="float">
            <text:p>0.278947353363037</text:p>
          </table:table-cell>
          <table:table-cell table:formula="of:=[.C845]+[.A845]" office:value-type="float" office:value="71.8266720771789" calcext:value-type="float">
            <text:p>71.8266720771789</text:p>
          </table:table-cell>
          <table:table-cell office:value-type="float" office:value="0.440192461013794" calcext:value-type="float">
            <text:p>0.440192461013794</text:p>
          </table:table-cell>
          <table:table-cell office:value-type="float" office:value="72.2668645381927" calcext:value-type="float">
            <text:p>72.266864538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4" calcext:value-type="float">
            <text:p>844</text:p>
          </table:table-cell>
          <table:table-cell office:value-type="float" office:value="0.38632607460022" calcext:value-type="float">
            <text:p>0.38632607460022</text:p>
          </table:table-cell>
          <table:table-cell table:formula="of:=[.C846]+[.A846]" office:value-type="float" office:value="71.9340507984161" calcext:value-type="float">
            <text:p>71.9340507984161</text:p>
          </table:table-cell>
          <table:table-cell office:value-type="float" office:value="0.93058180809021" calcext:value-type="float">
            <text:p>0.93058180809021</text:p>
          </table:table-cell>
          <table:table-cell office:value-type="float" office:value="72.8646326065063" calcext:value-type="float">
            <text:p>72.864632606506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5" calcext:value-type="float">
            <text:p>845</text:p>
          </table:table-cell>
          <table:table-cell office:value-type="float" office:value="0.262313604354858" calcext:value-type="float">
            <text:p>0.262313604354858</text:p>
          </table:table-cell>
          <table:table-cell table:formula="of:=[.C847]+[.A847]" office:value-type="float" office:value="71.8100383281708" calcext:value-type="float">
            <text:p>71.8100383281708</text:p>
          </table:table-cell>
          <table:table-cell office:value-type="float" office:value="0.444984436035156" calcext:value-type="float">
            <text:p>0.444984436035156</text:p>
          </table:table-cell>
          <table:table-cell office:value-type="float" office:value="72.2550227642059" calcext:value-type="float">
            <text:p>72.2550227642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6" calcext:value-type="float">
            <text:p>846</text:p>
          </table:table-cell>
          <table:table-cell office:value-type="float" office:value="4.73513197898865" calcext:value-type="float">
            <text:p>4.73513197898865</text:p>
          </table:table-cell>
          <table:table-cell table:formula="of:=[.C848]+[.A848]" office:value-type="float" office:value="76.2828567028046" calcext:value-type="float">
            <text:p>76.28285670280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35" calcext:value-type="float">
            <text:p>15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7" calcext:value-type="float">
            <text:p>847</text:p>
          </table:table-cell>
          <table:table-cell office:value-type="float" office:value="0.404672861099243" calcext:value-type="float">
            <text:p>0.404672861099243</text:p>
          </table:table-cell>
          <table:table-cell table:formula="of:=[.C849]+[.A849]" office:value-type="float" office:value="71.9523975849152" calcext:value-type="float">
            <text:p>71.9523975849152</text:p>
          </table:table-cell>
          <table:table-cell office:value-type="float" office:value="0.590420246124268" calcext:value-type="float">
            <text:p>0.590420246124268</text:p>
          </table:table-cell>
          <table:table-cell office:value-type="float" office:value="72.5428178310394" calcext:value-type="float">
            <text:p>72.54281783103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8" calcext:value-type="float">
            <text:p>848</text:p>
          </table:table-cell>
          <table:table-cell office:value-type="float" office:value="0.364128589630127" calcext:value-type="float">
            <text:p>0.364128589630127</text:p>
          </table:table-cell>
          <table:table-cell table:formula="of:=[.C850]+[.A850]" office:value-type="float" office:value="71.911853313446" calcext:value-type="float">
            <text:p>71.911853313446</text:p>
          </table:table-cell>
          <table:table-cell office:value-type="float" office:value="0.617050886154175" calcext:value-type="float">
            <text:p>0.617050886154175</text:p>
          </table:table-cell>
          <table:table-cell office:value-type="float" office:value="72.5289041996002" calcext:value-type="float">
            <text:p>72.528904199600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9" calcext:value-type="float">
            <text:p>849</text:p>
          </table:table-cell>
          <table:table-cell office:value-type="float" office:value="0.44969654083252" calcext:value-type="float">
            <text:p>0.44969654083252</text:p>
          </table:table-cell>
          <table:table-cell table:formula="of:=[.C851]+[.A851]" office:value-type="float" office:value="71.9974212646484" calcext:value-type="float">
            <text:p>71.9974212646484</text:p>
          </table:table-cell>
          <table:table-cell office:value-type="float" office:value="1.36710095405579" calcext:value-type="float">
            <text:p>1.36710095405579</text:p>
          </table:table-cell>
          <table:table-cell office:value-type="float" office:value="73.3645222187042" calcext:value-type="float">
            <text:p>73.3645222187042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0" calcext:value-type="float">
            <text:p>850</text:p>
          </table:table-cell>
          <table:table-cell office:value-type="float" office:value="0.334565401077271" calcext:value-type="float">
            <text:p>0.334565401077271</text:p>
          </table:table-cell>
          <table:table-cell table:formula="of:=[.C852]+[.A852]" office:value-type="float" office:value="71.8822901248932" calcext:value-type="float">
            <text:p>71.8822901248932</text:p>
          </table:table-cell>
          <table:table-cell office:value-type="float" office:value="0.489757776260376" calcext:value-type="float">
            <text:p>0.489757776260376</text:p>
          </table:table-cell>
          <table:table-cell office:value-type="float" office:value="72.3720479011536" calcext:value-type="float">
            <text:p>72.37204790115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1" calcext:value-type="float">
            <text:p>851</text:p>
          </table:table-cell>
          <table:table-cell office:value-type="float" office:value="0.379876136779785" calcext:value-type="float">
            <text:p>0.379876136779785</text:p>
          </table:table-cell>
          <table:table-cell table:formula="of:=[.C853]+[.A853]" office:value-type="float" office:value="71.9276008605957" calcext:value-type="float">
            <text:p>71.9276008605957</text:p>
          </table:table-cell>
          <table:table-cell office:value-type="float" office:value="0.956277370452881" calcext:value-type="float">
            <text:p>0.956277370452881</text:p>
          </table:table-cell>
          <table:table-cell office:value-type="float" office:value="72.8838782310486" calcext:value-type="float">
            <text:p>72.88387823104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2" calcext:value-type="float">
            <text:p>852</text:p>
          </table:table-cell>
          <table:table-cell office:value-type="float" office:value="0.405370950698853" calcext:value-type="float">
            <text:p>0.405370950698853</text:p>
          </table:table-cell>
          <table:table-cell table:formula="of:=[.C854]+[.A854]" office:value-type="float" office:value="71.9530956745148" calcext:value-type="float">
            <text:p>71.9530956745148</text:p>
          </table:table-cell>
          <table:table-cell office:value-type="float" office:value="1.05239868164063" calcext:value-type="float">
            <text:p>1.05239868164063</text:p>
          </table:table-cell>
          <table:table-cell office:value-type="float" office:value="73.0054943561554" calcext:value-type="float">
            <text:p>73.0054943561554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3" calcext:value-type="float">
            <text:p>853</text:p>
          </table:table-cell>
          <table:table-cell office:value-type="float" office:value="0.367373704910278" calcext:value-type="float">
            <text:p>0.367373704910278</text:p>
          </table:table-cell>
          <table:table-cell table:formula="of:=[.C855]+[.A855]" office:value-type="float" office:value="71.9150984287262" calcext:value-type="float">
            <text:p>71.9150984287262</text:p>
          </table:table-cell>
          <table:table-cell office:value-type="float" office:value="0.626320838928223" calcext:value-type="float">
            <text:p>0.626320838928223</text:p>
          </table:table-cell>
          <table:table-cell office:value-type="float" office:value="72.5414192676544" calcext:value-type="float">
            <text:p>72.541419267654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4" calcext:value-type="float">
            <text:p>854</text:p>
          </table:table-cell>
          <table:table-cell office:value-type="float" office:value="0.408382177352905" calcext:value-type="float">
            <text:p>0.408382177352905</text:p>
          </table:table-cell>
          <table:table-cell table:formula="of:=[.C856]+[.A856]" office:value-type="float" office:value="71.9561069011688" calcext:value-type="float">
            <text:p>71.9561069011688</text:p>
          </table:table-cell>
          <table:table-cell office:value-type="float" office:value="0.909403324127197" calcext:value-type="float">
            <text:p>0.909403324127197</text:p>
          </table:table-cell>
          <table:table-cell office:value-type="float" office:value="72.865510225296" calcext:value-type="float">
            <text:p>72.86551022529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5" calcext:value-type="float">
            <text:p>855</text:p>
          </table:table-cell>
          <table:table-cell office:value-type="float" office:value="0.369735479354858" calcext:value-type="float">
            <text:p>0.369735479354858</text:p>
          </table:table-cell>
          <table:table-cell table:formula="of:=[.C857]+[.A857]" office:value-type="float" office:value="71.9174602031708" calcext:value-type="float">
            <text:p>71.9174602031708</text:p>
          </table:table-cell>
          <table:table-cell office:value-type="float" office:value="0.659215688705444" calcext:value-type="float">
            <text:p>0.659215688705444</text:p>
          </table:table-cell>
          <table:table-cell office:value-type="float" office:value="72.5766758918762" calcext:value-type="float">
            <text:p>72.576675891876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6" calcext:value-type="float">
            <text:p>856</text:p>
          </table:table-cell>
          <table:table-cell office:value-type="float" office:value="1.46683931350708" calcext:value-type="float">
            <text:p>1.46683931350708</text:p>
          </table:table-cell>
          <table:table-cell table:formula="of:=[.C858]+[.A858]" office:value-type="float" office:value="73.014564037323" calcext:value-type="float">
            <text:p>73.014564037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8" calcext:value-type="float">
            <text:p>10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7" calcext:value-type="float">
            <text:p>857</text:p>
          </table:table-cell>
          <table:table-cell office:value-type="float" office:value="0.35232949256897" calcext:value-type="float">
            <text:p>0.35232949256897</text:p>
          </table:table-cell>
          <table:table-cell table:formula="of:=[.C859]+[.A859]" office:value-type="float" office:value="71.9000542163849" calcext:value-type="float">
            <text:p>71.9000542163849</text:p>
          </table:table-cell>
          <table:table-cell office:value-type="float" office:value="0.492667675018311" calcext:value-type="float">
            <text:p>0.492667675018311</text:p>
          </table:table-cell>
          <table:table-cell office:value-type="float" office:value="72.3927218914032" calcext:value-type="float">
            <text:p>72.392721891403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8" calcext:value-type="float">
            <text:p>858</text:p>
          </table:table-cell>
          <table:table-cell office:value-type="float" office:value="0.363044261932373" calcext:value-type="float">
            <text:p>0.363044261932373</text:p>
          </table:table-cell>
          <table:table-cell table:formula="of:=[.C860]+[.A860]" office:value-type="float" office:value="71.9107689857483" calcext:value-type="float">
            <text:p>71.9107689857483</text:p>
          </table:table-cell>
          <table:table-cell office:value-type="float" office:value="0.594557046890259" calcext:value-type="float">
            <text:p>0.594557046890259</text:p>
          </table:table-cell>
          <table:table-cell office:value-type="float" office:value="72.5053260326385" calcext:value-type="float">
            <text:p>72.505326032638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9" calcext:value-type="float">
            <text:p>859</text:p>
          </table:table-cell>
          <table:table-cell office:value-type="float" office:value="0.347770690917969" calcext:value-type="float">
            <text:p>0.347770690917969</text:p>
          </table:table-cell>
          <table:table-cell table:formula="of:=[.C861]+[.A861]" office:value-type="float" office:value="71.8954954147339" calcext:value-type="float">
            <text:p>71.8954954147339</text:p>
          </table:table-cell>
          <table:table-cell office:value-type="float" office:value="0.602715015411377" calcext:value-type="float">
            <text:p>0.602715015411377</text:p>
          </table:table-cell>
          <table:table-cell office:value-type="float" office:value="72.4982104301453" calcext:value-type="float">
            <text:p>72.49821043014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0" calcext:value-type="float">
            <text:p>860</text:p>
          </table:table-cell>
          <table:table-cell office:value-type="float" office:value="0.277978420257568" calcext:value-type="float">
            <text:p>0.277978420257568</text:p>
          </table:table-cell>
          <table:table-cell table:formula="of:=[.C862]+[.A862]" office:value-type="float" office:value="71.8257031440735" calcext:value-type="float">
            <text:p>71.8257031440735</text:p>
          </table:table-cell>
          <table:table-cell office:value-type="float" office:value="0.426119089126587" calcext:value-type="float">
            <text:p>0.426119089126587</text:p>
          </table:table-cell>
          <table:table-cell office:value-type="float" office:value="72.2518222332001" calcext:value-type="float">
            <text:p>72.2518222332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1" calcext:value-type="float">
            <text:p>861</text:p>
          </table:table-cell>
          <table:table-cell office:value-type="float" office:value="0.388589382171631" calcext:value-type="float">
            <text:p>0.388589382171631</text:p>
          </table:table-cell>
          <table:table-cell table:formula="of:=[.C863]+[.A863]" office:value-type="float" office:value="71.9363141059875" calcext:value-type="float">
            <text:p>71.9363141059875</text:p>
          </table:table-cell>
          <table:table-cell office:value-type="float" office:value="0.612173795700073" calcext:value-type="float">
            <text:p>0.612173795700073</text:p>
          </table:table-cell>
          <table:table-cell office:value-type="float" office:value="72.5484879016876" calcext:value-type="float">
            <text:p>72.54848790168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2" calcext:value-type="float">
            <text:p>862</text:p>
          </table:table-cell>
          <table:table-cell office:value-type="float" office:value="1.09118676185608" calcext:value-type="float">
            <text:p>1.09118676185608</text:p>
          </table:table-cell>
          <table:table-cell table:formula="of:=[.C864]+[.A864]" office:value-type="float" office:value="72.638911485672" calcext:value-type="float">
            <text:p>72.6389114856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8" calcext:value-type="float">
            <text:p>8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3" calcext:value-type="float">
            <text:p>863</text:p>
          </table:table-cell>
          <table:table-cell office:value-type="float" office:value="0.275221347808838" calcext:value-type="float">
            <text:p>0.275221347808838</text:p>
          </table:table-cell>
          <table:table-cell table:formula="of:=[.C865]+[.A865]" office:value-type="float" office:value="71.8229460716247" calcext:value-type="float">
            <text:p>71.8229460716247</text:p>
          </table:table-cell>
          <table:table-cell office:value-type="float" office:value="0.438165187835693" calcext:value-type="float">
            <text:p>0.438165187835693</text:p>
          </table:table-cell>
          <table:table-cell office:value-type="float" office:value="72.2611112594604" calcext:value-type="float">
            <text:p>72.2611112594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4" calcext:value-type="float">
            <text:p>864</text:p>
          </table:table-cell>
          <table:table-cell office:value-type="float" office:value="0.325843811035156" calcext:value-type="float">
            <text:p>0.325843811035156</text:p>
          </table:table-cell>
          <table:table-cell table:formula="of:=[.C866]+[.A866]" office:value-type="float" office:value="71.8735685348511" calcext:value-type="float">
            <text:p>71.8735685348511</text:p>
          </table:table-cell>
          <table:table-cell office:value-type="float" office:value="0.475172281265259" calcext:value-type="float">
            <text:p>0.475172281265259</text:p>
          </table:table-cell>
          <table:table-cell office:value-type="float" office:value="72.3487408161163" calcext:value-type="float">
            <text:p>72.34874081611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5" calcext:value-type="float">
            <text:p>865</text:p>
          </table:table-cell>
          <table:table-cell office:value-type="float" office:value="0.409415006637573" calcext:value-type="float">
            <text:p>0.409415006637573</text:p>
          </table:table-cell>
          <table:table-cell table:formula="of:=[.C867]+[.A867]" office:value-type="float" office:value="71.9571397304535" calcext:value-type="float">
            <text:p>71.9571397304535</text:p>
          </table:table-cell>
          <table:table-cell office:value-type="float" office:value="1.12987756729126" calcext:value-type="float">
            <text:p>1.12987756729126</text:p>
          </table:table-cell>
          <table:table-cell office:value-type="float" office:value="73.0870172977447" calcext:value-type="float">
            <text:p>73.087017297744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6" calcext:value-type="float">
            <text:p>866</text:p>
          </table:table-cell>
          <table:table-cell office:value-type="float" office:value="0.345440149307251" calcext:value-type="float">
            <text:p>0.345440149307251</text:p>
          </table:table-cell>
          <table:table-cell table:formula="of:=[.C868]+[.A868]" office:value-type="float" office:value="71.8931648731232" calcext:value-type="float">
            <text:p>71.8931648731232</text:p>
          </table:table-cell>
          <table:table-cell office:value-type="float" office:value="0.679607629776001" calcext:value-type="float">
            <text:p>0.679607629776001</text:p>
          </table:table-cell>
          <table:table-cell office:value-type="float" office:value="72.5727725028992" calcext:value-type="float">
            <text:p>72.572772502899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7" calcext:value-type="float">
            <text:p>867</text:p>
          </table:table-cell>
          <table:table-cell office:value-type="float" office:value="0.51242208480835" calcext:value-type="float">
            <text:p>0.51242208480835</text:p>
          </table:table-cell>
          <table:table-cell table:formula="of:=[.C869]+[.A869]" office:value-type="float" office:value="72.0601468086243" calcext:value-type="float">
            <text:p>72.0601468086243</text:p>
          </table:table-cell>
          <table:table-cell office:value-type="float" office:value="202.894377708435" calcext:value-type="float">
            <text:p>202.894377708435</text:p>
          </table:table-cell>
          <table:table-cell office:value-type="float" office:value="274.954524517059" calcext:value-type="float">
            <text:p>274.954524517059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8" calcext:value-type="float">
            <text:p>868</text:p>
          </table:table-cell>
          <table:table-cell office:value-type="float" office:value="0.396900415420532" calcext:value-type="float">
            <text:p>0.396900415420532</text:p>
          </table:table-cell>
          <table:table-cell table:formula="of:=[.C870]+[.A870]" office:value-type="float" office:value="71.9446251392364" calcext:value-type="float">
            <text:p>71.9446251392364</text:p>
          </table:table-cell>
          <table:table-cell office:value-type="float" office:value="0.827779293060303" calcext:value-type="float">
            <text:p>0.827779293060303</text:p>
          </table:table-cell>
          <table:table-cell office:value-type="float" office:value="72.7724044322967" calcext:value-type="float">
            <text:p>72.77240443229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9" calcext:value-type="float">
            <text:p>869</text:p>
          </table:table-cell>
          <table:table-cell office:value-type="float" office:value="0.570024967193604" calcext:value-type="float">
            <text:p>0.570024967193604</text:p>
          </table:table-cell>
          <table:table-cell table:formula="of:=[.C871]+[.A871]" office:value-type="float" office:value="72.1177496910095" calcext:value-type="float">
            <text:p>72.1177496910095</text:p>
          </table:table-cell>
          <table:table-cell office:value-type="float" office:value="2.79663443565369" calcext:value-type="float">
            <text:p>2.79663443565369</text:p>
          </table:table-cell>
          <table:table-cell office:value-type="float" office:value="74.9143841266632" calcext:value-type="float">
            <text:p>74.9143841266632</text:p>
          </table:table-cell>
          <table:table-cell office:value-type="float" office:value="279" calcext:value-type="float">
            <text:p>27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0" calcext:value-type="float">
            <text:p>870</text:p>
          </table:table-cell>
          <table:table-cell office:value-type="float" office:value="1.09511017799377" calcext:value-type="float">
            <text:p>1.09511017799377</text:p>
          </table:table-cell>
          <table:table-cell table:formula="of:=[.C872]+[.A872]" office:value-type="float" office:value="72.6428349018097" calcext:value-type="float">
            <text:p>72.6428349018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6" calcext:value-type="float">
            <text:p>105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1" calcext:value-type="float">
            <text:p>871</text:p>
          </table:table-cell>
          <table:table-cell office:value-type="float" office:value="0.378111362457275" calcext:value-type="float">
            <text:p>0.378111362457275</text:p>
          </table:table-cell>
          <table:table-cell table:formula="of:=[.C873]+[.A873]" office:value-type="float" office:value="71.9258360862732" calcext:value-type="float">
            <text:p>71.9258360862732</text:p>
          </table:table-cell>
          <table:table-cell office:value-type="float" office:value="0.700088977813721" calcext:value-type="float">
            <text:p>0.700088977813721</text:p>
          </table:table-cell>
          <table:table-cell office:value-type="float" office:value="72.6259250640869" calcext:value-type="float">
            <text:p>72.625925064086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2" calcext:value-type="float">
            <text:p>872</text:p>
          </table:table-cell>
          <table:table-cell office:value-type="float" office:value="0.38686990737915" calcext:value-type="float">
            <text:p>0.38686990737915</text:p>
          </table:table-cell>
          <table:table-cell table:formula="of:=[.C874]+[.A874]" office:value-type="float" office:value="71.9345946311951" calcext:value-type="float">
            <text:p>71.9345946311951</text:p>
          </table:table-cell>
          <table:table-cell office:value-type="float" office:value="0.730659484863281" calcext:value-type="float">
            <text:p>0.730659484863281</text:p>
          </table:table-cell>
          <table:table-cell office:value-type="float" office:value="72.6652541160583" calcext:value-type="float">
            <text:p>72.665254116058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3" calcext:value-type="float">
            <text:p>873</text:p>
          </table:table-cell>
          <table:table-cell office:value-type="float" office:value="0.263214349746704" calcext:value-type="float">
            <text:p>0.263214349746704</text:p>
          </table:table-cell>
          <table:table-cell table:formula="of:=[.C875]+[.A875]" office:value-type="float" office:value="71.8109390735626" calcext:value-type="float">
            <text:p>71.8109390735626</text:p>
          </table:table-cell>
          <table:table-cell office:value-type="float" office:value="0.433470010757446" calcext:value-type="float">
            <text:p>0.433470010757446</text:p>
          </table:table-cell>
          <table:table-cell office:value-type="float" office:value="72.2444090843201" calcext:value-type="float">
            <text:p>72.2444090843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4" calcext:value-type="float">
            <text:p>874</text:p>
          </table:table-cell>
          <table:table-cell office:value-type="float" office:value="0.372681617736816" calcext:value-type="float">
            <text:p>0.372681617736816</text:p>
          </table:table-cell>
          <table:table-cell table:formula="of:=[.C876]+[.A876]" office:value-type="float" office:value="71.9204063415527" calcext:value-type="float">
            <text:p>71.9204063415527</text:p>
          </table:table-cell>
          <table:table-cell office:value-type="float" office:value="0.65386962890625" calcext:value-type="float">
            <text:p>0.65386962890625</text:p>
          </table:table-cell>
          <table:table-cell office:value-type="float" office:value="72.574275970459" calcext:value-type="float">
            <text:p>72.5742759704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5" calcext:value-type="float">
            <text:p>875</text:p>
          </table:table-cell>
          <table:table-cell office:value-type="float" office:value="0.354257106781006" calcext:value-type="float">
            <text:p>0.354257106781006</text:p>
          </table:table-cell>
          <table:table-cell table:formula="of:=[.C877]+[.A877]" office:value-type="float" office:value="71.9019818305969" calcext:value-type="float">
            <text:p>71.9019818305969</text:p>
          </table:table-cell>
          <table:table-cell office:value-type="float" office:value="0.478616714477539" calcext:value-type="float">
            <text:p>0.478616714477539</text:p>
          </table:table-cell>
          <table:table-cell office:value-type="float" office:value="72.3805985450745" calcext:value-type="float">
            <text:p>72.38059854507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6" calcext:value-type="float">
            <text:p>876</text:p>
          </table:table-cell>
          <table:table-cell office:value-type="float" office:value="1.6359429359436" calcext:value-type="float">
            <text:p>1.6359429359436</text:p>
          </table:table-cell>
          <table:table-cell table:formula="of:=[.C878]+[.A878]" office:value-type="float" office:value="73.1836676597595" calcext:value-type="float">
            <text:p>73.18366765975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5" calcext:value-type="float">
            <text:p>14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7" calcext:value-type="float">
            <text:p>877</text:p>
          </table:table-cell>
          <table:table-cell office:value-type="float" office:value="0.442110776901245" calcext:value-type="float">
            <text:p>0.442110776901245</text:p>
          </table:table-cell>
          <table:table-cell table:formula="of:=[.C879]+[.A879]" office:value-type="float" office:value="71.9898355007172" calcext:value-type="float">
            <text:p>71.9898355007172</text:p>
          </table:table-cell>
          <table:table-cell office:value-type="float" office:value="1.36203026771545" calcext:value-type="float">
            <text:p>1.36203026771545</text:p>
          </table:table-cell>
          <table:table-cell office:value-type="float" office:value="73.3518657684326" calcext:value-type="float">
            <text:p>73.3518657684326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8" calcext:value-type="float">
            <text:p>878</text:p>
          </table:table-cell>
          <table:table-cell office:value-type="float" office:value="0.373393535614014" calcext:value-type="float">
            <text:p>0.373393535614014</text:p>
          </table:table-cell>
          <table:table-cell table:formula="of:=[.C880]+[.A880]" office:value-type="float" office:value="71.9211182594299" calcext:value-type="float">
            <text:p>71.9211182594299</text:p>
          </table:table-cell>
          <table:table-cell office:value-type="float" office:value="0.595207691192627" calcext:value-type="float">
            <text:p>0.595207691192627</text:p>
          </table:table-cell>
          <table:table-cell office:value-type="float" office:value="72.5163259506225" calcext:value-type="float">
            <text:p>72.51632595062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9" calcext:value-type="float">
            <text:p>879</text:p>
          </table:table-cell>
          <table:table-cell office:value-type="float" office:value="0.357349395751953" calcext:value-type="float">
            <text:p>0.357349395751953</text:p>
          </table:table-cell>
          <table:table-cell table:formula="of:=[.C881]+[.A881]" office:value-type="float" office:value="71.9050741195679" calcext:value-type="float">
            <text:p>71.9050741195679</text:p>
          </table:table-cell>
          <table:table-cell office:value-type="float" office:value="0.559028387069702" calcext:value-type="float">
            <text:p>0.559028387069702</text:p>
          </table:table-cell>
          <table:table-cell office:value-type="float" office:value="72.4641025066376" calcext:value-type="float">
            <text:p>72.46410250663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0" calcext:value-type="float">
            <text:p>880</text:p>
          </table:table-cell>
          <table:table-cell office:value-type="float" office:value="0.318100929260254" calcext:value-type="float">
            <text:p>0.318100929260254</text:p>
          </table:table-cell>
          <table:table-cell table:formula="of:=[.C882]+[.A882]" office:value-type="float" office:value="71.8658256530762" calcext:value-type="float">
            <text:p>71.8658256530762</text:p>
          </table:table-cell>
          <table:table-cell office:value-type="float" office:value="0.438915967941284" calcext:value-type="float">
            <text:p>0.438915967941284</text:p>
          </table:table-cell>
          <table:table-cell office:value-type="float" office:value="72.3047416210174" calcext:value-type="float">
            <text:p>72.3047416210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1" calcext:value-type="float">
            <text:p>881</text:p>
          </table:table-cell>
          <table:table-cell office:value-type="float" office:value="0.338921546936035" calcext:value-type="float">
            <text:p>0.338921546936035</text:p>
          </table:table-cell>
          <table:table-cell table:formula="of:=[.C883]+[.A883]" office:value-type="float" office:value="71.8866462707519" calcext:value-type="float">
            <text:p>71.8866462707519</text:p>
          </table:table-cell>
          <table:table-cell office:value-type="float" office:value="0.5551598072052" calcext:value-type="float">
            <text:p>0.5551598072052</text:p>
          </table:table-cell>
          <table:table-cell office:value-type="float" office:value="72.4418060779571" calcext:value-type="float">
            <text:p>72.441806077957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2" calcext:value-type="float">
            <text:p>882</text:p>
          </table:table-cell>
          <table:table-cell office:value-type="float" office:value="0.406765937805176" calcext:value-type="float">
            <text:p>0.406765937805176</text:p>
          </table:table-cell>
          <table:table-cell table:formula="of:=[.C884]+[.A884]" office:value-type="float" office:value="71.9544906616211" calcext:value-type="float">
            <text:p>71.9544906616211</text:p>
          </table:table-cell>
          <table:table-cell office:value-type="float" office:value="0.75933837890625" calcext:value-type="float">
            <text:p>0.75933837890625</text:p>
          </table:table-cell>
          <table:table-cell office:value-type="float" office:value="72.7138290405273" calcext:value-type="float">
            <text:p>72.713829040527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3" calcext:value-type="float">
            <text:p>883</text:p>
          </table:table-cell>
          <table:table-cell office:value-type="float" office:value="0.377156257629395" calcext:value-type="float">
            <text:p>0.377156257629395</text:p>
          </table:table-cell>
          <table:table-cell table:formula="of:=[.C885]+[.A885]" office:value-type="float" office:value="71.9248809814453" calcext:value-type="float">
            <text:p>71.9248809814453</text:p>
          </table:table-cell>
          <table:table-cell office:value-type="float" office:value="0.900419235229492" calcext:value-type="float">
            <text:p>0.900419235229492</text:p>
          </table:table-cell>
          <table:table-cell office:value-type="float" office:value="72.8253002166748" calcext:value-type="float">
            <text:p>72.825300216674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4" calcext:value-type="float">
            <text:p>884</text:p>
          </table:table-cell>
          <table:table-cell office:value-type="float" office:value="1.46924638748169" calcext:value-type="float">
            <text:p>1.46924638748169</text:p>
          </table:table-cell>
          <table:table-cell table:formula="of:=[.C886]+[.A886]" office:value-type="float" office:value="73.0169711112976" calcext:value-type="float">
            <text:p>73.0169711112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5" calcext:value-type="float">
            <text:p>885</text:p>
          </table:table-cell>
          <table:table-cell office:value-type="float" office:value="0.352206230163574" calcext:value-type="float">
            <text:p>0.352206230163574</text:p>
          </table:table-cell>
          <table:table-cell table:formula="of:=[.C887]+[.A887]" office:value-type="float" office:value="71.8999309539795" calcext:value-type="float">
            <text:p>71.8999309539795</text:p>
          </table:table-cell>
          <table:table-cell office:value-type="float" office:value="0.536835193634033" calcext:value-type="float">
            <text:p>0.536835193634033</text:p>
          </table:table-cell>
          <table:table-cell office:value-type="float" office:value="72.4367661476135" calcext:value-type="float">
            <text:p>72.43676614761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6" calcext:value-type="float">
            <text:p>886</text:p>
          </table:table-cell>
          <table:table-cell office:value-type="float" office:value="0.590442180633545" calcext:value-type="float">
            <text:p>0.590442180633545</text:p>
          </table:table-cell>
          <table:table-cell table:formula="of:=[.C888]+[.A888]" office:value-type="float" office:value="72.1381669044495" calcext:value-type="float">
            <text:p>72.1381669044495</text:p>
          </table:table-cell>
          <table:table-cell office:value-type="float" office:value="2.0940318107605" calcext:value-type="float">
            <text:p>2.0940318107605</text:p>
          </table:table-cell>
          <table:table-cell office:value-type="float" office:value="74.23219871521" calcext:value-type="float">
            <text:p>74.23219871521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7" calcext:value-type="float">
            <text:p>887</text:p>
          </table:table-cell>
          <table:table-cell office:value-type="float" office:value="0.344884872436523" calcext:value-type="float">
            <text:p>0.344884872436523</text:p>
          </table:table-cell>
          <table:table-cell table:formula="of:=[.C889]+[.A889]" office:value-type="float" office:value="71.8926095962524" calcext:value-type="float">
            <text:p>71.8926095962524</text:p>
          </table:table-cell>
          <table:table-cell office:value-type="float" office:value="0.555516481399536" calcext:value-type="float">
            <text:p>0.555516481399536</text:p>
          </table:table-cell>
          <table:table-cell office:value-type="float" office:value="72.448126077652" calcext:value-type="float">
            <text:p>72.4481260776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8" calcext:value-type="float">
            <text:p>888</text:p>
          </table:table-cell>
          <table:table-cell office:value-type="float" office:value="0.343609571456909" calcext:value-type="float">
            <text:p>0.343609571456909</text:p>
          </table:table-cell>
          <table:table-cell table:formula="of:=[.C890]+[.A890]" office:value-type="float" office:value="71.8913342952728" calcext:value-type="float">
            <text:p>71.8913342952728</text:p>
          </table:table-cell>
          <table:table-cell office:value-type="float" office:value="0.626569509506226" calcext:value-type="float">
            <text:p>0.626569509506226</text:p>
          </table:table-cell>
          <table:table-cell office:value-type="float" office:value="72.517903804779" calcext:value-type="float">
            <text:p>72.51790380477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9" calcext:value-type="float">
            <text:p>889</text:p>
          </table:table-cell>
          <table:table-cell office:value-type="float" office:value="0.670857191085815" calcext:value-type="float">
            <text:p>0.670857191085815</text:p>
          </table:table-cell>
          <table:table-cell table:formula="of:=[.C891]+[.A891]" office:value-type="float" office:value="72.2185819149017" calcext:value-type="float">
            <text:p>72.21858191490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0" calcext:value-type="float">
            <text:p>890</text:p>
          </table:table-cell>
          <table:table-cell office:value-type="float" office:value="0.363468170166016" calcext:value-type="float">
            <text:p>0.363468170166016</text:p>
          </table:table-cell>
          <table:table-cell table:formula="of:=[.C892]+[.A892]" office:value-type="float" office:value="71.9111928939819" calcext:value-type="float">
            <text:p>71.9111928939819</text:p>
          </table:table-cell>
          <table:table-cell office:value-type="float" office:value="0.638177633285523" calcext:value-type="float">
            <text:p>0.638177633285523</text:p>
          </table:table-cell>
          <table:table-cell office:value-type="float" office:value="72.5493705272674" calcext:value-type="float">
            <text:p>72.549370527267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1" calcext:value-type="float">
            <text:p>891</text:p>
          </table:table-cell>
          <table:table-cell office:value-type="float" office:value="0.265655279159546" calcext:value-type="float">
            <text:p>0.265655279159546</text:p>
          </table:table-cell>
          <table:table-cell table:formula="of:=[.C893]+[.A893]" office:value-type="float" office:value="71.8133800029755" calcext:value-type="float">
            <text:p>71.8133800029755</text:p>
          </table:table-cell>
          <table:table-cell office:value-type="float" office:value="0.435835838317871" calcext:value-type="float">
            <text:p>0.435835838317871</text:p>
          </table:table-cell>
          <table:table-cell office:value-type="float" office:value="72.2492158412933" calcext:value-type="float">
            <text:p>72.2492158412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2" calcext:value-type="float">
            <text:p>892</text:p>
          </table:table-cell>
          <table:table-cell office:value-type="float" office:value="0.388315439224243" calcext:value-type="float">
            <text:p>0.388315439224243</text:p>
          </table:table-cell>
          <table:table-cell table:formula="of:=[.C894]+[.A894]" office:value-type="float" office:value="71.9360401630402" calcext:value-type="float">
            <text:p>71.9360401630402</text:p>
          </table:table-cell>
          <table:table-cell office:value-type="float" office:value="0.650537490844727" calcext:value-type="float">
            <text:p>0.650537490844727</text:p>
          </table:table-cell>
          <table:table-cell office:value-type="float" office:value="72.5865776538849" calcext:value-type="float">
            <text:p>72.586577653884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3" calcext:value-type="float">
            <text:p>893</text:p>
          </table:table-cell>
          <table:table-cell office:value-type="float" office:value="0.353848695755005" calcext:value-type="float">
            <text:p>0.353848695755005</text:p>
          </table:table-cell>
          <table:table-cell table:formula="of:=[.C895]+[.A895]" office:value-type="float" office:value="71.9015734195709" calcext:value-type="float">
            <text:p>71.9015734195709</text:p>
          </table:table-cell>
          <table:table-cell office:value-type="float" office:value="0.576316833496094" calcext:value-type="float">
            <text:p>0.576316833496094</text:p>
          </table:table-cell>
          <table:table-cell office:value-type="float" office:value="72.477890253067" calcext:value-type="float">
            <text:p>72.47789025306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4" calcext:value-type="float">
            <text:p>894</text:p>
          </table:table-cell>
          <table:table-cell office:value-type="float" office:value="0.44634222984314" calcext:value-type="float">
            <text:p>0.44634222984314</text:p>
          </table:table-cell>
          <table:table-cell table:formula="of:=[.C896]+[.A896]" office:value-type="float" office:value="71.994066953659" calcext:value-type="float">
            <text:p>71.994066953659</text:p>
          </table:table-cell>
          <table:table-cell office:value-type="float" office:value="1.26417708396912" calcext:value-type="float">
            <text:p>1.26417708396912</text:p>
          </table:table-cell>
          <table:table-cell office:value-type="float" office:value="73.2582440376282" calcext:value-type="float">
            <text:p>73.2582440376282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5" calcext:value-type="float">
            <text:p>895</text:p>
          </table:table-cell>
          <table:table-cell office:value-type="float" office:value="1.25004196166992" calcext:value-type="float">
            <text:p>1.25004196166992</text:p>
          </table:table-cell>
          <table:table-cell table:formula="of:=[.C897]+[.A897]" office:value-type="float" office:value="72.7977666854858" calcext:value-type="float">
            <text:p>72.79776668548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0" calcext:value-type="float">
            <text:p>10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6" calcext:value-type="float">
            <text:p>896</text:p>
          </table:table-cell>
          <table:table-cell office:value-type="float" office:value="0.383723497390747" calcext:value-type="float">
            <text:p>0.383723497390747</text:p>
          </table:table-cell>
          <table:table-cell table:formula="of:=[.C898]+[.A898]" office:value-type="float" office:value="71.9314482212067" calcext:value-type="float">
            <text:p>71.9314482212067</text:p>
          </table:table-cell>
          <table:table-cell office:value-type="float" office:value="0.611483812332153" calcext:value-type="float">
            <text:p>0.611483812332153</text:p>
          </table:table-cell>
          <table:table-cell office:value-type="float" office:value="72.5429320335388" calcext:value-type="float">
            <text:p>72.542932033538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7" calcext:value-type="float">
            <text:p>897</text:p>
          </table:table-cell>
          <table:table-cell office:value-type="float" office:value="0.359930753707886" calcext:value-type="float">
            <text:p>0.359930753707886</text:p>
          </table:table-cell>
          <table:table-cell table:formula="of:=[.C899]+[.A899]" office:value-type="float" office:value="71.9076554775238" calcext:value-type="float">
            <text:p>71.9076554775238</text:p>
          </table:table-cell>
          <table:table-cell office:value-type="float" office:value="0.691945791244507" calcext:value-type="float">
            <text:p>0.691945791244507</text:p>
          </table:table-cell>
          <table:table-cell office:value-type="float" office:value="72.5996012687683" calcext:value-type="float">
            <text:p>72.59960126876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8" calcext:value-type="float">
            <text:p>898</text:p>
          </table:table-cell>
          <table:table-cell office:value-type="float" office:value="0.465390205383301" calcext:value-type="float">
            <text:p>0.465390205383301</text:p>
          </table:table-cell>
          <table:table-cell table:formula="of:=[.C900]+[.A900]" office:value-type="float" office:value="72.0131149291992" calcext:value-type="float">
            <text:p>72.0131149291992</text:p>
          </table:table-cell>
          <table:table-cell office:value-type="float" office:value="0.945878028869629" calcext:value-type="float">
            <text:p>0.945878028869629</text:p>
          </table:table-cell>
          <table:table-cell office:value-type="float" office:value="72.9589929580688" calcext:value-type="float">
            <text:p>72.95899295806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9" calcext:value-type="float">
            <text:p>899</text:p>
          </table:table-cell>
          <table:table-cell office:value-type="float" office:value="0.420806169509888" calcext:value-type="float">
            <text:p>0.420806169509888</text:p>
          </table:table-cell>
          <table:table-cell table:formula="of:=[.C901]+[.A901]" office:value-type="float" office:value="71.9685308933258" calcext:value-type="float">
            <text:p>71.9685308933258</text:p>
          </table:table-cell>
          <table:table-cell office:value-type="float" office:value="0.774822950363159" calcext:value-type="float">
            <text:p>0.774822950363159</text:p>
          </table:table-cell>
          <table:table-cell office:value-type="float" office:value="72.743353843689" calcext:value-type="float">
            <text:p>72.74335384368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0" calcext:value-type="float">
            <text:p>900</text:p>
          </table:table-cell>
          <table:table-cell office:value-type="float" office:value="0.347898244857788" calcext:value-type="float">
            <text:p>0.347898244857788</text:p>
          </table:table-cell>
          <table:table-cell table:formula="of:=[.C902]+[.A902]" office:value-type="float" office:value="71.8956229686737" calcext:value-type="float">
            <text:p>71.8956229686737</text:p>
          </table:table-cell>
          <table:table-cell office:value-type="float" office:value="0.565994262695313" calcext:value-type="float">
            <text:p>0.565994262695313</text:p>
          </table:table-cell>
          <table:table-cell office:value-type="float" office:value="72.461617231369" calcext:value-type="float">
            <text:p>72.4616172313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1" calcext:value-type="float">
            <text:p>901</text:p>
          </table:table-cell>
          <table:table-cell office:value-type="float" office:value="0.282465219497681" calcext:value-type="float">
            <text:p>0.282465219497681</text:p>
          </table:table-cell>
          <table:table-cell table:formula="of:=[.C903]+[.A903]" office:value-type="float" office:value="71.8301899433136" calcext:value-type="float">
            <text:p>71.8301899433136</text:p>
          </table:table-cell>
          <table:table-cell office:value-type="float" office:value="0.434892892837524" calcext:value-type="float">
            <text:p>0.434892892837524</text:p>
          </table:table-cell>
          <table:table-cell office:value-type="float" office:value="72.2650828361511" calcext:value-type="float">
            <text:p>72.2650828361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2" calcext:value-type="float">
            <text:p>902</text:p>
          </table:table-cell>
          <table:table-cell office:value-type="float" office:value="0.35989785194397" calcext:value-type="float">
            <text:p>0.35989785194397</text:p>
          </table:table-cell>
          <table:table-cell table:formula="of:=[.C904]+[.A904]" office:value-type="float" office:value="71.9076225757599" calcext:value-type="float">
            <text:p>71.9076225757599</text:p>
          </table:table-cell>
          <table:table-cell office:value-type="float" office:value="0.544498682022095" calcext:value-type="float">
            <text:p>0.544498682022095</text:p>
          </table:table-cell>
          <table:table-cell office:value-type="float" office:value="72.452121257782" calcext:value-type="float">
            <text:p>72.4521212577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3" calcext:value-type="float">
            <text:p>903</text:p>
          </table:table-cell>
          <table:table-cell office:value-type="float" office:value="0.378466606140137" calcext:value-type="float">
            <text:p>0.378466606140137</text:p>
          </table:table-cell>
          <table:table-cell table:formula="of:=[.C905]+[.A905]" office:value-type="float" office:value="71.926191329956" calcext:value-type="float">
            <text:p>71.926191329956</text:p>
          </table:table-cell>
          <table:table-cell office:value-type="float" office:value="0.672003269195557" calcext:value-type="float">
            <text:p>0.672003269195557</text:p>
          </table:table-cell>
          <table:table-cell office:value-type="float" office:value="72.5981945991516" calcext:value-type="float">
            <text:p>72.598194599151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4" calcext:value-type="float">
            <text:p>904</text:p>
          </table:table-cell>
          <table:table-cell office:value-type="float" office:value="1.22707748413086" calcext:value-type="float">
            <text:p>1.22707748413086</text:p>
          </table:table-cell>
          <table:table-cell table:formula="of:=[.C906]+[.A906]" office:value-type="float" office:value="72.7748022079468" calcext:value-type="float">
            <text:p>72.77480220794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5" calcext:value-type="float">
            <text:p>905</text:p>
          </table:table-cell>
          <table:table-cell office:value-type="float" office:value="0.433489799499512" calcext:value-type="float">
            <text:p>0.433489799499512</text:p>
          </table:table-cell>
          <table:table-cell table:formula="of:=[.C907]+[.A907]" office:value-type="float" office:value="71.9812145233154" calcext:value-type="float">
            <text:p>71.9812145233154</text:p>
          </table:table-cell>
          <table:table-cell office:value-type="float" office:value="1.01525163650513" calcext:value-type="float">
            <text:p>1.01525163650513</text:p>
          </table:table-cell>
          <table:table-cell office:value-type="float" office:value="72.9964661598205" calcext:value-type="float">
            <text:p>72.996466159820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6" calcext:value-type="float">
            <text:p>906</text:p>
          </table:table-cell>
          <table:table-cell office:value-type="float" office:value="0.423006057739258" calcext:value-type="float">
            <text:p>0.423006057739258</text:p>
          </table:table-cell>
          <table:table-cell table:formula="of:=[.C908]+[.A908]" office:value-type="float" office:value="71.9707307815552" calcext:value-type="float">
            <text:p>71.9707307815552</text:p>
          </table:table-cell>
          <table:table-cell office:value-type="float" office:value="1.09392404556274" calcext:value-type="float">
            <text:p>1.09392404556274</text:p>
          </table:table-cell>
          <table:table-cell office:value-type="float" office:value="73.0646548271179" calcext:value-type="float">
            <text:p>73.0646548271179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7" calcext:value-type="float">
            <text:p>907</text:p>
          </table:table-cell>
          <table:table-cell office:value-type="float" office:value="0.343983173370361" calcext:value-type="float">
            <text:p>0.343983173370361</text:p>
          </table:table-cell>
          <table:table-cell table:formula="of:=[.C909]+[.A909]" office:value-type="float" office:value="71.8917078971863" calcext:value-type="float">
            <text:p>71.8917078971863</text:p>
          </table:table-cell>
          <table:table-cell office:value-type="float" office:value="0.536989212036133" calcext:value-type="float">
            <text:p>0.536989212036133</text:p>
          </table:table-cell>
          <table:table-cell office:value-type="float" office:value="72.4286971092224" calcext:value-type="float">
            <text:p>72.42869710922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8" calcext:value-type="float">
            <text:p>908</text:p>
          </table:table-cell>
          <table:table-cell office:value-type="float" office:value="0.395069599151611" calcext:value-type="float">
            <text:p>0.395069599151611</text:p>
          </table:table-cell>
          <table:table-cell table:formula="of:=[.C910]+[.A910]" office:value-type="float" office:value="71.9427943229675" calcext:value-type="float">
            <text:p>71.9427943229675</text:p>
          </table:table-cell>
          <table:table-cell office:value-type="float" office:value="0.682145357131958" calcext:value-type="float">
            <text:p>0.682145357131958</text:p>
          </table:table-cell>
          <table:table-cell office:value-type="float" office:value="72.6249396800995" calcext:value-type="float">
            <text:p>72.624939680099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9" calcext:value-type="float">
            <text:p>909</text:p>
          </table:table-cell>
          <table:table-cell office:value-type="float" office:value="0.61537766456604" calcext:value-type="float">
            <text:p>0.61537766456604</text:p>
          </table:table-cell>
          <table:table-cell table:formula="of:=[.C911]+[.A911]" office:value-type="float" office:value="72.1631023883819" calcext:value-type="float">
            <text:p>72.1631023883819</text:p>
          </table:table-cell>
          <table:table-cell office:value-type="float" office:value="2.28959321975708" calcext:value-type="float">
            <text:p>2.28959321975708</text:p>
          </table:table-cell>
          <table:table-cell office:value-type="float" office:value="74.452695608139" calcext:value-type="float">
            <text:p>74.452695608139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0" calcext:value-type="float">
            <text:p>910</text:p>
          </table:table-cell>
          <table:table-cell office:value-type="float" office:value="0.330646514892578" calcext:value-type="float">
            <text:p>0.330646514892578</text:p>
          </table:table-cell>
          <table:table-cell table:formula="of:=[.C912]+[.A912]" office:value-type="float" office:value="71.8783712387085" calcext:value-type="float">
            <text:p>71.8783712387085</text:p>
          </table:table-cell>
          <table:table-cell office:value-type="float" office:value="0.483423233032227" calcext:value-type="float">
            <text:p>0.483423233032227</text:p>
          </table:table-cell>
          <table:table-cell office:value-type="float" office:value="72.3617944717407" calcext:value-type="float">
            <text:p>72.361794471740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1" calcext:value-type="float">
            <text:p>911</text:p>
          </table:table-cell>
          <table:table-cell office:value-type="float" office:value="0.360422372817993" calcext:value-type="float">
            <text:p>0.360422372817993</text:p>
          </table:table-cell>
          <table:table-cell table:formula="of:=[.C913]+[.A913]" office:value-type="float" office:value="71.9081470966339" calcext:value-type="float">
            <text:p>71.9081470966339</text:p>
          </table:table-cell>
          <table:table-cell office:value-type="float" office:value="0.475402355194092" calcext:value-type="float">
            <text:p>0.475402355194092</text:p>
          </table:table-cell>
          <table:table-cell office:value-type="float" office:value="72.383549451828" calcext:value-type="float">
            <text:p>72.3835494518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2" calcext:value-type="float">
            <text:p>912</text:p>
          </table:table-cell>
          <table:table-cell office:value-type="float" office:value="1.07571935653687" calcext:value-type="float">
            <text:p>1.07571935653687</text:p>
          </table:table-cell>
          <table:table-cell table:formula="of:=[.C914]+[.A914]" office:value-type="float" office:value="72.6234440803528" calcext:value-type="float">
            <text:p>72.62344408035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3" calcext:value-type="float">
            <text:p>913</text:p>
          </table:table-cell>
          <table:table-cell office:value-type="float" office:value="0.414061784744263" calcext:value-type="float">
            <text:p>0.414061784744263</text:p>
          </table:table-cell>
          <table:table-cell table:formula="of:=[.C915]+[.A915]" office:value-type="float" office:value="71.9617865085602" calcext:value-type="float">
            <text:p>71.9617865085602</text:p>
          </table:table-cell>
          <table:table-cell office:value-type="float" office:value="0.868484497070313" calcext:value-type="float">
            <text:p>0.868484497070313</text:p>
          </table:table-cell>
          <table:table-cell office:value-type="float" office:value="72.8302710056305" calcext:value-type="float">
            <text:p>72.830271005630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4" calcext:value-type="float">
            <text:p>914</text:p>
          </table:table-cell>
          <table:table-cell office:value-type="float" office:value="0.909687995910645" calcext:value-type="float">
            <text:p>0.909687995910645</text:p>
          </table:table-cell>
          <table:table-cell table:formula="of:=[.C916]+[.A916]" office:value-type="float" office:value="72.4574127197266" calcext:value-type="float">
            <text:p>72.45741271972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5" calcext:value-type="float">
            <text:p>915</text:p>
          </table:table-cell>
          <table:table-cell office:value-type="float" office:value="0.278180837631226" calcext:value-type="float">
            <text:p>0.278180837631226</text:p>
          </table:table-cell>
          <table:table-cell table:formula="of:=[.C917]+[.A917]" office:value-type="float" office:value="71.8259055614471" calcext:value-type="float">
            <text:p>71.8259055614471</text:p>
          </table:table-cell>
          <table:table-cell office:value-type="float" office:value="0.437069892883301" calcext:value-type="float">
            <text:p>0.437069892883301</text:p>
          </table:table-cell>
          <table:table-cell office:value-type="float" office:value="72.2629754543304" calcext:value-type="float">
            <text:p>72.2629754543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6" calcext:value-type="float">
            <text:p>916</text:p>
          </table:table-cell>
          <table:table-cell office:value-type="float" office:value="0.823929786682129" calcext:value-type="float">
            <text:p>0.823929786682129</text:p>
          </table:table-cell>
          <table:table-cell table:formula="of:=[.C918]+[.A918]" office:value-type="float" office:value="72.371654510498" calcext:value-type="float">
            <text:p>72.3716545104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7" calcext:value-type="float">
            <text:p>917</text:p>
          </table:table-cell>
          <table:table-cell office:value-type="float" office:value="0.924966812133789" calcext:value-type="float">
            <text:p>0.924966812133789</text:p>
          </table:table-cell>
          <table:table-cell table:formula="of:=[.C919]+[.A919]" office:value-type="float" office:value="72.4726915359497" calcext:value-type="float">
            <text:p>72.47269153594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8" calcext:value-type="float">
            <text:p>918</text:p>
          </table:table-cell>
          <table:table-cell office:value-type="float" office:value="0.384688138961792" calcext:value-type="float">
            <text:p>0.384688138961792</text:p>
          </table:table-cell>
          <table:table-cell table:formula="of:=[.C920]+[.A920]" office:value-type="float" office:value="71.9324128627777" calcext:value-type="float">
            <text:p>71.9324128627777</text:p>
          </table:table-cell>
          <table:table-cell office:value-type="float" office:value="0.601930379867554" calcext:value-type="float">
            <text:p>0.601930379867554</text:p>
          </table:table-cell>
          <table:table-cell office:value-type="float" office:value="72.5343432426453" calcext:value-type="float">
            <text:p>72.53434324264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9" calcext:value-type="float">
            <text:p>919</text:p>
          </table:table-cell>
          <table:table-cell office:value-type="float" office:value="0.254228115081787" calcext:value-type="float">
            <text:p>0.254228115081787</text:p>
          </table:table-cell>
          <table:table-cell table:formula="of:=[.C921]+[.A921]" office:value-type="float" office:value="71.8019528388977" calcext:value-type="float">
            <text:p>71.8019528388977</text:p>
          </table:table-cell>
          <table:table-cell office:value-type="float" office:value="0.439215660095215" calcext:value-type="float">
            <text:p>0.439215660095215</text:p>
          </table:table-cell>
          <table:table-cell office:value-type="float" office:value="72.2411684989929" calcext:value-type="float">
            <text:p>72.2411684989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0" calcext:value-type="float">
            <text:p>920</text:p>
          </table:table-cell>
          <table:table-cell office:value-type="float" office:value="0.578023195266724" calcext:value-type="float">
            <text:p>0.578023195266724</text:p>
          </table:table-cell>
          <table:table-cell table:formula="of:=[.C922]+[.A922]" office:value-type="float" office:value="72.1257479190826" calcext:value-type="float">
            <text:p>72.1257479190826</text:p>
          </table:table-cell>
          <table:table-cell office:value-type="float" office:value="9.09528374671936" calcext:value-type="float">
            <text:p>9.09528374671936</text:p>
          </table:table-cell>
          <table:table-cell office:value-type="float" office:value="81.221031665802" calcext:value-type="float">
            <text:p>81.221031665802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1" calcext:value-type="float">
            <text:p>921</text:p>
          </table:table-cell>
          <table:table-cell office:value-type="float" office:value="0.276597023010254" calcext:value-type="float">
            <text:p>0.276597023010254</text:p>
          </table:table-cell>
          <table:table-cell table:formula="of:=[.C923]+[.A923]" office:value-type="float" office:value="71.8243217468262" calcext:value-type="float">
            <text:p>71.8243217468262</text:p>
          </table:table-cell>
          <table:table-cell office:value-type="float" office:value="0.437880516052246" calcext:value-type="float">
            <text:p>0.437880516052246</text:p>
          </table:table-cell>
          <table:table-cell office:value-type="float" office:value="72.2622022628784" calcext:value-type="float">
            <text:p>72.2622022628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2" calcext:value-type="float">
            <text:p>922</text:p>
          </table:table-cell>
          <table:table-cell office:value-type="float" office:value="0.464137315750122" calcext:value-type="float">
            <text:p>0.464137315750122</text:p>
          </table:table-cell>
          <table:table-cell table:formula="of:=[.C924]+[.A924]" office:value-type="float" office:value="72.011862039566" calcext:value-type="float">
            <text:p>72.011862039566</text:p>
          </table:table-cell>
          <table:table-cell office:value-type="float" office:value="0.943616390228272" calcext:value-type="float">
            <text:p>0.943616390228272</text:p>
          </table:table-cell>
          <table:table-cell office:value-type="float" office:value="72.9554784297943" calcext:value-type="float">
            <text:p>72.955478429794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3" calcext:value-type="float">
            <text:p>923</text:p>
          </table:table-cell>
          <table:table-cell office:value-type="float" office:value="0.35737133026123" calcext:value-type="float">
            <text:p>0.35737133026123</text:p>
          </table:table-cell>
          <table:table-cell table:formula="of:=[.C925]+[.A925]" office:value-type="float" office:value="71.9050960540771" calcext:value-type="float">
            <text:p>71.9050960540771</text:p>
          </table:table-cell>
          <table:table-cell office:value-type="float" office:value="0.63636064529419" calcext:value-type="float">
            <text:p>0.63636064529419</text:p>
          </table:table-cell>
          <table:table-cell office:value-type="float" office:value="72.5414566993713" calcext:value-type="float">
            <text:p>72.54145669937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4" calcext:value-type="float">
            <text:p>924</text:p>
          </table:table-cell>
          <table:table-cell office:value-type="float" office:value="0.388209342956543" calcext:value-type="float">
            <text:p>0.388209342956543</text:p>
          </table:table-cell>
          <table:table-cell table:formula="of:=[.C926]+[.A926]" office:value-type="float" office:value="71.9359340667725" calcext:value-type="float">
            <text:p>71.9359340667725</text:p>
          </table:table-cell>
          <table:table-cell office:value-type="float" office:value="0.781543731689453" calcext:value-type="float">
            <text:p>0.781543731689453</text:p>
          </table:table-cell>
          <table:table-cell office:value-type="float" office:value="72.7174777984619" calcext:value-type="float">
            <text:p>72.717477798461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5" calcext:value-type="float">
            <text:p>925</text:p>
          </table:table-cell>
          <table:table-cell office:value-type="float" office:value="0.497585296630859" calcext:value-type="float">
            <text:p>0.497585296630859</text:p>
          </table:table-cell>
          <table:table-cell table:formula="of:=[.C927]+[.A927]" office:value-type="float" office:value="72.0453100204468" calcext:value-type="float">
            <text:p>72.0453100204468</text:p>
          </table:table-cell>
          <table:table-cell office:value-type="float" office:value="1.34574246406555" calcext:value-type="float">
            <text:p>1.34574246406555</text:p>
          </table:table-cell>
          <table:table-cell office:value-type="float" office:value="73.3910524845123" calcext:value-type="float">
            <text:p>73.391052484512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6" calcext:value-type="float">
            <text:p>926</text:p>
          </table:table-cell>
          <table:table-cell office:value-type="float" office:value="0.358821868896484" calcext:value-type="float">
            <text:p>0.358821868896484</text:p>
          </table:table-cell>
          <table:table-cell table:formula="of:=[.C928]+[.A928]" office:value-type="float" office:value="71.9065465927124" calcext:value-type="float">
            <text:p>71.9065465927124</text:p>
          </table:table-cell>
          <table:table-cell office:value-type="float" office:value="0.556312561035156" calcext:value-type="float">
            <text:p>0.556312561035156</text:p>
          </table:table-cell>
          <table:table-cell office:value-type="float" office:value="72.4628591537475" calcext:value-type="float">
            <text:p>72.46285915374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7" calcext:value-type="float">
            <text:p>927</text:p>
          </table:table-cell>
          <table:table-cell office:value-type="float" office:value="0.382891893386841" calcext:value-type="float">
            <text:p>0.382891893386841</text:p>
          </table:table-cell>
          <table:table-cell table:formula="of:=[.C929]+[.A929]" office:value-type="float" office:value="71.9306166172027" calcext:value-type="float">
            <text:p>71.9306166172027</text:p>
          </table:table-cell>
          <table:table-cell office:value-type="float" office:value="0.912518978118897" calcext:value-type="float">
            <text:p>0.912518978118897</text:p>
          </table:table-cell>
          <table:table-cell office:value-type="float" office:value="72.8431355953216" calcext:value-type="float">
            <text:p>72.843135595321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8" calcext:value-type="float">
            <text:p>928</text:p>
          </table:table-cell>
          <table:table-cell office:value-type="float" office:value="1.69717216491699" calcext:value-type="float">
            <text:p>1.69717216491699</text:p>
          </table:table-cell>
          <table:table-cell table:formula="of:=[.C930]+[.A930]" office:value-type="float" office:value="73.2448968887329" calcext:value-type="float">
            <text:p>73.24489688873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6" calcext:value-type="float">
            <text:p>11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9" calcext:value-type="float">
            <text:p>929</text:p>
          </table:table-cell>
          <table:table-cell office:value-type="float" office:value="4.17447543144226" calcext:value-type="float">
            <text:p>4.17447543144226</text:p>
          </table:table-cell>
          <table:table-cell table:formula="of:=[.C931]+[.A931]" office:value-type="float" office:value="75.7222001552582" calcext:value-type="float">
            <text:p>75.72220015525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9" calcext:value-type="float">
            <text:p>13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0" calcext:value-type="float">
            <text:p>930</text:p>
          </table:table-cell>
          <table:table-cell office:value-type="float" office:value="0.371947526931763" calcext:value-type="float">
            <text:p>0.371947526931763</text:p>
          </table:table-cell>
          <table:table-cell table:formula="of:=[.C932]+[.A932]" office:value-type="float" office:value="71.9196722507477" calcext:value-type="float">
            <text:p>71.9196722507477</text:p>
          </table:table-cell>
          <table:table-cell office:value-type="float" office:value="0.574490785598755" calcext:value-type="float">
            <text:p>0.574490785598755</text:p>
          </table:table-cell>
          <table:table-cell office:value-type="float" office:value="72.4941630363464" calcext:value-type="float">
            <text:p>72.49416303634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1" calcext:value-type="float">
            <text:p>931</text:p>
          </table:table-cell>
          <table:table-cell office:value-type="float" office:value="0.383192300796509" calcext:value-type="float">
            <text:p>0.383192300796509</text:p>
          </table:table-cell>
          <table:table-cell table:formula="of:=[.C933]+[.A933]" office:value-type="float" office:value="71.9309170246124" calcext:value-type="float">
            <text:p>71.9309170246124</text:p>
          </table:table-cell>
          <table:table-cell office:value-type="float" office:value="0.766250848770142" calcext:value-type="float">
            <text:p>0.766250848770142</text:p>
          </table:table-cell>
          <table:table-cell office:value-type="float" office:value="72.6971678733826" calcext:value-type="float">
            <text:p>72.697167873382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2" calcext:value-type="float">
            <text:p>932</text:p>
          </table:table-cell>
          <table:table-cell office:value-type="float" office:value="0.612352848052979" calcext:value-type="float">
            <text:p>0.612352848052979</text:p>
          </table:table-cell>
          <table:table-cell table:formula="of:=[.C934]+[.A934]" office:value-type="float" office:value="72.1600775718689" calcext:value-type="float">
            <text:p>72.1600775718689</text:p>
          </table:table-cell>
          <table:table-cell office:value-type="float" office:value="2.2139630317688" calcext:value-type="float">
            <text:p>2.2139630317688</text:p>
          </table:table-cell>
          <table:table-cell office:value-type="float" office:value="74.3740406036377" calcext:value-type="float">
            <text:p>74.374040603637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3" calcext:value-type="float">
            <text:p>933</text:p>
          </table:table-cell>
          <table:table-cell office:value-type="float" office:value="0.249238967895508" calcext:value-type="float">
            <text:p>0.249238967895508</text:p>
          </table:table-cell>
          <table:table-cell table:formula="of:=[.C935]+[.A935]" office:value-type="float" office:value="71.7969636917114" calcext:value-type="float">
            <text:p>71.7969636917114</text:p>
          </table:table-cell>
          <table:table-cell office:value-type="float" office:value="0.436800003051758" calcext:value-type="float">
            <text:p>0.436800003051758</text:p>
          </table:table-cell>
          <table:table-cell office:value-type="float" office:value="72.2337636947632" calcext:value-type="float">
            <text:p>72.2337636947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4" calcext:value-type="float">
            <text:p>934</text:p>
          </table:table-cell>
          <table:table-cell office:value-type="float" office:value="0.40397834777832" calcext:value-type="float">
            <text:p>0.40397834777832</text:p>
          </table:table-cell>
          <table:table-cell table:formula="of:=[.C936]+[.A936]" office:value-type="float" office:value="71.9517030715942" calcext:value-type="float">
            <text:p>71.9517030715942</text:p>
          </table:table-cell>
          <table:table-cell office:value-type="float" office:value="0.712549686431885" calcext:value-type="float">
            <text:p>0.712549686431885</text:p>
          </table:table-cell>
          <table:table-cell office:value-type="float" office:value="72.6642527580261" calcext:value-type="float">
            <text:p>72.6642527580261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5" calcext:value-type="float">
            <text:p>935</text:p>
          </table:table-cell>
          <table:table-cell office:value-type="float" office:value="0.255203247070313" calcext:value-type="float">
            <text:p>0.255203247070313</text:p>
          </table:table-cell>
          <table:table-cell table:formula="of:=[.C937]+[.A937]" office:value-type="float" office:value="71.8029279708862" calcext:value-type="float">
            <text:p>71.8029279708862</text:p>
          </table:table-cell>
          <table:table-cell office:value-type="float" office:value="0.437561273574829" calcext:value-type="float">
            <text:p>0.437561273574829</text:p>
          </table:table-cell>
          <table:table-cell office:value-type="float" office:value="72.2404892444611" calcext:value-type="float">
            <text:p>72.2404892444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6" calcext:value-type="float">
            <text:p>936</text:p>
          </table:table-cell>
          <table:table-cell office:value-type="float" office:value="0.338492155075073" calcext:value-type="float">
            <text:p>0.338492155075073</text:p>
          </table:table-cell>
          <table:table-cell table:formula="of:=[.C938]+[.A938]" office:value-type="float" office:value="71.886216878891" calcext:value-type="float">
            <text:p>71.886216878891</text:p>
          </table:table-cell>
          <table:table-cell office:value-type="float" office:value="0.593364715576172" calcext:value-type="float">
            <text:p>0.593364715576172</text:p>
          </table:table-cell>
          <table:table-cell office:value-type="float" office:value="72.4795815944672" calcext:value-type="float">
            <text:p>72.47958159446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7" calcext:value-type="float">
            <text:p>937</text:p>
          </table:table-cell>
          <table:table-cell office:value-type="float" office:value="0.380484580993652" calcext:value-type="float">
            <text:p>0.380484580993652</text:p>
          </table:table-cell>
          <table:table-cell table:formula="of:=[.C939]+[.A939]" office:value-type="float" office:value="71.9282093048096" calcext:value-type="float">
            <text:p>71.9282093048096</text:p>
          </table:table-cell>
          <table:table-cell office:value-type="float" office:value="0.612395524978638" calcext:value-type="float">
            <text:p>0.612395524978638</text:p>
          </table:table-cell>
          <table:table-cell office:value-type="float" office:value="72.5406048297882" calcext:value-type="float">
            <text:p>72.540604829788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8" calcext:value-type="float">
            <text:p>938</text:p>
          </table:table-cell>
          <table:table-cell office:value-type="float" office:value="0.393682718276978" calcext:value-type="float">
            <text:p>0.393682718276978</text:p>
          </table:table-cell>
          <table:table-cell table:formula="of:=[.C940]+[.A940]" office:value-type="float" office:value="71.9414074420929" calcext:value-type="float">
            <text:p>71.9414074420929</text:p>
          </table:table-cell>
          <table:table-cell office:value-type="float" office:value="1.12780356407166" calcext:value-type="float">
            <text:p>1.12780356407166</text:p>
          </table:table-cell>
          <table:table-cell office:value-type="float" office:value="73.0692110061645" calcext:value-type="float">
            <text:p>73.069211006164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9" calcext:value-type="float">
            <text:p>939</text:p>
          </table:table-cell>
          <table:table-cell office:value-type="float" office:value="0.359591007232666" calcext:value-type="float">
            <text:p>0.359591007232666</text:p>
          </table:table-cell>
          <table:table-cell table:formula="of:=[.C941]+[.A941]" office:value-type="float" office:value="71.9073157310486" calcext:value-type="float">
            <text:p>71.9073157310486</text:p>
          </table:table-cell>
          <table:table-cell office:value-type="float" office:value="0.607957601547241" calcext:value-type="float">
            <text:p>0.607957601547241</text:p>
          </table:table-cell>
          <table:table-cell office:value-type="float" office:value="72.5152733325958" calcext:value-type="float">
            <text:p>72.51527333259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0" calcext:value-type="float">
            <text:p>940</text:p>
          </table:table-cell>
          <table:table-cell office:value-type="float" office:value="0.382089138031006" calcext:value-type="float">
            <text:p>0.382089138031006</text:p>
          </table:table-cell>
          <table:table-cell table:formula="of:=[.C942]+[.A942]" office:value-type="float" office:value="71.9298138618469" calcext:value-type="float">
            <text:p>71.9298138618469</text:p>
          </table:table-cell>
          <table:table-cell office:value-type="float" office:value="0.858461380004883" calcext:value-type="float">
            <text:p>0.858461380004883</text:p>
          </table:table-cell>
          <table:table-cell office:value-type="float" office:value="72.7882752418518" calcext:value-type="float">
            <text:p>72.788275241851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1" calcext:value-type="float">
            <text:p>941</text:p>
          </table:table-cell>
          <table:table-cell office:value-type="float" office:value="0.438962697982788" calcext:value-type="float">
            <text:p>0.438962697982788</text:p>
          </table:table-cell>
          <table:table-cell table:formula="of:=[.C943]+[.A943]" office:value-type="float" office:value="71.9866874217987" calcext:value-type="float">
            <text:p>71.9866874217987</text:p>
          </table:table-cell>
          <table:table-cell office:value-type="float" office:value="1.39299273490906" calcext:value-type="float">
            <text:p>1.39299273490906</text:p>
          </table:table-cell>
          <table:table-cell office:value-type="float" office:value="73.3796801567078" calcext:value-type="float">
            <text:p>73.37968015670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2" calcext:value-type="float">
            <text:p>942</text:p>
          </table:table-cell>
          <table:table-cell office:value-type="float" office:value="0.383782148361206" calcext:value-type="float">
            <text:p>0.383782148361206</text:p>
          </table:table-cell>
          <table:table-cell table:formula="of:=[.C944]+[.A944]" office:value-type="float" office:value="71.9315068721771" calcext:value-type="float">
            <text:p>71.9315068721771</text:p>
          </table:table-cell>
          <table:table-cell office:value-type="float" office:value="0.828498125076294" calcext:value-type="float">
            <text:p>0.828498125076294</text:p>
          </table:table-cell>
          <table:table-cell office:value-type="float" office:value="72.7600049972534" calcext:value-type="float">
            <text:p>72.760004997253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3" calcext:value-type="float">
            <text:p>943</text:p>
          </table:table-cell>
          <table:table-cell office:value-type="float" office:value="0.373928070068359" calcext:value-type="float">
            <text:p>0.373928070068359</text:p>
          </table:table-cell>
          <table:table-cell table:formula="of:=[.C945]+[.A945]" office:value-type="float" office:value="71.9216527938843" calcext:value-type="float">
            <text:p>71.9216527938843</text:p>
          </table:table-cell>
          <table:table-cell office:value-type="float" office:value="0.590101480484009" calcext:value-type="float">
            <text:p>0.590101480484009</text:p>
          </table:table-cell>
          <table:table-cell office:value-type="float" office:value="72.5117542743683" calcext:value-type="float">
            <text:p>72.511754274368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4" calcext:value-type="float">
            <text:p>944</text:p>
          </table:table-cell>
          <table:table-cell office:value-type="float" office:value="0.478485345840454" calcext:value-type="float">
            <text:p>0.478485345840454</text:p>
          </table:table-cell>
          <table:table-cell table:formula="of:=[.C946]+[.A946]" office:value-type="float" office:value="72.0262100696564" calcext:value-type="float">
            <text:p>72.0262100696564</text:p>
          </table:table-cell>
          <table:table-cell office:value-type="float" office:value="1.3677613735199" calcext:value-type="float">
            <text:p>1.3677613735199</text:p>
          </table:table-cell>
          <table:table-cell office:value-type="float" office:value="73.3939714431763" calcext:value-type="float">
            <text:p>73.393971443176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5" calcext:value-type="float">
            <text:p>945</text:p>
          </table:table-cell>
          <table:table-cell office:value-type="float" office:value="0.372176170349121" calcext:value-type="float">
            <text:p>0.372176170349121</text:p>
          </table:table-cell>
          <table:table-cell table:formula="of:=[.C947]+[.A947]" office:value-type="float" office:value="71.919900894165" calcext:value-type="float">
            <text:p>71.919900894165</text:p>
          </table:table-cell>
          <table:table-cell office:value-type="float" office:value="0.695448398590088" calcext:value-type="float">
            <text:p>0.695448398590088</text:p>
          </table:table-cell>
          <table:table-cell office:value-type="float" office:value="72.6153492927551" calcext:value-type="float">
            <text:p>72.615349292755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6" calcext:value-type="float">
            <text:p>946</text:p>
          </table:table-cell>
          <table:table-cell office:value-type="float" office:value="0.343883275985718" calcext:value-type="float">
            <text:p>0.343883275985718</text:p>
          </table:table-cell>
          <table:table-cell table:formula="of:=[.C948]+[.A948]" office:value-type="float" office:value="71.8916079998016" calcext:value-type="float">
            <text:p>71.8916079998016</text:p>
          </table:table-cell>
          <table:table-cell office:value-type="float" office:value="0.672308206558228" calcext:value-type="float">
            <text:p>0.672308206558228</text:p>
          </table:table-cell>
          <table:table-cell office:value-type="float" office:value="72.5639162063599" calcext:value-type="float">
            <text:p>72.5639162063599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7" calcext:value-type="float">
            <text:p>947</text:p>
          </table:table-cell>
          <table:table-cell office:value-type="float" office:value="1.65765333175659" calcext:value-type="float">
            <text:p>1.65765333175659</text:p>
          </table:table-cell>
          <table:table-cell table:formula="of:=[.C949]+[.A949]" office:value-type="float" office:value="73.2053780555725" calcext:value-type="float">
            <text:p>73.2053780555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2" calcext:value-type="float">
            <text:p>11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8" calcext:value-type="float">
            <text:p>948</text:p>
          </table:table-cell>
          <table:table-cell office:value-type="float" office:value="0.410800695419312" calcext:value-type="float">
            <text:p>0.410800695419312</text:p>
          </table:table-cell>
          <table:table-cell table:formula="of:=[.C950]+[.A950]" office:value-type="float" office:value="71.9585254192352" calcext:value-type="float">
            <text:p>71.9585254192352</text:p>
          </table:table-cell>
          <table:table-cell office:value-type="float" office:value="0.756786346435547" calcext:value-type="float">
            <text:p>0.756786346435547</text:p>
          </table:table-cell>
          <table:table-cell office:value-type="float" office:value="72.7153117656708" calcext:value-type="float">
            <text:p>72.7153117656708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9" calcext:value-type="float">
            <text:p>949</text:p>
          </table:table-cell>
          <table:table-cell office:value-type="float" office:value="1.68308472633362" calcext:value-type="float">
            <text:p>1.68308472633362</text:p>
          </table:table-cell>
          <table:table-cell table:formula="of:=[.C951]+[.A951]" office:value-type="float" office:value="73.2308094501495" calcext:value-type="float">
            <text:p>73.23080945014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0" calcext:value-type="float">
            <text:p>950</text:p>
          </table:table-cell>
          <table:table-cell office:value-type="float" office:value="0.454265594482422" calcext:value-type="float">
            <text:p>0.454265594482422</text:p>
          </table:table-cell>
          <table:table-cell table:formula="of:=[.C952]+[.A952]" office:value-type="float" office:value="72.0019903182983" calcext:value-type="float">
            <text:p>72.0019903182983</text:p>
          </table:table-cell>
          <table:table-cell office:value-type="float" office:value="5.63316583633423" calcext:value-type="float">
            <text:p>5.63316583633423</text:p>
          </table:table-cell>
          <table:table-cell office:value-type="float" office:value="77.6351561546326" calcext:value-type="float">
            <text:p>77.6351561546326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1" calcext:value-type="float">
            <text:p>951</text:p>
          </table:table-cell>
          <table:table-cell office:value-type="float" office:value="0.354659557342529" calcext:value-type="float">
            <text:p>0.354659557342529</text:p>
          </table:table-cell>
          <table:table-cell table:formula="of:=[.C953]+[.A953]" office:value-type="float" office:value="71.9023842811584" calcext:value-type="float">
            <text:p>71.9023842811584</text:p>
          </table:table-cell>
          <table:table-cell office:value-type="float" office:value="0.629058122634888" calcext:value-type="float">
            <text:p>0.629058122634888</text:p>
          </table:table-cell>
          <table:table-cell office:value-type="float" office:value="72.5314424037933" calcext:value-type="float">
            <text:p>72.531442403793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2" calcext:value-type="float">
            <text:p>952</text:p>
          </table:table-cell>
          <table:table-cell office:value-type="float" office:value="0.3718101978302" calcext:value-type="float">
            <text:p>0.3718101978302</text:p>
          </table:table-cell>
          <table:table-cell table:formula="of:=[.C954]+[.A954]" office:value-type="float" office:value="71.9195349216461" calcext:value-type="float">
            <text:p>71.9195349216461</text:p>
          </table:table-cell>
          <table:table-cell office:value-type="float" office:value="0.660269737243652" calcext:value-type="float">
            <text:p>0.660269737243652</text:p>
          </table:table-cell>
          <table:table-cell office:value-type="float" office:value="72.5798046588898" calcext:value-type="float">
            <text:p>72.579804658889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3" calcext:value-type="float">
            <text:p>953</text:p>
          </table:table-cell>
          <table:table-cell office:value-type="float" office:value="0.376647710800171" calcext:value-type="float">
            <text:p>0.376647710800171</text:p>
          </table:table-cell>
          <table:table-cell table:formula="of:=[.C955]+[.A955]" office:value-type="float" office:value="71.9243724346161" calcext:value-type="float">
            <text:p>71.9243724346161</text:p>
          </table:table-cell>
          <table:table-cell office:value-type="float" office:value="0.942411661148071" calcext:value-type="float">
            <text:p>0.942411661148071</text:p>
          </table:table-cell>
          <table:table-cell office:value-type="float" office:value="72.8667840957642" calcext:value-type="float">
            <text:p>72.866784095764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4" calcext:value-type="float">
            <text:p>954</text:p>
          </table:table-cell>
          <table:table-cell office:value-type="float" office:value="0.294587373733521" calcext:value-type="float">
            <text:p>0.294587373733521</text:p>
          </table:table-cell>
          <table:table-cell table:formula="of:=[.C956]+[.A956]" office:value-type="float" office:value="71.8423120975494" calcext:value-type="float">
            <text:p>71.8423120975494</text:p>
          </table:table-cell>
          <table:table-cell office:value-type="float" office:value="0.435343980789185" calcext:value-type="float">
            <text:p>0.435343980789185</text:p>
          </table:table-cell>
          <table:table-cell office:value-type="float" office:value="72.2776560783386" calcext:value-type="float">
            <text:p>72.2776560783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5" calcext:value-type="float">
            <text:p>955</text:p>
          </table:table-cell>
          <table:table-cell office:value-type="float" office:value="0.398513078689575" calcext:value-type="float">
            <text:p>0.398513078689575</text:p>
          </table:table-cell>
          <table:table-cell table:formula="of:=[.C957]+[.A957]" office:value-type="float" office:value="71.9462378025055" calcext:value-type="float">
            <text:p>71.9462378025055</text:p>
          </table:table-cell>
          <table:table-cell office:value-type="float" office:value="0.718060731887817" calcext:value-type="float">
            <text:p>0.718060731887817</text:p>
          </table:table-cell>
          <table:table-cell office:value-type="float" office:value="72.6642985343933" calcext:value-type="float">
            <text:p>72.66429853439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6" calcext:value-type="float">
            <text:p>956</text:p>
          </table:table-cell>
          <table:table-cell office:value-type="float" office:value="0.407475709915161" calcext:value-type="float">
            <text:p>0.407475709915161</text:p>
          </table:table-cell>
          <table:table-cell table:formula="of:=[.C958]+[.A958]" office:value-type="float" office:value="71.9552004337311" calcext:value-type="float">
            <text:p>71.9552004337311</text:p>
          </table:table-cell>
          <table:table-cell office:value-type="float" office:value="0.992336750030518" calcext:value-type="float">
            <text:p>0.992336750030518</text:p>
          </table:table-cell>
          <table:table-cell office:value-type="float" office:value="72.9475371837616" calcext:value-type="float">
            <text:p>72.947537183761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7" calcext:value-type="float">
            <text:p>957</text:p>
          </table:table-cell>
          <table:table-cell office:value-type="float" office:value="0.290078163146973" calcext:value-type="float">
            <text:p>0.290078163146973</text:p>
          </table:table-cell>
          <table:table-cell table:formula="of:=[.C959]+[.A959]" office:value-type="float" office:value="71.8378028869629" calcext:value-type="float">
            <text:p>71.8378028869629</text:p>
          </table:table-cell>
          <table:table-cell office:value-type="float" office:value="0.439640045166016" calcext:value-type="float">
            <text:p>0.439640045166016</text:p>
          </table:table-cell>
          <table:table-cell office:value-type="float" office:value="72.2774429321289" calcext:value-type="float">
            <text:p>72.277442932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8" calcext:value-type="float">
            <text:p>958</text:p>
          </table:table-cell>
          <table:table-cell office:value-type="float" office:value="1.10126495361328" calcext:value-type="float">
            <text:p>1.10126495361328</text:p>
          </table:table-cell>
          <table:table-cell table:formula="of:=[.C960]+[.A960]" office:value-type="float" office:value="72.6489896774292" calcext:value-type="float">
            <text:p>72.64898967742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9" calcext:value-type="float">
            <text:p>9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9" calcext:value-type="float">
            <text:p>959</text:p>
          </table:table-cell>
          <table:table-cell office:value-type="float" office:value="0.396641492843628" calcext:value-type="float">
            <text:p>0.396641492843628</text:p>
          </table:table-cell>
          <table:table-cell table:formula="of:=[.C961]+[.A961]" office:value-type="float" office:value="71.9443662166595" calcext:value-type="float">
            <text:p>71.9443662166595</text:p>
          </table:table-cell>
          <table:table-cell office:value-type="float" office:value="0.863211631774902" calcext:value-type="float">
            <text:p>0.863211631774902</text:p>
          </table:table-cell>
          <table:table-cell office:value-type="float" office:value="72.8075778484344" calcext:value-type="float">
            <text:p>72.8075778484344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0" calcext:value-type="float">
            <text:p>960</text:p>
          </table:table-cell>
          <table:table-cell office:value-type="float" office:value="0.79728364944458" calcext:value-type="float">
            <text:p>0.79728364944458</text:p>
          </table:table-cell>
          <table:table-cell table:formula="of:=[.C962]+[.A962]" office:value-type="float" office:value="72.3450083732605" calcext:value-type="float">
            <text:p>72.3450083732605</text:p>
          </table:table-cell>
          <table:table-cell office:value-type="float" office:value="4.25737905502319" calcext:value-type="float">
            <text:p>4.25737905502319</text:p>
          </table:table-cell>
          <table:table-cell office:value-type="float" office:value="76.6023874282837" calcext:value-type="float">
            <text:p>76.6023874282837</text:p>
          </table:table-cell>
          <table:table-cell office:value-type="float" office:value="415" calcext:value-type="float">
            <text:p>41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1" calcext:value-type="float">
            <text:p>961</text:p>
          </table:table-cell>
          <table:table-cell office:value-type="float" office:value="0.400318145751953" calcext:value-type="float">
            <text:p>0.400318145751953</text:p>
          </table:table-cell>
          <table:table-cell table:formula="of:=[.C963]+[.A963]" office:value-type="float" office:value="71.9480428695679" calcext:value-type="float">
            <text:p>71.9480428695679</text:p>
          </table:table-cell>
          <table:table-cell office:value-type="float" office:value="0.658772945404053" calcext:value-type="float">
            <text:p>0.658772945404053</text:p>
          </table:table-cell>
          <table:table-cell office:value-type="float" office:value="72.6068158149719" calcext:value-type="float">
            <text:p>72.60681581497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2" calcext:value-type="float">
            <text:p>962</text:p>
          </table:table-cell>
          <table:table-cell office:value-type="float" office:value="0.356956481933594" calcext:value-type="float">
            <text:p>0.356956481933594</text:p>
          </table:table-cell>
          <table:table-cell table:formula="of:=[.C964]+[.A964]" office:value-type="float" office:value="71.9046812057495" calcext:value-type="float">
            <text:p>71.9046812057495</text:p>
          </table:table-cell>
          <table:table-cell office:value-type="float" office:value="0.615099430084229" calcext:value-type="float">
            <text:p>0.615099430084229</text:p>
          </table:table-cell>
          <table:table-cell office:value-type="float" office:value="72.5197806358337" calcext:value-type="float">
            <text:p>72.519780635833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3" calcext:value-type="float">
            <text:p>963</text:p>
          </table:table-cell>
          <table:table-cell office:value-type="float" office:value="0.367960691452026" calcext:value-type="float">
            <text:p>0.367960691452026</text:p>
          </table:table-cell>
          <table:table-cell table:formula="of:=[.C965]+[.A965]" office:value-type="float" office:value="71.9156854152679" calcext:value-type="float">
            <text:p>71.9156854152679</text:p>
          </table:table-cell>
          <table:table-cell office:value-type="float" office:value="0.492798089981079" calcext:value-type="float">
            <text:p>0.492798089981079</text:p>
          </table:table-cell>
          <table:table-cell office:value-type="float" office:value="72.408483505249" calcext:value-type="float">
            <text:p>72.40848350524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4" calcext:value-type="float">
            <text:p>964</text:p>
          </table:table-cell>
          <table:table-cell office:value-type="float" office:value="1.05336880683899" calcext:value-type="float">
            <text:p>1.05336880683899</text:p>
          </table:table-cell>
          <table:table-cell table:formula="of:=[.C966]+[.A966]" office:value-type="float" office:value="72.6010935306549" calcext:value-type="float">
            <text:p>72.60109353065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5" calcext:value-type="float">
            <text:p>86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5" calcext:value-type="float">
            <text:p>965</text:p>
          </table:table-cell>
          <table:table-cell office:value-type="float" office:value="0.393130540847778" calcext:value-type="float">
            <text:p>0.393130540847778</text:p>
          </table:table-cell>
          <table:table-cell table:formula="of:=[.C967]+[.A967]" office:value-type="float" office:value="71.9408552646637" calcext:value-type="float">
            <text:p>71.9408552646637</text:p>
          </table:table-cell>
          <table:table-cell office:value-type="float" office:value="0.740350008010864" calcext:value-type="float">
            <text:p>0.740350008010864</text:p>
          </table:table-cell>
          <table:table-cell office:value-type="float" office:value="72.6812052726746" calcext:value-type="float">
            <text:p>72.681205272674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6" calcext:value-type="float">
            <text:p>966</text:p>
          </table:table-cell>
          <table:table-cell office:value-type="float" office:value="0.255009889602661" calcext:value-type="float">
            <text:p>0.255009889602661</text:p>
          </table:table-cell>
          <table:table-cell table:formula="of:=[.C968]+[.A968]" office:value-type="float" office:value="71.8027346134186" calcext:value-type="float">
            <text:p>71.8027346134186</text:p>
          </table:table-cell>
          <table:table-cell office:value-type="float" office:value="0.438791990280151" calcext:value-type="float">
            <text:p>0.438791990280151</text:p>
          </table:table-cell>
          <table:table-cell office:value-type="float" office:value="72.2415266036987" calcext:value-type="float">
            <text:p>72.2415266036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7" calcext:value-type="float">
            <text:p>967</text:p>
          </table:table-cell>
          <table:table-cell office:value-type="float" office:value="0.272961378097534" calcext:value-type="float">
            <text:p>0.272961378097534</text:p>
          </table:table-cell>
          <table:table-cell table:formula="of:=[.C969]+[.A969]" office:value-type="float" office:value="71.8206861019134" calcext:value-type="float">
            <text:p>71.8206861019134</text:p>
          </table:table-cell>
          <table:table-cell office:value-type="float" office:value="0.441948890686035" calcext:value-type="float">
            <text:p>0.441948890686035</text:p>
          </table:table-cell>
          <table:table-cell office:value-type="float" office:value="72.2626349925995" calcext:value-type="float">
            <text:p>72.2626349925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8" calcext:value-type="float">
            <text:p>968</text:p>
          </table:table-cell>
          <table:table-cell office:value-type="float" office:value="0.665167093276978" calcext:value-type="float">
            <text:p>0.665167093276978</text:p>
          </table:table-cell>
          <table:table-cell table:formula="of:=[.C970]+[.A970]" office:value-type="float" office:value="72.2128918170929" calcext:value-type="float">
            <text:p>72.21289181709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9" calcext:value-type="float">
            <text:p>969</text:p>
          </table:table-cell>
          <table:table-cell office:value-type="float" office:value="0.460879325866699" calcext:value-type="float">
            <text:p>0.460879325866699</text:p>
          </table:table-cell>
          <table:table-cell table:formula="of:=[.C971]+[.A971]" office:value-type="float" office:value="72.0086040496826" calcext:value-type="float">
            <text:p>72.0086040496826</text:p>
          </table:table-cell>
          <table:table-cell office:value-type="float" office:value="1.42439675331116" calcext:value-type="float">
            <text:p>1.42439675331116</text:p>
          </table:table-cell>
          <table:table-cell office:value-type="float" office:value="73.4330008029938" calcext:value-type="float">
            <text:p>73.433000802993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0" calcext:value-type="float">
            <text:p>970</text:p>
          </table:table-cell>
          <table:table-cell office:value-type="float" office:value="0.330716133117676" calcext:value-type="float">
            <text:p>0.330716133117676</text:p>
          </table:table-cell>
          <table:table-cell table:formula="of:=[.C972]+[.A972]" office:value-type="float" office:value="71.8784408569336" calcext:value-type="float">
            <text:p>71.8784408569336</text:p>
          </table:table-cell>
          <table:table-cell office:value-type="float" office:value="0.494988679885864" calcext:value-type="float">
            <text:p>0.494988679885864</text:p>
          </table:table-cell>
          <table:table-cell office:value-type="float" office:value="72.3734295368194" calcext:value-type="float">
            <text:p>72.373429536819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1" calcext:value-type="float">
            <text:p>971</text:p>
          </table:table-cell>
          <table:table-cell office:value-type="float" office:value="0.34966778755188" calcext:value-type="float">
            <text:p>0.34966778755188</text:p>
          </table:table-cell>
          <table:table-cell table:formula="of:=[.C973]+[.A973]" office:value-type="float" office:value="71.8973925113678" calcext:value-type="float">
            <text:p>71.8973925113678</text:p>
          </table:table-cell>
          <table:table-cell office:value-type="float" office:value="0.714788913726807" calcext:value-type="float">
            <text:p>0.714788913726807</text:p>
          </table:table-cell>
          <table:table-cell office:value-type="float" office:value="72.6121814250946" calcext:value-type="float">
            <text:p>72.612181425094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2" calcext:value-type="float">
            <text:p>972</text:p>
          </table:table-cell>
          <table:table-cell office:value-type="float" office:value="0.365935325622559" calcext:value-type="float">
            <text:p>0.365935325622559</text:p>
          </table:table-cell>
          <table:table-cell table:formula="of:=[.C974]+[.A974]" office:value-type="float" office:value="71.9136600494385" calcext:value-type="float">
            <text:p>71.9136600494385</text:p>
          </table:table-cell>
          <table:table-cell office:value-type="float" office:value="0.631714105606079" calcext:value-type="float">
            <text:p>0.631714105606079</text:p>
          </table:table-cell>
          <table:table-cell office:value-type="float" office:value="72.5453741550445" calcext:value-type="float">
            <text:p>72.54537415504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3" calcext:value-type="float">
            <text:p>973</text:p>
          </table:table-cell>
          <table:table-cell office:value-type="float" office:value="0.565526485443115" calcext:value-type="float">
            <text:p>0.565526485443115</text:p>
          </table:table-cell>
          <table:table-cell table:formula="of:=[.C975]+[.A975]" office:value-type="float" office:value="72.113251209259" calcext:value-type="float">
            <text:p>72.1132512092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4" calcext:value-type="float">
            <text:p>974</text:p>
          </table:table-cell>
          <table:table-cell office:value-type="float" office:value="0.480757713317871" calcext:value-type="float">
            <text:p>0.480757713317871</text:p>
          </table:table-cell>
          <table:table-cell table:formula="of:=[.C976]+[.A976]" office:value-type="float" office:value="72.0284824371338" calcext:value-type="float">
            <text:p>72.0284824371338</text:p>
          </table:table-cell>
          <table:table-cell office:value-type="float" office:value="1.59361839294434" calcext:value-type="float">
            <text:p>1.59361839294434</text:p>
          </table:table-cell>
          <table:table-cell office:value-type="float" office:value="73.6221008300781" calcext:value-type="float">
            <text:p>73.6221008300781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5" calcext:value-type="float">
            <text:p>975</text:p>
          </table:table-cell>
          <table:table-cell office:value-type="float" office:value="0.261212348937988" calcext:value-type="float">
            <text:p>0.261212348937988</text:p>
          </table:table-cell>
          <table:table-cell table:formula="of:=[.C977]+[.A977]" office:value-type="float" office:value="71.8089370727539" calcext:value-type="float">
            <text:p>71.8089370727539</text:p>
          </table:table-cell>
          <table:table-cell office:value-type="float" office:value="0.44293212890625" calcext:value-type="float">
            <text:p>0.44293212890625</text:p>
          </table:table-cell>
          <table:table-cell office:value-type="float" office:value="72.2518692016601" calcext:value-type="float">
            <text:p>72.2518692016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6" calcext:value-type="float">
            <text:p>976</text:p>
          </table:table-cell>
          <table:table-cell office:value-type="float" office:value="0.325015068054199" calcext:value-type="float">
            <text:p>0.325015068054199</text:p>
          </table:table-cell>
          <table:table-cell table:formula="of:=[.C978]+[.A978]" office:value-type="float" office:value="71.8727397918701" calcext:value-type="float">
            <text:p>71.8727397918701</text:p>
          </table:table-cell>
          <table:table-cell office:value-type="float" office:value="0.604720115661621" calcext:value-type="float">
            <text:p>0.604720115661621</text:p>
          </table:table-cell>
          <table:table-cell office:value-type="float" office:value="72.4774599075317" calcext:value-type="float">
            <text:p>72.47745990753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7" calcext:value-type="float">
            <text:p>977</text:p>
          </table:table-cell>
          <table:table-cell office:value-type="float" office:value="0.388265609741211" calcext:value-type="float">
            <text:p>0.388265609741211</text:p>
          </table:table-cell>
          <table:table-cell table:formula="of:=[.C979]+[.A979]" office:value-type="float" office:value="71.9359903335571" calcext:value-type="float">
            <text:p>71.9359903335571</text:p>
          </table:table-cell>
          <table:table-cell office:value-type="float" office:value="0.935670614242554" calcext:value-type="float">
            <text:p>0.935670614242554</text:p>
          </table:table-cell>
          <table:table-cell office:value-type="float" office:value="72.8716609477997" calcext:value-type="float">
            <text:p>72.871660947799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8" calcext:value-type="float">
            <text:p>978</text:p>
          </table:table-cell>
          <table:table-cell office:value-type="float" office:value="0.359331130981445" calcext:value-type="float">
            <text:p>0.359331130981445</text:p>
          </table:table-cell>
          <table:table-cell table:formula="of:=[.C980]+[.A980]" office:value-type="float" office:value="71.9070558547974" calcext:value-type="float">
            <text:p>71.9070558547974</text:p>
          </table:table-cell>
          <table:table-cell office:value-type="float" office:value="0.565200090408325" calcext:value-type="float">
            <text:p>0.565200090408325</text:p>
          </table:table-cell>
          <table:table-cell office:value-type="float" office:value="72.4722559452057" calcext:value-type="float">
            <text:p>72.472255945205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9" calcext:value-type="float">
            <text:p>979</text:p>
          </table:table-cell>
          <table:table-cell office:value-type="float" office:value="0.452304124832153" calcext:value-type="float">
            <text:p>0.452304124832153</text:p>
          </table:table-cell>
          <table:table-cell table:formula="of:=[.C981]+[.A981]" office:value-type="float" office:value="72.0000288486481" calcext:value-type="float">
            <text:p>72.0000288486481</text:p>
          </table:table-cell>
          <table:table-cell office:value-type="float" office:value="1.3610634803772" calcext:value-type="float">
            <text:p>1.3610634803772</text:p>
          </table:table-cell>
          <table:table-cell office:value-type="float" office:value="73.3610923290253" calcext:value-type="float">
            <text:p>73.361092329025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0" calcext:value-type="float">
            <text:p>980</text:p>
          </table:table-cell>
          <table:table-cell office:value-type="float" office:value="0.478040218353272" calcext:value-type="float">
            <text:p>0.478040218353272</text:p>
          </table:table-cell>
          <table:table-cell table:formula="of:=[.C982]+[.A982]" office:value-type="float" office:value="72.0257649421692" calcext:value-type="float">
            <text:p>72.0257649421692</text:p>
          </table:table-cell>
          <table:table-cell office:value-type="float" office:value="1.05344152450562" calcext:value-type="float">
            <text:p>1.05344152450562</text:p>
          </table:table-cell>
          <table:table-cell office:value-type="float" office:value="73.0792064666748" calcext:value-type="float">
            <text:p>73.079206466674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1" calcext:value-type="float">
            <text:p>981</text:p>
          </table:table-cell>
          <table:table-cell office:value-type="float" office:value="0.355895280838013" calcext:value-type="float">
            <text:p>0.355895280838013</text:p>
          </table:table-cell>
          <table:table-cell table:formula="of:=[.C983]+[.A983]" office:value-type="float" office:value="71.9036200046539" calcext:value-type="float">
            <text:p>71.9036200046539</text:p>
          </table:table-cell>
          <table:table-cell office:value-type="float" office:value="0.640756607055664" calcext:value-type="float">
            <text:p>0.640756607055664</text:p>
          </table:table-cell>
          <table:table-cell office:value-type="float" office:value="72.5443766117096" calcext:value-type="float">
            <text:p>72.54437661170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2" calcext:value-type="float">
            <text:p>982</text:p>
          </table:table-cell>
          <table:table-cell office:value-type="float" office:value="0.480127334594727" calcext:value-type="float">
            <text:p>0.480127334594727</text:p>
          </table:table-cell>
          <table:table-cell table:formula="of:=[.C984]+[.A984]" office:value-type="float" office:value="72.0278520584106" calcext:value-type="float">
            <text:p>72.0278520584106</text:p>
          </table:table-cell>
          <table:table-cell office:value-type="float" office:value="1.47467446327209" calcext:value-type="float">
            <text:p>1.47467446327209</text:p>
          </table:table-cell>
          <table:table-cell office:value-type="float" office:value="73.5025265216827" calcext:value-type="float">
            <text:p>73.502526521682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3" calcext:value-type="float">
            <text:p>983</text:p>
          </table:table-cell>
          <table:table-cell office:value-type="float" office:value="0.336169004440308" calcext:value-type="float">
            <text:p>0.336169004440308</text:p>
          </table:table-cell>
          <table:table-cell table:formula="of:=[.C985]+[.A985]" office:value-type="float" office:value="71.8838937282562" calcext:value-type="float">
            <text:p>71.8838937282562</text:p>
          </table:table-cell>
          <table:table-cell office:value-type="float" office:value="0.551819086074829" calcext:value-type="float">
            <text:p>0.551819086074829</text:p>
          </table:table-cell>
          <table:table-cell office:value-type="float" office:value="72.435712814331" calcext:value-type="float">
            <text:p>72.4357128143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4" calcext:value-type="float">
            <text:p>984</text:p>
          </table:table-cell>
          <table:table-cell office:value-type="float" office:value="0.404812097549439" calcext:value-type="float">
            <text:p>0.404812097549439</text:p>
          </table:table-cell>
          <table:table-cell table:formula="of:=[.C986]+[.A986]" office:value-type="float" office:value="71.9525368213653" calcext:value-type="float">
            <text:p>71.9525368213653</text:p>
          </table:table-cell>
          <table:table-cell office:value-type="float" office:value="1.01566290855408" calcext:value-type="float">
            <text:p>1.01566290855408</text:p>
          </table:table-cell>
          <table:table-cell office:value-type="float" office:value="72.9681997299194" calcext:value-type="float">
            <text:p>72.968199729919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5" calcext:value-type="float">
            <text:p>985</text:p>
          </table:table-cell>
          <table:table-cell office:value-type="float" office:value="0.398298740386963" calcext:value-type="float">
            <text:p>0.398298740386963</text:p>
          </table:table-cell>
          <table:table-cell table:formula="of:=[.C987]+[.A987]" office:value-type="float" office:value="71.9460234642029" calcext:value-type="float">
            <text:p>71.9460234642029</text:p>
          </table:table-cell>
          <table:table-cell office:value-type="float" office:value="0.796472311019898" calcext:value-type="float">
            <text:p>0.796472311019898</text:p>
          </table:table-cell>
          <table:table-cell office:value-type="float" office:value="72.7424957752228" calcext:value-type="float">
            <text:p>72.742495775222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6" calcext:value-type="float">
            <text:p>986</text:p>
          </table:table-cell>
          <table:table-cell office:value-type="float" office:value="0.328096866607666" calcext:value-type="float">
            <text:p>0.328096866607666</text:p>
          </table:table-cell>
          <table:table-cell table:formula="of:=[.C988]+[.A988]" office:value-type="float" office:value="71.8758215904236" calcext:value-type="float">
            <text:p>71.8758215904236</text:p>
          </table:table-cell>
          <table:table-cell office:value-type="float" office:value="0.444195747375488" calcext:value-type="float">
            <text:p>0.444195747375488</text:p>
          </table:table-cell>
          <table:table-cell office:value-type="float" office:value="72.3200173377991" calcext:value-type="float">
            <text:p>72.320017337799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7" calcext:value-type="float">
            <text:p>987</text:p>
          </table:table-cell>
          <table:table-cell office:value-type="float" office:value="0.410953044891357" calcext:value-type="float">
            <text:p>0.410953044891357</text:p>
          </table:table-cell>
          <table:table-cell table:formula="of:=[.C989]+[.A989]" office:value-type="float" office:value="71.9586777687073" calcext:value-type="float">
            <text:p>71.9586777687073</text:p>
          </table:table-cell>
          <table:table-cell office:value-type="float" office:value="1.0901210308075" calcext:value-type="float">
            <text:p>1.0901210308075</text:p>
          </table:table-cell>
          <table:table-cell office:value-type="float" office:value="73.0487987995148" calcext:value-type="float">
            <text:p>73.048798799514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8" calcext:value-type="float">
            <text:p>988</text:p>
          </table:table-cell>
          <table:table-cell office:value-type="float" office:value="0.533438444137573" calcext:value-type="float">
            <text:p>0.533438444137573</text:p>
          </table:table-cell>
          <table:table-cell table:formula="of:=[.C990]+[.A990]" office:value-type="float" office:value="72.0811631679535" calcext:value-type="float">
            <text:p>72.0811631679535</text:p>
          </table:table-cell>
          <table:table-cell office:value-type="float" office:value="1.96443247795105" calcext:value-type="float">
            <text:p>1.96443247795105</text:p>
          </table:table-cell>
          <table:table-cell office:value-type="float" office:value="74.0455956459045" calcext:value-type="float">
            <text:p>74.0455956459045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9" calcext:value-type="float">
            <text:p>989</text:p>
          </table:table-cell>
          <table:table-cell office:value-type="float" office:value="0.415560245513916" calcext:value-type="float">
            <text:p>0.415560245513916</text:p>
          </table:table-cell>
          <table:table-cell table:formula="of:=[.C991]+[.A991]" office:value-type="float" office:value="71.9632849693298" calcext:value-type="float">
            <text:p>71.9632849693298</text:p>
          </table:table-cell>
          <table:table-cell office:value-type="float" office:value="0.991939544677734" calcext:value-type="float">
            <text:p>0.991939544677734</text:p>
          </table:table-cell>
          <table:table-cell office:value-type="float" office:value="72.9552245140076" calcext:value-type="float">
            <text:p>72.955224514007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0" calcext:value-type="float">
            <text:p>990</text:p>
          </table:table-cell>
          <table:table-cell office:value-type="float" office:value="0.603919982910156" calcext:value-type="float">
            <text:p>0.603919982910156</text:p>
          </table:table-cell>
          <table:table-cell table:formula="of:=[.C992]+[.A992]" office:value-type="float" office:value="72.1516447067261" calcext:value-type="float">
            <text:p>72.1516447067261</text:p>
          </table:table-cell>
          <table:table-cell office:value-type="float" office:value="1.61064648628235" calcext:value-type="float">
            <text:p>1.61064648628235</text:p>
          </table:table-cell>
          <table:table-cell office:value-type="float" office:value="73.7622911930084" calcext:value-type="float">
            <text:p>73.7622911930084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1" calcext:value-type="float">
            <text:p>991</text:p>
          </table:table-cell>
          <table:table-cell office:value-type="float" office:value="0.409846067428589" calcext:value-type="float">
            <text:p>0.409846067428589</text:p>
          </table:table-cell>
          <table:table-cell table:formula="of:=[.C993]+[.A993]" office:value-type="float" office:value="71.9575707912445" calcext:value-type="float">
            <text:p>71.9575707912445</text:p>
          </table:table-cell>
          <table:table-cell office:value-type="float" office:value="0.738056421279907" calcext:value-type="float">
            <text:p>0.738056421279907</text:p>
          </table:table-cell>
          <table:table-cell office:value-type="float" office:value="72.6956272125244" calcext:value-type="float">
            <text:p>72.69562721252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2" calcext:value-type="float">
            <text:p>992</text:p>
          </table:table-cell>
          <table:table-cell office:value-type="float" office:value="0.377647399902344" calcext:value-type="float">
            <text:p>0.377647399902344</text:p>
          </table:table-cell>
          <table:table-cell table:formula="of:=[.C994]+[.A994]" office:value-type="float" office:value="71.9253721237183" calcext:value-type="float">
            <text:p>71.9253721237183</text:p>
          </table:table-cell>
          <table:table-cell office:value-type="float" office:value="0.686522722244263" calcext:value-type="float">
            <text:p>0.686522722244263</text:p>
          </table:table-cell>
          <table:table-cell office:value-type="float" office:value="72.6118948459625" calcext:value-type="float">
            <text:p>72.61189484596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3" calcext:value-type="float">
            <text:p>993</text:p>
          </table:table-cell>
          <table:table-cell office:value-type="float" office:value="0.43560266494751" calcext:value-type="float">
            <text:p>0.43560266494751</text:p>
          </table:table-cell>
          <table:table-cell table:formula="of:=[.C995]+[.A995]" office:value-type="float" office:value="71.9833273887634" calcext:value-type="float">
            <text:p>71.9833273887634</text:p>
          </table:table-cell>
          <table:table-cell office:value-type="float" office:value="1.10172080993652" calcext:value-type="float">
            <text:p>1.10172080993652</text:p>
          </table:table-cell>
          <table:table-cell office:value-type="float" office:value="73.0850481986999" calcext:value-type="float">
            <text:p>73.085048198699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4" calcext:value-type="float">
            <text:p>994</text:p>
          </table:table-cell>
          <table:table-cell office:value-type="float" office:value="0.39724612236023" calcext:value-type="float">
            <text:p>0.39724612236023</text:p>
          </table:table-cell>
          <table:table-cell table:formula="of:=[.C996]+[.A996]" office:value-type="float" office:value="71.9449708461761" calcext:value-type="float">
            <text:p>71.9449708461761</text:p>
          </table:table-cell>
          <table:table-cell office:value-type="float" office:value="0.862231969833374" calcext:value-type="float">
            <text:p>0.862231969833374</text:p>
          </table:table-cell>
          <table:table-cell office:value-type="float" office:value="72.8072028160095" calcext:value-type="float">
            <text:p>72.807202816009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5" calcext:value-type="float">
            <text:p>995</text:p>
          </table:table-cell>
          <table:table-cell office:value-type="float" office:value="0.337554931640625" calcext:value-type="float">
            <text:p>0.337554931640625</text:p>
          </table:table-cell>
          <table:table-cell table:formula="of:=[.C997]+[.A997]" office:value-type="float" office:value="71.8852796554565" calcext:value-type="float">
            <text:p>71.8852796554565</text:p>
          </table:table-cell>
          <table:table-cell office:value-type="float" office:value="0.542849540710449" calcext:value-type="float">
            <text:p>0.542849540710449</text:p>
          </table:table-cell>
          <table:table-cell office:value-type="float" office:value="72.428129196167" calcext:value-type="float">
            <text:p>72.4281291961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6" calcext:value-type="float">
            <text:p>996</text:p>
          </table:table-cell>
          <table:table-cell office:value-type="float" office:value="1.24173045158386" calcext:value-type="float">
            <text:p>1.24173045158386</text:p>
          </table:table-cell>
          <table:table-cell table:formula="of:=[.C998]+[.A998]" office:value-type="float" office:value="72.7894551753998" calcext:value-type="float">
            <text:p>72.78945517539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7" calcext:value-type="float">
            <text:p>997</text:p>
          </table:table-cell>
          <table:table-cell office:value-type="float" office:value="0.415340423583984" calcext:value-type="float">
            <text:p>0.415340423583984</text:p>
          </table:table-cell>
          <table:table-cell table:formula="of:=[.C999]+[.A999]" office:value-type="float" office:value="71.9630651473999" calcext:value-type="float">
            <text:p>71.9630651473999</text:p>
          </table:table-cell>
          <table:table-cell office:value-type="float" office:value="0.776134967803955" calcext:value-type="float">
            <text:p>0.776134967803955</text:p>
          </table:table-cell>
          <table:table-cell office:value-type="float" office:value="72.7392001152038" calcext:value-type="float">
            <text:p>72.7392001152038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8" calcext:value-type="float">
            <text:p>998</text:p>
          </table:table-cell>
          <table:table-cell office:value-type="float" office:value="1.24635434150696" calcext:value-type="float">
            <text:p>1.24635434150696</text:p>
          </table:table-cell>
          <table:table-cell table:formula="of:=[.C1000]+[.A1000]" office:value-type="float" office:value="72.7940790653229" calcext:value-type="float">
            <text:p>72.79407906532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3" calcext:value-type="float">
            <text:p>11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9" calcext:value-type="float">
            <text:p>999</text:p>
          </table:table-cell>
          <table:table-cell office:value-type="float" office:value="0.388801574707031" calcext:value-type="float">
            <text:p>0.388801574707031</text:p>
          </table:table-cell>
          <table:table-cell table:formula="of:=[.C1001]+[.A1001]" office:value-type="float" office:value="71.9365262985229" calcext:value-type="float">
            <text:p>71.9365262985229</text:p>
          </table:table-cell>
          <table:table-cell office:value-type="float" office:value="0.613109588623047" calcext:value-type="float">
            <text:p>0.613109588623047</text:p>
          </table:table-cell>
          <table:table-cell office:value-type="float" office:value="72.549635887146" calcext:value-type="float">
            <text:p>72.5496358871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7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atistical" table:style-name="ta1">
        <table:table-column table:style-name="co19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SnomedCT16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mex+zoom</text:p>
          </table:table-cell>
          <table:table-cell office:value-type="string" calcext:value-type="string">
            <text:p>ForMod+zoom</text:p>
          </table:table-cell>
          <table:table-cell office:value-type="string" calcext:value-type="string">
            <text:p>Sentiment module time</text:p>
          </table:table-cell>
          <table:table-cell office:value-type="string" calcext:value-type="string">
            <text:p>Complete module time</text:p>
          </table:table-cell>
        </table:table-row>
        <table:table-row table:style-name="ro1">
          <table:table-cell office:value-type="string" calcext:value-type="string">
            <text:p>successes rate</text:p>
          </table:table-cell>
          <table:table-cell table:style-name="ce1" office:value-type="percentage" office:value="0.652" calcext:value-type="percentage">
            <text:p>65.20%</text:p>
          </table:table-cell>
          <table:table-cell table:style-name="ce1"/>
          <table:table-cell table:style-name="ce1" office:value-type="percentage" office:value="0.841" calcext:value-type="percentage">
            <text:p>84.10%</text:p>
          </table:table-cell>
          <table:table-cell table:number-columns-repeated="2"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84.97523" calcext:value-type="float">
            <text:p>184.97523</text:p>
          </table:table-cell>
          <table:table-cell/>
          <table:table-cell office:value-type="float" office:value="74.3823019130213" calcext:value-type="float">
            <text:p>74.3823019130213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72.11893" calcext:value-type="float">
            <text:p>72.1189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36.643043994904" calcext:value-type="float">
            <text:p>136.643043994904</text:p>
          </table:table-cell>
          <table:table-cell/>
          <table:table-cell office:value-type="float" office:value="72.6065148115158" calcext:value-type="float">
            <text:p>72.6065148115158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71.93487" calcext:value-type="float">
            <text:p>71.9348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99.19556" calcext:value-type="float">
            <text:p>599.19556</text:p>
          </table:table-cell>
          <table:table-cell/>
          <table:table-cell office:value-type="float" office:value="438.198024511337" calcext:value-type="float">
            <text:p>438.198024511337</text:p>
          </table:table-cell>
          <table:table-cell office:value-type="float" office:value="0.75251" calcext:value-type="float">
            <text:p>0.75251</text:p>
          </table:table-cell>
          <table:table-cell office:value-type="float" office:value="76.28285" calcext:value-type="float">
            <text:p>76.28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13657" calcext:value-type="float">
            <text:p>35.13657</text:p>
          </table:table-cell>
          <table:table-cell/>
          <table:table-cell office:value-type="float" office:value="72.223550081253" calcext:value-type="float">
            <text:p>72.223550081253</text:p>
          </table:table-cell>
          <table:table-cell office:value-type="float" office:value="0.58168" calcext:value-type="float">
            <text:p>0.58168</text:p>
          </table:table-cell>
          <table:table-cell office:value-type="float" office:value="71.78875" calcext:value-type="float">
            <text:p>71.7887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20:42:06.839056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6T20:51:08.945391858</dc:date>
    <meta:editing-duration>PT1H3M32S</meta:editing-duration>
    <meta:editing-cycles>8</meta:editing-cycles>
    <meta:document-statistic meta:table-count="4" meta:cell-count="23053" meta:object-count="0"/>
  </office:meta>
</office:document-meta>
</file>